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8in"/>
    </style:style>
    <style:style style:name="co2" style:family="table-column">
      <style:table-column-properties fo:break-before="auto" style:column-width="2.1917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0.5118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598in"/>
    </style:style>
    <style:style style:name="co9" style:family="table-column">
      <style:table-column-properties fo:break-before="auto" style:column-width="0.6193in"/>
    </style:style>
    <style:style style:name="co10" style:family="table-column">
      <style:table-column-properties fo:break-before="auto" style:column-width="0.6071in"/>
    </style:style>
    <style:style style:name="co11" style:family="table-column">
      <style:table-column-properties fo:break-before="auto" style:column-width="0.7028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460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 style:data-style-name="N32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4" table:default-cell-style-name="Default"/>
        <table:table-column table:style-name="co3" table:number-columns-repeated="3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1" table:default-cell-style-name="Default"/>
        <table:table-column table:style-name="co14" table:number-columns-repeated="907" table:default-cell-style-name="Default"/>
        <table:table-row table:style-name="ro1">
          <table:table-cell table:style-name="ce1" office:value-type="string">
            <text:p>Departamento</text:p>
          </table:table-cell>
          <table:table-cell table:style-name="ce1" office:value-type="string">
            <text:p>COMUNA</text:p>
          </table:table-cell>
          <table:table-cell table:style-name="ce1" office:value-type="string">
            <text:p>TIPO</text:p>
          </table:table-cell>
          <table:table-cell table:style-name="ce2" office:value-type="date" office:date-value="2009-01-01">
            <text:p>01/09</text:p>
          </table:table-cell>
          <table:table-cell table:style-name="ce2" office:value-type="date" office:date-value="2009-02-01">
            <text:p>02/09</text:p>
          </table:table-cell>
          <table:table-cell table:style-name="ce2" office:value-type="date" office:date-value="2009-03-01">
            <text:p>03/09</text:p>
          </table:table-cell>
          <table:table-cell table:style-name="ce2" office:value-type="date" office:date-value="2009-04-01">
            <text:p>04/09</text:p>
          </table:table-cell>
          <table:table-cell table:style-name="ce2" office:value-type="date" office:date-value="2009-05-01">
            <text:p>05/09</text:p>
          </table:table-cell>
          <table:table-cell table:style-name="ce2" office:value-type="date" office:date-value="2009-06-01">
            <text:p>06/09</text:p>
          </table:table-cell>
          <table:table-cell table:style-name="ce2" office:value-type="date" office:date-value="2009-07-01">
            <text:p>07/09</text:p>
          </table:table-cell>
          <table:table-cell table:style-name="ce2" office:value-type="date" office:date-value="2009-08-01">
            <text:p>08/09</text:p>
          </table:table-cell>
          <table:table-cell table:style-name="ce2" office:value-type="date" office:date-value="2009-09-01">
            <text:p>09/09</text:p>
          </table:table-cell>
          <table:table-cell table:style-name="ce2" office:value-type="date" office:date-value="2009-10-01">
            <text:p>10/09</text:p>
          </table:table-cell>
          <table:table-cell table:style-name="ce2" office:value-type="date" office:date-value="2009-11-01">
            <text:p>11/09</text:p>
          </table:table-cell>
          <table:table-cell table:style-name="ce2" office:value-type="date" office:date-value="2009-12-01">
            <text:p>12/09</text:p>
          </table:table-cell>
          <table:table-cell table:style-name="ce2" office:value-type="date" office:date-value="2010-01-01">
            <text:p>01/10</text:p>
          </table:table-cell>
          <table:table-cell table:style-name="ce2" office:value-type="date" office:date-value="2010-02-01">
            <text:p>02/10</text:p>
          </table:table-cell>
          <table:table-cell table:style-name="ce2" office:value-type="date" office:date-value="2010-03-01">
            <text:p>03/10</text:p>
          </table:table-cell>
          <table:table-cell table:style-name="ce2" office:value-type="date" office:date-value="2010-04-01">
            <text:p>04/10</text:p>
          </table:table-cell>
          <table:table-cell table:style-name="ce2" office:value-type="date" office:date-value="2010-05-01">
            <text:p>05/10</text:p>
          </table:table-cell>
          <table:table-cell table:style-name="ce2" office:value-type="date" office:date-value="2010-06-01">
            <text:p>06/10</text:p>
          </table:table-cell>
          <table:table-cell table:style-name="ce2" office:value-type="date" office:date-value="2010-07-01">
            <text:p>07/10</text:p>
          </table:table-cell>
          <table:table-cell table:style-name="ce2" office:value-type="date" office:date-value="2010-08-01">
            <text:p>08/10</text:p>
          </table:table-cell>
          <table:table-cell table:style-name="ce2" office:value-type="date" office:date-value="2010-09-01">
            <text:p>09/10</text:p>
          </table:table-cell>
          <table:table-cell table:style-name="ce2" office:value-type="date" office:date-value="2010-10-01">
            <text:p>10/10</text:p>
          </table:table-cell>
          <table:table-cell table:style-name="ce2" office:value-type="date" office:date-value="2010-11-01">
            <text:p>11/10</text:p>
          </table:table-cell>
          <table:table-cell table:style-name="ce2" office:value-type="date" office:date-value="2010-12-01">
            <text:p>12/10</text:p>
          </table:table-cell>
          <table:table-cell table:style-name="ce2" office:value-type="date" office:date-value="2011-01-01">
            <text:p>01/11</text:p>
          </table:table-cell>
          <table:table-cell table:style-name="ce2" office:value-type="date" office:date-value="2011-02-01">
            <text:p>02/11</text:p>
          </table:table-cell>
          <table:table-cell table:style-name="ce2" office:value-type="date" office:date-value="2011-03-01">
            <text:p>03/11</text:p>
          </table:table-cell>
          <table:table-cell table:style-name="ce2" office:value-type="date" office:date-value="2011-04-01">
            <text:p>04/11</text:p>
          </table:table-cell>
          <table:table-cell table:style-name="ce2" office:value-type="date" office:date-value="2011-05-01">
            <text:p>05/11</text:p>
          </table:table-cell>
          <table:table-cell table:style-name="ce2" office:value-type="date" office:date-value="2011-06-01">
            <text:p>06/11</text:p>
          </table:table-cell>
          <table:table-cell table:style-name="ce2" office:value-type="date" office:date-value="2011-07-01">
            <text:p>07/11</text:p>
          </table:table-cell>
          <table:table-cell table:style-name="ce2" office:value-type="date" office:date-value="2011-08-01">
            <text:p>08/11</text:p>
          </table:table-cell>
          <table:table-cell table:style-name="ce2" office:value-type="date" office:date-value="2011-09-01">
            <text:p>09/11</text:p>
          </table:table-cell>
          <table:table-cell table:style-name="ce2" office:value-type="date" office:date-value="2011-10-01">
            <text:p>10/11</text:p>
          </table:table-cell>
          <table:table-cell table:style-name="ce2" office:value-type="date" office:date-value="2011-11-01">
            <text:p>11/11</text:p>
          </table:table-cell>
          <table:table-cell table:style-name="ce2" office:value-type="date" office:date-value="2011-12-01">
            <text:p>12/11</text:p>
          </table:table-cell>
          <table:table-cell table:style-name="ce2" office:value-type="date" office:date-value="2012-01-01">
            <text:p>01/12</text:p>
          </table:table-cell>
          <table:table-cell table:style-name="ce2" office:value-type="date" office:date-value="2012-02-01">
            <text:p>02/12</text:p>
          </table:table-cell>
          <table:table-cell table:style-name="ce2" office:value-type="date" office:date-value="2012-03-01">
            <text:p>03/12</text:p>
          </table:table-cell>
          <table:table-cell table:style-name="ce2" office:value-type="date" office:date-value="2012-04-01">
            <text:p>04/12</text:p>
          </table:table-cell>
          <table:table-cell table:style-name="ce2" office:value-type="date" office:date-value="2012-05-01">
            <text:p>05/12</text:p>
          </table:table-cell>
          <table:table-cell table:style-name="ce2" office:value-type="date" office:date-value="2012-06-01">
            <text:p>06/12</text:p>
          </table:table-cell>
          <table:table-cell table:style-name="ce2" office:value-type="date" office:date-value="2012-07-01">
            <text:p>07/12</text:p>
          </table:table-cell>
          <table:table-cell table:style-name="ce2" office:value-type="date" office:date-value="2012-08-01">
            <text:p>08/12</text:p>
          </table:table-cell>
          <table:table-cell table:style-name="ce2" office:value-type="date" office:date-value="2012-09-01">
            <text:p>09/12</text:p>
          </table:table-cell>
          <table:table-cell table:style-name="ce2" office:value-type="date" office:date-value="2012-10-01">
            <text:p>10/12</text:p>
          </table:table-cell>
          <table:table-cell table:style-name="ce2" office:value-type="date" office:date-value="2012-11-01">
            <text:p>11/12</text:p>
          </table:table-cell>
          <table:table-cell table:style-name="ce2" office:value-type="date" office:date-value="2012-12-01">
            <text:p>12/12</text:p>
          </table:table-cell>
          <table:table-cell table:style-name="ce2" office:value-type="date" office:date-value="2013-01-01">
            <text:p>01/13</text:p>
          </table:table-cell>
          <table:table-cell table:style-name="ce2" office:value-type="date" office:date-value="2013-02-01">
            <text:p>02/13</text:p>
          </table:table-cell>
          <table:table-cell table:style-name="ce2" office:value-type="date" office:date-value="2013-03-01">
            <text:p>03/13</text:p>
          </table:table-cell>
          <table:table-cell table:style-name="ce2" office:value-type="date" office:date-value="2013-04-01">
            <text:p>04/13</text:p>
          </table:table-cell>
          <table:table-cell table:style-name="ce2" office:value-type="date" office:date-value="2013-05-01">
            <text:p>05/13</text:p>
          </table:table-cell>
          <table:table-cell table:style-name="ce2" office:value-type="date" office:date-value="2013-06-01">
            <text:p>06/13</text:p>
          </table:table-cell>
          <table:table-cell table:style-name="ce2" office:value-type="date" office:date-value="2013-07-01">
            <text:p>07/13</text:p>
          </table:table-cell>
          <table:table-cell table:style-name="ce2" office:value-type="date" office:date-value="2013-08-01">
            <text:p>08/13</text:p>
          </table:table-cell>
          <table:table-cell table:style-name="ce2" office:value-type="date" office:date-value="2013-09-01">
            <text:p>09/13</text:p>
          </table:table-cell>
          <table:table-cell table:style-name="ce2" office:value-type="date" office:date-value="2013-10-01">
            <text:p>10/13</text:p>
          </table:table-cell>
          <table:table-cell table:style-name="ce2" office:value-type="date" office:date-value="2013-11-01">
            <text:p>11/13</text:p>
          </table:table-cell>
          <table:table-cell table:style-name="ce2" office:value-type="date" office:date-value="2013-12-01">
            <text:p>12/13</text:p>
          </table:table-cell>
          <table:table-cell table:style-name="ce2" office:value-type="date" office:date-value="2014-01-01">
            <text:p>01/14</text:p>
          </table:table-cell>
          <table:table-cell table:style-name="ce2" office:value-type="date" office:date-value="2014-02-01">
            <text:p>02/14</text:p>
          </table:table-cell>
          <table:table-cell table:style-name="ce2" office:value-type="date" office:date-value="2014-03-01">
            <text:p>03/14</text:p>
          </table:table-cell>
          <table:table-cell table:style-name="ce2" office:value-type="date" office:date-value="2014-04-01">
            <text:p>04/14</text:p>
          </table:table-cell>
          <table:table-cell table:style-name="ce1" table:number-columns-repeated="884"/>
          <table:table-cell table:style-name="ce3" table:number-columns-repeated="23"/>
        </table:table-row>
        <table:table-row table:style-name="ro2">
          <table:table-cell office:value-type="string">
            <text:p>UNION</text:p>
          </table:table-cell>
          <table:table-cell office:value-type="string">
            <text:p>ALDEA SANTA MARIA </text:p>
          </table:table-cell>
          <table:table-cell office:value-type="string">
            <text:p>Comuna</text:p>
          </table:table-cell>
          <table:table-cell office:value-type="float" office:value="13488">
            <text:p>13488</text:p>
          </table:table-cell>
          <table:table-cell office:value-type="float" office:value="15827">
            <text:p>15827</text:p>
          </table:table-cell>
          <table:table-cell office:value-type="float" office:value="14320">
            <text:p>14320</text:p>
          </table:table-cell>
          <table:table-cell office:value-type="float" office:value="15112">
            <text:p>15112</text:p>
          </table:table-cell>
          <table:table-cell office:value-type="float" office:value="16273">
            <text:p>16273</text:p>
          </table:table-cell>
          <table:table-cell office:value-type="float" office:value="17265">
            <text:p>17265</text:p>
          </table:table-cell>
          <table:table-cell office:value-type="float" office:value="16648">
            <text:p>16648</text:p>
          </table:table-cell>
          <table:table-cell office:value-type="float" office:value="16125">
            <text:p>16125</text:p>
          </table:table-cell>
          <table:table-cell office:value-type="float" office:value="16227">
            <text:p>16227</text:p>
          </table:table-cell>
          <table:table-cell office:value-type="float" office:value="17254">
            <text:p>17254</text:p>
          </table:table-cell>
          <table:table-cell office:value-type="float" office:value="16599">
            <text:p>16599</text:p>
          </table:table-cell>
          <table:table-cell office:value-type="float" office:value="17885">
            <text:p>17885</text:p>
          </table:table-cell>
          <table:table-cell office:value-type="float" office:value="17671">
            <text:p>17671</text:p>
          </table:table-cell>
          <table:table-cell office:value-type="float" office:value="19613">
            <text:p>19613</text:p>
          </table:table-cell>
          <table:table-cell office:value-type="float" office:value="18653">
            <text:p>18653</text:p>
          </table:table-cell>
          <table:table-cell office:value-type="float" office:value="18916">
            <text:p>18916</text:p>
          </table:table-cell>
          <table:table-cell office:value-type="float" office:value="22681">
            <text:p>22681</text:p>
          </table:table-cell>
          <table:table-cell office:value-type="float" office:value="23741">
            <text:p>23741</text:p>
          </table:table-cell>
          <table:table-cell office:value-type="float" office:value="22334">
            <text:p>22334</text:p>
          </table:table-cell>
          <table:table-cell office:value-type="float" office:value="21610">
            <text:p>21610</text:p>
          </table:table-cell>
          <table:table-cell office:value-type="float" office:value="22755">
            <text:p>22755</text:p>
          </table:table-cell>
          <table:table-cell office:value-type="float" office:value="21731">
            <text:p>21731</text:p>
          </table:table-cell>
          <table:table-cell office:value-type="float" office:value="23107">
            <text:p>23107</text:p>
          </table:table-cell>
          <table:table-cell office:value-type="float" office:value="20114">
            <text:p>20114</text:p>
          </table:table-cell>
          <table:table-cell office:value-type="float" office:value="26020">
            <text:p>26020</text:p>
          </table:table-cell>
          <table:table-cell office:value-type="float" office:value="25786">
            <text:p>25786</text:p>
          </table:table-cell>
          <table:table-cell office:value-type="float" office:value="27472">
            <text:p>27472</text:p>
          </table:table-cell>
          <table:table-cell office:value-type="float" office:value="25690">
            <text:p>25690</text:p>
          </table:table-cell>
          <table:table-cell office:value-type="float" office:value="31682">
            <text:p>31682</text:p>
          </table:table-cell>
          <table:table-cell office:value-type="float" office:value="31794">
            <text:p>31794</text:p>
          </table:table-cell>
          <table:table-cell office:value-type="float" office:value="30375.36">
            <text:p>30375,36</text:p>
          </table:table-cell>
          <table:table-cell office:value-type="float" office:value="30991.37">
            <text:p>30991,37</text:p>
          </table:table-cell>
          <table:table-cell office:value-type="float" office:value="31580.04">
            <text:p>31580,04</text:p>
          </table:table-cell>
          <table:table-cell office:value-type="float" office:value="30430.82">
            <text:p>30430,82</text:p>
          </table:table-cell>
          <table:table-cell office:value-type="float" office:value="33923.13">
            <text:p>33923,13</text:p>
          </table:table-cell>
          <table:table-cell office:value-type="float" office:value="32836.83">
            <text:p>32836,83</text:p>
          </table:table-cell>
          <table:table-cell office:value-type="float" office:value="36816">
            <text:p>36816</text:p>
          </table:table-cell>
          <table:table-cell office:value-type="float" office:value="31827">
            <text:p>31827</text:p>
          </table:table-cell>
          <table:table-cell office:value-type="float" office:value="31315">
            <text:p>31315</text:p>
          </table:table-cell>
          <table:table-cell office:value-type="float" office:value="29922">
            <text:p>29922</text:p>
          </table:table-cell>
          <table:table-cell office:value-type="float" office:value="39131">
            <text:p>39131</text:p>
          </table:table-cell>
          <table:table-cell office:value-type="float" office:value="38806">
            <text:p>38806</text:p>
          </table:table-cell>
          <table:table-cell office:value-type="float" office:value="36183">
            <text:p>36183</text:p>
          </table:table-cell>
          <table:table-cell office:value-type="float" office:value="38695">
            <text:p>38695</text:p>
          </table:table-cell>
          <table:table-cell office:value-type="float" office:value="37600">
            <text:p>37600</text:p>
          </table:table-cell>
          <table:table-cell office:value-type="float" office:value="40638.4">
            <text:p>40638,4</text:p>
          </table:table-cell>
          <table:table-cell office:value-type="float" office:value="41576.5">
            <text:p>41576,5</text:p>
          </table:table-cell>
          <table:table-cell office:value-type="float" office:value="40524.2">
            <text:p>40524,2</text:p>
          </table:table-cell>
          <table:table-cell office:value-type="float" office:value="44821">
            <text:p>44821</text:p>
          </table:table-cell>
          <table:table-cell office:value-type="float" office:value="48311.8">
            <text:p>48311,8</text:p>
          </table:table-cell>
          <table:table-cell office:value-type="float" office:value="42593.8">
            <text:p>42593,8</text:p>
          </table:table-cell>
          <table:table-cell office:value-type="float" office:value="44560">
            <text:p>44560</text:p>
          </table:table-cell>
          <table:table-cell office:value-type="float" office:value="52831">
            <text:p>52831</text:p>
          </table:table-cell>
          <table:table-cell office:value-type="float" office:value="53731">
            <text:p>53731</text:p>
          </table:table-cell>
          <table:table-cell office:value-type="float" office:value="52308.97">
            <text:p>52308,97</text:p>
          </table:table-cell>
          <table:table-cell office:value-type="float" office:value="53234.5">
            <text:p>53234,5</text:p>
          </table:table-cell>
          <table:table-cell office:value-type="float" office:value="51588.37">
            <text:p>51588,37</text:p>
          </table:table-cell>
          <table:table-cell office:value-type="float" office:value="53504.3">
            <text:p>53504,3</text:p>
          </table:table-cell>
          <table:table-cell office:value-type="float" office:value="55624.2">
            <text:p>55624,2</text:p>
          </table:table-cell>
          <table:table-cell office:value-type="float" office:value="54216.07">
            <text:p>54216,07</text:p>
          </table:table-cell>
          <table:table-cell office:value-type="float" office:value="63889">
            <text:p>63889</text:p>
          </table:table-cell>
          <table:table-cell office:value-type="float" office:value="67995.39">
            <text:p>67995,39</text:p>
          </table:table-cell>
          <table:table-cell office:value-type="float" office:value="57199.39">
            <text:p>57199,39</text:p>
          </table:table-cell>
          <table:table-cell office:value-type="float" office:value="61435">
            <text:p>61435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ALTO DE LOS QUEBRACHOS </text:p>
          </table:table-cell>
          <table:table-cell office:value-type="string">
            <text:p>Comuna</text:p>
          </table:table-cell>
          <table:table-cell office:value-type="float" office:value="13133">
            <text:p>13133</text:p>
          </table:table-cell>
          <table:table-cell office:value-type="float" office:value="15410">
            <text:p>15410</text:p>
          </table:table-cell>
          <table:table-cell office:value-type="float" office:value="13941">
            <text:p>13941</text:p>
          </table:table-cell>
          <table:table-cell office:value-type="float" office:value="14714">
            <text:p>14714</text:p>
          </table:table-cell>
          <table:table-cell office:value-type="float" office:value="15845">
            <text:p>15845</text:p>
          </table:table-cell>
          <table:table-cell office:value-type="float" office:value="16811">
            <text:p>16811</text:p>
          </table:table-cell>
          <table:table-cell office:value-type="float" office:value="16209">
            <text:p>16209</text:p>
          </table:table-cell>
          <table:table-cell office:value-type="float" office:value="15700">
            <text:p>15700</text:p>
          </table:table-cell>
          <table:table-cell office:value-type="float" office:value="15800">
            <text:p>15800</text:p>
          </table:table-cell>
          <table:table-cell office:value-type="float" office:value="16799">
            <text:p>16799</text:p>
          </table:table-cell>
          <table:table-cell office:value-type="float" office:value="16161">
            <text:p>16161</text:p>
          </table:table-cell>
          <table:table-cell office:value-type="float" office:value="17413">
            <text:p>17413</text:p>
          </table:table-cell>
          <table:table-cell office:value-type="float" office:value="17205">
            <text:p>17205</text:p>
          </table:table-cell>
          <table:table-cell office:value-type="float" office:value="19096">
            <text:p>19096</text:p>
          </table:table-cell>
          <table:table-cell office:value-type="float" office:value="18161">
            <text:p>18161</text:p>
          </table:table-cell>
          <table:table-cell office:value-type="float" office:value="18418">
            <text:p>18418</text:p>
          </table:table-cell>
          <table:table-cell office:value-type="float" office:value="22083">
            <text:p>22083</text:p>
          </table:table-cell>
          <table:table-cell office:value-type="float" office:value="23115">
            <text:p>23115</text:p>
          </table:table-cell>
          <table:table-cell office:value-type="float" office:value="21746">
            <text:p>21746</text:p>
          </table:table-cell>
          <table:table-cell office:value-type="float" office:value="21041">
            <text:p>21041</text:p>
          </table:table-cell>
          <table:table-cell office:value-type="float" office:value="22155">
            <text:p>22155</text:p>
          </table:table-cell>
          <table:table-cell office:value-type="float" office:value="21159">
            <text:p>21159</text:p>
          </table:table-cell>
          <table:table-cell office:value-type="float" office:value="22498">
            <text:p>22498</text:p>
          </table:table-cell>
          <table:table-cell office:value-type="float" office:value="19584">
            <text:p>19584</text:p>
          </table:table-cell>
          <table:table-cell office:value-type="float" office:value="25334">
            <text:p>25334</text:p>
          </table:table-cell>
          <table:table-cell office:value-type="float" office:value="25107">
            <text:p>25107</text:p>
          </table:table-cell>
          <table:table-cell office:value-type="float" office:value="26414">
            <text:p>26414</text:p>
          </table:table-cell>
          <table:table-cell office:value-type="float" office:value="24904">
            <text:p>24904</text:p>
          </table:table-cell>
          <table:table-cell office:value-type="float" office:value="30713">
            <text:p>30713</text:p>
          </table:table-cell>
          <table:table-cell office:value-type="float" office:value="30822">
            <text:p>30822</text:p>
          </table:table-cell>
          <table:table-cell office:value-type="float" office:value="29447.02">
            <text:p>29447,02</text:p>
          </table:table-cell>
          <table:table-cell office:value-type="float" office:value="30044.2">
            <text:p>30044,2</text:p>
          </table:table-cell>
          <table:table-cell office:value-type="float" office:value="30614.87">
            <text:p>30614,87</text:p>
          </table:table-cell>
          <table:table-cell office:value-type="float" office:value="29500.78">
            <text:p>29500,78</text:p>
          </table:table-cell>
          <table:table-cell office:value-type="float" office:value="32886.36">
            <text:p>32886,36</text:p>
          </table:table-cell>
          <table:table-cell office:value-type="float" office:value="31833.26">
            <text:p>31833,26</text:p>
          </table:table-cell>
          <table:table-cell office:value-type="float" office:value="35691">
            <text:p>35691</text:p>
          </table:table-cell>
          <table:table-cell office:value-type="float" office:value="30854">
            <text:p>30854</text:p>
          </table:table-cell>
          <table:table-cell office:value-type="float" office:value="30358">
            <text:p>30358</text:p>
          </table:table-cell>
          <table:table-cell office:value-type="float" office:value="29007">
            <text:p>29007</text:p>
          </table:table-cell>
          <table:table-cell office:value-type="float" office:value="37935">
            <text:p>37935</text:p>
          </table:table-cell>
          <table:table-cell office:value-type="float" office:value="37620">
            <text:p>37620</text:p>
          </table:table-cell>
          <table:table-cell office:value-type="float" office:value="35077">
            <text:p>35077</text:p>
          </table:table-cell>
          <table:table-cell office:value-type="float" office:value="37513">
            <text:p>37513</text:p>
          </table:table-cell>
          <table:table-cell office:value-type="float" office:value="36451">
            <text:p>36451</text:p>
          </table:table-cell>
          <table:table-cell office:value-type="float" office:value="39396.4">
            <text:p>39396,4</text:p>
          </table:table-cell>
          <table:table-cell office:value-type="float" office:value="40305.8">
            <text:p>40305,8</text:p>
          </table:table-cell>
          <table:table-cell office:value-type="float" office:value="39285.7">
            <text:p>39285,7</text:p>
          </table:table-cell>
          <table:table-cell office:value-type="float" office:value="43451.1">
            <text:p>43451,1</text:p>
          </table:table-cell>
          <table:table-cell office:value-type="float" office:value="46835.3">
            <text:p>46835,3</text:p>
          </table:table-cell>
          <table:table-cell office:value-type="float" office:value="41292">
            <text:p>41292</text:p>
          </table:table-cell>
          <table:table-cell office:value-type="float" office:value="43198">
            <text:p>43198</text:p>
          </table:table-cell>
          <table:table-cell office:value-type="float" office:value="51217">
            <text:p>51217</text:p>
          </table:table-cell>
          <table:table-cell office:value-type="float" office:value="52089">
            <text:p>52089</text:p>
          </table:table-cell>
          <table:table-cell office:value-type="float" office:value="50710.28">
            <text:p>50710,28</text:p>
          </table:table-cell>
          <table:table-cell office:value-type="float" office:value="51607.53">
            <text:p>51607,53</text:p>
          </table:table-cell>
          <table:table-cell office:value-type="float" office:value="50011.71">
            <text:p>50011,71</text:p>
          </table:table-cell>
          <table:table-cell office:value-type="float" office:value="51869.08">
            <text:p>51869,08</text:p>
          </table:table-cell>
          <table:table-cell office:value-type="float" office:value="53924.19">
            <text:p>53924,19</text:p>
          </table:table-cell>
          <table:table-cell office:value-type="float" office:value="52559.1">
            <text:p>52559,1</text:p>
          </table:table-cell>
          <table:table-cell office:value-type="float" office:value="61936.4">
            <text:p>61936,4</text:p>
          </table:table-cell>
          <table:table-cell office:value-type="float" office:value="65917.29">
            <text:p>65917,29</text:p>
          </table:table-cell>
          <table:table-cell office:value-type="float" office:value="55451.24">
            <text:p>55451,24</text:p>
          </table:table-cell>
          <table:table-cell office:value-type="float" office:value="59558">
            <text:p>59558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AMBOY </text:p>
          </table:table-cell>
          <table:table-cell office:value-type="string">
            <text:p>Comuna</text:p>
          </table:table-cell>
          <table:table-cell office:value-type="float" office:value="14596">
            <text:p>14596</text:p>
          </table:table-cell>
          <table:table-cell office:value-type="float" office:value="17127">
            <text:p>17127</text:p>
          </table:table-cell>
          <table:table-cell office:value-type="float" office:value="15495">
            <text:p>15495</text:p>
          </table:table-cell>
          <table:table-cell office:value-type="float" office:value="16354">
            <text:p>16354</text:p>
          </table:table-cell>
          <table:table-cell office:value-type="float" office:value="17610">
            <text:p>17610</text:p>
          </table:table-cell>
          <table:table-cell office:value-type="float" office:value="18683">
            <text:p>18683</text:p>
          </table:table-cell>
          <table:table-cell office:value-type="float" office:value="18015">
            <text:p>18015</text:p>
          </table:table-cell>
          <table:table-cell office:value-type="float" office:value="17449">
            <text:p>17449</text:p>
          </table:table-cell>
          <table:table-cell office:value-type="float" office:value="17560">
            <text:p>17560</text:p>
          </table:table-cell>
          <table:table-cell office:value-type="float" office:value="18670">
            <text:p>18670</text:p>
          </table:table-cell>
          <table:table-cell office:value-type="float" office:value="17962">
            <text:p>17962</text:p>
          </table:table-cell>
          <table:table-cell office:value-type="float" office:value="19353">
            <text:p>19353</text:p>
          </table:table-cell>
          <table:table-cell office:value-type="float" office:value="19122">
            <text:p>19122</text:p>
          </table:table-cell>
          <table:table-cell office:value-type="float" office:value="21224">
            <text:p>21224</text:p>
          </table:table-cell>
          <table:table-cell office:value-type="float" office:value="20184">
            <text:p>20184</text:p>
          </table:table-cell>
          <table:table-cell office:value-type="float" office:value="20470">
            <text:p>20470</text:p>
          </table:table-cell>
          <table:table-cell office:value-type="float" office:value="24543">
            <text:p>24543</text:p>
          </table:table-cell>
          <table:table-cell office:value-type="float" office:value="25690">
            <text:p>25690</text:p>
          </table:table-cell>
          <table:table-cell office:value-type="float" office:value="24168">
            <text:p>24168</text:p>
          </table:table-cell>
          <table:table-cell office:value-type="float" office:value="23385">
            <text:p>23385</text:p>
          </table:table-cell>
          <table:table-cell office:value-type="float" office:value="24624">
            <text:p>24624</text:p>
          </table:table-cell>
          <table:table-cell office:value-type="float" office:value="23516">
            <text:p>23516</text:p>
          </table:table-cell>
          <table:table-cell office:value-type="float" office:value="25004">
            <text:p>25004</text:p>
          </table:table-cell>
          <table:table-cell office:value-type="float" office:value="21766">
            <text:p>21766</text:p>
          </table:table-cell>
          <table:table-cell office:value-type="float" office:value="28157">
            <text:p>28157</text:p>
          </table:table-cell>
          <table:table-cell office:value-type="float" office:value="27904">
            <text:p>27904</text:p>
          </table:table-cell>
          <table:table-cell office:value-type="float" office:value="30652">
            <text:p>30652</text:p>
          </table:table-cell>
          <table:table-cell office:value-type="float" office:value="28099">
            <text:p>28099</text:p>
          </table:table-cell>
          <table:table-cell office:value-type="float" office:value="34653">
            <text:p>34653</text:p>
          </table:table-cell>
          <table:table-cell office:value-type="float" office:value="34775">
            <text:p>34775</text:p>
          </table:table-cell>
          <table:table-cell office:value-type="float" office:value="33223.95">
            <text:p>33223,95</text:p>
          </table:table-cell>
          <table:table-cell office:value-type="float" office:value="33897.73">
            <text:p>33897,73</text:p>
          </table:table-cell>
          <table:table-cell office:value-type="float" office:value="34541.6">
            <text:p>34541,6</text:p>
          </table:table-cell>
          <table:table-cell office:value-type="float" office:value="33284.61">
            <text:p>33284,61</text:p>
          </table:table-cell>
          <table:table-cell office:value-type="float" office:value="37104.43">
            <text:p>37104,43</text:p>
          </table:table-cell>
          <table:table-cell office:value-type="float" office:value="35916.25">
            <text:p>35916,25</text:p>
          </table:table-cell>
          <table:table-cell office:value-type="float" office:value="40268">
            <text:p>40268</text:p>
          </table:table-cell>
          <table:table-cell office:value-type="float" office:value="34811">
            <text:p>34811</text:p>
          </table:table-cell>
          <table:table-cell office:value-type="float" office:value="34252">
            <text:p>34252</text:p>
          </table:table-cell>
          <table:table-cell office:value-type="float" office:value="32728">
            <text:p>32728</text:p>
          </table:table-cell>
          <table:table-cell office:value-type="float" office:value="42801">
            <text:p>42801</text:p>
          </table:table-cell>
          <table:table-cell office:value-type="float" office:value="42445">
            <text:p>42445</text:p>
          </table:table-cell>
          <table:table-cell office:value-type="float" office:value="39576">
            <text:p>39576</text:p>
          </table:table-cell>
          <table:table-cell office:value-type="float" office:value="42324">
            <text:p>42324</text:p>
          </table:table-cell>
          <table:table-cell office:value-type="float" office:value="41126">
            <text:p>41126</text:p>
          </table:table-cell>
          <table:table-cell office:value-type="float" office:value="44449.5">
            <text:p>44449,5</text:p>
          </table:table-cell>
          <table:table-cell office:value-type="float" office:value="45475.5">
            <text:p>45475,5</text:p>
          </table:table-cell>
          <table:table-cell office:value-type="float" office:value="44324.6">
            <text:p>44324,6</text:p>
          </table:table-cell>
          <table:table-cell office:value-type="float" office:value="49024.3">
            <text:p>49024,3</text:p>
          </table:table-cell>
          <table:table-cell office:value-type="float" office:value="52842.5">
            <text:p>52842,5</text:p>
          </table:table-cell>
          <table:table-cell office:value-type="float" office:value="46588.3">
            <text:p>46588,3</text:p>
          </table:table-cell>
          <table:table-cell office:value-type="float" office:value="48738">
            <text:p>48738</text:p>
          </table:table-cell>
          <table:table-cell office:value-type="float" office:value="57786">
            <text:p>57786</text:p>
          </table:table-cell>
          <table:table-cell office:value-type="float" office:value="58770">
            <text:p>58770</text:p>
          </table:table-cell>
          <table:table-cell office:value-type="float" office:value="57214.49">
            <text:p>57214,49</text:p>
          </table:table-cell>
          <table:table-cell office:value-type="float" office:value="58226.81">
            <text:p>58226,81</text:p>
          </table:table-cell>
          <table:table-cell office:value-type="float" office:value="56426.31">
            <text:p>56426,31</text:p>
          </table:table-cell>
          <table:table-cell office:value-type="float" office:value="58521.91">
            <text:p>58521,91</text:p>
          </table:table-cell>
          <table:table-cell office:value-type="float" office:value="60840.62">
            <text:p>60840,62</text:p>
          </table:table-cell>
          <table:table-cell office:value-type="float" office:value="59300.43">
            <text:p>59300,43</text:p>
          </table:table-cell>
          <table:table-cell office:value-type="float" office:value="69880.49">
            <text:p>69880,49</text:p>
          </table:table-cell>
          <table:table-cell office:value-type="float" office:value="74371.97">
            <text:p>74371,97</text:p>
          </table:table-cell>
          <table:table-cell office:value-type="float" office:value="62563.52">
            <text:p>62563,52</text:p>
          </table:table-cell>
          <table:table-cell office:value-type="float" office:value="67197">
            <text:p>67197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AMBUL </text:p>
          </table:table-cell>
          <table:table-cell office:value-type="string">
            <text:p>Comuna</text:p>
          </table:table-cell>
          <table:table-cell office:value-type="float" office:value="29505">
            <text:p>29505</text:p>
          </table:table-cell>
          <table:table-cell office:value-type="float" office:value="34621">
            <text:p>34621</text:p>
          </table:table-cell>
          <table:table-cell office:value-type="float" office:value="31322">
            <text:p>31322</text:p>
          </table:table-cell>
          <table:table-cell office:value-type="float" office:value="33056">
            <text:p>33056</text:p>
          </table:table-cell>
          <table:table-cell office:value-type="float" office:value="35597">
            <text:p>35597</text:p>
          </table:table-cell>
          <table:table-cell office:value-type="float" office:value="37767">
            <text:p>37767</text:p>
          </table:table-cell>
          <table:table-cell office:value-type="float" office:value="36415">
            <text:p>36415</text:p>
          </table:table-cell>
          <table:table-cell office:value-type="float" office:value="35271">
            <text:p>35271</text:p>
          </table:table-cell>
          <table:table-cell office:value-type="float" office:value="35496">
            <text:p>35496</text:p>
          </table:table-cell>
          <table:table-cell office:value-type="float" office:value="37741">
            <text:p>37741</text:p>
          </table:table-cell>
          <table:table-cell office:value-type="float" office:value="36308">
            <text:p>36308</text:p>
          </table:table-cell>
          <table:table-cell office:value-type="float" office:value="39121">
            <text:p>39121</text:p>
          </table:table-cell>
          <table:table-cell office:value-type="float" office:value="38653">
            <text:p>38653</text:p>
          </table:table-cell>
          <table:table-cell office:value-type="float" office:value="42902">
            <text:p>42902</text:p>
          </table:table-cell>
          <table:table-cell office:value-type="float" office:value="40801">
            <text:p>40801</text:p>
          </table:table-cell>
          <table:table-cell office:value-type="float" office:value="41378">
            <text:p>41378</text:p>
          </table:table-cell>
          <table:table-cell office:value-type="float" office:value="49612">
            <text:p>49612</text:p>
          </table:table-cell>
          <table:table-cell office:value-type="float" office:value="51931">
            <text:p>51931</text:p>
          </table:table-cell>
          <table:table-cell office:value-type="float" office:value="48854">
            <text:p>48854</text:p>
          </table:table-cell>
          <table:table-cell office:value-type="float" office:value="47270">
            <text:p>47270</text:p>
          </table:table-cell>
          <table:table-cell office:value-type="float" office:value="49774">
            <text:p>49774</text:p>
          </table:table-cell>
          <table:table-cell office:value-type="float" office:value="47535">
            <text:p>47535</text:p>
          </table:table-cell>
          <table:table-cell office:value-type="float" office:value="50544">
            <text:p>50544</text:p>
          </table:table-cell>
          <table:table-cell office:value-type="float" office:value="43998">
            <text:p>43998</text:p>
          </table:table-cell>
          <table:table-cell office:value-type="float" office:value="56916">
            <text:p>56916</text:p>
          </table:table-cell>
          <table:table-cell office:value-type="float" office:value="56405">
            <text:p>56405</text:p>
          </table:table-cell>
          <table:table-cell office:value-type="float" office:value="67383">
            <text:p>67383</text:p>
          </table:table-cell>
          <table:table-cell office:value-type="float" office:value="58556">
            <text:p>58556</text:p>
          </table:table-cell>
          <table:table-cell office:value-type="float" office:value="72214">
            <text:p>72214</text:p>
          </table:table-cell>
          <table:table-cell office:value-type="float" office:value="72470">
            <text:p>72470</text:p>
          </table:table-cell>
          <table:table-cell office:value-type="float" office:value="69236.73">
            <text:p>69236,73</text:p>
          </table:table-cell>
          <table:table-cell office:value-type="float" office:value="70640.85">
            <text:p>70640,85</text:p>
          </table:table-cell>
          <table:table-cell office:value-type="float" office:value="71982.63">
            <text:p>71982,63</text:p>
          </table:table-cell>
          <table:table-cell office:value-type="float" office:value="69363.14">
            <text:p>69363,14</text:p>
          </table:table-cell>
          <table:table-cell office:value-type="float" office:value="77323.42">
            <text:p>77323,42</text:p>
          </table:table-cell>
          <table:table-cell office:value-type="float" office:value="74847.33">
            <text:p>74847,33</text:p>
          </table:table-cell>
          <table:table-cell office:value-type="float" office:value="83917">
            <text:p>83917</text:p>
          </table:table-cell>
          <table:table-cell office:value-type="float" office:value="72545">
            <text:p>72545</text:p>
          </table:table-cell>
          <table:table-cell office:value-type="float" office:value="71379">
            <text:p>71379</text:p>
          </table:table-cell>
          <table:table-cell office:value-type="float" office:value="68203">
            <text:p>68203</text:p>
          </table:table-cell>
          <table:table-cell office:value-type="float" office:value="89195">
            <text:p>89195</text:p>
          </table:table-cell>
          <table:table-cell office:value-type="float" office:value="88453">
            <text:p>88453</text:p>
          </table:table-cell>
          <table:table-cell office:value-type="float" office:value="82474">
            <text:p>82474</text:p>
          </table:table-cell>
          <table:table-cell office:value-type="float" office:value="88201">
            <text:p>88201</text:p>
          </table:table-cell>
          <table:table-cell office:value-type="float" office:value="85705">
            <text:p>85705</text:p>
          </table:table-cell>
          <table:table-cell office:value-type="float" office:value="92630">
            <text:p>92630</text:p>
          </table:table-cell>
          <table:table-cell office:value-type="float" office:value="94768.3">
            <text:p>94768,3</text:p>
          </table:table-cell>
          <table:table-cell office:value-type="float" office:value="92369.7">
            <text:p>92369,7</text:p>
          </table:table-cell>
          <table:table-cell office:value-type="float" office:value="102163.7">
            <text:p>102163,7</text:p>
          </table:table-cell>
          <table:table-cell office:value-type="float" office:value="110120.7">
            <text:p>110120,7</text:p>
          </table:table-cell>
          <table:table-cell office:value-type="float" office:value="97087.1">
            <text:p>97087,1</text:p>
          </table:table-cell>
          <table:table-cell office:value-type="float" office:value="101568">
            <text:p>101568</text:p>
          </table:table-cell>
          <table:table-cell office:value-type="float" office:value="120422">
            <text:p>120422</text:p>
          </table:table-cell>
          <table:table-cell office:value-type="float" office:value="122474">
            <text:p>122474</text:p>
          </table:table-cell>
          <table:table-cell office:value-type="float" office:value="119231.57">
            <text:p>119231,57</text:p>
          </table:table-cell>
          <table:table-cell office:value-type="float" office:value="121341.2">
            <text:p>121341,2</text:p>
          </table:table-cell>
          <table:table-cell office:value-type="float" office:value="117589.07">
            <text:p>117589,07</text:p>
          </table:table-cell>
          <table:table-cell office:value-type="float" office:value="121956.17">
            <text:p>121956,17</text:p>
          </table:table-cell>
          <table:table-cell office:value-type="float" office:value="126788.22">
            <text:p>126788,22</text:p>
          </table:table-cell>
          <table:table-cell office:value-type="float" office:value="123578.56">
            <text:p>123578,56</text:p>
          </table:table-cell>
          <table:table-cell office:value-type="float" office:value="145626.76">
            <text:p>145626,76</text:p>
          </table:table-cell>
          <table:table-cell office:value-type="float" office:value="154986.75">
            <text:p>154986,75</text:p>
          </table:table-cell>
          <table:table-cell office:value-type="float" office:value="130378.65">
            <text:p>130378,65</text:p>
          </table:table-cell>
          <table:table-cell office:value-type="float" office:value="140034">
            <text:p>140034</text:p>
          </table:table-cell>
          <table:table-cell table:number-columns-repeated="907"/>
        </table:table-row>
        <table:table-row table:style-name="ro2">
          <table:table-cell office:value-type="string">
            <text:p>UNION</text:p>
          </table:table-cell>
          <table:table-cell office:value-type="string">
            <text:p>ANA ZUMARAN </text:p>
          </table:table-cell>
          <table:table-cell office:value-type="string">
            <text:p>Comuna</text:p>
          </table:table-cell>
          <table:table-cell office:value-type="float" office:value="12600">
            <text:p>12600</text:p>
          </table:table-cell>
          <table:table-cell office:value-type="float" office:value="14784">
            <text:p>14784</text:p>
          </table:table-cell>
          <table:table-cell office:value-type="float" office:value="13375">
            <text:p>13375</text:p>
          </table:table-cell>
          <table:table-cell office:value-type="float" office:value="14117">
            <text:p>14117</text:p>
          </table:table-cell>
          <table:table-cell office:value-type="float" office:value="15201">
            <text:p>15201</text:p>
          </table:table-cell>
          <table:table-cell office:value-type="float" office:value="16128">
            <text:p>16128</text:p>
          </table:table-cell>
          <table:table-cell office:value-type="float" office:value="15551">
            <text:p>15551</text:p>
          </table:table-cell>
          <table:table-cell office:value-type="float" office:value="15062">
            <text:p>15062</text:p>
          </table:table-cell>
          <table:table-cell office:value-type="float" office:value="15158">
            <text:p>15158</text:p>
          </table:table-cell>
          <table:table-cell office:value-type="float" office:value="16117">
            <text:p>16117</text:p>
          </table:table-cell>
          <table:table-cell office:value-type="float" office:value="15505">
            <text:p>15505</text:p>
          </table:table-cell>
          <table:table-cell office:value-type="float" office:value="16706">
            <text:p>16706</text:p>
          </table:table-cell>
          <table:table-cell office:value-type="float" office:value="16506">
            <text:p>16506</text:p>
          </table:table-cell>
          <table:table-cell office:value-type="float" office:value="18321">
            <text:p>18321</text:p>
          </table:table-cell>
          <table:table-cell office:value-type="float" office:value="17423">
            <text:p>17423</text:p>
          </table:table-cell>
          <table:table-cell office:value-type="float" office:value="17670">
            <text:p>17670</text:p>
          </table:table-cell>
          <table:table-cell office:value-type="float" office:value="21186">
            <text:p>21186</text:p>
          </table:table-cell>
          <table:table-cell office:value-type="float" office:value="22176">
            <text:p>22176</text:p>
          </table:table-cell>
          <table:table-cell office:value-type="float" office:value="20862">
            <text:p>20862</text:p>
          </table:table-cell>
          <table:table-cell office:value-type="float" office:value="20186">
            <text:p>20186</text:p>
          </table:table-cell>
          <table:table-cell office:value-type="float" office:value="21255">
            <text:p>21255</text:p>
          </table:table-cell>
          <table:table-cell office:value-type="float" office:value="20299">
            <text:p>20299</text:p>
          </table:table-cell>
          <table:table-cell office:value-type="float" office:value="21584">
            <text:p>21584</text:p>
          </table:table-cell>
          <table:table-cell office:value-type="float" office:value="18789">
            <text:p>18789</text:p>
          </table:table-cell>
          <table:table-cell office:value-type="float" office:value="24305">
            <text:p>24305</text:p>
          </table:table-cell>
          <table:table-cell office:value-type="float" office:value="24087">
            <text:p>24087</text:p>
          </table:table-cell>
          <table:table-cell office:value-type="float" office:value="34124">
            <text:p>34124</text:p>
          </table:table-cell>
          <table:table-cell office:value-type="float" office:value="26739">
            <text:p>26739</text:p>
          </table:table-cell>
          <table:table-cell office:value-type="float" office:value="32976">
            <text:p>32976</text:p>
          </table:table-cell>
          <table:table-cell office:value-type="float" office:value="33092">
            <text:p>33092</text:p>
          </table:table-cell>
          <table:table-cell office:value-type="float" office:value="31616.1">
            <text:p>31616,1</text:p>
          </table:table-cell>
          <table:table-cell office:value-type="float" office:value="32257.27">
            <text:p>32257,27</text:p>
          </table:table-cell>
          <table:table-cell office:value-type="float" office:value="32869.98">
            <text:p>32869,98</text:p>
          </table:table-cell>
          <table:table-cell office:value-type="float" office:value="31673.82">
            <text:p>31673,82</text:p>
          </table:table-cell>
          <table:table-cell office:value-type="float" office:value="35308.78">
            <text:p>35308,78</text:p>
          </table:table-cell>
          <table:table-cell office:value-type="float" office:value="34178.11">
            <text:p>34178,11</text:p>
          </table:table-cell>
          <table:table-cell office:value-type="float" office:value="38320">
            <text:p>38320</text:p>
          </table:table-cell>
          <table:table-cell office:value-type="float" office:value="33127">
            <text:p>33127</text:p>
          </table:table-cell>
          <table:table-cell office:value-type="float" office:value="32594">
            <text:p>32594</text:p>
          </table:table-cell>
          <table:table-cell office:value-type="float" office:value="31144">
            <text:p>31144</text:p>
          </table:table-cell>
          <table:table-cell office:value-type="float" office:value="40730">
            <text:p>40730</text:p>
          </table:table-cell>
          <table:table-cell office:value-type="float" office:value="40391">
            <text:p>40391</text:p>
          </table:table-cell>
          <table:table-cell office:value-type="float" office:value="37661">
            <text:p>37661</text:p>
          </table:table-cell>
          <table:table-cell office:value-type="float" office:value="40276">
            <text:p>40276</text:p>
          </table:table-cell>
          <table:table-cell office:value-type="float" office:value="39136">
            <text:p>39136</text:p>
          </table:table-cell>
          <table:table-cell office:value-type="float" office:value="42298.4">
            <text:p>42298,4</text:p>
          </table:table-cell>
          <table:table-cell office:value-type="float" office:value="43274.8">
            <text:p>43274,8</text:p>
          </table:table-cell>
          <table:table-cell office:value-type="float" office:value="42179.5">
            <text:p>42179,5</text:p>
          </table:table-cell>
          <table:table-cell office:value-type="float" office:value="46651.8">
            <text:p>46651,8</text:p>
          </table:table-cell>
          <table:table-cell office:value-type="float" office:value="50285.2">
            <text:p>50285,2</text:p>
          </table:table-cell>
          <table:table-cell office:value-type="float" office:value="44333.6">
            <text:p>44333,6</text:p>
          </table:table-cell>
          <table:table-cell office:value-type="float" office:value="46380">
            <text:p>46380</text:p>
          </table:table-cell>
          <table:table-cell office:value-type="float" office:value="54989">
            <text:p>54989</text:p>
          </table:table-cell>
          <table:table-cell office:value-type="float" office:value="55926">
            <text:p>55926</text:p>
          </table:table-cell>
          <table:table-cell office:value-type="float" office:value="54445.62">
            <text:p>54445,62</text:p>
          </table:table-cell>
          <table:table-cell office:value-type="float" office:value="55408.96">
            <text:p>55408,96</text:p>
          </table:table-cell>
          <table:table-cell office:value-type="float" office:value="53695.59">
            <text:p>53695,59</text:p>
          </table:table-cell>
          <table:table-cell office:value-type="float" office:value="55689.77">
            <text:p>55689,77</text:p>
          </table:table-cell>
          <table:table-cell office:value-type="float" office:value="57896.27">
            <text:p>57896,27</text:p>
          </table:table-cell>
          <table:table-cell office:value-type="float" office:value="56430.62">
            <text:p>56430,62</text:p>
          </table:table-cell>
          <table:table-cell office:value-type="float" office:value="66498.66">
            <text:p>66498,66</text:p>
          </table:table-cell>
          <table:table-cell office:value-type="float" office:value="70772.78">
            <text:p>70772,78</text:p>
          </table:table-cell>
          <table:table-cell office:value-type="float" office:value="59535.8">
            <text:p>59535,8</text:p>
          </table:table-cell>
          <table:table-cell office:value-type="float" office:value="63945">
            <text:p>63945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ARROYO LOS PATOS </text:p>
          </table:table-cell>
          <table:table-cell office:value-type="string">
            <text:p>Comuna</text:p>
          </table:table-cell>
          <table:table-cell office:value-type="float" office:value="23786">
            <text:p>23786</text:p>
          </table:table-cell>
          <table:table-cell office:value-type="float" office:value="27911">
            <text:p>27911</text:p>
          </table:table-cell>
          <table:table-cell office:value-type="float" office:value="25252">
            <text:p>25252</text:p>
          </table:table-cell>
          <table:table-cell office:value-type="float" office:value="26650">
            <text:p>26650</text:p>
          </table:table-cell>
          <table:table-cell office:value-type="float" office:value="28699">
            <text:p>28699</text:p>
          </table:table-cell>
          <table:table-cell office:value-type="float" office:value="30448">
            <text:p>30448</text:p>
          </table:table-cell>
          <table:table-cell office:value-type="float" office:value="29358">
            <text:p>29358</text:p>
          </table:table-cell>
          <table:table-cell office:value-type="float" office:value="28436">
            <text:p>28436</text:p>
          </table:table-cell>
          <table:table-cell office:value-type="float" office:value="28617">
            <text:p>28617</text:p>
          </table:table-cell>
          <table:table-cell office:value-type="float" office:value="30427">
            <text:p>30427</text:p>
          </table:table-cell>
          <table:table-cell office:value-type="float" office:value="29272">
            <text:p>29272</text:p>
          </table:table-cell>
          <table:table-cell office:value-type="float" office:value="31539">
            <text:p>31539</text:p>
          </table:table-cell>
          <table:table-cell office:value-type="float" office:value="31162">
            <text:p>31162</text:p>
          </table:table-cell>
          <table:table-cell office:value-type="float" office:value="34588">
            <text:p>34588</text:p>
          </table:table-cell>
          <table:table-cell office:value-type="float" office:value="32894">
            <text:p>32894</text:p>
          </table:table-cell>
          <table:table-cell office:value-type="float" office:value="33359">
            <text:p>33359</text:p>
          </table:table-cell>
          <table:table-cell office:value-type="float" office:value="39997">
            <text:p>39997</text:p>
          </table:table-cell>
          <table:table-cell office:value-type="float" office:value="41867">
            <text:p>41867</text:p>
          </table:table-cell>
          <table:table-cell office:value-type="float" office:value="39386">
            <text:p>39386</text:p>
          </table:table-cell>
          <table:table-cell office:value-type="float" office:value="38109">
            <text:p>38109</text:p>
          </table:table-cell>
          <table:table-cell office:value-type="float" office:value="40128">
            <text:p>40128</text:p>
          </table:table-cell>
          <table:table-cell office:value-type="float" office:value="38323">
            <text:p>38323</text:p>
          </table:table-cell>
          <table:table-cell office:value-type="float" office:value="40749">
            <text:p>40749</text:p>
          </table:table-cell>
          <table:table-cell office:value-type="float" office:value="35471">
            <text:p>35471</text:p>
          </table:table-cell>
          <table:table-cell office:value-type="float" office:value="45886">
            <text:p>45886</text:p>
          </table:table-cell>
          <table:table-cell office:value-type="float" office:value="45474">
            <text:p>45474</text:p>
          </table:table-cell>
          <table:table-cell office:value-type="float" office:value="51914">
            <text:p>51914</text:p>
          </table:table-cell>
          <table:table-cell office:value-type="float" office:value="46427">
            <text:p>46427</text:p>
          </table:table-cell>
          <table:table-cell office:value-type="float" office:value="57256">
            <text:p>57256</text:p>
          </table:table-cell>
          <table:table-cell office:value-type="float" office:value="57459">
            <text:p>57459</text:p>
          </table:table-cell>
          <table:table-cell office:value-type="float" office:value="54895.19">
            <text:p>54895,19</text:p>
          </table:table-cell>
          <table:table-cell office:value-type="float" office:value="56008.47">
            <text:p>56008,47</text:p>
          </table:table-cell>
          <table:table-cell office:value-type="float" office:value="57072.31">
            <text:p>57072,31</text:p>
          </table:table-cell>
          <table:table-cell office:value-type="float" office:value="54995.42">
            <text:p>54995,42</text:p>
          </table:table-cell>
          <table:table-cell office:value-type="float" office:value="61306.83">
            <text:p>61306,83</text:p>
          </table:table-cell>
          <table:table-cell office:value-type="float" office:value="59343.62">
            <text:p>59343,62</text:p>
          </table:table-cell>
          <table:table-cell office:value-type="float" office:value="66534">
            <text:p>66534</text:p>
          </table:table-cell>
          <table:table-cell office:value-type="float" office:value="57518">
            <text:p>57518</text:p>
          </table:table-cell>
          <table:table-cell office:value-type="float" office:value="56594">
            <text:p>56594</text:p>
          </table:table-cell>
          <table:table-cell office:value-type="float" office:value="54076">
            <text:p>54076</text:p>
          </table:table-cell>
          <table:table-cell office:value-type="float" office:value="70719">
            <text:p>70719</text:p>
          </table:table-cell>
          <table:table-cell office:value-type="float" office:value="70132">
            <text:p>70132</text:p>
          </table:table-cell>
          <table:table-cell office:value-type="float" office:value="65390">
            <text:p>65390</text:p>
          </table:table-cell>
          <table:table-cell office:value-type="float" office:value="69931">
            <text:p>69931</text:p>
          </table:table-cell>
          <table:table-cell office:value-type="float" office:value="67952">
            <text:p>67952</text:p>
          </table:table-cell>
          <table:table-cell office:value-type="float" office:value="73442.9">
            <text:p>73442,9</text:p>
          </table:table-cell>
          <table:table-cell office:value-type="float" office:value="75138.2">
            <text:p>75138,2</text:p>
          </table:table-cell>
          <table:table-cell office:value-type="float" office:value="73237.5">
            <text:p>73237,5</text:p>
          </table:table-cell>
          <table:table-cell office:value-type="float" office:value="81001.7">
            <text:p>81001,7</text:p>
          </table:table-cell>
          <table:table-cell office:value-type="float" office:value="87310.5">
            <text:p>87310,5</text:p>
          </table:table-cell>
          <table:table-cell office:value-type="float" office:value="76976.7">
            <text:p>76976,7</text:p>
          </table:table-cell>
          <table:table-cell office:value-type="float" office:value="80529">
            <text:p>80529</text:p>
          </table:table-cell>
          <table:table-cell office:value-type="float" office:value="95478">
            <text:p>95478</text:p>
          </table:table-cell>
          <table:table-cell office:value-type="float" office:value="97105">
            <text:p>97105</text:p>
          </table:table-cell>
          <table:table-cell office:value-type="float" office:value="94534.21">
            <text:p>94534,21</text:p>
          </table:table-cell>
          <table:table-cell office:value-type="float" office:value="96206.86">
            <text:p>96206,86</text:p>
          </table:table-cell>
          <table:table-cell office:value-type="float" office:value="93231.94">
            <text:p>93231,94</text:p>
          </table:table-cell>
          <table:table-cell office:value-type="float" office:value="96694.44">
            <text:p>96694,44</text:p>
          </table:table-cell>
          <table:table-cell office:value-type="float" office:value="100525.59">
            <text:p>100525,59</text:p>
          </table:table-cell>
          <table:table-cell office:value-type="float" office:value="97980.78">
            <text:p>97980,78</text:p>
          </table:table-cell>
          <table:table-cell office:value-type="float" office:value="115461.97">
            <text:p>115461,97</text:p>
          </table:table-cell>
          <table:table-cell office:value-type="float" office:value="122883.15">
            <text:p>122883,15</text:p>
          </table:table-cell>
          <table:table-cell office:value-type="float" office:value="103372.31">
            <text:p>103372,31</text:p>
          </table:table-cell>
          <table:table-cell office:value-type="float" office:value="111027">
            <text:p>111027</text:p>
          </table:table-cell>
          <table:table-cell table:number-columns-repeated="907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ASSUNTA </text:p>
          </table:table-cell>
          <table:table-cell office:value-type="string">
            <text:p>Comuna</text:p>
          </table:table-cell>
          <table:table-cell office:value-type="float" office:value="11593">
            <text:p>11593</text:p>
          </table:table-cell>
          <table:table-cell office:value-type="float" office:value="13604">
            <text:p>13604</text:p>
          </table:table-cell>
          <table:table-cell office:value-type="float" office:value="12307">
            <text:p>12307</text:p>
          </table:table-cell>
          <table:table-cell office:value-type="float" office:value="12989">
            <text:p>12989</text:p>
          </table:table-cell>
          <table:table-cell office:value-type="float" office:value="13987">
            <text:p>13987</text:p>
          </table:table-cell>
          <table:table-cell office:value-type="float" office:value="14840">
            <text:p>14840</text:p>
          </table:table-cell>
          <table:table-cell office:value-type="float" office:value="14309">
            <text:p>14309</text:p>
          </table:table-cell>
          <table:table-cell office:value-type="float" office:value="13859">
            <text:p>13859</text:p>
          </table:table-cell>
          <table:table-cell office:value-type="float" office:value="13947">
            <text:p>13947</text:p>
          </table:table-cell>
          <table:table-cell office:value-type="float" office:value="14830">
            <text:p>14830</text:p>
          </table:table-cell>
          <table:table-cell office:value-type="float" office:value="14267">
            <text:p>14267</text:p>
          </table:table-cell>
          <table:table-cell office:value-type="float" office:value="15372">
            <text:p>15372</text:p>
          </table:table-cell>
          <table:table-cell office:value-type="float" office:value="15188">
            <text:p>15188</text:p>
          </table:table-cell>
          <table:table-cell office:value-type="float" office:value="16858">
            <text:p>16858</text:p>
          </table:table-cell>
          <table:table-cell office:value-type="float" office:value="16032">
            <text:p>16032</text:p>
          </table:table-cell>
          <table:table-cell office:value-type="float" office:value="16259">
            <text:p>16259</text:p>
          </table:table-cell>
          <table:table-cell office:value-type="float" office:value="19494">
            <text:p>19494</text:p>
          </table:table-cell>
          <table:table-cell office:value-type="float" office:value="20405">
            <text:p>20405</text:p>
          </table:table-cell>
          <table:table-cell office:value-type="float" office:value="19196">
            <text:p>19196</text:p>
          </table:table-cell>
          <table:table-cell office:value-type="float" office:value="18574">
            <text:p>18574</text:p>
          </table:table-cell>
          <table:table-cell office:value-type="float" office:value="19558">
            <text:p>19558</text:p>
          </table:table-cell>
          <table:table-cell office:value-type="float" office:value="18678">
            <text:p>18678</text:p>
          </table:table-cell>
          <table:table-cell office:value-type="float" office:value="19860">
            <text:p>19860</text:p>
          </table:table-cell>
          <table:table-cell office:value-type="float" office:value="17288">
            <text:p>17288</text:p>
          </table:table-cell>
          <table:table-cell office:value-type="float" office:value="22364">
            <text:p>22364</text:p>
          </table:table-cell>
          <table:table-cell office:value-type="float" office:value="22163">
            <text:p>22163</text:p>
          </table:table-cell>
          <table:table-cell office:value-type="float" office:value="23142">
            <text:p>23142</text:p>
          </table:table-cell>
          <table:table-cell office:value-type="float" office:value="21928">
            <text:p>21928</text:p>
          </table:table-cell>
          <table:table-cell office:value-type="float" office:value="27043">
            <text:p>27043</text:p>
          </table:table-cell>
          <table:table-cell office:value-type="float" office:value="27139">
            <text:p>27139</text:p>
          </table:table-cell>
          <table:table-cell office:value-type="float" office:value="25927.74">
            <text:p>25927,74</text:p>
          </table:table-cell>
          <table:table-cell office:value-type="float" office:value="26453.56">
            <text:p>26453,56</text:p>
          </table:table-cell>
          <table:table-cell office:value-type="float" office:value="26956.03">
            <text:p>26956,03</text:p>
          </table:table-cell>
          <table:table-cell office:value-type="float" office:value="25975.08">
            <text:p>25975,08</text:p>
          </table:table-cell>
          <table:table-cell office:value-type="float" office:value="28956.05">
            <text:p>28956,05</text:p>
          </table:table-cell>
          <table:table-cell office:value-type="float" office:value="28028.8">
            <text:p>28028,8</text:p>
          </table:table-cell>
          <table:table-cell office:value-type="float" office:value="31425">
            <text:p>31425</text:p>
          </table:table-cell>
          <table:table-cell office:value-type="float" office:value="27167">
            <text:p>27167</text:p>
          </table:table-cell>
          <table:table-cell office:value-type="float" office:value="26730">
            <text:p>26730</text:p>
          </table:table-cell>
          <table:table-cell office:value-type="float" office:value="25541">
            <text:p>25541</text:p>
          </table:table-cell>
          <table:table-cell office:value-type="float" office:value="33402">
            <text:p>33402</text:p>
          </table:table-cell>
          <table:table-cell office:value-type="float" office:value="33124">
            <text:p>33124</text:p>
          </table:table-cell>
          <table:table-cell office:value-type="float" office:value="30885">
            <text:p>30885</text:p>
          </table:table-cell>
          <table:table-cell office:value-type="float" office:value="33029">
            <text:p>33029</text:p>
          </table:table-cell>
          <table:table-cell office:value-type="float" office:value="32095">
            <text:p>32095</text:p>
          </table:table-cell>
          <table:table-cell office:value-type="float" office:value="34688.1">
            <text:p>34688,1</text:p>
          </table:table-cell>
          <table:table-cell office:value-type="float" office:value="35488.8">
            <text:p>35488,8</text:p>
          </table:table-cell>
          <table:table-cell office:value-type="float" office:value="34590.6">
            <text:p>34590,6</text:p>
          </table:table-cell>
          <table:table-cell office:value-type="float" office:value="38258.2">
            <text:p>38258,2</text:p>
          </table:table-cell>
          <table:table-cell office:value-type="float" office:value="41237.9">
            <text:p>41237,9</text:p>
          </table:table-cell>
          <table:table-cell office:value-type="float" office:value="36357.2">
            <text:p>36357,2</text:p>
          </table:table-cell>
          <table:table-cell office:value-type="float" office:value="38035">
            <text:p>38035</text:p>
          </table:table-cell>
          <table:table-cell office:value-type="float" office:value="45096">
            <text:p>45096</text:p>
          </table:table-cell>
          <table:table-cell office:value-type="float" office:value="45864">
            <text:p>45864</text:p>
          </table:table-cell>
          <table:table-cell office:value-type="float" office:value="44649.79">
            <text:p>44649,79</text:p>
          </table:table-cell>
          <table:table-cell office:value-type="float" office:value="45439.81">
            <text:p>45439,81</text:p>
          </table:table-cell>
          <table:table-cell office:value-type="float" office:value="44034.71">
            <text:p>44034,71</text:p>
          </table:table-cell>
          <table:table-cell office:value-type="float" office:value="45670.1">
            <text:p>45670,1</text:p>
          </table:table-cell>
          <table:table-cell office:value-type="float" office:value="47479.6">
            <text:p>47479,6</text:p>
          </table:table-cell>
          <table:table-cell office:value-type="float" office:value="46277.65">
            <text:p>46277,65</text:p>
          </table:table-cell>
          <table:table-cell office:value-type="float" office:value="54534.25">
            <text:p>54534,25</text:p>
          </table:table-cell>
          <table:table-cell office:value-type="float" office:value="58039.38">
            <text:p>58039,38</text:p>
          </table:table-cell>
          <table:table-cell office:value-type="float" office:value="48824.15">
            <text:p>48824,15</text:p>
          </table:table-cell>
          <table:table-cell office:value-type="float" office:value="52440">
            <text:p>52440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ATAHONA </text:p>
          </table:table-cell>
          <table:table-cell office:value-type="string">
            <text:p>Comuna</text:p>
          </table:table-cell>
          <table:table-cell office:value-type="float" office:value="14986">
            <text:p>14986</text:p>
          </table:table-cell>
          <table:table-cell office:value-type="float" office:value="17585">
            <text:p>17585</text:p>
          </table:table-cell>
          <table:table-cell office:value-type="float" office:value="15909">
            <text:p>15909</text:p>
          </table:table-cell>
          <table:table-cell office:value-type="float" office:value="16790">
            <text:p>16790</text:p>
          </table:table-cell>
          <table:table-cell office:value-type="float" office:value="18081">
            <text:p>18081</text:p>
          </table:table-cell>
          <table:table-cell office:value-type="float" office:value="19183">
            <text:p>19183</text:p>
          </table:table-cell>
          <table:table-cell office:value-type="float" office:value="18496">
            <text:p>18496</text:p>
          </table:table-cell>
          <table:table-cell office:value-type="float" office:value="17915">
            <text:p>17915</text:p>
          </table:table-cell>
          <table:table-cell office:value-type="float" office:value="18029">
            <text:p>18029</text:p>
          </table:table-cell>
          <table:table-cell office:value-type="float" office:value="19170">
            <text:p>19170</text:p>
          </table:table-cell>
          <table:table-cell office:value-type="float" office:value="18442">
            <text:p>18442</text:p>
          </table:table-cell>
          <table:table-cell office:value-type="float" office:value="19871">
            <text:p>19871</text:p>
          </table:table-cell>
          <table:table-cell office:value-type="float" office:value="19633">
            <text:p>19633</text:p>
          </table:table-cell>
          <table:table-cell office:value-type="float" office:value="21791">
            <text:p>21791</text:p>
          </table:table-cell>
          <table:table-cell office:value-type="float" office:value="20724">
            <text:p>20724</text:p>
          </table:table-cell>
          <table:table-cell office:value-type="float" office:value="21017">
            <text:p>21017</text:p>
          </table:table-cell>
          <table:table-cell office:value-type="float" office:value="25199">
            <text:p>25199</text:p>
          </table:table-cell>
          <table:table-cell office:value-type="float" office:value="26377">
            <text:p>26377</text:p>
          </table:table-cell>
          <table:table-cell office:value-type="float" office:value="24815">
            <text:p>24815</text:p>
          </table:table-cell>
          <table:table-cell office:value-type="float" office:value="24010">
            <text:p>24010</text:p>
          </table:table-cell>
          <table:table-cell office:value-type="float" office:value="25282">
            <text:p>25282</text:p>
          </table:table-cell>
          <table:table-cell office:value-type="float" office:value="24144">
            <text:p>24144</text:p>
          </table:table-cell>
          <table:table-cell office:value-type="float" office:value="25673">
            <text:p>25673</text:p>
          </table:table-cell>
          <table:table-cell office:value-type="float" office:value="22348">
            <text:p>22348</text:p>
          </table:table-cell>
          <table:table-cell office:value-type="float" office:value="28909">
            <text:p>28909</text:p>
          </table:table-cell>
          <table:table-cell office:value-type="float" office:value="28650">
            <text:p>28650</text:p>
          </table:table-cell>
          <table:table-cell office:value-type="float" office:value="30503">
            <text:p>30503</text:p>
          </table:table-cell>
          <table:table-cell office:value-type="float" office:value="28536">
            <text:p>28536</text:p>
          </table:table-cell>
          <table:table-cell office:value-type="float" office:value="35192">
            <text:p>35192</text:p>
          </table:table-cell>
          <table:table-cell office:value-type="float" office:value="35317">
            <text:p>35317</text:p>
          </table:table-cell>
          <table:table-cell office:value-type="float" office:value="33741.17">
            <text:p>33741,17</text:p>
          </table:table-cell>
          <table:table-cell office:value-type="float" office:value="34425.44">
            <text:p>34425,44</text:p>
          </table:table-cell>
          <table:table-cell office:value-type="float" office:value="35079.34">
            <text:p>35079,34</text:p>
          </table:table-cell>
          <table:table-cell office:value-type="float" office:value="33802.78">
            <text:p>33802,78</text:p>
          </table:table-cell>
          <table:table-cell office:value-type="float" office:value="37682.07">
            <text:p>37682,07</text:p>
          </table:table-cell>
          <table:table-cell office:value-type="float" office:value="36475.39">
            <text:p>36475,39</text:p>
          </table:table-cell>
          <table:table-cell office:value-type="float" office:value="40895">
            <text:p>40895</text:p>
          </table:table-cell>
          <table:table-cell office:value-type="float" office:value="35353">
            <text:p>35353</text:p>
          </table:table-cell>
          <table:table-cell office:value-type="float" office:value="34785">
            <text:p>34785</text:p>
          </table:table-cell>
          <table:table-cell office:value-type="float" office:value="33238">
            <text:p>33238</text:p>
          </table:table-cell>
          <table:table-cell office:value-type="float" office:value="43467">
            <text:p>43467</text:p>
          </table:table-cell>
          <table:table-cell office:value-type="float" office:value="43106">
            <text:p>43106</text:p>
          </table:table-cell>
          <table:table-cell office:value-type="float" office:value="40192">
            <text:p>40192</text:p>
          </table:table-cell>
          <table:table-cell office:value-type="float" office:value="42983">
            <text:p>42983</text:p>
          </table:table-cell>
          <table:table-cell office:value-type="float" office:value="41767">
            <text:p>41767</text:p>
          </table:table-cell>
          <table:table-cell office:value-type="float" office:value="45141.4">
            <text:p>45141,4</text:p>
          </table:table-cell>
          <table:table-cell office:value-type="float" office:value="46183.5">
            <text:p>46183,5</text:p>
          </table:table-cell>
          <table:table-cell office:value-type="float" office:value="45014.6">
            <text:p>45014,6</text:p>
          </table:table-cell>
          <table:table-cell office:value-type="float" office:value="49787.5">
            <text:p>49787,5</text:p>
          </table:table-cell>
          <table:table-cell office:value-type="float" office:value="53665.2">
            <text:p>53665,2</text:p>
          </table:table-cell>
          <table:table-cell office:value-type="float" office:value="47313.5">
            <text:p>47313,5</text:p>
          </table:table-cell>
          <table:table-cell office:value-type="float" office:value="49497">
            <text:p>49497</text:p>
          </table:table-cell>
          <table:table-cell office:value-type="float" office:value="58685">
            <text:p>58685</text:p>
          </table:table-cell>
          <table:table-cell office:value-type="float" office:value="59685">
            <text:p>59685</text:p>
          </table:table-cell>
          <table:table-cell office:value-type="float" office:value="58105.19">
            <text:p>58105,19</text:p>
          </table:table-cell>
          <table:table-cell office:value-type="float" office:value="59133.28">
            <text:p>59133,28</text:p>
          </table:table-cell>
          <table:table-cell office:value-type="float" office:value="57304.75">
            <text:p>57304,75</text:p>
          </table:table-cell>
          <table:table-cell office:value-type="float" office:value="59432.97">
            <text:p>59432,97</text:p>
          </table:table-cell>
          <table:table-cell office:value-type="float" office:value="61787.77">
            <text:p>61787,77</text:p>
          </table:table-cell>
          <table:table-cell office:value-type="float" office:value="60223.61">
            <text:p>60223,61</text:p>
          </table:table-cell>
          <table:table-cell office:value-type="float" office:value="70968.37">
            <text:p>70968,37</text:p>
          </table:table-cell>
          <table:table-cell office:value-type="float" office:value="75529.78">
            <text:p>75529,78</text:p>
          </table:table-cell>
          <table:table-cell office:value-type="float" office:value="63537.5">
            <text:p>63537,5</text:p>
          </table:table-cell>
          <table:table-cell office:value-type="float" office:value="68243">
            <text:p>68243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AVELLANEDA </text:p>
          </table:table-cell>
          <table:table-cell office:value-type="string">
            <text:p>Comuna</text:p>
          </table:table-cell>
          <table:table-cell office:value-type="float" office:value="19664">
            <text:p>19664</text:p>
          </table:table-cell>
          <table:table-cell office:value-type="float" office:value="23074">
            <text:p>23074</text:p>
          </table:table-cell>
          <table:table-cell office:value-type="float" office:value="20875">
            <text:p>20875</text:p>
          </table:table-cell>
          <table:table-cell office:value-type="float" office:value="22031">
            <text:p>22031</text:p>
          </table:table-cell>
          <table:table-cell office:value-type="float" office:value="23725">
            <text:p>23725</text:p>
          </table:table-cell>
          <table:table-cell office:value-type="float" office:value="25171">
            <text:p>25171</text:p>
          </table:table-cell>
          <table:table-cell office:value-type="float" office:value="24270">
            <text:p>24270</text:p>
          </table:table-cell>
          <table:table-cell office:value-type="float" office:value="23507">
            <text:p>23507</text:p>
          </table:table-cell>
          <table:table-cell office:value-type="float" office:value="23657">
            <text:p>23657</text:p>
          </table:table-cell>
          <table:table-cell office:value-type="float" office:value="25153">
            <text:p>25153</text:p>
          </table:table-cell>
          <table:table-cell office:value-type="float" office:value="24199">
            <text:p>24199</text:p>
          </table:table-cell>
          <table:table-cell office:value-type="float" office:value="26073">
            <text:p>26073</text:p>
          </table:table-cell>
          <table:table-cell office:value-type="float" office:value="25761">
            <text:p>25761</text:p>
          </table:table-cell>
          <table:table-cell office:value-type="float" office:value="28593">
            <text:p>28593</text:p>
          </table:table-cell>
          <table:table-cell office:value-type="float" office:value="27193">
            <text:p>27193</text:p>
          </table:table-cell>
          <table:table-cell office:value-type="float" office:value="27577">
            <text:p>27577</text:p>
          </table:table-cell>
          <table:table-cell office:value-type="float" office:value="33065">
            <text:p>33065</text:p>
          </table:table-cell>
          <table:table-cell office:value-type="float" office:value="34611">
            <text:p>34611</text:p>
          </table:table-cell>
          <table:table-cell office:value-type="float" office:value="32560">
            <text:p>32560</text:p>
          </table:table-cell>
          <table:table-cell office:value-type="float" office:value="31504">
            <text:p>31504</text:p>
          </table:table-cell>
          <table:table-cell office:value-type="float" office:value="33173">
            <text:p>33173</text:p>
          </table:table-cell>
          <table:table-cell office:value-type="float" office:value="31681">
            <text:p>31681</text:p>
          </table:table-cell>
          <table:table-cell office:value-type="float" office:value="33686">
            <text:p>33686</text:p>
          </table:table-cell>
          <table:table-cell office:value-type="float" office:value="29324">
            <text:p>29324</text:p>
          </table:table-cell>
          <table:table-cell office:value-type="float" office:value="37933">
            <text:p>37933</text:p>
          </table:table-cell>
          <table:table-cell office:value-type="float" office:value="37593">
            <text:p>37593</text:p>
          </table:table-cell>
          <table:table-cell office:value-type="float" office:value="39999">
            <text:p>39999</text:p>
          </table:table-cell>
          <table:table-cell office:value-type="float" office:value="37435">
            <text:p>37435</text:p>
          </table:table-cell>
          <table:table-cell office:value-type="float" office:value="46167">
            <text:p>46167</text:p>
          </table:table-cell>
          <table:table-cell office:value-type="float" office:value="46331">
            <text:p>46331</text:p>
          </table:table-cell>
          <table:table-cell office:value-type="float" office:value="44263.6">
            <text:p>44263,6</text:p>
          </table:table-cell>
          <table:table-cell office:value-type="float" office:value="45161.27">
            <text:p>45161,27</text:p>
          </table:table-cell>
          <table:table-cell office:value-type="float" office:value="46019.08">
            <text:p>46019,08</text:p>
          </table:table-cell>
          <table:table-cell office:value-type="float" office:value="44344.42">
            <text:p>44344,42</text:p>
          </table:table-cell>
          <table:table-cell office:value-type="float" office:value="49433.49">
            <text:p>49433,49</text:p>
          </table:table-cell>
          <table:table-cell office:value-type="float" office:value="47850.5">
            <text:p>47850,5</text:p>
          </table:table-cell>
          <table:table-cell office:value-type="float" office:value="53649">
            <text:p>53649</text:p>
          </table:table-cell>
          <table:table-cell office:value-type="float" office:value="46378">
            <text:p>46378</text:p>
          </table:table-cell>
          <table:table-cell office:value-type="float" office:value="45633">
            <text:p>45633</text:p>
          </table:table-cell>
          <table:table-cell office:value-type="float" office:value="43603">
            <text:p>43603</text:p>
          </table:table-cell>
          <table:table-cell office:value-type="float" office:value="57023">
            <text:p>57023</text:p>
          </table:table-cell>
          <table:table-cell office:value-type="float" office:value="56549">
            <text:p>56549</text:p>
          </table:table-cell>
          <table:table-cell office:value-type="float" office:value="52726">
            <text:p>52726</text:p>
          </table:table-cell>
          <table:table-cell office:value-type="float" office:value="56387">
            <text:p>56387</text:p>
          </table:table-cell>
          <table:table-cell office:value-type="float" office:value="54792">
            <text:p>54792</text:p>
          </table:table-cell>
          <table:table-cell office:value-type="float" office:value="59219.1">
            <text:p>59219,1</text:p>
          </table:table-cell>
          <table:table-cell office:value-type="float" office:value="60586.1">
            <text:p>60586,1</text:p>
          </table:table-cell>
          <table:table-cell office:value-type="float" office:value="59052.7">
            <text:p>59052,7</text:p>
          </table:table-cell>
          <table:table-cell office:value-type="float" office:value="65314.1">
            <text:p>65314,1</text:p>
          </table:table-cell>
          <table:table-cell office:value-type="float" office:value="70401">
            <text:p>70401</text:p>
          </table:table-cell>
          <table:table-cell office:value-type="float" office:value="62068.6">
            <text:p>62068,6</text:p>
          </table:table-cell>
          <table:table-cell office:value-type="float" office:value="64933">
            <text:p>64933</text:p>
          </table:table-cell>
          <table:table-cell office:value-type="float" office:value="76987">
            <text:p>76987</text:p>
          </table:table-cell>
          <table:table-cell office:value-type="float" office:value="78298">
            <text:p>78298</text:p>
          </table:table-cell>
          <table:table-cell office:value-type="float" office:value="76225.7">
            <text:p>76225,7</text:p>
          </table:table-cell>
          <table:table-cell office:value-type="float" office:value="77574.41">
            <text:p>77574,41</text:p>
          </table:table-cell>
          <table:table-cell office:value-type="float" office:value="75175.64">
            <text:p>75175,64</text:p>
          </table:table-cell>
          <table:table-cell office:value-type="float" office:value="77967.56">
            <text:p>77967,56</text:p>
          </table:table-cell>
          <table:table-cell office:value-type="float" office:value="81056.73">
            <text:p>81056,73</text:p>
          </table:table-cell>
          <table:table-cell office:value-type="float" office:value="79004.77">
            <text:p>79004,77</text:p>
          </table:table-cell>
          <table:table-cell office:value-type="float" office:value="93100.36">
            <text:p>93100,36</text:p>
          </table:table-cell>
          <table:table-cell office:value-type="float" office:value="99084.28">
            <text:p>99084,28</text:p>
          </table:table-cell>
          <table:table-cell office:value-type="float" office:value="83352.12">
            <text:p>83352,12</text:p>
          </table:table-cell>
          <table:table-cell office:value-type="float" office:value="89525">
            <text:p>89525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BAÑADO DE SOTO </text:p>
          </table:table-cell>
          <table:table-cell office:value-type="string">
            <text:p>Comuna</text:p>
          </table:table-cell>
          <table:table-cell office:value-type="float" office:value="26523">
            <text:p>26523</text:p>
          </table:table-cell>
          <table:table-cell office:value-type="float" office:value="31122">
            <text:p>31122</text:p>
          </table:table-cell>
          <table:table-cell office:value-type="float" office:value="28156">
            <text:p>28156</text:p>
          </table:table-cell>
          <table:table-cell office:value-type="float" office:value="29715">
            <text:p>29715</text:p>
          </table:table-cell>
          <table:table-cell office:value-type="float" office:value="32000">
            <text:p>32000</text:p>
          </table:table-cell>
          <table:table-cell office:value-type="float" office:value="33950">
            <text:p>33950</text:p>
          </table:table-cell>
          <table:table-cell office:value-type="float" office:value="32735">
            <text:p>32735</text:p>
          </table:table-cell>
          <table:table-cell office:value-type="float" office:value="31707">
            <text:p>31707</text:p>
          </table:table-cell>
          <table:table-cell office:value-type="float" office:value="31908">
            <text:p>31908</text:p>
          </table:table-cell>
          <table:table-cell office:value-type="float" office:value="33926">
            <text:p>33926</text:p>
          </table:table-cell>
          <table:table-cell office:value-type="float" office:value="32639">
            <text:p>32639</text:p>
          </table:table-cell>
          <table:table-cell office:value-type="float" office:value="35167">
            <text:p>35167</text:p>
          </table:table-cell>
          <table:table-cell office:value-type="float" office:value="34747">
            <text:p>34747</text:p>
          </table:table-cell>
          <table:table-cell office:value-type="float" office:value="38566">
            <text:p>38566</text:p>
          </table:table-cell>
          <table:table-cell office:value-type="float" office:value="36678">
            <text:p>36678</text:p>
          </table:table-cell>
          <table:table-cell office:value-type="float" office:value="37196">
            <text:p>37196</text:p>
          </table:table-cell>
          <table:table-cell office:value-type="float" office:value="44598">
            <text:p>44598</text:p>
          </table:table-cell>
          <table:table-cell office:value-type="float" office:value="46683">
            <text:p>46683</text:p>
          </table:table-cell>
          <table:table-cell office:value-type="float" office:value="43917">
            <text:p>43917</text:p>
          </table:table-cell>
          <table:table-cell office:value-type="float" office:value="42493">
            <text:p>42493</text:p>
          </table:table-cell>
          <table:table-cell office:value-type="float" office:value="44744">
            <text:p>44744</text:p>
          </table:table-cell>
          <table:table-cell office:value-type="float" office:value="42731">
            <text:p>42731</text:p>
          </table:table-cell>
          <table:table-cell office:value-type="float" office:value="45436">
            <text:p>45436</text:p>
          </table:table-cell>
          <table:table-cell office:value-type="float" office:value="39552">
            <text:p>39552</text:p>
          </table:table-cell>
          <table:table-cell office:value-type="float" office:value="51164">
            <text:p>51164</text:p>
          </table:table-cell>
          <table:table-cell office:value-type="float" office:value="50705">
            <text:p>50705</text:p>
          </table:table-cell>
          <table:table-cell office:value-type="float" office:value="62149">
            <text:p>62149</text:p>
          </table:table-cell>
          <table:table-cell office:value-type="float" office:value="53149">
            <text:p>53149</text:p>
          </table:table-cell>
          <table:table-cell office:value-type="float" office:value="65546">
            <text:p>65546</text:p>
          </table:table-cell>
          <table:table-cell office:value-type="float" office:value="65778">
            <text:p>65778</text:p>
          </table:table-cell>
          <table:table-cell office:value-type="float" office:value="62843.25">
            <text:p>62843,25</text:p>
          </table:table-cell>
          <table:table-cell office:value-type="float" office:value="64117.71">
            <text:p>64117,71</text:p>
          </table:table-cell>
          <table:table-cell office:value-type="float" office:value="65335.59">
            <text:p>65335,59</text:p>
          </table:table-cell>
          <table:table-cell office:value-type="float" office:value="62958">
            <text:p>62958</text:p>
          </table:table-cell>
          <table:table-cell office:value-type="float" office:value="70183.2">
            <text:p>70183,2</text:p>
          </table:table-cell>
          <table:table-cell office:value-type="float" office:value="67935.76">
            <text:p>67935,76</text:p>
          </table:table-cell>
          <table:table-cell office:value-type="float" office:value="76168">
            <text:p>76168</text:p>
          </table:table-cell>
          <table:table-cell office:value-type="float" office:value="65846">
            <text:p>65846</text:p>
          </table:table-cell>
          <table:table-cell office:value-type="float" office:value="64788">
            <text:p>64788</text:p>
          </table:table-cell>
          <table:table-cell office:value-type="float" office:value="61905">
            <text:p>61905</text:p>
          </table:table-cell>
          <table:table-cell office:value-type="float" office:value="80958">
            <text:p>80958</text:p>
          </table:table-cell>
          <table:table-cell office:value-type="float" office:value="80285">
            <text:p>80285</text:p>
          </table:table-cell>
          <table:table-cell office:value-type="float" office:value="74858">
            <text:p>74858</text:p>
          </table:table-cell>
          <table:table-cell office:value-type="float" office:value="80056">
            <text:p>80056</text:p>
          </table:table-cell>
          <table:table-cell office:value-type="float" office:value="77791">
            <text:p>77791</text:p>
          </table:table-cell>
          <table:table-cell office:value-type="float" office:value="84076.4">
            <text:p>84076,4</text:p>
          </table:table-cell>
          <table:table-cell office:value-type="float" office:value="86017.2">
            <text:p>86017,2</text:p>
          </table:table-cell>
          <table:table-cell office:value-type="float" office:value="83840.1">
            <text:p>83840,1</text:p>
          </table:table-cell>
          <table:table-cell office:value-type="float" office:value="92729.6">
            <text:p>92729,6</text:p>
          </table:table-cell>
          <table:table-cell office:value-type="float" office:value="99951.9">
            <text:p>99951,9</text:p>
          </table:table-cell>
          <table:table-cell office:value-type="float" office:value="88121.9">
            <text:p>88121,9</text:p>
          </table:table-cell>
          <table:table-cell office:value-type="float" office:value="92189">
            <text:p>92189</text:p>
          </table:table-cell>
          <table:table-cell office:value-type="float" office:value="109302">
            <text:p>109302</text:p>
          </table:table-cell>
          <table:table-cell office:value-type="float" office:value="111164">
            <text:p>111164</text:p>
          </table:table-cell>
          <table:table-cell office:value-type="float" office:value="108221.46">
            <text:p>108221,46</text:p>
          </table:table-cell>
          <table:table-cell office:value-type="float" office:value="110136.28">
            <text:p>110136,28</text:p>
          </table:table-cell>
          <table:table-cell office:value-type="float" office:value="106730.63">
            <text:p>106730,63</text:p>
          </table:table-cell>
          <table:table-cell office:value-type="float" office:value="110694.46">
            <text:p>110694,46</text:p>
          </table:table-cell>
          <table:table-cell office:value-type="float" office:value="115080.31">
            <text:p>115080,31</text:p>
          </table:table-cell>
          <table:table-cell office:value-type="float" office:value="112167.04">
            <text:p>112167,04</text:p>
          </table:table-cell>
          <table:table-cell office:value-type="float" office:value="132179.26">
            <text:p>132179,26</text:p>
          </table:table-cell>
          <table:table-cell office:value-type="float" office:value="140674.92">
            <text:p>140674,92</text:p>
          </table:table-cell>
          <table:table-cell office:value-type="float" office:value="118339.19">
            <text:p>118339,19</text:p>
          </table:table-cell>
          <table:table-cell office:value-type="float" office:value="127103">
            <text:p>127103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BOWER </text:p>
          </table:table-cell>
          <table:table-cell office:value-type="string">
            <text:p>Comuna</text:p>
          </table:table-cell>
          <table:table-cell office:value-type="float" office:value="49651">
            <text:p>49651</text:p>
          </table:table-cell>
          <table:table-cell office:value-type="float" office:value="58261">
            <text:p>58261</text:p>
          </table:table-cell>
          <table:table-cell office:value-type="float" office:value="52710">
            <text:p>52710</text:p>
          </table:table-cell>
          <table:table-cell office:value-type="float" office:value="55629">
            <text:p>55629</text:p>
          </table:table-cell>
          <table:table-cell office:value-type="float" office:value="59905">
            <text:p>59905</text:p>
          </table:table-cell>
          <table:table-cell office:value-type="float" office:value="63556">
            <text:p>63556</text:p>
          </table:table-cell>
          <table:table-cell office:value-type="float" office:value="61282">
            <text:p>61282</text:p>
          </table:table-cell>
          <table:table-cell office:value-type="float" office:value="59356">
            <text:p>59356</text:p>
          </table:table-cell>
          <table:table-cell office:value-type="float" office:value="59734">
            <text:p>59734</text:p>
          </table:table-cell>
          <table:table-cell office:value-type="float" office:value="63512">
            <text:p>63512</text:p>
          </table:table-cell>
          <table:table-cell office:value-type="float" office:value="61101">
            <text:p>61101</text:p>
          </table:table-cell>
          <table:table-cell office:value-type="float" office:value="65835">
            <text:p>65835</text:p>
          </table:table-cell>
          <table:table-cell office:value-type="float" office:value="65047">
            <text:p>65047</text:p>
          </table:table-cell>
          <table:table-cell office:value-type="float" office:value="72198">
            <text:p>72198</text:p>
          </table:table-cell>
          <table:table-cell office:value-type="float" office:value="68662">
            <text:p>68662</text:p>
          </table:table-cell>
          <table:table-cell office:value-type="float" office:value="69633">
            <text:p>69633</text:p>
          </table:table-cell>
          <table:table-cell office:value-type="float" office:value="83489">
            <text:p>83489</text:p>
          </table:table-cell>
          <table:table-cell office:value-type="float" office:value="87392">
            <text:p>87392</text:p>
          </table:table-cell>
          <table:table-cell office:value-type="float" office:value="82214">
            <text:p>82214</text:p>
          </table:table-cell>
          <table:table-cell office:value-type="float" office:value="79548">
            <text:p>79548</text:p>
          </table:table-cell>
          <table:table-cell office:value-type="float" office:value="83763">
            <text:p>83763</text:p>
          </table:table-cell>
          <table:table-cell office:value-type="float" office:value="79994">
            <text:p>79994</text:p>
          </table:table-cell>
          <table:table-cell office:value-type="float" office:value="85058">
            <text:p>85058</text:p>
          </table:table-cell>
          <table:table-cell office:value-type="float" office:value="74043">
            <text:p>74043</text:p>
          </table:table-cell>
          <table:table-cell table:number-columns-repeated="24" office:value-type="float" office:value="0">
            <text:p>0</text:p>
          </table:table-cell>
          <table:table-cell table:number-columns-repeated="3"/>
          <table:table-cell table:number-columns-repeated="13" office:value-type="float" office:value="0">
            <text:p>0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CABALANGO </text:p>
          </table:table-cell>
          <table:table-cell office:value-type="string">
            <text:p>Comuna</text:p>
          </table:table-cell>
          <table:table-cell office:value-type="float" office:value="18544">
            <text:p>18544</text:p>
          </table:table-cell>
          <table:table-cell office:value-type="float" office:value="21759">
            <text:p>21759</text:p>
          </table:table-cell>
          <table:table-cell office:value-type="float" office:value="19686">
            <text:p>19686</text:p>
          </table:table-cell>
          <table:table-cell office:value-type="float" office:value="20776">
            <text:p>20776</text:p>
          </table:table-cell>
          <table:table-cell office:value-type="float" office:value="22373">
            <text:p>22373</text:p>
          </table:table-cell>
          <table:table-cell office:value-type="float" office:value="23737">
            <text:p>23737</text:p>
          </table:table-cell>
          <table:table-cell office:value-type="float" office:value="22887">
            <text:p>22887</text:p>
          </table:table-cell>
          <table:table-cell office:value-type="float" office:value="22168">
            <text:p>22168</text:p>
          </table:table-cell>
          <table:table-cell office:value-type="float" office:value="22309">
            <text:p>22309</text:p>
          </table:table-cell>
          <table:table-cell office:value-type="float" office:value="23720">
            <text:p>23720</text:p>
          </table:table-cell>
          <table:table-cell office:value-type="float" office:value="22820">
            <text:p>22820</text:p>
          </table:table-cell>
          <table:table-cell office:value-type="float" office:value="24588">
            <text:p>24588</text:p>
          </table:table-cell>
          <table:table-cell office:value-type="float" office:value="24294">
            <text:p>24294</text:p>
          </table:table-cell>
          <table:table-cell office:value-type="float" office:value="26964">
            <text:p>26964</text:p>
          </table:table-cell>
          <table:table-cell office:value-type="float" office:value="25644">
            <text:p>25644</text:p>
          </table:table-cell>
          <table:table-cell office:value-type="float" office:value="26006">
            <text:p>26006</text:p>
          </table:table-cell>
          <table:table-cell office:value-type="float" office:value="31181">
            <text:p>31181</text:p>
          </table:table-cell>
          <table:table-cell office:value-type="float" office:value="32639">
            <text:p>32639</text:p>
          </table:table-cell>
          <table:table-cell office:value-type="float" office:value="30705">
            <text:p>30705</text:p>
          </table:table-cell>
          <table:table-cell office:value-type="float" office:value="29709">
            <text:p>29709</text:p>
          </table:table-cell>
          <table:table-cell office:value-type="float" office:value="31283">
            <text:p>31283</text:p>
          </table:table-cell>
          <table:table-cell office:value-type="float" office:value="29876">
            <text:p>29876</text:p>
          </table:table-cell>
          <table:table-cell office:value-type="float" office:value="31767">
            <text:p>31767</text:p>
          </table:table-cell>
          <table:table-cell office:value-type="float" office:value="27653">
            <text:p>27653</text:p>
          </table:table-cell>
          <table:table-cell office:value-type="float" office:value="35772">
            <text:p>35772</text:p>
          </table:table-cell>
          <table:table-cell office:value-type="float" office:value="35451">
            <text:p>35451</text:p>
          </table:table-cell>
          <table:table-cell office:value-type="float" office:value="18905">
            <text:p>18905</text:p>
          </table:table-cell>
          <table:table-cell office:value-type="float" office:value="26812">
            <text:p>26812</text:p>
          </table:table-cell>
          <table:table-cell office:value-type="float" office:value="33066">
            <text:p>33066</text:p>
          </table:table-cell>
          <table:table-cell office:value-type="float" office:value="33184">
            <text:p>33184</text:p>
          </table:table-cell>
          <table:table-cell office:value-type="float" office:value="31702.79">
            <text:p>31702,79</text:p>
          </table:table-cell>
          <table:table-cell office:value-type="float" office:value="32345.72">
            <text:p>32345,72</text:p>
          </table:table-cell>
          <table:table-cell office:value-type="float" office:value="32960.11">
            <text:p>32960,11</text:p>
          </table:table-cell>
          <table:table-cell office:value-type="float" office:value="31760.67">
            <text:p>31760,67</text:p>
          </table:table-cell>
          <table:table-cell office:value-type="float" office:value="35405.6">
            <text:p>35405,6</text:p>
          </table:table-cell>
          <table:table-cell office:value-type="float" office:value="34271.82">
            <text:p>34271,82</text:p>
          </table:table-cell>
          <table:table-cell office:value-type="float" office:value="38425">
            <text:p>38425</text:p>
          </table:table-cell>
          <table:table-cell office:value-type="float" office:value="33217">
            <text:p>33217</text:p>
          </table:table-cell>
          <table:table-cell office:value-type="float" office:value="32684">
            <text:p>32684</text:p>
          </table:table-cell>
          <table:table-cell office:value-type="float" office:value="31230">
            <text:p>31230</text:p>
          </table:table-cell>
          <table:table-cell office:value-type="float" office:value="40841">
            <text:p>40841</text:p>
          </table:table-cell>
          <table:table-cell office:value-type="float" office:value="40503">
            <text:p>40503</text:p>
          </table:table-cell>
          <table:table-cell office:value-type="float" office:value="37764">
            <text:p>37764</text:p>
          </table:table-cell>
          <table:table-cell office:value-type="float" office:value="40386">
            <text:p>40386</text:p>
          </table:table-cell>
          <table:table-cell office:value-type="float" office:value="39243">
            <text:p>39243</text:p>
          </table:table-cell>
          <table:table-cell office:value-type="float" office:value="42414.3">
            <text:p>42414,3</text:p>
          </table:table-cell>
          <table:table-cell office:value-type="float" office:value="43393.4">
            <text:p>43393,4</text:p>
          </table:table-cell>
          <table:table-cell office:value-type="float" office:value="42296.1">
            <text:p>42296,1</text:p>
          </table:table-cell>
          <table:table-cell office:value-type="float" office:value="46779.7">
            <text:p>46779,7</text:p>
          </table:table-cell>
          <table:table-cell office:value-type="float" office:value="50423.1">
            <text:p>50423,1</text:p>
          </table:table-cell>
          <table:table-cell office:value-type="float" office:value="44455.2">
            <text:p>44455,2</text:p>
          </table:table-cell>
          <table:table-cell office:value-type="float" office:value="46507">
            <text:p>46507</text:p>
          </table:table-cell>
          <table:table-cell office:value-type="float" office:value="55140">
            <text:p>55140</text:p>
          </table:table-cell>
          <table:table-cell office:value-type="float" office:value="56079">
            <text:p>56079</text:p>
          </table:table-cell>
          <table:table-cell office:value-type="float" office:value="54594.91">
            <text:p>54594,91</text:p>
          </table:table-cell>
          <table:table-cell office:value-type="float" office:value="55560.89">
            <text:p>55560,89</text:p>
          </table:table-cell>
          <table:table-cell office:value-type="float" office:value="53842.82">
            <text:p>53842,82</text:p>
          </table:table-cell>
          <table:table-cell office:value-type="float" office:value="55842.47">
            <text:p>55842,47</text:p>
          </table:table-cell>
          <table:table-cell office:value-type="float" office:value="58055.02">
            <text:p>58055,02</text:p>
          </table:table-cell>
          <table:table-cell office:value-type="float" office:value="56585.35">
            <text:p>56585,35</text:p>
          </table:table-cell>
          <table:table-cell office:value-type="float" office:value="66681">
            <text:p>66681</text:p>
          </table:table-cell>
          <table:table-cell office:value-type="float" office:value="70966.84">
            <text:p>70966,84</text:p>
          </table:table-cell>
          <table:table-cell office:value-type="float" office:value="59699.04">
            <text:p>59699,04</text:p>
          </table:table-cell>
          <table:table-cell office:value-type="float" office:value="64120">
            <text:p>64120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CALMAYO </text:p>
          </table:table-cell>
          <table:table-cell office:value-type="string">
            <text:p>Comuna</text:p>
          </table:table-cell>
          <table:table-cell office:value-type="float" office:value="12261">
            <text:p>12261</text:p>
          </table:table-cell>
          <table:table-cell office:value-type="float" office:value="14387">
            <text:p>14387</text:p>
          </table:table-cell>
          <table:table-cell office:value-type="float" office:value="13016">
            <text:p>13016</text:p>
          </table:table-cell>
          <table:table-cell office:value-type="float" office:value="13737">
            <text:p>13737</text:p>
          </table:table-cell>
          <table:table-cell office:value-type="float" office:value="14793">
            <text:p>14793</text:p>
          </table:table-cell>
          <table:table-cell office:value-type="float" office:value="15695">
            <text:p>15695</text:p>
          </table:table-cell>
          <table:table-cell office:value-type="float" office:value="15133">
            <text:p>15133</text:p>
          </table:table-cell>
          <table:table-cell office:value-type="float" office:value="14657">
            <text:p>14657</text:p>
          </table:table-cell>
          <table:table-cell office:value-type="float" office:value="14751">
            <text:p>14751</text:p>
          </table:table-cell>
          <table:table-cell office:value-type="float" office:value="15684">
            <text:p>15684</text:p>
          </table:table-cell>
          <table:table-cell office:value-type="float" office:value="15088">
            <text:p>15088</text:p>
          </table:table-cell>
          <table:table-cell office:value-type="float" office:value="16257">
            <text:p>16257</text:p>
          </table:table-cell>
          <table:table-cell office:value-type="float" office:value="16063">
            <text:p>16063</text:p>
          </table:table-cell>
          <table:table-cell office:value-type="float" office:value="17829">
            <text:p>17829</text:p>
          </table:table-cell>
          <table:table-cell office:value-type="float" office:value="16955">
            <text:p>16955</text:p>
          </table:table-cell>
          <table:table-cell office:value-type="float" office:value="17195">
            <text:p>17195</text:p>
          </table:table-cell>
          <table:table-cell office:value-type="float" office:value="20617">
            <text:p>20617</text:p>
          </table:table-cell>
          <table:table-cell office:value-type="float" office:value="21581">
            <text:p>21581</text:p>
          </table:table-cell>
          <table:table-cell office:value-type="float" office:value="20302">
            <text:p>20302</text:p>
          </table:table-cell>
          <table:table-cell office:value-type="float" office:value="19644">
            <text:p>19644</text:p>
          </table:table-cell>
          <table:table-cell office:value-type="float" office:value="20684">
            <text:p>20684</text:p>
          </table:table-cell>
          <table:table-cell office:value-type="float" office:value="19754">
            <text:p>19754</text:p>
          </table:table-cell>
          <table:table-cell office:value-type="float" office:value="21004">
            <text:p>21004</text:p>
          </table:table-cell>
          <table:table-cell office:value-type="float" office:value="18284">
            <text:p>18284</text:p>
          </table:table-cell>
          <table:table-cell office:value-type="float" office:value="23652">
            <text:p>23652</text:p>
          </table:table-cell>
          <table:table-cell office:value-type="float" office:value="23440">
            <text:p>23440</text:p>
          </table:table-cell>
          <table:table-cell office:value-type="float" office:value="24541">
            <text:p>24541</text:p>
          </table:table-cell>
          <table:table-cell office:value-type="float" office:value="23212">
            <text:p>23212</text:p>
          </table:table-cell>
          <table:table-cell office:value-type="float" office:value="28627">
            <text:p>28627</text:p>
          </table:table-cell>
          <table:table-cell office:value-type="float" office:value="28728">
            <text:p>28728</text:p>
          </table:table-cell>
          <table:table-cell office:value-type="float" office:value="27446.36">
            <text:p>27446,36</text:p>
          </table:table-cell>
          <table:table-cell office:value-type="float" office:value="28002.97">
            <text:p>28002,97</text:p>
          </table:table-cell>
          <table:table-cell office:value-type="float" office:value="28534.87">
            <text:p>28534,87</text:p>
          </table:table-cell>
          <table:table-cell office:value-type="float" office:value="27496.47">
            <text:p>27496,47</text:p>
          </table:table-cell>
          <table:table-cell office:value-type="float" office:value="30652.03">
            <text:p>30652,03</text:p>
          </table:table-cell>
          <table:table-cell office:value-type="float" office:value="29670.47">
            <text:p>29670,47</text:p>
          </table:table-cell>
          <table:table-cell office:value-type="float" office:value="33266">
            <text:p>33266</text:p>
          </table:table-cell>
          <table:table-cell office:value-type="float" office:value="28758">
            <text:p>28758</text:p>
          </table:table-cell>
          <table:table-cell office:value-type="float" office:value="28296">
            <text:p>28296</text:p>
          </table:table-cell>
          <table:table-cell office:value-type="float" office:value="27037">
            <text:p>27037</text:p>
          </table:table-cell>
          <table:table-cell office:value-type="float" office:value="35358">
            <text:p>35358</text:p>
          </table:table-cell>
          <table:table-cell office:value-type="float" office:value="35064">
            <text:p>35064</text:p>
          </table:table-cell>
          <table:table-cell office:value-type="float" office:value="32694">
            <text:p>32694</text:p>
          </table:table-cell>
          <table:table-cell office:value-type="float" office:value="34964">
            <text:p>34964</text:p>
          </table:table-cell>
          <table:table-cell office:value-type="float" office:value="33975">
            <text:p>33975</text:p>
          </table:table-cell>
          <table:table-cell office:value-type="float" office:value="36719.8">
            <text:p>36719,8</text:p>
          </table:table-cell>
          <table:table-cell office:value-type="float" office:value="37567.4">
            <text:p>37567,4</text:p>
          </table:table-cell>
          <table:table-cell office:value-type="float" office:value="36616.6">
            <text:p>36616,6</text:p>
          </table:table-cell>
          <table:table-cell office:value-type="float" office:value="40499">
            <text:p>40499</text:p>
          </table:table-cell>
          <table:table-cell office:value-type="float" office:value="43653.3">
            <text:p>43653,3</text:p>
          </table:table-cell>
          <table:table-cell office:value-type="float" office:value="38486.6">
            <text:p>38486,6</text:p>
          </table:table-cell>
          <table:table-cell office:value-type="float" office:value="40263">
            <text:p>40263</text:p>
          </table:table-cell>
          <table:table-cell office:value-type="float" office:value="47737">
            <text:p>47737</text:p>
          </table:table-cell>
          <table:table-cell office:value-type="float" office:value="48550">
            <text:p>48550</text:p>
          </table:table-cell>
          <table:table-cell office:value-type="float" office:value="47264.97">
            <text:p>47264,97</text:p>
          </table:table-cell>
          <table:table-cell office:value-type="float" office:value="48101.26">
            <text:p>48101,26</text:p>
          </table:table-cell>
          <table:table-cell office:value-type="float" office:value="46613.86">
            <text:p>46613,86</text:p>
          </table:table-cell>
          <table:table-cell office:value-type="float" office:value="48345.04">
            <text:p>48345,04</text:p>
          </table:table-cell>
          <table:table-cell office:value-type="float" office:value="50260.53">
            <text:p>50260,53</text:p>
          </table:table-cell>
          <table:table-cell office:value-type="float" office:value="48988.18">
            <text:p>48988,18</text:p>
          </table:table-cell>
          <table:table-cell office:value-type="float" office:value="57728.37">
            <text:p>57728,37</text:p>
          </table:table-cell>
          <table:table-cell office:value-type="float" office:value="61438.8">
            <text:p>61438,8</text:p>
          </table:table-cell>
          <table:table-cell office:value-type="float" office:value="51683.82">
            <text:p>51683,82</text:p>
          </table:table-cell>
          <table:table-cell office:value-type="float" office:value="55511">
            <text:p>55511</text:p>
          </table:table-cell>
          <table:table-cell table:number-columns-repeated="907"/>
        </table:table-row>
        <table:table-row table:style-name="ro2">
          <table:table-cell office:value-type="string">
            <text:p>SOBREMONTE</text:p>
          </table:table-cell>
          <table:table-cell office:value-type="string">
            <text:p>CAMINIAGA </text:p>
          </table:table-cell>
          <table:table-cell office:value-type="string">
            <text:p>Comuna</text:p>
          </table:table-cell>
          <table:table-cell office:value-type="float" office:value="17311">
            <text:p>17311</text:p>
          </table:table-cell>
          <table:table-cell office:value-type="float" office:value="20313">
            <text:p>20313</text:p>
          </table:table-cell>
          <table:table-cell office:value-type="float" office:value="18378">
            <text:p>18378</text:p>
          </table:table-cell>
          <table:table-cell office:value-type="float" office:value="19395">
            <text:p>19395</text:p>
          </table:table-cell>
          <table:table-cell office:value-type="float" office:value="20886">
            <text:p>20886</text:p>
          </table:table-cell>
          <table:table-cell office:value-type="float" office:value="22159">
            <text:p>22159</text:p>
          </table:table-cell>
          <table:table-cell office:value-type="float" office:value="21366">
            <text:p>21366</text:p>
          </table:table-cell>
          <table:table-cell office:value-type="float" office:value="20695">
            <text:p>20695</text:p>
          </table:table-cell>
          <table:table-cell office:value-type="float" office:value="20827">
            <text:p>20827</text:p>
          </table:table-cell>
          <table:table-cell office:value-type="float" office:value="22144">
            <text:p>22144</text:p>
          </table:table-cell>
          <table:table-cell office:value-type="float" office:value="21303">
            <text:p>21303</text:p>
          </table:table-cell>
          <table:table-cell office:value-type="float" office:value="22954">
            <text:p>22954</text:p>
          </table:table-cell>
          <table:table-cell office:value-type="float" office:value="22679">
            <text:p>22679</text:p>
          </table:table-cell>
          <table:table-cell office:value-type="float" office:value="25172">
            <text:p>25172</text:p>
          </table:table-cell>
          <table:table-cell office:value-type="float" office:value="23939">
            <text:p>23939</text:p>
          </table:table-cell>
          <table:table-cell office:value-type="float" office:value="24278">
            <text:p>24278</text:p>
          </table:table-cell>
          <table:table-cell office:value-type="float" office:value="29109">
            <text:p>29109</text:p>
          </table:table-cell>
          <table:table-cell office:value-type="float" office:value="30470">
            <text:p>30470</text:p>
          </table:table-cell>
          <table:table-cell office:value-type="float" office:value="28664">
            <text:p>28664</text:p>
          </table:table-cell>
          <table:table-cell office:value-type="float" office:value="27735">
            <text:p>27735</text:p>
          </table:table-cell>
          <table:table-cell office:value-type="float" office:value="29204">
            <text:p>29204</text:p>
          </table:table-cell>
          <table:table-cell office:value-type="float" office:value="27890">
            <text:p>27890</text:p>
          </table:table-cell>
          <table:table-cell office:value-type="float" office:value="29656">
            <text:p>29656</text:p>
          </table:table-cell>
          <table:table-cell office:value-type="float" office:value="25815">
            <text:p>25815</text:p>
          </table:table-cell>
          <table:table-cell office:value-type="float" office:value="33395">
            <text:p>33395</text:p>
          </table:table-cell>
          <table:table-cell office:value-type="float" office:value="33095">
            <text:p>33095</text:p>
          </table:table-cell>
          <table:table-cell office:value-type="float" office:value="34665">
            <text:p>34665</text:p>
          </table:table-cell>
          <table:table-cell office:value-type="float" office:value="32779">
            <text:p>32779</text:p>
          </table:table-cell>
          <table:table-cell office:value-type="float" office:value="40424">
            <text:p>40424</text:p>
          </table:table-cell>
          <table:table-cell office:value-type="float" office:value="40567">
            <text:p>40567</text:p>
          </table:table-cell>
          <table:table-cell office:value-type="float" office:value="38757.31">
            <text:p>38757,31</text:p>
          </table:table-cell>
          <table:table-cell office:value-type="float" office:value="39543.31">
            <text:p>39543,31</text:p>
          </table:table-cell>
          <table:table-cell office:value-type="float" office:value="40294.41">
            <text:p>40294,41</text:p>
          </table:table-cell>
          <table:table-cell office:value-type="float" office:value="38828.08">
            <text:p>38828,08</text:p>
          </table:table-cell>
          <table:table-cell office:value-type="float" office:value="43284.08">
            <text:p>43284,08</text:p>
          </table:table-cell>
          <table:table-cell office:value-type="float" office:value="41898.01">
            <text:p>41898,01</text:p>
          </table:table-cell>
          <table:table-cell office:value-type="float" office:value="46975">
            <text:p>46975</text:p>
          </table:table-cell>
          <table:table-cell office:value-type="float" office:value="40609">
            <text:p>40609</text:p>
          </table:table-cell>
          <table:table-cell office:value-type="float" office:value="39957">
            <text:p>39957</text:p>
          </table:table-cell>
          <table:table-cell office:value-type="float" office:value="38179">
            <text:p>38179</text:p>
          </table:table-cell>
          <table:table-cell office:value-type="float" office:value="49929">
            <text:p>49929</text:p>
          </table:table-cell>
          <table:table-cell office:value-type="float" office:value="49514">
            <text:p>49514</text:p>
          </table:table-cell>
          <table:table-cell office:value-type="float" office:value="46167">
            <text:p>46167</text:p>
          </table:table-cell>
          <table:table-cell office:value-type="float" office:value="49373">
            <text:p>49373</text:p>
          </table:table-cell>
          <table:table-cell office:value-type="float" office:value="47976">
            <text:p>47976</text:p>
          </table:table-cell>
          <table:table-cell office:value-type="float" office:value="51852.4">
            <text:p>51852,4</text:p>
          </table:table-cell>
          <table:table-cell office:value-type="float" office:value="53049.4">
            <text:p>53049,4</text:p>
          </table:table-cell>
          <table:table-cell office:value-type="float" office:value="51706.7">
            <text:p>51706,7</text:p>
          </table:table-cell>
          <table:table-cell office:value-type="float" office:value="57189.1">
            <text:p>57189,1</text:p>
          </table:table-cell>
          <table:table-cell office:value-type="float" office:value="61643.3">
            <text:p>61643,3</text:p>
          </table:table-cell>
          <table:table-cell office:value-type="float" office:value="54347.4">
            <text:p>54347,4</text:p>
          </table:table-cell>
          <table:table-cell office:value-type="float" office:value="56856">
            <text:p>56856</text:p>
          </table:table-cell>
          <table:table-cell office:value-type="float" office:value="67410">
            <text:p>67410</text:p>
          </table:table-cell>
          <table:table-cell office:value-type="float" office:value="68558">
            <text:p>68558</text:p>
          </table:table-cell>
          <table:table-cell office:value-type="float" office:value="66743.41">
            <text:p>66743,41</text:p>
          </table:table-cell>
          <table:table-cell office:value-type="float" office:value="67924.34">
            <text:p>67924,34</text:p>
          </table:table-cell>
          <table:table-cell office:value-type="float" office:value="65823.97">
            <text:p>65823,97</text:p>
          </table:table-cell>
          <table:table-cell office:value-type="float" office:value="68268.58">
            <text:p>68268,58</text:p>
          </table:table-cell>
          <table:table-cell office:value-type="float" office:value="70973.46">
            <text:p>70973,46</text:p>
          </table:table-cell>
          <table:table-cell office:value-type="float" office:value="69176.76">
            <text:p>69176,76</text:p>
          </table:table-cell>
          <table:table-cell office:value-type="float" office:value="81518.9">
            <text:p>81518,9</text:p>
          </table:table-cell>
          <table:table-cell office:value-type="float" office:value="86758.43">
            <text:p>86758,43</text:p>
          </table:table-cell>
          <table:table-cell office:value-type="float" office:value="72983.31">
            <text:p>72983,31</text:p>
          </table:table-cell>
          <table:table-cell office:value-type="float" office:value="78388">
            <text:p>78388</text:p>
          </table:table-cell>
          <table:table-cell table:number-columns-repeated="907"/>
        </table:table-row>
        <table:table-row table:style-name="ro2">
          <table:table-cell office:value-type="string">
            <text:p>TOTORAL</text:p>
          </table:table-cell>
          <table:table-cell office:value-type="string">
            <text:p>CANDELARIA SUD </text:p>
          </table:table-cell>
          <table:table-cell office:value-type="string">
            <text:p>Comuna</text:p>
          </table:table-cell>
          <table:table-cell office:value-type="float" office:value="16216">
            <text:p>16216</text:p>
          </table:table-cell>
          <table:table-cell office:value-type="float" office:value="19027">
            <text:p>19027</text:p>
          </table:table-cell>
          <table:table-cell office:value-type="float" office:value="17215">
            <text:p>17215</text:p>
          </table:table-cell>
          <table:table-cell office:value-type="float" office:value="18168">
            <text:p>18168</text:p>
          </table:table-cell>
          <table:table-cell office:value-type="float" office:value="19565">
            <text:p>19565</text:p>
          </table:table-cell>
          <table:table-cell office:value-type="float" office:value="20757">
            <text:p>20757</text:p>
          </table:table-cell>
          <table:table-cell office:value-type="float" office:value="20014">
            <text:p>20014</text:p>
          </table:table-cell>
          <table:table-cell office:value-type="float" office:value="19386">
            <text:p>19386</text:p>
          </table:table-cell>
          <table:table-cell office:value-type="float" office:value="19509">
            <text:p>19509</text:p>
          </table:table-cell>
          <table:table-cell office:value-type="float" office:value="20743">
            <text:p>20743</text:p>
          </table:table-cell>
          <table:table-cell office:value-type="float" office:value="19956">
            <text:p>19956</text:p>
          </table:table-cell>
          <table:table-cell office:value-type="float" office:value="21502">
            <text:p>21502</text:p>
          </table:table-cell>
          <table:table-cell office:value-type="float" office:value="21244">
            <text:p>21244</text:p>
          </table:table-cell>
          <table:table-cell office:value-type="float" office:value="23580">
            <text:p>23580</text:p>
          </table:table-cell>
          <table:table-cell office:value-type="float" office:value="22425">
            <text:p>22425</text:p>
          </table:table-cell>
          <table:table-cell office:value-type="float" office:value="22742">
            <text:p>22742</text:p>
          </table:table-cell>
          <table:table-cell office:value-type="float" office:value="27267">
            <text:p>27267</text:p>
          </table:table-cell>
          <table:table-cell office:value-type="float" office:value="28542">
            <text:p>28542</text:p>
          </table:table-cell>
          <table:table-cell office:value-type="float" office:value="26851">
            <text:p>26851</text:p>
          </table:table-cell>
          <table:table-cell office:value-type="float" office:value="25980">
            <text:p>25980</text:p>
          </table:table-cell>
          <table:table-cell office:value-type="float" office:value="27357">
            <text:p>27357</text:p>
          </table:table-cell>
          <table:table-cell office:value-type="float" office:value="26126">
            <text:p>26126</text:p>
          </table:table-cell>
          <table:table-cell office:value-type="float" office:value="27780">
            <text:p>27780</text:p>
          </table:table-cell>
          <table:table-cell office:value-type="float" office:value="24182">
            <text:p>24182</text:p>
          </table:table-cell>
          <table:table-cell office:value-type="float" office:value="31282">
            <text:p>31282</text:p>
          </table:table-cell>
          <table:table-cell office:value-type="float" office:value="31001">
            <text:p>31001</text:p>
          </table:table-cell>
          <table:table-cell office:value-type="float" office:value="32516">
            <text:p>32516</text:p>
          </table:table-cell>
          <table:table-cell office:value-type="float" office:value="30719">
            <text:p>30719</text:p>
          </table:table-cell>
          <table:table-cell office:value-type="float" office:value="37885">
            <text:p>37885</text:p>
          </table:table-cell>
          <table:table-cell office:value-type="float" office:value="38019">
            <text:p>38019</text:p>
          </table:table-cell>
          <table:table-cell office:value-type="float" office:value="36322.4">
            <text:p>36322,4</text:p>
          </table:table-cell>
          <table:table-cell office:value-type="float" office:value="37059.01">
            <text:p>37059,01</text:p>
          </table:table-cell>
          <table:table-cell office:value-type="float" office:value="37762.93">
            <text:p>37762,93</text:p>
          </table:table-cell>
          <table:table-cell office:value-type="float" office:value="36388.72">
            <text:p>36388,72</text:p>
          </table:table-cell>
          <table:table-cell office:value-type="float" office:value="40565.78">
            <text:p>40565,78</text:p>
          </table:table-cell>
          <table:table-cell office:value-type="float" office:value="39267.79">
            <text:p>39267,79</text:p>
          </table:table-cell>
          <table:table-cell office:value-type="float" office:value="44024">
            <text:p>44024</text:p>
          </table:table-cell>
          <table:table-cell office:value-type="float" office:value="38058">
            <text:p>38058</text:p>
          </table:table-cell>
          <table:table-cell office:value-type="float" office:value="37446">
            <text:p>37446</text:p>
          </table:table-cell>
          <table:table-cell office:value-type="float" office:value="35780">
            <text:p>35780</text:p>
          </table:table-cell>
          <table:table-cell office:value-type="float" office:value="46793">
            <text:p>46793</text:p>
          </table:table-cell>
          <table:table-cell office:value-type="float" office:value="46404">
            <text:p>46404</text:p>
          </table:table-cell>
          <table:table-cell office:value-type="float" office:value="43267">
            <text:p>43267</text:p>
          </table:table-cell>
          <table:table-cell office:value-type="float" office:value="46271">
            <text:p>46271</text:p>
          </table:table-cell>
          <table:table-cell office:value-type="float" office:value="44962">
            <text:p>44962</text:p>
          </table:table-cell>
          <table:table-cell office:value-type="float" office:value="48594.8">
            <text:p>48594,8</text:p>
          </table:table-cell>
          <table:table-cell office:value-type="float" office:value="49716.6">
            <text:p>49716,6</text:p>
          </table:table-cell>
          <table:table-cell office:value-type="float" office:value="48458.2">
            <text:p>48458,2</text:p>
          </table:table-cell>
          <table:table-cell office:value-type="float" office:value="53596.3">
            <text:p>53596,3</text:p>
          </table:table-cell>
          <table:table-cell office:value-type="float" office:value="57770.6">
            <text:p>57770,6</text:p>
          </table:table-cell>
          <table:table-cell office:value-type="float" office:value="50933">
            <text:p>50933</text:p>
          </table:table-cell>
          <table:table-cell office:value-type="float" office:value="53284">
            <text:p>53284</text:p>
          </table:table-cell>
          <table:table-cell office:value-type="float" office:value="63175">
            <text:p>63175</text:p>
          </table:table-cell>
          <table:table-cell office:value-type="float" office:value="64251">
            <text:p>64251</text:p>
          </table:table-cell>
          <table:table-cell office:value-type="float" office:value="62550.27">
            <text:p>62550,27</text:p>
          </table:table-cell>
          <table:table-cell office:value-type="float" office:value="63657.01">
            <text:p>63657,01</text:p>
          </table:table-cell>
          <table:table-cell office:value-type="float" office:value="61688.6">
            <text:p>61688,6</text:p>
          </table:table-cell>
          <table:table-cell office:value-type="float" office:value="63979.63">
            <text:p>63979,63</text:p>
          </table:table-cell>
          <table:table-cell office:value-type="float" office:value="66514.58">
            <text:p>66514,58</text:p>
          </table:table-cell>
          <table:table-cell office:value-type="float" office:value="64830.76">
            <text:p>64830,76</text:p>
          </table:table-cell>
          <table:table-cell office:value-type="float" office:value="76397.5">
            <text:p>76397,5</text:p>
          </table:table-cell>
          <table:table-cell office:value-type="float" office:value="81307.86">
            <text:p>81307,86</text:p>
          </table:table-cell>
          <table:table-cell office:value-type="float" office:value="68398.16">
            <text:p>68398,16</text:p>
          </table:table-cell>
          <table:table-cell office:value-type="float" office:value="73463">
            <text:p>73463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CAÑADA DE MACHADO </text:p>
          </table:table-cell>
          <table:table-cell office:value-type="string">
            <text:p>Comuna</text:p>
          </table:table-cell>
          <table:table-cell office:value-type="float" office:value="14823">
            <text:p>14823</text:p>
          </table:table-cell>
          <table:table-cell office:value-type="float" office:value="17393">
            <text:p>17393</text:p>
          </table:table-cell>
          <table:table-cell office:value-type="float" office:value="15736">
            <text:p>15736</text:p>
          </table:table-cell>
          <table:table-cell office:value-type="float" office:value="16607">
            <text:p>16607</text:p>
          </table:table-cell>
          <table:table-cell office:value-type="float" office:value="17884">
            <text:p>17884</text:p>
          </table:table-cell>
          <table:table-cell office:value-type="float" office:value="18974">
            <text:p>18974</text:p>
          </table:table-cell>
          <table:table-cell office:value-type="float" office:value="18295">
            <text:p>18295</text:p>
          </table:table-cell>
          <table:table-cell office:value-type="float" office:value="17720">
            <text:p>17720</text:p>
          </table:table-cell>
          <table:table-cell office:value-type="float" office:value="17833">
            <text:p>17833</text:p>
          </table:table-cell>
          <table:table-cell office:value-type="float" office:value="18961">
            <text:p>18961</text:p>
          </table:table-cell>
          <table:table-cell office:value-type="float" office:value="18241">
            <text:p>18241</text:p>
          </table:table-cell>
          <table:table-cell office:value-type="float" office:value="19654">
            <text:p>19654</text:p>
          </table:table-cell>
          <table:table-cell office:value-type="float" office:value="19419">
            <text:p>19419</text:p>
          </table:table-cell>
          <table:table-cell office:value-type="float" office:value="21554">
            <text:p>21554</text:p>
          </table:table-cell>
          <table:table-cell office:value-type="float" office:value="20498">
            <text:p>20498</text:p>
          </table:table-cell>
          <table:table-cell office:value-type="float" office:value="20788">
            <text:p>20788</text:p>
          </table:table-cell>
          <table:table-cell office:value-type="float" office:value="24925">
            <text:p>24925</text:p>
          </table:table-cell>
          <table:table-cell office:value-type="float" office:value="26090">
            <text:p>26090</text:p>
          </table:table-cell>
          <table:table-cell office:value-type="float" office:value="24544">
            <text:p>24544</text:p>
          </table:table-cell>
          <table:table-cell office:value-type="float" office:value="23748">
            <text:p>23748</text:p>
          </table:table-cell>
          <table:table-cell office:value-type="float" office:value="25006">
            <text:p>25006</text:p>
          </table:table-cell>
          <table:table-cell office:value-type="float" office:value="23881">
            <text:p>23881</text:p>
          </table:table-cell>
          <table:table-cell office:value-type="float" office:value="25393">
            <text:p>25393</text:p>
          </table:table-cell>
          <table:table-cell office:value-type="float" office:value="22104">
            <text:p>22104</text:p>
          </table:table-cell>
          <table:table-cell office:value-type="float" office:value="28594">
            <text:p>28594</text:p>
          </table:table-cell>
          <table:table-cell office:value-type="float" office:value="28337">
            <text:p>28337</text:p>
          </table:table-cell>
          <table:table-cell office:value-type="float" office:value="30427">
            <text:p>30427</text:p>
          </table:table-cell>
          <table:table-cell office:value-type="float" office:value="28308">
            <text:p>28308</text:p>
          </table:table-cell>
          <table:table-cell office:value-type="float" office:value="34911">
            <text:p>34911</text:p>
          </table:table-cell>
          <table:table-cell office:value-type="float" office:value="35035">
            <text:p>35035</text:p>
          </table:table-cell>
          <table:table-cell office:value-type="float" office:value="33471.62">
            <text:p>33471,62</text:p>
          </table:table-cell>
          <table:table-cell office:value-type="float" office:value="34150.42">
            <text:p>34150,42</text:p>
          </table:table-cell>
          <table:table-cell office:value-type="float" office:value="34799.09">
            <text:p>34799,09</text:p>
          </table:table-cell>
          <table:table-cell office:value-type="float" office:value="33532.73">
            <text:p>33532,73</text:p>
          </table:table-cell>
          <table:table-cell office:value-type="float" office:value="37381.03">
            <text:p>37381,03</text:p>
          </table:table-cell>
          <table:table-cell office:value-type="float" office:value="36183.99">
            <text:p>36183,99</text:p>
          </table:table-cell>
          <table:table-cell office:value-type="float" office:value="40569">
            <text:p>40569</text:p>
          </table:table-cell>
          <table:table-cell office:value-type="float" office:value="35071">
            <text:p>35071</text:p>
          </table:table-cell>
          <table:table-cell office:value-type="float" office:value="34507">
            <text:p>34507</text:p>
          </table:table-cell>
          <table:table-cell office:value-type="float" office:value="32972">
            <text:p>32972</text:p>
          </table:table-cell>
          <table:table-cell office:value-type="float" office:value="43120">
            <text:p>43120</text:p>
          </table:table-cell>
          <table:table-cell office:value-type="float" office:value="42762">
            <text:p>42762</text:p>
          </table:table-cell>
          <table:table-cell office:value-type="float" office:value="39871">
            <text:p>39871</text:p>
          </table:table-cell>
          <table:table-cell office:value-type="float" office:value="42640">
            <text:p>42640</text:p>
          </table:table-cell>
          <table:table-cell office:value-type="float" office:value="41433">
            <text:p>41433</text:p>
          </table:table-cell>
          <table:table-cell office:value-type="float" office:value="44780.8">
            <text:p>44780,8</text:p>
          </table:table-cell>
          <table:table-cell office:value-type="float" office:value="45814.5">
            <text:p>45814,5</text:p>
          </table:table-cell>
          <table:table-cell office:value-type="float" office:value="44655">
            <text:p>44655</text:p>
          </table:table-cell>
          <table:table-cell office:value-type="float" office:value="49389.7">
            <text:p>49389,7</text:p>
          </table:table-cell>
          <table:table-cell office:value-type="float" office:value="53236.4">
            <text:p>53236,4</text:p>
          </table:table-cell>
          <table:table-cell office:value-type="float" office:value="46935.5">
            <text:p>46935,5</text:p>
          </table:table-cell>
          <table:table-cell office:value-type="float" office:value="49102">
            <text:p>49102</text:p>
          </table:table-cell>
          <table:table-cell office:value-type="float" office:value="58216">
            <text:p>58216</text:p>
          </table:table-cell>
          <table:table-cell office:value-type="float" office:value="59208">
            <text:p>59208</text:p>
          </table:table-cell>
          <table:table-cell office:value-type="float" office:value="57640.99">
            <text:p>57640,99</text:p>
          </table:table-cell>
          <table:table-cell office:value-type="float" office:value="58660.86">
            <text:p>58660,86</text:p>
          </table:table-cell>
          <table:table-cell office:value-type="float" office:value="56846.94">
            <text:p>56846,94</text:p>
          </table:table-cell>
          <table:table-cell office:value-type="float" office:value="58958.16">
            <text:p>58958,16</text:p>
          </table:table-cell>
          <table:table-cell office:value-type="float" office:value="61294.15">
            <text:p>61294,15</text:p>
          </table:table-cell>
          <table:table-cell office:value-type="float" office:value="59742.49">
            <text:p>59742,49</text:p>
          </table:table-cell>
          <table:table-cell office:value-type="float" office:value="70401.41">
            <text:p>70401,41</text:p>
          </table:table-cell>
          <table:table-cell office:value-type="float" office:value="74926.37">
            <text:p>74926,37</text:p>
          </table:table-cell>
          <table:table-cell office:value-type="float" office:value="63029.9">
            <text:p>63029,9</text:p>
          </table:table-cell>
          <table:table-cell office:value-type="float" office:value="67697">
            <text:p>67697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CAÑADA DE RIO PINTO </text:p>
          </table:table-cell>
          <table:table-cell office:value-type="string">
            <text:p>Comuna</text:p>
          </table:table-cell>
          <table:table-cell office:value-type="float" office:value="14561">
            <text:p>14561</text:p>
          </table:table-cell>
          <table:table-cell office:value-type="float" office:value="17086">
            <text:p>17086</text:p>
          </table:table-cell>
          <table:table-cell office:value-type="float" office:value="15458">
            <text:p>15458</text:p>
          </table:table-cell>
          <table:table-cell office:value-type="float" office:value="16313">
            <text:p>16313</text:p>
          </table:table-cell>
          <table:table-cell office:value-type="float" office:value="17568">
            <text:p>17568</text:p>
          </table:table-cell>
          <table:table-cell office:value-type="float" office:value="18639">
            <text:p>18639</text:p>
          </table:table-cell>
          <table:table-cell office:value-type="float" office:value="17972">
            <text:p>17972</text:p>
          </table:table-cell>
          <table:table-cell office:value-type="float" office:value="17407">
            <text:p>17407</text:p>
          </table:table-cell>
          <table:table-cell office:value-type="float" office:value="17518">
            <text:p>17518</text:p>
          </table:table-cell>
          <table:table-cell office:value-type="float" office:value="18626">
            <text:p>18626</text:p>
          </table:table-cell>
          <table:table-cell office:value-type="float" office:value="17919">
            <text:p>17919</text:p>
          </table:table-cell>
          <table:table-cell office:value-type="float" office:value="19307">
            <text:p>19307</text:p>
          </table:table-cell>
          <table:table-cell office:value-type="float" office:value="19076">
            <text:p>19076</text:p>
          </table:table-cell>
          <table:table-cell office:value-type="float" office:value="21173">
            <text:p>21173</text:p>
          </table:table-cell>
          <table:table-cell office:value-type="float" office:value="20136">
            <text:p>20136</text:p>
          </table:table-cell>
          <table:table-cell office:value-type="float" office:value="20421">
            <text:p>20421</text:p>
          </table:table-cell>
          <table:table-cell office:value-type="float" office:value="24484">
            <text:p>24484</text:p>
          </table:table-cell>
          <table:table-cell office:value-type="float" office:value="25629">
            <text:p>25629</text:p>
          </table:table-cell>
          <table:table-cell office:value-type="float" office:value="24110">
            <text:p>24110</text:p>
          </table:table-cell>
          <table:table-cell office:value-type="float" office:value="23328">
            <text:p>23328</text:p>
          </table:table-cell>
          <table:table-cell office:value-type="float" office:value="24564">
            <text:p>24564</text:p>
          </table:table-cell>
          <table:table-cell office:value-type="float" office:value="23459">
            <text:p>23459</text:p>
          </table:table-cell>
          <table:table-cell office:value-type="float" office:value="24944">
            <text:p>24944</text:p>
          </table:table-cell>
          <table:table-cell office:value-type="float" office:value="21714">
            <text:p>21714</text:p>
          </table:table-cell>
          <table:table-cell office:value-type="float" office:value="28089">
            <text:p>28089</text:p>
          </table:table-cell>
          <table:table-cell office:value-type="float" office:value="27837">
            <text:p>27837</text:p>
          </table:table-cell>
          <table:table-cell office:value-type="float" office:value="29539">
            <text:p>29539</text:p>
          </table:table-cell>
          <table:table-cell office:value-type="float" office:value="27694">
            <text:p>27694</text:p>
          </table:table-cell>
          <table:table-cell office:value-type="float" office:value="34154">
            <text:p>34154</text:p>
          </table:table-cell>
          <table:table-cell office:value-type="float" office:value="34275">
            <text:p>34275</text:p>
          </table:table-cell>
          <table:table-cell office:value-type="float" office:value="32745.62">
            <text:p>32745,62</text:p>
          </table:table-cell>
          <table:table-cell office:value-type="float" office:value="33409.7">
            <text:p>33409,7</text:p>
          </table:table-cell>
          <table:table-cell office:value-type="float" office:value="34044.3">
            <text:p>34044,3</text:p>
          </table:table-cell>
          <table:table-cell office:value-type="float" office:value="32805.41">
            <text:p>32805,41</text:p>
          </table:table-cell>
          <table:table-cell office:value-type="float" office:value="36570.24">
            <text:p>36570,24</text:p>
          </table:table-cell>
          <table:table-cell office:value-type="float" office:value="35399.16">
            <text:p>35399,16</text:p>
          </table:table-cell>
          <table:table-cell office:value-type="float" office:value="39689">
            <text:p>39689</text:p>
          </table:table-cell>
          <table:table-cell office:value-type="float" office:value="34310">
            <text:p>34310</text:p>
          </table:table-cell>
          <table:table-cell office:value-type="float" office:value="33759">
            <text:p>33759</text:p>
          </table:table-cell>
          <table:table-cell office:value-type="float" office:value="32257">
            <text:p>32257</text:p>
          </table:table-cell>
          <table:table-cell office:value-type="float" office:value="42185">
            <text:p>42185</text:p>
          </table:table-cell>
          <table:table-cell office:value-type="float" office:value="41834">
            <text:p>41834</text:p>
          </table:table-cell>
          <table:table-cell office:value-type="float" office:value="39006">
            <text:p>39006</text:p>
          </table:table-cell>
          <table:table-cell office:value-type="float" office:value="41715">
            <text:p>41715</text:p>
          </table:table-cell>
          <table:table-cell office:value-type="float" office:value="40534">
            <text:p>40534</text:p>
          </table:table-cell>
          <table:table-cell office:value-type="float" office:value="43809.5">
            <text:p>43809,5</text:p>
          </table:table-cell>
          <table:table-cell office:value-type="float" office:value="44820.8">
            <text:p>44820,8</text:p>
          </table:table-cell>
          <table:table-cell office:value-type="float" office:value="43686.4">
            <text:p>43686,4</text:p>
          </table:table-cell>
          <table:table-cell office:value-type="float" office:value="48318.5">
            <text:p>48318,5</text:p>
          </table:table-cell>
          <table:table-cell office:value-type="float" office:value="52081.7">
            <text:p>52081,7</text:p>
          </table:table-cell>
          <table:table-cell office:value-type="float" office:value="45917.5">
            <text:p>45917,5</text:p>
          </table:table-cell>
          <table:table-cell office:value-type="float" office:value="48037">
            <text:p>48037</text:p>
          </table:table-cell>
          <table:table-cell office:value-type="float" office:value="56954">
            <text:p>56954</text:p>
          </table:table-cell>
          <table:table-cell office:value-type="float" office:value="57924">
            <text:p>57924</text:p>
          </table:table-cell>
          <table:table-cell office:value-type="float" office:value="56390.76">
            <text:p>56390,76</text:p>
          </table:table-cell>
          <table:table-cell office:value-type="float" office:value="57388.52">
            <text:p>57388,52</text:p>
          </table:table-cell>
          <table:table-cell office:value-type="float" office:value="55613.94">
            <text:p>55613,94</text:p>
          </table:table-cell>
          <table:table-cell office:value-type="float" office:value="57679.36">
            <text:p>57679,36</text:p>
          </table:table-cell>
          <table:table-cell office:value-type="float" office:value="59964.69">
            <text:p>59964,69</text:p>
          </table:table-cell>
          <table:table-cell office:value-type="float" office:value="58446.68">
            <text:p>58446,68</text:p>
          </table:table-cell>
          <table:table-cell office:value-type="float" office:value="68874.41">
            <text:p>68874,41</text:p>
          </table:table-cell>
          <table:table-cell office:value-type="float" office:value="73301.23">
            <text:p>73301,23</text:p>
          </table:table-cell>
          <table:table-cell office:value-type="float" office:value="61662.79">
            <text:p>61662,79</text:p>
          </table:table-cell>
          <table:table-cell office:value-type="float" office:value="66229">
            <text:p>66229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CAÑADA DEL SAUCE </text:p>
          </table:table-cell>
          <table:table-cell office:value-type="string">
            <text:p>Comuna</text:p>
          </table:table-cell>
          <table:table-cell office:value-type="float" office:value="12324">
            <text:p>12324</text:p>
          </table:table-cell>
          <table:table-cell office:value-type="float" office:value="14460">
            <text:p>14460</text:p>
          </table:table-cell>
          <table:table-cell office:value-type="float" office:value="13083">
            <text:p>13083</text:p>
          </table:table-cell>
          <table:table-cell office:value-type="float" office:value="13807">
            <text:p>13807</text:p>
          </table:table-cell>
          <table:table-cell office:value-type="float" office:value="14868">
            <text:p>14868</text:p>
          </table:table-cell>
          <table:table-cell office:value-type="float" office:value="15774">
            <text:p>15774</text:p>
          </table:table-cell>
          <table:table-cell office:value-type="float" office:value="15210">
            <text:p>15210</text:p>
          </table:table-cell>
          <table:table-cell office:value-type="float" office:value="14732">
            <text:p>14732</text:p>
          </table:table-cell>
          <table:table-cell office:value-type="float" office:value="14826">
            <text:p>14826</text:p>
          </table:table-cell>
          <table:table-cell office:value-type="float" office:value="15764">
            <text:p>15764</text:p>
          </table:table-cell>
          <table:table-cell office:value-type="float" office:value="15165">
            <text:p>15165</text:p>
          </table:table-cell>
          <table:table-cell office:value-type="float" office:value="16340">
            <text:p>16340</text:p>
          </table:table-cell>
          <table:table-cell office:value-type="float" office:value="16145">
            <text:p>16145</text:p>
          </table:table-cell>
          <table:table-cell office:value-type="float" office:value="17919">
            <text:p>17919</text:p>
          </table:table-cell>
          <table:table-cell office:value-type="float" office:value="17042">
            <text:p>17042</text:p>
          </table:table-cell>
          <table:table-cell office:value-type="float" office:value="17283">
            <text:p>17283</text:p>
          </table:table-cell>
          <table:table-cell office:value-type="float" office:value="20722">
            <text:p>20722</text:p>
          </table:table-cell>
          <table:table-cell office:value-type="float" office:value="21691">
            <text:p>21691</text:p>
          </table:table-cell>
          <table:table-cell office:value-type="float" office:value="20406">
            <text:p>20406</text:p>
          </table:table-cell>
          <table:table-cell office:value-type="float" office:value="19744">
            <text:p>19744</text:p>
          </table:table-cell>
          <table:table-cell office:value-type="float" office:value="20790">
            <text:p>20790</text:p>
          </table:table-cell>
          <table:table-cell office:value-type="float" office:value="19854">
            <text:p>19854</text:p>
          </table:table-cell>
          <table:table-cell office:value-type="float" office:value="21111">
            <text:p>21111</text:p>
          </table:table-cell>
          <table:table-cell office:value-type="float" office:value="18377">
            <text:p>18377</text:p>
          </table:table-cell>
          <table:table-cell office:value-type="float" office:value="23773">
            <text:p>23773</text:p>
          </table:table-cell>
          <table:table-cell office:value-type="float" office:value="23559">
            <text:p>23559</text:p>
          </table:table-cell>
          <table:table-cell office:value-type="float" office:value="22001">
            <text:p>22001</text:p>
          </table:table-cell>
          <table:table-cell office:value-type="float" office:value="22467">
            <text:p>22467</text:p>
          </table:table-cell>
          <table:table-cell office:value-type="float" office:value="27708">
            <text:p>27708</text:p>
          </table:table-cell>
          <table:table-cell office:value-type="float" office:value="27806">
            <text:p>27806</text:p>
          </table:table-cell>
          <table:table-cell office:value-type="float" office:value="26565.08">
            <text:p>26565,08</text:p>
          </table:table-cell>
          <table:table-cell office:value-type="float" office:value="27103.82">
            <text:p>27103,82</text:p>
          </table:table-cell>
          <table:table-cell office:value-type="float" office:value="27618.64">
            <text:p>27618,64</text:p>
          </table:table-cell>
          <table:table-cell office:value-type="float" office:value="26613.58">
            <text:p>26613,58</text:p>
          </table:table-cell>
          <table:table-cell office:value-type="float" office:value="29667.82">
            <text:p>29667,82</text:p>
          </table:table-cell>
          <table:table-cell office:value-type="float" office:value="28717.78">
            <text:p>28717,78</text:p>
          </table:table-cell>
          <table:table-cell office:value-type="float" office:value="32198">
            <text:p>32198</text:p>
          </table:table-cell>
          <table:table-cell office:value-type="float" office:value="27834">
            <text:p>27834</text:p>
          </table:table-cell>
          <table:table-cell office:value-type="float" office:value="27387">
            <text:p>27387</text:p>
          </table:table-cell>
          <table:table-cell office:value-type="float" office:value="26169">
            <text:p>26169</text:p>
          </table:table-cell>
          <table:table-cell office:value-type="float" office:value="34223">
            <text:p>34223</text:p>
          </table:table-cell>
          <table:table-cell office:value-type="float" office:value="33938">
            <text:p>33938</text:p>
          </table:table-cell>
          <table:table-cell office:value-type="float" office:value="31644">
            <text:p>31644</text:p>
          </table:table-cell>
          <table:table-cell office:value-type="float" office:value="33841">
            <text:p>33841</text:p>
          </table:table-cell>
          <table:table-cell office:value-type="float" office:value="32884">
            <text:p>32884</text:p>
          </table:table-cell>
          <table:table-cell office:value-type="float" office:value="35540.7">
            <text:p>35540,7</text:p>
          </table:table-cell>
          <table:table-cell office:value-type="float" office:value="36361.2">
            <text:p>36361,2</text:p>
          </table:table-cell>
          <table:table-cell office:value-type="float" office:value="35440.9">
            <text:p>35440,9</text:p>
          </table:table-cell>
          <table:table-cell office:value-type="float" office:value="39198.6">
            <text:p>39198,6</text:p>
          </table:table-cell>
          <table:table-cell office:value-type="float" office:value="42251.6">
            <text:p>42251,6</text:p>
          </table:table-cell>
          <table:table-cell office:value-type="float" office:value="37250.9">
            <text:p>37250,9</text:p>
          </table:table-cell>
          <table:table-cell office:value-type="float" office:value="38970">
            <text:p>38970</text:p>
          </table:table-cell>
          <table:table-cell office:value-type="float" office:value="46204">
            <text:p>46204</text:p>
          </table:table-cell>
          <table:table-cell office:value-type="float" office:value="46991">
            <text:p>46991</text:p>
          </table:table-cell>
          <table:table-cell office:value-type="float" office:value="45747.34">
            <text:p>45747,34</text:p>
          </table:table-cell>
          <table:table-cell office:value-type="float" office:value="46556.77">
            <text:p>46556,77</text:p>
          </table:table-cell>
          <table:table-cell office:value-type="float" office:value="45117.13">
            <text:p>45117,13</text:p>
          </table:table-cell>
          <table:table-cell office:value-type="float" office:value="46792.72">
            <text:p>46792,72</text:p>
          </table:table-cell>
          <table:table-cell office:value-type="float" office:value="48646.71">
            <text:p>48646,71</text:p>
          </table:table-cell>
          <table:table-cell office:value-type="float" office:value="47415.21">
            <text:p>47415,21</text:p>
          </table:table-cell>
          <table:table-cell office:value-type="float" office:value="55874.77">
            <text:p>55874,77</text:p>
          </table:table-cell>
          <table:table-cell office:value-type="float" office:value="59466.05">
            <text:p>59466,05</text:p>
          </table:table-cell>
          <table:table-cell office:value-type="float" office:value="50024.3">
            <text:p>50024,3</text:p>
          </table:table-cell>
          <table:table-cell office:value-type="float" office:value="53729">
            <text:p>53729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CAPILLA DE LOS REMEDIOS </text:p>
          </table:table-cell>
          <table:table-cell office:value-type="string">
            <text:p>Comuna</text:p>
          </table:table-cell>
          <table:table-cell office:value-type="float" office:value="31974">
            <text:p>31974</text:p>
          </table:table-cell>
          <table:table-cell office:value-type="float" office:value="37518">
            <text:p>37518</text:p>
          </table:table-cell>
          <table:table-cell office:value-type="float" office:value="33944">
            <text:p>33944</text:p>
          </table:table-cell>
          <table:table-cell office:value-type="float" office:value="35823">
            <text:p>35823</text:p>
          </table:table-cell>
          <table:table-cell office:value-type="float" office:value="38577">
            <text:p>38577</text:p>
          </table:table-cell>
          <table:table-cell office:value-type="float" office:value="40928">
            <text:p>40928</text:p>
          </table:table-cell>
          <table:table-cell office:value-type="float" office:value="39463">
            <text:p>39463</text:p>
          </table:table-cell>
          <table:table-cell office:value-type="float" office:value="38223">
            <text:p>38223</text:p>
          </table:table-cell>
          <table:table-cell office:value-type="float" office:value="38467">
            <text:p>38467</text:p>
          </table:table-cell>
          <table:table-cell office:value-type="float" office:value="40899">
            <text:p>40899</text:p>
          </table:table-cell>
          <table:table-cell office:value-type="float" office:value="39347">
            <text:p>39347</text:p>
          </table:table-cell>
          <table:table-cell office:value-type="float" office:value="42395">
            <text:p>42395</text:p>
          </table:table-cell>
          <table:table-cell office:value-type="float" office:value="41888">
            <text:p>41888</text:p>
          </table:table-cell>
          <table:table-cell office:value-type="float" office:value="46493">
            <text:p>46493</text:p>
          </table:table-cell>
          <table:table-cell office:value-type="float" office:value="44216">
            <text:p>44216</text:p>
          </table:table-cell>
          <table:table-cell office:value-type="float" office:value="44841">
            <text:p>44841</text:p>
          </table:table-cell>
          <table:table-cell office:value-type="float" office:value="53764">
            <text:p>53764</text:p>
          </table:table-cell>
          <table:table-cell office:value-type="float" office:value="56277">
            <text:p>56277</text:p>
          </table:table-cell>
          <table:table-cell office:value-type="float" office:value="52943">
            <text:p>52943</text:p>
          </table:table-cell>
          <table:table-cell office:value-type="float" office:value="51226">
            <text:p>51226</text:p>
          </table:table-cell>
          <table:table-cell office:value-type="float" office:value="53940">
            <text:p>53940</text:p>
          </table:table-cell>
          <table:table-cell office:value-type="float" office:value="51513">
            <text:p>51513</text:p>
          </table:table-cell>
          <table:table-cell office:value-type="float" office:value="54775">
            <text:p>54775</text:p>
          </table:table-cell>
          <table:table-cell office:value-type="float" office:value="47681">
            <text:p>47681</text:p>
          </table:table-cell>
          <table:table-cell office:value-type="float" office:value="61680">
            <text:p>61680</text:p>
          </table:table-cell>
          <table:table-cell office:value-type="float" office:value="61126">
            <text:p>61126</text:p>
          </table:table-cell>
          <table:table-cell office:value-type="float" office:value="67842">
            <text:p>67842</text:p>
          </table:table-cell>
          <table:table-cell office:value-type="float" office:value="61778">
            <text:p>61778</text:p>
          </table:table-cell>
          <table:table-cell office:value-type="float" office:value="76188">
            <text:p>76188</text:p>
          </table:table-cell>
          <table:table-cell office:value-type="float" office:value="76458">
            <text:p>76458</text:p>
          </table:table-cell>
          <table:table-cell office:value-type="float" office:value="73046.65">
            <text:p>73046,65</text:p>
          </table:table-cell>
          <table:table-cell office:value-type="float" office:value="74528.03">
            <text:p>74528,03</text:p>
          </table:table-cell>
          <table:table-cell office:value-type="float" office:value="75943.65">
            <text:p>75943,65</text:p>
          </table:table-cell>
          <table:table-cell office:value-type="float" office:value="73180.02">
            <text:p>73180,02</text:p>
          </table:table-cell>
          <table:table-cell office:value-type="float" office:value="81578.33">
            <text:p>81578,33</text:p>
          </table:table-cell>
          <table:table-cell office:value-type="float" office:value="78965.98">
            <text:p>78965,98</text:p>
          </table:table-cell>
          <table:table-cell office:value-type="float" office:value="88535">
            <text:p>88535</text:p>
          </table:table-cell>
          <table:table-cell office:value-type="float" office:value="76537">
            <text:p>76537</text:p>
          </table:table-cell>
          <table:table-cell office:value-type="float" office:value="75307">
            <text:p>75307</text:p>
          </table:table-cell>
          <table:table-cell office:value-type="float" office:value="71956">
            <text:p>71956</text:p>
          </table:table-cell>
          <table:table-cell office:value-type="float" office:value="94103">
            <text:p>94103</text:p>
          </table:table-cell>
          <table:table-cell office:value-type="float" office:value="93321">
            <text:p>93321</text:p>
          </table:table-cell>
          <table:table-cell office:value-type="float" office:value="87012">
            <text:p>87012</text:p>
          </table:table-cell>
          <table:table-cell office:value-type="float" office:value="93054">
            <text:p>93054</text:p>
          </table:table-cell>
          <table:table-cell office:value-type="float" office:value="90421">
            <text:p>90421</text:p>
          </table:table-cell>
          <table:table-cell office:value-type="float" office:value="97727.2">
            <text:p>97727,2</text:p>
          </table:table-cell>
          <table:table-cell office:value-type="float" office:value="99983.2">
            <text:p>99983,2</text:p>
          </table:table-cell>
          <table:table-cell office:value-type="float" office:value="97452.6">
            <text:p>97452,6</text:p>
          </table:table-cell>
          <table:table-cell office:value-type="float" office:value="107785.5">
            <text:p>107785,5</text:p>
          </table:table-cell>
          <table:table-cell office:value-type="float" office:value="116180.3">
            <text:p>116180,3</text:p>
          </table:table-cell>
          <table:table-cell office:value-type="float" office:value="102429.6">
            <text:p>102429,6</text:p>
          </table:table-cell>
          <table:table-cell office:value-type="float" office:value="107157">
            <text:p>107157</text:p>
          </table:table-cell>
          <table:table-cell office:value-type="float" office:value="127048">
            <text:p>127048</text:p>
          </table:table-cell>
          <table:table-cell office:value-type="float" office:value="129213">
            <text:p>129213</text:p>
          </table:table-cell>
          <table:table-cell office:value-type="float" office:value="125792.58">
            <text:p>125792,58</text:p>
          </table:table-cell>
          <table:table-cell office:value-type="float" office:value="128018.3">
            <text:p>128018,3</text:p>
          </table:table-cell>
          <table:table-cell office:value-type="float" office:value="124059.69">
            <text:p>124059,69</text:p>
          </table:table-cell>
          <table:table-cell office:value-type="float" office:value="128667.1">
            <text:p>128667,1</text:p>
          </table:table-cell>
          <table:table-cell office:value-type="float" office:value="133765.04">
            <text:p>133765,04</text:p>
          </table:table-cell>
          <table:table-cell office:value-type="float" office:value="130378.77">
            <text:p>130378,77</text:p>
          </table:table-cell>
          <table:table-cell office:value-type="float" office:value="153640.22">
            <text:p>153640,22</text:p>
          </table:table-cell>
          <table:table-cell office:value-type="float" office:value="163515.27">
            <text:p>163515,27</text:p>
          </table:table-cell>
          <table:table-cell office:value-type="float" office:value="137553.05">
            <text:p>137553,05</text:p>
          </table:table-cell>
          <table:table-cell office:value-type="float" office:value="147739">
            <text:p>147739</text:p>
          </table:table-cell>
          <table:table-cell table:number-columns-repeated="907"/>
        </table:table-row>
        <table:table-row table:style-name="ro2">
          <table:table-cell office:value-type="string">
            <text:p>TOTORAL</text:p>
          </table:table-cell>
          <table:table-cell office:value-type="string">
            <text:p>CAPILLA DE SITON </text:p>
          </table:table-cell>
          <table:table-cell office:value-type="string">
            <text:p>Comuna</text:p>
          </table:table-cell>
          <table:table-cell office:value-type="float" office:value="20513">
            <text:p>20513</text:p>
          </table:table-cell>
          <table:table-cell office:value-type="float" office:value="24070">
            <text:p>24070</text:p>
          </table:table-cell>
          <table:table-cell office:value-type="float" office:value="21777">
            <text:p>21777</text:p>
          </table:table-cell>
          <table:table-cell office:value-type="float" office:value="22983">
            <text:p>22983</text:p>
          </table:table-cell>
          <table:table-cell office:value-type="float" office:value="24750">
            <text:p>24750</text:p>
          </table:table-cell>
          <table:table-cell office:value-type="float" office:value="26258">
            <text:p>26258</text:p>
          </table:table-cell>
          <table:table-cell office:value-type="float" office:value="25318">
            <text:p>25318</text:p>
          </table:table-cell>
          <table:table-cell office:value-type="float" office:value="24522">
            <text:p>24522</text:p>
          </table:table-cell>
          <table:table-cell office:value-type="float" office:value="24678">
            <text:p>24678</text:p>
          </table:table-cell>
          <table:table-cell office:value-type="float" office:value="26239">
            <text:p>26239</text:p>
          </table:table-cell>
          <table:table-cell office:value-type="float" office:value="25243">
            <text:p>25243</text:p>
          </table:table-cell>
          <table:table-cell office:value-type="float" office:value="27199">
            <text:p>27199</text:p>
          </table:table-cell>
          <table:table-cell office:value-type="float" office:value="26874">
            <text:p>26874</text:p>
          </table:table-cell>
          <table:table-cell office:value-type="float" office:value="29828">
            <text:p>29828</text:p>
          </table:table-cell>
          <table:table-cell office:value-type="float" office:value="28367">
            <text:p>28367</text:p>
          </table:table-cell>
          <table:table-cell office:value-type="float" office:value="28768">
            <text:p>28768</text:p>
          </table:table-cell>
          <table:table-cell office:value-type="float" office:value="34493">
            <text:p>34493</text:p>
          </table:table-cell>
          <table:table-cell office:value-type="float" office:value="36105">
            <text:p>36105</text:p>
          </table:table-cell>
          <table:table-cell office:value-type="float" office:value="33966">
            <text:p>33966</text:p>
          </table:table-cell>
          <table:table-cell office:value-type="float" office:value="32865">
            <text:p>32865</text:p>
          </table:table-cell>
          <table:table-cell office:value-type="float" office:value="34606">
            <text:p>34606</text:p>
          </table:table-cell>
          <table:table-cell office:value-type="float" office:value="33049">
            <text:p>33049</text:p>
          </table:table-cell>
          <table:table-cell office:value-type="float" office:value="35141">
            <text:p>35141</text:p>
          </table:table-cell>
          <table:table-cell office:value-type="float" office:value="30590">
            <text:p>30590</text:p>
          </table:table-cell>
          <table:table-cell office:value-type="float" office:value="39571">
            <text:p>39571</text:p>
          </table:table-cell>
          <table:table-cell office:value-type="float" office:value="39216">
            <text:p>39216</text:p>
          </table:table-cell>
          <table:table-cell office:value-type="float" office:value="40830">
            <text:p>40830</text:p>
          </table:table-cell>
          <table:table-cell office:value-type="float" office:value="38761">
            <text:p>38761</text:p>
          </table:table-cell>
          <table:table-cell office:value-type="float" office:value="47802">
            <text:p>47802</text:p>
          </table:table-cell>
          <table:table-cell office:value-type="float" office:value="47971">
            <text:p>47971</text:p>
          </table:table-cell>
          <table:table-cell office:value-type="float" office:value="45831.18">
            <text:p>45831,18</text:p>
          </table:table-cell>
          <table:table-cell office:value-type="float" office:value="46760.63">
            <text:p>46760,63</text:p>
          </table:table-cell>
          <table:table-cell office:value-type="float" office:value="47648.82">
            <text:p>47648,82</text:p>
          </table:table-cell>
          <table:table-cell office:value-type="float" office:value="45914.86">
            <text:p>45914,86</text:p>
          </table:table-cell>
          <table:table-cell office:value-type="float" office:value="51184.15">
            <text:p>51184,15</text:p>
          </table:table-cell>
          <table:table-cell office:value-type="float" office:value="49545.1">
            <text:p>49545,1</text:p>
          </table:table-cell>
          <table:table-cell office:value-type="float" office:value="55549">
            <text:p>55549</text:p>
          </table:table-cell>
          <table:table-cell office:value-type="float" office:value="48021">
            <text:p>48021</text:p>
          </table:table-cell>
          <table:table-cell office:value-type="float" office:value="47249">
            <text:p>47249</text:p>
          </table:table-cell>
          <table:table-cell office:value-type="float" office:value="45147">
            <text:p>45147</text:p>
          </table:table-cell>
          <table:table-cell office:value-type="float" office:value="59042">
            <text:p>59042</text:p>
          </table:table-cell>
          <table:table-cell office:value-type="float" office:value="58552">
            <text:p>58552</text:p>
          </table:table-cell>
          <table:table-cell office:value-type="float" office:value="54593">
            <text:p>54593</text:p>
          </table:table-cell>
          <table:table-cell office:value-type="float" office:value="58384">
            <text:p>58384</text:p>
          </table:table-cell>
          <table:table-cell office:value-type="float" office:value="56732">
            <text:p>56732</text:p>
          </table:table-cell>
          <table:table-cell office:value-type="float" office:value="61316.3">
            <text:p>61316,3</text:p>
          </table:table-cell>
          <table:table-cell office:value-type="float" office:value="62731.8">
            <text:p>62731,8</text:p>
          </table:table-cell>
          <table:table-cell office:value-type="float" office:value="61144">
            <text:p>61144</text:p>
          </table:table-cell>
          <table:table-cell office:value-type="float" office:value="67627.1">
            <text:p>67627,1</text:p>
          </table:table-cell>
          <table:table-cell office:value-type="float" office:value="72894.2">
            <text:p>72894,2</text:p>
          </table:table-cell>
          <table:table-cell office:value-type="float" office:value="64266.7">
            <text:p>64266,7</text:p>
          </table:table-cell>
          <table:table-cell office:value-type="float" office:value="67233">
            <text:p>67233</text:p>
          </table:table-cell>
          <table:table-cell office:value-type="float" office:value="79713">
            <text:p>79713</text:p>
          </table:table-cell>
          <table:table-cell office:value-type="float" office:value="81071">
            <text:p>81071</text:p>
          </table:table-cell>
          <table:table-cell office:value-type="float" office:value="78925.2">
            <text:p>78925,2</text:p>
          </table:table-cell>
          <table:table-cell office:value-type="float" office:value="80321.67">
            <text:p>80321,67</text:p>
          </table:table-cell>
          <table:table-cell office:value-type="float" office:value="77837.95">
            <text:p>77837,95</text:p>
          </table:table-cell>
          <table:table-cell office:value-type="float" office:value="80728.75">
            <text:p>80728,75</text:p>
          </table:table-cell>
          <table:table-cell office:value-type="float" office:value="83927.32">
            <text:p>83927,32</text:p>
          </table:table-cell>
          <table:table-cell office:value-type="float" office:value="81802.69">
            <text:p>81802,69</text:p>
          </table:table-cell>
          <table:table-cell office:value-type="float" office:value="96397.47">
            <text:p>96397,47</text:p>
          </table:table-cell>
          <table:table-cell office:value-type="float" office:value="102593.3">
            <text:p>102593,3</text:p>
          </table:table-cell>
          <table:table-cell office:value-type="float" office:value="86304">
            <text:p>86304</text:p>
          </table:table-cell>
          <table:table-cell office:value-type="float" office:value="92695">
            <text:p>92695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CASA GRANDE </text:p>
          </table:table-cell>
          <table:table-cell office:value-type="string">
            <text:p>Comuna</text:p>
          </table:table-cell>
          <table:table-cell office:value-type="float" office:value="21687">
            <text:p>21687</text:p>
          </table:table-cell>
          <table:table-cell office:value-type="float" office:value="25447">
            <text:p>25447</text:p>
          </table:table-cell>
          <table:table-cell office:value-type="float" office:value="23023">
            <text:p>23023</text:p>
          </table:table-cell>
          <table:table-cell office:value-type="float" office:value="24297">
            <text:p>24297</text:p>
          </table:table-cell>
          <table:table-cell office:value-type="float" office:value="26164">
            <text:p>26164</text:p>
          </table:table-cell>
          <table:table-cell office:value-type="float" office:value="27759">
            <text:p>27759</text:p>
          </table:table-cell>
          <table:table-cell office:value-type="float" office:value="26766">
            <text:p>26766</text:p>
          </table:table-cell>
          <table:table-cell office:value-type="float" office:value="25925">
            <text:p>25925</text:p>
          </table:table-cell>
          <table:table-cell office:value-type="float" office:value="26090">
            <text:p>26090</text:p>
          </table:table-cell>
          <table:table-cell office:value-type="float" office:value="27739">
            <text:p>27739</text:p>
          </table:table-cell>
          <table:table-cell office:value-type="float" office:value="26686">
            <text:p>26686</text:p>
          </table:table-cell>
          <table:table-cell office:value-type="float" office:value="28755">
            <text:p>28755</text:p>
          </table:table-cell>
          <table:table-cell office:value-type="float" office:value="28411">
            <text:p>28411</text:p>
          </table:table-cell>
          <table:table-cell office:value-type="float" office:value="31534">
            <text:p>31534</text:p>
          </table:table-cell>
          <table:table-cell office:value-type="float" office:value="29989">
            <text:p>29989</text:p>
          </table:table-cell>
          <table:table-cell office:value-type="float" office:value="30413">
            <text:p>30413</text:p>
          </table:table-cell>
          <table:table-cell office:value-type="float" office:value="36465">
            <text:p>36465</text:p>
          </table:table-cell>
          <table:table-cell office:value-type="float" office:value="38170">
            <text:p>38170</text:p>
          </table:table-cell>
          <table:table-cell office:value-type="float" office:value="35907">
            <text:p>35907</text:p>
          </table:table-cell>
          <table:table-cell office:value-type="float" office:value="34743">
            <text:p>34743</text:p>
          </table:table-cell>
          <table:table-cell office:value-type="float" office:value="36585">
            <text:p>36585</text:p>
          </table:table-cell>
          <table:table-cell office:value-type="float" office:value="34939">
            <text:p>34939</text:p>
          </table:table-cell>
          <table:table-cell office:value-type="float" office:value="37150">
            <text:p>37150</text:p>
          </table:table-cell>
          <table:table-cell office:value-type="float" office:value="32339">
            <text:p>32339</text:p>
          </table:table-cell>
          <table:table-cell office:value-type="float" office:value="41833">
            <text:p>41833</text:p>
          </table:table-cell>
          <table:table-cell office:value-type="float" office:value="41458">
            <text:p>41458</text:p>
          </table:table-cell>
          <table:table-cell office:value-type="float" office:value="46140">
            <text:p>46140</text:p>
          </table:table-cell>
          <table:table-cell office:value-type="float" office:value="41942">
            <text:p>41942</text:p>
          </table:table-cell>
          <table:table-cell office:value-type="float" office:value="51723">
            <text:p>51723</text:p>
          </table:table-cell>
          <table:table-cell office:value-type="float" office:value="51907">
            <text:p>51907</text:p>
          </table:table-cell>
          <table:table-cell office:value-type="float" office:value="49590.67">
            <text:p>49590,67</text:p>
          </table:table-cell>
          <table:table-cell office:value-type="float" office:value="50597.37">
            <text:p>50597,37</text:p>
          </table:table-cell>
          <table:table-cell office:value-type="float" office:value="51558.42">
            <text:p>51558,42</text:p>
          </table:table-cell>
          <table:table-cell office:value-type="float" office:value="49682.21">
            <text:p>49682,21</text:p>
          </table:table-cell>
          <table:table-cell office:value-type="float" office:value="55383.74">
            <text:p>55383,74</text:p>
          </table:table-cell>
          <table:table-cell office:value-type="float" office:value="53610.25">
            <text:p>53610,25</text:p>
          </table:table-cell>
          <table:table-cell office:value-type="float" office:value="60105">
            <text:p>60105</text:p>
          </table:table-cell>
          <table:table-cell office:value-type="float" office:value="51961">
            <text:p>51961</text:p>
          </table:table-cell>
          <table:table-cell office:value-type="float" office:value="51126">
            <text:p>51126</text:p>
          </table:table-cell>
          <table:table-cell office:value-type="float" office:value="48851">
            <text:p>48851</text:p>
          </table:table-cell>
          <table:table-cell office:value-type="float" office:value="63886">
            <text:p>63886</text:p>
          </table:table-cell>
          <table:table-cell office:value-type="float" office:value="63356">
            <text:p>63356</text:p>
          </table:table-cell>
          <table:table-cell office:value-type="float" office:value="59073">
            <text:p>59073</text:p>
          </table:table-cell>
          <table:table-cell office:value-type="float" office:value="63175">
            <text:p>63175</text:p>
          </table:table-cell>
          <table:table-cell office:value-type="float" office:value="61387">
            <text:p>61387</text:p>
          </table:table-cell>
          <table:table-cell office:value-type="float" office:value="66346.1">
            <text:p>66346,1</text:p>
          </table:table-cell>
          <table:table-cell office:value-type="float" office:value="67878.6">
            <text:p>67878,6</text:p>
          </table:table-cell>
          <table:table-cell office:value-type="float" office:value="66161.6">
            <text:p>66161,6</text:p>
          </table:table-cell>
          <table:table-cell office:value-type="float" office:value="73175.5">
            <text:p>73175,5</text:p>
          </table:table-cell>
          <table:table-cell office:value-type="float" office:value="78874.7">
            <text:p>78874,7</text:p>
          </table:table-cell>
          <table:table-cell office:value-type="float" office:value="69539.5">
            <text:p>69539,5</text:p>
          </table:table-cell>
          <table:table-cell office:value-type="float" office:value="72748">
            <text:p>72748</text:p>
          </table:table-cell>
          <table:table-cell office:value-type="float" office:value="86252">
            <text:p>86252</text:p>
          </table:table-cell>
          <table:table-cell office:value-type="float" office:value="87722">
            <text:p>87722</text:p>
          </table:table-cell>
          <table:table-cell office:value-type="float" office:value="85399.37">
            <text:p>85399,37</text:p>
          </table:table-cell>
          <table:table-cell office:value-type="float" office:value="86911.4">
            <text:p>86911,4</text:p>
          </table:table-cell>
          <table:table-cell office:value-type="float" office:value="84222.94">
            <text:p>84222,94</text:p>
          </table:table-cell>
          <table:table-cell office:value-type="float" office:value="87350.86">
            <text:p>87350,86</text:p>
          </table:table-cell>
          <table:table-cell office:value-type="float" office:value="90811.81">
            <text:p>90811,81</text:p>
          </table:table-cell>
          <table:table-cell office:value-type="float" office:value="88513.9">
            <text:p>88513,9</text:p>
          </table:table-cell>
          <table:table-cell office:value-type="float" office:value="104304.88">
            <text:p>104304,88</text:p>
          </table:table-cell>
          <table:table-cell office:value-type="float" office:value="111008.95">
            <text:p>111008,95</text:p>
          </table:table-cell>
          <table:table-cell office:value-type="float" office:value="93384.45">
            <text:p>93384,45</text:p>
          </table:table-cell>
          <table:table-cell office:value-type="float" office:value="100300">
            <text:p>100300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CERRO COLORADO </text:p>
          </table:table-cell>
          <table:table-cell office:value-type="string">
            <text:p>Comuna</text:p>
          </table:table-cell>
          <table:table-cell office:value-type="float" office:value="17139">
            <text:p>17139</text:p>
          </table:table-cell>
          <table:table-cell office:value-type="float" office:value="20111">
            <text:p>20111</text:p>
          </table:table-cell>
          <table:table-cell office:value-type="float" office:value="18195">
            <text:p>18195</text:p>
          </table:table-cell>
          <table:table-cell office:value-type="float" office:value="19202">
            <text:p>19202</text:p>
          </table:table-cell>
          <table:table-cell office:value-type="float" office:value="20679">
            <text:p>20679</text:p>
          </table:table-cell>
          <table:table-cell office:value-type="float" office:value="21939">
            <text:p>21939</text:p>
          </table:table-cell>
          <table:table-cell office:value-type="float" office:value="21154">
            <text:p>21154</text:p>
          </table:table-cell>
          <table:table-cell office:value-type="float" office:value="20489">
            <text:p>20489</text:p>
          </table:table-cell>
          <table:table-cell office:value-type="float" office:value="20619">
            <text:p>20619</text:p>
          </table:table-cell>
          <table:table-cell office:value-type="float" office:value="21923">
            <text:p>21923</text:p>
          </table:table-cell>
          <table:table-cell office:value-type="float" office:value="21091">
            <text:p>21091</text:p>
          </table:table-cell>
          <table:table-cell office:value-type="float" office:value="22725">
            <text:p>22725</text:p>
          </table:table-cell>
          <table:table-cell office:value-type="float" office:value="22454">
            <text:p>22454</text:p>
          </table:table-cell>
          <table:table-cell office:value-type="float" office:value="24922">
            <text:p>24922</text:p>
          </table:table-cell>
          <table:table-cell office:value-type="float" office:value="23701">
            <text:p>23701</text:p>
          </table:table-cell>
          <table:table-cell office:value-type="float" office:value="24036">
            <text:p>24036</text:p>
          </table:table-cell>
          <table:table-cell office:value-type="float" office:value="28819">
            <text:p>28819</text:p>
          </table:table-cell>
          <table:table-cell office:value-type="float" office:value="30167">
            <text:p>30167</text:p>
          </table:table-cell>
          <table:table-cell office:value-type="float" office:value="28379">
            <text:p>28379</text:p>
          </table:table-cell>
          <table:table-cell office:value-type="float" office:value="27459">
            <text:p>27459</text:p>
          </table:table-cell>
          <table:table-cell office:value-type="float" office:value="28914">
            <text:p>28914</text:p>
          </table:table-cell>
          <table:table-cell office:value-type="float" office:value="27613">
            <text:p>27613</text:p>
          </table:table-cell>
          <table:table-cell office:value-type="float" office:value="29361">
            <text:p>29361</text:p>
          </table:table-cell>
          <table:table-cell office:value-type="float" office:value="25559">
            <text:p>25559</text:p>
          </table:table-cell>
          <table:table-cell office:value-type="float" office:value="33062">
            <text:p>33062</text:p>
          </table:table-cell>
          <table:table-cell office:value-type="float" office:value="32766">
            <text:p>32766</text:p>
          </table:table-cell>
          <table:table-cell office:value-type="float" office:value="45904">
            <text:p>45904</text:p>
          </table:table-cell>
          <table:table-cell office:value-type="float" office:value="36206">
            <text:p>36206</text:p>
          </table:table-cell>
          <table:table-cell office:value-type="float" office:value="44651">
            <text:p>44651</text:p>
          </table:table-cell>
          <table:table-cell office:value-type="float" office:value="44809">
            <text:p>44809</text:p>
          </table:table-cell>
          <table:table-cell office:value-type="float" office:value="42810.15">
            <text:p>42810,15</text:p>
          </table:table-cell>
          <table:table-cell office:value-type="float" office:value="43678.34">
            <text:p>43678,34</text:p>
          </table:table-cell>
          <table:table-cell office:value-type="float" office:value="44507.99">
            <text:p>44507,99</text:p>
          </table:table-cell>
          <table:table-cell office:value-type="float" office:value="42888.32">
            <text:p>42888,32</text:p>
          </table:table-cell>
          <table:table-cell office:value-type="float" office:value="47810.28">
            <text:p>47810,28</text:p>
          </table:table-cell>
          <table:table-cell office:value-type="float" office:value="46279.27">
            <text:p>46279,27</text:p>
          </table:table-cell>
          <table:table-cell office:value-type="float" office:value="51887">
            <text:p>51887</text:p>
          </table:table-cell>
          <table:table-cell office:value-type="float" office:value="44856">
            <text:p>44856</text:p>
          </table:table-cell>
          <table:table-cell office:value-type="float" office:value="44135">
            <text:p>44135</text:p>
          </table:table-cell>
          <table:table-cell office:value-type="float" office:value="42171">
            <text:p>42171</text:p>
          </table:table-cell>
          <table:table-cell office:value-type="float" office:value="55150">
            <text:p>55150</text:p>
          </table:table-cell>
          <table:table-cell office:value-type="float" office:value="54692">
            <text:p>54692</text:p>
          </table:table-cell>
          <table:table-cell office:value-type="float" office:value="50995">
            <text:p>50995</text:p>
          </table:table-cell>
          <table:table-cell office:value-type="float" office:value="54536">
            <text:p>54536</text:p>
          </table:table-cell>
          <table:table-cell office:value-type="float" office:value="52993">
            <text:p>52993</text:p>
          </table:table-cell>
          <table:table-cell office:value-type="float" office:value="57274.6">
            <text:p>57274,6</text:p>
          </table:table-cell>
          <table:table-cell office:value-type="float" office:value="58596.7">
            <text:p>58596,7</text:p>
          </table:table-cell>
          <table:table-cell office:value-type="float" office:value="57113.6">
            <text:p>57113,6</text:p>
          </table:table-cell>
          <table:table-cell office:value-type="float" office:value="63169.4">
            <text:p>63169,4</text:p>
          </table:table-cell>
          <table:table-cell office:value-type="float" office:value="68089.3">
            <text:p>68089,3</text:p>
          </table:table-cell>
          <table:table-cell office:value-type="float" office:value="60030.5">
            <text:p>60030,5</text:p>
          </table:table-cell>
          <table:table-cell office:value-type="float" office:value="62801">
            <text:p>62801</text:p>
          </table:table-cell>
          <table:table-cell office:value-type="float" office:value="74459">
            <text:p>74459</text:p>
          </table:table-cell>
          <table:table-cell office:value-type="float" office:value="75727">
            <text:p>75727</text:p>
          </table:table-cell>
          <table:table-cell office:value-type="float" office:value="73722.74">
            <text:p>73722,74</text:p>
          </table:table-cell>
          <table:table-cell office:value-type="float" office:value="75027.16">
            <text:p>75027,16</text:p>
          </table:table-cell>
          <table:table-cell office:value-type="float" office:value="72707.16">
            <text:p>72707,16</text:p>
          </table:table-cell>
          <table:table-cell office:value-type="float" office:value="75407.4">
            <text:p>75407,4</text:p>
          </table:table-cell>
          <table:table-cell office:value-type="float" office:value="78395.14">
            <text:p>78395,14</text:p>
          </table:table-cell>
          <table:table-cell office:value-type="float" office:value="76410.56">
            <text:p>76410,56</text:p>
          </table:table-cell>
          <table:table-cell office:value-type="float" office:value="90043.3">
            <text:p>90043,3</text:p>
          </table:table-cell>
          <table:table-cell office:value-type="float" office:value="95830.73">
            <text:p>95830,73</text:p>
          </table:table-cell>
          <table:table-cell office:value-type="float" office:value="80615.16">
            <text:p>80615,16</text:p>
          </table:table-cell>
          <table:table-cell office:value-type="float" office:value="86585">
            <text:p>86585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CHALACEA </text:p>
          </table:table-cell>
          <table:table-cell office:value-type="string">
            <text:p>Comuna</text:p>
          </table:table-cell>
          <table:table-cell office:value-type="float" office:value="14870">
            <text:p>14870</text:p>
          </table:table-cell>
          <table:table-cell office:value-type="float" office:value="17448">
            <text:p>17448</text:p>
          </table:table-cell>
          <table:table-cell office:value-type="float" office:value="15786">
            <text:p>15786</text:p>
          </table:table-cell>
          <table:table-cell office:value-type="float" office:value="16660">
            <text:p>16660</text:p>
          </table:table-cell>
          <table:table-cell office:value-type="float" office:value="17940">
            <text:p>17940</text:p>
          </table:table-cell>
          <table:table-cell office:value-type="float" office:value="19034">
            <text:p>19034</text:p>
          </table:table-cell>
          <table:table-cell office:value-type="float" office:value="18352">
            <text:p>18352</text:p>
          </table:table-cell>
          <table:table-cell office:value-type="float" office:value="17776">
            <text:p>17776</text:p>
          </table:table-cell>
          <table:table-cell office:value-type="float" office:value="17889">
            <text:p>17889</text:p>
          </table:table-cell>
          <table:table-cell office:value-type="float" office:value="19020">
            <text:p>19020</text:p>
          </table:table-cell>
          <table:table-cell office:value-type="float" office:value="18298">
            <text:p>18298</text:p>
          </table:table-cell>
          <table:table-cell office:value-type="float" office:value="19716">
            <text:p>19716</text:p>
          </table:table-cell>
          <table:table-cell office:value-type="float" office:value="19480">
            <text:p>19480</text:p>
          </table:table-cell>
          <table:table-cell office:value-type="float" office:value="21622">
            <text:p>21622</text:p>
          </table:table-cell>
          <table:table-cell office:value-type="float" office:value="20563">
            <text:p>20563</text:p>
          </table:table-cell>
          <table:table-cell office:value-type="float" office:value="20853">
            <text:p>20853</text:p>
          </table:table-cell>
          <table:table-cell office:value-type="float" office:value="25003">
            <text:p>25003</text:p>
          </table:table-cell>
          <table:table-cell office:value-type="float" office:value="26172">
            <text:p>26172</text:p>
          </table:table-cell>
          <table:table-cell office:value-type="float" office:value="24621">
            <text:p>24621</text:p>
          </table:table-cell>
          <table:table-cell office:value-type="float" office:value="23823">
            <text:p>23823</text:p>
          </table:table-cell>
          <table:table-cell office:value-type="float" office:value="25085">
            <text:p>25085</text:p>
          </table:table-cell>
          <table:table-cell office:value-type="float" office:value="23956">
            <text:p>23956</text:p>
          </table:table-cell>
          <table:table-cell office:value-type="float" office:value="25473">
            <text:p>25473</text:p>
          </table:table-cell>
          <table:table-cell office:value-type="float" office:value="22174">
            <text:p>22174</text:p>
          </table:table-cell>
          <table:table-cell office:value-type="float" office:value="28684">
            <text:p>28684</text:p>
          </table:table-cell>
          <table:table-cell office:value-type="float" office:value="28427">
            <text:p>28427</text:p>
          </table:table-cell>
          <table:table-cell office:value-type="float" office:value="30670">
            <text:p>30670</text:p>
          </table:table-cell>
          <table:table-cell office:value-type="float" office:value="28445">
            <text:p>28445</text:p>
          </table:table-cell>
          <table:table-cell office:value-type="float" office:value="35080">
            <text:p>35080</text:p>
          </table:table-cell>
          <table:table-cell office:value-type="float" office:value="35204">
            <text:p>35204</text:p>
          </table:table-cell>
          <table:table-cell office:value-type="float" office:value="33633.4">
            <text:p>33633,4</text:p>
          </table:table-cell>
          <table:table-cell office:value-type="float" office:value="34315.48">
            <text:p>34315,48</text:p>
          </table:table-cell>
          <table:table-cell office:value-type="float" office:value="34967.28">
            <text:p>34967,28</text:p>
          </table:table-cell>
          <table:table-cell office:value-type="float" office:value="33694.8">
            <text:p>33694,8</text:p>
          </table:table-cell>
          <table:table-cell office:value-type="float" office:value="37561.7">
            <text:p>37561,7</text:p>
          </table:table-cell>
          <table:table-cell office:value-type="float" office:value="36358.88">
            <text:p>36358,88</text:p>
          </table:table-cell>
          <table:table-cell office:value-type="float" office:value="40765">
            <text:p>40765</text:p>
          </table:table-cell>
          <table:table-cell office:value-type="float" office:value="35240">
            <text:p>35240</text:p>
          </table:table-cell>
          <table:table-cell office:value-type="float" office:value="34674">
            <text:p>34674</text:p>
          </table:table-cell>
          <table:table-cell office:value-type="float" office:value="33131">
            <text:p>33131</text:p>
          </table:table-cell>
          <table:table-cell office:value-type="float" office:value="43328">
            <text:p>43328</text:p>
          </table:table-cell>
          <table:table-cell office:value-type="float" office:value="42968">
            <text:p>42968</text:p>
          </table:table-cell>
          <table:table-cell office:value-type="float" office:value="40064">
            <text:p>40064</text:p>
          </table:table-cell>
          <table:table-cell office:value-type="float" office:value="42846">
            <text:p>42846</text:p>
          </table:table-cell>
          <table:table-cell office:value-type="float" office:value="41633">
            <text:p>41633</text:p>
          </table:table-cell>
          <table:table-cell office:value-type="float" office:value="44997.3">
            <text:p>44997,3</text:p>
          </table:table-cell>
          <table:table-cell office:value-type="float" office:value="46036">
            <text:p>46036</text:p>
          </table:table-cell>
          <table:table-cell office:value-type="float" office:value="44870.8">
            <text:p>44870,8</text:p>
          </table:table-cell>
          <table:table-cell office:value-type="float" office:value="49628.4">
            <text:p>49628,4</text:p>
          </table:table-cell>
          <table:table-cell office:value-type="float" office:value="53493.7">
            <text:p>53493,7</text:p>
          </table:table-cell>
          <table:table-cell office:value-type="float" office:value="47162.4">
            <text:p>47162,4</text:p>
          </table:table-cell>
          <table:table-cell office:value-type="float" office:value="49339">
            <text:p>49339</text:p>
          </table:table-cell>
          <table:table-cell office:value-type="float" office:value="58498">
            <text:p>58498</text:p>
          </table:table-cell>
          <table:table-cell office:value-type="float" office:value="59494">
            <text:p>59494</text:p>
          </table:table-cell>
          <table:table-cell office:value-type="float" office:value="57919.58">
            <text:p>57919,58</text:p>
          </table:table-cell>
          <table:table-cell office:value-type="float" office:value="58944.39">
            <text:p>58944,39</text:p>
          </table:table-cell>
          <table:table-cell office:value-type="float" office:value="57121.7">
            <text:p>57121,7</text:p>
          </table:table-cell>
          <table:table-cell office:value-type="float" office:value="59243.12">
            <text:p>59243,12</text:p>
          </table:table-cell>
          <table:table-cell office:value-type="float" office:value="61590.4">
            <text:p>61590,4</text:p>
          </table:table-cell>
          <table:table-cell office:value-type="float" office:value="60031.24">
            <text:p>60031,24</text:p>
          </table:table-cell>
          <table:table-cell office:value-type="float" office:value="70741.68">
            <text:p>70741,68</text:p>
          </table:table-cell>
          <table:table-cell office:value-type="float" office:value="75288.52">
            <text:p>75288,52</text:p>
          </table:table-cell>
          <table:table-cell office:value-type="float" office:value="63334.54">
            <text:p>63334,54</text:p>
          </table:table-cell>
          <table:table-cell office:value-type="float" office:value="68025">
            <text:p>68025</text:p>
          </table:table-cell>
          <table:table-cell table:number-columns-repeated="907"/>
        </table:table-row>
        <table:table-row table:style-name="ro2">
          <table:table-cell office:value-type="string">
            <text:p>POCHO</text:p>
          </table:table-cell>
          <table:table-cell office:value-type="string">
            <text:p>CHANCANI </text:p>
          </table:table-cell>
          <table:table-cell office:value-type="string">
            <text:p>Comuna</text:p>
          </table:table-cell>
          <table:table-cell office:value-type="float" office:value="23352">
            <text:p>23352</text:p>
          </table:table-cell>
          <table:table-cell office:value-type="float" office:value="27401">
            <text:p>27401</text:p>
          </table:table-cell>
          <table:table-cell office:value-type="float" office:value="24790">
            <text:p>24790</text:p>
          </table:table-cell>
          <table:table-cell office:value-type="float" office:value="26163">
            <text:p>26163</text:p>
          </table:table-cell>
          <table:table-cell office:value-type="float" office:value="28174">
            <text:p>28174</text:p>
          </table:table-cell>
          <table:table-cell office:value-type="float" office:value="29891">
            <text:p>29891</text:p>
          </table:table-cell>
          <table:table-cell office:value-type="float" office:value="28821">
            <text:p>28821</text:p>
          </table:table-cell>
          <table:table-cell office:value-type="float" office:value="27916">
            <text:p>27916</text:p>
          </table:table-cell>
          <table:table-cell office:value-type="float" office:value="28094">
            <text:p>28094</text:p>
          </table:table-cell>
          <table:table-cell office:value-type="float" office:value="29870">
            <text:p>29870</text:p>
          </table:table-cell>
          <table:table-cell office:value-type="float" office:value="28737">
            <text:p>28737</text:p>
          </table:table-cell>
          <table:table-cell office:value-type="float" office:value="30963">
            <text:p>30963</text:p>
          </table:table-cell>
          <table:table-cell office:value-type="float" office:value="30593">
            <text:p>30593</text:p>
          </table:table-cell>
          <table:table-cell office:value-type="float" office:value="33955">
            <text:p>33955</text:p>
          </table:table-cell>
          <table:table-cell office:value-type="float" office:value="32293">
            <text:p>32293</text:p>
          </table:table-cell>
          <table:table-cell office:value-type="float" office:value="32749">
            <text:p>32749</text:p>
          </table:table-cell>
          <table:table-cell office:value-type="float" office:value="39266">
            <text:p>39266</text:p>
          </table:table-cell>
          <table:table-cell office:value-type="float" office:value="41101">
            <text:p>41101</text:p>
          </table:table-cell>
          <table:table-cell office:value-type="float" office:value="38666">
            <text:p>38666</text:p>
          </table:table-cell>
          <table:table-cell office:value-type="float" office:value="37412">
            <text:p>37412</text:p>
          </table:table-cell>
          <table:table-cell office:value-type="float" office:value="39395">
            <text:p>39395</text:p>
          </table:table-cell>
          <table:table-cell office:value-type="float" office:value="37622">
            <text:p>37622</text:p>
          </table:table-cell>
          <table:table-cell office:value-type="float" office:value="40004">
            <text:p>40004</text:p>
          </table:table-cell>
          <table:table-cell office:value-type="float" office:value="34823">
            <text:p>34823</text:p>
          </table:table-cell>
          <table:table-cell office:value-type="float" office:value="45047">
            <text:p>45047</text:p>
          </table:table-cell>
          <table:table-cell office:value-type="float" office:value="44642">
            <text:p>44642</text:p>
          </table:table-cell>
          <table:table-cell office:value-type="float" office:value="54823">
            <text:p>54823</text:p>
          </table:table-cell>
          <table:table-cell office:value-type="float" office:value="46829">
            <text:p>46829</text:p>
          </table:table-cell>
          <table:table-cell office:value-type="float" office:value="57751">
            <text:p>57751</text:p>
          </table:table-cell>
          <table:table-cell office:value-type="float" office:value="57956">
            <text:p>57956</text:p>
          </table:table-cell>
          <table:table-cell office:value-type="float" office:value="55370.16">
            <text:p>55370,16</text:p>
          </table:table-cell>
          <table:table-cell office:value-type="float" office:value="56493.07">
            <text:p>56493,07</text:p>
          </table:table-cell>
          <table:table-cell office:value-type="float" office:value="57566.12">
            <text:p>57566,12</text:p>
          </table:table-cell>
          <table:table-cell office:value-type="float" office:value="55471.26">
            <text:p>55471,26</text:p>
          </table:table-cell>
          <table:table-cell office:value-type="float" office:value="61837.27">
            <text:p>61837,27</text:p>
          </table:table-cell>
          <table:table-cell office:value-type="float" office:value="59857.09">
            <text:p>59857,09</text:p>
          </table:table-cell>
          <table:table-cell office:value-type="float" office:value="67110">
            <text:p>67110</text:p>
          </table:table-cell>
          <table:table-cell office:value-type="float" office:value="58016">
            <text:p>58016</text:p>
          </table:table-cell>
          <table:table-cell office:value-type="float" office:value="57083">
            <text:p>57083</text:p>
          </table:table-cell>
          <table:table-cell office:value-type="float" office:value="54544">
            <text:p>54544</text:p>
          </table:table-cell>
          <table:table-cell office:value-type="float" office:value="71331">
            <text:p>71331</text:p>
          </table:table-cell>
          <table:table-cell office:value-type="float" office:value="70738">
            <text:p>70738</text:p>
          </table:table-cell>
          <table:table-cell office:value-type="float" office:value="65956">
            <text:p>65956</text:p>
          </table:table-cell>
          <table:table-cell office:value-type="float" office:value="70536">
            <text:p>70536</text:p>
          </table:table-cell>
          <table:table-cell office:value-type="float" office:value="68540">
            <text:p>68540</text:p>
          </table:table-cell>
          <table:table-cell office:value-type="float" office:value="74078.3">
            <text:p>74078,3</text:p>
          </table:table-cell>
          <table:table-cell office:value-type="float" office:value="75788.3">
            <text:p>75788,3</text:p>
          </table:table-cell>
          <table:table-cell office:value-type="float" office:value="73870.1">
            <text:p>73870,1</text:p>
          </table:table-cell>
          <table:table-cell office:value-type="float" office:value="81702.6">
            <text:p>81702,6</text:p>
          </table:table-cell>
          <table:table-cell office:value-type="float" office:value="88066">
            <text:p>88066</text:p>
          </table:table-cell>
          <table:table-cell office:value-type="float" office:value="77642.8">
            <text:p>77642,8</text:p>
          </table:table-cell>
          <table:table-cell office:value-type="float" office:value="81226">
            <text:p>81226</text:p>
          </table:table-cell>
          <table:table-cell office:value-type="float" office:value="96304">
            <text:p>96304</text:p>
          </table:table-cell>
          <table:table-cell office:value-type="float" office:value="97945">
            <text:p>97945</text:p>
          </table:table-cell>
          <table:table-cell office:value-type="float" office:value="95352.16">
            <text:p>95352,16</text:p>
          </table:table-cell>
          <table:table-cell office:value-type="float" office:value="97039.28">
            <text:p>97039,28</text:p>
          </table:table-cell>
          <table:table-cell office:value-type="float" office:value="94038.61">
            <text:p>94038,61</text:p>
          </table:table-cell>
          <table:table-cell office:value-type="float" office:value="97531.08">
            <text:p>97531,08</text:p>
          </table:table-cell>
          <table:table-cell office:value-type="float" office:value="101395.38">
            <text:p>101395,38</text:p>
          </table:table-cell>
          <table:table-cell office:value-type="float" office:value="98828.54">
            <text:p>98828,54</text:p>
          </table:table-cell>
          <table:table-cell office:value-type="float" office:value="116460.98">
            <text:p>116460,98</text:p>
          </table:table-cell>
          <table:table-cell office:value-type="float" office:value="123946.38">
            <text:p>123946,38</text:p>
          </table:table-cell>
          <table:table-cell office:value-type="float" office:value="104266.72">
            <text:p>104266,72</text:p>
          </table:table-cell>
          <table:table-cell office:value-type="float" office:value="111988">
            <text:p>111988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CHAÑAR VIEJO </text:p>
          </table:table-cell>
          <table:table-cell office:value-type="string">
            <text:p>Comuna</text:p>
          </table:table-cell>
          <table:table-cell office:value-type="float" office:value="14534">
            <text:p>14534</text:p>
          </table:table-cell>
          <table:table-cell office:value-type="float" office:value="17055">
            <text:p>17055</text:p>
          </table:table-cell>
          <table:table-cell office:value-type="float" office:value="15430">
            <text:p>15430</text:p>
          </table:table-cell>
          <table:table-cell office:value-type="float" office:value="16284">
            <text:p>16284</text:p>
          </table:table-cell>
          <table:table-cell office:value-type="float" office:value="17536">
            <text:p>17536</text:p>
          </table:table-cell>
          <table:table-cell office:value-type="float" office:value="18605">
            <text:p>18605</text:p>
          </table:table-cell>
          <table:table-cell office:value-type="float" office:value="17939">
            <text:p>17939</text:p>
          </table:table-cell>
          <table:table-cell office:value-type="float" office:value="17375">
            <text:p>17375</text:p>
          </table:table-cell>
          <table:table-cell office:value-type="float" office:value="17486">
            <text:p>17486</text:p>
          </table:table-cell>
          <table:table-cell office:value-type="float" office:value="18592">
            <text:p>18592</text:p>
          </table:table-cell>
          <table:table-cell office:value-type="float" office:value="17886">
            <text:p>17886</text:p>
          </table:table-cell>
          <table:table-cell office:value-type="float" office:value="19272">
            <text:p>19272</text:p>
          </table:table-cell>
          <table:table-cell office:value-type="float" office:value="19041">
            <text:p>19041</text:p>
          </table:table-cell>
          <table:table-cell office:value-type="float" office:value="21134">
            <text:p>21134</text:p>
          </table:table-cell>
          <table:table-cell office:value-type="float" office:value="20099">
            <text:p>20099</text:p>
          </table:table-cell>
          <table:table-cell office:value-type="float" office:value="20383">
            <text:p>20383</text:p>
          </table:table-cell>
          <table:table-cell office:value-type="float" office:value="24440">
            <text:p>24440</text:p>
          </table:table-cell>
          <table:table-cell office:value-type="float" office:value="25582">
            <text:p>25582</text:p>
          </table:table-cell>
          <table:table-cell office:value-type="float" office:value="24066">
            <text:p>24066</text:p>
          </table:table-cell>
          <table:table-cell office:value-type="float" office:value="23286">
            <text:p>23286</text:p>
          </table:table-cell>
          <table:table-cell office:value-type="float" office:value="24520">
            <text:p>24520</text:p>
          </table:table-cell>
          <table:table-cell office:value-type="float" office:value="23416">
            <text:p>23416</text:p>
          </table:table-cell>
          <table:table-cell office:value-type="float" office:value="24899">
            <text:p>24899</text:p>
          </table:table-cell>
          <table:table-cell office:value-type="float" office:value="21674">
            <text:p>21674</text:p>
          </table:table-cell>
          <table:table-cell office:value-type="float" office:value="28038">
            <text:p>28038</text:p>
          </table:table-cell>
          <table:table-cell office:value-type="float" office:value="27786">
            <text:p>27786</text:p>
          </table:table-cell>
          <table:table-cell office:value-type="float" office:value="30171">
            <text:p>30171</text:p>
          </table:table-cell>
          <table:table-cell office:value-type="float" office:value="27866">
            <text:p>27866</text:p>
          </table:table-cell>
          <table:table-cell office:value-type="float" office:value="34366">
            <text:p>34366</text:p>
          </table:table-cell>
          <table:table-cell office:value-type="float" office:value="34487">
            <text:p>34487</text:p>
          </table:table-cell>
          <table:table-cell office:value-type="float" office:value="32948.85">
            <text:p>32948,85</text:p>
          </table:table-cell>
          <table:table-cell office:value-type="float" office:value="33617.05">
            <text:p>33617,05</text:p>
          </table:table-cell>
          <table:table-cell office:value-type="float" office:value="34255.59">
            <text:p>34255,59</text:p>
          </table:table-cell>
          <table:table-cell office:value-type="float" office:value="33009.01">
            <text:p>33009,01</text:p>
          </table:table-cell>
          <table:table-cell office:value-type="float" office:value="36797.2">
            <text:p>36797,2</text:p>
          </table:table-cell>
          <table:table-cell office:value-type="float" office:value="35618.86">
            <text:p>35618,86</text:p>
          </table:table-cell>
          <table:table-cell office:value-type="float" office:value="39935">
            <text:p>39935</text:p>
          </table:table-cell>
          <table:table-cell office:value-type="float" office:value="34523">
            <text:p>34523</text:p>
          </table:table-cell>
          <table:table-cell office:value-type="float" office:value="33968">
            <text:p>33968</text:p>
          </table:table-cell>
          <table:table-cell office:value-type="float" office:value="32457">
            <text:p>32457</text:p>
          </table:table-cell>
          <table:table-cell office:value-type="float" office:value="42447">
            <text:p>42447</text:p>
          </table:table-cell>
          <table:table-cell office:value-type="float" office:value="42094">
            <text:p>42094</text:p>
          </table:table-cell>
          <table:table-cell office:value-type="float" office:value="39248">
            <text:p>39248</text:p>
          </table:table-cell>
          <table:table-cell office:value-type="float" office:value="41974">
            <text:p>41974</text:p>
          </table:table-cell>
          <table:table-cell office:value-type="float" office:value="40786">
            <text:p>40786</text:p>
          </table:table-cell>
          <table:table-cell office:value-type="float" office:value="44081.4">
            <text:p>44081,4</text:p>
          </table:table-cell>
          <table:table-cell office:value-type="float" office:value="45099">
            <text:p>45099</text:p>
          </table:table-cell>
          <table:table-cell office:value-type="float" office:value="43957.5">
            <text:p>43957,5</text:p>
          </table:table-cell>
          <table:table-cell office:value-type="float" office:value="48618.3">
            <text:p>48618,3</text:p>
          </table:table-cell>
          <table:table-cell office:value-type="float" office:value="52405">
            <text:p>52405</text:p>
          </table:table-cell>
          <table:table-cell office:value-type="float" office:value="46202.5">
            <text:p>46202,5</text:p>
          </table:table-cell>
          <table:table-cell office:value-type="float" office:value="48335">
            <text:p>48335</text:p>
          </table:table-cell>
          <table:table-cell office:value-type="float" office:value="57307">
            <text:p>57307</text:p>
          </table:table-cell>
          <table:table-cell office:value-type="float" office:value="58284">
            <text:p>58284</text:p>
          </table:table-cell>
          <table:table-cell office:value-type="float" office:value="56740.74">
            <text:p>56740,74</text:p>
          </table:table-cell>
          <table:table-cell office:value-type="float" office:value="57744.68">
            <text:p>57744,68</text:p>
          </table:table-cell>
          <table:table-cell office:value-type="float" office:value="55959.09">
            <text:p>55959,09</text:p>
          </table:table-cell>
          <table:table-cell office:value-type="float" office:value="58037.33">
            <text:p>58037,33</text:p>
          </table:table-cell>
          <table:table-cell office:value-type="float" office:value="60336.84">
            <text:p>60336,84</text:p>
          </table:table-cell>
          <table:table-cell office:value-type="float" office:value="58809.41">
            <text:p>58809,41</text:p>
          </table:table-cell>
          <table:table-cell office:value-type="float" office:value="69301.86">
            <text:p>69301,86</text:p>
          </table:table-cell>
          <table:table-cell office:value-type="float" office:value="73756.16">
            <text:p>73756,16</text:p>
          </table:table-cell>
          <table:table-cell office:value-type="float" office:value="62045.48">
            <text:p>62045,48</text:p>
          </table:table-cell>
          <table:table-cell office:value-type="float" office:value="66640">
            <text:p>66640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CHARBONIER </text:p>
          </table:table-cell>
          <table:table-cell office:value-type="string">
            <text:p>Comuna</text:p>
          </table:table-cell>
          <table:table-cell office:value-type="float" office:value="20239">
            <text:p>20239</text:p>
          </table:table-cell>
          <table:table-cell office:value-type="float" office:value="23748">
            <text:p>23748</text:p>
          </table:table-cell>
          <table:table-cell office:value-type="float" office:value="21485">
            <text:p>21485</text:p>
          </table:table-cell>
          <table:table-cell office:value-type="float" office:value="22675">
            <text:p>22675</text:p>
          </table:table-cell>
          <table:table-cell office:value-type="float" office:value="24419">
            <text:p>24419</text:p>
          </table:table-cell>
          <table:table-cell office:value-type="float" office:value="25906">
            <text:p>25906</text:p>
          </table:table-cell>
          <table:table-cell office:value-type="float" office:value="24979">
            <text:p>24979</text:p>
          </table:table-cell>
          <table:table-cell office:value-type="float" office:value="24194">
            <text:p>24194</text:p>
          </table:table-cell>
          <table:table-cell office:value-type="float" office:value="24348">
            <text:p>24348</text:p>
          </table:table-cell>
          <table:table-cell office:value-type="float" office:value="25888">
            <text:p>25888</text:p>
          </table:table-cell>
          <table:table-cell office:value-type="float" office:value="24906">
            <text:p>24906</text:p>
          </table:table-cell>
          <table:table-cell office:value-type="float" office:value="26835">
            <text:p>26835</text:p>
          </table:table-cell>
          <table:table-cell office:value-type="float" office:value="26514">
            <text:p>26514</text:p>
          </table:table-cell>
          <table:table-cell office:value-type="float" office:value="29429">
            <text:p>29429</text:p>
          </table:table-cell>
          <table:table-cell office:value-type="float" office:value="27988">
            <text:p>27988</text:p>
          </table:table-cell>
          <table:table-cell office:value-type="float" office:value="28383">
            <text:p>28383</text:p>
          </table:table-cell>
          <table:table-cell office:value-type="float" office:value="34031">
            <text:p>34031</text:p>
          </table:table-cell>
          <table:table-cell office:value-type="float" office:value="35622">
            <text:p>35622</text:p>
          </table:table-cell>
          <table:table-cell office:value-type="float" office:value="33512">
            <text:p>33512</text:p>
          </table:table-cell>
          <table:table-cell office:value-type="float" office:value="32425">
            <text:p>32425</text:p>
          </table:table-cell>
          <table:table-cell office:value-type="float" office:value="34143">
            <text:p>34143</text:p>
          </table:table-cell>
          <table:table-cell office:value-type="float" office:value="32606">
            <text:p>32606</text:p>
          </table:table-cell>
          <table:table-cell office:value-type="float" office:value="34671">
            <text:p>34671</text:p>
          </table:table-cell>
          <table:table-cell office:value-type="float" office:value="30181">
            <text:p>30181</text:p>
          </table:table-cell>
          <table:table-cell office:value-type="float" office:value="39042">
            <text:p>39042</text:p>
          </table:table-cell>
          <table:table-cell office:value-type="float" office:value="38691">
            <text:p>38691</text:p>
          </table:table-cell>
          <table:table-cell office:value-type="float" office:value="44409">
            <text:p>44409</text:p>
          </table:table-cell>
          <table:table-cell office:value-type="float" office:value="39579">
            <text:p>39579</text:p>
          </table:table-cell>
          <table:table-cell office:value-type="float" office:value="48811">
            <text:p>48811</text:p>
          </table:table-cell>
          <table:table-cell office:value-type="float" office:value="48984">
            <text:p>48984</text:p>
          </table:table-cell>
          <table:table-cell office:value-type="float" office:value="46798.71">
            <text:p>46798,71</text:p>
          </table:table-cell>
          <table:table-cell office:value-type="float" office:value="47747.78">
            <text:p>47747,78</text:p>
          </table:table-cell>
          <table:table-cell office:value-type="float" office:value="48654.72">
            <text:p>48654,72</text:p>
          </table:table-cell>
          <table:table-cell office:value-type="float" office:value="46884.15">
            <text:p>46884,15</text:p>
          </table:table-cell>
          <table:table-cell office:value-type="float" office:value="52264.69">
            <text:p>52264,69</text:p>
          </table:table-cell>
          <table:table-cell office:value-type="float" office:value="50591.04">
            <text:p>50591,04</text:p>
          </table:table-cell>
          <table:table-cell office:value-type="float" office:value="56721">
            <text:p>56721</text:p>
          </table:table-cell>
          <table:table-cell office:value-type="float" office:value="49035">
            <text:p>49035</text:p>
          </table:table-cell>
          <table:table-cell office:value-type="float" office:value="48247">
            <text:p>48247</text:p>
          </table:table-cell>
          <table:table-cell office:value-type="float" office:value="46100">
            <text:p>46100</text:p>
          </table:table-cell>
          <table:table-cell office:value-type="float" office:value="60289">
            <text:p>60289</text:p>
          </table:table-cell>
          <table:table-cell office:value-type="float" office:value="59788">
            <text:p>59788</text:p>
          </table:table-cell>
          <table:table-cell office:value-type="float" office:value="55746">
            <text:p>55746</text:p>
          </table:table-cell>
          <table:table-cell office:value-type="float" office:value="59617">
            <text:p>59617</text:p>
          </table:table-cell>
          <table:table-cell office:value-type="float" office:value="57930">
            <text:p>57930</text:p>
          </table:table-cell>
          <table:table-cell office:value-type="float" office:value="62610.8">
            <text:p>62610,8</text:p>
          </table:table-cell>
          <table:table-cell office:value-type="float" office:value="64056.1">
            <text:p>64056,1</text:p>
          </table:table-cell>
          <table:table-cell office:value-type="float" office:value="62434.8">
            <text:p>62434,8</text:p>
          </table:table-cell>
          <table:table-cell office:value-type="float" office:value="69054.8">
            <text:p>69054,8</text:p>
          </table:table-cell>
          <table:table-cell office:value-type="float" office:value="74433.1">
            <text:p>74433,1</text:p>
          </table:table-cell>
          <table:table-cell office:value-type="float" office:value="65623.4">
            <text:p>65623,4</text:p>
          </table:table-cell>
          <table:table-cell office:value-type="float" office:value="68652">
            <text:p>68652</text:p>
          </table:table-cell>
          <table:table-cell office:value-type="float" office:value="81396">
            <text:p>81396</text:p>
          </table:table-cell>
          <table:table-cell office:value-type="float" office:value="82783">
            <text:p>82783</text:p>
          </table:table-cell>
          <table:table-cell office:value-type="float" office:value="80591.37">
            <text:p>80591,37</text:p>
          </table:table-cell>
          <table:table-cell office:value-type="float" office:value="82017.32">
            <text:p>82017,32</text:p>
          </table:table-cell>
          <table:table-cell office:value-type="float" office:value="79481.17">
            <text:p>79481,17</text:p>
          </table:table-cell>
          <table:table-cell office:value-type="float" office:value="82432.99">
            <text:p>82432,99</text:p>
          </table:table-cell>
          <table:table-cell office:value-type="float" office:value="85699.08">
            <text:p>85699,08</text:p>
          </table:table-cell>
          <table:table-cell office:value-type="float" office:value="83529.6">
            <text:p>83529,6</text:p>
          </table:table-cell>
          <table:table-cell office:value-type="float" office:value="98432.49">
            <text:p>98432,49</text:p>
          </table:table-cell>
          <table:table-cell office:value-type="float" office:value="104759.13">
            <text:p>104759,13</text:p>
          </table:table-cell>
          <table:table-cell office:value-type="float" office:value="88125.94">
            <text:p>88125,94</text:p>
          </table:table-cell>
          <table:table-cell office:value-type="float" office:value="94652">
            <text:p>94652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CHUCUL </text:p>
          </table:table-cell>
          <table:table-cell office:value-type="string">
            <text:p>Comuna</text:p>
          </table:table-cell>
          <table:table-cell office:value-type="float" office:value="17336">
            <text:p>17336</text:p>
          </table:table-cell>
          <table:table-cell office:value-type="float" office:value="20342">
            <text:p>20342</text:p>
          </table:table-cell>
          <table:table-cell office:value-type="float" office:value="18404">
            <text:p>18404</text:p>
          </table:table-cell>
          <table:table-cell office:value-type="float" office:value="19423">
            <text:p>19423</text:p>
          </table:table-cell>
          <table:table-cell office:value-type="float" office:value="20916">
            <text:p>20916</text:p>
          </table:table-cell>
          <table:table-cell office:value-type="float" office:value="22191">
            <text:p>22191</text:p>
          </table:table-cell>
          <table:table-cell office:value-type="float" office:value="21396">
            <text:p>21396</text:p>
          </table:table-cell>
          <table:table-cell office:value-type="float" office:value="20724">
            <text:p>20724</text:p>
          </table:table-cell>
          <table:table-cell office:value-type="float" office:value="20856">
            <text:p>20856</text:p>
          </table:table-cell>
          <table:table-cell office:value-type="float" office:value="22175">
            <text:p>22175</text:p>
          </table:table-cell>
          <table:table-cell office:value-type="float" office:value="21333">
            <text:p>21333</text:p>
          </table:table-cell>
          <table:table-cell office:value-type="float" office:value="22986">
            <text:p>22986</text:p>
          </table:table-cell>
          <table:table-cell office:value-type="float" office:value="22711">
            <text:p>22711</text:p>
          </table:table-cell>
          <table:table-cell office:value-type="float" office:value="25208">
            <text:p>25208</text:p>
          </table:table-cell>
          <table:table-cell office:value-type="float" office:value="23974">
            <text:p>23974</text:p>
          </table:table-cell>
          <table:table-cell office:value-type="float" office:value="24312">
            <text:p>24312</text:p>
          </table:table-cell>
          <table:table-cell office:value-type="float" office:value="29150">
            <text:p>29150</text:p>
          </table:table-cell>
          <table:table-cell office:value-type="float" office:value="30513">
            <text:p>30513</text:p>
          </table:table-cell>
          <table:table-cell office:value-type="float" office:value="28705">
            <text:p>28705</text:p>
          </table:table-cell>
          <table:table-cell office:value-type="float" office:value="27774">
            <text:p>27774</text:p>
          </table:table-cell>
          <table:table-cell office:value-type="float" office:value="29246">
            <text:p>29246</text:p>
          </table:table-cell>
          <table:table-cell office:value-type="float" office:value="27930">
            <text:p>27930</text:p>
          </table:table-cell>
          <table:table-cell office:value-type="float" office:value="29698">
            <text:p>29698</text:p>
          </table:table-cell>
          <table:table-cell office:value-type="float" office:value="25853">
            <text:p>25853</text:p>
          </table:table-cell>
          <table:table-cell office:value-type="float" office:value="33442">
            <text:p>33442</text:p>
          </table:table-cell>
          <table:table-cell office:value-type="float" office:value="33142">
            <text:p>33142</text:p>
          </table:table-cell>
          <table:table-cell office:value-type="float" office:value="34998">
            <text:p>34998</text:p>
          </table:table-cell>
          <table:table-cell office:value-type="float" office:value="32917">
            <text:p>32917</text:p>
          </table:table-cell>
          <table:table-cell office:value-type="float" office:value="40595">
            <text:p>40595</text:p>
          </table:table-cell>
          <table:table-cell office:value-type="float" office:value="40739">
            <text:p>40739</text:p>
          </table:table-cell>
          <table:table-cell office:value-type="float" office:value="38921.13">
            <text:p>38921,13</text:p>
          </table:table-cell>
          <table:table-cell office:value-type="float" office:value="39710.45">
            <text:p>39710,45</text:p>
          </table:table-cell>
          <table:table-cell office:value-type="float" office:value="40464.73">
            <text:p>40464,73</text:p>
          </table:table-cell>
          <table:table-cell office:value-type="float" office:value="38992.2">
            <text:p>38992,2</text:p>
          </table:table-cell>
          <table:table-cell office:value-type="float" office:value="43467.03">
            <text:p>43467,03</text:p>
          </table:table-cell>
          <table:table-cell office:value-type="float" office:value="42075.11">
            <text:p>42075,11</text:p>
          </table:table-cell>
          <table:table-cell office:value-type="float" office:value="47173">
            <text:p>47173</text:p>
          </table:table-cell>
          <table:table-cell office:value-type="float" office:value="40781">
            <text:p>40781</text:p>
          </table:table-cell>
          <table:table-cell office:value-type="float" office:value="40125">
            <text:p>40125</text:p>
          </table:table-cell>
          <table:table-cell office:value-type="float" office:value="38340">
            <text:p>38340</text:p>
          </table:table-cell>
          <table:table-cell office:value-type="float" office:value="50140">
            <text:p>50140</text:p>
          </table:table-cell>
          <table:table-cell office:value-type="float" office:value="49725">
            <text:p>49725</text:p>
          </table:table-cell>
          <table:table-cell office:value-type="float" office:value="46362">
            <text:p>46362</text:p>
          </table:table-cell>
          <table:table-cell office:value-type="float" office:value="49582">
            <text:p>49582</text:p>
          </table:table-cell>
          <table:table-cell office:value-type="float" office:value="48179">
            <text:p>48179</text:p>
          </table:table-cell>
          <table:table-cell office:value-type="float" office:value="52071.6">
            <text:p>52071,6</text:p>
          </table:table-cell>
          <table:table-cell office:value-type="float" office:value="53273.6">
            <text:p>53273,6</text:p>
          </table:table-cell>
          <table:table-cell office:value-type="float" office:value="51926.3">
            <text:p>51926,3</text:p>
          </table:table-cell>
          <table:table-cell office:value-type="float" office:value="57430.9">
            <text:p>57430,9</text:p>
          </table:table-cell>
          <table:table-cell office:value-type="float" office:value="61903.9">
            <text:p>61903,9</text:p>
          </table:table-cell>
          <table:table-cell office:value-type="float" office:value="54577.1">
            <text:p>54577,1</text:p>
          </table:table-cell>
          <table:table-cell office:value-type="float" office:value="57096">
            <text:p>57096</text:p>
          </table:table-cell>
          <table:table-cell office:value-type="float" office:value="67695">
            <text:p>67695</text:p>
          </table:table-cell>
          <table:table-cell office:value-type="float" office:value="68848">
            <text:p>68848</text:p>
          </table:table-cell>
          <table:table-cell office:value-type="float" office:value="67025.52">
            <text:p>67025,52</text:p>
          </table:table-cell>
          <table:table-cell office:value-type="float" office:value="68211.44">
            <text:p>68211,44</text:p>
          </table:table-cell>
          <table:table-cell office:value-type="float" office:value="66102.19">
            <text:p>66102,19</text:p>
          </table:table-cell>
          <table:table-cell office:value-type="float" office:value="68557.14">
            <text:p>68557,14</text:p>
          </table:table-cell>
          <table:table-cell office:value-type="float" office:value="71273.46">
            <text:p>71273,46</text:p>
          </table:table-cell>
          <table:table-cell office:value-type="float" office:value="69469.16">
            <text:p>69469,16</text:p>
          </table:table-cell>
          <table:table-cell office:value-type="float" office:value="81863.46">
            <text:p>81863,46</text:p>
          </table:table-cell>
          <table:table-cell office:value-type="float" office:value="87125.14">
            <text:p>87125,14</text:p>
          </table:table-cell>
          <table:table-cell office:value-type="float" office:value="73291.8">
            <text:p>73291,8</text:p>
          </table:table-cell>
          <table:table-cell office:value-type="float" office:value="78719">
            <text:p>78719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CHUÑA </text:p>
          </table:table-cell>
          <table:table-cell office:value-type="string">
            <text:p>Comuna</text:p>
          </table:table-cell>
          <table:table-cell office:value-type="float" office:value="23044">
            <text:p>23044</text:p>
          </table:table-cell>
          <table:table-cell office:value-type="float" office:value="27041">
            <text:p>27041</text:p>
          </table:table-cell>
          <table:table-cell office:value-type="float" office:value="24464">
            <text:p>24464</text:p>
          </table:table-cell>
          <table:table-cell office:value-type="float" office:value="25819">
            <text:p>25819</text:p>
          </table:table-cell>
          <table:table-cell office:value-type="float" office:value="27804">
            <text:p>27804</text:p>
          </table:table-cell>
          <table:table-cell office:value-type="float" office:value="29498">
            <text:p>29498</text:p>
          </table:table-cell>
          <table:table-cell office:value-type="float" office:value="28442">
            <text:p>28442</text:p>
          </table:table-cell>
          <table:table-cell office:value-type="float" office:value="27549">
            <text:p>27549</text:p>
          </table:table-cell>
          <table:table-cell office:value-type="float" office:value="27724">
            <text:p>27724</text:p>
          </table:table-cell>
          <table:table-cell office:value-type="float" office:value="29478">
            <text:p>29478</text:p>
          </table:table-cell>
          <table:table-cell office:value-type="float" office:value="28359">
            <text:p>28359</text:p>
          </table:table-cell>
          <table:table-cell office:value-type="float" office:value="30556">
            <text:p>30556</text:p>
          </table:table-cell>
          <table:table-cell office:value-type="float" office:value="30190">
            <text:p>30190</text:p>
          </table:table-cell>
          <table:table-cell office:value-type="float" office:value="33509">
            <text:p>33509</text:p>
          </table:table-cell>
          <table:table-cell office:value-type="float" office:value="31868">
            <text:p>31868</text:p>
          </table:table-cell>
          <table:table-cell office:value-type="float" office:value="32318">
            <text:p>32318</text:p>
          </table:table-cell>
          <table:table-cell office:value-type="float" office:value="38750">
            <text:p>38750</text:p>
          </table:table-cell>
          <table:table-cell office:value-type="float" office:value="40561">
            <text:p>40561</text:p>
          </table:table-cell>
          <table:table-cell office:value-type="float" office:value="38158">
            <text:p>38158</text:p>
          </table:table-cell>
          <table:table-cell office:value-type="float" office:value="36921">
            <text:p>36921</text:p>
          </table:table-cell>
          <table:table-cell office:value-type="float" office:value="38876">
            <text:p>38876</text:p>
          </table:table-cell>
          <table:table-cell office:value-type="float" office:value="37127">
            <text:p>37127</text:p>
          </table:table-cell>
          <table:table-cell office:value-type="float" office:value="39478">
            <text:p>39478</text:p>
          </table:table-cell>
          <table:table-cell office:value-type="float" office:value="34365">
            <text:p>34365</text:p>
          </table:table-cell>
          <table:table-cell office:value-type="float" office:value="44455">
            <text:p>44455</text:p>
          </table:table-cell>
          <table:table-cell office:value-type="float" office:value="44055">
            <text:p>44055</text:p>
          </table:table-cell>
          <table:table-cell office:value-type="float" office:value="47611">
            <text:p>47611</text:p>
          </table:table-cell>
          <table:table-cell office:value-type="float" office:value="44109">
            <text:p>44109</text:p>
          </table:table-cell>
          <table:table-cell office:value-type="float" office:value="54398">
            <text:p>54398</text:p>
          </table:table-cell>
          <table:table-cell office:value-type="float" office:value="54590">
            <text:p>54590</text:p>
          </table:table-cell>
          <table:table-cell office:value-type="float" office:value="52154.67">
            <text:p>52154,67</text:p>
          </table:table-cell>
          <table:table-cell office:value-type="float" office:value="53212.37">
            <text:p>53212,37</text:p>
          </table:table-cell>
          <table:table-cell office:value-type="float" office:value="54223.11">
            <text:p>54223,11</text:p>
          </table:table-cell>
          <table:table-cell office:value-type="float" office:value="52249.9">
            <text:p>52249,9</text:p>
          </table:table-cell>
          <table:table-cell office:value-type="float" office:value="58246.22">
            <text:p>58246,22</text:p>
          </table:table-cell>
          <table:table-cell office:value-type="float" office:value="56381.03">
            <text:p>56381,03</text:p>
          </table:table-cell>
          <table:table-cell office:value-type="float" office:value="63213">
            <text:p>63213</text:p>
          </table:table-cell>
          <table:table-cell office:value-type="float" office:value="54647">
            <text:p>54647</text:p>
          </table:table-cell>
          <table:table-cell office:value-type="float" office:value="53768">
            <text:p>53768</text:p>
          </table:table-cell>
          <table:table-cell office:value-type="float" office:value="51376">
            <text:p>51376</text:p>
          </table:table-cell>
          <table:table-cell office:value-type="float" office:value="67189">
            <text:p>67189</text:p>
          </table:table-cell>
          <table:table-cell office:value-type="float" office:value="66630">
            <text:p>66630</text:p>
          </table:table-cell>
          <table:table-cell office:value-type="float" office:value="62126">
            <text:p>62126</text:p>
          </table:table-cell>
          <table:table-cell office:value-type="float" office:value="66440">
            <text:p>66440</text:p>
          </table:table-cell>
          <table:table-cell office:value-type="float" office:value="64560">
            <text:p>64560</text:p>
          </table:table-cell>
          <table:table-cell office:value-type="float" office:value="69776.4">
            <text:p>69776,4</text:p>
          </table:table-cell>
          <table:table-cell office:value-type="float" office:value="71387.1">
            <text:p>71387,1</text:p>
          </table:table-cell>
          <table:table-cell office:value-type="float" office:value="69580.3">
            <text:p>69580,3</text:p>
          </table:table-cell>
          <table:table-cell office:value-type="float" office:value="76957.9">
            <text:p>76957,9</text:p>
          </table:table-cell>
          <table:table-cell office:value-type="float" office:value="82951.7">
            <text:p>82951,7</text:p>
          </table:table-cell>
          <table:table-cell office:value-type="float" office:value="73133.8">
            <text:p>73133,8</text:p>
          </table:table-cell>
          <table:table-cell office:value-type="float" office:value="76509">
            <text:p>76509</text:p>
          </table:table-cell>
          <table:table-cell office:value-type="float" office:value="90711">
            <text:p>90711</text:p>
          </table:table-cell>
          <table:table-cell office:value-type="float" office:value="92257">
            <text:p>92257</text:p>
          </table:table-cell>
          <table:table-cell office:value-type="float" office:value="89814.8">
            <text:p>89814,8</text:p>
          </table:table-cell>
          <table:table-cell office:value-type="float" office:value="91403.95">
            <text:p>91403,95</text:p>
          </table:table-cell>
          <table:table-cell office:value-type="float" office:value="88577.54">
            <text:p>88577,54</text:p>
          </table:table-cell>
          <table:table-cell office:value-type="float" office:value="91867.19">
            <text:p>91867,19</text:p>
          </table:table-cell>
          <table:table-cell office:value-type="float" office:value="95507.08">
            <text:p>95507,08</text:p>
          </table:table-cell>
          <table:table-cell office:value-type="float" office:value="93089.31">
            <text:p>93089,31</text:p>
          </table:table-cell>
          <table:table-cell office:value-type="float" office:value="109697.78">
            <text:p>109697,78</text:p>
          </table:table-cell>
          <table:table-cell office:value-type="float" office:value="116748.48">
            <text:p>116748,48</text:p>
          </table:table-cell>
          <table:table-cell office:value-type="float" office:value="98211.68">
            <text:p>98211,68</text:p>
          </table:table-cell>
          <table:table-cell office:value-type="float" office:value="105485">
            <text:p>105485</text:p>
          </table:table-cell>
          <table:table-cell table:number-columns-repeated="907"/>
        </table:table-row>
        <table:table-row table:style-name="ro2">
          <table:table-cell office:value-type="string">
            <text:p>SOBREMONTE</text:p>
          </table:table-cell>
          <table:table-cell office:value-type="string">
            <text:p>CHUÑA HUASI </text:p>
          </table:table-cell>
          <table:table-cell office:value-type="string">
            <text:p>Comuna</text:p>
          </table:table-cell>
          <table:table-cell office:value-type="float" office:value="15899">
            <text:p>15899</text:p>
          </table:table-cell>
          <table:table-cell office:value-type="float" office:value="18655">
            <text:p>18655</text:p>
          </table:table-cell>
          <table:table-cell office:value-type="float" office:value="16877">
            <text:p>16877</text:p>
          </table:table-cell>
          <table:table-cell office:value-type="float" office:value="17812">
            <text:p>17812</text:p>
          </table:table-cell>
          <table:table-cell office:value-type="float" office:value="19182">
            <text:p>19182</text:p>
          </table:table-cell>
          <table:table-cell office:value-type="float" office:value="20351">
            <text:p>20351</text:p>
          </table:table-cell>
          <table:table-cell office:value-type="float" office:value="19622">
            <text:p>19622</text:p>
          </table:table-cell>
          <table:table-cell office:value-type="float" office:value="19006">
            <text:p>19006</text:p>
          </table:table-cell>
          <table:table-cell office:value-type="float" office:value="19127">
            <text:p>19127</text:p>
          </table:table-cell>
          <table:table-cell office:value-type="float" office:value="20336">
            <text:p>20336</text:p>
          </table:table-cell>
          <table:table-cell office:value-type="float" office:value="19564">
            <text:p>19564</text:p>
          </table:table-cell>
          <table:table-cell office:value-type="float" office:value="21080">
            <text:p>21080</text:p>
          </table:table-cell>
          <table:table-cell office:value-type="float" office:value="20828">
            <text:p>20828</text:p>
          </table:table-cell>
          <table:table-cell office:value-type="float" office:value="23118">
            <text:p>23118</text:p>
          </table:table-cell>
          <table:table-cell office:value-type="float" office:value="21985">
            <text:p>21985</text:p>
          </table:table-cell>
          <table:table-cell office:value-type="float" office:value="22296">
            <text:p>22296</text:p>
          </table:table-cell>
          <table:table-cell office:value-type="float" office:value="26733">
            <text:p>26733</text:p>
          </table:table-cell>
          <table:table-cell office:value-type="float" office:value="27983">
            <text:p>27983</text:p>
          </table:table-cell>
          <table:table-cell office:value-type="float" office:value="26325">
            <text:p>26325</text:p>
          </table:table-cell>
          <table:table-cell office:value-type="float" office:value="25471">
            <text:p>25471</text:p>
          </table:table-cell>
          <table:table-cell office:value-type="float" office:value="26821">
            <text:p>26821</text:p>
          </table:table-cell>
          <table:table-cell office:value-type="float" office:value="25614">
            <text:p>25614</text:p>
          </table:table-cell>
          <table:table-cell office:value-type="float" office:value="27235">
            <text:p>27235</text:p>
          </table:table-cell>
          <table:table-cell office:value-type="float" office:value="23708">
            <text:p>23708</text:p>
          </table:table-cell>
          <table:table-cell office:value-type="float" office:value="30669">
            <text:p>30669</text:p>
          </table:table-cell>
          <table:table-cell office:value-type="float" office:value="30393">
            <text:p>30393</text:p>
          </table:table-cell>
          <table:table-cell office:value-type="float" office:value="32295">
            <text:p>32295</text:p>
          </table:table-cell>
          <table:table-cell office:value-type="float" office:value="30252">
            <text:p>30252</text:p>
          </table:table-cell>
          <table:table-cell office:value-type="float" office:value="37308">
            <text:p>37308</text:p>
          </table:table-cell>
          <table:table-cell office:value-type="float" office:value="37440">
            <text:p>37440</text:p>
          </table:table-cell>
          <table:table-cell office:value-type="float" office:value="35769.86">
            <text:p>35769,86</text:p>
          </table:table-cell>
          <table:table-cell office:value-type="float" office:value="36495.27">
            <text:p>36495,27</text:p>
          </table:table-cell>
          <table:table-cell office:value-type="float" office:value="37188.48">
            <text:p>37188,48</text:p>
          </table:table-cell>
          <table:table-cell office:value-type="float" office:value="35835.17">
            <text:p>35835,17</text:p>
          </table:table-cell>
          <table:table-cell office:value-type="float" office:value="39947.69">
            <text:p>39947,69</text:p>
          </table:table-cell>
          <table:table-cell office:value-type="float" office:value="38668.47">
            <text:p>38668,47</text:p>
          </table:table-cell>
          <table:table-cell office:value-type="float" office:value="43354">
            <text:p>43354</text:p>
          </table:table-cell>
          <table:table-cell office:value-type="float" office:value="37479">
            <text:p>37479</text:p>
          </table:table-cell>
          <table:table-cell office:value-type="float" office:value="36877">
            <text:p>36877</text:p>
          </table:table-cell>
          <table:table-cell office:value-type="float" office:value="35236">
            <text:p>35236</text:p>
          </table:table-cell>
          <table:table-cell office:value-type="float" office:value="46081">
            <text:p>46081</text:p>
          </table:table-cell>
          <table:table-cell office:value-type="float" office:value="45698">
            <text:p>45698</text:p>
          </table:table-cell>
          <table:table-cell office:value-type="float" office:value="42609">
            <text:p>42609</text:p>
          </table:table-cell>
          <table:table-cell office:value-type="float" office:value="45567">
            <text:p>45567</text:p>
          </table:table-cell>
          <table:table-cell office:value-type="float" office:value="44278">
            <text:p>44278</text:p>
          </table:table-cell>
          <table:table-cell office:value-type="float" office:value="47855.6">
            <text:p>47855,6</text:p>
          </table:table-cell>
          <table:table-cell office:value-type="float" office:value="48960.3">
            <text:p>48960,3</text:p>
          </table:table-cell>
          <table:table-cell office:value-type="float" office:value="47721.1">
            <text:p>47721,1</text:p>
          </table:table-cell>
          <table:table-cell office:value-type="float" office:value="52780.9">
            <text:p>52780,9</text:p>
          </table:table-cell>
          <table:table-cell office:value-type="float" office:value="56891.8">
            <text:p>56891,8</text:p>
          </table:table-cell>
          <table:table-cell office:value-type="float" office:value="50158.2">
            <text:p>50158,2</text:p>
          </table:table-cell>
          <table:table-cell office:value-type="float" office:value="52473">
            <text:p>52473</text:p>
          </table:table-cell>
          <table:table-cell office:value-type="float" office:value="62214">
            <text:p>62214</text:p>
          </table:table-cell>
          <table:table-cell office:value-type="float" office:value="63274">
            <text:p>63274</text:p>
          </table:table-cell>
          <table:table-cell office:value-type="float" office:value="61598.75">
            <text:p>61598,75</text:p>
          </table:table-cell>
          <table:table-cell office:value-type="float" office:value="62688.65">
            <text:p>62688,65</text:p>
          </table:table-cell>
          <table:table-cell office:value-type="float" office:value="60750.18">
            <text:p>60750,18</text:p>
          </table:table-cell>
          <table:table-cell office:value-type="float" office:value="63006.36">
            <text:p>63006,36</text:p>
          </table:table-cell>
          <table:table-cell office:value-type="float" office:value="65502.75">
            <text:p>65502,75</text:p>
          </table:table-cell>
          <table:table-cell office:value-type="float" office:value="63844.54">
            <text:p>63844,54</text:p>
          </table:table-cell>
          <table:table-cell office:value-type="float" office:value="75235.33">
            <text:p>75235,33</text:p>
          </table:table-cell>
          <table:table-cell office:value-type="float" office:value="80070.99">
            <text:p>80070,99</text:p>
          </table:table-cell>
          <table:table-cell office:value-type="float" office:value="67357.68">
            <text:p>67357,68</text:p>
          </table:table-cell>
          <table:table-cell office:value-type="float" office:value="72346">
            <text:p>72346</text:p>
          </table:table-cell>
          <table:table-cell table:number-columns-repeated="907"/>
        </table:table-row>
        <table:table-row table:style-name="ro2">
          <table:table-cell office:value-type="string">
            <text:p>TULUMBA</text:p>
          </table:table-cell>
          <table:table-cell office:value-type="string">
            <text:p>CHURQUI CAÑADA </text:p>
          </table:table-cell>
          <table:table-cell office:value-type="string">
            <text:p>Comuna</text:p>
          </table:table-cell>
          <table:table-cell office:value-type="float" office:value="12847">
            <text:p>12847</text:p>
          </table:table-cell>
          <table:table-cell office:value-type="float" office:value="15075">
            <text:p>15075</text:p>
          </table:table-cell>
          <table:table-cell office:value-type="float" office:value="13638">
            <text:p>13638</text:p>
          </table:table-cell>
          <table:table-cell office:value-type="float" office:value="14394">
            <text:p>14394</text:p>
          </table:table-cell>
          <table:table-cell office:value-type="float" office:value="15500">
            <text:p>15500</text:p>
          </table:table-cell>
          <table:table-cell office:value-type="float" office:value="16445">
            <text:p>16445</text:p>
          </table:table-cell>
          <table:table-cell office:value-type="float" office:value="15857">
            <text:p>15857</text:p>
          </table:table-cell>
          <table:table-cell office:value-type="float" office:value="15358">
            <text:p>15358</text:p>
          </table:table-cell>
          <table:table-cell office:value-type="float" office:value="15456">
            <text:p>15456</text:p>
          </table:table-cell>
          <table:table-cell office:value-type="float" office:value="16434">
            <text:p>16434</text:p>
          </table:table-cell>
          <table:table-cell office:value-type="float" office:value="15810">
            <text:p>15810</text:p>
          </table:table-cell>
          <table:table-cell office:value-type="float" office:value="17035">
            <text:p>17035</text:p>
          </table:table-cell>
          <table:table-cell office:value-type="float" office:value="16831">
            <text:p>16831</text:p>
          </table:table-cell>
          <table:table-cell office:value-type="float" office:value="18681">
            <text:p>18681</text:p>
          </table:table-cell>
          <table:table-cell office:value-type="float" office:value="17766">
            <text:p>17766</text:p>
          </table:table-cell>
          <table:table-cell office:value-type="float" office:value="18017">
            <text:p>18017</text:p>
          </table:table-cell>
          <table:table-cell office:value-type="float" office:value="21603">
            <text:p>21603</text:p>
          </table:table-cell>
          <table:table-cell office:value-type="float" office:value="22613">
            <text:p>22613</text:p>
          </table:table-cell>
          <table:table-cell office:value-type="float" office:value="21273">
            <text:p>21273</text:p>
          </table:table-cell>
          <table:table-cell office:value-type="float" office:value="20583">
            <text:p>20583</text:p>
          </table:table-cell>
          <table:table-cell office:value-type="float" office:value="21673">
            <text:p>21673</text:p>
          </table:table-cell>
          <table:table-cell office:value-type="float" office:value="20698">
            <text:p>20698</text:p>
          </table:table-cell>
          <table:table-cell office:value-type="float" office:value="22009">
            <text:p>22009</text:p>
          </table:table-cell>
          <table:table-cell office:value-type="float" office:value="19158">
            <text:p>19158</text:p>
          </table:table-cell>
          <table:table-cell office:value-type="float" office:value="24783">
            <text:p>24783</text:p>
          </table:table-cell>
          <table:table-cell office:value-type="float" office:value="24561">
            <text:p>24561</text:p>
          </table:table-cell>
          <table:table-cell office:value-type="float" office:value="34412">
            <text:p>34412</text:p>
          </table:table-cell>
          <table:table-cell table:number-columns-repeated="3" office:value-type="float" office:value="0">
            <text:p>0</text:p>
          </table:table-cell>
          <table:table-cell office:value-type="float" office:value="32091.21">
            <text:p>32091,21</text:p>
          </table:table-cell>
          <table:table-cell office:value-type="float" office:value="32742.02">
            <text:p>32742,02</text:p>
          </table:table-cell>
          <table:table-cell office:value-type="float" office:value="33363.94">
            <text:p>33363,94</text:p>
          </table:table-cell>
          <table:table-cell office:value-type="float" office:value="32149.81">
            <text:p>32149,81</text:p>
          </table:table-cell>
          <table:table-cell office:value-type="float" office:value="35839.4">
            <text:p>35839,4</text:p>
          </table:table-cell>
          <table:table-cell office:value-type="float" office:value="34691.73">
            <text:p>34691,73</text:p>
          </table:table-cell>
          <table:table-cell office:value-type="float" office:value="38895">
            <text:p>38895</text:p>
          </table:table-cell>
          <table:table-cell office:value-type="float" office:value="33624">
            <text:p>33624</text:p>
          </table:table-cell>
          <table:table-cell office:value-type="float" office:value="33084">
            <text:p>33084</text:p>
          </table:table-cell>
          <table:table-cell office:value-type="float" office:value="31612">
            <text:p>31612</text:p>
          </table:table-cell>
          <table:table-cell office:value-type="float" office:value="41342">
            <text:p>41342</text:p>
          </table:table-cell>
          <table:table-cell office:value-type="float" office:value="40998">
            <text:p>40998</text:p>
          </table:table-cell>
          <table:table-cell office:value-type="float" office:value="38227">
            <text:p>38227</text:p>
          </table:table-cell>
          <table:table-cell office:value-type="float" office:value="40881">
            <text:p>40881</text:p>
          </table:table-cell>
          <table:table-cell office:value-type="float" office:value="39724">
            <text:p>39724</text:p>
          </table:table-cell>
          <table:table-cell office:value-type="float" office:value="42934">
            <text:p>42934</text:p>
          </table:table-cell>
          <table:table-cell office:value-type="float" office:value="43925.1">
            <text:p>43925,1</text:p>
          </table:table-cell>
          <table:table-cell office:value-type="float" office:value="42813.4">
            <text:p>42813,4</text:p>
          </table:table-cell>
          <table:table-cell office:value-type="float" office:value="47352.8">
            <text:p>47352,8</text:p>
          </table:table-cell>
          <table:table-cell office:value-type="float" office:value="51040.9">
            <text:p>51040,9</text:p>
          </table:table-cell>
          <table:table-cell office:value-type="float" office:value="44999.9">
            <text:p>44999,9</text:p>
          </table:table-cell>
          <table:table-cell office:value-type="float" office:value="47077">
            <text:p>47077</text:p>
          </table:table-cell>
          <table:table-cell office:value-type="float" office:value="55816">
            <text:p>55816</text:p>
          </table:table-cell>
          <table:table-cell office:value-type="float" office:value="56767">
            <text:p>56767</text:p>
          </table:table-cell>
          <table:table-cell office:value-type="float" office:value="55263.81">
            <text:p>55263,81</text:p>
          </table:table-cell>
          <table:table-cell office:value-type="float" office:value="56241.63">
            <text:p>56241,63</text:p>
          </table:table-cell>
          <table:table-cell office:value-type="float" office:value="54502.52">
            <text:p>54502,52</text:p>
          </table:table-cell>
          <table:table-cell office:value-type="float" office:value="56526.66">
            <text:p>56526,66</text:p>
          </table:table-cell>
          <table:table-cell office:value-type="float" office:value="58766.32">
            <text:p>58766,32</text:p>
          </table:table-cell>
          <table:table-cell office:value-type="float" office:value="57278.65">
            <text:p>57278,65</text:p>
          </table:table-cell>
          <table:table-cell office:value-type="float" office:value="67497.98">
            <text:p>67497,98</text:p>
          </table:table-cell>
          <table:table-cell office:value-type="float" office:value="71836.34">
            <text:p>71836,34</text:p>
          </table:table-cell>
          <table:table-cell office:value-type="float" office:value="60430.48">
            <text:p>60430,48</text:p>
          </table:table-cell>
          <table:table-cell office:value-type="float" office:value="64906">
            <text:p>64906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CIENAGA DEL CORO </text:p>
          </table:table-cell>
          <table:table-cell office:value-type="string">
            <text:p>Comuna</text:p>
          </table:table-cell>
          <table:table-cell office:value-type="float" office:value="26484">
            <text:p>26484</text:p>
          </table:table-cell>
          <table:table-cell office:value-type="float" office:value="31076">
            <text:p>31076</text:p>
          </table:table-cell>
          <table:table-cell office:value-type="float" office:value="28115">
            <text:p>28115</text:p>
          </table:table-cell>
          <table:table-cell office:value-type="float" office:value="29673">
            <text:p>29673</text:p>
          </table:table-cell>
          <table:table-cell office:value-type="float" office:value="31954">
            <text:p>31954</text:p>
          </table:table-cell>
          <table:table-cell office:value-type="float" office:value="33901">
            <text:p>33901</text:p>
          </table:table-cell>
          <table:table-cell office:value-type="float" office:value="32688">
            <text:p>32688</text:p>
          </table:table-cell>
          <table:table-cell office:value-type="float" office:value="31661">
            <text:p>31661</text:p>
          </table:table-cell>
          <table:table-cell office:value-type="float" office:value="31862">
            <text:p>31862</text:p>
          </table:table-cell>
          <table:table-cell office:value-type="float" office:value="33877">
            <text:p>33877</text:p>
          </table:table-cell>
          <table:table-cell office:value-type="float" office:value="32591">
            <text:p>32591</text:p>
          </table:table-cell>
          <table:table-cell office:value-type="float" office:value="35116">
            <text:p>35116</text:p>
          </table:table-cell>
          <table:table-cell office:value-type="float" office:value="34696">
            <text:p>34696</text:p>
          </table:table-cell>
          <table:table-cell office:value-type="float" office:value="38510">
            <text:p>38510</text:p>
          </table:table-cell>
          <table:table-cell office:value-type="float" office:value="36624">
            <text:p>36624</text:p>
          </table:table-cell>
          <table:table-cell office:value-type="float" office:value="37142">
            <text:p>37142</text:p>
          </table:table-cell>
          <table:table-cell office:value-type="float" office:value="44533">
            <text:p>44533</text:p>
          </table:table-cell>
          <table:table-cell office:value-type="float" office:value="46615">
            <text:p>46615</text:p>
          </table:table-cell>
          <table:table-cell office:value-type="float" office:value="43853">
            <text:p>43853</text:p>
          </table:table-cell>
          <table:table-cell office:value-type="float" office:value="42431">
            <text:p>42431</text:p>
          </table:table-cell>
          <table:table-cell office:value-type="float" office:value="44679">
            <text:p>44679</text:p>
          </table:table-cell>
          <table:table-cell office:value-type="float" office:value="42669">
            <text:p>42669</text:p>
          </table:table-cell>
          <table:table-cell office:value-type="float" office:value="45370">
            <text:p>45370</text:p>
          </table:table-cell>
          <table:table-cell office:value-type="float" office:value="39494">
            <text:p>39494</text:p>
          </table:table-cell>
          <table:table-cell office:value-type="float" office:value="51090">
            <text:p>51090</text:p>
          </table:table-cell>
          <table:table-cell office:value-type="float" office:value="50631">
            <text:p>50631</text:p>
          </table:table-cell>
          <table:table-cell office:value-type="float" office:value="52991">
            <text:p>52991</text:p>
          </table:table-cell>
          <table:table-cell office:value-type="float" office:value="50134">
            <text:p>50134</text:p>
          </table:table-cell>
          <table:table-cell office:value-type="float" office:value="61827">
            <text:p>61827</text:p>
          </table:table-cell>
          <table:table-cell office:value-type="float" office:value="62046">
            <text:p>62046</text:p>
          </table:table-cell>
          <table:table-cell office:value-type="float" office:value="59278.01">
            <text:p>59278,01</text:p>
          </table:table-cell>
          <table:table-cell office:value-type="float" office:value="60480.17">
            <text:p>60480,17</text:p>
          </table:table-cell>
          <table:table-cell office:value-type="float" office:value="61628.95">
            <text:p>61628,95</text:p>
          </table:table-cell>
          <table:table-cell office:value-type="float" office:value="59386.24">
            <text:p>59386,24</text:p>
          </table:table-cell>
          <table:table-cell office:value-type="float" office:value="66201.55">
            <text:p>66201,55</text:p>
          </table:table-cell>
          <table:table-cell office:value-type="float" office:value="64081.6">
            <text:p>64081,6</text:p>
          </table:table-cell>
          <table:table-cell office:value-type="float" office:value="71847">
            <text:p>71847</text:p>
          </table:table-cell>
          <table:table-cell office:value-type="float" office:value="62110">
            <text:p>62110</text:p>
          </table:table-cell>
          <table:table-cell office:value-type="float" office:value="61112">
            <text:p>61112</text:p>
          </table:table-cell>
          <table:table-cell office:value-type="float" office:value="58393">
            <text:p>58393</text:p>
          </table:table-cell>
          <table:table-cell office:value-type="float" office:value="76365">
            <text:p>76365</text:p>
          </table:table-cell>
          <table:table-cell office:value-type="float" office:value="75731">
            <text:p>75731</text:p>
          </table:table-cell>
          <table:table-cell office:value-type="float" office:value="70611">
            <text:p>70611</text:p>
          </table:table-cell>
          <table:table-cell office:value-type="float" office:value="75514">
            <text:p>75514</text:p>
          </table:table-cell>
          <table:table-cell office:value-type="float" office:value="73377">
            <text:p>73377</text:p>
          </table:table-cell>
          <table:table-cell office:value-type="float" office:value="79306.5">
            <text:p>79306,5</text:p>
          </table:table-cell>
          <table:table-cell office:value-type="float" office:value="81137.2">
            <text:p>81137,2</text:p>
          </table:table-cell>
          <table:table-cell office:value-type="float" office:value="79083.7">
            <text:p>79083,7</text:p>
          </table:table-cell>
          <table:table-cell office:value-type="float" office:value="87468.9">
            <text:p>87468,9</text:p>
          </table:table-cell>
          <table:table-cell office:value-type="float" office:value="94281.4">
            <text:p>94281,4</text:p>
          </table:table-cell>
          <table:table-cell office:value-type="float" office:value="83122.5">
            <text:p>83122,5</text:p>
          </table:table-cell>
          <table:table-cell office:value-type="float" office:value="86959">
            <text:p>86959</text:p>
          </table:table-cell>
          <table:table-cell office:value-type="float" office:value="103101">
            <text:p>103101</text:p>
          </table:table-cell>
          <table:table-cell office:value-type="float" office:value="104858">
            <text:p>104858</text:p>
          </table:table-cell>
          <table:table-cell office:value-type="float" office:value="102081.8">
            <text:p>102081,8</text:p>
          </table:table-cell>
          <table:table-cell office:value-type="float" office:value="103887.99">
            <text:p>103887,99</text:p>
          </table:table-cell>
          <table:table-cell office:value-type="float" office:value="100675.55">
            <text:p>100675,55</text:p>
          </table:table-cell>
          <table:table-cell office:value-type="float" office:value="104414.5">
            <text:p>104414,5</text:p>
          </table:table-cell>
          <table:table-cell office:value-type="float" office:value="108551.53">
            <text:p>108551,53</text:p>
          </table:table-cell>
          <table:table-cell office:value-type="float" office:value="105803.54">
            <text:p>105803,54</text:p>
          </table:table-cell>
          <table:table-cell office:value-type="float" office:value="124680.42">
            <text:p>124680,42</text:p>
          </table:table-cell>
          <table:table-cell office:value-type="float" office:value="132694.11">
            <text:p>132694,11</text:p>
          </table:table-cell>
          <table:table-cell office:value-type="float" office:value="111625.53">
            <text:p>111625,53</text:p>
          </table:table-cell>
          <table:table-cell office:value-type="float" office:value="119892">
            <text:p>119892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ANITA </text:p>
          </table:table-cell>
          <table:table-cell office:value-type="string">
            <text:p>Comuna</text:p>
          </table:table-cell>
          <table:table-cell office:value-type="float" office:value="10134">
            <text:p>10134</text:p>
          </table:table-cell>
          <table:table-cell office:value-type="float" office:value="11892">
            <text:p>11892</text:p>
          </table:table-cell>
          <table:table-cell office:value-type="float" office:value="10759">
            <text:p>10759</text:p>
          </table:table-cell>
          <table:table-cell office:value-type="float" office:value="11354">
            <text:p>11354</text:p>
          </table:table-cell>
          <table:table-cell office:value-type="float" office:value="12227">
            <text:p>12227</text:p>
          </table:table-cell>
          <table:table-cell office:value-type="float" office:value="12972">
            <text:p>12972</text:p>
          </table:table-cell>
          <table:table-cell office:value-type="float" office:value="12508">
            <text:p>12508</text:p>
          </table:table-cell>
          <table:table-cell office:value-type="float" office:value="12115">
            <text:p>12115</text:p>
          </table:table-cell>
          <table:table-cell office:value-type="float" office:value="12192">
            <text:p>12192</text:p>
          </table:table-cell>
          <table:table-cell office:value-type="float" office:value="12963">
            <text:p>12963</text:p>
          </table:table-cell>
          <table:table-cell office:value-type="float" office:value="12471">
            <text:p>12471</text:p>
          </table:table-cell>
          <table:table-cell office:value-type="float" office:value="13437">
            <text:p>13437</text:p>
          </table:table-cell>
          <table:table-cell office:value-type="float" office:value="13277">
            <text:p>13277</text:p>
          </table:table-cell>
          <table:table-cell office:value-type="float" office:value="14736">
            <text:p>14736</text:p>
          </table:table-cell>
          <table:table-cell office:value-type="float" office:value="14014">
            <text:p>14014</text:p>
          </table:table-cell>
          <table:table-cell office:value-type="float" office:value="14212">
            <text:p>14212</text:p>
          </table:table-cell>
          <table:table-cell office:value-type="float" office:value="17041">
            <text:p>17041</text:p>
          </table:table-cell>
          <table:table-cell office:value-type="float" office:value="17837">
            <text:p>17837</text:p>
          </table:table-cell>
          <table:table-cell office:value-type="float" office:value="16780">
            <text:p>16780</text:p>
          </table:table-cell>
          <table:table-cell office:value-type="float" office:value="16236">
            <text:p>16236</text:p>
          </table:table-cell>
          <table:table-cell office:value-type="float" office:value="17096">
            <text:p>17096</text:p>
          </table:table-cell>
          <table:table-cell office:value-type="float" office:value="16327">
            <text:p>16327</text:p>
          </table:table-cell>
          <table:table-cell office:value-type="float" office:value="17361">
            <text:p>17361</text:p>
          </table:table-cell>
          <table:table-cell office:value-type="float" office:value="15113">
            <text:p>15113</text:p>
          </table:table-cell>
          <table:table-cell office:value-type="float" office:value="19549">
            <text:p>19549</text:p>
          </table:table-cell>
          <table:table-cell office:value-type="float" office:value="19374">
            <text:p>19374</text:p>
          </table:table-cell>
          <table:table-cell office:value-type="float" office:value="20004">
            <text:p>20004</text:p>
          </table:table-cell>
          <table:table-cell office:value-type="float" office:value="19095">
            <text:p>19095</text:p>
          </table:table-cell>
          <table:table-cell office:value-type="float" office:value="23549">
            <text:p>23549</text:p>
          </table:table-cell>
          <table:table-cell office:value-type="float" office:value="23633">
            <text:p>23633</text:p>
          </table:table-cell>
          <table:table-cell office:value-type="float" office:value="22578.2">
            <text:p>22578,2</text:p>
          </table:table-cell>
          <table:table-cell office:value-type="float" office:value="23036.09">
            <text:p>23036,09</text:p>
          </table:table-cell>
          <table:table-cell office:value-type="float" office:value="23473.65">
            <text:p>23473,65</text:p>
          </table:table-cell>
          <table:table-cell office:value-type="float" office:value="22619.43">
            <text:p>22619,43</text:p>
          </table:table-cell>
          <table:table-cell office:value-type="float" office:value="25215.29">
            <text:p>25215,29</text:p>
          </table:table-cell>
          <table:table-cell office:value-type="float" office:value="24407.83">
            <text:p>24407,83</text:p>
          </table:table-cell>
          <table:table-cell office:value-type="float" office:value="27365">
            <text:p>27365</text:p>
          </table:table-cell>
          <table:table-cell office:value-type="float" office:value="23657">
            <text:p>23657</text:p>
          </table:table-cell>
          <table:table-cell office:value-type="float" office:value="23277">
            <text:p>23277</text:p>
          </table:table-cell>
          <table:table-cell office:value-type="float" office:value="22241">
            <text:p>22241</text:p>
          </table:table-cell>
          <table:table-cell office:value-type="float" office:value="29087">
            <text:p>29087</text:p>
          </table:table-cell>
          <table:table-cell office:value-type="float" office:value="28845">
            <text:p>28845</text:p>
          </table:table-cell>
          <table:table-cell office:value-type="float" office:value="26895">
            <text:p>26895</text:p>
          </table:table-cell>
          <table:table-cell office:value-type="float" office:value="28762">
            <text:p>28762</text:p>
          </table:table-cell>
          <table:table-cell office:value-type="float" office:value="27948">
            <text:p>27948</text:p>
          </table:table-cell>
          <table:table-cell office:value-type="float" office:value="30206.8">
            <text:p>30206,8</text:p>
          </table:table-cell>
          <table:table-cell office:value-type="float" office:value="30904.1">
            <text:p>30904,1</text:p>
          </table:table-cell>
          <table:table-cell office:value-type="float" office:value="30121.9">
            <text:p>30121,9</text:p>
          </table:table-cell>
          <table:table-cell office:value-type="float" office:value="33315.7">
            <text:p>33315,7</text:p>
          </table:table-cell>
          <table:table-cell office:value-type="float" office:value="35910.5">
            <text:p>35910,5</text:p>
          </table:table-cell>
          <table:table-cell office:value-type="float" office:value="31660.3">
            <text:p>31660,3</text:p>
          </table:table-cell>
          <table:table-cell office:value-type="float" office:value="33121">
            <text:p>33121</text:p>
          </table:table-cell>
          <table:table-cell office:value-type="float" office:value="39270">
            <text:p>39270</text:p>
          </table:table-cell>
          <table:table-cell office:value-type="float" office:value="39939">
            <text:p>39939</text:p>
          </table:table-cell>
          <table:table-cell office:value-type="float" office:value="38881.6">
            <text:p>38881,6</text:p>
          </table:table-cell>
          <table:table-cell office:value-type="float" office:value="39569.55">
            <text:p>39569,55</text:p>
          </table:table-cell>
          <table:table-cell office:value-type="float" office:value="38345.98">
            <text:p>38345,98</text:p>
          </table:table-cell>
          <table:table-cell office:value-type="float" office:value="39770.09">
            <text:p>39770,09</text:p>
          </table:table-cell>
          <table:table-cell office:value-type="float" office:value="41345.83">
            <text:p>41345,83</text:p>
          </table:table-cell>
          <table:table-cell office:value-type="float" office:value="40299.16">
            <text:p>40299,16</text:p>
          </table:table-cell>
          <table:table-cell office:value-type="float" office:value="47489.11">
            <text:p>47489,11</text:p>
          </table:table-cell>
          <table:table-cell office:value-type="float" office:value="50541.42">
            <text:p>50541,42</text:p>
          </table:table-cell>
          <table:table-cell office:value-type="float" office:value="42516.68">
            <text:p>42516,68</text:p>
          </table:table-cell>
          <table:table-cell office:value-type="float" office:value="45665">
            <text:p>45665</text:p>
          </table:table-cell>
          <table:table-cell table:number-columns-repeated="907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COLONIA BARGE </text:p>
          </table:table-cell>
          <table:table-cell office:value-type="string">
            <text:p>Comuna</text:p>
          </table:table-cell>
          <table:table-cell office:value-type="float" office:value="13761">
            <text:p>13761</text:p>
          </table:table-cell>
          <table:table-cell office:value-type="float" office:value="16148">
            <text:p>16148</text:p>
          </table:table-cell>
          <table:table-cell office:value-type="float" office:value="14609">
            <text:p>14609</text:p>
          </table:table-cell>
          <table:table-cell office:value-type="float" office:value="15418">
            <text:p>15418</text:p>
          </table:table-cell>
          <table:table-cell office:value-type="float" office:value="16604">
            <text:p>16604</text:p>
          </table:table-cell>
          <table:table-cell office:value-type="float" office:value="17616">
            <text:p>17616</text:p>
          </table:table-cell>
          <table:table-cell office:value-type="float" office:value="16985">
            <text:p>16985</text:p>
          </table:table-cell>
          <table:table-cell office:value-type="float" office:value="16452">
            <text:p>16452</text:p>
          </table:table-cell>
          <table:table-cell office:value-type="float" office:value="16556">
            <text:p>16556</text:p>
          </table:table-cell>
          <table:table-cell office:value-type="float" office:value="17603">
            <text:p>17603</text:p>
          </table:table-cell>
          <table:table-cell office:value-type="float" office:value="16935">
            <text:p>16935</text:p>
          </table:table-cell>
          <table:table-cell office:value-type="float" office:value="18247">
            <text:p>18247</text:p>
          </table:table-cell>
          <table:table-cell office:value-type="float" office:value="18029">
            <text:p>18029</text:p>
          </table:table-cell>
          <table:table-cell office:value-type="float" office:value="20011">
            <text:p>20011</text:p>
          </table:table-cell>
          <table:table-cell office:value-type="float" office:value="19031">
            <text:p>19031</text:p>
          </table:table-cell>
          <table:table-cell office:value-type="float" office:value="19300">
            <text:p>19300</text:p>
          </table:table-cell>
          <table:table-cell office:value-type="float" office:value="23140">
            <text:p>23140</text:p>
          </table:table-cell>
          <table:table-cell office:value-type="float" office:value="24222">
            <text:p>24222</text:p>
          </table:table-cell>
          <table:table-cell office:value-type="float" office:value="22787">
            <text:p>22787</text:p>
          </table:table-cell>
          <table:table-cell office:value-type="float" office:value="22048">
            <text:p>22048</text:p>
          </table:table-cell>
          <table:table-cell office:value-type="float" office:value="23216">
            <text:p>23216</text:p>
          </table:table-cell>
          <table:table-cell office:value-type="float" office:value="22172">
            <text:p>22172</text:p>
          </table:table-cell>
          <table:table-cell office:value-type="float" office:value="23575">
            <text:p>23575</text:p>
          </table:table-cell>
          <table:table-cell office:value-type="float" office:value="20522">
            <text:p>20522</text:p>
          </table:table-cell>
          <table:table-cell office:value-type="float" office:value="26547">
            <text:p>26547</text:p>
          </table:table-cell>
          <table:table-cell office:value-type="float" office:value="26309">
            <text:p>26309</text:p>
          </table:table-cell>
          <table:table-cell office:value-type="float" office:value="27650">
            <text:p>27650</text:p>
          </table:table-cell>
          <table:table-cell office:value-type="float" office:value="26088">
            <text:p>26088</text:p>
          </table:table-cell>
          <table:table-cell office:value-type="float" office:value="32173">
            <text:p>32173</text:p>
          </table:table-cell>
          <table:table-cell office:value-type="float" office:value="32286">
            <text:p>32286</text:p>
          </table:table-cell>
          <table:table-cell office:value-type="float" office:value="30846.03">
            <text:p>30846,03</text:p>
          </table:table-cell>
          <table:table-cell office:value-type="float" office:value="31471.58">
            <text:p>31471,58</text:p>
          </table:table-cell>
          <table:table-cell office:value-type="float" office:value="32069.37">
            <text:p>32069,37</text:p>
          </table:table-cell>
          <table:table-cell office:value-type="float" office:value="30902.35">
            <text:p>30902,35</text:p>
          </table:table-cell>
          <table:table-cell office:value-type="float" office:value="34448.77">
            <text:p>34448,77</text:p>
          </table:table-cell>
          <table:table-cell office:value-type="float" office:value="33345.64">
            <text:p>33345,64</text:p>
          </table:table-cell>
          <table:table-cell office:value-type="float" office:value="37386">
            <text:p>37386</text:p>
          </table:table-cell>
          <table:table-cell office:value-type="float" office:value="32320">
            <text:p>32320</text:p>
          </table:table-cell>
          <table:table-cell office:value-type="float" office:value="31800">
            <text:p>31800</text:p>
          </table:table-cell>
          <table:table-cell office:value-type="float" office:value="30386">
            <text:p>30386</text:p>
          </table:table-cell>
          <table:table-cell office:value-type="float" office:value="39738">
            <text:p>39738</text:p>
          </table:table-cell>
          <table:table-cell office:value-type="float" office:value="39407">
            <text:p>39407</text:p>
          </table:table-cell>
          <table:table-cell office:value-type="float" office:value="36743">
            <text:p>36743</text:p>
          </table:table-cell>
          <table:table-cell office:value-type="float" office:value="39295">
            <text:p>39295</text:p>
          </table:table-cell>
          <table:table-cell office:value-type="float" office:value="38183">
            <text:p>38183</text:p>
          </table:table-cell>
          <table:table-cell office:value-type="float" office:value="41268.1">
            <text:p>41268,1</text:p>
          </table:table-cell>
          <table:table-cell office:value-type="float" office:value="42220.7">
            <text:p>42220,7</text:p>
          </table:table-cell>
          <table:table-cell office:value-type="float" office:value="41152.1">
            <text:p>41152,1</text:p>
          </table:table-cell>
          <table:table-cell office:value-type="float" office:value="45515.5">
            <text:p>45515,5</text:p>
          </table:table-cell>
          <table:table-cell office:value-type="float" office:value="49060.4">
            <text:p>49060,4</text:p>
          </table:table-cell>
          <table:table-cell office:value-type="float" office:value="43253.8">
            <text:p>43253,8</text:p>
          </table:table-cell>
          <table:table-cell office:value-type="float" office:value="45250">
            <text:p>45250</text:p>
          </table:table-cell>
          <table:table-cell office:value-type="float" office:value="53650">
            <text:p>53650</text:p>
          </table:table-cell>
          <table:table-cell office:value-type="float" office:value="54564">
            <text:p>54564</text:p>
          </table:table-cell>
          <table:table-cell office:value-type="float" office:value="53119.5">
            <text:p>53119,5</text:p>
          </table:table-cell>
          <table:table-cell office:value-type="float" office:value="54059.37">
            <text:p>54059,37</text:p>
          </table:table-cell>
          <table:table-cell office:value-type="float" office:value="52387.74">
            <text:p>52387,74</text:p>
          </table:table-cell>
          <table:table-cell office:value-type="float" office:value="54333.35">
            <text:p>54333,35</text:p>
          </table:table-cell>
          <table:table-cell office:value-type="float" office:value="56486.1">
            <text:p>56486,1</text:p>
          </table:table-cell>
          <table:table-cell office:value-type="float" office:value="55056.15">
            <text:p>55056,15</text:p>
          </table:table-cell>
          <table:table-cell office:value-type="float" office:value="64878.96">
            <text:p>64878,96</text:p>
          </table:table-cell>
          <table:table-cell office:value-type="float" office:value="69048.98">
            <text:p>69048,98</text:p>
          </table:table-cell>
          <table:table-cell office:value-type="float" office:value="58085.69">
            <text:p>58085,69</text:p>
          </table:table-cell>
          <table:table-cell office:value-type="float" office:value="62387">
            <text:p>62387</text:p>
          </table:table-cell>
          <table:table-cell table:number-columns-repeated="907"/>
        </table:table-row>
        <table:table-row table:style-name="ro2">
          <table:table-cell office:value-type="string">
            <text:p>UNION</text:p>
          </table:table-cell>
          <table:table-cell office:value-type="string">
            <text:p>COLONIA BREMEN </text:p>
          </table:table-cell>
          <table:table-cell office:value-type="string">
            <text:p>Comuna</text:p>
          </table:table-cell>
          <table:table-cell office:value-type="float" office:value="12318">
            <text:p>12318</text:p>
          </table:table-cell>
          <table:table-cell office:value-type="float" office:value="14454">
            <text:p>14454</text:p>
          </table:table-cell>
          <table:table-cell office:value-type="float" office:value="13077">
            <text:p>13077</text:p>
          </table:table-cell>
          <table:table-cell office:value-type="float" office:value="13800">
            <text:p>13800</text:p>
          </table:table-cell>
          <table:table-cell office:value-type="float" office:value="14861">
            <text:p>14861</text:p>
          </table:table-cell>
          <table:table-cell office:value-type="float" office:value="15767">
            <text:p>15767</text:p>
          </table:table-cell>
          <table:table-cell office:value-type="float" office:value="15203">
            <text:p>15203</text:p>
          </table:table-cell>
          <table:table-cell office:value-type="float" office:value="14725">
            <text:p>14725</text:p>
          </table:table-cell>
          <table:table-cell office:value-type="float" office:value="14819">
            <text:p>14819</text:p>
          </table:table-cell>
          <table:table-cell office:value-type="float" office:value="15756">
            <text:p>15756</text:p>
          </table:table-cell>
          <table:table-cell office:value-type="float" office:value="15158">
            <text:p>15158</text:p>
          </table:table-cell>
          <table:table-cell office:value-type="float" office:value="16332">
            <text:p>16332</text:p>
          </table:table-cell>
          <table:table-cell office:value-type="float" office:value="16137">
            <text:p>16137</text:p>
          </table:table-cell>
          <table:table-cell office:value-type="float" office:value="17911">
            <text:p>17911</text:p>
          </table:table-cell>
          <table:table-cell office:value-type="float" office:value="17034">
            <text:p>17034</text:p>
          </table:table-cell>
          <table:table-cell office:value-type="float" office:value="17274">
            <text:p>17274</text:p>
          </table:table-cell>
          <table:table-cell office:value-type="float" office:value="20712">
            <text:p>20712</text:p>
          </table:table-cell>
          <table:table-cell office:value-type="float" office:value="21680">
            <text:p>21680</text:p>
          </table:table-cell>
          <table:table-cell office:value-type="float" office:value="20396">
            <text:p>20396</text:p>
          </table:table-cell>
          <table:table-cell office:value-type="float" office:value="19734">
            <text:p>19734</text:p>
          </table:table-cell>
          <table:table-cell office:value-type="float" office:value="20780">
            <text:p>20780</text:p>
          </table:table-cell>
          <table:table-cell office:value-type="float" office:value="19845">
            <text:p>19845</text:p>
          </table:table-cell>
          <table:table-cell office:value-type="float" office:value="21101">
            <text:p>21101</text:p>
          </table:table-cell>
          <table:table-cell office:value-type="float" office:value="18368">
            <text:p>18368</text:p>
          </table:table-cell>
          <table:table-cell office:value-type="float" office:value="23761">
            <text:p>23761</text:p>
          </table:table-cell>
          <table:table-cell office:value-type="float" office:value="23548">
            <text:p>23548</text:p>
          </table:table-cell>
          <table:table-cell office:value-type="float" office:value="24916">
            <text:p>24916</text:p>
          </table:table-cell>
          <table:table-cell office:value-type="float" office:value="23404">
            <text:p>23404</text:p>
          </table:table-cell>
          <table:table-cell office:value-type="float" office:value="28863">
            <text:p>28863</text:p>
          </table:table-cell>
          <table:table-cell office:value-type="float" office:value="28965">
            <text:p>28965</text:p>
          </table:table-cell>
          <table:table-cell office:value-type="float" office:value="27673.01">
            <text:p>27673,01</text:p>
          </table:table-cell>
          <table:table-cell office:value-type="float" office:value="28234.21">
            <text:p>28234,21</text:p>
          </table:table-cell>
          <table:table-cell office:value-type="float" office:value="28770.51">
            <text:p>28770,51</text:p>
          </table:table-cell>
          <table:table-cell office:value-type="float" office:value="27724.54">
            <text:p>27724,54</text:p>
          </table:table-cell>
          <table:table-cell office:value-type="float" office:value="30905.15">
            <text:p>30905,15</text:p>
          </table:table-cell>
          <table:table-cell office:value-type="float" office:value="29915.49">
            <text:p>29915,49</text:p>
          </table:table-cell>
          <table:table-cell office:value-type="float" office:value="33540">
            <text:p>33540</text:p>
          </table:table-cell>
          <table:table-cell office:value-type="float" office:value="28995">
            <text:p>28995</text:p>
          </table:table-cell>
          <table:table-cell office:value-type="float" office:value="28529">
            <text:p>28529</text:p>
          </table:table-cell>
          <table:table-cell office:value-type="float" office:value="27260">
            <text:p>27260</text:p>
          </table:table-cell>
          <table:table-cell office:value-type="float" office:value="35650">
            <text:p>35650</text:p>
          </table:table-cell>
          <table:table-cell office:value-type="float" office:value="35354">
            <text:p>35354</text:p>
          </table:table-cell>
          <table:table-cell office:value-type="float" office:value="32964">
            <text:p>32964</text:p>
          </table:table-cell>
          <table:table-cell office:value-type="float" office:value="35253">
            <text:p>35253</text:p>
          </table:table-cell>
          <table:table-cell office:value-type="float" office:value="34255">
            <text:p>34255</text:p>
          </table:table-cell>
          <table:table-cell office:value-type="float" office:value="37023">
            <text:p>37023</text:p>
          </table:table-cell>
          <table:table-cell office:value-type="float" office:value="37877.6">
            <text:p>37877,6</text:p>
          </table:table-cell>
          <table:table-cell office:value-type="float" office:value="36919">
            <text:p>36919</text:p>
          </table:table-cell>
          <table:table-cell office:value-type="float" office:value="40833.5">
            <text:p>40833,5</text:p>
          </table:table-cell>
          <table:table-cell office:value-type="float" office:value="44013.8">
            <text:p>44013,8</text:p>
          </table:table-cell>
          <table:table-cell office:value-type="float" office:value="38804.4">
            <text:p>38804,4</text:p>
          </table:table-cell>
          <table:table-cell office:value-type="float" office:value="40595">
            <text:p>40595</text:p>
          </table:table-cell>
          <table:table-cell office:value-type="float" office:value="48131">
            <text:p>48131</text:p>
          </table:table-cell>
          <table:table-cell office:value-type="float" office:value="48951">
            <text:p>48951</text:p>
          </table:table-cell>
          <table:table-cell office:value-type="float" office:value="47655.28">
            <text:p>47655,28</text:p>
          </table:table-cell>
          <table:table-cell office:value-type="float" office:value="48498.47">
            <text:p>48498,47</text:p>
          </table:table-cell>
          <table:table-cell office:value-type="float" office:value="46998.8">
            <text:p>46998,8</text:p>
          </table:table-cell>
          <table:table-cell office:value-type="float" office:value="48744.27">
            <text:p>48744,27</text:p>
          </table:table-cell>
          <table:table-cell office:value-type="float" office:value="50675.57">
            <text:p>50675,57</text:p>
          </table:table-cell>
          <table:table-cell office:value-type="float" office:value="49392.72">
            <text:p>49392,72</text:p>
          </table:table-cell>
          <table:table-cell office:value-type="float" office:value="58205.09">
            <text:p>58205,09</text:p>
          </table:table-cell>
          <table:table-cell office:value-type="float" office:value="61946.15">
            <text:p>61946,15</text:p>
          </table:table-cell>
          <table:table-cell office:value-type="float" office:value="52110.62">
            <text:p>52110,62</text:p>
          </table:table-cell>
          <table:table-cell office:value-type="float" office:value="55970">
            <text:p>55970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ITURRASPE </text:p>
          </table:table-cell>
          <table:table-cell office:value-type="string">
            <text:p>Comuna</text:p>
          </table:table-cell>
          <table:table-cell office:value-type="float" office:value="10421">
            <text:p>10421</text:p>
          </table:table-cell>
          <table:table-cell office:value-type="float" office:value="12228">
            <text:p>12228</text:p>
          </table:table-cell>
          <table:table-cell office:value-type="float" office:value="11062">
            <text:p>11062</text:p>
          </table:table-cell>
          <table:table-cell office:value-type="float" office:value="11675">
            <text:p>11675</text:p>
          </table:table-cell>
          <table:table-cell office:value-type="float" office:value="12573">
            <text:p>12573</text:p>
          </table:table-cell>
          <table:table-cell office:value-type="float" office:value="13340">
            <text:p>13340</text:p>
          </table:table-cell>
          <table:table-cell office:value-type="float" office:value="12862">
            <text:p>12862</text:p>
          </table:table-cell>
          <table:table-cell office:value-type="float" office:value="12458">
            <text:p>12458</text:p>
          </table:table-cell>
          <table:table-cell office:value-type="float" office:value="12537">
            <text:p>12537</text:p>
          </table:table-cell>
          <table:table-cell office:value-type="float" office:value="13330">
            <text:p>13330</text:p>
          </table:table-cell>
          <table:table-cell office:value-type="float" office:value="12824">
            <text:p>12824</text:p>
          </table:table-cell>
          <table:table-cell office:value-type="float" office:value="13818">
            <text:p>13818</text:p>
          </table:table-cell>
          <table:table-cell office:value-type="float" office:value="13652">
            <text:p>13652</text:p>
          </table:table-cell>
          <table:table-cell office:value-type="float" office:value="15153">
            <text:p>15153</text:p>
          </table:table-cell>
          <table:table-cell office:value-type="float" office:value="14411">
            <text:p>14411</text:p>
          </table:table-cell>
          <table:table-cell office:value-type="float" office:value="14615">
            <text:p>14615</text:p>
          </table:table-cell>
          <table:table-cell office:value-type="float" office:value="17523">
            <text:p>17523</text:p>
          </table:table-cell>
          <table:table-cell office:value-type="float" office:value="18342">
            <text:p>18342</text:p>
          </table:table-cell>
          <table:table-cell office:value-type="float" office:value="17255">
            <text:p>17255</text:p>
          </table:table-cell>
          <table:table-cell office:value-type="float" office:value="16696">
            <text:p>16696</text:p>
          </table:table-cell>
          <table:table-cell office:value-type="float" office:value="17580">
            <text:p>17580</text:p>
          </table:table-cell>
          <table:table-cell office:value-type="float" office:value="16789">
            <text:p>16789</text:p>
          </table:table-cell>
          <table:table-cell office:value-type="float" office:value="17852">
            <text:p>17852</text:p>
          </table:table-cell>
          <table:table-cell office:value-type="float" office:value="15540">
            <text:p>15540</text:p>
          </table:table-cell>
          <table:table-cell office:value-type="float" office:value="20103">
            <text:p>20103</text:p>
          </table:table-cell>
          <table:table-cell office:value-type="float" office:value="19922">
            <text:p>19922</text:p>
          </table:table-cell>
          <table:table-cell office:value-type="float" office:value="20620">
            <text:p>20620</text:p>
          </table:table-cell>
          <table:table-cell office:value-type="float" office:value="19652">
            <text:p>19652</text:p>
          </table:table-cell>
          <table:table-cell office:value-type="float" office:value="24236">
            <text:p>24236</text:p>
          </table:table-cell>
          <table:table-cell office:value-type="float" office:value="24321">
            <text:p>24321</text:p>
          </table:table-cell>
          <table:table-cell office:value-type="float" office:value="23236.19">
            <text:p>23236,19</text:p>
          </table:table-cell>
          <table:table-cell office:value-type="float" office:value="23707.42">
            <text:p>23707,42</text:p>
          </table:table-cell>
          <table:table-cell office:value-type="float" office:value="24157.73">
            <text:p>24157,73</text:p>
          </table:table-cell>
          <table:table-cell office:value-type="float" office:value="23278.61">
            <text:p>23278,61</text:p>
          </table:table-cell>
          <table:table-cell office:value-type="float" office:value="25950.12">
            <text:p>25950,12</text:p>
          </table:table-cell>
          <table:table-cell office:value-type="float" office:value="25119.13">
            <text:p>25119,13</text:p>
          </table:table-cell>
          <table:table-cell office:value-type="float" office:value="28163">
            <text:p>28163</text:p>
          </table:table-cell>
          <table:table-cell office:value-type="float" office:value="24346">
            <text:p>24346</text:p>
          </table:table-cell>
          <table:table-cell office:value-type="float" office:value="23955">
            <text:p>23955</text:p>
          </table:table-cell>
          <table:table-cell office:value-type="float" office:value="22889">
            <text:p>22889</text:p>
          </table:table-cell>
          <table:table-cell office:value-type="float" office:value="29934">
            <text:p>29934</text:p>
          </table:table-cell>
          <table:table-cell office:value-type="float" office:value="29685">
            <text:p>29685</text:p>
          </table:table-cell>
          <table:table-cell office:value-type="float" office:value="27679">
            <text:p>27679</text:p>
          </table:table-cell>
          <table:table-cell office:value-type="float" office:value="29601">
            <text:p>29601</text:p>
          </table:table-cell>
          <table:table-cell office:value-type="float" office:value="28763">
            <text:p>28763</text:p>
          </table:table-cell>
          <table:table-cell office:value-type="float" office:value="31087.1">
            <text:p>31087,1</text:p>
          </table:table-cell>
          <table:table-cell office:value-type="float" office:value="31804.7">
            <text:p>31804,7</text:p>
          </table:table-cell>
          <table:table-cell office:value-type="float" office:value="30999.7">
            <text:p>30999,7</text:p>
          </table:table-cell>
          <table:table-cell office:value-type="float" office:value="34286.6">
            <text:p>34286,6</text:p>
          </table:table-cell>
          <table:table-cell office:value-type="float" office:value="36957">
            <text:p>36957</text:p>
          </table:table-cell>
          <table:table-cell office:value-type="float" office:value="32582.9">
            <text:p>32582,9</text:p>
          </table:table-cell>
          <table:table-cell office:value-type="float" office:value="34087">
            <text:p>34087</text:p>
          </table:table-cell>
          <table:table-cell office:value-type="float" office:value="40414">
            <text:p>40414</text:p>
          </table:table-cell>
          <table:table-cell office:value-type="float" office:value="41103">
            <text:p>41103</text:p>
          </table:table-cell>
          <table:table-cell office:value-type="float" office:value="40014.7">
            <text:p>40014,7</text:p>
          </table:table-cell>
          <table:table-cell office:value-type="float" office:value="40722.71">
            <text:p>40722,71</text:p>
          </table:table-cell>
          <table:table-cell office:value-type="float" office:value="39463.47">
            <text:p>39463,47</text:p>
          </table:table-cell>
          <table:table-cell office:value-type="float" office:value="40929.09">
            <text:p>40929,09</text:p>
          </table:table-cell>
          <table:table-cell office:value-type="float" office:value="42550.75">
            <text:p>42550,75</text:p>
          </table:table-cell>
          <table:table-cell office:value-type="float" office:value="41473.58">
            <text:p>41473,58</text:p>
          </table:table-cell>
          <table:table-cell office:value-type="float" office:value="48873.06">
            <text:p>48873,06</text:p>
          </table:table-cell>
          <table:table-cell office:value-type="float" office:value="52014.32">
            <text:p>52014,32</text:p>
          </table:table-cell>
          <table:table-cell office:value-type="float" office:value="43755.72">
            <text:p>43755,72</text:p>
          </table:table-cell>
          <table:table-cell office:value-type="float" office:value="46996">
            <text:p>46996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COLONIA LAS CUATRO ESQUINAS </text:p>
          </table:table-cell>
          <table:table-cell office:value-type="string">
            <text:p>Comuna</text:p>
          </table:table-cell>
          <table:table-cell office:value-type="float" office:value="13260">
            <text:p>13260</text:p>
          </table:table-cell>
          <table:table-cell office:value-type="float" office:value="15559">
            <text:p>15559</text:p>
          </table:table-cell>
          <table:table-cell office:value-type="float" office:value="14076">
            <text:p>14076</text:p>
          </table:table-cell>
          <table:table-cell office:value-type="float" office:value="14855">
            <text:p>14855</text:p>
          </table:table-cell>
          <table:table-cell office:value-type="float" office:value="15997">
            <text:p>15997</text:p>
          </table:table-cell>
          <table:table-cell office:value-type="float" office:value="16972">
            <text:p>16972</text:p>
          </table:table-cell>
          <table:table-cell office:value-type="float" office:value="16365">
            <text:p>16365</text:p>
          </table:table-cell>
          <table:table-cell office:value-type="float" office:value="15851">
            <text:p>15851</text:p>
          </table:table-cell>
          <table:table-cell office:value-type="float" office:value="15952">
            <text:p>15952</text:p>
          </table:table-cell>
          <table:table-cell office:value-type="float" office:value="16961">
            <text:p>16961</text:p>
          </table:table-cell>
          <table:table-cell office:value-type="float" office:value="16317">
            <text:p>16317</text:p>
          </table:table-cell>
          <table:table-cell office:value-type="float" office:value="17581">
            <text:p>17581</text:p>
          </table:table-cell>
          <table:table-cell office:value-type="float" office:value="17371">
            <text:p>17371</text:p>
          </table:table-cell>
          <table:table-cell office:value-type="float" office:value="19280">
            <text:p>19280</text:p>
          </table:table-cell>
          <table:table-cell office:value-type="float" office:value="18336">
            <text:p>18336</text:p>
          </table:table-cell>
          <table:table-cell office:value-type="float" office:value="18595">
            <text:p>18595</text:p>
          </table:table-cell>
          <table:table-cell office:value-type="float" office:value="22296">
            <text:p>22296</text:p>
          </table:table-cell>
          <table:table-cell office:value-type="float" office:value="23338">
            <text:p>23338</text:p>
          </table:table-cell>
          <table:table-cell office:value-type="float" office:value="21955">
            <text:p>21955</text:p>
          </table:table-cell>
          <table:table-cell office:value-type="float" office:value="21243">
            <text:p>21243</text:p>
          </table:table-cell>
          <table:table-cell office:value-type="float" office:value="22369">
            <text:p>22369</text:p>
          </table:table-cell>
          <table:table-cell office:value-type="float" office:value="21362">
            <text:p>21362</text:p>
          </table:table-cell>
          <table:table-cell office:value-type="float" office:value="22715">
            <text:p>22715</text:p>
          </table:table-cell>
          <table:table-cell office:value-type="float" office:value="19773">
            <text:p>19773</text:p>
          </table:table-cell>
          <table:table-cell office:value-type="float" office:value="25578">
            <text:p>25578</text:p>
          </table:table-cell>
          <table:table-cell office:value-type="float" office:value="25349">
            <text:p>25349</text:p>
          </table:table-cell>
          <table:table-cell office:value-type="float" office:value="26863">
            <text:p>26863</text:p>
          </table:table-cell>
          <table:table-cell office:value-type="float" office:value="25207">
            <text:p>25207</text:p>
          </table:table-cell>
          <table:table-cell office:value-type="float" office:value="31087">
            <text:p>31087</text:p>
          </table:table-cell>
          <table:table-cell office:value-type="float" office:value="31197">
            <text:p>31197</text:p>
          </table:table-cell>
          <table:table-cell office:value-type="float" office:value="29805.23">
            <text:p>29805,23</text:p>
          </table:table-cell>
          <table:table-cell office:value-type="float" office:value="30409.68">
            <text:p>30409,68</text:p>
          </table:table-cell>
          <table:table-cell office:value-type="float" office:value="30987.3">
            <text:p>30987,3</text:p>
          </table:table-cell>
          <table:table-cell office:value-type="float" office:value="29859.65">
            <text:p>29859,65</text:p>
          </table:table-cell>
          <table:table-cell office:value-type="float" office:value="33286.42">
            <text:p>33286,42</text:p>
          </table:table-cell>
          <table:table-cell office:value-type="float" office:value="32220.5">
            <text:p>32220,5</text:p>
          </table:table-cell>
          <table:table-cell office:value-type="float" office:value="36125">
            <text:p>36125</text:p>
          </table:table-cell>
          <table:table-cell office:value-type="float" office:value="31229">
            <text:p>31229</text:p>
          </table:table-cell>
          <table:table-cell office:value-type="float" office:value="30727">
            <text:p>30727</text:p>
          </table:table-cell>
          <table:table-cell office:value-type="float" office:value="29360">
            <text:p>29360</text:p>
          </table:table-cell>
          <table:table-cell office:value-type="float" office:value="38397">
            <text:p>38397</text:p>
          </table:table-cell>
          <table:table-cell office:value-type="float" office:value="38078">
            <text:p>38078</text:p>
          </table:table-cell>
          <table:table-cell office:value-type="float" office:value="35504">
            <text:p>35504</text:p>
          </table:table-cell>
          <table:table-cell office:value-type="float" office:value="37969">
            <text:p>37969</text:p>
          </table:table-cell>
          <table:table-cell office:value-type="float" office:value="36894">
            <text:p>36894</text:p>
          </table:table-cell>
          <table:table-cell office:value-type="float" office:value="39875.7">
            <text:p>39875,7</text:p>
          </table:table-cell>
          <table:table-cell office:value-type="float" office:value="40796.1">
            <text:p>40796,1</text:p>
          </table:table-cell>
          <table:table-cell office:value-type="float" office:value="39763.6">
            <text:p>39763,6</text:p>
          </table:table-cell>
          <table:table-cell office:value-type="float" office:value="43979.7">
            <text:p>43979,7</text:p>
          </table:table-cell>
          <table:table-cell office:value-type="float" office:value="47405.1">
            <text:p>47405,1</text:p>
          </table:table-cell>
          <table:table-cell office:value-type="float" office:value="41794.4">
            <text:p>41794,4</text:p>
          </table:table-cell>
          <table:table-cell office:value-type="float" office:value="43723">
            <text:p>43723</text:p>
          </table:table-cell>
          <table:table-cell office:value-type="float" office:value="51840">
            <text:p>51840</text:p>
          </table:table-cell>
          <table:table-cell office:value-type="float" office:value="52723">
            <text:p>52723</text:p>
          </table:table-cell>
          <table:table-cell office:value-type="float" office:value="51327.16">
            <text:p>51327,16</text:p>
          </table:table-cell>
          <table:table-cell office:value-type="float" office:value="52235.32">
            <text:p>52235,32</text:p>
          </table:table-cell>
          <table:table-cell office:value-type="float" office:value="50620.09">
            <text:p>50620,09</text:p>
          </table:table-cell>
          <table:table-cell office:value-type="float" office:value="52500.05">
            <text:p>52500,05</text:p>
          </table:table-cell>
          <table:table-cell office:value-type="float" office:value="54580.17">
            <text:p>54580,17</text:p>
          </table:table-cell>
          <table:table-cell office:value-type="float" office:value="53198.47">
            <text:p>53198,47</text:p>
          </table:table-cell>
          <table:table-cell office:value-type="float" office:value="62689.84">
            <text:p>62689,84</text:p>
          </table:table-cell>
          <table:table-cell office:value-type="float" office:value="66719.16">
            <text:p>66719,16</text:p>
          </table:table-cell>
          <table:table-cell office:value-type="float" office:value="56125.79">
            <text:p>56125,79</text:p>
          </table:table-cell>
          <table:table-cell office:value-type="float" office:value="60282">
            <text:p>60282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LAS PICHANAS </text:p>
          </table:table-cell>
          <table:table-cell office:value-type="string">
            <text:p>Comuna</text:p>
          </table:table-cell>
          <table:table-cell office:value-type="float" office:value="15737">
            <text:p>15737</text:p>
          </table:table-cell>
          <table:table-cell office:value-type="float" office:value="18466">
            <text:p>18466</text:p>
          </table:table-cell>
          <table:table-cell office:value-type="float" office:value="16707">
            <text:p>16707</text:p>
          </table:table-cell>
          <table:table-cell office:value-type="float" office:value="17631">
            <text:p>17631</text:p>
          </table:table-cell>
          <table:table-cell office:value-type="float" office:value="18988">
            <text:p>18988</text:p>
          </table:table-cell>
          <table:table-cell office:value-type="float" office:value="20144">
            <text:p>20144</text:p>
          </table:table-cell>
          <table:table-cell office:value-type="float" office:value="19423">
            <text:p>19423</text:p>
          </table:table-cell>
          <table:table-cell office:value-type="float" office:value="18813">
            <text:p>18813</text:p>
          </table:table-cell>
          <table:table-cell office:value-type="float" office:value="18933">
            <text:p>18933</text:p>
          </table:table-cell>
          <table:table-cell office:value-type="float" office:value="20130">
            <text:p>20130</text:p>
          </table:table-cell>
          <table:table-cell office:value-type="float" office:value="19366">
            <text:p>19366</text:p>
          </table:table-cell>
          <table:table-cell office:value-type="float" office:value="20867">
            <text:p>20867</text:p>
          </table:table-cell>
          <table:table-cell office:value-type="float" office:value="20617">
            <text:p>20617</text:p>
          </table:table-cell>
          <table:table-cell office:value-type="float" office:value="22883">
            <text:p>22883</text:p>
          </table:table-cell>
          <table:table-cell office:value-type="float" office:value="21763">
            <text:p>21763</text:p>
          </table:table-cell>
          <table:table-cell office:value-type="float" office:value="22070">
            <text:p>22070</text:p>
          </table:table-cell>
          <table:table-cell office:value-type="float" office:value="26462">
            <text:p>26462</text:p>
          </table:table-cell>
          <table:table-cell office:value-type="float" office:value="27699">
            <text:p>27699</text:p>
          </table:table-cell>
          <table:table-cell office:value-type="float" office:value="26058">
            <text:p>26058</text:p>
          </table:table-cell>
          <table:table-cell office:value-type="float" office:value="25213">
            <text:p>25213</text:p>
          </table:table-cell>
          <table:table-cell office:value-type="float" office:value="26549">
            <text:p>26549</text:p>
          </table:table-cell>
          <table:table-cell office:value-type="float" office:value="25354">
            <text:p>25354</text:p>
          </table:table-cell>
          <table:table-cell office:value-type="float" office:value="26959">
            <text:p>26959</text:p>
          </table:table-cell>
          <table:table-cell office:value-type="float" office:value="23468">
            <text:p>23468</text:p>
          </table:table-cell>
          <table:table-cell office:value-type="float" office:value="30358">
            <text:p>30358</text:p>
          </table:table-cell>
          <table:table-cell office:value-type="float" office:value="30086">
            <text:p>30086</text:p>
          </table:table-cell>
          <table:table-cell office:value-type="float" office:value="31906">
            <text:p>31906</text:p>
          </table:table-cell>
          <table:table-cell office:value-type="float" office:value="29925">
            <text:p>29925</text:p>
          </table:table-cell>
          <table:table-cell office:value-type="float" office:value="36905">
            <text:p>36905</text:p>
          </table:table-cell>
          <table:table-cell office:value-type="float" office:value="37036">
            <text:p>37036</text:p>
          </table:table-cell>
          <table:table-cell office:value-type="float" office:value="35383.62">
            <text:p>35383,62</text:p>
          </table:table-cell>
          <table:table-cell office:value-type="float" office:value="36101.2">
            <text:p>36101,2</text:p>
          </table:table-cell>
          <table:table-cell office:value-type="float" office:value="36786.92">
            <text:p>36786,92</text:p>
          </table:table-cell>
          <table:table-cell office:value-type="float" office:value="35448.22">
            <text:p>35448,22</text:p>
          </table:table-cell>
          <table:table-cell office:value-type="float" office:value="39516.34">
            <text:p>39516,34</text:p>
          </table:table-cell>
          <table:table-cell office:value-type="float" office:value="38250.93">
            <text:p>38250,93</text:p>
          </table:table-cell>
          <table:table-cell office:value-type="float" office:value="42886">
            <text:p>42886</text:p>
          </table:table-cell>
          <table:table-cell office:value-type="float" office:value="37074">
            <text:p>37074</text:p>
          </table:table-cell>
          <table:table-cell office:value-type="float" office:value="36478">
            <text:p>36478</text:p>
          </table:table-cell>
          <table:table-cell office:value-type="float" office:value="34855">
            <text:p>34855</text:p>
          </table:table-cell>
          <table:table-cell office:value-type="float" office:value="45583">
            <text:p>45583</text:p>
          </table:table-cell>
          <table:table-cell office:value-type="float" office:value="45204">
            <text:p>45204</text:p>
          </table:table-cell>
          <table:table-cell office:value-type="float" office:value="42148">
            <text:p>42148</text:p>
          </table:table-cell>
          <table:table-cell office:value-type="float" office:value="45075">
            <text:p>45075</text:p>
          </table:table-cell>
          <table:table-cell office:value-type="float" office:value="43800">
            <text:p>43800</text:p>
          </table:table-cell>
          <table:table-cell office:value-type="float" office:value="47338.8">
            <text:p>47338,8</text:p>
          </table:table-cell>
          <table:table-cell office:value-type="float" office:value="48431.6">
            <text:p>48431,6</text:p>
          </table:table-cell>
          <table:table-cell office:value-type="float" office:value="47205.8">
            <text:p>47205,8</text:p>
          </table:table-cell>
          <table:table-cell office:value-type="float" office:value="52211">
            <text:p>52211</text:p>
          </table:table-cell>
          <table:table-cell office:value-type="float" office:value="56277.5">
            <text:p>56277,5</text:p>
          </table:table-cell>
          <table:table-cell office:value-type="float" office:value="49616.6">
            <text:p>49616,6</text:p>
          </table:table-cell>
          <table:table-cell office:value-type="float" office:value="51907">
            <text:p>51907</text:p>
          </table:table-cell>
          <table:table-cell office:value-type="float" office:value="61542">
            <text:p>61542</text:p>
          </table:table-cell>
          <table:table-cell office:value-type="float" office:value="62590">
            <text:p>62590</text:p>
          </table:table-cell>
          <table:table-cell office:value-type="float" office:value="60933.62">
            <text:p>60933,62</text:p>
          </table:table-cell>
          <table:table-cell office:value-type="float" office:value="62011.75">
            <text:p>62011,75</text:p>
          </table:table-cell>
          <table:table-cell office:value-type="float" office:value="60094.21">
            <text:p>60094,21</text:p>
          </table:table-cell>
          <table:table-cell office:value-type="float" office:value="62326.03">
            <text:p>62326,03</text:p>
          </table:table-cell>
          <table:table-cell office:value-type="float" office:value="64795.46">
            <text:p>64795,46</text:p>
          </table:table-cell>
          <table:table-cell office:value-type="float" office:value="63155.16">
            <text:p>63155,16</text:p>
          </table:table-cell>
          <table:table-cell office:value-type="float" office:value="74422.95">
            <text:p>74422,95</text:p>
          </table:table-cell>
          <table:table-cell office:value-type="float" office:value="79206.4">
            <text:p>79206,4</text:p>
          </table:table-cell>
          <table:table-cell office:value-type="float" office:value="66630.36">
            <text:p>66630,36</text:p>
          </table:table-cell>
          <table:table-cell office:value-type="float" office:value="71565">
            <text:p>71565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SAN PEDRO </text:p>
          </table:table-cell>
          <table:table-cell office:value-type="string">
            <text:p>Comuna</text:p>
          </table:table-cell>
          <table:table-cell office:value-type="float" office:value="12627">
            <text:p>12627</text:p>
          </table:table-cell>
          <table:table-cell office:value-type="float" office:value="14817">
            <text:p>14817</text:p>
          </table:table-cell>
          <table:table-cell office:value-type="float" office:value="13405">
            <text:p>13405</text:p>
          </table:table-cell>
          <table:table-cell office:value-type="float" office:value="14147">
            <text:p>14147</text:p>
          </table:table-cell>
          <table:table-cell office:value-type="float" office:value="15234">
            <text:p>15234</text:p>
          </table:table-cell>
          <table:table-cell office:value-type="float" office:value="16163">
            <text:p>16163</text:p>
          </table:table-cell>
          <table:table-cell office:value-type="float" office:value="15585">
            <text:p>15585</text:p>
          </table:table-cell>
          <table:table-cell office:value-type="float" office:value="15095">
            <text:p>15095</text:p>
          </table:table-cell>
          <table:table-cell office:value-type="float" office:value="15191">
            <text:p>15191</text:p>
          </table:table-cell>
          <table:table-cell office:value-type="float" office:value="16152">
            <text:p>16152</text:p>
          </table:table-cell>
          <table:table-cell office:value-type="float" office:value="15539">
            <text:p>15539</text:p>
          </table:table-cell>
          <table:table-cell office:value-type="float" office:value="16742">
            <text:p>16742</text:p>
          </table:table-cell>
          <table:table-cell office:value-type="float" office:value="16542">
            <text:p>16542</text:p>
          </table:table-cell>
          <table:table-cell office:value-type="float" office:value="18361">
            <text:p>18361</text:p>
          </table:table-cell>
          <table:table-cell office:value-type="float" office:value="17461">
            <text:p>17461</text:p>
          </table:table-cell>
          <table:table-cell office:value-type="float" office:value="17708">
            <text:p>17708</text:p>
          </table:table-cell>
          <table:table-cell office:value-type="float" office:value="21232">
            <text:p>21232</text:p>
          </table:table-cell>
          <table:table-cell office:value-type="float" office:value="22225">
            <text:p>22225</text:p>
          </table:table-cell>
          <table:table-cell office:value-type="float" office:value="20908">
            <text:p>20908</text:p>
          </table:table-cell>
          <table:table-cell office:value-type="float" office:value="20230">
            <text:p>20230</text:p>
          </table:table-cell>
          <table:table-cell office:value-type="float" office:value="21302">
            <text:p>21302</text:p>
          </table:table-cell>
          <table:table-cell office:value-type="float" office:value="20343">
            <text:p>20343</text:p>
          </table:table-cell>
          <table:table-cell office:value-type="float" office:value="21631">
            <text:p>21631</text:p>
          </table:table-cell>
          <table:table-cell office:value-type="float" office:value="18830">
            <text:p>18830</text:p>
          </table:table-cell>
          <table:table-cell office:value-type="float" office:value="24358">
            <text:p>24358</text:p>
          </table:table-cell>
          <table:table-cell office:value-type="float" office:value="24139">
            <text:p>24139</text:p>
          </table:table-cell>
          <table:table-cell office:value-type="float" office:value="25358">
            <text:p>25358</text:p>
          </table:table-cell>
          <table:table-cell office:value-type="float" office:value="23932">
            <text:p>23932</text:p>
          </table:table-cell>
          <table:table-cell office:value-type="float" office:value="29515">
            <text:p>29515</text:p>
          </table:table-cell>
          <table:table-cell office:value-type="float" office:value="29619">
            <text:p>29619</text:p>
          </table:table-cell>
          <table:table-cell office:value-type="float" office:value="28297.57">
            <text:p>28297,57</text:p>
          </table:table-cell>
          <table:table-cell office:value-type="float" office:value="28871.44">
            <text:p>28871,44</text:p>
          </table:table-cell>
          <table:table-cell office:value-type="float" office:value="29419.84">
            <text:p>29419,84</text:p>
          </table:table-cell>
          <table:table-cell office:value-type="float" office:value="28349.24">
            <text:p>28349,24</text:p>
          </table:table-cell>
          <table:table-cell office:value-type="float" office:value="31602.66">
            <text:p>31602,66</text:p>
          </table:table-cell>
          <table:table-cell office:value-type="float" office:value="30590.66">
            <text:p>30590,66</text:p>
          </table:table-cell>
          <table:table-cell office:value-type="float" office:value="34297">
            <text:p>34297</text:p>
          </table:table-cell>
          <table:table-cell office:value-type="float" office:value="29650">
            <text:p>29650</text:p>
          </table:table-cell>
          <table:table-cell office:value-type="float" office:value="29173">
            <text:p>29173</text:p>
          </table:table-cell>
          <table:table-cell office:value-type="float" office:value="27875">
            <text:p>27875</text:p>
          </table:table-cell>
          <table:table-cell office:value-type="float" office:value="36455">
            <text:p>36455</text:p>
          </table:table-cell>
          <table:table-cell office:value-type="float" office:value="36152">
            <text:p>36152</text:p>
          </table:table-cell>
          <table:table-cell office:value-type="float" office:value="33708">
            <text:p>33708</text:p>
          </table:table-cell>
          <table:table-cell office:value-type="float" office:value="36048">
            <text:p>36048</text:p>
          </table:table-cell>
          <table:table-cell office:value-type="float" office:value="35028">
            <text:p>35028</text:p>
          </table:table-cell>
          <table:table-cell office:value-type="float" office:value="37858.6">
            <text:p>37858,6</text:p>
          </table:table-cell>
          <table:table-cell office:value-type="float" office:value="38732.5">
            <text:p>38732,5</text:p>
          </table:table-cell>
          <table:table-cell office:value-type="float" office:value="37753.2">
            <text:p>37753,2</text:p>
          </table:table-cell>
          <table:table-cell office:value-type="float" office:value="41755.1">
            <text:p>41755,1</text:p>
          </table:table-cell>
          <table:table-cell office:value-type="float" office:value="45007.1">
            <text:p>45007,1</text:p>
          </table:table-cell>
          <table:table-cell office:value-type="float" office:value="39680.2">
            <text:p>39680,2</text:p>
          </table:table-cell>
          <table:table-cell office:value-type="float" office:value="41512">
            <text:p>41512</text:p>
          </table:table-cell>
          <table:table-cell office:value-type="float" office:value="49217">
            <text:p>49217</text:p>
          </table:table-cell>
          <table:table-cell office:value-type="float" office:value="50056">
            <text:p>50056</text:p>
          </table:table-cell>
          <table:table-cell office:value-type="float" office:value="48730.83">
            <text:p>48730,83</text:p>
          </table:table-cell>
          <table:table-cell office:value-type="float" office:value="49593.06">
            <text:p>49593,06</text:p>
          </table:table-cell>
          <table:table-cell office:value-type="float" office:value="48059.53">
            <text:p>48059,53</text:p>
          </table:table-cell>
          <table:table-cell office:value-type="float" office:value="49844.4">
            <text:p>49844,4</text:p>
          </table:table-cell>
          <table:table-cell office:value-type="float" office:value="51819.29">
            <text:p>51819,29</text:p>
          </table:table-cell>
          <table:table-cell office:value-type="float" office:value="50507.48">
            <text:p>50507,48</text:p>
          </table:table-cell>
          <table:table-cell office:value-type="float" office:value="59518.74">
            <text:p>59518,74</text:p>
          </table:table-cell>
          <table:table-cell office:value-type="float" office:value="63344.24">
            <text:p>63344,24</text:p>
          </table:table-cell>
          <table:table-cell office:value-type="float" office:value="53286.73">
            <text:p>53286,73</text:p>
          </table:table-cell>
          <table:table-cell office:value-type="float" office:value="57233">
            <text:p>57233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COLONIA VALTELINA </text:p>
          </table:table-cell>
          <table:table-cell office:value-type="string">
            <text:p>Comuna</text:p>
          </table:table-cell>
          <table:table-cell office:value-type="float" office:value="14105">
            <text:p>14105</text:p>
          </table:table-cell>
          <table:table-cell office:value-type="float" office:value="16551">
            <text:p>16551</text:p>
          </table:table-cell>
          <table:table-cell office:value-type="float" office:value="14974">
            <text:p>14974</text:p>
          </table:table-cell>
          <table:table-cell office:value-type="float" office:value="15803">
            <text:p>15803</text:p>
          </table:table-cell>
          <table:table-cell office:value-type="float" office:value="17017">
            <text:p>17017</text:p>
          </table:table-cell>
          <table:table-cell office:value-type="float" office:value="18055">
            <text:p>18055</text:p>
          </table:table-cell>
          <table:table-cell office:value-type="float" office:value="17409">
            <text:p>17409</text:p>
          </table:table-cell>
          <table:table-cell office:value-type="float" office:value="16862">
            <text:p>16862</text:p>
          </table:table-cell>
          <table:table-cell office:value-type="float" office:value="16969">
            <text:p>16969</text:p>
          </table:table-cell>
          <table:table-cell office:value-type="float" office:value="18042">
            <text:p>18042</text:p>
          </table:table-cell>
          <table:table-cell office:value-type="float" office:value="17357">
            <text:p>17357</text:p>
          </table:table-cell>
          <table:table-cell office:value-type="float" office:value="18702">
            <text:p>18702</text:p>
          </table:table-cell>
          <table:table-cell office:value-type="float" office:value="18478">
            <text:p>18478</text:p>
          </table:table-cell>
          <table:table-cell office:value-type="float" office:value="20510">
            <text:p>20510</text:p>
          </table:table-cell>
          <table:table-cell office:value-type="float" office:value="19505">
            <text:p>19505</text:p>
          </table:table-cell>
          <table:table-cell office:value-type="float" office:value="19781">
            <text:p>19781</text:p>
          </table:table-cell>
          <table:table-cell office:value-type="float" office:value="23717">
            <text:p>23717</text:p>
          </table:table-cell>
          <table:table-cell office:value-type="float" office:value="24826">
            <text:p>24826</text:p>
          </table:table-cell>
          <table:table-cell office:value-type="float" office:value="23355">
            <text:p>23355</text:p>
          </table:table-cell>
          <table:table-cell office:value-type="float" office:value="22598">
            <text:p>22598</text:p>
          </table:table-cell>
          <table:table-cell office:value-type="float" office:value="23795">
            <text:p>23795</text:p>
          </table:table-cell>
          <table:table-cell office:value-type="float" office:value="22724">
            <text:p>22724</text:p>
          </table:table-cell>
          <table:table-cell office:value-type="float" office:value="24163">
            <text:p>24163</text:p>
          </table:table-cell>
          <table:table-cell office:value-type="float" office:value="21034">
            <text:p>21034</text:p>
          </table:table-cell>
          <table:table-cell office:value-type="float" office:value="27209">
            <text:p>27209</text:p>
          </table:table-cell>
          <table:table-cell office:value-type="float" office:value="26965">
            <text:p>26965</text:p>
          </table:table-cell>
          <table:table-cell office:value-type="float" office:value="28532">
            <text:p>28532</text:p>
          </table:table-cell>
          <table:table-cell office:value-type="float" office:value="26800">
            <text:p>26800</text:p>
          </table:table-cell>
          <table:table-cell office:value-type="float" office:value="33052">
            <text:p>33052</text:p>
          </table:table-cell>
          <table:table-cell office:value-type="float" office:value="33169">
            <text:p>33169</text:p>
          </table:table-cell>
          <table:table-cell office:value-type="float" office:value="31688.78">
            <text:p>31688,78</text:p>
          </table:table-cell>
          <table:table-cell office:value-type="float" office:value="32331.42">
            <text:p>32331,42</text:p>
          </table:table-cell>
          <table:table-cell office:value-type="float" office:value="32945.54">
            <text:p>32945,54</text:p>
          </table:table-cell>
          <table:table-cell office:value-type="float" office:value="31746.63">
            <text:p>31746,63</text:p>
          </table:table-cell>
          <table:table-cell office:value-type="float" office:value="35389.95">
            <text:p>35389,95</text:p>
          </table:table-cell>
          <table:table-cell office:value-type="float" office:value="34256.68">
            <text:p>34256,68</text:p>
          </table:table-cell>
          <table:table-cell office:value-type="float" office:value="38408">
            <text:p>38408</text:p>
          </table:table-cell>
          <table:table-cell office:value-type="float" office:value="33203">
            <text:p>33203</text:p>
          </table:table-cell>
          <table:table-cell office:value-type="float" office:value="32669">
            <text:p>32669</text:p>
          </table:table-cell>
          <table:table-cell office:value-type="float" office:value="31216">
            <text:p>31216</text:p>
          </table:table-cell>
          <table:table-cell office:value-type="float" office:value="40823">
            <text:p>40823</text:p>
          </table:table-cell>
          <table:table-cell office:value-type="float" office:value="40484">
            <text:p>40484</text:p>
          </table:table-cell>
          <table:table-cell office:value-type="float" office:value="37747">
            <text:p>37747</text:p>
          </table:table-cell>
          <table:table-cell office:value-type="float" office:value="40368">
            <text:p>40368</text:p>
          </table:table-cell>
          <table:table-cell office:value-type="float" office:value="39226">
            <text:p>39226</text:p>
          </table:table-cell>
          <table:table-cell office:value-type="float" office:value="42395.6">
            <text:p>42395,6</text:p>
          </table:table-cell>
          <table:table-cell office:value-type="float" office:value="43374.3">
            <text:p>43374,3</text:p>
          </table:table-cell>
          <table:table-cell office:value-type="float" office:value="42276.5">
            <text:p>42276,5</text:p>
          </table:table-cell>
          <table:table-cell office:value-type="float" office:value="46759">
            <text:p>46759</text:p>
          </table:table-cell>
          <table:table-cell office:value-type="float" office:value="50400.8">
            <text:p>50400,8</text:p>
          </table:table-cell>
          <table:table-cell office:value-type="float" office:value="44435.6">
            <text:p>44435,6</text:p>
          </table:table-cell>
          <table:table-cell office:value-type="float" office:value="46486">
            <text:p>46486</text:p>
          </table:table-cell>
          <table:table-cell office:value-type="float" office:value="55116">
            <text:p>55116</text:p>
          </table:table-cell>
          <table:table-cell office:value-type="float" office:value="56055">
            <text:p>56055</text:p>
          </table:table-cell>
          <table:table-cell office:value-type="float" office:value="54570.78">
            <text:p>54570,78</text:p>
          </table:table-cell>
          <table:table-cell office:value-type="float" office:value="55536.33">
            <text:p>55536,33</text:p>
          </table:table-cell>
          <table:table-cell office:value-type="float" office:value="53819.03">
            <text:p>53819,03</text:p>
          </table:table-cell>
          <table:table-cell office:value-type="float" office:value="55817.79">
            <text:p>55817,79</text:p>
          </table:table-cell>
          <table:table-cell office:value-type="float" office:value="58029.36">
            <text:p>58029,36</text:p>
          </table:table-cell>
          <table:table-cell office:value-type="float" office:value="56560.35">
            <text:p>56560,35</text:p>
          </table:table-cell>
          <table:table-cell office:value-type="float" office:value="66651.53">
            <text:p>66651,53</text:p>
          </table:table-cell>
          <table:table-cell office:value-type="float" office:value="70935.48">
            <text:p>70935,48</text:p>
          </table:table-cell>
          <table:table-cell office:value-type="float" office:value="59672.66">
            <text:p>59672,66</text:p>
          </table:table-cell>
          <table:table-cell office:value-type="float" office:value="64092">
            <text:p>64092</text:p>
          </table:table-cell>
          <table:table-cell table:number-columns-repeated="907"/>
        </table:table-row>
        <table:table-row table:style-name="ro2">
          <table:table-cell office:value-type="string">
            <text:p>COLON</text:p>
          </table:table-cell>
          <table:table-cell office:value-type="string">
            <text:p>COLONIA VICENTE AGUERO </text:p>
          </table:table-cell>
          <table:table-cell office:value-type="string">
            <text:p>Comuna</text:p>
          </table:table-cell>
          <table:table-cell office:value-type="float" office:value="17282">
            <text:p>17282</text:p>
          </table:table-cell>
          <table:table-cell office:value-type="float" office:value="20279">
            <text:p>20279</text:p>
          </table:table-cell>
          <table:table-cell office:value-type="float" office:value="18348">
            <text:p>18348</text:p>
          </table:table-cell>
          <table:table-cell office:value-type="float" office:value="19363">
            <text:p>19363</text:p>
          </table:table-cell>
          <table:table-cell office:value-type="float" office:value="20852">
            <text:p>20852</text:p>
          </table:table-cell>
          <table:table-cell office:value-type="float" office:value="22122">
            <text:p>22122</text:p>
          </table:table-cell>
          <table:table-cell office:value-type="float" office:value="21331">
            <text:p>21331</text:p>
          </table:table-cell>
          <table:table-cell office:value-type="float" office:value="20661">
            <text:p>20661</text:p>
          </table:table-cell>
          <table:table-cell office:value-type="float" office:value="20792">
            <text:p>20792</text:p>
          </table:table-cell>
          <table:table-cell office:value-type="float" office:value="22107">
            <text:p>22107</text:p>
          </table:table-cell>
          <table:table-cell office:value-type="float" office:value="21268">
            <text:p>21268</text:p>
          </table:table-cell>
          <table:table-cell office:value-type="float" office:value="22916">
            <text:p>22916</text:p>
          </table:table-cell>
          <table:table-cell office:value-type="float" office:value="22642">
            <text:p>22642</text:p>
          </table:table-cell>
          <table:table-cell office:value-type="float" office:value="25131">
            <text:p>25131</text:p>
          </table:table-cell>
          <table:table-cell office:value-type="float" office:value="23900">
            <text:p>23900</text:p>
          </table:table-cell>
          <table:table-cell office:value-type="float" office:value="24238">
            <text:p>24238</text:p>
          </table:table-cell>
          <table:table-cell office:value-type="float" office:value="29061">
            <text:p>29061</text:p>
          </table:table-cell>
          <table:table-cell office:value-type="float" office:value="30419">
            <text:p>30419</text:p>
          </table:table-cell>
          <table:table-cell office:value-type="float" office:value="28617">
            <text:p>28617</text:p>
          </table:table-cell>
          <table:table-cell office:value-type="float" office:value="27689">
            <text:p>27689</text:p>
          </table:table-cell>
          <table:table-cell office:value-type="float" office:value="29156">
            <text:p>29156</text:p>
          </table:table-cell>
          <table:table-cell office:value-type="float" office:value="27844">
            <text:p>27844</text:p>
          </table:table-cell>
          <table:table-cell office:value-type="float" office:value="29607">
            <text:p>29607</text:p>
          </table:table-cell>
          <table:table-cell office:value-type="float" office:value="25773">
            <text:p>25773</text:p>
          </table:table-cell>
          <table:table-cell office:value-type="float" office:value="33340">
            <text:p>33340</text:p>
          </table:table-cell>
          <table:table-cell office:value-type="float" office:value="33040">
            <text:p>33040</text:p>
          </table:table-cell>
          <table:table-cell office:value-type="float" office:value="34898">
            <text:p>34898</text:p>
          </table:table-cell>
          <table:table-cell office:value-type="float" office:value="32818">
            <text:p>32818</text:p>
          </table:table-cell>
          <table:table-cell office:value-type="float" office:value="40473">
            <text:p>40473</text:p>
          </table:table-cell>
          <table:table-cell office:value-type="float" office:value="40617">
            <text:p>40617</text:p>
          </table:table-cell>
          <table:table-cell office:value-type="float" office:value="38804.53">
            <text:p>38804,53</text:p>
          </table:table-cell>
          <table:table-cell office:value-type="float" office:value="39591.48">
            <text:p>39591,48</text:p>
          </table:table-cell>
          <table:table-cell office:value-type="float" office:value="40343.5">
            <text:p>40343,5</text:p>
          </table:table-cell>
          <table:table-cell office:value-type="float" office:value="38875.38">
            <text:p>38875,38</text:p>
          </table:table-cell>
          <table:table-cell office:value-type="float" office:value="43336.81">
            <text:p>43336,81</text:p>
          </table:table-cell>
          <table:table-cell office:value-type="float" office:value="41949.05">
            <text:p>41949,05</text:p>
          </table:table-cell>
          <table:table-cell office:value-type="float" office:value="47032">
            <text:p>47032</text:p>
          </table:table-cell>
          <table:table-cell office:value-type="float" office:value="40659">
            <text:p>40659</text:p>
          </table:table-cell>
          <table:table-cell office:value-type="float" office:value="40005">
            <text:p>40005</text:p>
          </table:table-cell>
          <table:table-cell office:value-type="float" office:value="38225">
            <text:p>38225</text:p>
          </table:table-cell>
          <table:table-cell office:value-type="float" office:value="49990">
            <text:p>49990</text:p>
          </table:table-cell>
          <table:table-cell office:value-type="float" office:value="49575">
            <text:p>49575</text:p>
          </table:table-cell>
          <table:table-cell office:value-type="float" office:value="46223">
            <text:p>46223</text:p>
          </table:table-cell>
          <table:table-cell office:value-type="float" office:value="49433">
            <text:p>49433</text:p>
          </table:table-cell>
          <table:table-cell office:value-type="float" office:value="48034">
            <text:p>48034</text:p>
          </table:table-cell>
          <table:table-cell office:value-type="float" office:value="51915.6">
            <text:p>51915,6</text:p>
          </table:table-cell>
          <table:table-cell office:value-type="float" office:value="53114">
            <text:p>53114</text:p>
          </table:table-cell>
          <table:table-cell office:value-type="float" office:value="51769.7">
            <text:p>51769,7</text:p>
          </table:table-cell>
          <table:table-cell office:value-type="float" office:value="57258.8">
            <text:p>57258,8</text:p>
          </table:table-cell>
          <table:table-cell office:value-type="float" office:value="61718.4">
            <text:p>61718,4</text:p>
          </table:table-cell>
          <table:table-cell office:value-type="float" office:value="54413.6">
            <text:p>54413,6</text:p>
          </table:table-cell>
          <table:table-cell office:value-type="float" office:value="56925">
            <text:p>56925</text:p>
          </table:table-cell>
          <table:table-cell office:value-type="float" office:value="67492">
            <text:p>67492</text:p>
          </table:table-cell>
          <table:table-cell office:value-type="float" office:value="68642">
            <text:p>68642</text:p>
          </table:table-cell>
          <table:table-cell office:value-type="float" office:value="66824.71">
            <text:p>66824,71</text:p>
          </table:table-cell>
          <table:table-cell office:value-type="float" office:value="68007.08">
            <text:p>68007,08</text:p>
          </table:table-cell>
          <table:table-cell office:value-type="float" office:value="65904.15">
            <text:p>65904,15</text:p>
          </table:table-cell>
          <table:table-cell office:value-type="float" office:value="68351.74">
            <text:p>68351,74</text:p>
          </table:table-cell>
          <table:table-cell office:value-type="float" office:value="71059.92">
            <text:p>71059,92</text:p>
          </table:table-cell>
          <table:table-cell office:value-type="float" office:value="69261.03">
            <text:p>69261,03</text:p>
          </table:table-cell>
          <table:table-cell office:value-type="float" office:value="81618.2">
            <text:p>81618,2</text:p>
          </table:table-cell>
          <table:table-cell office:value-type="float" office:value="86864.11">
            <text:p>86864,11</text:p>
          </table:table-cell>
          <table:table-cell office:value-type="float" office:value="73072.22">
            <text:p>73072,22</text:p>
          </table:table-cell>
          <table:table-cell office:value-type="float" office:value="78483">
            <text:p>78483</text:p>
          </table:table-cell>
          <table:table-cell table:number-columns-repeated="907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COLONIA VIDELA </text:p>
          </table:table-cell>
          <table:table-cell office:value-type="string">
            <text:p>Comuna</text:p>
          </table:table-cell>
          <table:table-cell office:value-type="float" office:value="11360">
            <text:p>11360</text:p>
          </table:table-cell>
          <table:table-cell office:value-type="float" office:value="13329">
            <text:p>13329</text:p>
          </table:table-cell>
          <table:table-cell office:value-type="float" office:value="12060">
            <text:p>12060</text:p>
          </table:table-cell>
          <table:table-cell office:value-type="float" office:value="12727">
            <text:p>12727</text:p>
          </table:table-cell>
          <table:table-cell office:value-type="float" office:value="13706">
            <text:p>13706</text:p>
          </table:table-cell>
          <table:table-cell office:value-type="float" office:value="14541">
            <text:p>14541</text:p>
          </table:table-cell>
          <table:table-cell office:value-type="float" office:value="14021">
            <text:p>14021</text:p>
          </table:table-cell>
          <table:table-cell office:value-type="float" office:value="13580">
            <text:p>13580</text:p>
          </table:table-cell>
          <table:table-cell office:value-type="float" office:value="13667">
            <text:p>13667</text:p>
          </table:table-cell>
          <table:table-cell office:value-type="float" office:value="14531">
            <text:p>14531</text:p>
          </table:table-cell>
          <table:table-cell office:value-type="float" office:value="13979">
            <text:p>13979</text:p>
          </table:table-cell>
          <table:table-cell office:value-type="float" office:value="15062">
            <text:p>15062</text:p>
          </table:table-cell>
          <table:table-cell office:value-type="float" office:value="14882">
            <text:p>14882</text:p>
          </table:table-cell>
          <table:table-cell office:value-type="float" office:value="16518">
            <text:p>16518</text:p>
          </table:table-cell>
          <table:table-cell office:value-type="float" office:value="15709">
            <text:p>15709</text:p>
          </table:table-cell>
          <table:table-cell office:value-type="float" office:value="15931">
            <text:p>15931</text:p>
          </table:table-cell>
          <table:table-cell office:value-type="float" office:value="19101">
            <text:p>19101</text:p>
          </table:table-cell>
          <table:table-cell office:value-type="float" office:value="19994">
            <text:p>19994</text:p>
          </table:table-cell>
          <table:table-cell office:value-type="float" office:value="18810">
            <text:p>18810</text:p>
          </table:table-cell>
          <table:table-cell office:value-type="float" office:value="18200">
            <text:p>18200</text:p>
          </table:table-cell>
          <table:table-cell office:value-type="float" office:value="19164">
            <text:p>19164</text:p>
          </table:table-cell>
          <table:table-cell office:value-type="float" office:value="18302">
            <text:p>18302</text:p>
          </table:table-cell>
          <table:table-cell office:value-type="float" office:value="19460">
            <text:p>19460</text:p>
          </table:table-cell>
          <table:table-cell office:value-type="float" office:value="16940">
            <text:p>16940</text:p>
          </table:table-cell>
          <table:table-cell office:value-type="float" office:value="21914">
            <text:p>21914</text:p>
          </table:table-cell>
          <table:table-cell office:value-type="float" office:value="21717">
            <text:p>21717</text:p>
          </table:table-cell>
          <table:table-cell office:value-type="float" office:value="22639">
            <text:p>22639</text:p>
          </table:table-cell>
          <table:table-cell office:value-type="float" office:value="21474">
            <text:p>21474</text:p>
          </table:table-cell>
          <table:table-cell office:value-type="float" office:value="26483">
            <text:p>26483</text:p>
          </table:table-cell>
          <table:table-cell office:value-type="float" office:value="26577">
            <text:p>26577</text:p>
          </table:table-cell>
          <table:table-cell office:value-type="float" office:value="25391.26">
            <text:p>25391,26</text:p>
          </table:table-cell>
          <table:table-cell office:value-type="float" office:value="25906.19">
            <text:p>25906,19</text:p>
          </table:table-cell>
          <table:table-cell office:value-type="float" office:value="26398.26">
            <text:p>26398,26</text:p>
          </table:table-cell>
          <table:table-cell office:value-type="float" office:value="25437.62">
            <text:p>25437,62</text:p>
          </table:table-cell>
          <table:table-cell office:value-type="float" office:value="28356.9">
            <text:p>28356,9</text:p>
          </table:table-cell>
          <table:table-cell office:value-type="float" office:value="27448.84">
            <text:p>27448,84</text:p>
          </table:table-cell>
          <table:table-cell office:value-type="float" office:value="30775">
            <text:p>30775</text:p>
          </table:table-cell>
          <table:table-cell office:value-type="float" office:value="26604">
            <text:p>26604</text:p>
          </table:table-cell>
          <table:table-cell office:value-type="float" office:value="26177">
            <text:p>26177</text:p>
          </table:table-cell>
          <table:table-cell office:value-type="float" office:value="25012">
            <text:p>25012</text:p>
          </table:table-cell>
          <table:table-cell office:value-type="float" office:value="32710">
            <text:p>32710</text:p>
          </table:table-cell>
          <table:table-cell office:value-type="float" office:value="32439">
            <text:p>32439</text:p>
          </table:table-cell>
          <table:table-cell office:value-type="float" office:value="30246">
            <text:p>30246</text:p>
          </table:table-cell>
          <table:table-cell office:value-type="float" office:value="32346">
            <text:p>32346</text:p>
          </table:table-cell>
          <table:table-cell office:value-type="float" office:value="31431">
            <text:p>31431</text:p>
          </table:table-cell>
          <table:table-cell office:value-type="float" office:value="33970.3">
            <text:p>33970,3</text:p>
          </table:table-cell>
          <table:table-cell office:value-type="float" office:value="34754.5">
            <text:p>34754,5</text:p>
          </table:table-cell>
          <table:table-cell office:value-type="float" office:value="33874.8">
            <text:p>33874,8</text:p>
          </table:table-cell>
          <table:table-cell office:value-type="float" office:value="37466.6">
            <text:p>37466,6</text:p>
          </table:table-cell>
          <table:table-cell office:value-type="float" office:value="40384.7">
            <text:p>40384,7</text:p>
          </table:table-cell>
          <table:table-cell office:value-type="float" office:value="35604.9">
            <text:p>35604,9</text:p>
          </table:table-cell>
          <table:table-cell office:value-type="float" office:value="37248">
            <text:p>37248</text:p>
          </table:table-cell>
          <table:table-cell office:value-type="float" office:value="44162">
            <text:p>44162</text:p>
          </table:table-cell>
          <table:table-cell office:value-type="float" office:value="44915">
            <text:p>44915</text:p>
          </table:table-cell>
          <table:table-cell office:value-type="float" office:value="43725.92">
            <text:p>43725,92</text:p>
          </table:table-cell>
          <table:table-cell office:value-type="float" office:value="44499.58">
            <text:p>44499,58</text:p>
          </table:table-cell>
          <table:table-cell office:value-type="float" office:value="43123.56">
            <text:p>43123,56</text:p>
          </table:table-cell>
          <table:table-cell office:value-type="float" office:value="44725.11">
            <text:p>44725,11</text:p>
          </table:table-cell>
          <table:table-cell office:value-type="float" office:value="46497.17">
            <text:p>46497,17</text:p>
          </table:table-cell>
          <table:table-cell office:value-type="float" office:value="45320.09">
            <text:p>45320,09</text:p>
          </table:table-cell>
          <table:table-cell office:value-type="float" office:value="53405.85">
            <text:p>53405,85</text:p>
          </table:table-cell>
          <table:table-cell office:value-type="float" office:value="56838.45">
            <text:p>56838,45</text:p>
          </table:table-cell>
          <table:table-cell office:value-type="float" office:value="47813.9">
            <text:p>47813,9</text:p>
          </table:table-cell>
          <table:table-cell office:value-type="float" office:value="51355">
            <text:p>51355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COMECHINGONES </text:p>
          </table:table-cell>
          <table:table-cell office:value-type="string">
            <text:p>Comuna</text:p>
          </table:table-cell>
          <table:table-cell office:value-type="float" office:value="18206">
            <text:p>18206</text:p>
          </table:table-cell>
          <table:table-cell office:value-type="float" office:value="21363">
            <text:p>21363</text:p>
          </table:table-cell>
          <table:table-cell office:value-type="float" office:value="19328">
            <text:p>19328</text:p>
          </table:table-cell>
          <table:table-cell office:value-type="float" office:value="20398">
            <text:p>20398</text:p>
          </table:table-cell>
          <table:table-cell office:value-type="float" office:value="21966">
            <text:p>21966</text:p>
          </table:table-cell>
          <table:table-cell office:value-type="float" office:value="23305">
            <text:p>23305</text:p>
          </table:table-cell>
          <table:table-cell office:value-type="float" office:value="22471">
            <text:p>22471</text:p>
          </table:table-cell>
          <table:table-cell office:value-type="float" office:value="21765">
            <text:p>21765</text:p>
          </table:table-cell>
          <table:table-cell office:value-type="float" office:value="21903">
            <text:p>21903</text:p>
          </table:table-cell>
          <table:table-cell office:value-type="float" office:value="23289">
            <text:p>23289</text:p>
          </table:table-cell>
          <table:table-cell office:value-type="float" office:value="22405">
            <text:p>22405</text:p>
          </table:table-cell>
          <table:table-cell office:value-type="float" office:value="24140">
            <text:p>24140</text:p>
          </table:table-cell>
          <table:table-cell office:value-type="float" office:value="23852">
            <text:p>23852</text:p>
          </table:table-cell>
          <table:table-cell office:value-type="float" office:value="26474">
            <text:p>26474</text:p>
          </table:table-cell>
          <table:table-cell office:value-type="float" office:value="25177">
            <text:p>25177</text:p>
          </table:table-cell>
          <table:table-cell office:value-type="float" office:value="25533">
            <text:p>25533</text:p>
          </table:table-cell>
          <table:table-cell office:value-type="float" office:value="30614">
            <text:p>30614</text:p>
          </table:table-cell>
          <table:table-cell office:value-type="float" office:value="32045">
            <text:p>32045</text:p>
          </table:table-cell>
          <table:table-cell office:value-type="float" office:value="30147">
            <text:p>30147</text:p>
          </table:table-cell>
          <table:table-cell office:value-type="float" office:value="29169">
            <text:p>29169</text:p>
          </table:table-cell>
          <table:table-cell office:value-type="float" office:value="30714">
            <text:p>30714</text:p>
          </table:table-cell>
          <table:table-cell office:value-type="float" office:value="29332">
            <text:p>29332</text:p>
          </table:table-cell>
          <table:table-cell office:value-type="float" office:value="31189">
            <text:p>31189</text:p>
          </table:table-cell>
          <table:table-cell office:value-type="float" office:value="27150">
            <text:p>27150</text:p>
          </table:table-cell>
          <table:table-cell office:value-type="float" office:value="35121">
            <text:p>35121</text:p>
          </table:table-cell>
          <table:table-cell office:value-type="float" office:value="34806">
            <text:p>34806</text:p>
          </table:table-cell>
          <table:table-cell office:value-type="float" office:value="37977">
            <text:p>37977</text:p>
          </table:table-cell>
          <table:table-cell office:value-type="float" office:value="34966">
            <text:p>34966</text:p>
          </table:table-cell>
          <table:table-cell office:value-type="float" office:value="43122">
            <text:p>43122</text:p>
          </table:table-cell>
          <table:table-cell office:value-type="float" office:value="43274">
            <text:p>43274</text:p>
          </table:table-cell>
          <table:table-cell office:value-type="float" office:value="41343.5">
            <text:p>41343,5</text:p>
          </table:table-cell>
          <table:table-cell office:value-type="float" office:value="42181.94">
            <text:p>42181,94</text:p>
          </table:table-cell>
          <table:table-cell office:value-type="float" office:value="42983.16">
            <text:p>42983,16</text:p>
          </table:table-cell>
          <table:table-cell office:value-type="float" office:value="41418.98">
            <text:p>41418,98</text:p>
          </table:table-cell>
          <table:table-cell office:value-type="float" office:value="46172.32">
            <text:p>46172,32</text:p>
          </table:table-cell>
          <table:table-cell office:value-type="float" office:value="44693.77">
            <text:p>44693,77</text:p>
          </table:table-cell>
          <table:table-cell office:value-type="float" office:value="50109">
            <text:p>50109</text:p>
          </table:table-cell>
          <table:table-cell office:value-type="float" office:value="43319">
            <text:p>43319</text:p>
          </table:table-cell>
          <table:table-cell office:value-type="float" office:value="42623">
            <text:p>42623</text:p>
          </table:table-cell>
          <table:table-cell office:value-type="float" office:value="40726">
            <text:p>40726</text:p>
          </table:table-cell>
          <table:table-cell office:value-type="float" office:value="53261">
            <text:p>53261</text:p>
          </table:table-cell>
          <table:table-cell office:value-type="float" office:value="52818">
            <text:p>52818</text:p>
          </table:table-cell>
          <table:table-cell office:value-type="float" office:value="49248">
            <text:p>49248</text:p>
          </table:table-cell>
          <table:table-cell office:value-type="float" office:value="52668">
            <text:p>52668</text:p>
          </table:table-cell>
          <table:table-cell office:value-type="float" office:value="51177">
            <text:p>51177</text:p>
          </table:table-cell>
          <table:table-cell office:value-type="float" office:value="55312.4">
            <text:p>55312,4</text:p>
          </table:table-cell>
          <table:table-cell office:value-type="float" office:value="56589.2">
            <text:p>56589,2</text:p>
          </table:table-cell>
          <table:table-cell office:value-type="float" office:value="55157">
            <text:p>55157</text:p>
          </table:table-cell>
          <table:table-cell office:value-type="float" office:value="61005.2">
            <text:p>61005,2</text:p>
          </table:table-cell>
          <table:table-cell office:value-type="float" office:value="65756.6">
            <text:p>65756,6</text:p>
          </table:table-cell>
          <table:table-cell office:value-type="float" office:value="57973.9">
            <text:p>57973,9</text:p>
          </table:table-cell>
          <table:table-cell office:value-type="float" office:value="60649">
            <text:p>60649</text:p>
          </table:table-cell>
          <table:table-cell office:value-type="float" office:value="71908">
            <text:p>71908</text:p>
          </table:table-cell>
          <table:table-cell office:value-type="float" office:value="73133">
            <text:p>73133</text:p>
          </table:table-cell>
          <table:table-cell office:value-type="float" office:value="71197.04">
            <text:p>71197,04</text:p>
          </table:table-cell>
          <table:table-cell office:value-type="float" office:value="72456.77">
            <text:p>72456,77</text:p>
          </table:table-cell>
          <table:table-cell office:value-type="float" office:value="70216.25">
            <text:p>70216,25</text:p>
          </table:table-cell>
          <table:table-cell office:value-type="float" office:value="72823.98">
            <text:p>72823,98</text:p>
          </table:table-cell>
          <table:table-cell office:value-type="float" office:value="75709.36">
            <text:p>75709,36</text:p>
          </table:table-cell>
          <table:table-cell office:value-type="float" office:value="73792.77">
            <text:p>73792,77</text:p>
          </table:table-cell>
          <table:table-cell office:value-type="float" office:value="86958.46">
            <text:p>86958,46</text:p>
          </table:table-cell>
          <table:table-cell office:value-type="float" office:value="92547.62">
            <text:p>92547,62</text:p>
          </table:table-cell>
          <table:table-cell office:value-type="float" office:value="77853.32">
            <text:p>77853,32</text:p>
          </table:table-cell>
          <table:table-cell office:value-type="float" office:value="83619">
            <text:p>83619</text:p>
          </table:table-cell>
          <table:table-cell table:number-columns-repeated="907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CONLARA </text:p>
          </table:table-cell>
          <table:table-cell office:value-type="string">
            <text:p>Comuna</text:p>
          </table:table-cell>
          <table:table-cell office:value-type="float" office:value="19207">
            <text:p>19207</text:p>
          </table:table-cell>
          <table:table-cell office:value-type="float" office:value="22539">
            <text:p>22539</text:p>
          </table:table-cell>
          <table:table-cell office:value-type="float" office:value="20391">
            <text:p>20391</text:p>
          </table:table-cell>
          <table:table-cell office:value-type="float" office:value="21520">
            <text:p>21520</text:p>
          </table:table-cell>
          <table:table-cell office:value-type="float" office:value="23174">
            <text:p>23174</text:p>
          </table:table-cell>
          <table:table-cell office:value-type="float" office:value="24587">
            <text:p>24587</text:p>
          </table:table-cell>
          <table:table-cell office:value-type="float" office:value="23707">
            <text:p>23707</text:p>
          </table:table-cell>
          <table:table-cell office:value-type="float" office:value="22962">
            <text:p>22962</text:p>
          </table:table-cell>
          <table:table-cell office:value-type="float" office:value="23108">
            <text:p>23108</text:p>
          </table:table-cell>
          <table:table-cell office:value-type="float" office:value="24570">
            <text:p>24570</text:p>
          </table:table-cell>
          <table:table-cell office:value-type="float" office:value="23637">
            <text:p>23637</text:p>
          </table:table-cell>
          <table:table-cell office:value-type="float" office:value="25468">
            <text:p>25468</text:p>
          </table:table-cell>
          <table:table-cell office:value-type="float" office:value="25164">
            <text:p>25164</text:p>
          </table:table-cell>
          <table:table-cell office:value-type="float" office:value="27930">
            <text:p>27930</text:p>
          </table:table-cell>
          <table:table-cell office:value-type="float" office:value="26562">
            <text:p>26562</text:p>
          </table:table-cell>
          <table:table-cell office:value-type="float" office:value="26937">
            <text:p>26937</text:p>
          </table:table-cell>
          <table:table-cell office:value-type="float" office:value="32298">
            <text:p>32298</text:p>
          </table:table-cell>
          <table:table-cell office:value-type="float" office:value="33807">
            <text:p>33807</text:p>
          </table:table-cell>
          <table:table-cell office:value-type="float" office:value="31805">
            <text:p>31805</text:p>
          </table:table-cell>
          <table:table-cell office:value-type="float" office:value="30773">
            <text:p>30773</text:p>
          </table:table-cell>
          <table:table-cell office:value-type="float" office:value="32404">
            <text:p>32404</text:p>
          </table:table-cell>
          <table:table-cell office:value-type="float" office:value="30946">
            <text:p>30946</text:p>
          </table:table-cell>
          <table:table-cell office:value-type="float" office:value="32905">
            <text:p>32905</text:p>
          </table:table-cell>
          <table:table-cell office:value-type="float" office:value="28643">
            <text:p>28643</text:p>
          </table:table-cell>
          <table:table-cell office:value-type="float" office:value="37053">
            <text:p>37053</text:p>
          </table:table-cell>
          <table:table-cell office:value-type="float" office:value="36720">
            <text:p>36720</text:p>
          </table:table-cell>
          <table:table-cell office:value-type="float" office:value="39341">
            <text:p>39341</text:p>
          </table:table-cell>
          <table:table-cell office:value-type="float" office:value="36654">
            <text:p>36654</text:p>
          </table:table-cell>
          <table:table-cell office:value-type="float" office:value="45204">
            <text:p>45204</text:p>
          </table:table-cell>
          <table:table-cell office:value-type="float" office:value="45364">
            <text:p>45364</text:p>
          </table:table-cell>
          <table:table-cell office:value-type="float" office:value="30491.02">
            <text:p>30491,02</text:p>
          </table:table-cell>
          <table:table-cell office:value-type="float" office:value="31109.38">
            <text:p>31109,38</text:p>
          </table:table-cell>
          <table:table-cell office:value-type="float" office:value="31700.28">
            <text:p>31700,28</text:p>
          </table:table-cell>
          <table:table-cell office:value-type="float" office:value="43418.91">
            <text:p>43418,91</text:p>
          </table:table-cell>
          <table:table-cell office:value-type="float" office:value="48401.77">
            <text:p>48401,77</text:p>
          </table:table-cell>
          <table:table-cell office:value-type="float" office:value="46851.82">
            <text:p>46851,82</text:p>
          </table:table-cell>
          <table:table-cell office:value-type="float" office:value="52529">
            <text:p>52529</text:p>
          </table:table-cell>
          <table:table-cell office:value-type="float" office:value="45410">
            <text:p>45410</text:p>
          </table:table-cell>
          <table:table-cell office:value-type="float" office:value="44681">
            <text:p>44681</text:p>
          </table:table-cell>
          <table:table-cell office:value-type="float" office:value="42693">
            <text:p>42693</text:p>
          </table:table-cell>
          <table:table-cell office:value-type="float" office:value="55833">
            <text:p>55833</text:p>
          </table:table-cell>
          <table:table-cell office:value-type="float" office:value="55369">
            <text:p>55369</text:p>
          </table:table-cell>
          <table:table-cell office:value-type="float" office:value="51626">
            <text:p>51626</text:p>
          </table:table-cell>
          <table:table-cell office:value-type="float" office:value="55211">
            <text:p>55211</text:p>
          </table:table-cell>
          <table:table-cell office:value-type="float" office:value="53648">
            <text:p>53648</text:p>
          </table:table-cell>
          <table:table-cell office:value-type="float" office:value="57983.2">
            <text:p>57983,2</text:p>
          </table:table-cell>
          <table:table-cell office:value-type="float" office:value="59321.7">
            <text:p>59321,7</text:p>
          </table:table-cell>
          <table:table-cell office:value-type="float" office:value="57820.2">
            <text:p>57820,2</text:p>
          </table:table-cell>
          <table:table-cell office:value-type="float" office:value="63950.9">
            <text:p>63950,9</text:p>
          </table:table-cell>
          <table:table-cell office:value-type="float" office:value="68931.7">
            <text:p>68931,7</text:p>
          </table:table-cell>
          <table:table-cell office:value-type="float" office:value="60773.2">
            <text:p>60773,2</text:p>
          </table:table-cell>
          <table:table-cell office:value-type="float" office:value="63578">
            <text:p>63578</text:p>
          </table:table-cell>
          <table:table-cell office:value-type="float" office:value="75380">
            <text:p>75380</text:p>
          </table:table-cell>
          <table:table-cell office:value-type="float" office:value="76664">
            <text:p>76664</text:p>
          </table:table-cell>
          <table:table-cell office:value-type="float" office:value="74634.81">
            <text:p>74634,81</text:p>
          </table:table-cell>
          <table:table-cell office:value-type="float" office:value="75955.36">
            <text:p>75955,36</text:p>
          </table:table-cell>
          <table:table-cell office:value-type="float" office:value="73606.66">
            <text:p>73606,66</text:p>
          </table:table-cell>
          <table:table-cell office:value-type="float" office:value="76340.31">
            <text:p>76340,31</text:p>
          </table:table-cell>
          <table:table-cell office:value-type="float" office:value="79365">
            <text:p>79365</text:p>
          </table:table-cell>
          <table:table-cell office:value-type="float" office:value="77355.87">
            <text:p>77355,87</text:p>
          </table:table-cell>
          <table:table-cell office:value-type="float" office:value="91157.28">
            <text:p>91157,28</text:p>
          </table:table-cell>
          <table:table-cell office:value-type="float" office:value="97016.31">
            <text:p>97016,31</text:p>
          </table:table-cell>
          <table:table-cell office:value-type="float" office:value="81612.49">
            <text:p>81612,49</text:p>
          </table:table-cell>
          <table:table-cell office:value-type="float" office:value="87656">
            <text:p>87656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COPACABANA </text:p>
          </table:table-cell>
          <table:table-cell office:value-type="string">
            <text:p>Comuna</text:p>
          </table:table-cell>
          <table:table-cell office:value-type="float" office:value="13592">
            <text:p>13592</text:p>
          </table:table-cell>
          <table:table-cell office:value-type="float" office:value="15949">
            <text:p>15949</text:p>
          </table:table-cell>
          <table:table-cell office:value-type="float" office:value="14430">
            <text:p>14430</text:p>
          </table:table-cell>
          <table:table-cell office:value-type="float" office:value="15228">
            <text:p>15228</text:p>
          </table:table-cell>
          <table:table-cell office:value-type="float" office:value="16398">
            <text:p>16398</text:p>
          </table:table-cell>
          <table:table-cell office:value-type="float" office:value="17398">
            <text:p>17398</text:p>
          </table:table-cell>
          <table:table-cell office:value-type="float" office:value="16776">
            <text:p>16776</text:p>
          </table:table-cell>
          <table:table-cell office:value-type="float" office:value="16249">
            <text:p>16249</text:p>
          </table:table-cell>
          <table:table-cell office:value-type="float" office:value="16352">
            <text:p>16352</text:p>
          </table:table-cell>
          <table:table-cell office:value-type="float" office:value="17386">
            <text:p>17386</text:p>
          </table:table-cell>
          <table:table-cell office:value-type="float" office:value="16726">
            <text:p>16726</text:p>
          </table:table-cell>
          <table:table-cell office:value-type="float" office:value="18022">
            <text:p>18022</text:p>
          </table:table-cell>
          <table:table-cell office:value-type="float" office:value="17807">
            <text:p>17807</text:p>
          </table:table-cell>
          <table:table-cell office:value-type="float" office:value="19764">
            <text:p>19764</text:p>
          </table:table-cell>
          <table:table-cell office:value-type="float" office:value="18796">
            <text:p>18796</text:p>
          </table:table-cell>
          <table:table-cell office:value-type="float" office:value="19062">
            <text:p>19062</text:p>
          </table:table-cell>
          <table:table-cell office:value-type="float" office:value="22855">
            <text:p>22855</text:p>
          </table:table-cell>
          <table:table-cell office:value-type="float" office:value="23923">
            <text:p>23923</text:p>
          </table:table-cell>
          <table:table-cell office:value-type="float" office:value="22506">
            <text:p>22506</text:p>
          </table:table-cell>
          <table:table-cell office:value-type="float" office:value="21776">
            <text:p>21776</text:p>
          </table:table-cell>
          <table:table-cell office:value-type="float" office:value="22930">
            <text:p>22930</text:p>
          </table:table-cell>
          <table:table-cell office:value-type="float" office:value="21898">
            <text:p>21898</text:p>
          </table:table-cell>
          <table:table-cell office:value-type="float" office:value="23284">
            <text:p>23284</text:p>
          </table:table-cell>
          <table:table-cell office:value-type="float" office:value="20269">
            <text:p>20269</text:p>
          </table:table-cell>
          <table:table-cell office:value-type="float" office:value="26220">
            <text:p>26220</text:p>
          </table:table-cell>
          <table:table-cell office:value-type="float" office:value="25984">
            <text:p>25984</text:p>
          </table:table-cell>
          <table:table-cell office:value-type="float" office:value="27376">
            <text:p>27376</text:p>
          </table:table-cell>
          <table:table-cell office:value-type="float" office:value="25787">
            <text:p>25787</text:p>
          </table:table-cell>
          <table:table-cell office:value-type="float" office:value="31802">
            <text:p>31802</text:p>
          </table:table-cell>
          <table:table-cell office:value-type="float" office:value="31915">
            <text:p>31915</text:p>
          </table:table-cell>
          <table:table-cell office:value-type="float" office:value="37516.58">
            <text:p>37516,58</text:p>
          </table:table-cell>
          <table:table-cell office:value-type="float" office:value="38277.41">
            <text:p>38277,41</text:p>
          </table:table-cell>
          <table:table-cell office:value-type="float" office:value="39004.47">
            <text:p>39004,47</text:p>
          </table:table-cell>
          <table:table-cell office:value-type="float" office:value="30546.69">
            <text:p>30546,69</text:p>
          </table:table-cell>
          <table:table-cell office:value-type="float" office:value="34052.3">
            <text:p>34052,3</text:p>
          </table:table-cell>
          <table:table-cell office:value-type="float" office:value="32961.86">
            <text:p>32961,86</text:p>
          </table:table-cell>
          <table:table-cell office:value-type="float" office:value="36956">
            <text:p>36956</text:p>
          </table:table-cell>
          <table:table-cell office:value-type="float" office:value="31948">
            <text:p>31948</text:p>
          </table:table-cell>
          <table:table-cell office:value-type="float" office:value="31434">
            <text:p>31434</text:p>
          </table:table-cell>
          <table:table-cell office:value-type="float" office:value="30036">
            <text:p>30036</text:p>
          </table:table-cell>
          <table:table-cell office:value-type="float" office:value="39280">
            <text:p>39280</text:p>
          </table:table-cell>
          <table:table-cell office:value-type="float" office:value="38954">
            <text:p>38954</text:p>
          </table:table-cell>
          <table:table-cell office:value-type="float" office:value="36320">
            <text:p>36320</text:p>
          </table:table-cell>
          <table:table-cell office:value-type="float" office:value="38843">
            <text:p>38843</text:p>
          </table:table-cell>
          <table:table-cell office:value-type="float" office:value="37743">
            <text:p>37743</text:p>
          </table:table-cell>
          <table:table-cell office:value-type="float" office:value="40793.1">
            <text:p>40793,1</text:p>
          </table:table-cell>
          <table:table-cell office:value-type="float" office:value="41734.8">
            <text:p>41734,8</text:p>
          </table:table-cell>
          <table:table-cell office:value-type="float" office:value="40678.5">
            <text:p>40678,5</text:p>
          </table:table-cell>
          <table:table-cell office:value-type="float" office:value="44991.6">
            <text:p>44991,6</text:p>
          </table:table-cell>
          <table:table-cell office:value-type="float" office:value="48495.8">
            <text:p>48495,8</text:p>
          </table:table-cell>
          <table:table-cell office:value-type="float" office:value="42756">
            <text:p>42756</text:p>
          </table:table-cell>
          <table:table-cell office:value-type="float" office:value="44729">
            <text:p>44729</text:p>
          </table:table-cell>
          <table:table-cell office:value-type="float" office:value="53032">
            <text:p>53032</text:p>
          </table:table-cell>
          <table:table-cell office:value-type="float" office:value="53936">
            <text:p>53936</text:p>
          </table:table-cell>
          <table:table-cell office:value-type="float" office:value="52508.15">
            <text:p>52508,15</text:p>
          </table:table-cell>
          <table:table-cell office:value-type="float" office:value="53437.2">
            <text:p>53437,2</text:p>
          </table:table-cell>
          <table:table-cell office:value-type="float" office:value="51784.81">
            <text:p>51784,81</text:p>
          </table:table-cell>
          <table:table-cell office:value-type="float" office:value="53708.02">
            <text:p>53708,02</text:p>
          </table:table-cell>
          <table:table-cell office:value-type="float" office:value="55836">
            <text:p>55836</text:p>
          </table:table-cell>
          <table:table-cell office:value-type="float" office:value="54422.51">
            <text:p>54422,51</text:p>
          </table:table-cell>
          <table:table-cell office:value-type="float" office:value="64132.27">
            <text:p>64132,27</text:p>
          </table:table-cell>
          <table:table-cell office:value-type="float" office:value="68254.3">
            <text:p>68254,3</text:p>
          </table:table-cell>
          <table:table-cell office:value-type="float" office:value="57417.18">
            <text:p>57417,18</text:p>
          </table:table-cell>
          <table:table-cell office:value-type="float" office:value="61669">
            <text:p>61669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CRUZ DE CAÑA </text:p>
          </table:table-cell>
          <table:table-cell office:value-type="string">
            <text:p>Comuna</text:p>
          </table:table-cell>
          <table:table-cell office:value-type="float" office:value="15305">
            <text:p>15305</text:p>
          </table:table-cell>
          <table:table-cell office:value-type="float" office:value="17959">
            <text:p>17959</text:p>
          </table:table-cell>
          <table:table-cell office:value-type="float" office:value="16248">
            <text:p>16248</text:p>
          </table:table-cell>
          <table:table-cell office:value-type="float" office:value="17147">
            <text:p>17147</text:p>
          </table:table-cell>
          <table:table-cell office:value-type="float" office:value="18465">
            <text:p>18465</text:p>
          </table:table-cell>
          <table:table-cell office:value-type="float" office:value="19591">
            <text:p>19591</text:p>
          </table:table-cell>
          <table:table-cell office:value-type="float" office:value="18890">
            <text:p>18890</text:p>
          </table:table-cell>
          <table:table-cell office:value-type="float" office:value="18296">
            <text:p>18296</text:p>
          </table:table-cell>
          <table:table-cell office:value-type="float" office:value="18413">
            <text:p>18413</text:p>
          </table:table-cell>
          <table:table-cell office:value-type="float" office:value="19577">
            <text:p>19577</text:p>
          </table:table-cell>
          <table:table-cell office:value-type="float" office:value="18834">
            <text:p>18834</text:p>
          </table:table-cell>
          <table:table-cell office:value-type="float" office:value="20293">
            <text:p>20293</text:p>
          </table:table-cell>
          <table:table-cell office:value-type="float" office:value="20051">
            <text:p>20051</text:p>
          </table:table-cell>
          <table:table-cell office:value-type="float" office:value="22255">
            <text:p>22255</text:p>
          </table:table-cell>
          <table:table-cell office:value-type="float" office:value="21165">
            <text:p>21165</text:p>
          </table:table-cell>
          <table:table-cell office:value-type="float" office:value="21464">
            <text:p>21464</text:p>
          </table:table-cell>
          <table:table-cell office:value-type="float" office:value="25735">
            <text:p>25735</text:p>
          </table:table-cell>
          <table:table-cell office:value-type="float" office:value="26938">
            <text:p>26938</text:p>
          </table:table-cell>
          <table:table-cell office:value-type="float" office:value="25342">
            <text:p>25342</text:p>
          </table:table-cell>
          <table:table-cell office:value-type="float" office:value="24520">
            <text:p>24520</text:p>
          </table:table-cell>
          <table:table-cell office:value-type="float" office:value="25819">
            <text:p>25819</text:p>
          </table:table-cell>
          <table:table-cell office:value-type="float" office:value="24658">
            <text:p>24658</text:p>
          </table:table-cell>
          <table:table-cell office:value-type="float" office:value="26219">
            <text:p>26219</text:p>
          </table:table-cell>
          <table:table-cell office:value-type="float" office:value="22823">
            <text:p>22823</text:p>
          </table:table-cell>
          <table:table-cell office:value-type="float" office:value="29524">
            <text:p>29524</text:p>
          </table:table-cell>
          <table:table-cell office:value-type="float" office:value="29259">
            <text:p>29259</text:p>
          </table:table-cell>
          <table:table-cell office:value-type="float" office:value="39133">
            <text:p>39133</text:p>
          </table:table-cell>
          <table:table-cell office:value-type="float" office:value="31729">
            <text:p>31729</text:p>
          </table:table-cell>
          <table:table-cell office:value-type="float" office:value="39130">
            <text:p>39130</text:p>
          </table:table-cell>
          <table:table-cell office:value-type="float" office:value="39269">
            <text:p>39269</text:p>
          </table:table-cell>
          <table:table-cell office:value-type="float" office:value="39274.39">
            <text:p>39274,39</text:p>
          </table:table-cell>
          <table:table-cell office:value-type="float" office:value="40070.87">
            <text:p>40070,87</text:p>
          </table:table-cell>
          <table:table-cell office:value-type="float" office:value="40832">
            <text:p>40832</text:p>
          </table:table-cell>
          <table:table-cell office:value-type="float" office:value="37585.08">
            <text:p>37585,08</text:p>
          </table:table-cell>
          <table:table-cell office:value-type="float" office:value="41898.43">
            <text:p>41898,43</text:p>
          </table:table-cell>
          <table:table-cell office:value-type="float" office:value="40556.73">
            <text:p>40556,73</text:p>
          </table:table-cell>
          <table:table-cell office:value-type="float" office:value="45471">
            <text:p>45471</text:p>
          </table:table-cell>
          <table:table-cell office:value-type="float" office:value="39309">
            <text:p>39309</text:p>
          </table:table-cell>
          <table:table-cell office:value-type="float" office:value="38677">
            <text:p>38677</text:p>
          </table:table-cell>
          <table:table-cell office:value-type="float" office:value="36957">
            <text:p>36957</text:p>
          </table:table-cell>
          <table:table-cell office:value-type="float" office:value="48331">
            <text:p>48331</text:p>
          </table:table-cell>
          <table:table-cell office:value-type="float" office:value="47929">
            <text:p>47929</text:p>
          </table:table-cell>
          <table:table-cell office:value-type="float" office:value="44689">
            <text:p>44689</text:p>
          </table:table-cell>
          <table:table-cell office:value-type="float" office:value="47792">
            <text:p>47792</text:p>
          </table:table-cell>
          <table:table-cell office:value-type="float" office:value="46440">
            <text:p>46440</text:p>
          </table:table-cell>
          <table:table-cell office:value-type="float" office:value="50192.5">
            <text:p>50192,5</text:p>
          </table:table-cell>
          <table:table-cell office:value-type="float" office:value="51351.1">
            <text:p>51351,1</text:p>
          </table:table-cell>
          <table:table-cell office:value-type="float" office:value="50051.4">
            <text:p>50051,4</text:p>
          </table:table-cell>
          <table:table-cell office:value-type="float" office:value="55358.3">
            <text:p>55358,3</text:p>
          </table:table-cell>
          <table:table-cell office:value-type="float" office:value="59669.9">
            <text:p>59669,9</text:p>
          </table:table-cell>
          <table:table-cell office:value-type="float" office:value="52607.6">
            <text:p>52607,6</text:p>
          </table:table-cell>
          <table:table-cell office:value-type="float" office:value="55035">
            <text:p>55035</text:p>
          </table:table-cell>
          <table:table-cell office:value-type="float" office:value="65252">
            <text:p>65252</text:p>
          </table:table-cell>
          <table:table-cell office:value-type="float" office:value="66363">
            <text:p>66363</text:p>
          </table:table-cell>
          <table:table-cell office:value-type="float" office:value="64606.75">
            <text:p>64606,75</text:p>
          </table:table-cell>
          <table:table-cell office:value-type="float" office:value="65749.88">
            <text:p>65749,88</text:p>
          </table:table-cell>
          <table:table-cell office:value-type="float" office:value="63716.75">
            <text:p>63716,75</text:p>
          </table:table-cell>
          <table:table-cell office:value-type="float" office:value="66083.1">
            <text:p>66083,1</text:p>
          </table:table-cell>
          <table:table-cell office:value-type="float" office:value="68701.39">
            <text:p>68701,39</text:p>
          </table:table-cell>
          <table:table-cell office:value-type="float" office:value="66962.21">
            <text:p>66962,21</text:p>
          </table:table-cell>
          <table:table-cell office:value-type="float" office:value="78909.24">
            <text:p>78909,24</text:p>
          </table:table-cell>
          <table:table-cell office:value-type="float" office:value="83981.04">
            <text:p>83981,04</text:p>
          </table:table-cell>
          <table:table-cell office:value-type="float" office:value="70646.9">
            <text:p>70646,9</text:p>
          </table:table-cell>
          <table:table-cell office:value-type="float" office:value="75879">
            <text:p>75879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CUESTA BLANCA </text:p>
          </table:table-cell>
          <table:table-cell office:value-type="string">
            <text:p>Comuna</text:p>
          </table:table-cell>
          <table:table-cell office:value-type="float" office:value="16167">
            <text:p>16167</text:p>
          </table:table-cell>
          <table:table-cell office:value-type="float" office:value="18970">
            <text:p>18970</text:p>
          </table:table-cell>
          <table:table-cell office:value-type="float" office:value="17163">
            <text:p>17163</text:p>
          </table:table-cell>
          <table:table-cell office:value-type="float" office:value="18113">
            <text:p>18113</text:p>
          </table:table-cell>
          <table:table-cell office:value-type="float" office:value="19506">
            <text:p>19506</text:p>
          </table:table-cell>
          <table:table-cell office:value-type="float" office:value="20695">
            <text:p>20695</text:p>
          </table:table-cell>
          <table:table-cell office:value-type="float" office:value="19953">
            <text:p>19953</text:p>
          </table:table-cell>
          <table:table-cell office:value-type="float" office:value="19327">
            <text:p>19327</text:p>
          </table:table-cell>
          <table:table-cell office:value-type="float" office:value="19450">
            <text:p>19450</text:p>
          </table:table-cell>
          <table:table-cell office:value-type="float" office:value="20680">
            <text:p>20680</text:p>
          </table:table-cell>
          <table:table-cell office:value-type="float" office:value="19895">
            <text:p>19895</text:p>
          </table:table-cell>
          <table:table-cell office:value-type="float" office:value="21436">
            <text:p>21436</text:p>
          </table:table-cell>
          <table:table-cell office:value-type="float" office:value="21180">
            <text:p>21180</text:p>
          </table:table-cell>
          <table:table-cell office:value-type="float" office:value="23508">
            <text:p>23508</text:p>
          </table:table-cell>
          <table:table-cell office:value-type="float" office:value="22357">
            <text:p>22357</text:p>
          </table:table-cell>
          <table:table-cell office:value-type="float" office:value="22673">
            <text:p>22673</text:p>
          </table:table-cell>
          <table:table-cell office:value-type="float" office:value="27184">
            <text:p>27184</text:p>
          </table:table-cell>
          <table:table-cell office:value-type="float" office:value="28456">
            <text:p>28456</text:p>
          </table:table-cell>
          <table:table-cell office:value-type="float" office:value="26769">
            <text:p>26769</text:p>
          </table:table-cell>
          <table:table-cell office:value-type="float" office:value="25901">
            <text:p>25901</text:p>
          </table:table-cell>
          <table:table-cell office:value-type="float" office:value="27273">
            <text:p>27273</text:p>
          </table:table-cell>
          <table:table-cell office:value-type="float" office:value="26046">
            <text:p>26046</text:p>
          </table:table-cell>
          <table:table-cell office:value-type="float" office:value="27695">
            <text:p>27695</text:p>
          </table:table-cell>
          <table:table-cell office:value-type="float" office:value="24110">
            <text:p>24110</text:p>
          </table:table-cell>
          <table:table-cell office:value-type="float" office:value="31187">
            <text:p>31187</text:p>
          </table:table-cell>
          <table:table-cell office:value-type="float" office:value="30907">
            <text:p>30907</text:p>
          </table:table-cell>
          <table:table-cell office:value-type="float" office:value="40411">
            <text:p>40411</text:p>
          </table:table-cell>
          <table:table-cell office:value-type="float" office:value="33216">
            <text:p>33216</text:p>
          </table:table-cell>
          <table:table-cell office:value-type="float" office:value="40963">
            <text:p>40963</text:p>
          </table:table-cell>
          <table:table-cell office:value-type="float" office:value="41108">
            <text:p>41108</text:p>
          </table:table-cell>
          <table:table-cell office:value-type="float" office:value="51156.35">
            <text:p>51156,35</text:p>
          </table:table-cell>
          <table:table-cell office:value-type="float" office:value="52193.8">
            <text:p>52193,8</text:p>
          </table:table-cell>
          <table:table-cell office:value-type="float" office:value="53185.19">
            <text:p>53185,19</text:p>
          </table:table-cell>
          <table:table-cell office:value-type="float" office:value="39346.1">
            <text:p>39346,1</text:p>
          </table:table-cell>
          <table:table-cell office:value-type="float" office:value="43861.55">
            <text:p>43861,55</text:p>
          </table:table-cell>
          <table:table-cell office:value-type="float" office:value="42456.99">
            <text:p>42456,99</text:p>
          </table:table-cell>
          <table:table-cell office:value-type="float" office:value="47602">
            <text:p>47602</text:p>
          </table:table-cell>
          <table:table-cell office:value-type="float" office:value="41151">
            <text:p>41151</text:p>
          </table:table-cell>
          <table:table-cell office:value-type="float" office:value="40490">
            <text:p>40490</text:p>
          </table:table-cell>
          <table:table-cell office:value-type="float" office:value="38688">
            <text:p>38688</text:p>
          </table:table-cell>
          <table:table-cell office:value-type="float" office:value="50596">
            <text:p>50596</text:p>
          </table:table-cell>
          <table:table-cell office:value-type="float" office:value="50175">
            <text:p>50175</text:p>
          </table:table-cell>
          <table:table-cell office:value-type="float" office:value="46783">
            <text:p>46783</text:p>
          </table:table-cell>
          <table:table-cell office:value-type="float" office:value="50032">
            <text:p>50032</text:p>
          </table:table-cell>
          <table:table-cell office:value-type="float" office:value="48616">
            <text:p>48616</text:p>
          </table:table-cell>
          <table:table-cell office:value-type="float" office:value="52544.2">
            <text:p>52544,2</text:p>
          </table:table-cell>
          <table:table-cell office:value-type="float" office:value="53757.1">
            <text:p>53757,1</text:p>
          </table:table-cell>
          <table:table-cell office:value-type="float" office:value="52397.5">
            <text:p>52397,5</text:p>
          </table:table-cell>
          <table:table-cell office:value-type="float" office:value="57952.1">
            <text:p>57952,1</text:p>
          </table:table-cell>
          <table:table-cell office:value-type="float" office:value="62465.7">
            <text:p>62465,7</text:p>
          </table:table-cell>
          <table:table-cell office:value-type="float" office:value="55072.5">
            <text:p>55072,5</text:p>
          </table:table-cell>
          <table:table-cell office:value-type="float" office:value="57614">
            <text:p>57614</text:p>
          </table:table-cell>
          <table:table-cell office:value-type="float" office:value="68309">
            <text:p>68309</text:p>
          </table:table-cell>
          <table:table-cell office:value-type="float" office:value="69473">
            <text:p>69473</text:p>
          </table:table-cell>
          <table:table-cell office:value-type="float" office:value="67633.86">
            <text:p>67633,86</text:p>
          </table:table-cell>
          <table:table-cell office:value-type="float" office:value="68830.54">
            <text:p>68830,54</text:p>
          </table:table-cell>
          <table:table-cell office:value-type="float" office:value="66702.15">
            <text:p>66702,15</text:p>
          </table:table-cell>
          <table:table-cell office:value-type="float" office:value="69179.38">
            <text:p>69179,38</text:p>
          </table:table-cell>
          <table:table-cell office:value-type="float" office:value="71920.35">
            <text:p>71920,35</text:p>
          </table:table-cell>
          <table:table-cell office:value-type="float" office:value="70099.68">
            <text:p>70099,68</text:p>
          </table:table-cell>
          <table:table-cell office:value-type="float" office:value="82606.47">
            <text:p>82606,47</text:p>
          </table:table-cell>
          <table:table-cell office:value-type="float" office:value="87915.91">
            <text:p>87915,91</text:p>
          </table:table-cell>
          <table:table-cell office:value-type="float" office:value="73957.01">
            <text:p>73957,01</text:p>
          </table:table-cell>
          <table:table-cell office:value-type="float" office:value="79434">
            <text:p>79434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DIEGO DE ROJAS </text:p>
          </table:table-cell>
          <table:table-cell office:value-type="string">
            <text:p>Comuna</text:p>
          </table:table-cell>
          <table:table-cell office:value-type="float" office:value="22477">
            <text:p>22477</text:p>
          </table:table-cell>
          <table:table-cell office:value-type="float" office:value="26374">
            <text:p>26374</text:p>
          </table:table-cell>
          <table:table-cell office:value-type="float" office:value="23861">
            <text:p>23861</text:p>
          </table:table-cell>
          <table:table-cell office:value-type="float" office:value="25182">
            <text:p>25182</text:p>
          </table:table-cell>
          <table:table-cell office:value-type="float" office:value="27118">
            <text:p>27118</text:p>
          </table:table-cell>
          <table:table-cell office:value-type="float" office:value="28771">
            <text:p>28771</text:p>
          </table:table-cell>
          <table:table-cell office:value-type="float" office:value="27741">
            <text:p>27741</text:p>
          </table:table-cell>
          <table:table-cell office:value-type="float" office:value="26870">
            <text:p>26870</text:p>
          </table:table-cell>
          <table:table-cell office:value-type="float" office:value="27041">
            <text:p>27041</text:p>
          </table:table-cell>
          <table:table-cell office:value-type="float" office:value="28751">
            <text:p>28751</text:p>
          </table:table-cell>
          <table:table-cell office:value-type="float" office:value="27660">
            <text:p>27660</text:p>
          </table:table-cell>
          <table:table-cell office:value-type="float" office:value="29803">
            <text:p>29803</text:p>
          </table:table-cell>
          <table:table-cell office:value-type="float" office:value="29446">
            <text:p>29446</text:p>
          </table:table-cell>
          <table:table-cell office:value-type="float" office:value="32683">
            <text:p>32683</text:p>
          </table:table-cell>
          <table:table-cell office:value-type="float" office:value="31083">
            <text:p>31083</text:p>
          </table:table-cell>
          <table:table-cell office:value-type="float" office:value="31522">
            <text:p>31522</text:p>
          </table:table-cell>
          <table:table-cell office:value-type="float" office:value="37795">
            <text:p>37795</text:p>
          </table:table-cell>
          <table:table-cell office:value-type="float" office:value="39561">
            <text:p>39561</text:p>
          </table:table-cell>
          <table:table-cell office:value-type="float" office:value="37217">
            <text:p>37217</text:p>
          </table:table-cell>
          <table:table-cell office:value-type="float" office:value="36011">
            <text:p>36011</text:p>
          </table:table-cell>
          <table:table-cell office:value-type="float" office:value="37918">
            <text:p>37918</text:p>
          </table:table-cell>
          <table:table-cell office:value-type="float" office:value="36212">
            <text:p>36212</text:p>
          </table:table-cell>
          <table:table-cell office:value-type="float" office:value="38505">
            <text:p>38505</text:p>
          </table:table-cell>
          <table:table-cell office:value-type="float" office:value="33518">
            <text:p>33518</text:p>
          </table:table-cell>
          <table:table-cell office:value-type="float" office:value="43359">
            <text:p>43359</text:p>
          </table:table-cell>
          <table:table-cell office:value-type="float" office:value="42970">
            <text:p>42970</text:p>
          </table:table-cell>
          <table:table-cell office:value-type="float" office:value="47186">
            <text:p>47186</text:p>
          </table:table-cell>
          <table:table-cell office:value-type="float" office:value="43265">
            <text:p>43265</text:p>
          </table:table-cell>
          <table:table-cell office:value-type="float" office:value="53356">
            <text:p>53356</text:p>
          </table:table-cell>
          <table:table-cell office:value-type="float" office:value="53545">
            <text:p>53545</text:p>
          </table:table-cell>
          <table:table-cell office:value-type="float" office:value="34052.47">
            <text:p>34052,47</text:p>
          </table:table-cell>
          <table:table-cell office:value-type="float" office:value="34743.05">
            <text:p>34743,05</text:p>
          </table:table-cell>
          <table:table-cell office:value-type="float" office:value="35402.98">
            <text:p>35402,98</text:p>
          </table:table-cell>
          <table:table-cell office:value-type="float" office:value="51249.75">
            <text:p>51249,75</text:p>
          </table:table-cell>
          <table:table-cell office:value-type="float" office:value="57131.29">
            <text:p>57131,29</text:p>
          </table:table-cell>
          <table:table-cell office:value-type="float" office:value="55301.8">
            <text:p>55301,8</text:p>
          </table:table-cell>
          <table:table-cell office:value-type="float" office:value="62003">
            <text:p>62003</text:p>
          </table:table-cell>
          <table:table-cell office:value-type="float" office:value="53601">
            <text:p>53601</text:p>
          </table:table-cell>
          <table:table-cell office:value-type="float" office:value="52739">
            <text:p>52739</text:p>
          </table:table-cell>
          <table:table-cell office:value-type="float" office:value="50393">
            <text:p>50393</text:p>
          </table:table-cell>
          <table:table-cell office:value-type="float" office:value="65903">
            <text:p>65903</text:p>
          </table:table-cell>
          <table:table-cell office:value-type="float" office:value="65355">
            <text:p>65355</text:p>
          </table:table-cell>
          <table:table-cell office:value-type="float" office:value="60937">
            <text:p>60937</text:p>
          </table:table-cell>
          <table:table-cell office:value-type="float" office:value="65168">
            <text:p>65168</text:p>
          </table:table-cell>
          <table:table-cell office:value-type="float" office:value="63324">
            <text:p>63324</text:p>
          </table:table-cell>
          <table:table-cell office:value-type="float" office:value="68440.8">
            <text:p>68440,8</text:p>
          </table:table-cell>
          <table:table-cell office:value-type="float" office:value="70020.6">
            <text:p>70020,6</text:p>
          </table:table-cell>
          <table:table-cell office:value-type="float" office:value="68248.4">
            <text:p>68248,4</text:p>
          </table:table-cell>
          <table:table-cell office:value-type="float" office:value="75484.8">
            <text:p>75484,8</text:p>
          </table:table-cell>
          <table:table-cell office:value-type="float" office:value="81363.9">
            <text:p>81363,9</text:p>
          </table:table-cell>
          <table:table-cell office:value-type="float" office:value="71733.9">
            <text:p>71733,9</text:p>
          </table:table-cell>
          <table:table-cell office:value-type="float" office:value="75045">
            <text:p>75045</text:p>
          </table:table-cell>
          <table:table-cell office:value-type="float" office:value="88975">
            <text:p>88975</text:p>
          </table:table-cell>
          <table:table-cell office:value-type="float" office:value="90491">
            <text:p>90491</text:p>
          </table:table-cell>
          <table:table-cell office:value-type="float" office:value="88095.61">
            <text:p>88095,61</text:p>
          </table:table-cell>
          <table:table-cell office:value-type="float" office:value="89654.33">
            <text:p>89654,33</text:p>
          </table:table-cell>
          <table:table-cell office:value-type="float" office:value="86882.02">
            <text:p>86882,02</text:p>
          </table:table-cell>
          <table:table-cell office:value-type="float" office:value="90108.7">
            <text:p>90108,7</text:p>
          </table:table-cell>
          <table:table-cell office:value-type="float" office:value="93678.92">
            <text:p>93678,92</text:p>
          </table:table-cell>
          <table:table-cell office:value-type="float" office:value="91307.43">
            <text:p>91307,43</text:p>
          </table:table-cell>
          <table:table-cell office:value-type="float" office:value="107597.99">
            <text:p>107597,99</text:p>
          </table:table-cell>
          <table:table-cell office:value-type="float" office:value="114513.73">
            <text:p>114513,73</text:p>
          </table:table-cell>
          <table:table-cell office:value-type="float" office:value="96331.75">
            <text:p>96331,75</text:p>
          </table:table-cell>
          <table:table-cell office:value-type="float" office:value="103465">
            <text:p>103465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DIQUE CHICO </text:p>
          </table:table-cell>
          <table:table-cell office:value-type="string">
            <text:p>Comuna</text:p>
          </table:table-cell>
          <table:table-cell office:value-type="float" office:value="15821">
            <text:p>15821</text:p>
          </table:table-cell>
          <table:table-cell office:value-type="float" office:value="18565">
            <text:p>18565</text:p>
          </table:table-cell>
          <table:table-cell office:value-type="float" office:value="16797">
            <text:p>16797</text:p>
          </table:table-cell>
          <table:table-cell office:value-type="float" office:value="17726">
            <text:p>17726</text:p>
          </table:table-cell>
          <table:table-cell office:value-type="float" office:value="19089">
            <text:p>19089</text:p>
          </table:table-cell>
          <table:table-cell office:value-type="float" office:value="20252">
            <text:p>20252</text:p>
          </table:table-cell>
          <table:table-cell office:value-type="float" office:value="19528">
            <text:p>19528</text:p>
          </table:table-cell>
          <table:table-cell office:value-type="float" office:value="18914">
            <text:p>18914</text:p>
          </table:table-cell>
          <table:table-cell office:value-type="float" office:value="19035">
            <text:p>19035</text:p>
          </table:table-cell>
          <table:table-cell office:value-type="float" office:value="20238">
            <text:p>20238</text:p>
          </table:table-cell>
          <table:table-cell office:value-type="float" office:value="19470">
            <text:p>19470</text:p>
          </table:table-cell>
          <table:table-cell office:value-type="float" office:value="20979">
            <text:p>20979</text:p>
          </table:table-cell>
          <table:table-cell office:value-type="float" office:value="20728">
            <text:p>20728</text:p>
          </table:table-cell>
          <table:table-cell office:value-type="float" office:value="23006">
            <text:p>23006</text:p>
          </table:table-cell>
          <table:table-cell office:value-type="float" office:value="21880">
            <text:p>21880</text:p>
          </table:table-cell>
          <table:table-cell office:value-type="float" office:value="22189">
            <text:p>22189</text:p>
          </table:table-cell>
          <table:table-cell office:value-type="float" office:value="26604">
            <text:p>26604</text:p>
          </table:table-cell>
          <table:table-cell office:value-type="float" office:value="27848">
            <text:p>27848</text:p>
          </table:table-cell>
          <table:table-cell office:value-type="float" office:value="26198">
            <text:p>26198</text:p>
          </table:table-cell>
          <table:table-cell office:value-type="float" office:value="25349">
            <text:p>25349</text:p>
          </table:table-cell>
          <table:table-cell office:value-type="float" office:value="26691">
            <text:p>26691</text:p>
          </table:table-cell>
          <table:table-cell office:value-type="float" office:value="25491">
            <text:p>25491</text:p>
          </table:table-cell>
          <table:table-cell office:value-type="float" office:value="27104">
            <text:p>27104</text:p>
          </table:table-cell>
          <table:table-cell office:value-type="float" office:value="23594">
            <text:p>23594</text:p>
          </table:table-cell>
          <table:table-cell office:value-type="float" office:value="30521">
            <text:p>30521</text:p>
          </table:table-cell>
          <table:table-cell office:value-type="float" office:value="30247">
            <text:p>30247</text:p>
          </table:table-cell>
          <table:table-cell office:value-type="float" office:value="28106">
            <text:p>28106</text:p>
          </table:table-cell>
          <table:table-cell office:value-type="float" office:value="28799">
            <text:p>28799</text:p>
          </table:table-cell>
          <table:table-cell office:value-type="float" office:value="35517">
            <text:p>35517</text:p>
          </table:table-cell>
          <table:table-cell office:value-type="float" office:value="35643">
            <text:p>35643</text:p>
          </table:table-cell>
          <table:table-cell office:value-type="float" office:value="40655.16">
            <text:p>40655,16</text:p>
          </table:table-cell>
          <table:table-cell office:value-type="float" office:value="41479.64">
            <text:p>41479,64</text:p>
          </table:table-cell>
          <table:table-cell office:value-type="float" office:value="42267.52">
            <text:p>42267,52</text:p>
          </table:table-cell>
          <table:table-cell office:value-type="float" office:value="34114.64">
            <text:p>34114,64</text:p>
          </table:table-cell>
          <table:table-cell office:value-type="float" office:value="38029.72">
            <text:p>38029,72</text:p>
          </table:table-cell>
          <table:table-cell office:value-type="float" office:value="36811.91">
            <text:p>36811,91</text:p>
          </table:table-cell>
          <table:table-cell office:value-type="float" office:value="41273">
            <text:p>41273</text:p>
          </table:table-cell>
          <table:table-cell office:value-type="float" office:value="35679">
            <text:p>35679</text:p>
          </table:table-cell>
          <table:table-cell office:value-type="float" office:value="35106">
            <text:p>35106</text:p>
          </table:table-cell>
          <table:table-cell office:value-type="float" office:value="33544">
            <text:p>33544</text:p>
          </table:table-cell>
          <table:table-cell office:value-type="float" office:value="43868">
            <text:p>43868</text:p>
          </table:table-cell>
          <table:table-cell office:value-type="float" office:value="43504">
            <text:p>43504</text:p>
          </table:table-cell>
          <table:table-cell office:value-type="float" office:value="40563">
            <text:p>40563</text:p>
          </table:table-cell>
          <table:table-cell office:value-type="float" office:value="43380">
            <text:p>43380</text:p>
          </table:table-cell>
          <table:table-cell office:value-type="float" office:value="42152">
            <text:p>42152</text:p>
          </table:table-cell>
          <table:table-cell office:value-type="float" office:value="45557.9">
            <text:p>45557,9</text:p>
          </table:table-cell>
          <table:table-cell office:value-type="float" office:value="46609.6">
            <text:p>46609,6</text:p>
          </table:table-cell>
          <table:table-cell office:value-type="float" office:value="45429.9">
            <text:p>45429,9</text:p>
          </table:table-cell>
          <table:table-cell office:value-type="float" office:value="50246.8">
            <text:p>50246,8</text:p>
          </table:table-cell>
          <table:table-cell office:value-type="float" office:value="54160.3">
            <text:p>54160,3</text:p>
          </table:table-cell>
          <table:table-cell office:value-type="float" office:value="47750">
            <text:p>47750</text:p>
          </table:table-cell>
          <table:table-cell office:value-type="float" office:value="49954">
            <text:p>49954</text:p>
          </table:table-cell>
          <table:table-cell office:value-type="float" office:value="59227">
            <text:p>59227</text:p>
          </table:table-cell>
          <table:table-cell office:value-type="float" office:value="60236">
            <text:p>60236</text:p>
          </table:table-cell>
          <table:table-cell office:value-type="float" office:value="58641.27">
            <text:p>58641,27</text:p>
          </table:table-cell>
          <table:table-cell office:value-type="float" office:value="59678.84">
            <text:p>59678,84</text:p>
          </table:table-cell>
          <table:table-cell office:value-type="float" office:value="57833.44">
            <text:p>57833,44</text:p>
          </table:table-cell>
          <table:table-cell office:value-type="float" office:value="59981.3">
            <text:p>59981,3</text:p>
          </table:table-cell>
          <table:table-cell office:value-type="float" office:value="62357.83">
            <text:p>62357,83</text:p>
          </table:table-cell>
          <table:table-cell office:value-type="float" office:value="60779.23">
            <text:p>60779,23</text:p>
          </table:table-cell>
          <table:table-cell office:value-type="float" office:value="71623.13">
            <text:p>71623,13</text:p>
          </table:table-cell>
          <table:table-cell office:value-type="float" office:value="76226.62">
            <text:p>76226,62</text:p>
          </table:table-cell>
          <table:table-cell office:value-type="float" office:value="64123.7">
            <text:p>64123,7</text:p>
          </table:table-cell>
          <table:table-cell office:value-type="float" office:value="68872">
            <text:p>68872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EL CHACHO </text:p>
          </table:table-cell>
          <table:table-cell office:value-type="string">
            <text:p>Comuna</text:p>
          </table:table-cell>
          <table:table-cell office:value-type="float" office:value="17102">
            <text:p>17102</text:p>
          </table:table-cell>
          <table:table-cell office:value-type="float" office:value="20067">
            <text:p>20067</text:p>
          </table:table-cell>
          <table:table-cell office:value-type="float" office:value="18156">
            <text:p>18156</text:p>
          </table:table-cell>
          <table:table-cell office:value-type="float" office:value="19160">
            <text:p>19160</text:p>
          </table:table-cell>
          <table:table-cell office:value-type="float" office:value="20634">
            <text:p>20634</text:p>
          </table:table-cell>
          <table:table-cell office:value-type="float" office:value="21891">
            <text:p>21891</text:p>
          </table:table-cell>
          <table:table-cell office:value-type="float" office:value="21108">
            <text:p>21108</text:p>
          </table:table-cell>
          <table:table-cell office:value-type="float" office:value="20444">
            <text:p>20444</text:p>
          </table:table-cell>
          <table:table-cell office:value-type="float" office:value="20575">
            <text:p>20575</text:p>
          </table:table-cell>
          <table:table-cell office:value-type="float" office:value="21876">
            <text:p>21876</text:p>
          </table:table-cell>
          <table:table-cell office:value-type="float" office:value="21046">
            <text:p>21046</text:p>
          </table:table-cell>
          <table:table-cell office:value-type="float" office:value="22676">
            <text:p>22676</text:p>
          </table:table-cell>
          <table:table-cell office:value-type="float" office:value="22405">
            <text:p>22405</text:p>
          </table:table-cell>
          <table:table-cell office:value-type="float" office:value="24868">
            <text:p>24868</text:p>
          </table:table-cell>
          <table:table-cell office:value-type="float" office:value="23650">
            <text:p>23650</text:p>
          </table:table-cell>
          <table:table-cell office:value-type="float" office:value="23984">
            <text:p>23984</text:p>
          </table:table-cell>
          <table:table-cell office:value-type="float" office:value="28757">
            <text:p>28757</text:p>
          </table:table-cell>
          <table:table-cell office:value-type="float" office:value="30101">
            <text:p>30101</text:p>
          </table:table-cell>
          <table:table-cell office:value-type="float" office:value="28318">
            <text:p>28318</text:p>
          </table:table-cell>
          <table:table-cell office:value-type="float" office:value="27399">
            <text:p>27399</text:p>
          </table:table-cell>
          <table:table-cell office:value-type="float" office:value="28851">
            <text:p>28851</text:p>
          </table:table-cell>
          <table:table-cell office:value-type="float" office:value="27553">
            <text:p>27553</text:p>
          </table:table-cell>
          <table:table-cell office:value-type="float" office:value="29297">
            <text:p>29297</text:p>
          </table:table-cell>
          <table:table-cell office:value-type="float" office:value="25503">
            <text:p>25503</text:p>
          </table:table-cell>
          <table:table-cell office:value-type="float" office:value="32991">
            <text:p>32991</text:p>
          </table:table-cell>
          <table:table-cell office:value-type="float" office:value="32694">
            <text:p>32694</text:p>
          </table:table-cell>
          <table:table-cell office:value-type="float" office:value="40422">
            <text:p>40422</text:p>
          </table:table-cell>
          <table:table-cell office:value-type="float" office:value="34384">
            <text:p>34384</text:p>
          </table:table-cell>
          <table:table-cell office:value-type="float" office:value="42404">
            <text:p>42404</text:p>
          </table:table-cell>
          <table:table-cell office:value-type="float" office:value="42554">
            <text:p>42554</text:p>
          </table:table-cell>
          <table:table-cell office:value-type="float" office:value="32339.39">
            <text:p>32339,39</text:p>
          </table:table-cell>
          <table:table-cell office:value-type="float" office:value="32995.23">
            <text:p>32995,23</text:p>
          </table:table-cell>
          <table:table-cell office:value-type="float" office:value="33621.96">
            <text:p>33621,96</text:p>
          </table:table-cell>
          <table:table-cell office:value-type="float" office:value="40729.39">
            <text:p>40729,39</text:p>
          </table:table-cell>
          <table:table-cell office:value-type="float" office:value="45403.59">
            <text:p>45403,59</text:p>
          </table:table-cell>
          <table:table-cell office:value-type="float" office:value="43949.65">
            <text:p>43949,65</text:p>
          </table:table-cell>
          <table:table-cell office:value-type="float" office:value="49275">
            <text:p>49275</text:p>
          </table:table-cell>
          <table:table-cell office:value-type="float" office:value="42598">
            <text:p>42598</text:p>
          </table:table-cell>
          <table:table-cell office:value-type="float" office:value="41913">
            <text:p>41913</text:p>
          </table:table-cell>
          <table:table-cell office:value-type="float" office:value="40048">
            <text:p>40048</text:p>
          </table:table-cell>
          <table:table-cell office:value-type="float" office:value="52374">
            <text:p>52374</text:p>
          </table:table-cell>
          <table:table-cell office:value-type="float" office:value="51939">
            <text:p>51939</text:p>
          </table:table-cell>
          <table:table-cell office:value-type="float" office:value="48428">
            <text:p>48428</text:p>
          </table:table-cell>
          <table:table-cell office:value-type="float" office:value="51791">
            <text:p>51791</text:p>
          </table:table-cell>
          <table:table-cell office:value-type="float" office:value="50325">
            <text:p>50325</text:p>
          </table:table-cell>
          <table:table-cell office:value-type="float" office:value="54391.5">
            <text:p>54391,5</text:p>
          </table:table-cell>
          <table:table-cell office:value-type="float" office:value="55647.1">
            <text:p>55647,1</text:p>
          </table:table-cell>
          <table:table-cell office:value-type="float" office:value="54238.6">
            <text:p>54238,6</text:p>
          </table:table-cell>
          <table:table-cell office:value-type="float" office:value="59989.5">
            <text:p>59989,5</text:p>
          </table:table-cell>
          <table:table-cell office:value-type="float" office:value="64661.8">
            <text:p>64661,8</text:p>
          </table:table-cell>
          <table:table-cell office:value-type="float" office:value="57008.7">
            <text:p>57008,7</text:p>
          </table:table-cell>
          <table:table-cell office:value-type="float" office:value="59640">
            <text:p>59640</text:p>
          </table:table-cell>
          <table:table-cell office:value-type="float" office:value="70711">
            <text:p>70711</text:p>
          </table:table-cell>
          <table:table-cell office:value-type="float" office:value="71915">
            <text:p>71915</text:p>
          </table:table-cell>
          <table:table-cell office:value-type="float" office:value="70011.66">
            <text:p>70011,66</text:p>
          </table:table-cell>
          <table:table-cell office:value-type="float" office:value="71250.41">
            <text:p>71250,41</text:p>
          </table:table-cell>
          <table:table-cell office:value-type="float" office:value="69047.19">
            <text:p>69047,19</text:p>
          </table:table-cell>
          <table:table-cell office:value-type="float" office:value="71611.51">
            <text:p>71611,51</text:p>
          </table:table-cell>
          <table:table-cell office:value-type="float" office:value="74448.85">
            <text:p>74448,85</text:p>
          </table:table-cell>
          <table:table-cell office:value-type="float" office:value="72564.17">
            <text:p>72564,17</text:p>
          </table:table-cell>
          <table:table-cell office:value-type="float" office:value="85510.66">
            <text:p>85510,66</text:p>
          </table:table-cell>
          <table:table-cell office:value-type="float" office:value="91006.76">
            <text:p>91006,76</text:p>
          </table:table-cell>
          <table:table-cell office:value-type="float" office:value="76557.12">
            <text:p>76557,12</text:p>
          </table:table-cell>
          <table:table-cell office:value-type="float" office:value="82226">
            <text:p>82226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EL CRISPIN </text:p>
          </table:table-cell>
          <table:table-cell office:value-type="string">
            <text:p>Comuna</text:p>
          </table:table-cell>
          <table:table-cell office:value-type="float" office:value="14333">
            <text:p>14333</text:p>
          </table:table-cell>
          <table:table-cell office:value-type="float" office:value="16818">
            <text:p>16818</text:p>
          </table:table-cell>
          <table:table-cell office:value-type="float" office:value="15216">
            <text:p>15216</text:p>
          </table:table-cell>
          <table:table-cell office:value-type="float" office:value="16058">
            <text:p>16058</text:p>
          </table:table-cell>
          <table:table-cell office:value-type="float" office:value="17293">
            <text:p>17293</text:p>
          </table:table-cell>
          <table:table-cell office:value-type="float" office:value="18347">
            <text:p>18347</text:p>
          </table:table-cell>
          <table:table-cell office:value-type="float" office:value="17690">
            <text:p>17690</text:p>
          </table:table-cell>
          <table:table-cell office:value-type="float" office:value="17134">
            <text:p>17134</text:p>
          </table:table-cell>
          <table:table-cell office:value-type="float" office:value="17243">
            <text:p>17243</text:p>
          </table:table-cell>
          <table:table-cell office:value-type="float" office:value="18334">
            <text:p>18334</text:p>
          </table:table-cell>
          <table:table-cell office:value-type="float" office:value="17638">
            <text:p>17638</text:p>
          </table:table-cell>
          <table:table-cell office:value-type="float" office:value="19004">
            <text:p>19004</text:p>
          </table:table-cell>
          <table:table-cell office:value-type="float" office:value="18777">
            <text:p>18777</text:p>
          </table:table-cell>
          <table:table-cell office:value-type="float" office:value="20841">
            <text:p>20841</text:p>
          </table:table-cell>
          <table:table-cell office:value-type="float" office:value="19821">
            <text:p>19821</text:p>
          </table:table-cell>
          <table:table-cell office:value-type="float" office:value="20101">
            <text:p>20101</text:p>
          </table:table-cell>
          <table:table-cell office:value-type="float" office:value="24101">
            <text:p>24101</text:p>
          </table:table-cell>
          <table:table-cell office:value-type="float" office:value="25227">
            <text:p>25227</text:p>
          </table:table-cell>
          <table:table-cell office:value-type="float" office:value="23733">
            <text:p>23733</text:p>
          </table:table-cell>
          <table:table-cell office:value-type="float" office:value="22963">
            <text:p>22963</text:p>
          </table:table-cell>
          <table:table-cell office:value-type="float" office:value="24180">
            <text:p>24180</text:p>
          </table:table-cell>
          <table:table-cell office:value-type="float" office:value="23092">
            <text:p>23092</text:p>
          </table:table-cell>
          <table:table-cell office:value-type="float" office:value="24554">
            <text:p>24554</text:p>
          </table:table-cell>
          <table:table-cell office:value-type="float" office:value="21374">
            <text:p>21374</text:p>
          </table:table-cell>
          <table:table-cell office:value-type="float" office:value="27649">
            <text:p>27649</text:p>
          </table:table-cell>
          <table:table-cell office:value-type="float" office:value="27401">
            <text:p>27401</text:p>
          </table:table-cell>
          <table:table-cell office:value-type="float" office:value="29354">
            <text:p>29354</text:p>
          </table:table-cell>
          <table:table-cell office:value-type="float" office:value="27351">
            <text:p>27351</text:p>
          </table:table-cell>
          <table:table-cell office:value-type="float" office:value="33730">
            <text:p>33730</text:p>
          </table:table-cell>
          <table:table-cell office:value-type="float" office:value="33850">
            <text:p>33850</text:p>
          </table:table-cell>
          <table:table-cell office:value-type="float" office:value="81592.79">
            <text:p>81592,79</text:p>
          </table:table-cell>
          <table:table-cell office:value-type="float" office:value="83247.49">
            <text:p>83247,49</text:p>
          </table:table-cell>
          <table:table-cell office:value-type="float" office:value="84828.72">
            <text:p>84828,72</text:p>
          </table:table-cell>
          <table:table-cell office:value-type="float" office:value="32398.44">
            <text:p>32398,44</text:p>
          </table:table-cell>
          <table:table-cell office:value-type="float" office:value="36116.56">
            <text:p>36116,56</text:p>
          </table:table-cell>
          <table:table-cell office:value-type="float" office:value="34960.01">
            <text:p>34960,01</text:p>
          </table:table-cell>
          <table:table-cell office:value-type="float" office:value="39196">
            <text:p>39196</text:p>
          </table:table-cell>
          <table:table-cell office:value-type="float" office:value="33885">
            <text:p>33885</text:p>
          </table:table-cell>
          <table:table-cell office:value-type="float" office:value="33340">
            <text:p>33340</text:p>
          </table:table-cell>
          <table:table-cell office:value-type="float" office:value="31857">
            <text:p>31857</text:p>
          </table:table-cell>
          <table:table-cell office:value-type="float" office:value="41661">
            <text:p>41661</text:p>
          </table:table-cell>
          <table:table-cell office:value-type="float" office:value="41315">
            <text:p>41315</text:p>
          </table:table-cell>
          <table:table-cell office:value-type="float" office:value="38522">
            <text:p>38522</text:p>
          </table:table-cell>
          <table:table-cell office:value-type="float" office:value="41197">
            <text:p>41197</text:p>
          </table:table-cell>
          <table:table-cell office:value-type="float" office:value="40031">
            <text:p>40031</text:p>
          </table:table-cell>
          <table:table-cell office:value-type="float" office:value="43266">
            <text:p>43266</text:p>
          </table:table-cell>
          <table:table-cell office:value-type="float" office:value="44264.8">
            <text:p>44264,8</text:p>
          </table:table-cell>
          <table:table-cell office:value-type="float" office:value="43144.5">
            <text:p>43144,5</text:p>
          </table:table-cell>
          <table:table-cell office:value-type="float" office:value="47719">
            <text:p>47719</text:p>
          </table:table-cell>
          <table:table-cell office:value-type="float" office:value="51435.6">
            <text:p>51435,6</text:p>
          </table:table-cell>
          <table:table-cell office:value-type="float" office:value="45347.9">
            <text:p>45347,9</text:p>
          </table:table-cell>
          <table:table-cell office:value-type="float" office:value="47441">
            <text:p>47441</text:p>
          </table:table-cell>
          <table:table-cell office:value-type="float" office:value="56247">
            <text:p>56247</text:p>
          </table:table-cell>
          <table:table-cell office:value-type="float" office:value="57206">
            <text:p>57206</text:p>
          </table:table-cell>
          <table:table-cell office:value-type="float" office:value="55691.2">
            <text:p>55691,2</text:p>
          </table:table-cell>
          <table:table-cell office:value-type="float" office:value="56676.57">
            <text:p>56676,57</text:p>
          </table:table-cell>
          <table:table-cell office:value-type="float" office:value="54924.01">
            <text:p>54924,01</text:p>
          </table:table-cell>
          <table:table-cell office:value-type="float" office:value="56963.81">
            <text:p>56963,81</text:p>
          </table:table-cell>
          <table:table-cell office:value-type="float" office:value="59220.79">
            <text:p>59220,79</text:p>
          </table:table-cell>
          <table:table-cell office:value-type="float" office:value="57721.61">
            <text:p>57721,61</text:p>
          </table:table-cell>
          <table:table-cell office:value-type="float" office:value="68019.97">
            <text:p>68019,97</text:p>
          </table:table-cell>
          <table:table-cell office:value-type="float" office:value="72391.88">
            <text:p>72391,88</text:p>
          </table:table-cell>
          <table:table-cell office:value-type="float" office:value="60897.82">
            <text:p>60897,82</text:p>
          </table:table-cell>
          <table:table-cell office:value-type="float" office:value="65408">
            <text:p>65408</text:p>
          </table:table-cell>
          <table:table-cell table:number-columns-repeated="907"/>
        </table:table-row>
        <table:table-row table:style-name="ro2">
          <table:table-cell office:value-type="string">
            <text:p>COLON</text:p>
          </table:table-cell>
          <table:table-cell office:value-type="string">
            <text:p>EL MANZANO </text:p>
          </table:table-cell>
          <table:table-cell office:value-type="string">
            <text:p>Comuna</text:p>
          </table:table-cell>
          <table:table-cell office:value-type="float" office:value="35495">
            <text:p>35495</text:p>
          </table:table-cell>
          <table:table-cell office:value-type="float" office:value="41650">
            <text:p>41650</text:p>
          </table:table-cell>
          <table:table-cell office:value-type="float" office:value="37682">
            <text:p>37682</text:p>
          </table:table-cell>
          <table:table-cell office:value-type="float" office:value="39769">
            <text:p>39769</text:p>
          </table:table-cell>
          <table:table-cell office:value-type="float" office:value="42826">
            <text:p>42826</text:p>
          </table:table-cell>
          <table:table-cell office:value-type="float" office:value="45436">
            <text:p>45436</text:p>
          </table:table-cell>
          <table:table-cell office:value-type="float" office:value="43810">
            <text:p>43810</text:p>
          </table:table-cell>
          <table:table-cell office:value-type="float" office:value="42433">
            <text:p>42433</text:p>
          </table:table-cell>
          <table:table-cell office:value-type="float" office:value="42704">
            <text:p>42704</text:p>
          </table:table-cell>
          <table:table-cell office:value-type="float" office:value="45404">
            <text:p>45404</text:p>
          </table:table-cell>
          <table:table-cell office:value-type="float" office:value="43681">
            <text:p>43681</text:p>
          </table:table-cell>
          <table:table-cell office:value-type="float" office:value="47065">
            <text:p>47065</text:p>
          </table:table-cell>
          <table:table-cell office:value-type="float" office:value="46502">
            <text:p>46502</text:p>
          </table:table-cell>
          <table:table-cell office:value-type="float" office:value="51614">
            <text:p>51614</text:p>
          </table:table-cell>
          <table:table-cell office:value-type="float" office:value="49086">
            <text:p>49086</text:p>
          </table:table-cell>
          <table:table-cell office:value-type="float" office:value="49780">
            <text:p>49780</text:p>
          </table:table-cell>
          <table:table-cell office:value-type="float" office:value="59686">
            <text:p>59686</text:p>
          </table:table-cell>
          <table:table-cell office:value-type="float" office:value="62476">
            <text:p>62476</text:p>
          </table:table-cell>
          <table:table-cell office:value-type="float" office:value="58775">
            <text:p>58775</text:p>
          </table:table-cell>
          <table:table-cell office:value-type="float" office:value="56869">
            <text:p>56869</text:p>
          </table:table-cell>
          <table:table-cell office:value-type="float" office:value="59882">
            <text:p>59882</text:p>
          </table:table-cell>
          <table:table-cell office:value-type="float" office:value="57187">
            <text:p>57187</text:p>
          </table:table-cell>
          <table:table-cell office:value-type="float" office:value="60808">
            <text:p>60808</text:p>
          </table:table-cell>
          <table:table-cell office:value-type="float" office:value="52933">
            <text:p>52933</text:p>
          </table:table-cell>
          <table:table-cell office:value-type="float" office:value="68474">
            <text:p>68474</text:p>
          </table:table-cell>
          <table:table-cell office:value-type="float" office:value="67859">
            <text:p>67859</text:p>
          </table:table-cell>
          <table:table-cell office:value-type="float" office:value="76620">
            <text:p>76620</text:p>
          </table:table-cell>
          <table:table-cell office:value-type="float" office:value="69006">
            <text:p>69006</text:p>
          </table:table-cell>
          <table:table-cell office:value-type="float" office:value="85102">
            <text:p>85102</text:p>
          </table:table-cell>
          <table:table-cell office:value-type="float" office:value="85403">
            <text:p>85403</text:p>
          </table:table-cell>
          <table:table-cell office:value-type="float" office:value="26378.78">
            <text:p>26378,78</text:p>
          </table:table-cell>
          <table:table-cell office:value-type="float" office:value="26913.74">
            <text:p>26913,74</text:p>
          </table:table-cell>
          <table:table-cell office:value-type="float" office:value="27424.95">
            <text:p>27424,95</text:p>
          </table:table-cell>
          <table:table-cell office:value-type="float" office:value="81741.76">
            <text:p>81741,76</text:p>
          </table:table-cell>
          <table:table-cell office:value-type="float" office:value="91122.64">
            <text:p>91122,64</text:p>
          </table:table-cell>
          <table:table-cell office:value-type="float" office:value="88204.66">
            <text:p>88204,66</text:p>
          </table:table-cell>
          <table:table-cell office:value-type="float" office:value="98893">
            <text:p>98893</text:p>
          </table:table-cell>
          <table:table-cell office:value-type="float" office:value="85491">
            <text:p>85491</text:p>
          </table:table-cell>
          <table:table-cell office:value-type="float" office:value="84117">
            <text:p>84117</text:p>
          </table:table-cell>
          <table:table-cell office:value-type="float" office:value="80375">
            <text:p>80375</text:p>
          </table:table-cell>
          <table:table-cell office:value-type="float" office:value="105113">
            <text:p>105113</text:p>
          </table:table-cell>
          <table:table-cell office:value-type="float" office:value="104239">
            <text:p>104239</text:p>
          </table:table-cell>
          <table:table-cell office:value-type="float" office:value="97192">
            <text:p>97192</text:p>
          </table:table-cell>
          <table:table-cell office:value-type="float" office:value="103941">
            <text:p>103941</text:p>
          </table:table-cell>
          <table:table-cell office:value-type="float" office:value="101000">
            <text:p>101000</text:p>
          </table:table-cell>
          <table:table-cell office:value-type="float" office:value="109160.9">
            <text:p>109160,9</text:p>
          </table:table-cell>
          <table:table-cell office:value-type="float" office:value="111680.7">
            <text:p>111680,7</text:p>
          </table:table-cell>
          <table:table-cell office:value-type="float" office:value="108854.1">
            <text:p>108854,1</text:p>
          </table:table-cell>
          <table:table-cell office:value-type="float" office:value="120395.9">
            <text:p>120395,9</text:p>
          </table:table-cell>
          <table:table-cell office:value-type="float" office:value="129772.9">
            <text:p>129772,9</text:p>
          </table:table-cell>
          <table:table-cell office:value-type="float" office:value="114413.4">
            <text:p>114413,4</text:p>
          </table:table-cell>
          <table:table-cell office:value-type="float" office:value="119694">
            <text:p>119694</text:p>
          </table:table-cell>
          <table:table-cell office:value-type="float" office:value="141913">
            <text:p>141913</text:p>
          </table:table-cell>
          <table:table-cell office:value-type="float" office:value="144330">
            <text:p>144330</text:p>
          </table:table-cell>
          <table:table-cell office:value-type="float" office:value="140509.75">
            <text:p>140509,75</text:p>
          </table:table-cell>
          <table:table-cell office:value-type="float" office:value="142995.88">
            <text:p>142995,88</text:p>
          </table:table-cell>
          <table:table-cell office:value-type="float" office:value="138574.13">
            <text:p>138574,13</text:p>
          </table:table-cell>
          <table:table-cell office:value-type="float" office:value="143720.58">
            <text:p>143720,58</text:p>
          </table:table-cell>
          <table:table-cell office:value-type="float" office:value="149414.97">
            <text:p>149414,97</text:p>
          </table:table-cell>
          <table:table-cell office:value-type="float" office:value="145632.52">
            <text:p>145632,52</text:p>
          </table:table-cell>
          <table:table-cell office:value-type="float" office:value="171615.46">
            <text:p>171615,46</text:p>
          </table:table-cell>
          <table:table-cell office:value-type="float" office:value="182645.84">
            <text:p>182645,84</text:p>
          </table:table-cell>
          <table:table-cell office:value-type="float" office:value="153646.15">
            <text:p>153646,15</text:p>
          </table:table-cell>
          <table:table-cell office:value-type="float" office:value="165024">
            <text:p>165024</text:p>
          </table:table-cell>
          <table:table-cell table:number-columns-repeated="907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EL RASTREADOR </text:p>
          </table:table-cell>
          <table:table-cell office:value-type="string">
            <text:p>Comuna</text:p>
          </table:table-cell>
          <table:table-cell office:value-type="float" office:value="11789">
            <text:p>11789</text:p>
          </table:table-cell>
          <table:table-cell office:value-type="float" office:value="13834">
            <text:p>13834</text:p>
          </table:table-cell>
          <table:table-cell office:value-type="float" office:value="12516">
            <text:p>12516</text:p>
          </table:table-cell>
          <table:table-cell office:value-type="float" office:value="13209">
            <text:p>13209</text:p>
          </table:table-cell>
          <table:table-cell office:value-type="float" office:value="14224">
            <text:p>14224</text:p>
          </table:table-cell>
          <table:table-cell office:value-type="float" office:value="15092">
            <text:p>15092</text:p>
          </table:table-cell>
          <table:table-cell office:value-type="float" office:value="14551">
            <text:p>14551</text:p>
          </table:table-cell>
          <table:table-cell office:value-type="float" office:value="14094">
            <text:p>14094</text:p>
          </table:table-cell>
          <table:table-cell office:value-type="float" office:value="14184">
            <text:p>14184</text:p>
          </table:table-cell>
          <table:table-cell office:value-type="float" office:value="15081">
            <text:p>15081</text:p>
          </table:table-cell>
          <table:table-cell office:value-type="float" office:value="14508">
            <text:p>14508</text:p>
          </table:table-cell>
          <table:table-cell office:value-type="float" office:value="15632">
            <text:p>15632</text:p>
          </table:table-cell>
          <table:table-cell office:value-type="float" office:value="15446">
            <text:p>15446</text:p>
          </table:table-cell>
          <table:table-cell office:value-type="float" office:value="17143">
            <text:p>17143</text:p>
          </table:table-cell>
          <table:table-cell office:value-type="float" office:value="16304">
            <text:p>16304</text:p>
          </table:table-cell>
          <table:table-cell office:value-type="float" office:value="16534">
            <text:p>16534</text:p>
          </table:table-cell>
          <table:table-cell office:value-type="float" office:value="19825">
            <text:p>19825</text:p>
          </table:table-cell>
          <table:table-cell office:value-type="float" office:value="20751">
            <text:p>20751</text:p>
          </table:table-cell>
          <table:table-cell office:value-type="float" office:value="19522">
            <text:p>19522</text:p>
          </table:table-cell>
          <table:table-cell office:value-type="float" office:value="18889">
            <text:p>18889</text:p>
          </table:table-cell>
          <table:table-cell office:value-type="float" office:value="19889">
            <text:p>19889</text:p>
          </table:table-cell>
          <table:table-cell office:value-type="float" office:value="18995">
            <text:p>18995</text:p>
          </table:table-cell>
          <table:table-cell office:value-type="float" office:value="20197">
            <text:p>20197</text:p>
          </table:table-cell>
          <table:table-cell office:value-type="float" office:value="17581">
            <text:p>17581</text:p>
          </table:table-cell>
          <table:table-cell office:value-type="float" office:value="22743">
            <text:p>22743</text:p>
          </table:table-cell>
          <table:table-cell office:value-type="float" office:value="22539">
            <text:p>22539</text:p>
          </table:table-cell>
          <table:table-cell office:value-type="float" office:value="23565">
            <text:p>23565</text:p>
          </table:table-cell>
          <table:table-cell office:value-type="float" office:value="22310">
            <text:p>22310</text:p>
          </table:table-cell>
          <table:table-cell office:value-type="float" office:value="27513">
            <text:p>27513</text:p>
          </table:table-cell>
          <table:table-cell office:value-type="float" office:value="27611">
            <text:p>27611</text:p>
          </table:table-cell>
          <table:table-cell office:value-type="float" office:value="40873.34">
            <text:p>40873,34</text:p>
          </table:table-cell>
          <table:table-cell office:value-type="float" office:value="41702.25">
            <text:p>41702,25</text:p>
          </table:table-cell>
          <table:table-cell office:value-type="float" office:value="42494.36">
            <text:p>42494,36</text:p>
          </table:table-cell>
          <table:table-cell office:value-type="float" office:value="26426.94">
            <text:p>26426,94</text:p>
          </table:table-cell>
          <table:table-cell office:value-type="float" office:value="29459.76">
            <text:p>29459,76</text:p>
          </table:table-cell>
          <table:table-cell office:value-type="float" office:value="28516.39">
            <text:p>28516,39</text:p>
          </table:table-cell>
          <table:table-cell office:value-type="float" office:value="31972">
            <text:p>31972</text:p>
          </table:table-cell>
          <table:table-cell office:value-type="float" office:value="27639">
            <text:p>27639</text:p>
          </table:table-cell>
          <table:table-cell office:value-type="float" office:value="27195">
            <text:p>27195</text:p>
          </table:table-cell>
          <table:table-cell office:value-type="float" office:value="25985">
            <text:p>25985</text:p>
          </table:table-cell>
          <table:table-cell office:value-type="float" office:value="33983">
            <text:p>33983</text:p>
          </table:table-cell>
          <table:table-cell office:value-type="float" office:value="33700">
            <text:p>33700</text:p>
          </table:table-cell>
          <table:table-cell office:value-type="float" office:value="31422">
            <text:p>31422</text:p>
          </table:table-cell>
          <table:table-cell office:value-type="float" office:value="33604">
            <text:p>33604</text:p>
          </table:table-cell>
          <table:table-cell office:value-type="float" office:value="32653">
            <text:p>32653</text:p>
          </table:table-cell>
          <table:table-cell office:value-type="float" office:value="35291.5">
            <text:p>35291,5</text:p>
          </table:table-cell>
          <table:table-cell office:value-type="float" office:value="36106.2">
            <text:p>36106,2</text:p>
          </table:table-cell>
          <table:table-cell office:value-type="float" office:value="35192.3">
            <text:p>35192,3</text:p>
          </table:table-cell>
          <table:table-cell office:value-type="float" office:value="38923.7">
            <text:p>38923,7</text:p>
          </table:table-cell>
          <table:table-cell office:value-type="float" office:value="41955.3">
            <text:p>41955,3</text:p>
          </table:table-cell>
          <table:table-cell office:value-type="float" office:value="36989.6">
            <text:p>36989,6</text:p>
          </table:table-cell>
          <table:table-cell office:value-type="float" office:value="38697">
            <text:p>38697</text:p>
          </table:table-cell>
          <table:table-cell office:value-type="float" office:value="45880">
            <text:p>45880</text:p>
          </table:table-cell>
          <table:table-cell office:value-type="float" office:value="46662">
            <text:p>46662</text:p>
          </table:table-cell>
          <table:table-cell office:value-type="float" office:value="45426.52">
            <text:p>45426,52</text:p>
          </table:table-cell>
          <table:table-cell office:value-type="float" office:value="46230.28">
            <text:p>46230,28</text:p>
          </table:table-cell>
          <table:table-cell office:value-type="float" office:value="44800.73">
            <text:p>44800,73</text:p>
          </table:table-cell>
          <table:table-cell office:value-type="float" office:value="46464.57">
            <text:p>46464,57</text:p>
          </table:table-cell>
          <table:table-cell office:value-type="float" office:value="48305.55">
            <text:p>48305,55</text:p>
          </table:table-cell>
          <table:table-cell office:value-type="float" office:value="47082.7">
            <text:p>47082,7</text:p>
          </table:table-cell>
          <table:table-cell office:value-type="float" office:value="55482.93">
            <text:p>55482,93</text:p>
          </table:table-cell>
          <table:table-cell office:value-type="float" office:value="59049.03">
            <text:p>59049,03</text:p>
          </table:table-cell>
          <table:table-cell office:value-type="float" office:value="49673.49">
            <text:p>49673,49</text:p>
          </table:table-cell>
          <table:table-cell office:value-type="float" office:value="53352">
            <text:p>53352</text:p>
          </table:table-cell>
          <table:table-cell table:number-columns-repeated="907"/>
        </table:table-row>
        <table:table-row table:style-name="ro2">
          <table:table-cell office:value-type="string">
            <text:p>TULUMBA</text:p>
          </table:table-cell>
          <table:table-cell office:value-type="string">
            <text:p>EL RODEO </text:p>
          </table:table-cell>
          <table:table-cell office:value-type="string">
            <text:p>Comuna</text:p>
          </table:table-cell>
          <table:table-cell office:value-type="float" office:value="17651">
            <text:p>17651</text:p>
          </table:table-cell>
          <table:table-cell office:value-type="float" office:value="20711">
            <text:p>20711</text:p>
          </table:table-cell>
          <table:table-cell office:value-type="float" office:value="18738">
            <text:p>18738</text:p>
          </table:table-cell>
          <table:table-cell office:value-type="float" office:value="19776">
            <text:p>19776</text:p>
          </table:table-cell>
          <table:table-cell office:value-type="float" office:value="21296">
            <text:p>21296</text:p>
          </table:table-cell>
          <table:table-cell office:value-type="float" office:value="22594">
            <text:p>22594</text:p>
          </table:table-cell>
          <table:table-cell office:value-type="float" office:value="21786">
            <text:p>21786</text:p>
          </table:table-cell>
          <table:table-cell office:value-type="float" office:value="21101">
            <text:p>21101</text:p>
          </table:table-cell>
          <table:table-cell office:value-type="float" office:value="21235">
            <text:p>21235</text:p>
          </table:table-cell>
          <table:table-cell office:value-type="float" office:value="22578">
            <text:p>22578</text:p>
          </table:table-cell>
          <table:table-cell office:value-type="float" office:value="21721">
            <text:p>21721</text:p>
          </table:table-cell>
          <table:table-cell office:value-type="float" office:value="23404">
            <text:p>23404</text:p>
          </table:table-cell>
          <table:table-cell office:value-type="float" office:value="23124">
            <text:p>23124</text:p>
          </table:table-cell>
          <table:table-cell office:value-type="float" office:value="25666">
            <text:p>25666</text:p>
          </table:table-cell>
          <table:table-cell office:value-type="float" office:value="24409">
            <text:p>24409</text:p>
          </table:table-cell>
          <table:table-cell office:value-type="float" office:value="24754">
            <text:p>24754</text:p>
          </table:table-cell>
          <table:table-cell office:value-type="float" office:value="29680">
            <text:p>29680</text:p>
          </table:table-cell>
          <table:table-cell office:value-type="float" office:value="31068">
            <text:p>31068</text:p>
          </table:table-cell>
          <table:table-cell office:value-type="float" office:value="29227">
            <text:p>29227</text:p>
          </table:table-cell>
          <table:table-cell office:value-type="float" office:value="28279">
            <text:p>28279</text:p>
          </table:table-cell>
          <table:table-cell office:value-type="float" office:value="29777">
            <text:p>29777</text:p>
          </table:table-cell>
          <table:table-cell office:value-type="float" office:value="28438">
            <text:p>28438</text:p>
          </table:table-cell>
          <table:table-cell office:value-type="float" office:value="30238">
            <text:p>30238</text:p>
          </table:table-cell>
          <table:table-cell office:value-type="float" office:value="26322">
            <text:p>26322</text:p>
          </table:table-cell>
          <table:table-cell office:value-type="float" office:value="34050">
            <text:p>34050</text:p>
          </table:table-cell>
          <table:table-cell office:value-type="float" office:value="33744">
            <text:p>33744</text:p>
          </table:table-cell>
          <table:table-cell office:value-type="float" office:value="38883">
            <text:p>38883</text:p>
          </table:table-cell>
          <table:table-cell office:value-type="float" office:value="34568">
            <text:p>34568</text:p>
          </table:table-cell>
          <table:table-cell office:value-type="float" office:value="42631">
            <text:p>42631</text:p>
          </table:table-cell>
          <table:table-cell office:value-type="float" office:value="42782">
            <text:p>42782</text:p>
          </table:table-cell>
          <table:table-cell office:value-type="float" office:value="38971.12">
            <text:p>38971,12</text:p>
          </table:table-cell>
          <table:table-cell office:value-type="float" office:value="39761.45">
            <text:p>39761,45</text:p>
          </table:table-cell>
          <table:table-cell office:value-type="float" office:value="40516.7">
            <text:p>40516,7</text:p>
          </table:table-cell>
          <table:table-cell office:value-type="float" office:value="40947.97">
            <text:p>40947,97</text:p>
          </table:table-cell>
          <table:table-cell office:value-type="float" office:value="45647.26">
            <text:p>45647,26</text:p>
          </table:table-cell>
          <table:table-cell office:value-type="float" office:value="44185.51">
            <text:p>44185,51</text:p>
          </table:table-cell>
          <table:table-cell office:value-type="float" office:value="49540">
            <text:p>49540</text:p>
          </table:table-cell>
          <table:table-cell office:value-type="float" office:value="42826">
            <text:p>42826</text:p>
          </table:table-cell>
          <table:table-cell office:value-type="float" office:value="42138">
            <text:p>42138</text:p>
          </table:table-cell>
          <table:table-cell office:value-type="float" office:value="40263">
            <text:p>40263</text:p>
          </table:table-cell>
          <table:table-cell office:value-type="float" office:value="52655">
            <text:p>52655</text:p>
          </table:table-cell>
          <table:table-cell office:value-type="float" office:value="52218">
            <text:p>52218</text:p>
          </table:table-cell>
          <table:table-cell office:value-type="float" office:value="48688">
            <text:p>48688</text:p>
          </table:table-cell>
          <table:table-cell office:value-type="float" office:value="52069">
            <text:p>52069</text:p>
          </table:table-cell>
          <table:table-cell office:value-type="float" office:value="50595">
            <text:p>50595</text:p>
          </table:table-cell>
          <table:table-cell office:value-type="float" office:value="54683.4">
            <text:p>54683,4</text:p>
          </table:table-cell>
          <table:table-cell office:value-type="float" office:value="55945.7">
            <text:p>55945,7</text:p>
          </table:table-cell>
          <table:table-cell office:value-type="float" office:value="54529.7">
            <text:p>54529,7</text:p>
          </table:table-cell>
          <table:table-cell office:value-type="float" office:value="60311.5">
            <text:p>60311,5</text:p>
          </table:table-cell>
          <table:table-cell office:value-type="float" office:value="65008.8">
            <text:p>65008,8</text:p>
          </table:table-cell>
          <table:table-cell office:value-type="float" office:value="57314.6">
            <text:p>57314,6</text:p>
          </table:table-cell>
          <table:table-cell office:value-type="float" office:value="59960">
            <text:p>59960</text:p>
          </table:table-cell>
          <table:table-cell office:value-type="float" office:value="71090">
            <text:p>71090</text:p>
          </table:table-cell>
          <table:table-cell office:value-type="float" office:value="72301">
            <text:p>72301</text:p>
          </table:table-cell>
          <table:table-cell office:value-type="float" office:value="70387.39">
            <text:p>70387,39</text:p>
          </table:table-cell>
          <table:table-cell office:value-type="float" office:value="71632.79">
            <text:p>71632,79</text:p>
          </table:table-cell>
          <table:table-cell office:value-type="float" office:value="69417.75">
            <text:p>69417,75</text:p>
          </table:table-cell>
          <table:table-cell office:value-type="float" office:value="71995.83">
            <text:p>71995,83</text:p>
          </table:table-cell>
          <table:table-cell office:value-type="float" office:value="74848.39">
            <text:p>74848,39</text:p>
          </table:table-cell>
          <table:table-cell office:value-type="float" office:value="72953.6">
            <text:p>72953,6</text:p>
          </table:table-cell>
          <table:table-cell office:value-type="float" office:value="85969.58">
            <text:p>85969,58</text:p>
          </table:table-cell>
          <table:table-cell office:value-type="float" office:value="91495.17">
            <text:p>91495,17</text:p>
          </table:table-cell>
          <table:table-cell office:value-type="float" office:value="76967.98">
            <text:p>76967,98</text:p>
          </table:table-cell>
          <table:table-cell office:value-type="float" office:value="82668">
            <text:p>82668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ESQUINA </text:p>
          </table:table-cell>
          <table:table-cell office:value-type="string">
            <text:p>Comuna</text:p>
          </table:table-cell>
          <table:table-cell office:value-type="float" office:value="17226">
            <text:p>17226</text:p>
          </table:table-cell>
          <table:table-cell office:value-type="float" office:value="20214">
            <text:p>20214</text:p>
          </table:table-cell>
          <table:table-cell office:value-type="float" office:value="18288">
            <text:p>18288</text:p>
          </table:table-cell>
          <table:table-cell office:value-type="float" office:value="19300">
            <text:p>19300</text:p>
          </table:table-cell>
          <table:table-cell office:value-type="float" office:value="20784">
            <text:p>20784</text:p>
          </table:table-cell>
          <table:table-cell office:value-type="float" office:value="22050">
            <text:p>22050</text:p>
          </table:table-cell>
          <table:table-cell office:value-type="float" office:value="21261">
            <text:p>21261</text:p>
          </table:table-cell>
          <table:table-cell office:value-type="float" office:value="20593">
            <text:p>20593</text:p>
          </table:table-cell>
          <table:table-cell office:value-type="float" office:value="20724">
            <text:p>20724</text:p>
          </table:table-cell>
          <table:table-cell office:value-type="float" office:value="22035">
            <text:p>22035</text:p>
          </table:table-cell>
          <table:table-cell office:value-type="float" office:value="21199">
            <text:p>21199</text:p>
          </table:table-cell>
          <table:table-cell office:value-type="float" office:value="22841">
            <text:p>22841</text:p>
          </table:table-cell>
          <table:table-cell office:value-type="float" office:value="22568">
            <text:p>22568</text:p>
          </table:table-cell>
          <table:table-cell office:value-type="float" office:value="25049">
            <text:p>25049</text:p>
          </table:table-cell>
          <table:table-cell office:value-type="float" office:value="23822">
            <text:p>23822</text:p>
          </table:table-cell>
          <table:table-cell office:value-type="float" office:value="24159">
            <text:p>24159</text:p>
          </table:table-cell>
          <table:table-cell office:value-type="float" office:value="28966">
            <text:p>28966</text:p>
          </table:table-cell>
          <table:table-cell office:value-type="float" office:value="30320">
            <text:p>30320</text:p>
          </table:table-cell>
          <table:table-cell office:value-type="float" office:value="28524">
            <text:p>28524</text:p>
          </table:table-cell>
          <table:table-cell office:value-type="float" office:value="27599">
            <text:p>27599</text:p>
          </table:table-cell>
          <table:table-cell office:value-type="float" office:value="29061">
            <text:p>29061</text:p>
          </table:table-cell>
          <table:table-cell office:value-type="float" office:value="27753">
            <text:p>27753</text:p>
          </table:table-cell>
          <table:table-cell office:value-type="float" office:value="29510">
            <text:p>29510</text:p>
          </table:table-cell>
          <table:table-cell office:value-type="float" office:value="25689">
            <text:p>25689</text:p>
          </table:table-cell>
          <table:table-cell office:value-type="float" office:value="33231">
            <text:p>33231</text:p>
          </table:table-cell>
          <table:table-cell office:value-type="float" office:value="32932">
            <text:p>32932</text:p>
          </table:table-cell>
          <table:table-cell office:value-type="float" office:value="35549">
            <text:p>35549</text:p>
          </table:table-cell>
          <table:table-cell office:value-type="float" office:value="32959">
            <text:p>32959</text:p>
          </table:table-cell>
          <table:table-cell office:value-type="float" office:value="40647">
            <text:p>40647</text:p>
          </table:table-cell>
          <table:table-cell office:value-type="float" office:value="40791">
            <text:p>40791</text:p>
          </table:table-cell>
          <table:table-cell office:value-type="float" office:value="49987.49">
            <text:p>49987,49</text:p>
          </table:table-cell>
          <table:table-cell office:value-type="float" office:value="51001.24">
            <text:p>51001,24</text:p>
          </table:table-cell>
          <table:table-cell office:value-type="float" office:value="51969.97">
            <text:p>51969,97</text:p>
          </table:table-cell>
          <table:table-cell office:value-type="float" office:value="39042.27">
            <text:p>39042,27</text:p>
          </table:table-cell>
          <table:table-cell office:value-type="float" office:value="43522.86">
            <text:p>43522,86</text:p>
          </table:table-cell>
          <table:table-cell office:value-type="float" office:value="42129.14">
            <text:p>42129,14</text:p>
          </table:table-cell>
          <table:table-cell office:value-type="float" office:value="47234">
            <text:p>47234</text:p>
          </table:table-cell>
          <table:table-cell office:value-type="float" office:value="40833">
            <text:p>40833</text:p>
          </table:table-cell>
          <table:table-cell office:value-type="float" office:value="40177">
            <text:p>40177</text:p>
          </table:table-cell>
          <table:table-cell office:value-type="float" office:value="38389">
            <text:p>38389</text:p>
          </table:table-cell>
          <table:table-cell office:value-type="float" office:value="50205">
            <text:p>50205</text:p>
          </table:table-cell>
          <table:table-cell office:value-type="float" office:value="49788">
            <text:p>49788</text:p>
          </table:table-cell>
          <table:table-cell office:value-type="float" office:value="46422">
            <text:p>46422</text:p>
          </table:table-cell>
          <table:table-cell office:value-type="float" office:value="49645">
            <text:p>49645</text:p>
          </table:table-cell>
          <table:table-cell office:value-type="float" office:value="48240">
            <text:p>48240</text:p>
          </table:table-cell>
          <table:table-cell office:value-type="float" office:value="52138.5">
            <text:p>52138,5</text:p>
          </table:table-cell>
          <table:table-cell office:value-type="float" office:value="53342">
            <text:p>53342</text:p>
          </table:table-cell>
          <table:table-cell office:value-type="float" office:value="51991.9">
            <text:p>51991,9</text:p>
          </table:table-cell>
          <table:table-cell office:value-type="float" office:value="57504.6">
            <text:p>57504,6</text:p>
          </table:table-cell>
          <table:table-cell office:value-type="float" office:value="61983.4">
            <text:p>61983,4</text:p>
          </table:table-cell>
          <table:table-cell office:value-type="float" office:value="54647.2">
            <text:p>54647,2</text:p>
          </table:table-cell>
          <table:table-cell office:value-type="float" office:value="57169">
            <text:p>57169</text:p>
          </table:table-cell>
          <table:table-cell office:value-type="float" office:value="67782">
            <text:p>67782</text:p>
          </table:table-cell>
          <table:table-cell office:value-type="float" office:value="68936">
            <text:p>68936</text:p>
          </table:table-cell>
          <table:table-cell office:value-type="float" office:value="67111.6">
            <text:p>67111,6</text:p>
          </table:table-cell>
          <table:table-cell office:value-type="float" office:value="68299.04">
            <text:p>68299,04</text:p>
          </table:table-cell>
          <table:table-cell office:value-type="float" office:value="66187.09">
            <text:p>66187,09</text:p>
          </table:table-cell>
          <table:table-cell office:value-type="float" office:value="68645.19">
            <text:p>68645,19</text:p>
          </table:table-cell>
          <table:table-cell office:value-type="float" office:value="71364.99">
            <text:p>71364,99</text:p>
          </table:table-cell>
          <table:table-cell office:value-type="float" office:value="69558.38">
            <text:p>69558,38</text:p>
          </table:table-cell>
          <table:table-cell office:value-type="float" office:value="81968.6">
            <text:p>81968,6</text:p>
          </table:table-cell>
          <table:table-cell office:value-type="float" office:value="87237.04">
            <text:p>87237,04</text:p>
          </table:table-cell>
          <table:table-cell office:value-type="float" office:value="73385.93">
            <text:p>73385,93</text:p>
          </table:table-cell>
          <table:table-cell office:value-type="float" office:value="78820">
            <text:p>78820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ESTANCIA DE GUADALUPE </text:p>
          </table:table-cell>
          <table:table-cell office:value-type="string">
            <text:p>Comuna</text:p>
          </table:table-cell>
          <table:table-cell office:value-type="float" office:value="21461">
            <text:p>21461</text:p>
          </table:table-cell>
          <table:table-cell office:value-type="float" office:value="25182">
            <text:p>25182</text:p>
          </table:table-cell>
          <table:table-cell office:value-type="float" office:value="22783">
            <text:p>22783</text:p>
          </table:table-cell>
          <table:table-cell office:value-type="float" office:value="24043">
            <text:p>24043</text:p>
          </table:table-cell>
          <table:table-cell office:value-type="float" office:value="25892">
            <text:p>25892</text:p>
          </table:table-cell>
          <table:table-cell office:value-type="float" office:value="27470">
            <text:p>27470</text:p>
          </table:table-cell>
          <table:table-cell office:value-type="float" office:value="26487">
            <text:p>26487</text:p>
          </table:table-cell>
          <table:table-cell office:value-type="float" office:value="25655">
            <text:p>25655</text:p>
          </table:table-cell>
          <table:table-cell office:value-type="float" office:value="25818">
            <text:p>25818</text:p>
          </table:table-cell>
          <table:table-cell office:value-type="float" office:value="27451">
            <text:p>27451</text:p>
          </table:table-cell>
          <table:table-cell office:value-type="float" office:value="26409">
            <text:p>26409</text:p>
          </table:table-cell>
          <table:table-cell office:value-type="float" office:value="28455">
            <text:p>28455</text:p>
          </table:table-cell>
          <table:table-cell office:value-type="float" office:value="28115">
            <text:p>28115</text:p>
          </table:table-cell>
          <table:table-cell office:value-type="float" office:value="31205">
            <text:p>31205</text:p>
          </table:table-cell>
          <table:table-cell office:value-type="float" office:value="29677">
            <text:p>29677</text:p>
          </table:table-cell>
          <table:table-cell office:value-type="float" office:value="30096">
            <text:p>30096</text:p>
          </table:table-cell>
          <table:table-cell office:value-type="float" office:value="36085">
            <text:p>36085</text:p>
          </table:table-cell>
          <table:table-cell office:value-type="float" office:value="37772">
            <text:p>37772</text:p>
          </table:table-cell>
          <table:table-cell office:value-type="float" office:value="35534">
            <text:p>35534</text:p>
          </table:table-cell>
          <table:table-cell office:value-type="float" office:value="34382">
            <text:p>34382</text:p>
          </table:table-cell>
          <table:table-cell office:value-type="float" office:value="36204">
            <text:p>36204</text:p>
          </table:table-cell>
          <table:table-cell office:value-type="float" office:value="34575">
            <text:p>34575</text:p>
          </table:table-cell>
          <table:table-cell office:value-type="float" office:value="36764">
            <text:p>36764</text:p>
          </table:table-cell>
          <table:table-cell office:value-type="float" office:value="32002">
            <text:p>32002</text:p>
          </table:table-cell>
          <table:table-cell office:value-type="float" office:value="41398">
            <text:p>41398</text:p>
          </table:table-cell>
          <table:table-cell office:value-type="float" office:value="41027">
            <text:p>41027</text:p>
          </table:table-cell>
          <table:table-cell office:value-type="float" office:value="48040">
            <text:p>48040</text:p>
          </table:table-cell>
          <table:table-cell office:value-type="float" office:value="42276">
            <text:p>42276</text:p>
          </table:table-cell>
          <table:table-cell office:value-type="float" office:value="52137">
            <text:p>52137</text:p>
          </table:table-cell>
          <table:table-cell office:value-type="float" office:value="52322">
            <text:p>52322</text:p>
          </table:table-cell>
          <table:table-cell office:value-type="float" office:value="55553.32">
            <text:p>55553,32</text:p>
          </table:table-cell>
          <table:table-cell office:value-type="float" office:value="56679.94">
            <text:p>56679,94</text:p>
          </table:table-cell>
          <table:table-cell office:value-type="float" office:value="57756.55">
            <text:p>57756,55</text:p>
          </table:table-cell>
          <table:table-cell office:value-type="float" office:value="50078.76">
            <text:p>50078,76</text:p>
          </table:table-cell>
          <table:table-cell office:value-type="float" office:value="55825.92">
            <text:p>55825,92</text:p>
          </table:table-cell>
          <table:table-cell office:value-type="float" office:value="54038.23">
            <text:p>54038,23</text:p>
          </table:table-cell>
          <table:table-cell office:value-type="float" office:value="60586">
            <text:p>60586</text:p>
          </table:table-cell>
          <table:table-cell office:value-type="float" office:value="52376">
            <text:p>52376</text:p>
          </table:table-cell>
          <table:table-cell office:value-type="float" office:value="51534">
            <text:p>51534</text:p>
          </table:table-cell>
          <table:table-cell office:value-type="float" office:value="49241">
            <text:p>49241</text:p>
          </table:table-cell>
          <table:table-cell office:value-type="float" office:value="64397">
            <text:p>64397</text:p>
          </table:table-cell>
          <table:table-cell office:value-type="float" office:value="63862">
            <text:p>63862</text:p>
          </table:table-cell>
          <table:table-cell office:value-type="float" office:value="59544">
            <text:p>59544</text:p>
          </table:table-cell>
          <table:table-cell office:value-type="float" office:value="63679">
            <text:p>63679</text:p>
          </table:table-cell>
          <table:table-cell office:value-type="float" office:value="61877">
            <text:p>61877</text:p>
          </table:table-cell>
          <table:table-cell office:value-type="float" office:value="66877">
            <text:p>66877</text:p>
          </table:table-cell>
          <table:table-cell office:value-type="float" office:value="68420.8">
            <text:p>68420,8</text:p>
          </table:table-cell>
          <table:table-cell office:value-type="float" office:value="66689">
            <text:p>66689</text:p>
          </table:table-cell>
          <table:table-cell office:value-type="float" office:value="73760.1">
            <text:p>73760,1</text:p>
          </table:table-cell>
          <table:table-cell office:value-type="float" office:value="79504.8">
            <text:p>79504,8</text:p>
          </table:table-cell>
          <table:table-cell office:value-type="float" office:value="70094.9">
            <text:p>70094,9</text:p>
          </table:table-cell>
          <table:table-cell office:value-type="float" office:value="73330">
            <text:p>73330</text:p>
          </table:table-cell>
          <table:table-cell office:value-type="float" office:value="86942">
            <text:p>86942</text:p>
          </table:table-cell>
          <table:table-cell office:value-type="float" office:value="88423">
            <text:p>88423</text:p>
          </table:table-cell>
          <table:table-cell office:value-type="float" office:value="86082.73">
            <text:p>86082,73</text:p>
          </table:table-cell>
          <table:table-cell office:value-type="float" office:value="87605.84">
            <text:p>87605,84</text:p>
          </table:table-cell>
          <table:table-cell office:value-type="float" office:value="84896.88">
            <text:p>84896,88</text:p>
          </table:table-cell>
          <table:table-cell office:value-type="float" office:value="88049.83">
            <text:p>88049,83</text:p>
          </table:table-cell>
          <table:table-cell office:value-type="float" office:value="91538.47">
            <text:p>91538,47</text:p>
          </table:table-cell>
          <table:table-cell office:value-type="float" office:value="89221.17">
            <text:p>89221,17</text:p>
          </table:table-cell>
          <table:table-cell office:value-type="float" office:value="105139.51">
            <text:p>105139,51</text:p>
          </table:table-cell>
          <table:table-cell office:value-type="float" office:value="111897.23">
            <text:p>111897,23</text:p>
          </table:table-cell>
          <table:table-cell office:value-type="float" office:value="94130.69">
            <text:p>94130,69</text:p>
          </table:table-cell>
          <table:table-cell office:value-type="float" office:value="101101">
            <text:p>101101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ESTANCIA VIEJA </text:p>
          </table:table-cell>
          <table:table-cell office:value-type="string">
            <text:p>Comuna</text:p>
          </table:table-cell>
          <table:table-cell office:value-type="float" office:value="24559">
            <text:p>24559</text:p>
          </table:table-cell>
          <table:table-cell office:value-type="float" office:value="28817">
            <text:p>28817</text:p>
          </table:table-cell>
          <table:table-cell office:value-type="float" office:value="26072">
            <text:p>26072</text:p>
          </table:table-cell>
          <table:table-cell office:value-type="float" office:value="27515">
            <text:p>27515</text:p>
          </table:table-cell>
          <table:table-cell office:value-type="float" office:value="29630">
            <text:p>29630</text:p>
          </table:table-cell>
          <table:table-cell office:value-type="float" office:value="31436">
            <text:p>31436</text:p>
          </table:table-cell>
          <table:table-cell office:value-type="float" office:value="30311">
            <text:p>30311</text:p>
          </table:table-cell>
          <table:table-cell office:value-type="float" office:value="29359">
            <text:p>29359</text:p>
          </table:table-cell>
          <table:table-cell office:value-type="float" office:value="29545">
            <text:p>29545</text:p>
          </table:table-cell>
          <table:table-cell office:value-type="float" office:value="31414">
            <text:p>31414</text:p>
          </table:table-cell>
          <table:table-cell office:value-type="float" office:value="30222">
            <text:p>30222</text:p>
          </table:table-cell>
          <table:table-cell office:value-type="float" office:value="32563">
            <text:p>32563</text:p>
          </table:table-cell>
          <table:table-cell office:value-type="float" office:value="32174">
            <text:p>32174</text:p>
          </table:table-cell>
          <table:table-cell office:value-type="float" office:value="35710">
            <text:p>35710</text:p>
          </table:table-cell>
          <table:table-cell office:value-type="float" office:value="33961">
            <text:p>33961</text:p>
          </table:table-cell>
          <table:table-cell office:value-type="float" office:value="34441">
            <text:p>34441</text:p>
          </table:table-cell>
          <table:table-cell office:value-type="float" office:value="41295">
            <text:p>41295</text:p>
          </table:table-cell>
          <table:table-cell office:value-type="float" office:value="43225">
            <text:p>43225</text:p>
          </table:table-cell>
          <table:table-cell office:value-type="float" office:value="40665">
            <text:p>40665</text:p>
          </table:table-cell>
          <table:table-cell office:value-type="float" office:value="39346">
            <text:p>39346</text:p>
          </table:table-cell>
          <table:table-cell office:value-type="float" office:value="41430">
            <text:p>41430</text:p>
          </table:table-cell>
          <table:table-cell office:value-type="float" office:value="39566">
            <text:p>39566</text:p>
          </table:table-cell>
          <table:table-cell office:value-type="float" office:value="42071">
            <text:p>42071</text:p>
          </table:table-cell>
          <table:table-cell office:value-type="float" office:value="36624">
            <text:p>36624</text:p>
          </table:table-cell>
          <table:table-cell office:value-type="float" office:value="47375">
            <text:p>47375</text:p>
          </table:table-cell>
          <table:table-cell office:value-type="float" office:value="46950">
            <text:p>46950</text:p>
          </table:table-cell>
          <table:table-cell office:value-type="float" office:value="50666">
            <text:p>50666</text:p>
          </table:table-cell>
          <table:table-cell office:value-type="float" office:value="46984">
            <text:p>46984</text:p>
          </table:table-cell>
          <table:table-cell office:value-type="float" office:value="57943">
            <text:p>57943</text:p>
          </table:table-cell>
          <table:table-cell office:value-type="float" office:value="58149">
            <text:p>58149</text:p>
          </table:table-cell>
          <table:table-cell office:value-type="float" office:value="38310.36">
            <text:p>38310,36</text:p>
          </table:table-cell>
          <table:table-cell office:value-type="float" office:value="39087.3">
            <text:p>39087,3</text:p>
          </table:table-cell>
          <table:table-cell office:value-type="float" office:value="39829.74">
            <text:p>39829,74</text:p>
          </table:table-cell>
          <table:table-cell office:value-type="float" office:value="55654.75">
            <text:p>55654,75</text:p>
          </table:table-cell>
          <table:table-cell office:value-type="float" office:value="62041.82">
            <text:p>62041,82</text:p>
          </table:table-cell>
          <table:table-cell office:value-type="float" office:value="60056.09">
            <text:p>60056,09</text:p>
          </table:table-cell>
          <table:table-cell office:value-type="float" office:value="67332">
            <text:p>67332</text:p>
          </table:table-cell>
          <table:table-cell office:value-type="float" office:value="58209">
            <text:p>58209</text:p>
          </table:table-cell>
          <table:table-cell office:value-type="float" office:value="57272">
            <text:p>57272</text:p>
          </table:table-cell>
          <table:table-cell office:value-type="float" office:value="54724">
            <text:p>54724</text:p>
          </table:table-cell>
          <table:table-cell office:value-type="float" office:value="71567">
            <text:p>71567</text:p>
          </table:table-cell>
          <table:table-cell office:value-type="float" office:value="70973">
            <text:p>70973</text:p>
          </table:table-cell>
          <table:table-cell office:value-type="float" office:value="66174">
            <text:p>66174</text:p>
          </table:table-cell>
          <table:table-cell office:value-type="float" office:value="70769">
            <text:p>70769</text:p>
          </table:table-cell>
          <table:table-cell office:value-type="float" office:value="68767">
            <text:p>68767</text:p>
          </table:table-cell>
          <table:table-cell office:value-type="float" office:value="74323.4">
            <text:p>74323,4</text:p>
          </table:table-cell>
          <table:table-cell office:value-type="float" office:value="76039">
            <text:p>76039</text:p>
          </table:table-cell>
          <table:table-cell office:value-type="float" office:value="74116.5">
            <text:p>74116,5</text:p>
          </table:table-cell>
          <table:table-cell office:value-type="float" office:value="81972.8">
            <text:p>81972,8</text:p>
          </table:table-cell>
          <table:table-cell office:value-type="float" office:value="88357.3">
            <text:p>88357,3</text:p>
          </table:table-cell>
          <table:table-cell office:value-type="float" office:value="77900.6">
            <text:p>77900,6</text:p>
          </table:table-cell>
          <table:table-cell office:value-type="float" office:value="81495">
            <text:p>81495</text:p>
          </table:table-cell>
          <table:table-cell office:value-type="float" office:value="96623">
            <text:p>96623</text:p>
          </table:table-cell>
          <table:table-cell office:value-type="float" office:value="98270">
            <text:p>98270</text:p>
          </table:table-cell>
          <table:table-cell office:value-type="float" office:value="95667.57">
            <text:p>95667,57</text:p>
          </table:table-cell>
          <table:table-cell office:value-type="float" office:value="97360.27">
            <text:p>97360,27</text:p>
          </table:table-cell>
          <table:table-cell office:value-type="float" office:value="94349.68">
            <text:p>94349,68</text:p>
          </table:table-cell>
          <table:table-cell office:value-type="float" office:value="97853.7">
            <text:p>97853,7</text:p>
          </table:table-cell>
          <table:table-cell office:value-type="float" office:value="101730.78">
            <text:p>101730,78</text:p>
          </table:table-cell>
          <table:table-cell office:value-type="float" office:value="99156.46">
            <text:p>99156,46</text:p>
          </table:table-cell>
          <table:table-cell office:value-type="float" office:value="116846.22">
            <text:p>116846,22</text:p>
          </table:table-cell>
          <table:table-cell office:value-type="float" office:value="124356.38">
            <text:p>124356,38</text:p>
          </table:table-cell>
          <table:table-cell office:value-type="float" office:value="104611.63">
            <text:p>104611,63</text:p>
          </table:table-cell>
          <table:table-cell office:value-type="float" office:value="112358">
            <text:p>112358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EUFRASIO LOZA </text:p>
          </table:table-cell>
          <table:table-cell office:value-type="string">
            <text:p>Comuna</text:p>
          </table:table-cell>
          <table:table-cell office:value-type="float" office:value="16850">
            <text:p>16850</text:p>
          </table:table-cell>
          <table:table-cell office:value-type="float" office:value="19771">
            <text:p>19771</text:p>
          </table:table-cell>
          <table:table-cell office:value-type="float" office:value="17887">
            <text:p>17887</text:p>
          </table:table-cell>
          <table:table-cell office:value-type="float" office:value="18878">
            <text:p>18878</text:p>
          </table:table-cell>
          <table:table-cell office:value-type="float" office:value="20329">
            <text:p>20329</text:p>
          </table:table-cell>
          <table:table-cell office:value-type="float" office:value="21568">
            <text:p>21568</text:p>
          </table:table-cell>
          <table:table-cell office:value-type="float" office:value="20796">
            <text:p>20796</text:p>
          </table:table-cell>
          <table:table-cell office:value-type="float" office:value="20143">
            <text:p>20143</text:p>
          </table:table-cell>
          <table:table-cell office:value-type="float" office:value="20271">
            <text:p>20271</text:p>
          </table:table-cell>
          <table:table-cell office:value-type="float" office:value="21553">
            <text:p>21553</text:p>
          </table:table-cell>
          <table:table-cell office:value-type="float" office:value="20735">
            <text:p>20735</text:p>
          </table:table-cell>
          <table:table-cell office:value-type="float" office:value="22342">
            <text:p>22342</text:p>
          </table:table-cell>
          <table:table-cell office:value-type="float" office:value="22074">
            <text:p>22074</text:p>
          </table:table-cell>
          <table:table-cell office:value-type="float" office:value="24501">
            <text:p>24501</text:p>
          </table:table-cell>
          <table:table-cell office:value-type="float" office:value="23301">
            <text:p>23301</text:p>
          </table:table-cell>
          <table:table-cell office:value-type="float" office:value="23630">
            <text:p>23630</text:p>
          </table:table-cell>
          <table:table-cell office:value-type="float" office:value="28333">
            <text:p>28333</text:p>
          </table:table-cell>
          <table:table-cell office:value-type="float" office:value="29657">
            <text:p>29657</text:p>
          </table:table-cell>
          <table:table-cell office:value-type="float" office:value="27900">
            <text:p>27900</text:p>
          </table:table-cell>
          <table:table-cell office:value-type="float" office:value="26995">
            <text:p>26995</text:p>
          </table:table-cell>
          <table:table-cell office:value-type="float" office:value="28426">
            <text:p>28426</text:p>
          </table:table-cell>
          <table:table-cell office:value-type="float" office:value="27147">
            <text:p>27147</text:p>
          </table:table-cell>
          <table:table-cell office:value-type="float" office:value="28865">
            <text:p>28865</text:p>
          </table:table-cell>
          <table:table-cell office:value-type="float" office:value="25127">
            <text:p>25127</text:p>
          </table:table-cell>
          <table:table-cell office:value-type="float" office:value="32504">
            <text:p>32504</text:p>
          </table:table-cell>
          <table:table-cell office:value-type="float" office:value="32212">
            <text:p>32212</text:p>
          </table:table-cell>
          <table:table-cell office:value-type="float" office:value="35271">
            <text:p>35271</text:p>
          </table:table-cell>
          <table:table-cell office:value-type="float" office:value="32401">
            <text:p>32401</text:p>
          </table:table-cell>
          <table:table-cell office:value-type="float" office:value="39958">
            <text:p>39958</text:p>
          </table:table-cell>
          <table:table-cell office:value-type="float" office:value="40099">
            <text:p>40099</text:p>
          </table:table-cell>
          <table:table-cell office:value-type="float" office:value="71156.61">
            <text:p>71156,61</text:p>
          </table:table-cell>
          <table:table-cell office:value-type="float" office:value="72599.67">
            <text:p>72599,67</text:p>
          </table:table-cell>
          <table:table-cell office:value-type="float" office:value="73978.66">
            <text:p>73978,66</text:p>
          </table:table-cell>
          <table:table-cell office:value-type="float" office:value="38380.31">
            <text:p>38380,31</text:p>
          </table:table-cell>
          <table:table-cell office:value-type="float" office:value="42784.92">
            <text:p>42784,92</text:p>
          </table:table-cell>
          <table:table-cell office:value-type="float" office:value="41414.84">
            <text:p>41414,84</text:p>
          </table:table-cell>
          <table:table-cell office:value-type="float" office:value="46433">
            <text:p>46433</text:p>
          </table:table-cell>
          <table:table-cell office:value-type="float" office:value="40141">
            <text:p>40141</text:p>
          </table:table-cell>
          <table:table-cell office:value-type="float" office:value="39496">
            <text:p>39496</text:p>
          </table:table-cell>
          <table:table-cell office:value-type="float" office:value="37739">
            <text:p>37739</text:p>
          </table:table-cell>
          <table:table-cell office:value-type="float" office:value="49354">
            <text:p>49354</text:p>
          </table:table-cell>
          <table:table-cell office:value-type="float" office:value="48943">
            <text:p>48943</text:p>
          </table:table-cell>
          <table:table-cell office:value-type="float" office:value="45635">
            <text:p>45635</text:p>
          </table:table-cell>
          <table:table-cell office:value-type="float" office:value="48804">
            <text:p>48804</text:p>
          </table:table-cell>
          <table:table-cell office:value-type="float" office:value="47423">
            <text:p>47423</text:p>
          </table:table-cell>
          <table:table-cell office:value-type="float" office:value="51254.4">
            <text:p>51254,4</text:p>
          </table:table-cell>
          <table:table-cell office:value-type="float" office:value="52437.6">
            <text:p>52437,6</text:p>
          </table:table-cell>
          <table:table-cell office:value-type="float" office:value="51110.4">
            <text:p>51110,4</text:p>
          </table:table-cell>
          <table:table-cell office:value-type="float" office:value="56529.6">
            <text:p>56529,6</text:p>
          </table:table-cell>
          <table:table-cell office:value-type="float" office:value="60932.4">
            <text:p>60932,4</text:p>
          </table:table-cell>
          <table:table-cell office:value-type="float" office:value="53720.7">
            <text:p>53720,7</text:p>
          </table:table-cell>
          <table:table-cell office:value-type="float" office:value="56200">
            <text:p>56200</text:p>
          </table:table-cell>
          <table:table-cell office:value-type="float" office:value="66632">
            <text:p>66632</text:p>
          </table:table-cell>
          <table:table-cell office:value-type="float" office:value="67768">
            <text:p>67768</text:p>
          </table:table-cell>
          <table:table-cell office:value-type="float" office:value="65973.72">
            <text:p>65973,72</text:p>
          </table:table-cell>
          <table:table-cell office:value-type="float" office:value="67141.03">
            <text:p>67141,03</text:p>
          </table:table-cell>
          <table:table-cell office:value-type="float" office:value="65064.88">
            <text:p>65064,88</text:p>
          </table:table-cell>
          <table:table-cell office:value-type="float" office:value="67481.3">
            <text:p>67481,3</text:p>
          </table:table-cell>
          <table:table-cell office:value-type="float" office:value="70154.99">
            <text:p>70154,99</text:p>
          </table:table-cell>
          <table:table-cell office:value-type="float" office:value="68379.01">
            <text:p>68379,01</text:p>
          </table:table-cell>
          <table:table-cell office:value-type="float" office:value="80578.82">
            <text:p>80578,82</text:p>
          </table:table-cell>
          <table:table-cell office:value-type="float" office:value="85757.93">
            <text:p>85757,93</text:p>
          </table:table-cell>
          <table:table-cell office:value-type="float" office:value="72141.67">
            <text:p>72141,67</text:p>
          </table:table-cell>
          <table:table-cell office:value-type="float" office:value="77484">
            <text:p>77484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FALDA DEL CARMEN </text:p>
          </table:table-cell>
          <table:table-cell office:value-type="string">
            <text:p>Comuna</text:p>
          </table:table-cell>
          <table:table-cell office:value-type="float" office:value="37591">
            <text:p>37591</text:p>
          </table:table-cell>
          <table:table-cell office:value-type="float" office:value="44109">
            <text:p>44109</text:p>
          </table:table-cell>
          <table:table-cell office:value-type="float" office:value="39906">
            <text:p>39906</text:p>
          </table:table-cell>
          <table:table-cell office:value-type="float" office:value="42116">
            <text:p>42116</text:p>
          </table:table-cell>
          <table:table-cell office:value-type="float" office:value="45355">
            <text:p>45355</text:p>
          </table:table-cell>
          <table:table-cell office:value-type="float" office:value="48118">
            <text:p>48118</text:p>
          </table:table-cell>
          <table:table-cell office:value-type="float" office:value="46396">
            <text:p>46396</text:p>
          </table:table-cell>
          <table:table-cell office:value-type="float" office:value="44938">
            <text:p>44938</text:p>
          </table:table-cell>
          <table:table-cell office:value-type="float" office:value="45224">
            <text:p>45224</text:p>
          </table:table-cell>
          <table:table-cell office:value-type="float" office:value="48085">
            <text:p>48085</text:p>
          </table:table-cell>
          <table:table-cell office:value-type="float" office:value="46259">
            <text:p>46259</text:p>
          </table:table-cell>
          <table:table-cell office:value-type="float" office:value="49843">
            <text:p>49843</text:p>
          </table:table-cell>
          <table:table-cell office:value-type="float" office:value="49247">
            <text:p>49247</text:p>
          </table:table-cell>
          <table:table-cell office:value-type="float" office:value="54661">
            <text:p>54661</text:p>
          </table:table-cell>
          <table:table-cell office:value-type="float" office:value="51984">
            <text:p>51984</text:p>
          </table:table-cell>
          <table:table-cell office:value-type="float" office:value="52719">
            <text:p>52719</text:p>
          </table:table-cell>
          <table:table-cell office:value-type="float" office:value="63209">
            <text:p>63209</text:p>
          </table:table-cell>
          <table:table-cell office:value-type="float" office:value="66164">
            <text:p>66164</text:p>
          </table:table-cell>
          <table:table-cell office:value-type="float" office:value="62244">
            <text:p>62244</text:p>
          </table:table-cell>
          <table:table-cell office:value-type="float" office:value="60226">
            <text:p>60226</text:p>
          </table:table-cell>
          <table:table-cell office:value-type="float" office:value="63416">
            <text:p>63416</text:p>
          </table:table-cell>
          <table:table-cell office:value-type="float" office:value="60563">
            <text:p>60563</text:p>
          </table:table-cell>
          <table:table-cell office:value-type="float" office:value="64397">
            <text:p>64397</text:p>
          </table:table-cell>
          <table:table-cell office:value-type="float" office:value="56057">
            <text:p>56057</text:p>
          </table:table-cell>
          <table:table-cell office:value-type="float" office:value="72516">
            <text:p>72516</text:p>
          </table:table-cell>
          <table:table-cell office:value-type="float" office:value="71864">
            <text:p>71864</text:p>
          </table:table-cell>
          <table:table-cell office:value-type="float" office:value="44396">
            <text:p>44396</text:p>
          </table:table-cell>
          <table:table-cell office:value-type="float" office:value="60180">
            <text:p>60180</text:p>
          </table:table-cell>
          <table:table-cell office:value-type="float" office:value="74217">
            <text:p>74217</text:p>
          </table:table-cell>
          <table:table-cell office:value-type="float" office:value="74479">
            <text:p>74479</text:p>
          </table:table-cell>
          <table:table-cell office:value-type="float" office:value="39890.63">
            <text:p>39890,63</text:p>
          </table:table-cell>
          <table:table-cell office:value-type="float" office:value="40699.62">
            <text:p>40699,62</text:p>
          </table:table-cell>
          <table:table-cell office:value-type="float" office:value="41472.68">
            <text:p>41472,68</text:p>
          </table:table-cell>
          <table:table-cell office:value-type="float" office:value="71286.53">
            <text:p>71286,53</text:p>
          </table:table-cell>
          <table:table-cell office:value-type="float" office:value="79467.54">
            <text:p>79467,54</text:p>
          </table:table-cell>
          <table:table-cell office:value-type="float" office:value="76922.79">
            <text:p>76922,79</text:p>
          </table:table-cell>
          <table:table-cell office:value-type="float" office:value="86244">
            <text:p>86244</text:p>
          </table:table-cell>
          <table:table-cell office:value-type="float" office:value="74556">
            <text:p>74556</text:p>
          </table:table-cell>
          <table:table-cell office:value-type="float" office:value="73358">
            <text:p>73358</text:p>
          </table:table-cell>
          <table:table-cell office:value-type="float" office:value="70094">
            <text:p>70094</text:p>
          </table:table-cell>
          <table:table-cell office:value-type="float" office:value="91668">
            <text:p>91668</text:p>
          </table:table-cell>
          <table:table-cell office:value-type="float" office:value="90906">
            <text:p>90906</text:p>
          </table:table-cell>
          <table:table-cell office:value-type="float" office:value="84761">
            <text:p>84761</text:p>
          </table:table-cell>
          <table:table-cell office:value-type="float" office:value="90647">
            <text:p>90647</text:p>
          </table:table-cell>
          <table:table-cell office:value-type="float" office:value="88081">
            <text:p>88081</text:p>
          </table:table-cell>
          <table:table-cell office:value-type="float" office:value="95198.6">
            <text:p>95198,6</text:p>
          </table:table-cell>
          <table:table-cell office:value-type="float" office:value="97396.2">
            <text:p>97396,2</text:p>
          </table:table-cell>
          <table:table-cell office:value-type="float" office:value="94931.1">
            <text:p>94931,1</text:p>
          </table:table-cell>
          <table:table-cell office:value-type="float" office:value="104996.6">
            <text:p>104996,6</text:p>
          </table:table-cell>
          <table:table-cell office:value-type="float" office:value="113174.2">
            <text:p>113174,2</text:p>
          </table:table-cell>
          <table:table-cell office:value-type="float" office:value="99779.3">
            <text:p>99779,3</text:p>
          </table:table-cell>
          <table:table-cell office:value-type="float" office:value="104384">
            <text:p>104384</text:p>
          </table:table-cell>
          <table:table-cell office:value-type="float" office:value="123761">
            <text:p>123761</text:p>
          </table:table-cell>
          <table:table-cell office:value-type="float" office:value="125870">
            <text:p>125870</text:p>
          </table:table-cell>
          <table:table-cell office:value-type="float" office:value="122537.77">
            <text:p>122537,77</text:p>
          </table:table-cell>
          <table:table-cell office:value-type="float" office:value="124705.9">
            <text:p>124705,9</text:p>
          </table:table-cell>
          <table:table-cell office:value-type="float" office:value="120849.72">
            <text:p>120849,72</text:p>
          </table:table-cell>
          <table:table-cell office:value-type="float" office:value="125337.92">
            <text:p>125337,92</text:p>
          </table:table-cell>
          <table:table-cell office:value-type="float" office:value="130303.96">
            <text:p>130303,96</text:p>
          </table:table-cell>
          <table:table-cell office:value-type="float" office:value="127005.3">
            <text:p>127005,3</text:p>
          </table:table-cell>
          <table:table-cell office:value-type="float" office:value="149664.88">
            <text:p>149664,88</text:p>
          </table:table-cell>
          <table:table-cell office:value-type="float" office:value="159284.42">
            <text:p>159284,42</text:p>
          </table:table-cell>
          <table:table-cell office:value-type="float" office:value="133993.95">
            <text:p>133993,95</text:p>
          </table:table-cell>
          <table:table-cell office:value-type="float" office:value="143917">
            <text:p>143917</text:p>
          </table:table-cell>
          <table:table-cell table:number-columns-repeated="907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GENERAL FOTHERINGHAM </text:p>
          </table:table-cell>
          <table:table-cell office:value-type="string">
            <text:p>Comuna</text:p>
          </table:table-cell>
          <table:table-cell office:value-type="float" office:value="17531">
            <text:p>17531</text:p>
          </table:table-cell>
          <table:table-cell office:value-type="float" office:value="20571">
            <text:p>20571</text:p>
          </table:table-cell>
          <table:table-cell office:value-type="float" office:value="18611">
            <text:p>18611</text:p>
          </table:table-cell>
          <table:table-cell office:value-type="float" office:value="19642">
            <text:p>19642</text:p>
          </table:table-cell>
          <table:table-cell office:value-type="float" office:value="21152">
            <text:p>21152</text:p>
          </table:table-cell>
          <table:table-cell office:value-type="float" office:value="22440">
            <text:p>22440</text:p>
          </table:table-cell>
          <table:table-cell office:value-type="float" office:value="21637">
            <text:p>21637</text:p>
          </table:table-cell>
          <table:table-cell office:value-type="float" office:value="20958">
            <text:p>20958</text:p>
          </table:table-cell>
          <table:table-cell office:value-type="float" office:value="21091">
            <text:p>21091</text:p>
          </table:table-cell>
          <table:table-cell office:value-type="float" office:value="22425">
            <text:p>22425</text:p>
          </table:table-cell>
          <table:table-cell office:value-type="float" office:value="21574">
            <text:p>21574</text:p>
          </table:table-cell>
          <table:table-cell office:value-type="float" office:value="23245">
            <text:p>23245</text:p>
          </table:table-cell>
          <table:table-cell office:value-type="float" office:value="22967">
            <text:p>22967</text:p>
          </table:table-cell>
          <table:table-cell office:value-type="float" office:value="25492">
            <text:p>25492</text:p>
          </table:table-cell>
          <table:table-cell office:value-type="float" office:value="24243">
            <text:p>24243</text:p>
          </table:table-cell>
          <table:table-cell office:value-type="float" office:value="24586">
            <text:p>24586</text:p>
          </table:table-cell>
          <table:table-cell office:value-type="float" office:value="29479">
            <text:p>29479</text:p>
          </table:table-cell>
          <table:table-cell office:value-type="float" office:value="30856">
            <text:p>30856</text:p>
          </table:table-cell>
          <table:table-cell office:value-type="float" office:value="29028">
            <text:p>29028</text:p>
          </table:table-cell>
          <table:table-cell office:value-type="float" office:value="28087">
            <text:p>28087</text:p>
          </table:table-cell>
          <table:table-cell office:value-type="float" office:value="29575">
            <text:p>29575</text:p>
          </table:table-cell>
          <table:table-cell office:value-type="float" office:value="28244">
            <text:p>28244</text:p>
          </table:table-cell>
          <table:table-cell office:value-type="float" office:value="30032">
            <text:p>30032</text:p>
          </table:table-cell>
          <table:table-cell office:value-type="float" office:value="26143">
            <text:p>26143</text:p>
          </table:table-cell>
          <table:table-cell office:value-type="float" office:value="33819">
            <text:p>33819</text:p>
          </table:table-cell>
          <table:table-cell office:value-type="float" office:value="33515">
            <text:p>33515</text:p>
          </table:table-cell>
          <table:table-cell office:value-type="float" office:value="36779">
            <text:p>36779</text:p>
          </table:table-cell>
          <table:table-cell office:value-type="float" office:value="33737">
            <text:p>33737</text:p>
          </table:table-cell>
          <table:table-cell office:value-type="float" office:value="41606">
            <text:p>41606</text:p>
          </table:table-cell>
          <table:table-cell office:value-type="float" office:value="41753">
            <text:p>41753</text:p>
          </table:table-cell>
          <table:table-cell office:value-type="float" office:value="55794.57">
            <text:p>55794,57</text:p>
          </table:table-cell>
          <table:table-cell office:value-type="float" office:value="56926.08">
            <text:p>56926,08</text:p>
          </table:table-cell>
          <table:table-cell office:value-type="float" office:value="58007.36">
            <text:p>58007,36</text:p>
          </table:table-cell>
          <table:table-cell office:value-type="float" office:value="39963.47">
            <text:p>39963,47</text:p>
          </table:table-cell>
          <table:table-cell office:value-type="float" office:value="44549.77">
            <text:p>44549,77</text:p>
          </table:table-cell>
          <table:table-cell office:value-type="float" office:value="43123.17">
            <text:p>43123,17</text:p>
          </table:table-cell>
          <table:table-cell office:value-type="float" office:value="48349">
            <text:p>48349</text:p>
          </table:table-cell>
          <table:table-cell office:value-type="float" office:value="41797">
            <text:p>41797</text:p>
          </table:table-cell>
          <table:table-cell office:value-type="float" office:value="41125">
            <text:p>41125</text:p>
          </table:table-cell>
          <table:table-cell office:value-type="float" office:value="39295">
            <text:p>39295</text:p>
          </table:table-cell>
          <table:table-cell office:value-type="float" office:value="51389">
            <text:p>51389</text:p>
          </table:table-cell>
          <table:table-cell office:value-type="float" office:value="50962">
            <text:p>50962</text:p>
          </table:table-cell>
          <table:table-cell office:value-type="float" office:value="47517">
            <text:p>47517</text:p>
          </table:table-cell>
          <table:table-cell office:value-type="float" office:value="50817">
            <text:p>50817</text:p>
          </table:table-cell>
          <table:table-cell office:value-type="float" office:value="49379">
            <text:p>49379</text:p>
          </table:table-cell>
          <table:table-cell office:value-type="float" office:value="53368.6">
            <text:p>53368,6</text:p>
          </table:table-cell>
          <table:table-cell office:value-type="float" office:value="54600.6">
            <text:p>54600,6</text:p>
          </table:table-cell>
          <table:table-cell office:value-type="float" office:value="53218.7">
            <text:p>53218,7</text:p>
          </table:table-cell>
          <table:table-cell office:value-type="float" office:value="58861.4">
            <text:p>58861,4</text:p>
          </table:table-cell>
          <table:table-cell office:value-type="float" office:value="63445.8">
            <text:p>63445,8</text:p>
          </table:table-cell>
          <table:table-cell office:value-type="float" office:value="55936.6">
            <text:p>55936,6</text:p>
          </table:table-cell>
          <table:table-cell office:value-type="float" office:value="58518">
            <text:p>58518</text:p>
          </table:table-cell>
          <table:table-cell office:value-type="float" office:value="69381">
            <text:p>69381</text:p>
          </table:table-cell>
          <table:table-cell office:value-type="float" office:value="70563">
            <text:p>70563</text:p>
          </table:table-cell>
          <table:table-cell office:value-type="float" office:value="68695.08">
            <text:p>68695,08</text:p>
          </table:table-cell>
          <table:table-cell office:value-type="float" office:value="69910.54">
            <text:p>69910,54</text:p>
          </table:table-cell>
          <table:table-cell office:value-type="float" office:value="67748.76">
            <text:p>67748,76</text:p>
          </table:table-cell>
          <table:table-cell office:value-type="float" office:value="70264.85">
            <text:p>70264,85</text:p>
          </table:table-cell>
          <table:table-cell office:value-type="float" office:value="73048.83">
            <text:p>73048,83</text:p>
          </table:table-cell>
          <table:table-cell office:value-type="float" office:value="71199.59">
            <text:p>71199,59</text:p>
          </table:table-cell>
          <table:table-cell office:value-type="float" office:value="83902.63">
            <text:p>83902,63</text:p>
          </table:table-cell>
          <table:table-cell office:value-type="float" office:value="89295.37">
            <text:p>89295,37</text:p>
          </table:table-cell>
          <table:table-cell office:value-type="float" office:value="75117.45">
            <text:p>75117,45</text:p>
          </table:table-cell>
          <table:table-cell office:value-type="float" office:value="80680">
            <text:p>80680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GUANACO MUERTO </text:p>
          </table:table-cell>
          <table:table-cell office:value-type="string">
            <text:p>Comuna</text:p>
          </table:table-cell>
          <table:table-cell office:value-type="float" office:value="24498">
            <text:p>24498</text:p>
          </table:table-cell>
          <table:table-cell office:value-type="float" office:value="28747">
            <text:p>28747</text:p>
          </table:table-cell>
          <table:table-cell office:value-type="float" office:value="26008">
            <text:p>26008</text:p>
          </table:table-cell>
          <table:table-cell office:value-type="float" office:value="27447">
            <text:p>27447</text:p>
          </table:table-cell>
          <table:table-cell office:value-type="float" office:value="29557">
            <text:p>29557</text:p>
          </table:table-cell>
          <table:table-cell office:value-type="float" office:value="31359">
            <text:p>31359</text:p>
          </table:table-cell>
          <table:table-cell office:value-type="float" office:value="30237">
            <text:p>30237</text:p>
          </table:table-cell>
          <table:table-cell office:value-type="float" office:value="29287">
            <text:p>29287</text:p>
          </table:table-cell>
          <table:table-cell office:value-type="float" office:value="29473">
            <text:p>29473</text:p>
          </table:table-cell>
          <table:table-cell office:value-type="float" office:value="31337">
            <text:p>31337</text:p>
          </table:table-cell>
          <table:table-cell office:value-type="float" office:value="30148">
            <text:p>30148</text:p>
          </table:table-cell>
          <table:table-cell office:value-type="float" office:value="32483">
            <text:p>32483</text:p>
          </table:table-cell>
          <table:table-cell office:value-type="float" office:value="32095">
            <text:p>32095</text:p>
          </table:table-cell>
          <table:table-cell office:value-type="float" office:value="35623">
            <text:p>35623</text:p>
          </table:table-cell>
          <table:table-cell office:value-type="float" office:value="33878">
            <text:p>33878</text:p>
          </table:table-cell>
          <table:table-cell office:value-type="float" office:value="34357">
            <text:p>34357</text:p>
          </table:table-cell>
          <table:table-cell office:value-type="float" office:value="41194">
            <text:p>41194</text:p>
          </table:table-cell>
          <table:table-cell office:value-type="float" office:value="43120">
            <text:p>43120</text:p>
          </table:table-cell>
          <table:table-cell office:value-type="float" office:value="40565">
            <text:p>40565</text:p>
          </table:table-cell>
          <table:table-cell office:value-type="float" office:value="39250">
            <text:p>39250</text:p>
          </table:table-cell>
          <table:table-cell office:value-type="float" office:value="41329">
            <text:p>41329</text:p>
          </table:table-cell>
          <table:table-cell office:value-type="float" office:value="39469">
            <text:p>39469</text:p>
          </table:table-cell>
          <table:table-cell office:value-type="float" office:value="41968">
            <text:p>41968</text:p>
          </table:table-cell>
          <table:table-cell office:value-type="float" office:value="36533">
            <text:p>36533</text:p>
          </table:table-cell>
          <table:table-cell office:value-type="float" office:value="47259">
            <text:p>47259</text:p>
          </table:table-cell>
          <table:table-cell office:value-type="float" office:value="46835">
            <text:p>46835</text:p>
          </table:table-cell>
          <table:table-cell office:value-type="float" office:value="51527">
            <text:p>51527</text:p>
          </table:table-cell>
          <table:table-cell office:value-type="float" office:value="47188">
            <text:p>47188</text:p>
          </table:table-cell>
          <table:table-cell office:value-type="float" office:value="58194">
            <text:p>58194</text:p>
          </table:table-cell>
          <table:table-cell office:value-type="float" office:value="58400">
            <text:p>58400</text:p>
          </table:table-cell>
          <table:table-cell office:value-type="float" office:value="43329.35">
            <text:p>43329,35</text:p>
          </table:table-cell>
          <table:table-cell office:value-type="float" office:value="44208.06">
            <text:p>44208,06</text:p>
          </table:table-cell>
          <table:table-cell office:value-type="float" office:value="45047.77">
            <text:p>45047,77</text:p>
          </table:table-cell>
          <table:table-cell office:value-type="float" office:value="55896.44">
            <text:p>55896,44</text:p>
          </table:table-cell>
          <table:table-cell office:value-type="float" office:value="62311.25">
            <text:p>62311,25</text:p>
          </table:table-cell>
          <table:table-cell office:value-type="float" office:value="60315.88">
            <text:p>60315,88</text:p>
          </table:table-cell>
          <table:table-cell office:value-type="float" office:value="67625">
            <text:p>67625</text:p>
          </table:table-cell>
          <table:table-cell office:value-type="float" office:value="58460">
            <text:p>58460</text:p>
          </table:table-cell>
          <table:table-cell office:value-type="float" office:value="57523">
            <text:p>57523</text:p>
          </table:table-cell>
          <table:table-cell office:value-type="float" office:value="54964">
            <text:p>54964</text:p>
          </table:table-cell>
          <table:table-cell office:value-type="float" office:value="71880">
            <text:p>71880</text:p>
          </table:table-cell>
          <table:table-cell office:value-type="float" office:value="71282">
            <text:p>71282</text:p>
          </table:table-cell>
          <table:table-cell office:value-type="float" office:value="66463">
            <text:p>66463</text:p>
          </table:table-cell>
          <table:table-cell office:value-type="float" office:value="71077">
            <text:p>71077</text:p>
          </table:table-cell>
          <table:table-cell office:value-type="float" office:value="69065">
            <text:p>69065</text:p>
          </table:table-cell>
          <table:table-cell office:value-type="float" office:value="74646.1">
            <text:p>74646,1</text:p>
          </table:table-cell>
          <table:table-cell office:value-type="float" office:value="76369.2">
            <text:p>76369,2</text:p>
          </table:table-cell>
          <table:table-cell office:value-type="float" office:value="74436.3">
            <text:p>74436,3</text:p>
          </table:table-cell>
          <table:table-cell office:value-type="float" office:value="82328.8">
            <text:p>82328,8</text:p>
          </table:table-cell>
          <table:table-cell office:value-type="float" office:value="88741">
            <text:p>88741</text:p>
          </table:table-cell>
          <table:table-cell office:value-type="float" office:value="78237.9">
            <text:p>78237,9</text:p>
          </table:table-cell>
          <table:table-cell office:value-type="float" office:value="81849">
            <text:p>81849</text:p>
          </table:table-cell>
          <table:table-cell office:value-type="float" office:value="97042">
            <text:p>97042</text:p>
          </table:table-cell>
          <table:table-cell office:value-type="float" office:value="98696">
            <text:p>98696</text:p>
          </table:table-cell>
          <table:table-cell office:value-type="float" office:value="96083.01">
            <text:p>96083,01</text:p>
          </table:table-cell>
          <table:table-cell office:value-type="float" office:value="97783.07">
            <text:p>97783,07</text:p>
          </table:table-cell>
          <table:table-cell office:value-type="float" office:value="94759.4">
            <text:p>94759,4</text:p>
          </table:table-cell>
          <table:table-cell office:value-type="float" office:value="98278.63">
            <text:p>98278,63</text:p>
          </table:table-cell>
          <table:table-cell office:value-type="float" office:value="102173.56">
            <text:p>102173,56</text:p>
          </table:table-cell>
          <table:table-cell office:value-type="float" office:value="99587.04">
            <text:p>99587,04</text:p>
          </table:table-cell>
          <table:table-cell office:value-type="float" office:value="117353.63">
            <text:p>117353,63</text:p>
          </table:table-cell>
          <table:table-cell office:value-type="float" office:value="124896.4">
            <text:p>124896,4</text:p>
          </table:table-cell>
          <table:table-cell office:value-type="float" office:value="105065.91">
            <text:p>105065,91</text:p>
          </table:table-cell>
          <table:table-cell office:value-type="float" office:value="112846">
            <text:p>112846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GUASAPAMPA </text:p>
          </table:table-cell>
          <table:table-cell office:value-type="string">
            <text:p>Comuna</text:p>
          </table:table-cell>
          <table:table-cell office:value-type="float" office:value="17918">
            <text:p>17918</text:p>
          </table:table-cell>
          <table:table-cell office:value-type="float" office:value="21025">
            <text:p>21025</text:p>
          </table:table-cell>
          <table:table-cell office:value-type="float" office:value="19022">
            <text:p>19022</text:p>
          </table:table-cell>
          <table:table-cell office:value-type="float" office:value="20075">
            <text:p>20075</text:p>
          </table:table-cell>
          <table:table-cell office:value-type="float" office:value="21618">
            <text:p>21618</text:p>
          </table:table-cell>
          <table:table-cell office:value-type="float" office:value="22935">
            <text:p>22935</text:p>
          </table:table-cell>
          <table:table-cell office:value-type="float" office:value="22115">
            <text:p>22115</text:p>
          </table:table-cell>
          <table:table-cell office:value-type="float" office:value="21420">
            <text:p>21420</text:p>
          </table:table-cell>
          <table:table-cell office:value-type="float" office:value="21556">
            <text:p>21556</text:p>
          </table:table-cell>
          <table:table-cell office:value-type="float" office:value="22919">
            <text:p>22919</text:p>
          </table:table-cell>
          <table:table-cell office:value-type="float" office:value="22050">
            <text:p>22050</text:p>
          </table:table-cell>
          <table:table-cell office:value-type="float" office:value="23758">
            <text:p>23758</text:p>
          </table:table-cell>
          <table:table-cell office:value-type="float" office:value="23474">
            <text:p>23474</text:p>
          </table:table-cell>
          <table:table-cell office:value-type="float" office:value="26054">
            <text:p>26054</text:p>
          </table:table-cell>
          <table:table-cell office:value-type="float" office:value="24778">
            <text:p>24778</text:p>
          </table:table-cell>
          <table:table-cell office:value-type="float" office:value="25128">
            <text:p>25128</text:p>
          </table:table-cell>
          <table:table-cell office:value-type="float" office:value="30129">
            <text:p>30129</text:p>
          </table:table-cell>
          <table:table-cell office:value-type="float" office:value="31537">
            <text:p>31537</text:p>
          </table:table-cell>
          <table:table-cell office:value-type="float" office:value="29669">
            <text:p>29669</text:p>
          </table:table-cell>
          <table:table-cell office:value-type="float" office:value="28707">
            <text:p>28707</text:p>
          </table:table-cell>
          <table:table-cell office:value-type="float" office:value="30227">
            <text:p>30227</text:p>
          </table:table-cell>
          <table:table-cell office:value-type="float" office:value="28867">
            <text:p>28867</text:p>
          </table:table-cell>
          <table:table-cell office:value-type="float" office:value="30695">
            <text:p>30695</text:p>
          </table:table-cell>
          <table:table-cell office:value-type="float" office:value="26720">
            <text:p>26720</text:p>
          </table:table-cell>
          <table:table-cell office:value-type="float" office:value="34565">
            <text:p>34565</text:p>
          </table:table-cell>
          <table:table-cell office:value-type="float" office:value="34254">
            <text:p>34254</text:p>
          </table:table-cell>
          <table:table-cell office:value-type="float" office:value="44268">
            <text:p>44268</text:p>
          </table:table-cell>
          <table:table-cell office:value-type="float" office:value="36645">
            <text:p>36645</text:p>
          </table:table-cell>
          <table:table-cell office:value-type="float" office:value="45193">
            <text:p>45193</text:p>
          </table:table-cell>
          <table:table-cell office:value-type="float" office:value="45353">
            <text:p>45353</text:p>
          </table:table-cell>
          <table:table-cell office:value-type="float" office:value="61731.97">
            <text:p>61731,97</text:p>
          </table:table-cell>
          <table:table-cell office:value-type="float" office:value="62983.89">
            <text:p>62983,89</text:p>
          </table:table-cell>
          <table:table-cell office:value-type="float" office:value="64180.24">
            <text:p>64180,24</text:p>
          </table:table-cell>
          <table:table-cell office:value-type="float" office:value="43408.46">
            <text:p>43408,46</text:p>
          </table:table-cell>
          <table:table-cell office:value-type="float" office:value="48390.11">
            <text:p>48390,11</text:p>
          </table:table-cell>
          <table:table-cell office:value-type="float" office:value="46840.54">
            <text:p>46840,54</text:p>
          </table:table-cell>
          <table:table-cell office:value-type="float" office:value="52516">
            <text:p>52516</text:p>
          </table:table-cell>
          <table:table-cell office:value-type="float" office:value="45400">
            <text:p>45400</text:p>
          </table:table-cell>
          <table:table-cell office:value-type="float" office:value="44670">
            <text:p>44670</text:p>
          </table:table-cell>
          <table:table-cell office:value-type="float" office:value="42683">
            <text:p>42683</text:p>
          </table:table-cell>
          <table:table-cell office:value-type="float" office:value="55819">
            <text:p>55819</text:p>
          </table:table-cell>
          <table:table-cell office:value-type="float" office:value="55355">
            <text:p>55355</text:p>
          </table:table-cell>
          <table:table-cell office:value-type="float" office:value="51613">
            <text:p>51613</text:p>
          </table:table-cell>
          <table:table-cell office:value-type="float" office:value="55197">
            <text:p>55197</text:p>
          </table:table-cell>
          <table:table-cell office:value-type="float" office:value="53635">
            <text:p>53635</text:p>
          </table:table-cell>
          <table:table-cell office:value-type="float" office:value="57969.2">
            <text:p>57969,2</text:p>
          </table:table-cell>
          <table:table-cell office:value-type="float" office:value="59307.4">
            <text:p>59307,4</text:p>
          </table:table-cell>
          <table:table-cell office:value-type="float" office:value="57806.3">
            <text:p>57806,3</text:p>
          </table:table-cell>
          <table:table-cell office:value-type="float" office:value="63935.5">
            <text:p>63935,5</text:p>
          </table:table-cell>
          <table:table-cell office:value-type="float" office:value="68915.1">
            <text:p>68915,1</text:p>
          </table:table-cell>
          <table:table-cell office:value-type="float" office:value="60758.5">
            <text:p>60758,5</text:p>
          </table:table-cell>
          <table:table-cell office:value-type="float" office:value="63563">
            <text:p>63563</text:p>
          </table:table-cell>
          <table:table-cell office:value-type="float" office:value="75362">
            <text:p>75362</text:p>
          </table:table-cell>
          <table:table-cell office:value-type="float" office:value="76646">
            <text:p>76646</text:p>
          </table:table-cell>
          <table:table-cell office:value-type="float" office:value="74616.84">
            <text:p>74616,84</text:p>
          </table:table-cell>
          <table:table-cell office:value-type="float" office:value="75937.08">
            <text:p>75937,08</text:p>
          </table:table-cell>
          <table:table-cell office:value-type="float" office:value="73588.94">
            <text:p>73588,94</text:p>
          </table:table-cell>
          <table:table-cell office:value-type="float" office:value="76321.93">
            <text:p>76321,93</text:p>
          </table:table-cell>
          <table:table-cell office:value-type="float" office:value="79345.9">
            <text:p>79345,9</text:p>
          </table:table-cell>
          <table:table-cell office:value-type="float" office:value="77337.25">
            <text:p>77337,25</text:p>
          </table:table-cell>
          <table:table-cell office:value-type="float" office:value="91135.33">
            <text:p>91135,33</text:p>
          </table:table-cell>
          <table:table-cell office:value-type="float" office:value="96992.95">
            <text:p>96992,95</text:p>
          </table:table-cell>
          <table:table-cell office:value-type="float" office:value="81592.84">
            <text:p>81592,84</text:p>
          </table:table-cell>
          <table:table-cell office:value-type="float" office:value="87635">
            <text:p>87635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GUTEMBERG </text:p>
          </table:table-cell>
          <table:table-cell office:value-type="string">
            <text:p>Comuna</text:p>
          </table:table-cell>
          <table:table-cell office:value-type="float" office:value="26883">
            <text:p>26883</text:p>
          </table:table-cell>
          <table:table-cell office:value-type="float" office:value="31544">
            <text:p>31544</text:p>
          </table:table-cell>
          <table:table-cell office:value-type="float" office:value="28538">
            <text:p>28538</text:p>
          </table:table-cell>
          <table:table-cell office:value-type="float" office:value="30119">
            <text:p>30119</text:p>
          </table:table-cell>
          <table:table-cell office:value-type="float" office:value="32434">
            <text:p>32434</text:p>
          </table:table-cell>
          <table:table-cell office:value-type="float" office:value="34411">
            <text:p>34411</text:p>
          </table:table-cell>
          <table:table-cell office:value-type="float" office:value="33179">
            <text:p>33179</text:p>
          </table:table-cell>
          <table:table-cell office:value-type="float" office:value="32137">
            <text:p>32137</text:p>
          </table:table-cell>
          <table:table-cell office:value-type="float" office:value="32341">
            <text:p>32341</text:p>
          </table:table-cell>
          <table:table-cell office:value-type="float" office:value="34387">
            <text:p>34387</text:p>
          </table:table-cell>
          <table:table-cell office:value-type="float" office:value="33082">
            <text:p>33082</text:p>
          </table:table-cell>
          <table:table-cell office:value-type="float" office:value="35645">
            <text:p>35645</text:p>
          </table:table-cell>
          <table:table-cell office:value-type="float" office:value="35218">
            <text:p>35218</text:p>
          </table:table-cell>
          <table:table-cell office:value-type="float" office:value="39090">
            <text:p>39090</text:p>
          </table:table-cell>
          <table:table-cell office:value-type="float" office:value="37175">
            <text:p>37175</text:p>
          </table:table-cell>
          <table:table-cell office:value-type="float" office:value="37701">
            <text:p>37701</text:p>
          </table:table-cell>
          <table:table-cell office:value-type="float" office:value="45203">
            <text:p>45203</text:p>
          </table:table-cell>
          <table:table-cell office:value-type="float" office:value="47316">
            <text:p>47316</text:p>
          </table:table-cell>
          <table:table-cell office:value-type="float" office:value="44513">
            <text:p>44513</text:p>
          </table:table-cell>
          <table:table-cell office:value-type="float" office:value="43069">
            <text:p>43069</text:p>
          </table:table-cell>
          <table:table-cell office:value-type="float" office:value="45351">
            <text:p>45351</text:p>
          </table:table-cell>
          <table:table-cell office:value-type="float" office:value="43311">
            <text:p>43311</text:p>
          </table:table-cell>
          <table:table-cell office:value-type="float" office:value="46053">
            <text:p>46053</text:p>
          </table:table-cell>
          <table:table-cell office:value-type="float" office:value="40088">
            <text:p>40088</text:p>
          </table:table-cell>
          <table:table-cell office:value-type="float" office:value="51858">
            <text:p>51858</text:p>
          </table:table-cell>
          <table:table-cell office:value-type="float" office:value="51393">
            <text:p>51393</text:p>
          </table:table-cell>
          <table:table-cell office:value-type="float" office:value="57866">
            <text:p>57866</text:p>
          </table:table-cell>
          <table:table-cell office:value-type="float" office:value="52209">
            <text:p>52209</text:p>
          </table:table-cell>
          <table:table-cell office:value-type="float" office:value="64387">
            <text:p>64387</text:p>
          </table:table-cell>
          <table:table-cell office:value-type="float" office:value="64615">
            <text:p>64615</text:p>
          </table:table-cell>
          <table:table-cell office:value-type="float" office:value="29701.54">
            <text:p>29701,54</text:p>
          </table:table-cell>
          <table:table-cell office:value-type="float" office:value="30303.89">
            <text:p>30303,89</text:p>
          </table:table-cell>
          <table:table-cell office:value-type="float" office:value="30879.49">
            <text:p>30879,49</text:p>
          </table:table-cell>
          <table:table-cell office:value-type="float" office:value="61844.68">
            <text:p>61844,68</text:p>
          </table:table-cell>
          <table:table-cell office:value-type="float" office:value="68942.12">
            <text:p>68942,12</text:p>
          </table:table-cell>
          <table:table-cell office:value-type="float" office:value="66734.42">
            <text:p>66734,42</text:p>
          </table:table-cell>
          <table:table-cell office:value-type="float" office:value="74821">
            <text:p>74821</text:p>
          </table:table-cell>
          <table:table-cell office:value-type="float" office:value="64681">
            <text:p>64681</text:p>
          </table:table-cell>
          <table:table-cell office:value-type="float" office:value="63642">
            <text:p>63642</text:p>
          </table:table-cell>
          <table:table-cell office:value-type="float" office:value="60811">
            <text:p>60811</text:p>
          </table:table-cell>
          <table:table-cell office:value-type="float" office:value="79527">
            <text:p>79527</text:p>
          </table:table-cell>
          <table:table-cell office:value-type="float" office:value="78866">
            <text:p>78866</text:p>
          </table:table-cell>
          <table:table-cell office:value-type="float" office:value="73534">
            <text:p>73534</text:p>
          </table:table-cell>
          <table:table-cell office:value-type="float" office:value="78640">
            <text:p>78640</text:p>
          </table:table-cell>
          <table:table-cell office:value-type="float" office:value="76415">
            <text:p>76415</text:p>
          </table:table-cell>
          <table:table-cell office:value-type="float" office:value="82589.6">
            <text:p>82589,6</text:p>
          </table:table-cell>
          <table:table-cell office:value-type="float" office:value="84496.1">
            <text:p>84496,1</text:p>
          </table:table-cell>
          <table:table-cell office:value-type="float" office:value="82357.5">
            <text:p>82357,5</text:p>
          </table:table-cell>
          <table:table-cell office:value-type="float" office:value="91089.9">
            <text:p>91089,9</text:p>
          </table:table-cell>
          <table:table-cell office:value-type="float" office:value="98184.4">
            <text:p>98184,4</text:p>
          </table:table-cell>
          <table:table-cell office:value-type="float" office:value="86563.6">
            <text:p>86563,6</text:p>
          </table:table-cell>
          <table:table-cell office:value-type="float" office:value="90559">
            <text:p>90559</text:p>
          </table:table-cell>
          <table:table-cell office:value-type="float" office:value="107369">
            <text:p>107369</text:p>
          </table:table-cell>
          <table:table-cell office:value-type="float" office:value="109198">
            <text:p>109198</text:p>
          </table:table-cell>
          <table:table-cell office:value-type="float" office:value="106307.73">
            <text:p>106307,73</text:p>
          </table:table-cell>
          <table:table-cell office:value-type="float" office:value="108188.7">
            <text:p>108188,7</text:p>
          </table:table-cell>
          <table:table-cell office:value-type="float" office:value="104843.27">
            <text:p>104843,27</text:p>
          </table:table-cell>
          <table:table-cell office:value-type="float" office:value="108737">
            <text:p>108737</text:p>
          </table:table-cell>
          <table:table-cell office:value-type="float" office:value="113045.29">
            <text:p>113045,29</text:p>
          </table:table-cell>
          <table:table-cell office:value-type="float" office:value="110183.54">
            <text:p>110183,54</text:p>
          </table:table-cell>
          <table:table-cell office:value-type="float" office:value="129841.87">
            <text:p>129841,87</text:p>
          </table:table-cell>
          <table:table-cell office:value-type="float" office:value="138187.31">
            <text:p>138187,31</text:p>
          </table:table-cell>
          <table:table-cell office:value-type="float" office:value="116246.55">
            <text:p>116246,55</text:p>
          </table:table-cell>
          <table:table-cell office:value-type="float" office:value="124855">
            <text:p>124855</text:p>
          </table:table-cell>
          <table:table-cell table:number-columns-repeated="907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IMPIRA </text:p>
          </table:table-cell>
          <table:table-cell office:value-type="string">
            <text:p>Comuna</text:p>
          </table:table-cell>
          <table:table-cell office:value-type="float" office:value="13238">
            <text:p>13238</text:p>
          </table:table-cell>
          <table:table-cell office:value-type="float" office:value="15533">
            <text:p>15533</text:p>
          </table:table-cell>
          <table:table-cell office:value-type="float" office:value="14053">
            <text:p>14053</text:p>
          </table:table-cell>
          <table:table-cell office:value-type="float" office:value="14832">
            <text:p>14832</text:p>
          </table:table-cell>
          <table:table-cell office:value-type="float" office:value="15971">
            <text:p>15971</text:p>
          </table:table-cell>
          <table:table-cell office:value-type="float" office:value="16945">
            <text:p>16945</text:p>
          </table:table-cell>
          <table:table-cell office:value-type="float" office:value="16339">
            <text:p>16339</text:p>
          </table:table-cell>
          <table:table-cell office:value-type="float" office:value="15825">
            <text:p>15825</text:p>
          </table:table-cell>
          <table:table-cell office:value-type="float" office:value="15926">
            <text:p>15926</text:p>
          </table:table-cell>
          <table:table-cell office:value-type="float" office:value="16933">
            <text:p>16933</text:p>
          </table:table-cell>
          <table:table-cell office:value-type="float" office:value="16290">
            <text:p>16290</text:p>
          </table:table-cell>
          <table:table-cell office:value-type="float" office:value="17553">
            <text:p>17553</text:p>
          </table:table-cell>
          <table:table-cell office:value-type="float" office:value="17343">
            <text:p>17343</text:p>
          </table:table-cell>
          <table:table-cell office:value-type="float" office:value="19249">
            <text:p>19249</text:p>
          </table:table-cell>
          <table:table-cell office:value-type="float" office:value="18306">
            <text:p>18306</text:p>
          </table:table-cell>
          <table:table-cell office:value-type="float" office:value="18565">
            <text:p>18565</text:p>
          </table:table-cell>
          <table:table-cell office:value-type="float" office:value="22259">
            <text:p>22259</text:p>
          </table:table-cell>
          <table:table-cell office:value-type="float" office:value="23300">
            <text:p>23300</text:p>
          </table:table-cell>
          <table:table-cell office:value-type="float" office:value="21920">
            <text:p>21920</text:p>
          </table:table-cell>
          <table:table-cell office:value-type="float" office:value="21209">
            <text:p>21209</text:p>
          </table:table-cell>
          <table:table-cell office:value-type="float" office:value="22332">
            <text:p>22332</text:p>
          </table:table-cell>
          <table:table-cell office:value-type="float" office:value="21328">
            <text:p>21328</text:p>
          </table:table-cell>
          <table:table-cell office:value-type="float" office:value="22678">
            <text:p>22678</text:p>
          </table:table-cell>
          <table:table-cell office:value-type="float" office:value="19741">
            <text:p>19741</text:p>
          </table:table-cell>
          <table:table-cell office:value-type="float" office:value="25537">
            <text:p>25537</text:p>
          </table:table-cell>
          <table:table-cell office:value-type="float" office:value="25307">
            <text:p>25307</text:p>
          </table:table-cell>
          <table:table-cell office:value-type="float" office:value="26675">
            <text:p>26675</text:p>
          </table:table-cell>
          <table:table-cell office:value-type="float" office:value="25120">
            <text:p>25120</text:p>
          </table:table-cell>
          <table:table-cell office:value-type="float" office:value="30979">
            <text:p>30979</text:p>
          </table:table-cell>
          <table:table-cell office:value-type="float" office:value="31089">
            <text:p>31089</text:p>
          </table:table-cell>
          <table:table-cell office:value-type="float" office:value="40588.68">
            <text:p>40588,68</text:p>
          </table:table-cell>
          <table:table-cell office:value-type="float" office:value="41411.82">
            <text:p>41411,82</text:p>
          </table:table-cell>
          <table:table-cell office:value-type="float" office:value="42198.41">
            <text:p>42198,41</text:p>
          </table:table-cell>
          <table:table-cell office:value-type="float" office:value="29755.77">
            <text:p>29755,77</text:p>
          </table:table-cell>
          <table:table-cell office:value-type="float" office:value="33170.61">
            <text:p>33170,61</text:p>
          </table:table-cell>
          <table:table-cell office:value-type="float" office:value="32108.41">
            <text:p>32108,41</text:p>
          </table:table-cell>
          <table:table-cell office:value-type="float" office:value="35999">
            <text:p>35999</text:p>
          </table:table-cell>
          <table:table-cell office:value-type="float" office:value="31121">
            <text:p>31121</text:p>
          </table:table-cell>
          <table:table-cell office:value-type="float" office:value="30621">
            <text:p>30621</text:p>
          </table:table-cell>
          <table:table-cell office:value-type="float" office:value="29258">
            <text:p>29258</text:p>
          </table:table-cell>
          <table:table-cell office:value-type="float" office:value="38263">
            <text:p>38263</text:p>
          </table:table-cell>
          <table:table-cell office:value-type="float" office:value="37945">
            <text:p>37945</text:p>
          </table:table-cell>
          <table:table-cell office:value-type="float" office:value="35380">
            <text:p>35380</text:p>
          </table:table-cell>
          <table:table-cell office:value-type="float" office:value="37837">
            <text:p>37837</text:p>
          </table:table-cell>
          <table:table-cell office:value-type="float" office:value="36766">
            <text:p>36766</text:p>
          </table:table-cell>
          <table:table-cell office:value-type="float" office:value="39736.9">
            <text:p>39736,9</text:p>
          </table:table-cell>
          <table:table-cell office:value-type="float" office:value="40654.2">
            <text:p>40654,2</text:p>
          </table:table-cell>
          <table:table-cell office:value-type="float" office:value="39625.3">
            <text:p>39625,3</text:p>
          </table:table-cell>
          <table:table-cell office:value-type="float" office:value="43826.7">
            <text:p>43826,7</text:p>
          </table:table-cell>
          <table:table-cell office:value-type="float" office:value="47240.1">
            <text:p>47240,1</text:p>
          </table:table-cell>
          <table:table-cell office:value-type="float" office:value="41649">
            <text:p>41649</text:p>
          </table:table-cell>
          <table:table-cell office:value-type="float" office:value="43571">
            <text:p>43571</text:p>
          </table:table-cell>
          <table:table-cell office:value-type="float" office:value="51659">
            <text:p>51659</text:p>
          </table:table-cell>
          <table:table-cell office:value-type="float" office:value="52539">
            <text:p>52539</text:p>
          </table:table-cell>
          <table:table-cell office:value-type="float" office:value="51148.59">
            <text:p>51148,59</text:p>
          </table:table-cell>
          <table:table-cell office:value-type="float" office:value="52053.6">
            <text:p>52053,6</text:p>
          </table:table-cell>
          <table:table-cell office:value-type="float" office:value="50443.99">
            <text:p>50443,99</text:p>
          </table:table-cell>
          <table:table-cell office:value-type="float" office:value="52317.41">
            <text:p>52317,41</text:p>
          </table:table-cell>
          <table:table-cell office:value-type="float" office:value="54390.28">
            <text:p>54390,28</text:p>
          </table:table-cell>
          <table:table-cell office:value-type="float" office:value="53013.39">
            <text:p>53013,39</text:p>
          </table:table-cell>
          <table:table-cell office:value-type="float" office:value="62471.74">
            <text:p>62471,74</text:p>
          </table:table-cell>
          <table:table-cell office:value-type="float" office:value="66487.04">
            <text:p>66487,04</text:p>
          </table:table-cell>
          <table:table-cell office:value-type="float" office:value="55930.53">
            <text:p>55930,53</text:p>
          </table:table-cell>
          <table:table-cell office:value-type="float" office:value="60072">
            <text:p>60072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KILOMETRO 658 </text:p>
          </table:table-cell>
          <table:table-cell office:value-type="string">
            <text:p>Comuna</text:p>
          </table:table-cell>
          <table:table-cell office:value-type="float" office:value="17926">
            <text:p>17926</text:p>
          </table:table-cell>
          <table:table-cell office:value-type="float" office:value="21034">
            <text:p>21034</text:p>
          </table:table-cell>
          <table:table-cell office:value-type="float" office:value="19030">
            <text:p>19030</text:p>
          </table:table-cell>
          <table:table-cell office:value-type="float" office:value="20085">
            <text:p>20085</text:p>
          </table:table-cell>
          <table:table-cell office:value-type="float" office:value="21629">
            <text:p>21629</text:p>
          </table:table-cell>
          <table:table-cell office:value-type="float" office:value="22947">
            <text:p>22947</text:p>
          </table:table-cell>
          <table:table-cell office:value-type="float" office:value="22125">
            <text:p>22125</text:p>
          </table:table-cell>
          <table:table-cell office:value-type="float" office:value="21430">
            <text:p>21430</text:p>
          </table:table-cell>
          <table:table-cell office:value-type="float" office:value="21567">
            <text:p>21567</text:p>
          </table:table-cell>
          <table:table-cell office:value-type="float" office:value="22931">
            <text:p>22931</text:p>
          </table:table-cell>
          <table:table-cell office:value-type="float" office:value="22060">
            <text:p>22060</text:p>
          </table:table-cell>
          <table:table-cell office:value-type="float" office:value="23769">
            <text:p>23769</text:p>
          </table:table-cell>
          <table:table-cell office:value-type="float" office:value="23485">
            <text:p>23485</text:p>
          </table:table-cell>
          <table:table-cell office:value-type="float" office:value="26066">
            <text:p>26066</text:p>
          </table:table-cell>
          <table:table-cell office:value-type="float" office:value="24790">
            <text:p>24790</text:p>
          </table:table-cell>
          <table:table-cell office:value-type="float" office:value="25140">
            <text:p>25140</text:p>
          </table:table-cell>
          <table:table-cell office:value-type="float" office:value="30143">
            <text:p>30143</text:p>
          </table:table-cell>
          <table:table-cell office:value-type="float" office:value="31552">
            <text:p>31552</text:p>
          </table:table-cell>
          <table:table-cell office:value-type="float" office:value="29683">
            <text:p>29683</text:p>
          </table:table-cell>
          <table:table-cell office:value-type="float" office:value="28720">
            <text:p>28720</text:p>
          </table:table-cell>
          <table:table-cell office:value-type="float" office:value="30242">
            <text:p>30242</text:p>
          </table:table-cell>
          <table:table-cell office:value-type="float" office:value="28881">
            <text:p>28881</text:p>
          </table:table-cell>
          <table:table-cell office:value-type="float" office:value="30710">
            <text:p>30710</text:p>
          </table:table-cell>
          <table:table-cell office:value-type="float" office:value="26733">
            <text:p>26733</text:p>
          </table:table-cell>
          <table:table-cell office:value-type="float" office:value="34581">
            <text:p>34581</text:p>
          </table:table-cell>
          <table:table-cell office:value-type="float" office:value="34271">
            <text:p>34271</text:p>
          </table:table-cell>
          <table:table-cell office:value-type="float" office:value="37082">
            <text:p>37082</text:p>
          </table:table-cell>
          <table:table-cell office:value-type="float" office:value="34327">
            <text:p>34327</text:p>
          </table:table-cell>
          <table:table-cell office:value-type="float" office:value="42334">
            <text:p>42334</text:p>
          </table:table-cell>
          <table:table-cell office:value-type="float" office:value="42484">
            <text:p>42484</text:p>
          </table:table-cell>
          <table:table-cell office:value-type="float" office:value="33092.89">
            <text:p>33092,89</text:p>
          </table:table-cell>
          <table:table-cell office:value-type="float" office:value="33764.02">
            <text:p>33764,02</text:p>
          </table:table-cell>
          <table:table-cell office:value-type="float" office:value="34405.35">
            <text:p>34405,35</text:p>
          </table:table-cell>
          <table:table-cell office:value-type="float" office:value="40662.79">
            <text:p>40662,79</text:p>
          </table:table-cell>
          <table:table-cell office:value-type="float" office:value="45329.35">
            <text:p>45329,35</text:p>
          </table:table-cell>
          <table:table-cell office:value-type="float" office:value="43877.78">
            <text:p>43877,78</text:p>
          </table:table-cell>
          <table:table-cell office:value-type="float" office:value="49195">
            <text:p>49195</text:p>
          </table:table-cell>
          <table:table-cell office:value-type="float" office:value="42528">
            <text:p>42528</text:p>
          </table:table-cell>
          <table:table-cell office:value-type="float" office:value="41845">
            <text:p>41845</text:p>
          </table:table-cell>
          <table:table-cell office:value-type="float" office:value="39983">
            <text:p>39983</text:p>
          </table:table-cell>
          <table:table-cell office:value-type="float" office:value="52289">
            <text:p>52289</text:p>
          </table:table-cell>
          <table:table-cell office:value-type="float" office:value="51854">
            <text:p>51854</text:p>
          </table:table-cell>
          <table:table-cell office:value-type="float" office:value="48349">
            <text:p>48349</text:p>
          </table:table-cell>
          <table:table-cell office:value-type="float" office:value="51706">
            <text:p>51706</text:p>
          </table:table-cell>
          <table:table-cell office:value-type="float" office:value="50243">
            <text:p>50243</text:p>
          </table:table-cell>
          <table:table-cell office:value-type="float" office:value="54302.5">
            <text:p>54302,5</text:p>
          </table:table-cell>
          <table:table-cell office:value-type="float" office:value="55556.1">
            <text:p>55556,1</text:p>
          </table:table-cell>
          <table:table-cell office:value-type="float" office:value="54149.9">
            <text:p>54149,9</text:p>
          </table:table-cell>
          <table:table-cell office:value-type="float" office:value="59891.5">
            <text:p>59891,5</text:p>
          </table:table-cell>
          <table:table-cell office:value-type="float" office:value="64556.1">
            <text:p>64556,1</text:p>
          </table:table-cell>
          <table:table-cell office:value-type="float" office:value="56915.4">
            <text:p>56915,4</text:p>
          </table:table-cell>
          <table:table-cell office:value-type="float" office:value="59542">
            <text:p>59542</text:p>
          </table:table-cell>
          <table:table-cell office:value-type="float" office:value="70595">
            <text:p>70595</text:p>
          </table:table-cell>
          <table:table-cell office:value-type="float" office:value="71798">
            <text:p>71798</text:p>
          </table:table-cell>
          <table:table-cell office:value-type="float" office:value="69897.18">
            <text:p>69897,18</text:p>
          </table:table-cell>
          <table:table-cell office:value-type="float" office:value="71133.91">
            <text:p>71133,91</text:p>
          </table:table-cell>
          <table:table-cell office:value-type="float" office:value="68934.29">
            <text:p>68934,29</text:p>
          </table:table-cell>
          <table:table-cell office:value-type="float" office:value="71494.42">
            <text:p>71494,42</text:p>
          </table:table-cell>
          <table:table-cell office:value-type="float" office:value="74327.11">
            <text:p>74327,11</text:p>
          </table:table-cell>
          <table:table-cell office:value-type="float" office:value="72445.52">
            <text:p>72445,52</text:p>
          </table:table-cell>
          <table:table-cell office:value-type="float" office:value="85370.84">
            <text:p>85370,84</text:p>
          </table:table-cell>
          <table:table-cell office:value-type="float" office:value="90857.95">
            <text:p>90857,95</text:p>
          </table:table-cell>
          <table:table-cell office:value-type="float" office:value="76431.93">
            <text:p>76431,93</text:p>
          </table:table-cell>
          <table:table-cell office:value-type="float" office:value="82092">
            <text:p>82092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LA BATEA </text:p>
          </table:table-cell>
          <table:table-cell office:value-type="string">
            <text:p>Comuna</text:p>
          </table:table-cell>
          <table:table-cell office:value-type="float" office:value="14672">
            <text:p>14672</text:p>
          </table:table-cell>
          <table:table-cell office:value-type="float" office:value="17217">
            <text:p>17217</text:p>
          </table:table-cell>
          <table:table-cell office:value-type="float" office:value="15576">
            <text:p>15576</text:p>
          </table:table-cell>
          <table:table-cell office:value-type="float" office:value="16439">
            <text:p>16439</text:p>
          </table:table-cell>
          <table:table-cell office:value-type="float" office:value="17702">
            <text:p>17702</text:p>
          </table:table-cell>
          <table:table-cell office:value-type="float" office:value="18781">
            <text:p>18781</text:p>
          </table:table-cell>
          <table:table-cell office:value-type="float" office:value="18109">
            <text:p>18109</text:p>
          </table:table-cell>
          <table:table-cell office:value-type="float" office:value="17540">
            <text:p>17540</text:p>
          </table:table-cell>
          <table:table-cell office:value-type="float" office:value="17652">
            <text:p>17652</text:p>
          </table:table-cell>
          <table:table-cell office:value-type="float" office:value="18768">
            <text:p>18768</text:p>
          </table:table-cell>
          <table:table-cell office:value-type="float" office:value="18056">
            <text:p>18056</text:p>
          </table:table-cell>
          <table:table-cell office:value-type="float" office:value="19454">
            <text:p>19454</text:p>
          </table:table-cell>
          <table:table-cell office:value-type="float" office:value="19222">
            <text:p>19222</text:p>
          </table:table-cell>
          <table:table-cell office:value-type="float" office:value="21335">
            <text:p>21335</text:p>
          </table:table-cell>
          <table:table-cell office:value-type="float" office:value="20290">
            <text:p>20290</text:p>
          </table:table-cell>
          <table:table-cell office:value-type="float" office:value="20577">
            <text:p>20577</text:p>
          </table:table-cell>
          <table:table-cell office:value-type="float" office:value="24671">
            <text:p>24671</text:p>
          </table:table-cell>
          <table:table-cell office:value-type="float" office:value="25825">
            <text:p>25825</text:p>
          </table:table-cell>
          <table:table-cell office:value-type="float" office:value="24295">
            <text:p>24295</text:p>
          </table:table-cell>
          <table:table-cell office:value-type="float" office:value="23507">
            <text:p>23507</text:p>
          </table:table-cell>
          <table:table-cell office:value-type="float" office:value="24752">
            <text:p>24752</text:p>
          </table:table-cell>
          <table:table-cell office:value-type="float" office:value="23639">
            <text:p>23639</text:p>
          </table:table-cell>
          <table:table-cell office:value-type="float" office:value="25135">
            <text:p>25135</text:p>
          </table:table-cell>
          <table:table-cell office:value-type="float" office:value="21880">
            <text:p>21880</text:p>
          </table:table-cell>
          <table:table-cell office:value-type="float" office:value="28304">
            <text:p>28304</text:p>
          </table:table-cell>
          <table:table-cell office:value-type="float" office:value="28050">
            <text:p>28050</text:p>
          </table:table-cell>
          <table:table-cell office:value-type="float" office:value="30017">
            <text:p>30017</text:p>
          </table:table-cell>
          <table:table-cell office:value-type="float" office:value="27988">
            <text:p>27988</text:p>
          </table:table-cell>
          <table:table-cell office:value-type="float" office:value="34516">
            <text:p>34516</text:p>
          </table:table-cell>
          <table:table-cell office:value-type="float" office:value="34638">
            <text:p>34638</text:p>
          </table:table-cell>
          <table:table-cell office:value-type="float" office:value="30612.66">
            <text:p>30612,66</text:p>
          </table:table-cell>
          <table:table-cell office:value-type="float" office:value="31233.49">
            <text:p>31233,49</text:p>
          </table:table-cell>
          <table:table-cell office:value-type="float" office:value="31826.75">
            <text:p>31826,75</text:p>
          </table:table-cell>
          <table:table-cell office:value-type="float" office:value="33153.32">
            <text:p>33153,32</text:p>
          </table:table-cell>
          <table:table-cell office:value-type="float" office:value="36958.07">
            <text:p>36958,07</text:p>
          </table:table-cell>
          <table:table-cell office:value-type="float" office:value="35774.58">
            <text:p>35774,58</text:p>
          </table:table-cell>
          <table:table-cell office:value-type="float" office:value="40110">
            <text:p>40110</text:p>
          </table:table-cell>
          <table:table-cell office:value-type="float" office:value="34674">
            <text:p>34674</text:p>
          </table:table-cell>
          <table:table-cell office:value-type="float" office:value="34117">
            <text:p>34117</text:p>
          </table:table-cell>
          <table:table-cell office:value-type="float" office:value="32599">
            <text:p>32599</text:p>
          </table:table-cell>
          <table:table-cell office:value-type="float" office:value="42632">
            <text:p>42632</text:p>
          </table:table-cell>
          <table:table-cell office:value-type="float" office:value="42278">
            <text:p>42278</text:p>
          </table:table-cell>
          <table:table-cell office:value-type="float" office:value="39420">
            <text:p>39420</text:p>
          </table:table-cell>
          <table:table-cell office:value-type="float" office:value="42157">
            <text:p>42157</text:p>
          </table:table-cell>
          <table:table-cell office:value-type="float" office:value="40964">
            <text:p>40964</text:p>
          </table:table-cell>
          <table:table-cell office:value-type="float" office:value="44274.1">
            <text:p>44274,1</text:p>
          </table:table-cell>
          <table:table-cell office:value-type="float" office:value="45296.2">
            <text:p>45296,2</text:p>
          </table:table-cell>
          <table:table-cell office:value-type="float" office:value="44149.7">
            <text:p>44149,7</text:p>
          </table:table-cell>
          <table:table-cell office:value-type="float" office:value="48830.9">
            <text:p>48830,9</text:p>
          </table:table-cell>
          <table:table-cell office:value-type="float" office:value="52634.1">
            <text:p>52634,1</text:p>
          </table:table-cell>
          <table:table-cell office:value-type="float" office:value="46404.5">
            <text:p>46404,5</text:p>
          </table:table-cell>
          <table:table-cell office:value-type="float" office:value="48546">
            <text:p>48546</text:p>
          </table:table-cell>
          <table:table-cell office:value-type="float" office:value="57558">
            <text:p>57558</text:p>
          </table:table-cell>
          <table:table-cell office:value-type="float" office:value="58538">
            <text:p>58538</text:p>
          </table:table-cell>
          <table:table-cell office:value-type="float" office:value="56988.79">
            <text:p>56988,79</text:p>
          </table:table-cell>
          <table:table-cell office:value-type="float" office:value="57997.13">
            <text:p>57997,13</text:p>
          </table:table-cell>
          <table:table-cell office:value-type="float" office:value="56203.73">
            <text:p>56203,73</text:p>
          </table:table-cell>
          <table:table-cell office:value-type="float" office:value="58291.06">
            <text:p>58291,06</text:p>
          </table:table-cell>
          <table:table-cell office:value-type="float" office:value="60600.62">
            <text:p>60600,62</text:p>
          </table:table-cell>
          <table:table-cell office:value-type="float" office:value="59066.52">
            <text:p>59066,52</text:p>
          </table:table-cell>
          <table:table-cell office:value-type="float" office:value="69604.83">
            <text:p>69604,83</text:p>
          </table:table-cell>
          <table:table-cell office:value-type="float" office:value="74078.6">
            <text:p>74078,6</text:p>
          </table:table-cell>
          <table:table-cell office:value-type="float" office:value="62316.73">
            <text:p>62316,73</text:p>
          </table:table-cell>
          <table:table-cell office:value-type="float" office:value="66931">
            <text:p>66931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 CAROLINA "EL POTOSI" </text:p>
          </table:table-cell>
          <table:table-cell office:value-type="string">
            <text:p>Comuna</text:p>
          </table:table-cell>
          <table:table-cell office:value-type="float" office:value="13698">
            <text:p>13698</text:p>
          </table:table-cell>
          <table:table-cell office:value-type="float" office:value="16074">
            <text:p>16074</text:p>
          </table:table-cell>
          <table:table-cell office:value-type="float" office:value="14542">
            <text:p>14542</text:p>
          </table:table-cell>
          <table:table-cell office:value-type="float" office:value="15348">
            <text:p>15348</text:p>
          </table:table-cell>
          <table:table-cell office:value-type="float" office:value="16527">
            <text:p>16527</text:p>
          </table:table-cell>
          <table:table-cell office:value-type="float" office:value="17535">
            <text:p>17535</text:p>
          </table:table-cell>
          <table:table-cell office:value-type="float" office:value="16907">
            <text:p>16907</text:p>
          </table:table-cell>
          <table:table-cell office:value-type="float" office:value="16376">
            <text:p>16376</text:p>
          </table:table-cell>
          <table:table-cell office:value-type="float" office:value="16480">
            <text:p>16480</text:p>
          </table:table-cell>
          <table:table-cell office:value-type="float" office:value="17522">
            <text:p>17522</text:p>
          </table:table-cell>
          <table:table-cell office:value-type="float" office:value="16857">
            <text:p>16857</text:p>
          </table:table-cell>
          <table:table-cell office:value-type="float" office:value="18163">
            <text:p>18163</text:p>
          </table:table-cell>
          <table:table-cell office:value-type="float" office:value="17946">
            <text:p>17946</text:p>
          </table:table-cell>
          <table:table-cell office:value-type="float" office:value="19918">
            <text:p>19918</text:p>
          </table:table-cell>
          <table:table-cell office:value-type="float" office:value="18943">
            <text:p>18943</text:p>
          </table:table-cell>
          <table:table-cell office:value-type="float" office:value="19211">
            <text:p>19211</text:p>
          </table:table-cell>
          <table:table-cell office:value-type="float" office:value="23033">
            <text:p>23033</text:p>
          </table:table-cell>
          <table:table-cell office:value-type="float" office:value="24110">
            <text:p>24110</text:p>
          </table:table-cell>
          <table:table-cell office:value-type="float" office:value="22682">
            <text:p>22682</text:p>
          </table:table-cell>
          <table:table-cell office:value-type="float" office:value="21946">
            <text:p>21946</text:p>
          </table:table-cell>
          <table:table-cell office:value-type="float" office:value="23109">
            <text:p>23109</text:p>
          </table:table-cell>
          <table:table-cell office:value-type="float" office:value="22069">
            <text:p>22069</text:p>
          </table:table-cell>
          <table:table-cell office:value-type="float" office:value="23466">
            <text:p>23466</text:p>
          </table:table-cell>
          <table:table-cell office:value-type="float" office:value="20428">
            <text:p>20428</text:p>
          </table:table-cell>
          <table:table-cell office:value-type="float" office:value="26425">
            <text:p>26425</text:p>
          </table:table-cell>
          <table:table-cell office:value-type="float" office:value="26187">
            <text:p>26187</text:p>
          </table:table-cell>
          <table:table-cell office:value-type="float" office:value="27285">
            <text:p>27285</text:p>
          </table:table-cell>
          <table:table-cell office:value-type="float" office:value="25890">
            <text:p>25890</text:p>
          </table:table-cell>
          <table:table-cell office:value-type="float" office:value="31929">
            <text:p>31929</text:p>
          </table:table-cell>
          <table:table-cell office:value-type="float" office:value="32042">
            <text:p>32042</text:p>
          </table:table-cell>
          <table:table-cell office:value-type="float" office:value="64266.35">
            <text:p>64266,35</text:p>
          </table:table-cell>
          <table:table-cell office:value-type="float" office:value="65569.67">
            <text:p>65569,67</text:p>
          </table:table-cell>
          <table:table-cell office:value-type="float" office:value="66815.12">
            <text:p>66815,12</text:p>
          </table:table-cell>
          <table:table-cell office:value-type="float" office:value="30668.56">
            <text:p>30668,56</text:p>
          </table:table-cell>
          <table:table-cell office:value-type="float" office:value="34188.15">
            <text:p>34188,15</text:p>
          </table:table-cell>
          <table:table-cell office:value-type="float" office:value="33093.36">
            <text:p>33093,36</text:p>
          </table:table-cell>
          <table:table-cell office:value-type="float" office:value="37103">
            <text:p>37103</text:p>
          </table:table-cell>
          <table:table-cell office:value-type="float" office:value="32075">
            <text:p>32075</text:p>
          </table:table-cell>
          <table:table-cell office:value-type="float" office:value="31560">
            <text:p>31560</text:p>
          </table:table-cell>
          <table:table-cell office:value-type="float" office:value="30156">
            <text:p>30156</text:p>
          </table:table-cell>
          <table:table-cell office:value-type="float" office:value="39437">
            <text:p>39437</text:p>
          </table:table-cell>
          <table:table-cell office:value-type="float" office:value="39109">
            <text:p>39109</text:p>
          </table:table-cell>
          <table:table-cell office:value-type="float" office:value="36465">
            <text:p>36465</text:p>
          </table:table-cell>
          <table:table-cell office:value-type="float" office:value="38998">
            <text:p>38998</text:p>
          </table:table-cell>
          <table:table-cell office:value-type="float" office:value="37894">
            <text:p>37894</text:p>
          </table:table-cell>
          <table:table-cell office:value-type="float" office:value="40955.9">
            <text:p>40955,9</text:p>
          </table:table-cell>
          <table:table-cell office:value-type="float" office:value="41901.3">
            <text:p>41901,3</text:p>
          </table:table-cell>
          <table:table-cell office:value-type="float" office:value="40840.8">
            <text:p>40840,8</text:p>
          </table:table-cell>
          <table:table-cell office:value-type="float" office:value="45171.1">
            <text:p>45171,1</text:p>
          </table:table-cell>
          <table:table-cell office:value-type="float" office:value="48689.3">
            <text:p>48689,3</text:p>
          </table:table-cell>
          <table:table-cell office:value-type="float" office:value="42926.6">
            <text:p>42926,6</text:p>
          </table:table-cell>
          <table:table-cell office:value-type="float" office:value="44908">
            <text:p>44908</text:p>
          </table:table-cell>
          <table:table-cell office:value-type="float" office:value="53244">
            <text:p>53244</text:p>
          </table:table-cell>
          <table:table-cell office:value-type="float" office:value="54151">
            <text:p>54151</text:p>
          </table:table-cell>
          <table:table-cell office:value-type="float" office:value="52717.63">
            <text:p>52717,63</text:p>
          </table:table-cell>
          <table:table-cell office:value-type="float" office:value="53650.39">
            <text:p>53650,39</text:p>
          </table:table-cell>
          <table:table-cell office:value-type="float" office:value="51991.4">
            <text:p>51991,4</text:p>
          </table:table-cell>
          <table:table-cell office:value-type="float" office:value="53922.29">
            <text:p>53922,29</text:p>
          </table:table-cell>
          <table:table-cell office:value-type="float" office:value="56058.76">
            <text:p>56058,76</text:p>
          </table:table-cell>
          <table:table-cell office:value-type="float" office:value="54639.63">
            <text:p>54639,63</text:p>
          </table:table-cell>
          <table:table-cell office:value-type="float" office:value="64388.12">
            <text:p>64388,12</text:p>
          </table:table-cell>
          <table:table-cell office:value-type="float" office:value="68526.6">
            <text:p>68526,6</text:p>
          </table:table-cell>
          <table:table-cell office:value-type="float" office:value="57646.25">
            <text:p>57646,25</text:p>
          </table:table-cell>
          <table:table-cell office:value-type="float" office:value="61915">
            <text:p>61915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LA CUMBRECITA </text:p>
          </table:table-cell>
          <table:table-cell office:value-type="string">
            <text:p>Comuna</text:p>
          </table:table-cell>
          <table:table-cell office:value-type="float" office:value="27564">
            <text:p>27564</text:p>
          </table:table-cell>
          <table:table-cell office:value-type="float" office:value="32343">
            <text:p>32343</text:p>
          </table:table-cell>
          <table:table-cell office:value-type="float" office:value="29262">
            <text:p>29262</text:p>
          </table:table-cell>
          <table:table-cell office:value-type="float" office:value="30882">
            <text:p>30882</text:p>
          </table:table-cell>
          <table:table-cell office:value-type="float" office:value="33256">
            <text:p>33256</text:p>
          </table:table-cell>
          <table:table-cell office:value-type="float" office:value="35282">
            <text:p>35282</text:p>
          </table:table-cell>
          <table:table-cell office:value-type="float" office:value="34020">
            <text:p>34020</text:p>
          </table:table-cell>
          <table:table-cell office:value-type="float" office:value="32951">
            <text:p>32951</text:p>
          </table:table-cell>
          <table:table-cell office:value-type="float" office:value="33161">
            <text:p>33161</text:p>
          </table:table-cell>
          <table:table-cell office:value-type="float" office:value="35258">
            <text:p>35258</text:p>
          </table:table-cell>
          <table:table-cell office:value-type="float" office:value="33920">
            <text:p>33920</text:p>
          </table:table-cell>
          <table:table-cell office:value-type="float" office:value="36548">
            <text:p>36548</text:p>
          </table:table-cell>
          <table:table-cell office:value-type="float" office:value="36110">
            <text:p>36110</text:p>
          </table:table-cell>
          <table:table-cell office:value-type="float" office:value="40080">
            <text:p>40080</text:p>
          </table:table-cell>
          <table:table-cell office:value-type="float" office:value="38117">
            <text:p>38117</text:p>
          </table:table-cell>
          <table:table-cell office:value-type="float" office:value="38656">
            <text:p>38656</text:p>
          </table:table-cell>
          <table:table-cell office:value-type="float" office:value="46348">
            <text:p>46348</text:p>
          </table:table-cell>
          <table:table-cell office:value-type="float" office:value="48516">
            <text:p>48516</text:p>
          </table:table-cell>
          <table:table-cell office:value-type="float" office:value="45641">
            <text:p>45641</text:p>
          </table:table-cell>
          <table:table-cell office:value-type="float" office:value="44161">
            <text:p>44161</text:p>
          </table:table-cell>
          <table:table-cell office:value-type="float" office:value="46500">
            <text:p>46500</text:p>
          </table:table-cell>
          <table:table-cell office:value-type="float" office:value="44408">
            <text:p>44408</text:p>
          </table:table-cell>
          <table:table-cell office:value-type="float" office:value="47219">
            <text:p>47219</text:p>
          </table:table-cell>
          <table:table-cell office:value-type="float" office:value="41105">
            <text:p>41105</text:p>
          </table:table-cell>
          <table:table-cell office:value-type="float" office:value="53172">
            <text:p>53172</text:p>
          </table:table-cell>
          <table:table-cell office:value-type="float" office:value="52695">
            <text:p>52695</text:p>
          </table:table-cell>
          <table:table-cell office:value-type="float" office:value="61865">
            <text:p>61865</text:p>
          </table:table-cell>
          <table:table-cell office:value-type="float" office:value="54352">
            <text:p>54352</text:p>
          </table:table-cell>
          <table:table-cell office:value-type="float" office:value="67030">
            <text:p>67030</text:p>
          </table:table-cell>
          <table:table-cell office:value-type="float" office:value="67267">
            <text:p>67267</text:p>
          </table:table-cell>
          <table:table-cell office:value-type="float" office:value="46499.23">
            <text:p>46499,23</text:p>
          </table:table-cell>
          <table:table-cell office:value-type="float" office:value="47442.23">
            <text:p>47442,23</text:p>
          </table:table-cell>
          <table:table-cell office:value-type="float" office:value="48343.37">
            <text:p>48343,37</text:p>
          </table:table-cell>
          <table:table-cell office:value-type="float" office:value="64383.68">
            <text:p>64383,68</text:p>
          </table:table-cell>
          <table:table-cell office:value-type="float" office:value="71772.51">
            <text:p>71772,51</text:p>
          </table:table-cell>
          <table:table-cell office:value-type="float" office:value="69475.17">
            <text:p>69475,17</text:p>
          </table:table-cell>
          <table:table-cell office:value-type="float" office:value="77893">
            <text:p>77893</text:p>
          </table:table-cell>
          <table:table-cell office:value-type="float" office:value="67337">
            <text:p>67337</text:p>
          </table:table-cell>
          <table:table-cell office:value-type="float" office:value="66256">
            <text:p>66256</text:p>
          </table:table-cell>
          <table:table-cell office:value-type="float" office:value="63307">
            <text:p>63307</text:p>
          </table:table-cell>
          <table:table-cell office:value-type="float" office:value="82792">
            <text:p>82792</text:p>
          </table:table-cell>
          <table:table-cell office:value-type="float" office:value="82105">
            <text:p>82105</text:p>
          </table:table-cell>
          <table:table-cell office:value-type="float" office:value="76553">
            <text:p>76553</text:p>
          </table:table-cell>
          <table:table-cell office:value-type="float" office:value="81869">
            <text:p>81869</text:p>
          </table:table-cell>
          <table:table-cell office:value-type="float" office:value="79553">
            <text:p>79553</text:p>
          </table:table-cell>
          <table:table-cell office:value-type="float" office:value="85980.3">
            <text:p>85980,3</text:p>
          </table:table-cell>
          <table:table-cell office:value-type="float" office:value="87965.1">
            <text:p>87965,1</text:p>
          </table:table-cell>
          <table:table-cell office:value-type="float" office:value="85740.7">
            <text:p>85740,7</text:p>
          </table:table-cell>
          <table:table-cell office:value-type="float" office:value="94829.5">
            <text:p>94829,5</text:p>
          </table:table-cell>
          <table:table-cell office:value-type="float" office:value="102215.3">
            <text:p>102215,3</text:p>
          </table:table-cell>
          <table:table-cell office:value-type="float" office:value="90117.4">
            <text:p>90117,4</text:p>
          </table:table-cell>
          <table:table-cell office:value-type="float" office:value="94277">
            <text:p>94277</text:p>
          </table:table-cell>
          <table:table-cell office:value-type="float" office:value="111777">
            <text:p>111777</text:p>
          </table:table-cell>
          <table:table-cell office:value-type="float" office:value="113682">
            <text:p>113682</text:p>
          </table:table-cell>
          <table:table-cell office:value-type="float" office:value="110672.14">
            <text:p>110672,14</text:p>
          </table:table-cell>
          <table:table-cell office:value-type="float" office:value="112630.33">
            <text:p>112630,33</text:p>
          </table:table-cell>
          <table:table-cell office:value-type="float" office:value="109147.55">
            <text:p>109147,55</text:p>
          </table:table-cell>
          <table:table-cell office:value-type="float" office:value="113201.14">
            <text:p>113201,14</text:p>
          </table:table-cell>
          <table:table-cell office:value-type="float" office:value="117687.31">
            <text:p>117687,31</text:p>
          </table:table-cell>
          <table:table-cell office:value-type="float" office:value="114708.07">
            <text:p>114708,07</text:p>
          </table:table-cell>
          <table:table-cell office:value-type="float" office:value="135172.47">
            <text:p>135172,47</text:p>
          </table:table-cell>
          <table:table-cell office:value-type="float" office:value="143860.52">
            <text:p>143860,52</text:p>
          </table:table-cell>
          <table:table-cell office:value-type="float" office:value="121020">
            <text:p>121020</text:p>
          </table:table-cell>
          <table:table-cell office:value-type="float" office:value="129982">
            <text:p>129982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LA HIGUERA </text:p>
          </table:table-cell>
          <table:table-cell office:value-type="string">
            <text:p>Comuna</text:p>
          </table:table-cell>
          <table:table-cell office:value-type="float" office:value="20345">
            <text:p>20345</text:p>
          </table:table-cell>
          <table:table-cell office:value-type="float" office:value="23872">
            <text:p>23872</text:p>
          </table:table-cell>
          <table:table-cell office:value-type="float" office:value="21598">
            <text:p>21598</text:p>
          </table:table-cell>
          <table:table-cell office:value-type="float" office:value="22794">
            <text:p>22794</text:p>
          </table:table-cell>
          <table:table-cell office:value-type="float" office:value="24546">
            <text:p>24546</text:p>
          </table:table-cell>
          <table:table-cell office:value-type="float" office:value="26042">
            <text:p>26042</text:p>
          </table:table-cell>
          <table:table-cell office:value-type="float" office:value="25110">
            <text:p>25110</text:p>
          </table:table-cell>
          <table:table-cell office:value-type="float" office:value="24321">
            <text:p>24321</text:p>
          </table:table-cell>
          <table:table-cell office:value-type="float" office:value="24476">
            <text:p>24476</text:p>
          </table:table-cell>
          <table:table-cell office:value-type="float" office:value="26024">
            <text:p>26024</text:p>
          </table:table-cell>
          <table:table-cell office:value-type="float" office:value="25036">
            <text:p>25036</text:p>
          </table:table-cell>
          <table:table-cell office:value-type="float" office:value="26975">
            <text:p>26975</text:p>
          </table:table-cell>
          <table:table-cell office:value-type="float" office:value="26653">
            <text:p>26653</text:p>
          </table:table-cell>
          <table:table-cell office:value-type="float" office:value="29583">
            <text:p>29583</text:p>
          </table:table-cell>
          <table:table-cell office:value-type="float" office:value="28134">
            <text:p>28134</text:p>
          </table:table-cell>
          <table:table-cell office:value-type="float" office:value="28532">
            <text:p>28532</text:p>
          </table:table-cell>
          <table:table-cell office:value-type="float" office:value="34209">
            <text:p>34209</text:p>
          </table:table-cell>
          <table:table-cell office:value-type="float" office:value="35808">
            <text:p>35808</text:p>
          </table:table-cell>
          <table:table-cell office:value-type="float" office:value="33687">
            <text:p>33687</text:p>
          </table:table-cell>
          <table:table-cell office:value-type="float" office:value="32594">
            <text:p>32594</text:p>
          </table:table-cell>
          <table:table-cell office:value-type="float" office:value="34321">
            <text:p>34321</text:p>
          </table:table-cell>
          <table:table-cell office:value-type="float" office:value="32777">
            <text:p>32777</text:p>
          </table:table-cell>
          <table:table-cell office:value-type="float" office:value="34852">
            <text:p>34852</text:p>
          </table:table-cell>
          <table:table-cell office:value-type="float" office:value="30338">
            <text:p>30338</text:p>
          </table:table-cell>
          <table:table-cell office:value-type="float" office:value="39246">
            <text:p>39246</text:p>
          </table:table-cell>
          <table:table-cell office:value-type="float" office:value="38893">
            <text:p>38893</text:p>
          </table:table-cell>
          <table:table-cell office:value-type="float" office:value="43221">
            <text:p>43221</text:p>
          </table:table-cell>
          <table:table-cell office:value-type="float" office:value="39326">
            <text:p>39326</text:p>
          </table:table-cell>
          <table:table-cell office:value-type="float" office:value="48499">
            <text:p>48499</text:p>
          </table:table-cell>
          <table:table-cell office:value-type="float" office:value="48671">
            <text:p>48671</text:p>
          </table:table-cell>
          <table:table-cell office:value-type="float" office:value="27710.29">
            <text:p>27710,29</text:p>
          </table:table-cell>
          <table:table-cell office:value-type="float" office:value="28272.26">
            <text:p>28272,26</text:p>
          </table:table-cell>
          <table:table-cell office:value-type="float" office:value="28809.27">
            <text:p>28809,27</text:p>
          </table:table-cell>
          <table:table-cell office:value-type="float" office:value="46584.13">
            <text:p>46584,13</text:p>
          </table:table-cell>
          <table:table-cell office:value-type="float" office:value="51930.23">
            <text:p>51930,23</text:p>
          </table:table-cell>
          <table:table-cell office:value-type="float" office:value="50267.3">
            <text:p>50267,3</text:p>
          </table:table-cell>
          <table:table-cell office:value-type="float" office:value="56358">
            <text:p>56358</text:p>
          </table:table-cell>
          <table:table-cell office:value-type="float" office:value="48721">
            <text:p>48721</text:p>
          </table:table-cell>
          <table:table-cell office:value-type="float" office:value="47938">
            <text:p>47938</text:p>
          </table:table-cell>
          <table:table-cell office:value-type="float" office:value="45805">
            <text:p>45805</text:p>
          </table:table-cell>
          <table:table-cell office:value-type="float" office:value="59903">
            <text:p>59903</text:p>
          </table:table-cell>
          <table:table-cell office:value-type="float" office:value="59405">
            <text:p>59405</text:p>
          </table:table-cell>
          <table:table-cell office:value-type="float" office:value="55389">
            <text:p>55389</text:p>
          </table:table-cell>
          <table:table-cell office:value-type="float" office:value="59235">
            <text:p>59235</text:p>
          </table:table-cell>
          <table:table-cell office:value-type="float" office:value="57559">
            <text:p>57559</text:p>
          </table:table-cell>
          <table:table-cell office:value-type="float" office:value="62210.1">
            <text:p>62210,1</text:p>
          </table:table-cell>
          <table:table-cell office:value-type="float" office:value="63646.2">
            <text:p>63646,2</text:p>
          </table:table-cell>
          <table:table-cell office:value-type="float" office:value="62035.3">
            <text:p>62035,3</text:p>
          </table:table-cell>
          <table:table-cell office:value-type="float" office:value="68612.9">
            <text:p>68612,9</text:p>
          </table:table-cell>
          <table:table-cell office:value-type="float" office:value="73956.8">
            <text:p>73956,8</text:p>
          </table:table-cell>
          <table:table-cell office:value-type="float" office:value="65203.5">
            <text:p>65203,5</text:p>
          </table:table-cell>
          <table:table-cell office:value-type="float" office:value="68213">
            <text:p>68213</text:p>
          </table:table-cell>
          <table:table-cell office:value-type="float" office:value="80875">
            <text:p>80875</text:p>
          </table:table-cell>
          <table:table-cell office:value-type="float" office:value="82253">
            <text:p>82253</text:p>
          </table:table-cell>
          <table:table-cell office:value-type="float" office:value="80075.65">
            <text:p>80075,65</text:p>
          </table:table-cell>
          <table:table-cell office:value-type="float" office:value="81492.48">
            <text:p>81492,48</text:p>
          </table:table-cell>
          <table:table-cell office:value-type="float" office:value="78972.55">
            <text:p>78972,55</text:p>
          </table:table-cell>
          <table:table-cell office:value-type="float" office:value="81905.48">
            <text:p>81905,48</text:p>
          </table:table-cell>
          <table:table-cell office:value-type="float" office:value="85150.68">
            <text:p>85150,68</text:p>
          </table:table-cell>
          <table:table-cell office:value-type="float" office:value="82995.08">
            <text:p>82995,08</text:p>
          </table:table-cell>
          <table:table-cell office:value-type="float" office:value="97802.6">
            <text:p>97802,6</text:p>
          </table:table-cell>
          <table:table-cell office:value-type="float" office:value="104088.75">
            <text:p>104088,75</text:p>
          </table:table-cell>
          <table:table-cell office:value-type="float" office:value="87562">
            <text:p>87562</text:p>
          </table:table-cell>
          <table:table-cell office:value-type="float" office:value="94046">
            <text:p>94046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LA PAISANITA </text:p>
          </table:table-cell>
          <table:table-cell office:value-type="string">
            <text:p>Comuna</text:p>
          </table:table-cell>
          <table:table-cell office:value-type="float" office:value="14873">
            <text:p>14873</text:p>
          </table:table-cell>
          <table:table-cell office:value-type="float" office:value="17451">
            <text:p>17451</text:p>
          </table:table-cell>
          <table:table-cell office:value-type="float" office:value="15789">
            <text:p>15789</text:p>
          </table:table-cell>
          <table:table-cell office:value-type="float" office:value="16663">
            <text:p>16663</text:p>
          </table:table-cell>
          <table:table-cell office:value-type="float" office:value="17944">
            <text:p>17944</text:p>
          </table:table-cell>
          <table:table-cell office:value-type="float" office:value="19038">
            <text:p>19038</text:p>
          </table:table-cell>
          <table:table-cell office:value-type="float" office:value="18356">
            <text:p>18356</text:p>
          </table:table-cell>
          <table:table-cell office:value-type="float" office:value="17779">
            <text:p>17779</text:p>
          </table:table-cell>
          <table:table-cell office:value-type="float" office:value="17893">
            <text:p>17893</text:p>
          </table:table-cell>
          <table:table-cell office:value-type="float" office:value="19024">
            <text:p>19024</text:p>
          </table:table-cell>
          <table:table-cell office:value-type="float" office:value="18302">
            <text:p>18302</text:p>
          </table:table-cell>
          <table:table-cell office:value-type="float" office:value="19720">
            <text:p>19720</text:p>
          </table:table-cell>
          <table:table-cell office:value-type="float" office:value="19484">
            <text:p>19484</text:p>
          </table:table-cell>
          <table:table-cell office:value-type="float" office:value="21626">
            <text:p>21626</text:p>
          </table:table-cell>
          <table:table-cell office:value-type="float" office:value="20567">
            <text:p>20567</text:p>
          </table:table-cell>
          <table:table-cell office:value-type="float" office:value="20858">
            <text:p>20858</text:p>
          </table:table-cell>
          <table:table-cell office:value-type="float" office:value="25008">
            <text:p>25008</text:p>
          </table:table-cell>
          <table:table-cell office:value-type="float" office:value="26177">
            <text:p>26177</text:p>
          </table:table-cell>
          <table:table-cell office:value-type="float" office:value="24626">
            <text:p>24626</text:p>
          </table:table-cell>
          <table:table-cell office:value-type="float" office:value="23828">
            <text:p>23828</text:p>
          </table:table-cell>
          <table:table-cell office:value-type="float" office:value="25090">
            <text:p>25090</text:p>
          </table:table-cell>
          <table:table-cell office:value-type="float" office:value="23961">
            <text:p>23961</text:p>
          </table:table-cell>
          <table:table-cell office:value-type="float" office:value="25478">
            <text:p>25478</text:p>
          </table:table-cell>
          <table:table-cell office:value-type="float" office:value="22178">
            <text:p>22178</text:p>
          </table:table-cell>
          <table:table-cell office:value-type="float" office:value="28690">
            <text:p>28690</text:p>
          </table:table-cell>
          <table:table-cell office:value-type="float" office:value="28432">
            <text:p>28432</text:p>
          </table:table-cell>
          <table:table-cell office:value-type="float" office:value="18865">
            <text:p>18865</text:p>
          </table:table-cell>
          <table:table-cell office:value-type="float" office:value="23436">
            <text:p>23436</text:p>
          </table:table-cell>
          <table:table-cell office:value-type="float" office:value="28902">
            <text:p>28902</text:p>
          </table:table-cell>
          <table:table-cell office:value-type="float" office:value="29004">
            <text:p>29004</text:p>
          </table:table-cell>
          <table:table-cell office:value-type="float" office:value="59017.36">
            <text:p>59017,36</text:p>
          </table:table-cell>
          <table:table-cell office:value-type="float" office:value="60214.23">
            <text:p>60214,23</text:p>
          </table:table-cell>
          <table:table-cell office:value-type="float" office:value="61357.96">
            <text:p>61357,96</text:p>
          </table:table-cell>
          <table:table-cell office:value-type="float" office:value="27760.89">
            <text:p>27760,89</text:p>
          </table:table-cell>
          <table:table-cell office:value-type="float" office:value="30946.79">
            <text:p>30946,79</text:p>
          </table:table-cell>
          <table:table-cell office:value-type="float" office:value="29955.8">
            <text:p>29955,8</text:p>
          </table:table-cell>
          <table:table-cell office:value-type="float" office:value="33586">
            <text:p>33586</text:p>
          </table:table-cell>
          <table:table-cell office:value-type="float" office:value="29034">
            <text:p>29034</text:p>
          </table:table-cell>
          <table:table-cell office:value-type="float" office:value="28568">
            <text:p>28568</text:p>
          </table:table-cell>
          <table:table-cell office:value-type="float" office:value="27297">
            <text:p>27297</text:p>
          </table:table-cell>
          <table:table-cell office:value-type="float" office:value="35698">
            <text:p>35698</text:p>
          </table:table-cell>
          <table:table-cell office:value-type="float" office:value="35401">
            <text:p>35401</text:p>
          </table:table-cell>
          <table:table-cell office:value-type="float" office:value="33008">
            <text:p>33008</text:p>
          </table:table-cell>
          <table:table-cell office:value-type="float" office:value="35300">
            <text:p>35300</text:p>
          </table:table-cell>
          <table:table-cell office:value-type="float" office:value="34301">
            <text:p>34301</text:p>
          </table:table-cell>
          <table:table-cell office:value-type="float" office:value="37072.9">
            <text:p>37072,9</text:p>
          </table:table-cell>
          <table:table-cell office:value-type="float" office:value="37928.7">
            <text:p>37928,7</text:p>
          </table:table-cell>
          <table:table-cell office:value-type="float" office:value="36969.7">
            <text:p>36969,7</text:p>
          </table:table-cell>
          <table:table-cell office:value-type="float" office:value="40888.5">
            <text:p>40888,5</text:p>
          </table:table-cell>
          <table:table-cell office:value-type="float" office:value="44073.1">
            <text:p>44073,1</text:p>
          </table:table-cell>
          <table:table-cell office:value-type="float" office:value="38856.7">
            <text:p>38856,7</text:p>
          </table:table-cell>
          <table:table-cell office:value-type="float" office:value="40650">
            <text:p>40650</text:p>
          </table:table-cell>
          <table:table-cell office:value-type="float" office:value="48196">
            <text:p>48196</text:p>
          </table:table-cell>
          <table:table-cell office:value-type="float" office:value="49017">
            <text:p>49017</text:p>
          </table:table-cell>
          <table:table-cell office:value-type="float" office:value="47719.5">
            <text:p>47719,5</text:p>
          </table:table-cell>
          <table:table-cell office:value-type="float" office:value="48563.82">
            <text:p>48563,82</text:p>
          </table:table-cell>
          <table:table-cell office:value-type="float" office:value="47062.12">
            <text:p>47062,12</text:p>
          </table:table-cell>
          <table:table-cell office:value-type="float" office:value="48809.95">
            <text:p>48809,95</text:p>
          </table:table-cell>
          <table:table-cell office:value-type="float" office:value="50743.86">
            <text:p>50743,86</text:p>
          </table:table-cell>
          <table:table-cell office:value-type="float" office:value="49459.27">
            <text:p>49459,27</text:p>
          </table:table-cell>
          <table:table-cell office:value-type="float" office:value="58283.52">
            <text:p>58283,52</text:p>
          </table:table-cell>
          <table:table-cell office:value-type="float" office:value="62029.62">
            <text:p>62029,62</text:p>
          </table:table-cell>
          <table:table-cell office:value-type="float" office:value="52180.84">
            <text:p>52180,84</text:p>
          </table:table-cell>
          <table:table-cell office:value-type="float" office:value="56045">
            <text:p>56045</text:p>
          </table:table-cell>
          <table:table-cell table:number-columns-repeated="907"/>
        </table:table-row>
        <table:table-row table:style-name="ro2">
          <table:table-cell office:value-type="string">
            <text:p>TOTORAL</text:p>
          </table:table-cell>
          <table:table-cell office:value-type="string">
            <text:p>LA PAMPA </text:p>
          </table:table-cell>
          <table:table-cell office:value-type="string">
            <text:p>Comuna</text:p>
          </table:table-cell>
          <table:table-cell office:value-type="float" office:value="25901">
            <text:p>25901</text:p>
          </table:table-cell>
          <table:table-cell office:value-type="float" office:value="30393">
            <text:p>30393</text:p>
          </table:table-cell>
          <table:table-cell office:value-type="float" office:value="27497">
            <text:p>27497</text:p>
          </table:table-cell>
          <table:table-cell office:value-type="float" office:value="29020">
            <text:p>29020</text:p>
          </table:table-cell>
          <table:table-cell office:value-type="float" office:value="31251">
            <text:p>31251</text:p>
          </table:table-cell>
          <table:table-cell office:value-type="float" office:value="33156">
            <text:p>33156</text:p>
          </table:table-cell>
          <table:table-cell office:value-type="float" office:value="31969">
            <text:p>31969</text:p>
          </table:table-cell>
          <table:table-cell office:value-type="float" office:value="30964">
            <text:p>30964</text:p>
          </table:table-cell>
          <table:table-cell office:value-type="float" office:value="31161">
            <text:p>31161</text:p>
          </table:table-cell>
          <table:table-cell office:value-type="float" office:value="33132">
            <text:p>33132</text:p>
          </table:table-cell>
          <table:table-cell office:value-type="float" office:value="31874">
            <text:p>31874</text:p>
          </table:table-cell>
          <table:table-cell office:value-type="float" office:value="34344">
            <text:p>34344</text:p>
          </table:table-cell>
          <table:table-cell office:value-type="float" office:value="33933">
            <text:p>33933</text:p>
          </table:table-cell>
          <table:table-cell office:value-type="float" office:value="37663">
            <text:p>37663</text:p>
          </table:table-cell>
          <table:table-cell office:value-type="float" office:value="35819">
            <text:p>35819</text:p>
          </table:table-cell>
          <table:table-cell office:value-type="float" office:value="36325">
            <text:p>36325</text:p>
          </table:table-cell>
          <table:table-cell office:value-type="float" office:value="43553">
            <text:p>43553</text:p>
          </table:table-cell>
          <table:table-cell office:value-type="float" office:value="45589">
            <text:p>45589</text:p>
          </table:table-cell>
          <table:table-cell office:value-type="float" office:value="42888">
            <text:p>42888</text:p>
          </table:table-cell>
          <table:table-cell office:value-type="float" office:value="41498">
            <text:p>41498</text:p>
          </table:table-cell>
          <table:table-cell office:value-type="float" office:value="43696">
            <text:p>43696</text:p>
          </table:table-cell>
          <table:table-cell office:value-type="float" office:value="41730">
            <text:p>41730</text:p>
          </table:table-cell>
          <table:table-cell office:value-type="float" office:value="44372">
            <text:p>44372</text:p>
          </table:table-cell>
          <table:table-cell office:value-type="float" office:value="38626">
            <text:p>38626</text:p>
          </table:table-cell>
          <table:table-cell office:value-type="float" office:value="49966">
            <text:p>49966</text:p>
          </table:table-cell>
          <table:table-cell office:value-type="float" office:value="49517">
            <text:p>49517</text:p>
          </table:table-cell>
          <table:table-cell office:value-type="float" office:value="54549">
            <text:p>54549</text:p>
          </table:table-cell>
          <table:table-cell office:value-type="float" office:value="49913">
            <text:p>49913</text:p>
          </table:table-cell>
          <table:table-cell office:value-type="float" office:value="61556">
            <text:p>61556</text:p>
          </table:table-cell>
          <table:table-cell office:value-type="float" office:value="61773">
            <text:p>61773</text:p>
          </table:table-cell>
          <table:table-cell office:value-type="float" office:value="40273.15">
            <text:p>40273,15</text:p>
          </table:table-cell>
          <table:table-cell office:value-type="float" office:value="41089.89">
            <text:p>41089,89</text:p>
          </table:table-cell>
          <table:table-cell office:value-type="float" office:value="41870.37">
            <text:p>41870,37</text:p>
          </table:table-cell>
          <table:table-cell office:value-type="float" office:value="59125.11">
            <text:p>59125,11</text:p>
          </table:table-cell>
          <table:table-cell office:value-type="float" office:value="65910.45">
            <text:p>65910,45</text:p>
          </table:table-cell>
          <table:table-cell office:value-type="float" office:value="63799.83">
            <text:p>63799,83</text:p>
          </table:table-cell>
          <table:table-cell office:value-type="float" office:value="71531">
            <text:p>71531</text:p>
          </table:table-cell>
          <table:table-cell office:value-type="float" office:value="61837">
            <text:p>61837</text:p>
          </table:table-cell>
          <table:table-cell office:value-type="float" office:value="60843">
            <text:p>60843</text:p>
          </table:table-cell>
          <table:table-cell office:value-type="float" office:value="58136">
            <text:p>58136</text:p>
          </table:table-cell>
          <table:table-cell office:value-type="float" office:value="76030">
            <text:p>76030</text:p>
          </table:table-cell>
          <table:table-cell office:value-type="float" office:value="75398">
            <text:p>75398</text:p>
          </table:table-cell>
          <table:table-cell office:value-type="float" office:value="70301">
            <text:p>70301</text:p>
          </table:table-cell>
          <table:table-cell office:value-type="float" office:value="75182">
            <text:p>75182</text:p>
          </table:table-cell>
          <table:table-cell office:value-type="float" office:value="73055">
            <text:p>73055</text:p>
          </table:table-cell>
          <table:table-cell office:value-type="float" office:value="78957.8">
            <text:p>78957,8</text:p>
          </table:table-cell>
          <table:table-cell office:value-type="float" office:value="80780.5">
            <text:p>80780,5</text:p>
          </table:table-cell>
          <table:table-cell office:value-type="float" office:value="78735.9">
            <text:p>78735,9</text:p>
          </table:table-cell>
          <table:table-cell office:value-type="float" office:value="87084.3">
            <text:p>87084,3</text:p>
          </table:table-cell>
          <table:table-cell office:value-type="float" office:value="93866.8">
            <text:p>93866,8</text:p>
          </table:table-cell>
          <table:table-cell office:value-type="float" office:value="82757">
            <text:p>82757</text:p>
          </table:table-cell>
          <table:table-cell office:value-type="float" office:value="86576">
            <text:p>86576</text:p>
          </table:table-cell>
          <table:table-cell office:value-type="float" office:value="102648">
            <text:p>102648</text:p>
          </table:table-cell>
          <table:table-cell office:value-type="float" office:value="104396">
            <text:p>104396</text:p>
          </table:table-cell>
          <table:table-cell office:value-type="float" office:value="101632.93">
            <text:p>101632,93</text:p>
          </table:table-cell>
          <table:table-cell office:value-type="float" office:value="103431.18">
            <text:p>103431,18</text:p>
          </table:table-cell>
          <table:table-cell office:value-type="float" office:value="100232.87">
            <text:p>100232,87</text:p>
          </table:table-cell>
          <table:table-cell office:value-type="float" office:value="103955.38">
            <text:p>103955,38</text:p>
          </table:table-cell>
          <table:table-cell office:value-type="float" office:value="108074.21">
            <text:p>108074,21</text:p>
          </table:table-cell>
          <table:table-cell office:value-type="float" office:value="105338.31">
            <text:p>105338,31</text:p>
          </table:table-cell>
          <table:table-cell office:value-type="float" office:value="124132.18">
            <text:p>124132,18</text:p>
          </table:table-cell>
          <table:table-cell office:value-type="float" office:value="132110.63">
            <text:p>132110,63</text:p>
          </table:table-cell>
          <table:table-cell office:value-type="float" office:value="111134.7">
            <text:p>111134,7</text:p>
          </table:table-cell>
          <table:table-cell office:value-type="float" office:value="119365">
            <text:p>119365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LA PLAYA </text:p>
          </table:table-cell>
          <table:table-cell office:value-type="string">
            <text:p>Comuna</text:p>
          </table:table-cell>
          <table:table-cell office:value-type="float" office:value="15986">
            <text:p>15986</text:p>
          </table:table-cell>
          <table:table-cell office:value-type="float" office:value="18757">
            <text:p>18757</text:p>
          </table:table-cell>
          <table:table-cell office:value-type="float" office:value="16970">
            <text:p>16970</text:p>
          </table:table-cell>
          <table:table-cell office:value-type="float" office:value="17910">
            <text:p>17910</text:p>
          </table:table-cell>
          <table:table-cell office:value-type="float" office:value="19286">
            <text:p>19286</text:p>
          </table:table-cell>
          <table:table-cell office:value-type="float" office:value="20462">
            <text:p>20462</text:p>
          </table:table-cell>
          <table:table-cell office:value-type="float" office:value="19730">
            <text:p>19730</text:p>
          </table:table-cell>
          <table:table-cell office:value-type="float" office:value="19110">
            <text:p>19110</text:p>
          </table:table-cell>
          <table:table-cell office:value-type="float" office:value="19231">
            <text:p>19231</text:p>
          </table:table-cell>
          <table:table-cell office:value-type="float" office:value="20448">
            <text:p>20448</text:p>
          </table:table-cell>
          <table:table-cell office:value-type="float" office:value="19672">
            <text:p>19672</text:p>
          </table:table-cell>
          <table:table-cell office:value-type="float" office:value="21196">
            <text:p>21196</text:p>
          </table:table-cell>
          <table:table-cell office:value-type="float" office:value="20942">
            <text:p>20942</text:p>
          </table:table-cell>
          <table:table-cell office:value-type="float" office:value="23244">
            <text:p>23244</text:p>
          </table:table-cell>
          <table:table-cell office:value-type="float" office:value="22106">
            <text:p>22106</text:p>
          </table:table-cell>
          <table:table-cell office:value-type="float" office:value="22418">
            <text:p>22418</text:p>
          </table:table-cell>
          <table:table-cell office:value-type="float" office:value="26880">
            <text:p>26880</text:p>
          </table:table-cell>
          <table:table-cell office:value-type="float" office:value="28136">
            <text:p>28136</text:p>
          </table:table-cell>
          <table:table-cell office:value-type="float" office:value="26469">
            <text:p>26469</text:p>
          </table:table-cell>
          <table:table-cell office:value-type="float" office:value="25611">
            <text:p>25611</text:p>
          </table:table-cell>
          <table:table-cell office:value-type="float" office:value="26968">
            <text:p>26968</text:p>
          </table:table-cell>
          <table:table-cell office:value-type="float" office:value="25754">
            <text:p>25754</text:p>
          </table:table-cell>
          <table:table-cell office:value-type="float" office:value="27385">
            <text:p>27385</text:p>
          </table:table-cell>
          <table:table-cell office:value-type="float" office:value="23838">
            <text:p>23838</text:p>
          </table:table-cell>
          <table:table-cell office:value-type="float" office:value="30837">
            <text:p>30837</text:p>
          </table:table-cell>
          <table:table-cell office:value-type="float" office:value="30560">
            <text:p>30560</text:p>
          </table:table-cell>
          <table:table-cell office:value-type="float" office:value="43714">
            <text:p>43714</text:p>
          </table:table-cell>
          <table:table-cell office:value-type="float" office:value="34061">
            <text:p>34061</text:p>
          </table:table-cell>
          <table:table-cell office:value-type="float" office:value="42005">
            <text:p>42005</text:p>
          </table:table-cell>
          <table:table-cell office:value-type="float" office:value="42154">
            <text:p>42154</text:p>
          </table:table-cell>
          <table:table-cell office:value-type="float" office:value="46706.4">
            <text:p>46706,4</text:p>
          </table:table-cell>
          <table:table-cell office:value-type="float" office:value="47653.6">
            <text:p>47653,6</text:p>
          </table:table-cell>
          <table:table-cell office:value-type="float" office:value="48558.75">
            <text:p>48558,75</text:p>
          </table:table-cell>
          <table:table-cell office:value-type="float" office:value="40346.68">
            <text:p>40346,68</text:p>
          </table:table-cell>
          <table:table-cell office:value-type="float" office:value="44976.96">
            <text:p>44976,96</text:p>
          </table:table-cell>
          <table:table-cell office:value-type="float" office:value="43536.69">
            <text:p>43536,69</text:p>
          </table:table-cell>
          <table:table-cell office:value-type="float" office:value="48812">
            <text:p>48812</text:p>
          </table:table-cell>
          <table:table-cell office:value-type="float" office:value="42197">
            <text:p>42197</text:p>
          </table:table-cell>
          <table:table-cell office:value-type="float" office:value="41519">
            <text:p>41519</text:p>
          </table:table-cell>
          <table:table-cell office:value-type="float" office:value="39672">
            <text:p>39672</text:p>
          </table:table-cell>
          <table:table-cell office:value-type="float" office:value="51882">
            <text:p>51882</text:p>
          </table:table-cell>
          <table:table-cell office:value-type="float" office:value="51451">
            <text:p>51451</text:p>
          </table:table-cell>
          <table:table-cell office:value-type="float" office:value="47973">
            <text:p>47973</text:p>
          </table:table-cell>
          <table:table-cell office:value-type="float" office:value="51304">
            <text:p>51304</text:p>
          </table:table-cell>
          <table:table-cell office:value-type="float" office:value="49852">
            <text:p>49852</text:p>
          </table:table-cell>
          <table:table-cell office:value-type="float" office:value="53880.4">
            <text:p>53880,4</text:p>
          </table:table-cell>
          <table:table-cell office:value-type="float" office:value="55124.2">
            <text:p>55124,2</text:p>
          </table:table-cell>
          <table:table-cell office:value-type="float" office:value="53729">
            <text:p>53729</text:p>
          </table:table-cell>
          <table:table-cell office:value-type="float" office:value="59425.9">
            <text:p>59425,9</text:p>
          </table:table-cell>
          <table:table-cell office:value-type="float" office:value="64054.2">
            <text:p>64054,2</text:p>
          </table:table-cell>
          <table:table-cell office:value-type="float" office:value="56473">
            <text:p>56473</text:p>
          </table:table-cell>
          <table:table-cell office:value-type="float" office:value="59079">
            <text:p>59079</text:p>
          </table:table-cell>
          <table:table-cell office:value-type="float" office:value="70046">
            <text:p>70046</text:p>
          </table:table-cell>
          <table:table-cell office:value-type="float" office:value="71240">
            <text:p>71240</text:p>
          </table:table-cell>
          <table:table-cell office:value-type="float" office:value="69353.81">
            <text:p>69353,81</text:p>
          </table:table-cell>
          <table:table-cell office:value-type="float" office:value="70580.93">
            <text:p>70580,93</text:p>
          </table:table-cell>
          <table:table-cell office:value-type="float" office:value="68398.41">
            <text:p>68398,41</text:p>
          </table:table-cell>
          <table:table-cell office:value-type="float" office:value="70938.63">
            <text:p>70938,63</text:p>
          </table:table-cell>
          <table:table-cell office:value-type="float" office:value="73749.31">
            <text:p>73749,31</text:p>
          </table:table-cell>
          <table:table-cell office:value-type="float" office:value="71882.34">
            <text:p>71882,34</text:p>
          </table:table-cell>
          <table:table-cell office:value-type="float" office:value="84707.18">
            <text:p>84707,18</text:p>
          </table:table-cell>
          <table:table-cell office:value-type="float" office:value="90151.64">
            <text:p>90151,64</text:p>
          </table:table-cell>
          <table:table-cell office:value-type="float" office:value="75837.77">
            <text:p>75837,77</text:p>
          </table:table-cell>
          <table:table-cell office:value-type="float" office:value="81454">
            <text:p>81454</text:p>
          </table:table-cell>
          <table:table-cell table:number-columns-repeated="907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LA POBLACION </text:p>
          </table:table-cell>
          <table:table-cell office:value-type="string">
            <text:p>Comuna</text:p>
          </table:table-cell>
          <table:table-cell office:value-type="float" office:value="20635">
            <text:p>20635</text:p>
          </table:table-cell>
          <table:table-cell office:value-type="float" office:value="24212">
            <text:p>24212</text:p>
          </table:table-cell>
          <table:table-cell office:value-type="float" office:value="21906">
            <text:p>21906</text:p>
          </table:table-cell>
          <table:table-cell office:value-type="float" office:value="23118">
            <text:p>23118</text:p>
          </table:table-cell>
          <table:table-cell office:value-type="float" office:value="24896">
            <text:p>24896</text:p>
          </table:table-cell>
          <table:table-cell office:value-type="float" office:value="26413">
            <text:p>26413</text:p>
          </table:table-cell>
          <table:table-cell office:value-type="float" office:value="25468">
            <text:p>25468</text:p>
          </table:table-cell>
          <table:table-cell office:value-type="float" office:value="24667">
            <text:p>24667</text:p>
          </table:table-cell>
          <table:table-cell office:value-type="float" office:value="24824">
            <text:p>24824</text:p>
          </table:table-cell>
          <table:table-cell office:value-type="float" office:value="26394">
            <text:p>26394</text:p>
          </table:table-cell>
          <table:table-cell office:value-type="float" office:value="25393">
            <text:p>25393</text:p>
          </table:table-cell>
          <table:table-cell office:value-type="float" office:value="27360">
            <text:p>27360</text:p>
          </table:table-cell>
          <table:table-cell office:value-type="float" office:value="27033">
            <text:p>27033</text:p>
          </table:table-cell>
          <table:table-cell office:value-type="float" office:value="30004">
            <text:p>30004</text:p>
          </table:table-cell>
          <table:table-cell office:value-type="float" office:value="28535">
            <text:p>28535</text:p>
          </table:table-cell>
          <table:table-cell office:value-type="float" office:value="28938">
            <text:p>28938</text:p>
          </table:table-cell>
          <table:table-cell office:value-type="float" office:value="34697">
            <text:p>34697</text:p>
          </table:table-cell>
          <table:table-cell office:value-type="float" office:value="36318">
            <text:p>36318</text:p>
          </table:table-cell>
          <table:table-cell office:value-type="float" office:value="34167">
            <text:p>34167</text:p>
          </table:table-cell>
          <table:table-cell office:value-type="float" office:value="33059">
            <text:p>33059</text:p>
          </table:table-cell>
          <table:table-cell office:value-type="float" office:value="34810">
            <text:p>34810</text:p>
          </table:table-cell>
          <table:table-cell office:value-type="float" office:value="33244">
            <text:p>33244</text:p>
          </table:table-cell>
          <table:table-cell office:value-type="float" office:value="35349">
            <text:p>35349</text:p>
          </table:table-cell>
          <table:table-cell office:value-type="float" office:value="30771">
            <text:p>30771</text:p>
          </table:table-cell>
          <table:table-cell office:value-type="float" office:value="39805">
            <text:p>39805</text:p>
          </table:table-cell>
          <table:table-cell office:value-type="float" office:value="39447">
            <text:p>39447</text:p>
          </table:table-cell>
          <table:table-cell office:value-type="float" office:value="42649">
            <text:p>42649</text:p>
          </table:table-cell>
          <table:table-cell office:value-type="float" office:value="39501">
            <text:p>39501</text:p>
          </table:table-cell>
          <table:table-cell office:value-type="float" office:value="48715">
            <text:p>48715</text:p>
          </table:table-cell>
          <table:table-cell office:value-type="float" office:value="48887">
            <text:p>48887</text:p>
          </table:table-cell>
          <table:table-cell office:value-type="float" office:value="35897.92">
            <text:p>35897,92</text:p>
          </table:table-cell>
          <table:table-cell office:value-type="float" office:value="36625.93">
            <text:p>36625,93</text:p>
          </table:table-cell>
          <table:table-cell office:value-type="float" office:value="37321.62">
            <text:p>37321,62</text:p>
          </table:table-cell>
          <table:table-cell office:value-type="float" office:value="46791.67">
            <text:p>46791,67</text:p>
          </table:table-cell>
          <table:table-cell office:value-type="float" office:value="52161.6">
            <text:p>52161,6</text:p>
          </table:table-cell>
          <table:table-cell office:value-type="float" office:value="50491.25">
            <text:p>50491,25</text:p>
          </table:table-cell>
          <table:table-cell office:value-type="float" office:value="56609">
            <text:p>56609</text:p>
          </table:table-cell>
          <table:table-cell office:value-type="float" office:value="48938">
            <text:p>48938</text:p>
          </table:table-cell>
          <table:table-cell office:value-type="float" office:value="48152">
            <text:p>48152</text:p>
          </table:table-cell>
          <table:table-cell office:value-type="float" office:value="46009">
            <text:p>46009</text:p>
          </table:table-cell>
          <table:table-cell office:value-type="float" office:value="60170">
            <text:p>60170</text:p>
          </table:table-cell>
          <table:table-cell office:value-type="float" office:value="59670">
            <text:p>59670</text:p>
          </table:table-cell>
          <table:table-cell office:value-type="float" office:value="55636">
            <text:p>55636</text:p>
          </table:table-cell>
          <table:table-cell office:value-type="float" office:value="59499">
            <text:p>59499</text:p>
          </table:table-cell>
          <table:table-cell office:value-type="float" office:value="57816">
            <text:p>57816</text:p>
          </table:table-cell>
          <table:table-cell office:value-type="float" office:value="62487.3">
            <text:p>62487,3</text:p>
          </table:table-cell>
          <table:table-cell office:value-type="float" office:value="63929.7">
            <text:p>63929,7</text:p>
          </table:table-cell>
          <table:table-cell office:value-type="float" office:value="62311.7">
            <text:p>62311,7</text:p>
          </table:table-cell>
          <table:table-cell office:value-type="float" office:value="68918.6">
            <text:p>68918,6</text:p>
          </table:table-cell>
          <table:table-cell office:value-type="float" office:value="74286.3">
            <text:p>74286,3</text:p>
          </table:table-cell>
          <table:table-cell office:value-type="float" office:value="65494">
            <text:p>65494</text:p>
          </table:table-cell>
          <table:table-cell office:value-type="float" office:value="68517">
            <text:p>68517</text:p>
          </table:table-cell>
          <table:table-cell office:value-type="float" office:value="81235">
            <text:p>81235</text:p>
          </table:table-cell>
          <table:table-cell office:value-type="float" office:value="82619">
            <text:p>82619</text:p>
          </table:table-cell>
          <table:table-cell office:value-type="float" office:value="80432.41">
            <text:p>80432,41</text:p>
          </table:table-cell>
          <table:table-cell office:value-type="float" office:value="81855.55">
            <text:p>81855,55</text:p>
          </table:table-cell>
          <table:table-cell office:value-type="float" office:value="79324.39">
            <text:p>79324,39</text:p>
          </table:table-cell>
          <table:table-cell office:value-type="float" office:value="82270.39">
            <text:p>82270,39</text:p>
          </table:table-cell>
          <table:table-cell office:value-type="float" office:value="85530.04">
            <text:p>85530,04</text:p>
          </table:table-cell>
          <table:table-cell office:value-type="float" office:value="83364.85">
            <text:p>83364,85</text:p>
          </table:table-cell>
          <table:table-cell office:value-type="float" office:value="98238.34">
            <text:p>98238,34</text:p>
          </table:table-cell>
          <table:table-cell office:value-type="float" office:value="104552.49">
            <text:p>104552,49</text:p>
          </table:table-cell>
          <table:table-cell office:value-type="float" office:value="87952.11">
            <text:p>87952,11</text:p>
          </table:table-cell>
          <table:table-cell office:value-type="float" office:value="94465">
            <text:p>94465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LA POSTA </text:p>
          </table:table-cell>
          <table:table-cell office:value-type="string">
            <text:p>Comuna</text:p>
          </table:table-cell>
          <table:table-cell office:value-type="float" office:value="15873">
            <text:p>15873</text:p>
          </table:table-cell>
          <table:table-cell office:value-type="float" office:value="18625">
            <text:p>18625</text:p>
          </table:table-cell>
          <table:table-cell office:value-type="float" office:value="16850">
            <text:p>16850</text:p>
          </table:table-cell>
          <table:table-cell office:value-type="float" office:value="17784">
            <text:p>17784</text:p>
          </table:table-cell>
          <table:table-cell office:value-type="float" office:value="19151">
            <text:p>19151</text:p>
          </table:table-cell>
          <table:table-cell office:value-type="float" office:value="20318">
            <text:p>20318</text:p>
          </table:table-cell>
          <table:table-cell office:value-type="float" office:value="19591">
            <text:p>19591</text:p>
          </table:table-cell>
          <table:table-cell office:value-type="float" office:value="18975">
            <text:p>18975</text:p>
          </table:table-cell>
          <table:table-cell office:value-type="float" office:value="19096">
            <text:p>19096</text:p>
          </table:table-cell>
          <table:table-cell office:value-type="float" office:value="20304">
            <text:p>20304</text:p>
          </table:table-cell>
          <table:table-cell office:value-type="float" office:value="19533">
            <text:p>19533</text:p>
          </table:table-cell>
          <table:table-cell office:value-type="float" office:value="21046">
            <text:p>21046</text:p>
          </table:table-cell>
          <table:table-cell office:value-type="float" office:value="20795">
            <text:p>20795</text:p>
          </table:table-cell>
          <table:table-cell office:value-type="float" office:value="23081">
            <text:p>23081</text:p>
          </table:table-cell>
          <table:table-cell office:value-type="float" office:value="21950">
            <text:p>21950</text:p>
          </table:table-cell>
          <table:table-cell office:value-type="float" office:value="22261">
            <text:p>22261</text:p>
          </table:table-cell>
          <table:table-cell office:value-type="float" office:value="26690">
            <text:p>26690</text:p>
          </table:table-cell>
          <table:table-cell office:value-type="float" office:value="27938">
            <text:p>27938</text:p>
          </table:table-cell>
          <table:table-cell office:value-type="float" office:value="26283">
            <text:p>26283</text:p>
          </table:table-cell>
          <table:table-cell office:value-type="float" office:value="25430">
            <text:p>25430</text:p>
          </table:table-cell>
          <table:table-cell office:value-type="float" office:value="26778">
            <text:p>26778</text:p>
          </table:table-cell>
          <table:table-cell office:value-type="float" office:value="25573">
            <text:p>25573</text:p>
          </table:table-cell>
          <table:table-cell office:value-type="float" office:value="27192">
            <text:p>27192</text:p>
          </table:table-cell>
          <table:table-cell office:value-type="float" office:value="23670">
            <text:p>23670</text:p>
          </table:table-cell>
          <table:table-cell office:value-type="float" office:value="30620">
            <text:p>30620</text:p>
          </table:table-cell>
          <table:table-cell office:value-type="float" office:value="30345">
            <text:p>30345</text:p>
          </table:table-cell>
          <table:table-cell office:value-type="float" office:value="32727">
            <text:p>32727</text:p>
          </table:table-cell>
          <table:table-cell office:value-type="float" office:value="30360">
            <text:p>30360</text:p>
          </table:table-cell>
          <table:table-cell office:value-type="float" office:value="37442">
            <text:p>37442</text:p>
          </table:table-cell>
          <table:table-cell office:value-type="float" office:value="37574">
            <text:p>37574</text:p>
          </table:table-cell>
          <table:table-cell office:value-type="float" office:value="33471.62">
            <text:p>33471,62</text:p>
          </table:table-cell>
          <table:table-cell office:value-type="float" office:value="34150.42">
            <text:p>34150,42</text:p>
          </table:table-cell>
          <table:table-cell office:value-type="float" office:value="34799.09">
            <text:p>34799,09</text:p>
          </table:table-cell>
          <table:table-cell office:value-type="float" office:value="35963.46">
            <text:p>35963,46</text:p>
          </table:table-cell>
          <table:table-cell office:value-type="float" office:value="40090.72">
            <text:p>40090,72</text:p>
          </table:table-cell>
          <table:table-cell office:value-type="float" office:value="38806.91">
            <text:p>38806,91</text:p>
          </table:table-cell>
          <table:table-cell office:value-type="float" office:value="43509">
            <text:p>43509</text:p>
          </table:table-cell>
          <table:table-cell office:value-type="float" office:value="37613">
            <text:p>37613</text:p>
          </table:table-cell>
          <table:table-cell office:value-type="float" office:value="37009">
            <text:p>37009</text:p>
          </table:table-cell>
          <table:table-cell office:value-type="float" office:value="35362">
            <text:p>35362</text:p>
          </table:table-cell>
          <table:table-cell office:value-type="float" office:value="46246">
            <text:p>46246</text:p>
          </table:table-cell>
          <table:table-cell office:value-type="float" office:value="45861">
            <text:p>45861</text:p>
          </table:table-cell>
          <table:table-cell office:value-type="float" office:value="42761">
            <text:p>42761</text:p>
          </table:table-cell>
          <table:table-cell office:value-type="float" office:value="45730">
            <text:p>45730</text:p>
          </table:table-cell>
          <table:table-cell office:value-type="float" office:value="44436">
            <text:p>44436</text:p>
          </table:table-cell>
          <table:table-cell office:value-type="float" office:value="48026.9">
            <text:p>48026,9</text:p>
          </table:table-cell>
          <table:table-cell office:value-type="float" office:value="49135.6">
            <text:p>49135,6</text:p>
          </table:table-cell>
          <table:table-cell office:value-type="float" office:value="47891.9">
            <text:p>47891,9</text:p>
          </table:table-cell>
          <table:table-cell office:value-type="float" office:value="52969.9">
            <text:p>52969,9</text:p>
          </table:table-cell>
          <table:table-cell office:value-type="float" office:value="57095.5">
            <text:p>57095,5</text:p>
          </table:table-cell>
          <table:table-cell office:value-type="float" office:value="50337.8">
            <text:p>50337,8</text:p>
          </table:table-cell>
          <table:table-cell office:value-type="float" office:value="52661">
            <text:p>52661</text:p>
          </table:table-cell>
          <table:table-cell office:value-type="float" office:value="62436">
            <text:p>62436</text:p>
          </table:table-cell>
          <table:table-cell office:value-type="float" office:value="63500">
            <text:p>63500</text:p>
          </table:table-cell>
          <table:table-cell office:value-type="float" office:value="61819.29">
            <text:p>61819,29</text:p>
          </table:table-cell>
          <table:table-cell office:value-type="float" office:value="62913.1">
            <text:p>62913,1</text:p>
          </table:table-cell>
          <table:table-cell office:value-type="float" office:value="60967.69">
            <text:p>60967,69</text:p>
          </table:table-cell>
          <table:table-cell office:value-type="float" office:value="63231.94">
            <text:p>63231,94</text:p>
          </table:table-cell>
          <table:table-cell office:value-type="float" office:value="65737.27">
            <text:p>65737,27</text:p>
          </table:table-cell>
          <table:table-cell office:value-type="float" office:value="64073.12">
            <text:p>64073,12</text:p>
          </table:table-cell>
          <table:table-cell office:value-type="float" office:value="75504.69">
            <text:p>75504,69</text:p>
          </table:table-cell>
          <table:table-cell office:value-type="float" office:value="80357.67">
            <text:p>80357,67</text:p>
          </table:table-cell>
          <table:table-cell office:value-type="float" office:value="67598.84">
            <text:p>67598,84</text:p>
          </table:table-cell>
          <table:table-cell office:value-type="float" office:value="72605">
            <text:p>72605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LA QUINTA </text:p>
          </table:table-cell>
          <table:table-cell office:value-type="string">
            <text:p>Comuna</text:p>
          </table:table-cell>
          <table:table-cell office:value-type="float" office:value="14846">
            <text:p>14846</text:p>
          </table:table-cell>
          <table:table-cell office:value-type="float" office:value="17421">
            <text:p>17421</text:p>
          </table:table-cell>
          <table:table-cell office:value-type="float" office:value="15761">
            <text:p>15761</text:p>
          </table:table-cell>
          <table:table-cell office:value-type="float" office:value="16634">
            <text:p>16634</text:p>
          </table:table-cell>
          <table:table-cell office:value-type="float" office:value="17912">
            <text:p>17912</text:p>
          </table:table-cell>
          <table:table-cell office:value-type="float" office:value="19004">
            <text:p>19004</text:p>
          </table:table-cell>
          <table:table-cell office:value-type="float" office:value="18324">
            <text:p>18324</text:p>
          </table:table-cell>
          <table:table-cell office:value-type="float" office:value="17748">
            <text:p>17748</text:p>
          </table:table-cell>
          <table:table-cell office:value-type="float" office:value="17861">
            <text:p>17861</text:p>
          </table:table-cell>
          <table:table-cell office:value-type="float" office:value="18990">
            <text:p>18990</text:p>
          </table:table-cell>
          <table:table-cell office:value-type="float" office:value="18270">
            <text:p>18270</text:p>
          </table:table-cell>
          <table:table-cell office:value-type="float" office:value="19685">
            <text:p>19685</text:p>
          </table:table-cell>
          <table:table-cell office:value-type="float" office:value="19450">
            <text:p>19450</text:p>
          </table:table-cell>
          <table:table-cell office:value-type="float" office:value="21588">
            <text:p>21588</text:p>
          </table:table-cell>
          <table:table-cell office:value-type="float" office:value="20530">
            <text:p>20530</text:p>
          </table:table-cell>
          <table:table-cell office:value-type="float" office:value="20821">
            <text:p>20821</text:p>
          </table:table-cell>
          <table:table-cell office:value-type="float" office:value="24964">
            <text:p>24964</text:p>
          </table:table-cell>
          <table:table-cell office:value-type="float" office:value="26131">
            <text:p>26131</text:p>
          </table:table-cell>
          <table:table-cell office:value-type="float" office:value="24583">
            <text:p>24583</text:p>
          </table:table-cell>
          <table:table-cell office:value-type="float" office:value="23785">
            <text:p>23785</text:p>
          </table:table-cell>
          <table:table-cell office:value-type="float" office:value="25046">
            <text:p>25046</text:p>
          </table:table-cell>
          <table:table-cell office:value-type="float" office:value="23919">
            <text:p>23919</text:p>
          </table:table-cell>
          <table:table-cell office:value-type="float" office:value="25433">
            <text:p>25433</text:p>
          </table:table-cell>
          <table:table-cell office:value-type="float" office:value="22139">
            <text:p>22139</text:p>
          </table:table-cell>
          <table:table-cell office:value-type="float" office:value="28639">
            <text:p>28639</text:p>
          </table:table-cell>
          <table:table-cell office:value-type="float" office:value="28382">
            <text:p>28382</text:p>
          </table:table-cell>
          <table:table-cell office:value-type="float" office:value="30338">
            <text:p>30338</text:p>
          </table:table-cell>
          <table:table-cell office:value-type="float" office:value="28308">
            <text:p>28308</text:p>
          </table:table-cell>
          <table:table-cell office:value-type="float" office:value="34911">
            <text:p>34911</text:p>
          </table:table-cell>
          <table:table-cell office:value-type="float" office:value="35035">
            <text:p>35035</text:p>
          </table:table-cell>
          <table:table-cell office:value-type="float" office:value="27910.09">
            <text:p>27910,09</text:p>
          </table:table-cell>
          <table:table-cell office:value-type="float" office:value="28476.11">
            <text:p>28476,11</text:p>
          </table:table-cell>
          <table:table-cell office:value-type="float" office:value="29016.99">
            <text:p>29016,99</text:p>
          </table:table-cell>
          <table:table-cell office:value-type="float" office:value="33532.73">
            <text:p>33532,73</text:p>
          </table:table-cell>
          <table:table-cell office:value-type="float" office:value="37381.03">
            <text:p>37381,03</text:p>
          </table:table-cell>
          <table:table-cell office:value-type="float" office:value="36183.99">
            <text:p>36183,99</text:p>
          </table:table-cell>
          <table:table-cell office:value-type="float" office:value="40569">
            <text:p>40569</text:p>
          </table:table-cell>
          <table:table-cell office:value-type="float" office:value="35071">
            <text:p>35071</text:p>
          </table:table-cell>
          <table:table-cell office:value-type="float" office:value="34507">
            <text:p>34507</text:p>
          </table:table-cell>
          <table:table-cell office:value-type="float" office:value="32972">
            <text:p>32972</text:p>
          </table:table-cell>
          <table:table-cell office:value-type="float" office:value="43120">
            <text:p>43120</text:p>
          </table:table-cell>
          <table:table-cell office:value-type="float" office:value="42762">
            <text:p>42762</text:p>
          </table:table-cell>
          <table:table-cell office:value-type="float" office:value="39871">
            <text:p>39871</text:p>
          </table:table-cell>
          <table:table-cell office:value-type="float" office:value="42640">
            <text:p>42640</text:p>
          </table:table-cell>
          <table:table-cell office:value-type="float" office:value="41433">
            <text:p>41433</text:p>
          </table:table-cell>
          <table:table-cell office:value-type="float" office:value="44780.8">
            <text:p>44780,8</text:p>
          </table:table-cell>
          <table:table-cell office:value-type="float" office:value="45814.5">
            <text:p>45814,5</text:p>
          </table:table-cell>
          <table:table-cell office:value-type="float" office:value="44655">
            <text:p>44655</text:p>
          </table:table-cell>
          <table:table-cell office:value-type="float" office:value="49389.7">
            <text:p>49389,7</text:p>
          </table:table-cell>
          <table:table-cell office:value-type="float" office:value="53236.4">
            <text:p>53236,4</text:p>
          </table:table-cell>
          <table:table-cell office:value-type="float" office:value="46935.5">
            <text:p>46935,5</text:p>
          </table:table-cell>
          <table:table-cell office:value-type="float" office:value="49102">
            <text:p>49102</text:p>
          </table:table-cell>
          <table:table-cell office:value-type="float" office:value="58216">
            <text:p>58216</text:p>
          </table:table-cell>
          <table:table-cell office:value-type="float" office:value="59208">
            <text:p>59208</text:p>
          </table:table-cell>
          <table:table-cell office:value-type="float" office:value="57640.99">
            <text:p>57640,99</text:p>
          </table:table-cell>
          <table:table-cell office:value-type="float" office:value="58660.86">
            <text:p>58660,86</text:p>
          </table:table-cell>
          <table:table-cell office:value-type="float" office:value="56846.94">
            <text:p>56846,94</text:p>
          </table:table-cell>
          <table:table-cell office:value-type="float" office:value="58958.16">
            <text:p>58958,16</text:p>
          </table:table-cell>
          <table:table-cell office:value-type="float" office:value="61294.15">
            <text:p>61294,15</text:p>
          </table:table-cell>
          <table:table-cell office:value-type="float" office:value="59742.49">
            <text:p>59742,49</text:p>
          </table:table-cell>
          <table:table-cell office:value-type="float" office:value="70401.41">
            <text:p>70401,41</text:p>
          </table:table-cell>
          <table:table-cell office:value-type="float" office:value="74926.37">
            <text:p>74926,37</text:p>
          </table:table-cell>
          <table:table-cell office:value-type="float" office:value="63029.9">
            <text:p>63029,9</text:p>
          </table:table-cell>
          <table:table-cell office:value-type="float" office:value="67697">
            <text:p>67697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LA RANCHERITA </text:p>
          </table:table-cell>
          <table:table-cell office:value-type="string">
            <text:p>Comuna</text:p>
          </table:table-cell>
          <table:table-cell office:value-type="float" office:value="12844">
            <text:p>12844</text:p>
          </table:table-cell>
          <table:table-cell office:value-type="float" office:value="15071">
            <text:p>15071</text:p>
          </table:table-cell>
          <table:table-cell office:value-type="float" office:value="13636">
            <text:p>13636</text:p>
          </table:table-cell>
          <table:table-cell office:value-type="float" office:value="14391">
            <text:p>14391</text:p>
          </table:table-cell>
          <table:table-cell office:value-type="float" office:value="15496">
            <text:p>15496</text:p>
          </table:table-cell>
          <table:table-cell office:value-type="float" office:value="16442">
            <text:p>16442</text:p>
          </table:table-cell>
          <table:table-cell office:value-type="float" office:value="15853">
            <text:p>15853</text:p>
          </table:table-cell>
          <table:table-cell office:value-type="float" office:value="15355">
            <text:p>15355</text:p>
          </table:table-cell>
          <table:table-cell office:value-type="float" office:value="15453">
            <text:p>15453</text:p>
          </table:table-cell>
          <table:table-cell office:value-type="float" office:value="16430">
            <text:p>16430</text:p>
          </table:table-cell>
          <table:table-cell office:value-type="float" office:value="15806">
            <text:p>15806</text:p>
          </table:table-cell>
          <table:table-cell office:value-type="float" office:value="17031">
            <text:p>17031</text:p>
          </table:table-cell>
          <table:table-cell office:value-type="float" office:value="16827">
            <text:p>16827</text:p>
          </table:table-cell>
          <table:table-cell office:value-type="float" office:value="18677">
            <text:p>18677</text:p>
          </table:table-cell>
          <table:table-cell office:value-type="float" office:value="17762">
            <text:p>17762</text:p>
          </table:table-cell>
          <table:table-cell office:value-type="float" office:value="18013">
            <text:p>18013</text:p>
          </table:table-cell>
          <table:table-cell office:value-type="float" office:value="21598">
            <text:p>21598</text:p>
          </table:table-cell>
          <table:table-cell office:value-type="float" office:value="22607">
            <text:p>22607</text:p>
          </table:table-cell>
          <table:table-cell office:value-type="float" office:value="21268">
            <text:p>21268</text:p>
          </table:table-cell>
          <table:table-cell office:value-type="float" office:value="20578">
            <text:p>20578</text:p>
          </table:table-cell>
          <table:table-cell office:value-type="float" office:value="21669">
            <text:p>21669</text:p>
          </table:table-cell>
          <table:table-cell office:value-type="float" office:value="20694">
            <text:p>20694</text:p>
          </table:table-cell>
          <table:table-cell office:value-type="float" office:value="22004">
            <text:p>22004</text:p>
          </table:table-cell>
          <table:table-cell office:value-type="float" office:value="19154">
            <text:p>19154</text:p>
          </table:table-cell>
          <table:table-cell office:value-type="float" office:value="24778">
            <text:p>24778</text:p>
          </table:table-cell>
          <table:table-cell office:value-type="float" office:value="24555">
            <text:p>24555</text:p>
          </table:table-cell>
          <table:table-cell office:value-type="float" office:value="23511">
            <text:p>23511</text:p>
          </table:table-cell>
          <table:table-cell office:value-type="float" office:value="23605">
            <text:p>23605</text:p>
          </table:table-cell>
          <table:table-cell office:value-type="float" office:value="29110">
            <text:p>29110</text:p>
          </table:table-cell>
          <table:table-cell office:value-type="float" office:value="29213">
            <text:p>29213</text:p>
          </table:table-cell>
          <table:table-cell office:value-type="float" office:value="49033.53">
            <text:p>49033,53</text:p>
          </table:table-cell>
          <table:table-cell office:value-type="float" office:value="50027.93">
            <text:p>50027,93</text:p>
          </table:table-cell>
          <table:table-cell office:value-type="float" office:value="50978.18">
            <text:p>50978,18</text:p>
          </table:table-cell>
          <table:table-cell office:value-type="float" office:value="27961.05">
            <text:p>27961,05</text:p>
          </table:table-cell>
          <table:table-cell office:value-type="float" office:value="31169.92">
            <text:p>31169,92</text:p>
          </table:table-cell>
          <table:table-cell office:value-type="float" office:value="30171.78">
            <text:p>30171,78</text:p>
          </table:table-cell>
          <table:table-cell office:value-type="float" office:value="33828">
            <text:p>33828</text:p>
          </table:table-cell>
          <table:table-cell office:value-type="float" office:value="29244">
            <text:p>29244</text:p>
          </table:table-cell>
          <table:table-cell office:value-type="float" office:value="28774">
            <text:p>28774</text:p>
          </table:table-cell>
          <table:table-cell office:value-type="float" office:value="27493">
            <text:p>27493</text:p>
          </table:table-cell>
          <table:table-cell office:value-type="float" office:value="35955">
            <text:p>35955</text:p>
          </table:table-cell>
          <table:table-cell office:value-type="float" office:value="35657">
            <text:p>35657</text:p>
          </table:table-cell>
          <table:table-cell office:value-type="float" office:value="33246">
            <text:p>33246</text:p>
          </table:table-cell>
          <table:table-cell office:value-type="float" office:value="35555">
            <text:p>35555</text:p>
          </table:table-cell>
          <table:table-cell office:value-type="float" office:value="34549">
            <text:p>34549</text:p>
          </table:table-cell>
          <table:table-cell office:value-type="float" office:value="37340.2">
            <text:p>37340,2</text:p>
          </table:table-cell>
          <table:table-cell office:value-type="float" office:value="38202.1">
            <text:p>38202,1</text:p>
          </table:table-cell>
          <table:table-cell office:value-type="float" office:value="37235.3">
            <text:p>37235,3</text:p>
          </table:table-cell>
          <table:table-cell office:value-type="float" office:value="41183.3">
            <text:p>41183,3</text:p>
          </table:table-cell>
          <table:table-cell office:value-type="float" office:value="44390.8">
            <text:p>44390,8</text:p>
          </table:table-cell>
          <table:table-cell office:value-type="float" office:value="39136.9">
            <text:p>39136,9</text:p>
          </table:table-cell>
          <table:table-cell office:value-type="float" office:value="40943">
            <text:p>40943</text:p>
          </table:table-cell>
          <table:table-cell office:value-type="float" office:value="48543">
            <text:p>48543</text:p>
          </table:table-cell>
          <table:table-cell office:value-type="float" office:value="49370">
            <text:p>49370</text:p>
          </table:table-cell>
          <table:table-cell office:value-type="float" office:value="48063.56">
            <text:p>48063,56</text:p>
          </table:table-cell>
          <table:table-cell office:value-type="float" office:value="48913.98">
            <text:p>48913,98</text:p>
          </table:table-cell>
          <table:table-cell office:value-type="float" office:value="47401.45">
            <text:p>47401,45</text:p>
          </table:table-cell>
          <table:table-cell office:value-type="float" office:value="49161.88">
            <text:p>49161,88</text:p>
          </table:table-cell>
          <table:table-cell office:value-type="float" office:value="51109.73">
            <text:p>51109,73</text:p>
          </table:table-cell>
          <table:table-cell office:value-type="float" office:value="49815.88">
            <text:p>49815,88</text:p>
          </table:table-cell>
          <table:table-cell office:value-type="float" office:value="58703.75">
            <text:p>58703,75</text:p>
          </table:table-cell>
          <table:table-cell office:value-type="float" office:value="62476.87">
            <text:p>62476,87</text:p>
          </table:table-cell>
          <table:table-cell office:value-type="float" office:value="52557.07">
            <text:p>52557,07</text:p>
          </table:table-cell>
          <table:table-cell office:value-type="float" office:value="56449">
            <text:p>56449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LA RINCONADA </text:p>
          </table:table-cell>
          <table:table-cell office:value-type="string">
            <text:p>Comuna</text:p>
          </table:table-cell>
          <table:table-cell office:value-type="float" office:value="21456">
            <text:p>21456</text:p>
          </table:table-cell>
          <table:table-cell office:value-type="float" office:value="25176">
            <text:p>25176</text:p>
          </table:table-cell>
          <table:table-cell office:value-type="float" office:value="22778">
            <text:p>22778</text:p>
          </table:table-cell>
          <table:table-cell office:value-type="float" office:value="24039">
            <text:p>24039</text:p>
          </table:table-cell>
          <table:table-cell office:value-type="float" office:value="25887">
            <text:p>25887</text:p>
          </table:table-cell>
          <table:table-cell office:value-type="float" office:value="27465">
            <text:p>27465</text:p>
          </table:table-cell>
          <table:table-cell office:value-type="float" office:value="26482">
            <text:p>26482</text:p>
          </table:table-cell>
          <table:table-cell office:value-type="float" office:value="25650">
            <text:p>25650</text:p>
          </table:table-cell>
          <table:table-cell office:value-type="float" office:value="25813">
            <text:p>25813</text:p>
          </table:table-cell>
          <table:table-cell office:value-type="float" office:value="27446">
            <text:p>27446</text:p>
          </table:table-cell>
          <table:table-cell office:value-type="float" office:value="26404">
            <text:p>26404</text:p>
          </table:table-cell>
          <table:table-cell office:value-type="float" office:value="28449">
            <text:p>28449</text:p>
          </table:table-cell>
          <table:table-cell office:value-type="float" office:value="28109">
            <text:p>28109</text:p>
          </table:table-cell>
          <table:table-cell office:value-type="float" office:value="31199">
            <text:p>31199</text:p>
          </table:table-cell>
          <table:table-cell office:value-type="float" office:value="29671">
            <text:p>29671</text:p>
          </table:table-cell>
          <table:table-cell office:value-type="float" office:value="30091">
            <text:p>30091</text:p>
          </table:table-cell>
          <table:table-cell office:value-type="float" office:value="36079">
            <text:p>36079</text:p>
          </table:table-cell>
          <table:table-cell office:value-type="float" office:value="37765">
            <text:p>37765</text:p>
          </table:table-cell>
          <table:table-cell office:value-type="float" office:value="35528">
            <text:p>35528</text:p>
          </table:table-cell>
          <table:table-cell office:value-type="float" office:value="34376">
            <text:p>34376</text:p>
          </table:table-cell>
          <table:table-cell office:value-type="float" office:value="36197">
            <text:p>36197</text:p>
          </table:table-cell>
          <table:table-cell office:value-type="float" office:value="34568">
            <text:p>34568</text:p>
          </table:table-cell>
          <table:table-cell office:value-type="float" office:value="36757">
            <text:p>36757</text:p>
          </table:table-cell>
          <table:table-cell office:value-type="float" office:value="31996">
            <text:p>31996</text:p>
          </table:table-cell>
          <table:table-cell office:value-type="float" office:value="41390">
            <text:p>41390</text:p>
          </table:table-cell>
          <table:table-cell office:value-type="float" office:value="41019">
            <text:p>41019</text:p>
          </table:table-cell>
          <table:table-cell office:value-type="float" office:value="45566">
            <text:p>45566</text:p>
          </table:table-cell>
          <table:table-cell office:value-type="float" office:value="41470">
            <text:p>41470</text:p>
          </table:table-cell>
          <table:table-cell office:value-type="float" office:value="51142">
            <text:p>51142</text:p>
          </table:table-cell>
          <table:table-cell office:value-type="float" office:value="51323">
            <text:p>51323</text:p>
          </table:table-cell>
          <table:table-cell office:value-type="float" office:value="41942.74">
            <text:p>41942,74</text:p>
          </table:table-cell>
          <table:table-cell office:value-type="float" office:value="42793.34">
            <text:p>42793,34</text:p>
          </table:table-cell>
          <table:table-cell office:value-type="float" office:value="43606.17">
            <text:p>43606,17</text:p>
          </table:table-cell>
          <table:table-cell office:value-type="float" office:value="49123.06">
            <text:p>49123,06</text:p>
          </table:table-cell>
          <table:table-cell office:value-type="float" office:value="54760.54">
            <text:p>54760,54</text:p>
          </table:table-cell>
          <table:table-cell office:value-type="float" office:value="53006.96">
            <text:p>53006,96</text:p>
          </table:table-cell>
          <table:table-cell office:value-type="float" office:value="59430">
            <text:p>59430</text:p>
          </table:table-cell>
          <table:table-cell office:value-type="float" office:value="51376">
            <text:p>51376</text:p>
          </table:table-cell>
          <table:table-cell office:value-type="float" office:value="50551">
            <text:p>50551</text:p>
          </table:table-cell>
          <table:table-cell office:value-type="float" office:value="48302">
            <text:p>48302</text:p>
          </table:table-cell>
          <table:table-cell office:value-type="float" office:value="63168">
            <text:p>63168</text:p>
          </table:table-cell>
          <table:table-cell office:value-type="float" office:value="62643">
            <text:p>62643</text:p>
          </table:table-cell>
          <table:table-cell office:value-type="float" office:value="58408">
            <text:p>58408</text:p>
          </table:table-cell>
          <table:table-cell office:value-type="float" office:value="62464">
            <text:p>62464</text:p>
          </table:table-cell>
          <table:table-cell office:value-type="float" office:value="60696">
            <text:p>60696</text:p>
          </table:table-cell>
          <table:table-cell office:value-type="float" office:value="65600.7">
            <text:p>65600,7</text:p>
          </table:table-cell>
          <table:table-cell office:value-type="float" office:value="67115">
            <text:p>67115</text:p>
          </table:table-cell>
          <table:table-cell office:value-type="float" office:value="65416.3">
            <text:p>65416,3</text:p>
          </table:table-cell>
          <table:table-cell office:value-type="float" office:value="72352.4">
            <text:p>72352,4</text:p>
          </table:table-cell>
          <table:table-cell office:value-type="float" office:value="77987.6">
            <text:p>77987,6</text:p>
          </table:table-cell>
          <table:table-cell office:value-type="float" office:value="68757.2">
            <text:p>68757,2</text:p>
          </table:table-cell>
          <table:table-cell office:value-type="float" office:value="71930">
            <text:p>71930</text:p>
          </table:table-cell>
          <table:table-cell office:value-type="float" office:value="85283">
            <text:p>85283</text:p>
          </table:table-cell>
          <table:table-cell office:value-type="float" office:value="86736">
            <text:p>86736</text:p>
          </table:table-cell>
          <table:table-cell office:value-type="float" office:value="84439.94">
            <text:p>84439,94</text:p>
          </table:table-cell>
          <table:table-cell office:value-type="float" office:value="85933.98">
            <text:p>85933,98</text:p>
          </table:table-cell>
          <table:table-cell office:value-type="float" office:value="83276.71">
            <text:p>83276,71</text:p>
          </table:table-cell>
          <table:table-cell office:value-type="float" office:value="86369.5">
            <text:p>86369,5</text:p>
          </table:table-cell>
          <table:table-cell office:value-type="float" office:value="89791.56">
            <text:p>89791,56</text:p>
          </table:table-cell>
          <table:table-cell office:value-type="float" office:value="87518.48">
            <text:p>87518,48</text:p>
          </table:table-cell>
          <table:table-cell office:value-type="float" office:value="103133.04">
            <text:p>103133,04</text:p>
          </table:table-cell>
          <table:table-cell office:value-type="float" office:value="109761.8">
            <text:p>109761,8</text:p>
          </table:table-cell>
          <table:table-cell office:value-type="float" office:value="92334.31">
            <text:p>92334,31</text:p>
          </table:table-cell>
          <table:table-cell office:value-type="float" office:value="99172">
            <text:p>99172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LA SERRANITA </text:p>
          </table:table-cell>
          <table:table-cell office:value-type="string">
            <text:p>Comuna</text:p>
          </table:table-cell>
          <table:table-cell office:value-type="float" office:value="18518">
            <text:p>18518</text:p>
          </table:table-cell>
          <table:table-cell office:value-type="float" office:value="21730">
            <text:p>21730</text:p>
          </table:table-cell>
          <table:table-cell office:value-type="float" office:value="19660">
            <text:p>19660</text:p>
          </table:table-cell>
          <table:table-cell office:value-type="float" office:value="20748">
            <text:p>20748</text:p>
          </table:table-cell>
          <table:table-cell office:value-type="float" office:value="22343">
            <text:p>22343</text:p>
          </table:table-cell>
          <table:table-cell office:value-type="float" office:value="23705">
            <text:p>23705</text:p>
          </table:table-cell>
          <table:table-cell office:value-type="float" office:value="22856">
            <text:p>22856</text:p>
          </table:table-cell>
          <table:table-cell office:value-type="float" office:value="22138">
            <text:p>22138</text:p>
          </table:table-cell>
          <table:table-cell office:value-type="float" office:value="22279">
            <text:p>22279</text:p>
          </table:table-cell>
          <table:table-cell office:value-type="float" office:value="23688">
            <text:p>23688</text:p>
          </table:table-cell>
          <table:table-cell office:value-type="float" office:value="22789">
            <text:p>22789</text:p>
          </table:table-cell>
          <table:table-cell office:value-type="float" office:value="24555">
            <text:p>24555</text:p>
          </table:table-cell>
          <table:table-cell office:value-type="float" office:value="24261">
            <text:p>24261</text:p>
          </table:table-cell>
          <table:table-cell office:value-type="float" office:value="26928">
            <text:p>26928</text:p>
          </table:table-cell>
          <table:table-cell office:value-type="float" office:value="25609">
            <text:p>25609</text:p>
          </table:table-cell>
          <table:table-cell office:value-type="float" office:value="25971">
            <text:p>25971</text:p>
          </table:table-cell>
          <table:table-cell office:value-type="float" office:value="31139">
            <text:p>31139</text:p>
          </table:table-cell>
          <table:table-cell office:value-type="float" office:value="32595">
            <text:p>32595</text:p>
          </table:table-cell>
          <table:table-cell office:value-type="float" office:value="30664">
            <text:p>30664</text:p>
          </table:table-cell>
          <table:table-cell office:value-type="float" office:value="29669">
            <text:p>29669</text:p>
          </table:table-cell>
          <table:table-cell office:value-type="float" office:value="31241">
            <text:p>31241</text:p>
          </table:table-cell>
          <table:table-cell office:value-type="float" office:value="29835">
            <text:p>29835</text:p>
          </table:table-cell>
          <table:table-cell office:value-type="float" office:value="31724">
            <text:p>31724</text:p>
          </table:table-cell>
          <table:table-cell office:value-type="float" office:value="27616">
            <text:p>27616</text:p>
          </table:table-cell>
          <table:table-cell office:value-type="float" office:value="35724">
            <text:p>35724</text:p>
          </table:table-cell>
          <table:table-cell office:value-type="float" office:value="35403">
            <text:p>35403</text:p>
          </table:table-cell>
          <table:table-cell office:value-type="float" office:value="38341">
            <text:p>38341</text:p>
          </table:table-cell>
          <table:table-cell office:value-type="float" office:value="35473">
            <text:p>35473</text:p>
          </table:table-cell>
          <table:table-cell office:value-type="float" office:value="43747">
            <text:p>43747</text:p>
          </table:table-cell>
          <table:table-cell office:value-type="float" office:value="43901">
            <text:p>43901</text:p>
          </table:table-cell>
          <table:table-cell office:value-type="float" office:value="45470.11">
            <text:p>45470,11</text:p>
          </table:table-cell>
          <table:table-cell office:value-type="float" office:value="46392.25">
            <text:p>46392,25</text:p>
          </table:table-cell>
          <table:table-cell office:value-type="float" office:value="47273.44">
            <text:p>47273,44</text:p>
          </table:table-cell>
          <table:table-cell office:value-type="float" office:value="42019.32">
            <text:p>42019,32</text:p>
          </table:table-cell>
          <table:table-cell office:value-type="float" office:value="46841.56">
            <text:p>46841,56</text:p>
          </table:table-cell>
          <table:table-cell office:value-type="float" office:value="45341.57">
            <text:p>45341,57</text:p>
          </table:table-cell>
          <table:table-cell office:value-type="float" office:value="50836">
            <text:p>50836</text:p>
          </table:table-cell>
          <table:table-cell office:value-type="float" office:value="43947">
            <text:p>43947</text:p>
          </table:table-cell>
          <table:table-cell office:value-type="float" office:value="43240">
            <text:p>43240</text:p>
          </table:table-cell>
          <table:table-cell office:value-type="float" office:value="41317">
            <text:p>41317</text:p>
          </table:table-cell>
          <table:table-cell office:value-type="float" office:value="54033">
            <text:p>54033</text:p>
          </table:table-cell>
          <table:table-cell office:value-type="float" office:value="53584">
            <text:p>53584</text:p>
          </table:table-cell>
          <table:table-cell office:value-type="float" office:value="49962">
            <text:p>49962</text:p>
          </table:table-cell>
          <table:table-cell office:value-type="float" office:value="53431">
            <text:p>53431</text:p>
          </table:table-cell>
          <table:table-cell office:value-type="float" office:value="51919">
            <text:p>51919</text:p>
          </table:table-cell>
          <table:table-cell office:value-type="float" office:value="56114.1">
            <text:p>56114,1</text:p>
          </table:table-cell>
          <table:table-cell office:value-type="float" office:value="57409.4">
            <text:p>57409,4</text:p>
          </table:table-cell>
          <table:table-cell office:value-type="float" office:value="55956.4">
            <text:p>55956,4</text:p>
          </table:table-cell>
          <table:table-cell office:value-type="float" office:value="61889.5">
            <text:p>61889,5</text:p>
          </table:table-cell>
          <table:table-cell office:value-type="float" office:value="66709.7">
            <text:p>66709,7</text:p>
          </table:table-cell>
          <table:table-cell office:value-type="float" office:value="58814.2">
            <text:p>58814,2</text:p>
          </table:table-cell>
          <table:table-cell office:value-type="float" office:value="61529">
            <text:p>61529</text:p>
          </table:table-cell>
          <table:table-cell office:value-type="float" office:value="72950">
            <text:p>72950</text:p>
          </table:table-cell>
          <table:table-cell office:value-type="float" office:value="74193">
            <text:p>74193</text:p>
          </table:table-cell>
          <table:table-cell office:value-type="float" office:value="72228.98">
            <text:p>72228,98</text:p>
          </table:table-cell>
          <table:table-cell office:value-type="float" office:value="73506.97">
            <text:p>73506,97</text:p>
          </table:table-cell>
          <table:table-cell office:value-type="float" office:value="71233.98">
            <text:p>71233,98</text:p>
          </table:table-cell>
          <table:table-cell office:value-type="float" office:value="73879.51">
            <text:p>73879,51</text:p>
          </table:table-cell>
          <table:table-cell office:value-type="float" office:value="76806.7">
            <text:p>76806,7</text:p>
          </table:table-cell>
          <table:table-cell office:value-type="float" office:value="74862.34">
            <text:p>74862,34</text:p>
          </table:table-cell>
          <table:table-cell office:value-type="float" office:value="88218.86">
            <text:p>88218,86</text:p>
          </table:table-cell>
          <table:table-cell office:value-type="float" office:value="93889.02">
            <text:p>93889,02</text:p>
          </table:table-cell>
          <table:table-cell office:value-type="float" office:value="78981.74">
            <text:p>78981,74</text:p>
          </table:table-cell>
          <table:table-cell office:value-type="float" office:value="84831">
            <text:p>84831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S ALBAHACAS </text:p>
          </table:table-cell>
          <table:table-cell office:value-type="string">
            <text:p>Comuna</text:p>
          </table:table-cell>
          <table:table-cell office:value-type="float" office:value="19552">
            <text:p>19552</text:p>
          </table:table-cell>
          <table:table-cell office:value-type="float" office:value="22943">
            <text:p>22943</text:p>
          </table:table-cell>
          <table:table-cell office:value-type="float" office:value="20757">
            <text:p>20757</text:p>
          </table:table-cell>
          <table:table-cell office:value-type="float" office:value="21907">
            <text:p>21907</text:p>
          </table:table-cell>
          <table:table-cell office:value-type="float" office:value="23591">
            <text:p>23591</text:p>
          </table:table-cell>
          <table:table-cell office:value-type="float" office:value="25028">
            <text:p>25028</text:p>
          </table:table-cell>
          <table:table-cell office:value-type="float" office:value="24133">
            <text:p>24133</text:p>
          </table:table-cell>
          <table:table-cell office:value-type="float" office:value="23374">
            <text:p>23374</text:p>
          </table:table-cell>
          <table:table-cell office:value-type="float" office:value="23523">
            <text:p>23523</text:p>
          </table:table-cell>
          <table:table-cell office:value-type="float" office:value="25011">
            <text:p>25011</text:p>
          </table:table-cell>
          <table:table-cell office:value-type="float" office:value="24062">
            <text:p>24062</text:p>
          </table:table-cell>
          <table:table-cell office:value-type="float" office:value="25926">
            <text:p>25926</text:p>
          </table:table-cell>
          <table:table-cell office:value-type="float" office:value="25616">
            <text:p>25616</text:p>
          </table:table-cell>
          <table:table-cell office:value-type="float" office:value="28431">
            <text:p>28431</text:p>
          </table:table-cell>
          <table:table-cell office:value-type="float" office:value="27039">
            <text:p>27039</text:p>
          </table:table-cell>
          <table:table-cell office:value-type="float" office:value="27421">
            <text:p>27421</text:p>
          </table:table-cell>
          <table:table-cell office:value-type="float" office:value="32878">
            <text:p>32878</text:p>
          </table:table-cell>
          <table:table-cell office:value-type="float" office:value="34415">
            <text:p>34415</text:p>
          </table:table-cell>
          <table:table-cell office:value-type="float" office:value="32376">
            <text:p>32376</text:p>
          </table:table-cell>
          <table:table-cell office:value-type="float" office:value="31326">
            <text:p>31326</text:p>
          </table:table-cell>
          <table:table-cell office:value-type="float" office:value="32986">
            <text:p>32986</text:p>
          </table:table-cell>
          <table:table-cell office:value-type="float" office:value="31502">
            <text:p>31502</text:p>
          </table:table-cell>
          <table:table-cell office:value-type="float" office:value="33496">
            <text:p>33496</text:p>
          </table:table-cell>
          <table:table-cell office:value-type="float" office:value="29158">
            <text:p>29158</text:p>
          </table:table-cell>
          <table:table-cell office:value-type="float" office:value="37719">
            <text:p>37719</text:p>
          </table:table-cell>
          <table:table-cell office:value-type="float" office:value="37380">
            <text:p>37380</text:p>
          </table:table-cell>
          <table:table-cell office:value-type="float" office:value="43576">
            <text:p>43576</text:p>
          </table:table-cell>
          <table:table-cell office:value-type="float" office:value="38456">
            <text:p>38456</text:p>
          </table:table-cell>
          <table:table-cell office:value-type="float" office:value="47426">
            <text:p>47426</text:p>
          </table:table-cell>
          <table:table-cell office:value-type="float" office:value="47593">
            <text:p>47593</text:p>
          </table:table-cell>
          <table:table-cell office:value-type="float" office:value="31069.61">
            <text:p>31069,61</text:p>
          </table:table-cell>
          <table:table-cell office:value-type="float" office:value="31699.7">
            <text:p>31699,7</text:p>
          </table:table-cell>
          <table:table-cell office:value-type="float" office:value="32301.82">
            <text:p>32301,82</text:p>
          </table:table-cell>
          <table:table-cell office:value-type="float" office:value="45553.13">
            <text:p>45553,13</text:p>
          </table:table-cell>
          <table:table-cell office:value-type="float" office:value="50780.92">
            <text:p>50780,92</text:p>
          </table:table-cell>
          <table:table-cell office:value-type="float" office:value="49154.78">
            <text:p>49154,78</text:p>
          </table:table-cell>
          <table:table-cell office:value-type="float" office:value="55111">
            <text:p>55111</text:p>
          </table:table-cell>
          <table:table-cell office:value-type="float" office:value="47643">
            <text:p>47643</text:p>
          </table:table-cell>
          <table:table-cell office:value-type="float" office:value="46877">
            <text:p>46877</text:p>
          </table:table-cell>
          <table:table-cell office:value-type="float" office:value="44791">
            <text:p>44791</text:p>
          </table:table-cell>
          <table:table-cell office:value-type="float" office:value="58577">
            <text:p>58577</text:p>
          </table:table-cell>
          <table:table-cell office:value-type="float" office:value="58090">
            <text:p>58090</text:p>
          </table:table-cell>
          <table:table-cell office:value-type="float" office:value="54163">
            <text:p>54163</text:p>
          </table:table-cell>
          <table:table-cell office:value-type="float" office:value="57924">
            <text:p>57924</text:p>
          </table:table-cell>
          <table:table-cell office:value-type="float" office:value="56285">
            <text:p>56285</text:p>
          </table:table-cell>
          <table:table-cell office:value-type="float" office:value="60833.3">
            <text:p>60833,3</text:p>
          </table:table-cell>
          <table:table-cell office:value-type="float" office:value="62237.6">
            <text:p>62237,6</text:p>
          </table:table-cell>
          <table:table-cell office:value-type="float" office:value="60662.3">
            <text:p>60662,3</text:p>
          </table:table-cell>
          <table:table-cell office:value-type="float" office:value="67094.4">
            <text:p>67094,4</text:p>
          </table:table-cell>
          <table:table-cell office:value-type="float" office:value="72320">
            <text:p>72320</text:p>
          </table:table-cell>
          <table:table-cell office:value-type="float" office:value="63760.4">
            <text:p>63760,4</text:p>
          </table:table-cell>
          <table:table-cell office:value-type="float" office:value="66703">
            <text:p>66703</text:p>
          </table:table-cell>
          <table:table-cell office:value-type="float" office:value="79085">
            <text:p>79085</text:p>
          </table:table-cell>
          <table:table-cell office:value-type="float" office:value="80433">
            <text:p>80433</text:p>
          </table:table-cell>
          <table:table-cell office:value-type="float" office:value="78303.42">
            <text:p>78303,42</text:p>
          </table:table-cell>
          <table:table-cell office:value-type="float" office:value="79688.89">
            <text:p>79688,89</text:p>
          </table:table-cell>
          <table:table-cell office:value-type="float" office:value="77224.73">
            <text:p>77224,73</text:p>
          </table:table-cell>
          <table:table-cell office:value-type="float" office:value="80092.76">
            <text:p>80092,76</text:p>
          </table:table-cell>
          <table:table-cell office:value-type="float" office:value="83266.13">
            <text:p>83266,13</text:p>
          </table:table-cell>
          <table:table-cell office:value-type="float" office:value="81158.24">
            <text:p>81158,24</text:p>
          </table:table-cell>
          <table:table-cell office:value-type="float" office:value="95638.04">
            <text:p>95638,04</text:p>
          </table:table-cell>
          <table:table-cell office:value-type="float" office:value="101785.06">
            <text:p>101785,06</text:p>
          </table:table-cell>
          <table:table-cell office:value-type="float" office:value="85624.09">
            <text:p>85624,09</text:p>
          </table:table-cell>
          <table:table-cell office:value-type="float" office:value="91965">
            <text:p>91965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AS BAJADAS </text:p>
          </table:table-cell>
          <table:table-cell office:value-type="string">
            <text:p>Comuna</text:p>
          </table:table-cell>
          <table:table-cell office:value-type="float" office:value="13742">
            <text:p>13742</text:p>
          </table:table-cell>
          <table:table-cell office:value-type="float" office:value="16124">
            <text:p>16124</text:p>
          </table:table-cell>
          <table:table-cell office:value-type="float" office:value="14587">
            <text:p>14587</text:p>
          </table:table-cell>
          <table:table-cell office:value-type="float" office:value="15395">
            <text:p>15395</text:p>
          </table:table-cell>
          <table:table-cell office:value-type="float" office:value="16579">
            <text:p>16579</text:p>
          </table:table-cell>
          <table:table-cell office:value-type="float" office:value="17589">
            <text:p>17589</text:p>
          </table:table-cell>
          <table:table-cell office:value-type="float" office:value="16960">
            <text:p>16960</text:p>
          </table:table-cell>
          <table:table-cell office:value-type="float" office:value="16427">
            <text:p>16427</text:p>
          </table:table-cell>
          <table:table-cell office:value-type="float" office:value="16532">
            <text:p>16532</text:p>
          </table:table-cell>
          <table:table-cell office:value-type="float" office:value="17577">
            <text:p>17577</text:p>
          </table:table-cell>
          <table:table-cell office:value-type="float" office:value="16910">
            <text:p>16910</text:p>
          </table:table-cell>
          <table:table-cell office:value-type="float" office:value="18220">
            <text:p>18220</text:p>
          </table:table-cell>
          <table:table-cell office:value-type="float" office:value="18002">
            <text:p>18002</text:p>
          </table:table-cell>
          <table:table-cell office:value-type="float" office:value="19981">
            <text:p>19981</text:p>
          </table:table-cell>
          <table:table-cell office:value-type="float" office:value="19002">
            <text:p>19002</text:p>
          </table:table-cell>
          <table:table-cell office:value-type="float" office:value="19271">
            <text:p>19271</text:p>
          </table:table-cell>
          <table:table-cell office:value-type="float" office:value="23106">
            <text:p>23106</text:p>
          </table:table-cell>
          <table:table-cell office:value-type="float" office:value="24186">
            <text:p>24186</text:p>
          </table:table-cell>
          <table:table-cell office:value-type="float" office:value="22753">
            <text:p>22753</text:p>
          </table:table-cell>
          <table:table-cell office:value-type="float" office:value="22015">
            <text:p>22015</text:p>
          </table:table-cell>
          <table:table-cell office:value-type="float" office:value="23182">
            <text:p>23182</text:p>
          </table:table-cell>
          <table:table-cell office:value-type="float" office:value="22138">
            <text:p>22138</text:p>
          </table:table-cell>
          <table:table-cell office:value-type="float" office:value="23540">
            <text:p>23540</text:p>
          </table:table-cell>
          <table:table-cell office:value-type="float" office:value="20491">
            <text:p>20491</text:p>
          </table:table-cell>
          <table:table-cell office:value-type="float" office:value="26508">
            <text:p>26508</text:p>
          </table:table-cell>
          <table:table-cell office:value-type="float" office:value="26270">
            <text:p>26270</text:p>
          </table:table-cell>
          <table:table-cell office:value-type="float" office:value="28313">
            <text:p>28313</text:p>
          </table:table-cell>
          <table:table-cell office:value-type="float" office:value="26277">
            <text:p>26277</text:p>
          </table:table-cell>
          <table:table-cell office:value-type="float" office:value="32406">
            <text:p>32406</text:p>
          </table:table-cell>
          <table:table-cell office:value-type="float" office:value="32520">
            <text:p>32520</text:p>
          </table:table-cell>
          <table:table-cell office:value-type="float" office:value="36553.43">
            <text:p>36553,43</text:p>
          </table:table-cell>
          <table:table-cell office:value-type="float" office:value="37294.73">
            <text:p>37294,73</text:p>
          </table:table-cell>
          <table:table-cell office:value-type="float" office:value="38003.12">
            <text:p>38003,12</text:p>
          </table:table-cell>
          <table:table-cell office:value-type="float" office:value="31126.34">
            <text:p>31126,34</text:p>
          </table:table-cell>
          <table:table-cell office:value-type="float" office:value="34698.47">
            <text:p>34698,47</text:p>
          </table:table-cell>
          <table:table-cell office:value-type="float" office:value="33587.34">
            <text:p>33587,34</text:p>
          </table:table-cell>
          <table:table-cell office:value-type="float" office:value="37657">
            <text:p>37657</text:p>
          </table:table-cell>
          <table:table-cell office:value-type="float" office:value="32554">
            <text:p>32554</text:p>
          </table:table-cell>
          <table:table-cell office:value-type="float" office:value="32031">
            <text:p>32031</text:p>
          </table:table-cell>
          <table:table-cell office:value-type="float" office:value="30606">
            <text:p>30606</text:p>
          </table:table-cell>
          <table:table-cell office:value-type="float" office:value="40026">
            <text:p>40026</text:p>
          </table:table-cell>
          <table:table-cell office:value-type="float" office:value="39693">
            <text:p>39693</text:p>
          </table:table-cell>
          <table:table-cell office:value-type="float" office:value="37010">
            <text:p>37010</text:p>
          </table:table-cell>
          <table:table-cell office:value-type="float" office:value="39580">
            <text:p>39580</text:p>
          </table:table-cell>
          <table:table-cell office:value-type="float" office:value="38460">
            <text:p>38460</text:p>
          </table:table-cell>
          <table:table-cell office:value-type="float" office:value="41567.2">
            <text:p>41567,2</text:p>
          </table:table-cell>
          <table:table-cell office:value-type="float" office:value="42526.8">
            <text:p>42526,8</text:p>
          </table:table-cell>
          <table:table-cell office:value-type="float" office:value="41450.4">
            <text:p>41450,4</text:p>
          </table:table-cell>
          <table:table-cell office:value-type="float" office:value="45845.4">
            <text:p>45845,4</text:p>
          </table:table-cell>
          <table:table-cell office:value-type="float" office:value="49416.1">
            <text:p>49416,1</text:p>
          </table:table-cell>
          <table:table-cell office:value-type="float" office:value="43567.3">
            <text:p>43567,3</text:p>
          </table:table-cell>
          <table:table-cell office:value-type="float" office:value="45578">
            <text:p>45578</text:p>
          </table:table-cell>
          <table:table-cell office:value-type="float" office:value="54039">
            <text:p>54039</text:p>
          </table:table-cell>
          <table:table-cell office:value-type="float" office:value="54959">
            <text:p>54959</text:p>
          </table:table-cell>
          <table:table-cell office:value-type="float" office:value="53504.53">
            <text:p>53504,53</text:p>
          </table:table-cell>
          <table:table-cell office:value-type="float" office:value="54451.22">
            <text:p>54451,22</text:p>
          </table:table-cell>
          <table:table-cell office:value-type="float" office:value="52767.47">
            <text:p>52767,47</text:p>
          </table:table-cell>
          <table:table-cell office:value-type="float" office:value="54727.18">
            <text:p>54727,18</text:p>
          </table:table-cell>
          <table:table-cell office:value-type="float" office:value="56895.53">
            <text:p>56895,53</text:p>
          </table:table-cell>
          <table:table-cell office:value-type="float" office:value="55455.22">
            <text:p>55455,22</text:p>
          </table:table-cell>
          <table:table-cell office:value-type="float" office:value="65349.23">
            <text:p>65349,23</text:p>
          </table:table-cell>
          <table:table-cell office:value-type="float" office:value="69549.48">
            <text:p>69549,48</text:p>
          </table:table-cell>
          <table:table-cell office:value-type="float" office:value="58506.72">
            <text:p>58506,72</text:p>
          </table:table-cell>
          <table:table-cell office:value-type="float" office:value="62839">
            <text:p>62839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AS CALERAS </text:p>
          </table:table-cell>
          <table:table-cell office:value-type="string">
            <text:p>Comuna</text:p>
          </table:table-cell>
          <table:table-cell office:value-type="float" office:value="16077">
            <text:p>16077</text:p>
          </table:table-cell>
          <table:table-cell office:value-type="float" office:value="18864">
            <text:p>18864</text:p>
          </table:table-cell>
          <table:table-cell office:value-type="float" office:value="17067">
            <text:p>17067</text:p>
          </table:table-cell>
          <table:table-cell office:value-type="float" office:value="18012">
            <text:p>18012</text:p>
          </table:table-cell>
          <table:table-cell office:value-type="float" office:value="19396">
            <text:p>19396</text:p>
          </table:table-cell>
          <table:table-cell office:value-type="float" office:value="20578">
            <text:p>20578</text:p>
          </table:table-cell>
          <table:table-cell office:value-type="float" office:value="19842">
            <text:p>19842</text:p>
          </table:table-cell>
          <table:table-cell office:value-type="float" office:value="19218">
            <text:p>19218</text:p>
          </table:table-cell>
          <table:table-cell office:value-type="float" office:value="19341">
            <text:p>19341</text:p>
          </table:table-cell>
          <table:table-cell office:value-type="float" office:value="20564">
            <text:p>20564</text:p>
          </table:table-cell>
          <table:table-cell office:value-type="float" office:value="19783">
            <text:p>19783</text:p>
          </table:table-cell>
          <table:table-cell office:value-type="float" office:value="21316">
            <text:p>21316</text:p>
          </table:table-cell>
          <table:table-cell office:value-type="float" office:value="21061">
            <text:p>21061</text:p>
          </table:table-cell>
          <table:table-cell office:value-type="float" office:value="23376">
            <text:p>23376</text:p>
          </table:table-cell>
          <table:table-cell office:value-type="float" office:value="22231">
            <text:p>22231</text:p>
          </table:table-cell>
          <table:table-cell office:value-type="float" office:value="22546">
            <text:p>22546</text:p>
          </table:table-cell>
          <table:table-cell office:value-type="float" office:value="27032">
            <text:p>27032</text:p>
          </table:table-cell>
          <table:table-cell office:value-type="float" office:value="28296">
            <text:p>28296</text:p>
          </table:table-cell>
          <table:table-cell office:value-type="float" office:value="26619">
            <text:p>26619</text:p>
          </table:table-cell>
          <table:table-cell office:value-type="float" office:value="25756">
            <text:p>25756</text:p>
          </table:table-cell>
          <table:table-cell office:value-type="float" office:value="27121">
            <text:p>27121</text:p>
          </table:table-cell>
          <table:table-cell office:value-type="float" office:value="25900">
            <text:p>25900</text:p>
          </table:table-cell>
          <table:table-cell office:value-type="float" office:value="27540">
            <text:p>27540</text:p>
          </table:table-cell>
          <table:table-cell office:value-type="float" office:value="23974">
            <text:p>23974</text:p>
          </table:table-cell>
          <table:table-cell office:value-type="float" office:value="31012">
            <text:p>31012</text:p>
          </table:table-cell>
          <table:table-cell office:value-type="float" office:value="30734">
            <text:p>30734</text:p>
          </table:table-cell>
          <table:table-cell office:value-type="float" office:value="33657">
            <text:p>33657</text:p>
          </table:table-cell>
          <table:table-cell office:value-type="float" office:value="30915">
            <text:p>30915</text:p>
          </table:table-cell>
          <table:table-cell office:value-type="float" office:value="38125">
            <text:p>38125</text:p>
          </table:table-cell>
          <table:table-cell office:value-type="float" office:value="38260">
            <text:p>38260</text:p>
          </table:table-cell>
          <table:table-cell office:value-type="float" office:value="59793.55">
            <text:p>59793,55</text:p>
          </table:table-cell>
          <table:table-cell office:value-type="float" office:value="61006.17">
            <text:p>61006,17</text:p>
          </table:table-cell>
          <table:table-cell office:value-type="float" office:value="62164.94">
            <text:p>62164,94</text:p>
          </table:table-cell>
          <table:table-cell office:value-type="float" office:value="36620.17">
            <text:p>36620,17</text:p>
          </table:table-cell>
          <table:table-cell office:value-type="float" office:value="40822.78">
            <text:p>40822,78</text:p>
          </table:table-cell>
          <table:table-cell office:value-type="float" office:value="39515.53">
            <text:p>39515,53</text:p>
          </table:table-cell>
          <table:table-cell office:value-type="float" office:value="44304">
            <text:p>44304</text:p>
          </table:table-cell>
          <table:table-cell office:value-type="float" office:value="38300">
            <text:p>38300</text:p>
          </table:table-cell>
          <table:table-cell office:value-type="float" office:value="37684">
            <text:p>37684</text:p>
          </table:table-cell>
          <table:table-cell office:value-type="float" office:value="36008">
            <text:p>36008</text:p>
          </table:table-cell>
          <table:table-cell office:value-type="float" office:value="47090">
            <text:p>47090</text:p>
          </table:table-cell>
          <table:table-cell office:value-type="float" office:value="46699">
            <text:p>46699</text:p>
          </table:table-cell>
          <table:table-cell office:value-type="float" office:value="43542">
            <text:p>43542</text:p>
          </table:table-cell>
          <table:table-cell office:value-type="float" office:value="46565">
            <text:p>46565</text:p>
          </table:table-cell>
          <table:table-cell office:value-type="float" office:value="45248">
            <text:p>45248</text:p>
          </table:table-cell>
          <table:table-cell office:value-type="float" office:value="48903.9">
            <text:p>48903,9</text:p>
          </table:table-cell>
          <table:table-cell office:value-type="float" office:value="50032.8">
            <text:p>50032,8</text:p>
          </table:table-cell>
          <table:table-cell office:value-type="float" office:value="48767.5">
            <text:p>48767,5</text:p>
          </table:table-cell>
          <table:table-cell office:value-type="float" office:value="53937.2">
            <text:p>53937,2</text:p>
          </table:table-cell>
          <table:table-cell office:value-type="float" office:value="58138">
            <text:p>58138</text:p>
          </table:table-cell>
          <table:table-cell office:value-type="float" office:value="51257">
            <text:p>51257</text:p>
          </table:table-cell>
          <table:table-cell office:value-type="float" office:value="53623">
            <text:p>53623</text:p>
          </table:table-cell>
          <table:table-cell office:value-type="float" office:value="63577">
            <text:p>63577</text:p>
          </table:table-cell>
          <table:table-cell office:value-type="float" office:value="64660">
            <text:p>64660</text:p>
          </table:table-cell>
          <table:table-cell office:value-type="float" office:value="62948.12">
            <text:p>62948,12</text:p>
          </table:table-cell>
          <table:table-cell office:value-type="float" office:value="64061.9">
            <text:p>64061,9</text:p>
          </table:table-cell>
          <table:table-cell office:value-type="float" office:value="62080.97">
            <text:p>62080,97</text:p>
          </table:table-cell>
          <table:table-cell office:value-type="float" office:value="64386.57">
            <text:p>64386,57</text:p>
          </table:table-cell>
          <table:table-cell office:value-type="float" office:value="66937.64">
            <text:p>66937,64</text:p>
          </table:table-cell>
          <table:table-cell office:value-type="float" office:value="65243.11">
            <text:p>65243,11</text:p>
          </table:table-cell>
          <table:table-cell office:value-type="float" office:value="76883.42">
            <text:p>76883,42</text:p>
          </table:table-cell>
          <table:table-cell office:value-type="float" office:value="81825.02">
            <text:p>81825,02</text:p>
          </table:table-cell>
          <table:table-cell office:value-type="float" office:value="68833.21">
            <text:p>68833,21</text:p>
          </table:table-cell>
          <table:table-cell office:value-type="float" office:value="73931">
            <text:p>73931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LAS CALLES </text:p>
          </table:table-cell>
          <table:table-cell office:value-type="string">
            <text:p>Comuna</text:p>
          </table:table-cell>
          <table:table-cell office:value-type="float" office:value="25907">
            <text:p>25907</text:p>
          </table:table-cell>
          <table:table-cell office:value-type="float" office:value="30398">
            <text:p>30398</text:p>
          </table:table-cell>
          <table:table-cell office:value-type="float" office:value="27502">
            <text:p>27502</text:p>
          </table:table-cell>
          <table:table-cell office:value-type="float" office:value="29025">
            <text:p>29025</text:p>
          </table:table-cell>
          <table:table-cell office:value-type="float" office:value="31257">
            <text:p>31257</text:p>
          </table:table-cell>
          <table:table-cell office:value-type="float" office:value="33162">
            <text:p>33162</text:p>
          </table:table-cell>
          <table:table-cell office:value-type="float" office:value="31975">
            <text:p>31975</text:p>
          </table:table-cell>
          <table:table-cell office:value-type="float" office:value="30970">
            <text:p>30970</text:p>
          </table:table-cell>
          <table:table-cell office:value-type="float" office:value="31167">
            <text:p>31167</text:p>
          </table:table-cell>
          <table:table-cell office:value-type="float" office:value="33138">
            <text:p>33138</text:p>
          </table:table-cell>
          <table:table-cell office:value-type="float" office:value="31881">
            <text:p>31881</text:p>
          </table:table-cell>
          <table:table-cell office:value-type="float" office:value="34351">
            <text:p>34351</text:p>
          </table:table-cell>
          <table:table-cell office:value-type="float" office:value="33940">
            <text:p>33940</text:p>
          </table:table-cell>
          <table:table-cell office:value-type="float" office:value="37671">
            <text:p>37671</text:p>
          </table:table-cell>
          <table:table-cell office:value-type="float" office:value="35826">
            <text:p>35826</text:p>
          </table:table-cell>
          <table:table-cell office:value-type="float" office:value="36332">
            <text:p>36332</text:p>
          </table:table-cell>
          <table:table-cell office:value-type="float" office:value="43562">
            <text:p>43562</text:p>
          </table:table-cell>
          <table:table-cell office:value-type="float" office:value="45598">
            <text:p>45598</text:p>
          </table:table-cell>
          <table:table-cell office:value-type="float" office:value="42897">
            <text:p>42897</text:p>
          </table:table-cell>
          <table:table-cell office:value-type="float" office:value="41506">
            <text:p>41506</text:p>
          </table:table-cell>
          <table:table-cell office:value-type="float" office:value="43705">
            <text:p>43705</text:p>
          </table:table-cell>
          <table:table-cell office:value-type="float" office:value="41738">
            <text:p>41738</text:p>
          </table:table-cell>
          <table:table-cell office:value-type="float" office:value="44381">
            <text:p>44381</text:p>
          </table:table-cell>
          <table:table-cell office:value-type="float" office:value="38633">
            <text:p>38633</text:p>
          </table:table-cell>
          <table:table-cell office:value-type="float" office:value="49976">
            <text:p>49976</text:p>
          </table:table-cell>
          <table:table-cell office:value-type="float" office:value="49527">
            <text:p>49527</text:p>
          </table:table-cell>
          <table:table-cell office:value-type="float" office:value="56555">
            <text:p>56555</text:p>
          </table:table-cell>
          <table:table-cell office:value-type="float" office:value="50570">
            <text:p>50570</text:p>
          </table:table-cell>
          <table:table-cell office:value-type="float" office:value="62365">
            <text:p>62365</text:p>
          </table:table-cell>
          <table:table-cell office:value-type="float" office:value="62586">
            <text:p>62586</text:p>
          </table:table-cell>
          <table:table-cell office:value-type="float" office:value="32752.63">
            <text:p>32752,63</text:p>
          </table:table-cell>
          <table:table-cell office:value-type="float" office:value="33416.85">
            <text:p>33416,85</text:p>
          </table:table-cell>
          <table:table-cell office:value-type="float" office:value="34051.59">
            <text:p>34051,59</text:p>
          </table:table-cell>
          <table:table-cell office:value-type="float" office:value="59902.73">
            <text:p>59902,73</text:p>
          </table:table-cell>
          <table:table-cell office:value-type="float" office:value="66777.31">
            <text:p>66777,31</text:p>
          </table:table-cell>
          <table:table-cell office:value-type="float" office:value="64638.92">
            <text:p>64638,92</text:p>
          </table:table-cell>
          <table:table-cell office:value-type="float" office:value="72471">
            <text:p>72471</text:p>
          </table:table-cell>
          <table:table-cell office:value-type="float" office:value="62650">
            <text:p>62650</text:p>
          </table:table-cell>
          <table:table-cell office:value-type="float" office:value="61644">
            <text:p>61644</text:p>
          </table:table-cell>
          <table:table-cell office:value-type="float" office:value="58901">
            <text:p>58901</text:p>
          </table:table-cell>
          <table:table-cell office:value-type="float" office:value="77029">
            <text:p>77029</text:p>
          </table:table-cell>
          <table:table-cell office:value-type="float" office:value="76389">
            <text:p>76389</text:p>
          </table:table-cell>
          <table:table-cell office:value-type="float" office:value="71225">
            <text:p>71225</text:p>
          </table:table-cell>
          <table:table-cell office:value-type="float" office:value="76171">
            <text:p>76171</text:p>
          </table:table-cell>
          <table:table-cell office:value-type="float" office:value="74016">
            <text:p>74016</text:p>
          </table:table-cell>
          <table:table-cell office:value-type="float" office:value="79996.3">
            <text:p>79996,3</text:p>
          </table:table-cell>
          <table:table-cell office:value-type="float" office:value="81842.9">
            <text:p>81842,9</text:p>
          </table:table-cell>
          <table:table-cell office:value-type="float" office:value="79771.4">
            <text:p>79771,4</text:p>
          </table:table-cell>
          <table:table-cell office:value-type="float" office:value="88229.6">
            <text:p>88229,6</text:p>
          </table:table-cell>
          <table:table-cell office:value-type="float" office:value="95101.3">
            <text:p>95101,3</text:p>
          </table:table-cell>
          <table:table-cell office:value-type="float" office:value="83845.5">
            <text:p>83845,5</text:p>
          </table:table-cell>
          <table:table-cell office:value-type="float" office:value="87715">
            <text:p>87715</text:p>
          </table:table-cell>
          <table:table-cell office:value-type="float" office:value="103998">
            <text:p>103998</text:p>
          </table:table-cell>
          <table:table-cell office:value-type="float" office:value="105769">
            <text:p>105769</text:p>
          </table:table-cell>
          <table:table-cell office:value-type="float" office:value="102969.61">
            <text:p>102969,61</text:p>
          </table:table-cell>
          <table:table-cell office:value-type="float" office:value="104791.51">
            <text:p>104791,51</text:p>
          </table:table-cell>
          <table:table-cell office:value-type="float" office:value="101551.13">
            <text:p>101551,13</text:p>
          </table:table-cell>
          <table:table-cell office:value-type="float" office:value="105322.6">
            <text:p>105322,6</text:p>
          </table:table-cell>
          <table:table-cell office:value-type="float" office:value="109495.61">
            <text:p>109495,61</text:p>
          </table:table-cell>
          <table:table-cell office:value-type="float" office:value="106723.72">
            <text:p>106723,72</text:p>
          </table:table-cell>
          <table:table-cell office:value-type="float" office:value="125764.77">
            <text:p>125764,77</text:p>
          </table:table-cell>
          <table:table-cell office:value-type="float" office:value="133848.16">
            <text:p>133848,16</text:p>
          </table:table-cell>
          <table:table-cell office:value-type="float" office:value="112596.34">
            <text:p>112596,34</text:p>
          </table:table-cell>
          <table:table-cell office:value-type="float" office:value="120934">
            <text:p>120934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LAS CAÑADAS </text:p>
          </table:table-cell>
          <table:table-cell office:value-type="string">
            <text:p>Comuna</text:p>
          </table:table-cell>
          <table:table-cell office:value-type="float" office:value="14461">
            <text:p>14461</text:p>
          </table:table-cell>
          <table:table-cell office:value-type="float" office:value="16969">
            <text:p>16969</text:p>
          </table:table-cell>
          <table:table-cell office:value-type="float" office:value="15352">
            <text:p>15352</text:p>
          </table:table-cell>
          <table:table-cell office:value-type="float" office:value="16203">
            <text:p>16203</text:p>
          </table:table-cell>
          <table:table-cell office:value-type="float" office:value="17448">
            <text:p>17448</text:p>
          </table:table-cell>
          <table:table-cell office:value-type="float" office:value="18512">
            <text:p>18512</text:p>
          </table:table-cell>
          <table:table-cell office:value-type="float" office:value="17849">
            <text:p>17849</text:p>
          </table:table-cell>
          <table:table-cell office:value-type="float" office:value="17288">
            <text:p>17288</text:p>
          </table:table-cell>
          <table:table-cell office:value-type="float" office:value="17398">
            <text:p>17398</text:p>
          </table:table-cell>
          <table:table-cell office:value-type="float" office:value="18498">
            <text:p>18498</text:p>
          </table:table-cell>
          <table:table-cell office:value-type="float" office:value="17796">
            <text:p>17796</text:p>
          </table:table-cell>
          <table:table-cell office:value-type="float" office:value="19175">
            <text:p>19175</text:p>
          </table:table-cell>
          <table:table-cell office:value-type="float" office:value="18946">
            <text:p>18946</text:p>
          </table:table-cell>
          <table:table-cell office:value-type="float" office:value="21028">
            <text:p>21028</text:p>
          </table:table-cell>
          <table:table-cell office:value-type="float" office:value="19998">
            <text:p>19998</text:p>
          </table:table-cell>
          <table:table-cell office:value-type="float" office:value="20281">
            <text:p>20281</text:p>
          </table:table-cell>
          <table:table-cell office:value-type="float" office:value="24317">
            <text:p>24317</text:p>
          </table:table-cell>
          <table:table-cell office:value-type="float" office:value="25454">
            <text:p>25454</text:p>
          </table:table-cell>
          <table:table-cell office:value-type="float" office:value="23946">
            <text:p>23946</text:p>
          </table:table-cell>
          <table:table-cell office:value-type="float" office:value="23169">
            <text:p>23169</text:p>
          </table:table-cell>
          <table:table-cell office:value-type="float" office:value="24396">
            <text:p>24396</text:p>
          </table:table-cell>
          <table:table-cell office:value-type="float" office:value="23299">
            <text:p>23299</text:p>
          </table:table-cell>
          <table:table-cell office:value-type="float" office:value="24774">
            <text:p>24774</text:p>
          </table:table-cell>
          <table:table-cell office:value-type="float" office:value="21565">
            <text:p>21565</text:p>
          </table:table-cell>
          <table:table-cell office:value-type="float" office:value="27897">
            <text:p>27897</text:p>
          </table:table-cell>
          <table:table-cell office:value-type="float" office:value="27646">
            <text:p>27646</text:p>
          </table:table-cell>
          <table:table-cell office:value-type="float" office:value="29939">
            <text:p>29939</text:p>
          </table:table-cell>
          <table:table-cell office:value-type="float" office:value="27700">
            <text:p>27700</text:p>
          </table:table-cell>
          <table:table-cell office:value-type="float" office:value="34161">
            <text:p>34161</text:p>
          </table:table-cell>
          <table:table-cell office:value-type="float" office:value="34282">
            <text:p>34282</text:p>
          </table:table-cell>
          <table:table-cell office:value-type="float" office:value="26947.67">
            <text:p>26947,67</text:p>
          </table:table-cell>
          <table:table-cell office:value-type="float" office:value="27494.17">
            <text:p>27494,17</text:p>
          </table:table-cell>
          <table:table-cell office:value-type="float" office:value="28016.4">
            <text:p>28016,4</text:p>
          </table:table-cell>
          <table:table-cell office:value-type="float" office:value="32812.43">
            <text:p>32812,43</text:p>
          </table:table-cell>
          <table:table-cell office:value-type="float" office:value="36578.06">
            <text:p>36578,06</text:p>
          </table:table-cell>
          <table:table-cell office:value-type="float" office:value="35406.74">
            <text:p>35406,74</text:p>
          </table:table-cell>
          <table:table-cell office:value-type="float" office:value="39697">
            <text:p>39697</text:p>
          </table:table-cell>
          <table:table-cell office:value-type="float" office:value="34317">
            <text:p>34317</text:p>
          </table:table-cell>
          <table:table-cell office:value-type="float" office:value="33766">
            <text:p>33766</text:p>
          </table:table-cell>
          <table:table-cell office:value-type="float" office:value="32264">
            <text:p>32264</text:p>
          </table:table-cell>
          <table:table-cell office:value-type="float" office:value="42194">
            <text:p>42194</text:p>
          </table:table-cell>
          <table:table-cell office:value-type="float" office:value="41843">
            <text:p>41843</text:p>
          </table:table-cell>
          <table:table-cell office:value-type="float" office:value="39014">
            <text:p>39014</text:p>
          </table:table-cell>
          <table:table-cell office:value-type="float" office:value="41724">
            <text:p>41724</text:p>
          </table:table-cell>
          <table:table-cell office:value-type="float" office:value="40543">
            <text:p>40543</text:p>
          </table:table-cell>
          <table:table-cell office:value-type="float" office:value="43818.9">
            <text:p>43818,9</text:p>
          </table:table-cell>
          <table:table-cell office:value-type="float" office:value="44830.4">
            <text:p>44830,4</text:p>
          </table:table-cell>
          <table:table-cell office:value-type="float" office:value="43695.8">
            <text:p>43695,8</text:p>
          </table:table-cell>
          <table:table-cell office:value-type="float" office:value="48328.8">
            <text:p>48328,8</text:p>
          </table:table-cell>
          <table:table-cell office:value-type="float" office:value="52092.9">
            <text:p>52092,9</text:p>
          </table:table-cell>
          <table:table-cell office:value-type="float" office:value="45927.3">
            <text:p>45927,3</text:p>
          </table:table-cell>
          <table:table-cell office:value-type="float" office:value="48047">
            <text:p>48047</text:p>
          </table:table-cell>
          <table:table-cell office:value-type="float" office:value="56966">
            <text:p>56966</text:p>
          </table:table-cell>
          <table:table-cell office:value-type="float" office:value="57936">
            <text:p>57936</text:p>
          </table:table-cell>
          <table:table-cell office:value-type="float" office:value="56402.83">
            <text:p>56402,83</text:p>
          </table:table-cell>
          <table:table-cell office:value-type="float" office:value="57400.79">
            <text:p>57400,79</text:p>
          </table:table-cell>
          <table:table-cell office:value-type="float" office:value="55625.84">
            <text:p>55625,84</text:p>
          </table:table-cell>
          <table:table-cell office:value-type="float" office:value="57691.7">
            <text:p>57691,7</text:p>
          </table:table-cell>
          <table:table-cell office:value-type="float" office:value="59977.52">
            <text:p>59977,52</text:p>
          </table:table-cell>
          <table:table-cell office:value-type="float" office:value="58459.18">
            <text:p>58459,18</text:p>
          </table:table-cell>
          <table:table-cell office:value-type="float" office:value="68889.15">
            <text:p>68889,15</text:p>
          </table:table-cell>
          <table:table-cell office:value-type="float" office:value="73316.91">
            <text:p>73316,91</text:p>
          </table:table-cell>
          <table:table-cell office:value-type="float" office:value="61675.98">
            <text:p>61675,98</text:p>
          </table:table-cell>
          <table:table-cell office:value-type="float" office:value="66243">
            <text:p>66243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LAS GRAMILLAS </text:p>
          </table:table-cell>
          <table:table-cell office:value-type="string">
            <text:p>Comuna</text:p>
          </table:table-cell>
          <table:table-cell office:value-type="float" office:value="12093">
            <text:p>12093</text:p>
          </table:table-cell>
          <table:table-cell office:value-type="float" office:value="14190">
            <text:p>14190</text:p>
          </table:table-cell>
          <table:table-cell office:value-type="float" office:value="12838">
            <text:p>12838</text:p>
          </table:table-cell>
          <table:table-cell office:value-type="float" office:value="13549">
            <text:p>13549</text:p>
          </table:table-cell>
          <table:table-cell office:value-type="float" office:value="14590">
            <text:p>14590</text:p>
          </table:table-cell>
          <table:table-cell office:value-type="float" office:value="15479">
            <text:p>15479</text:p>
          </table:table-cell>
          <table:table-cell office:value-type="float" office:value="14925">
            <text:p>14925</text:p>
          </table:table-cell>
          <table:table-cell office:value-type="float" office:value="14456">
            <text:p>14456</text:p>
          </table:table-cell>
          <table:table-cell office:value-type="float" office:value="14548">
            <text:p>14548</text:p>
          </table:table-cell>
          <table:table-cell office:value-type="float" office:value="15468">
            <text:p>15468</text:p>
          </table:table-cell>
          <table:table-cell office:value-type="float" office:value="14881">
            <text:p>14881</text:p>
          </table:table-cell>
          <table:table-cell office:value-type="float" office:value="16034">
            <text:p>16034</text:p>
          </table:table-cell>
          <table:table-cell office:value-type="float" office:value="15842">
            <text:p>15842</text:p>
          </table:table-cell>
          <table:table-cell office:value-type="float" office:value="17584">
            <text:p>17584</text:p>
          </table:table-cell>
          <table:table-cell office:value-type="float" office:value="16723">
            <text:p>16723</text:p>
          </table:table-cell>
          <table:table-cell office:value-type="float" office:value="16959">
            <text:p>16959</text:p>
          </table:table-cell>
          <table:table-cell office:value-type="float" office:value="20334">
            <text:p>20334</text:p>
          </table:table-cell>
          <table:table-cell office:value-type="float" office:value="21284">
            <text:p>21284</text:p>
          </table:table-cell>
          <table:table-cell office:value-type="float" office:value="20023">
            <text:p>20023</text:p>
          </table:table-cell>
          <table:table-cell office:value-type="float" office:value="19374">
            <text:p>19374</text:p>
          </table:table-cell>
          <table:table-cell office:value-type="float" office:value="20400">
            <text:p>20400</text:p>
          </table:table-cell>
          <table:table-cell office:value-type="float" office:value="19483">
            <text:p>19483</text:p>
          </table:table-cell>
          <table:table-cell office:value-type="float" office:value="20716">
            <text:p>20716</text:p>
          </table:table-cell>
          <table:table-cell office:value-type="float" office:value="18033">
            <text:p>18033</text:p>
          </table:table-cell>
          <table:table-cell office:value-type="float" office:value="23328">
            <text:p>23328</text:p>
          </table:table-cell>
          <table:table-cell office:value-type="float" office:value="23118">
            <text:p>23118</text:p>
          </table:table-cell>
          <table:table-cell office:value-type="float" office:value="23886">
            <text:p>23886</text:p>
          </table:table-cell>
          <table:table-cell office:value-type="float" office:value="22791">
            <text:p>22791</text:p>
          </table:table-cell>
          <table:table-cell office:value-type="float" office:value="28107">
            <text:p>28107</text:p>
          </table:table-cell>
          <table:table-cell office:value-type="float" office:value="28206">
            <text:p>28206</text:p>
          </table:table-cell>
          <table:table-cell office:value-type="float" office:value="35250.74">
            <text:p>35250,74</text:p>
          </table:table-cell>
          <table:table-cell office:value-type="float" office:value="35965.62">
            <text:p>35965,62</text:p>
          </table:table-cell>
          <table:table-cell office:value-type="float" office:value="36648.77">
            <text:p>36648,77</text:p>
          </table:table-cell>
          <table:table-cell office:value-type="float" office:value="26996.87">
            <text:p>26996,87</text:p>
          </table:table-cell>
          <table:table-cell office:value-type="float" office:value="30095.09">
            <text:p>30095,09</text:p>
          </table:table-cell>
          <table:table-cell office:value-type="float" office:value="29131.37">
            <text:p>29131,37</text:p>
          </table:table-cell>
          <table:table-cell office:value-type="float" office:value="32661">
            <text:p>32661</text:p>
          </table:table-cell>
          <table:table-cell office:value-type="float" office:value="28235">
            <text:p>28235</text:p>
          </table:table-cell>
          <table:table-cell office:value-type="float" office:value="27781">
            <text:p>27781</text:p>
          </table:table-cell>
          <table:table-cell office:value-type="float" office:value="26545">
            <text:p>26545</text:p>
          </table:table-cell>
          <table:table-cell office:value-type="float" office:value="34716">
            <text:p>34716</text:p>
          </table:table-cell>
          <table:table-cell office:value-type="float" office:value="34427">
            <text:p>34427</text:p>
          </table:table-cell>
          <table:table-cell office:value-type="float" office:value="32100">
            <text:p>32100</text:p>
          </table:table-cell>
          <table:table-cell office:value-type="float" office:value="34329">
            <text:p>34329</text:p>
          </table:table-cell>
          <table:table-cell office:value-type="float" office:value="33357">
            <text:p>33357</text:p>
          </table:table-cell>
          <table:table-cell office:value-type="float" office:value="36052.6">
            <text:p>36052,6</text:p>
          </table:table-cell>
          <table:table-cell office:value-type="float" office:value="36884.8">
            <text:p>36884,8</text:p>
          </table:table-cell>
          <table:table-cell office:value-type="float" office:value="35951.3">
            <text:p>35951,3</text:p>
          </table:table-cell>
          <table:table-cell office:value-type="float" office:value="39763.2">
            <text:p>39763,2</text:p>
          </table:table-cell>
          <table:table-cell office:value-type="float" office:value="42860.1">
            <text:p>42860,1</text:p>
          </table:table-cell>
          <table:table-cell office:value-type="float" office:value="37787.3">
            <text:p>37787,3</text:p>
          </table:table-cell>
          <table:table-cell office:value-type="float" office:value="39531">
            <text:p>39531</text:p>
          </table:table-cell>
          <table:table-cell office:value-type="float" office:value="46869">
            <text:p>46869</text:p>
          </table:table-cell>
          <table:table-cell office:value-type="float" office:value="47668">
            <text:p>47668</text:p>
          </table:table-cell>
          <table:table-cell office:value-type="float" office:value="46406.19">
            <text:p>46406,19</text:p>
          </table:table-cell>
          <table:table-cell office:value-type="float" office:value="47227.28">
            <text:p>47227,28</text:p>
          </table:table-cell>
          <table:table-cell office:value-type="float" office:value="45766.91">
            <text:p>45766,91</text:p>
          </table:table-cell>
          <table:table-cell office:value-type="float" office:value="47466.63">
            <text:p>47466,63</text:p>
          </table:table-cell>
          <table:table-cell office:value-type="float" office:value="49347.31">
            <text:p>49347,31</text:p>
          </table:table-cell>
          <table:table-cell office:value-type="float" office:value="48098.08">
            <text:p>48098,08</text:p>
          </table:table-cell>
          <table:table-cell office:value-type="float" office:value="56679.48">
            <text:p>56679,48</text:p>
          </table:table-cell>
          <table:table-cell office:value-type="float" office:value="60322.48">
            <text:p>60322,48</text:p>
          </table:table-cell>
          <table:table-cell office:value-type="float" office:value="50744.75">
            <text:p>50744,75</text:p>
          </table:table-cell>
          <table:table-cell office:value-type="float" office:value="54503">
            <text:p>54503</text:p>
          </table:table-cell>
          <table:table-cell table:number-columns-repeated="907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LAS ISLETILLAS </text:p>
          </table:table-cell>
          <table:table-cell office:value-type="string">
            <text:p>Comuna</text:p>
          </table:table-cell>
          <table:table-cell office:value-type="float" office:value="15652">
            <text:p>15652</text:p>
          </table:table-cell>
          <table:table-cell office:value-type="float" office:value="18366">
            <text:p>18366</text:p>
          </table:table-cell>
          <table:table-cell office:value-type="float" office:value="16616">
            <text:p>16616</text:p>
          </table:table-cell>
          <table:table-cell office:value-type="float" office:value="17536">
            <text:p>17536</text:p>
          </table:table-cell>
          <table:table-cell office:value-type="float" office:value="18883">
            <text:p>18883</text:p>
          </table:table-cell>
          <table:table-cell office:value-type="float" office:value="20034">
            <text:p>20034</text:p>
          </table:table-cell>
          <table:table-cell office:value-type="float" office:value="19318">
            <text:p>19318</text:p>
          </table:table-cell>
          <table:table-cell office:value-type="float" office:value="18711">
            <text:p>18711</text:p>
          </table:table-cell>
          <table:table-cell office:value-type="float" office:value="18830">
            <text:p>18830</text:p>
          </table:table-cell>
          <table:table-cell office:value-type="float" office:value="20021">
            <text:p>20021</text:p>
          </table:table-cell>
          <table:table-cell office:value-type="float" office:value="19261">
            <text:p>19261</text:p>
          </table:table-cell>
          <table:table-cell office:value-type="float" office:value="20753">
            <text:p>20753</text:p>
          </table:table-cell>
          <table:table-cell office:value-type="float" office:value="20505">
            <text:p>20505</text:p>
          </table:table-cell>
          <table:table-cell office:value-type="float" office:value="22759">
            <text:p>22759</text:p>
          </table:table-cell>
          <table:table-cell office:value-type="float" office:value="21644">
            <text:p>21644</text:p>
          </table:table-cell>
          <table:table-cell office:value-type="float" office:value="21950">
            <text:p>21950</text:p>
          </table:table-cell>
          <table:table-cell office:value-type="float" office:value="26318">
            <text:p>26318</text:p>
          </table:table-cell>
          <table:table-cell office:value-type="float" office:value="27548">
            <text:p>27548</text:p>
          </table:table-cell>
          <table:table-cell office:value-type="float" office:value="25916">
            <text:p>25916</text:p>
          </table:table-cell>
          <table:table-cell office:value-type="float" office:value="25076">
            <text:p>25076</text:p>
          </table:table-cell>
          <table:table-cell office:value-type="float" office:value="26404">
            <text:p>26404</text:p>
          </table:table-cell>
          <table:table-cell office:value-type="float" office:value="25216">
            <text:p>25216</text:p>
          </table:table-cell>
          <table:table-cell office:value-type="float" office:value="26813">
            <text:p>26813</text:p>
          </table:table-cell>
          <table:table-cell office:value-type="float" office:value="23340">
            <text:p>23340</text:p>
          </table:table-cell>
          <table:table-cell office:value-type="float" office:value="30193">
            <text:p>30193</text:p>
          </table:table-cell>
          <table:table-cell office:value-type="float" office:value="29922">
            <text:p>29922</text:p>
          </table:table-cell>
          <table:table-cell office:value-type="float" office:value="31888">
            <text:p>31888</text:p>
          </table:table-cell>
          <table:table-cell office:value-type="float" office:value="29813">
            <text:p>29813</text:p>
          </table:table-cell>
          <table:table-cell office:value-type="float" office:value="36767">
            <text:p>36767</text:p>
          </table:table-cell>
          <table:table-cell office:value-type="float" office:value="36897">
            <text:p>36897</text:p>
          </table:table-cell>
          <table:table-cell office:value-type="float" office:value="33769.34">
            <text:p>33769,34</text:p>
          </table:table-cell>
          <table:table-cell office:value-type="float" office:value="34454.18">
            <text:p>34454,18</text:p>
          </table:table-cell>
          <table:table-cell office:value-type="float" office:value="35108.62">
            <text:p>35108,62</text:p>
          </table:table-cell>
          <table:table-cell office:value-type="float" office:value="35315.1">
            <text:p>35315,1</text:p>
          </table:table-cell>
          <table:table-cell office:value-type="float" office:value="39367.94">
            <text:p>39367,94</text:p>
          </table:table-cell>
          <table:table-cell office:value-type="float" office:value="38107.28">
            <text:p>38107,28</text:p>
          </table:table-cell>
          <table:table-cell office:value-type="float" office:value="42725">
            <text:p>42725</text:p>
          </table:table-cell>
          <table:table-cell office:value-type="float" office:value="36935">
            <text:p>36935</text:p>
          </table:table-cell>
          <table:table-cell office:value-type="float" office:value="36341">
            <text:p>36341</text:p>
          </table:table-cell>
          <table:table-cell office:value-type="float" office:value="34725">
            <text:p>34725</text:p>
          </table:table-cell>
          <table:table-cell office:value-type="float" office:value="45412">
            <text:p>45412</text:p>
          </table:table-cell>
          <table:table-cell office:value-type="float" office:value="45035">
            <text:p>45035</text:p>
          </table:table-cell>
          <table:table-cell office:value-type="float" office:value="41990">
            <text:p>41990</text:p>
          </table:table-cell>
          <table:table-cell office:value-type="float" office:value="44906">
            <text:p>44906</text:p>
          </table:table-cell>
          <table:table-cell office:value-type="float" office:value="43635">
            <text:p>43635</text:p>
          </table:table-cell>
          <table:table-cell office:value-type="float" office:value="47161">
            <text:p>47161</text:p>
          </table:table-cell>
          <table:table-cell office:value-type="float" office:value="48249.7">
            <text:p>48249,7</text:p>
          </table:table-cell>
          <table:table-cell office:value-type="float" office:value="47028.5">
            <text:p>47028,5</text:p>
          </table:table-cell>
          <table:table-cell office:value-type="float" office:value="52014.9">
            <text:p>52014,9</text:p>
          </table:table-cell>
          <table:table-cell office:value-type="float" office:value="56066.1">
            <text:p>56066,1</text:p>
          </table:table-cell>
          <table:table-cell office:value-type="float" office:value="49430.3">
            <text:p>49430,3</text:p>
          </table:table-cell>
          <table:table-cell office:value-type="float" office:value="51712">
            <text:p>51712</text:p>
          </table:table-cell>
          <table:table-cell office:value-type="float" office:value="61311">
            <text:p>61311</text:p>
          </table:table-cell>
          <table:table-cell office:value-type="float" office:value="62355">
            <text:p>62355</text:p>
          </table:table-cell>
          <table:table-cell office:value-type="float" office:value="60704.78">
            <text:p>60704,78</text:p>
          </table:table-cell>
          <table:table-cell office:value-type="float" office:value="61778.87">
            <text:p>61778,87</text:p>
          </table:table-cell>
          <table:table-cell office:value-type="float" office:value="59868.53">
            <text:p>59868,53</text:p>
          </table:table-cell>
          <table:table-cell office:value-type="float" office:value="62091.97">
            <text:p>62091,97</text:p>
          </table:table-cell>
          <table:table-cell office:value-type="float" office:value="64552.12">
            <text:p>64552,12</text:p>
          </table:table-cell>
          <table:table-cell office:value-type="float" office:value="62917.98">
            <text:p>62917,98</text:p>
          </table:table-cell>
          <table:table-cell office:value-type="float" office:value="74143.46">
            <text:p>74143,46</text:p>
          </table:table-cell>
          <table:table-cell office:value-type="float" office:value="78908.94">
            <text:p>78908,94</text:p>
          </table:table-cell>
          <table:table-cell office:value-type="float" office:value="66380.13">
            <text:p>66380,13</text:p>
          </table:table-cell>
          <table:table-cell office:value-type="float" office:value="71296">
            <text:p>71296</text:p>
          </table:table-cell>
          <table:table-cell table:number-columns-repeated="907"/>
        </table:table-row>
        <table:table-row table:style-name="ro2">
          <table:table-cell office:value-type="string">
            <text:p>POCHO</text:p>
          </table:table-cell>
          <table:table-cell office:value-type="string">
            <text:p>LAS PALMAS </text:p>
          </table:table-cell>
          <table:table-cell office:value-type="string">
            <text:p>Comuna</text:p>
          </table:table-cell>
          <table:table-cell office:value-type="float" office:value="14637">
            <text:p>14637</text:p>
          </table:table-cell>
          <table:table-cell office:value-type="float" office:value="17175">
            <text:p>17175</text:p>
          </table:table-cell>
          <table:table-cell office:value-type="float" office:value="15538">
            <text:p>15538</text:p>
          </table:table-cell>
          <table:table-cell office:value-type="float" office:value="16399">
            <text:p>16399</text:p>
          </table:table-cell>
          <table:table-cell office:value-type="float" office:value="17659">
            <text:p>17659</text:p>
          </table:table-cell>
          <table:table-cell office:value-type="float" office:value="18736">
            <text:p>18736</text:p>
          </table:table-cell>
          <table:table-cell office:value-type="float" office:value="18065">
            <text:p>18065</text:p>
          </table:table-cell>
          <table:table-cell office:value-type="float" office:value="17497">
            <text:p>17497</text:p>
          </table:table-cell>
          <table:table-cell office:value-type="float" office:value="17609">
            <text:p>17609</text:p>
          </table:table-cell>
          <table:table-cell office:value-type="float" office:value="18722">
            <text:p>18722</text:p>
          </table:table-cell>
          <table:table-cell office:value-type="float" office:value="18012">
            <text:p>18012</text:p>
          </table:table-cell>
          <table:table-cell office:value-type="float" office:value="19407">
            <text:p>19407</text:p>
          </table:table-cell>
          <table:table-cell office:value-type="float" office:value="19175">
            <text:p>19175</text:p>
          </table:table-cell>
          <table:table-cell office:value-type="float" office:value="21283">
            <text:p>21283</text:p>
          </table:table-cell>
          <table:table-cell office:value-type="float" office:value="20240">
            <text:p>20240</text:p>
          </table:table-cell>
          <table:table-cell office:value-type="float" office:value="20527">
            <text:p>20527</text:p>
          </table:table-cell>
          <table:table-cell office:value-type="float" office:value="24611">
            <text:p>24611</text:p>
          </table:table-cell>
          <table:table-cell office:value-type="float" office:value="25762">
            <text:p>25762</text:p>
          </table:table-cell>
          <table:table-cell office:value-type="float" office:value="24235">
            <text:p>24235</text:p>
          </table:table-cell>
          <table:table-cell office:value-type="float" office:value="23450">
            <text:p>23450</text:p>
          </table:table-cell>
          <table:table-cell office:value-type="float" office:value="24692">
            <text:p>24692</text:p>
          </table:table-cell>
          <table:table-cell office:value-type="float" office:value="23581">
            <text:p>23581</text:p>
          </table:table-cell>
          <table:table-cell office:value-type="float" office:value="25074">
            <text:p>25074</text:p>
          </table:table-cell>
          <table:table-cell office:value-type="float" office:value="21827">
            <text:p>21827</text:p>
          </table:table-cell>
          <table:table-cell office:value-type="float" office:value="28235">
            <text:p>28235</text:p>
          </table:table-cell>
          <table:table-cell office:value-type="float" office:value="27981">
            <text:p>27981</text:p>
          </table:table-cell>
          <table:table-cell office:value-type="float" office:value="31920">
            <text:p>31920</text:p>
          </table:table-cell>
          <table:table-cell office:value-type="float" office:value="28560">
            <text:p>28560</text:p>
          </table:table-cell>
          <table:table-cell office:value-type="float" office:value="35222">
            <text:p>35222</text:p>
          </table:table-cell>
          <table:table-cell office:value-type="float" office:value="35346">
            <text:p>35346</text:p>
          </table:table-cell>
          <table:table-cell office:value-type="float" office:value="30172.79">
            <text:p>30172,79</text:p>
          </table:table-cell>
          <table:table-cell office:value-type="float" office:value="30784.7">
            <text:p>30784,7</text:p>
          </table:table-cell>
          <table:table-cell office:value-type="float" office:value="31369.43">
            <text:p>31369,43</text:p>
          </table:table-cell>
          <table:table-cell office:value-type="float" office:value="33831">
            <text:p>33831</text:p>
          </table:table-cell>
          <table:table-cell office:value-type="float" office:value="37713.52">
            <text:p>37713,52</text:p>
          </table:table-cell>
          <table:table-cell office:value-type="float" office:value="36505.84">
            <text:p>36505,84</text:p>
          </table:table-cell>
          <table:table-cell office:value-type="float" office:value="40929">
            <text:p>40929</text:p>
          </table:table-cell>
          <table:table-cell office:value-type="float" office:value="35383">
            <text:p>35383</text:p>
          </table:table-cell>
          <table:table-cell office:value-type="float" office:value="34814">
            <text:p>34814</text:p>
          </table:table-cell>
          <table:table-cell office:value-type="float" office:value="33265">
            <text:p>33265</text:p>
          </table:table-cell>
          <table:table-cell office:value-type="float" office:value="43504">
            <text:p>43504</text:p>
          </table:table-cell>
          <table:table-cell office:value-type="float" office:value="43142">
            <text:p>43142</text:p>
          </table:table-cell>
          <table:table-cell office:value-type="float" office:value="40226">
            <text:p>40226</text:p>
          </table:table-cell>
          <table:table-cell office:value-type="float" office:value="43019">
            <text:p>43019</text:p>
          </table:table-cell>
          <table:table-cell office:value-type="float" office:value="41801">
            <text:p>41801</text:p>
          </table:table-cell>
          <table:table-cell office:value-type="float" office:value="45179.1">
            <text:p>45179,1</text:p>
          </table:table-cell>
          <table:table-cell office:value-type="float" office:value="46222">
            <text:p>46222</text:p>
          </table:table-cell>
          <table:table-cell office:value-type="float" office:value="45052.2">
            <text:p>45052,2</text:p>
          </table:table-cell>
          <table:table-cell office:value-type="float" office:value="49829">
            <text:p>49829</text:p>
          </table:table-cell>
          <table:table-cell office:value-type="float" office:value="53710">
            <text:p>53710</text:p>
          </table:table-cell>
          <table:table-cell office:value-type="float" office:value="47353">
            <text:p>47353</text:p>
          </table:table-cell>
          <table:table-cell office:value-type="float" office:value="49538">
            <text:p>49538</text:p>
          </table:table-cell>
          <table:table-cell office:value-type="float" office:value="58734">
            <text:p>58734</text:p>
          </table:table-cell>
          <table:table-cell office:value-type="float" office:value="59735">
            <text:p>59735</text:p>
          </table:table-cell>
          <table:table-cell office:value-type="float" office:value="58153.69">
            <text:p>58153,69</text:p>
          </table:table-cell>
          <table:table-cell office:value-type="float" office:value="59182.64">
            <text:p>59182,64</text:p>
          </table:table-cell>
          <table:table-cell office:value-type="float" office:value="57352.58">
            <text:p>57352,58</text:p>
          </table:table-cell>
          <table:table-cell office:value-type="float" office:value="59482.58">
            <text:p>59482,58</text:p>
          </table:table-cell>
          <table:table-cell office:value-type="float" office:value="61839.35">
            <text:p>61839,35</text:p>
          </table:table-cell>
          <table:table-cell office:value-type="float" office:value="60273.88">
            <text:p>60273,88</text:p>
          </table:table-cell>
          <table:table-cell office:value-type="float" office:value="71027.61">
            <text:p>71027,61</text:p>
          </table:table-cell>
          <table:table-cell office:value-type="float" office:value="75592.83">
            <text:p>75592,83</text:p>
          </table:table-cell>
          <table:table-cell office:value-type="float" office:value="63590.54">
            <text:p>63590,54</text:p>
          </table:table-cell>
          <table:table-cell office:value-type="float" office:value="68300">
            <text:p>68300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LAS PEÑAS SUD </text:p>
          </table:table-cell>
          <table:table-cell office:value-type="string">
            <text:p>Comuna</text:p>
          </table:table-cell>
          <table:table-cell office:value-type="float" office:value="13462">
            <text:p>13462</text:p>
          </table:table-cell>
          <table:table-cell office:value-type="float" office:value="15796">
            <text:p>15796</text:p>
          </table:table-cell>
          <table:table-cell office:value-type="float" office:value="14290">
            <text:p>14290</text:p>
          </table:table-cell>
          <table:table-cell office:value-type="float" office:value="15082">
            <text:p>15082</text:p>
          </table:table-cell>
          <table:table-cell office:value-type="float" office:value="16242">
            <text:p>16242</text:p>
          </table:table-cell>
          <table:table-cell office:value-type="float" office:value="17232">
            <text:p>17232</text:p>
          </table:table-cell>
          <table:table-cell office:value-type="float" office:value="16614">
            <text:p>16614</text:p>
          </table:table-cell>
          <table:table-cell office:value-type="float" office:value="16092">
            <text:p>16092</text:p>
          </table:table-cell>
          <table:table-cell office:value-type="float" office:value="16195">
            <text:p>16195</text:p>
          </table:table-cell>
          <table:table-cell office:value-type="float" office:value="17219">
            <text:p>17219</text:p>
          </table:table-cell>
          <table:table-cell office:value-type="float" office:value="16566">
            <text:p>16566</text:p>
          </table:table-cell>
          <table:table-cell office:value-type="float" office:value="17850">
            <text:p>17850</text:p>
          </table:table-cell>
          <table:table-cell office:value-type="float" office:value="17635">
            <text:p>17635</text:p>
          </table:table-cell>
          <table:table-cell office:value-type="float" office:value="19574">
            <text:p>19574</text:p>
          </table:table-cell>
          <table:table-cell office:value-type="float" office:value="18615">
            <text:p>18615</text:p>
          </table:table-cell>
          <table:table-cell office:value-type="float" office:value="18879">
            <text:p>18879</text:p>
          </table:table-cell>
          <table:table-cell office:value-type="float" office:value="22635">
            <text:p>22635</text:p>
          </table:table-cell>
          <table:table-cell office:value-type="float" office:value="23693">
            <text:p>23693</text:p>
          </table:table-cell>
          <table:table-cell office:value-type="float" office:value="22290">
            <text:p>22290</text:p>
          </table:table-cell>
          <table:table-cell office:value-type="float" office:value="21567">
            <text:p>21567</text:p>
          </table:table-cell>
          <table:table-cell office:value-type="float" office:value="22709">
            <text:p>22709</text:p>
          </table:table-cell>
          <table:table-cell office:value-type="float" office:value="21688">
            <text:p>21688</text:p>
          </table:table-cell>
          <table:table-cell office:value-type="float" office:value="23062">
            <text:p>23062</text:p>
          </table:table-cell>
          <table:table-cell office:value-type="float" office:value="20075">
            <text:p>20075</text:p>
          </table:table-cell>
          <table:table-cell office:value-type="float" office:value="25968">
            <text:p>25968</text:p>
          </table:table-cell>
          <table:table-cell office:value-type="float" office:value="25735">
            <text:p>25735</text:p>
          </table:table-cell>
          <table:table-cell office:value-type="float" office:value="27047">
            <text:p>27047</text:p>
          </table:table-cell>
          <table:table-cell office:value-type="float" office:value="25518">
            <text:p>25518</text:p>
          </table:table-cell>
          <table:table-cell office:value-type="float" office:value="31470">
            <text:p>31470</text:p>
          </table:table-cell>
          <table:table-cell office:value-type="float" office:value="31583">
            <text:p>31583</text:p>
          </table:table-cell>
          <table:table-cell office:value-type="float" office:value="46412.47">
            <text:p>46412,47</text:p>
          </table:table-cell>
          <table:table-cell office:value-type="float" office:value="47353.71">
            <text:p>47353,71</text:p>
          </table:table-cell>
          <table:table-cell office:value-type="float" office:value="48253.17">
            <text:p>48253,17</text:p>
          </table:table-cell>
          <table:table-cell office:value-type="float" office:value="30227.88">
            <text:p>30227,88</text:p>
          </table:table-cell>
          <table:table-cell office:value-type="float" office:value="33696.91">
            <text:p>33696,91</text:p>
          </table:table-cell>
          <table:table-cell office:value-type="float" office:value="32618.85">
            <text:p>32618,85</text:p>
          </table:table-cell>
          <table:table-cell office:value-type="float" office:value="36570">
            <text:p>36570</text:p>
          </table:table-cell>
          <table:table-cell office:value-type="float" office:value="31614">
            <text:p>31614</text:p>
          </table:table-cell>
          <table:table-cell office:value-type="float" office:value="31106">
            <text:p>31106</text:p>
          </table:table-cell>
          <table:table-cell office:value-type="float" office:value="29722">
            <text:p>29722</text:p>
          </table:table-cell>
          <table:table-cell office:value-type="float" office:value="38870">
            <text:p>38870</text:p>
          </table:table-cell>
          <table:table-cell office:value-type="float" office:value="38547">
            <text:p>38547</text:p>
          </table:table-cell>
          <table:table-cell office:value-type="float" office:value="35941">
            <text:p>35941</text:p>
          </table:table-cell>
          <table:table-cell office:value-type="float" office:value="38437">
            <text:p>38437</text:p>
          </table:table-cell>
          <table:table-cell office:value-type="float" office:value="37349">
            <text:p>37349</text:p>
          </table:table-cell>
          <table:table-cell office:value-type="float" office:value="40367.4">
            <text:p>40367,4</text:p>
          </table:table-cell>
          <table:table-cell office:value-type="float" office:value="41299.2">
            <text:p>41299,2</text:p>
          </table:table-cell>
          <table:table-cell office:value-type="float" office:value="40255">
            <text:p>40255</text:p>
          </table:table-cell>
          <table:table-cell office:value-type="float" office:value="44522.1">
            <text:p>44522,1</text:p>
          </table:table-cell>
          <table:table-cell office:value-type="float" office:value="47989.7">
            <text:p>47989,7</text:p>
          </table:table-cell>
          <table:table-cell office:value-type="float" office:value="42309.8">
            <text:p>42309,8</text:p>
          </table:table-cell>
          <table:table-cell office:value-type="float" office:value="44262">
            <text:p>44262</text:p>
          </table:table-cell>
          <table:table-cell office:value-type="float" office:value="52479">
            <text:p>52479</text:p>
          </table:table-cell>
          <table:table-cell office:value-type="float" office:value="53373">
            <text:p>53373</text:p>
          </table:table-cell>
          <table:table-cell office:value-type="float" office:value="51960.13">
            <text:p>51960,13</text:p>
          </table:table-cell>
          <table:table-cell office:value-type="float" office:value="52879.49">
            <text:p>52879,49</text:p>
          </table:table-cell>
          <table:table-cell office:value-type="float" office:value="51244.34">
            <text:p>51244,34</text:p>
          </table:table-cell>
          <table:table-cell office:value-type="float" office:value="53147.48">
            <text:p>53147,48</text:p>
          </table:table-cell>
          <table:table-cell office:value-type="float" office:value="55253.25">
            <text:p>55253,25</text:p>
          </table:table-cell>
          <table:table-cell office:value-type="float" office:value="53855.51">
            <text:p>53855,51</text:p>
          </table:table-cell>
          <table:table-cell office:value-type="float" office:value="63462.93">
            <text:p>63462,93</text:p>
          </table:table-cell>
          <table:table-cell office:value-type="float" office:value="67541.94">
            <text:p>67541,94</text:p>
          </table:table-cell>
          <table:table-cell office:value-type="float" office:value="56817.93">
            <text:p>56817,93</text:p>
          </table:table-cell>
          <table:table-cell office:value-type="float" office:value="61025">
            <text:p>61025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LAS PLAYAS </text:p>
          </table:table-cell>
          <table:table-cell office:value-type="string">
            <text:p>Comuna</text:p>
          </table:table-cell>
          <table:table-cell office:value-type="float" office:value="20407">
            <text:p>20407</text:p>
          </table:table-cell>
          <table:table-cell office:value-type="float" office:value="23946">
            <text:p>23946</text:p>
          </table:table-cell>
          <table:table-cell office:value-type="float" office:value="21665">
            <text:p>21665</text:p>
          </table:table-cell>
          <table:table-cell office:value-type="float" office:value="22865">
            <text:p>22865</text:p>
          </table:table-cell>
          <table:table-cell office:value-type="float" office:value="24622">
            <text:p>24622</text:p>
          </table:table-cell>
          <table:table-cell office:value-type="float" office:value="26123">
            <text:p>26123</text:p>
          </table:table-cell>
          <table:table-cell office:value-type="float" office:value="25188">
            <text:p>25188</text:p>
          </table:table-cell>
          <table:table-cell office:value-type="float" office:value="24396">
            <text:p>24396</text:p>
          </table:table-cell>
          <table:table-cell office:value-type="float" office:value="24552">
            <text:p>24552</text:p>
          </table:table-cell>
          <table:table-cell office:value-type="float" office:value="26104">
            <text:p>26104</text:p>
          </table:table-cell>
          <table:table-cell office:value-type="float" office:value="25114">
            <text:p>25114</text:p>
          </table:table-cell>
          <table:table-cell office:value-type="float" office:value="27059">
            <text:p>27059</text:p>
          </table:table-cell>
          <table:table-cell office:value-type="float" office:value="26736">
            <text:p>26736</text:p>
          </table:table-cell>
          <table:table-cell office:value-type="float" office:value="29675">
            <text:p>29675</text:p>
          </table:table-cell>
          <table:table-cell office:value-type="float" office:value="28221">
            <text:p>28221</text:p>
          </table:table-cell>
          <table:table-cell office:value-type="float" office:value="28620">
            <text:p>28620</text:p>
          </table:table-cell>
          <table:table-cell office:value-type="float" office:value="34316">
            <text:p>34316</text:p>
          </table:table-cell>
          <table:table-cell office:value-type="float" office:value="35920">
            <text:p>35920</text:p>
          </table:table-cell>
          <table:table-cell office:value-type="float" office:value="33792">
            <text:p>33792</text:p>
          </table:table-cell>
          <table:table-cell office:value-type="float" office:value="32696">
            <text:p>32696</text:p>
          </table:table-cell>
          <table:table-cell office:value-type="float" office:value="34428">
            <text:p>34428</text:p>
          </table:table-cell>
          <table:table-cell office:value-type="float" office:value="32879">
            <text:p>32879</text:p>
          </table:table-cell>
          <table:table-cell office:value-type="float" office:value="34960">
            <text:p>34960</text:p>
          </table:table-cell>
          <table:table-cell office:value-type="float" office:value="30433">
            <text:p>30433</text:p>
          </table:table-cell>
          <table:table-cell office:value-type="float" office:value="39368">
            <text:p>39368</text:p>
          </table:table-cell>
          <table:table-cell office:value-type="float" office:value="39014">
            <text:p>39014</text:p>
          </table:table-cell>
          <table:table-cell office:value-type="float" office:value="42752">
            <text:p>42752</text:p>
          </table:table-cell>
          <table:table-cell office:value-type="float" office:value="39253">
            <text:p>39253</text:p>
          </table:table-cell>
          <table:table-cell office:value-type="float" office:value="48409">
            <text:p>48409</text:p>
          </table:table-cell>
          <table:table-cell office:value-type="float" office:value="48580">
            <text:p>48580</text:p>
          </table:table-cell>
          <table:table-cell office:value-type="float" office:value="58632.07">
            <text:p>58632,07</text:p>
          </table:table-cell>
          <table:table-cell office:value-type="float" office:value="59821.12">
            <text:p>59821,12</text:p>
          </table:table-cell>
          <table:table-cell office:value-type="float" office:value="60957.39">
            <text:p>60957,39</text:p>
          </table:table-cell>
          <table:table-cell office:value-type="float" office:value="46497.21">
            <text:p>46497,21</text:p>
          </table:table-cell>
          <table:table-cell office:value-type="float" office:value="51833.34">
            <text:p>51833,34</text:p>
          </table:table-cell>
          <table:table-cell office:value-type="float" office:value="50173.5">
            <text:p>50173,5</text:p>
          </table:table-cell>
          <table:table-cell office:value-type="float" office:value="56253">
            <text:p>56253</text:p>
          </table:table-cell>
          <table:table-cell office:value-type="float" office:value="48630">
            <text:p>48630</text:p>
          </table:table-cell>
          <table:table-cell office:value-type="float" office:value="47849">
            <text:p>47849</text:p>
          </table:table-cell>
          <table:table-cell office:value-type="float" office:value="45720">
            <text:p>45720</text:p>
          </table:table-cell>
          <table:table-cell office:value-type="float" office:value="59791">
            <text:p>59791</text:p>
          </table:table-cell>
          <table:table-cell office:value-type="float" office:value="59294">
            <text:p>59294</text:p>
          </table:table-cell>
          <table:table-cell office:value-type="float" office:value="55286">
            <text:p>55286</text:p>
          </table:table-cell>
          <table:table-cell office:value-type="float" office:value="59125">
            <text:p>59125</text:p>
          </table:table-cell>
          <table:table-cell office:value-type="float" office:value="57452">
            <text:p>57452</text:p>
          </table:table-cell>
          <table:table-cell office:value-type="float" office:value="62094">
            <text:p>62094</text:p>
          </table:table-cell>
          <table:table-cell office:value-type="float" office:value="63527.4">
            <text:p>63527,4</text:p>
          </table:table-cell>
          <table:table-cell office:value-type="float" office:value="61919.5">
            <text:p>61919,5</text:p>
          </table:table-cell>
          <table:table-cell office:value-type="float" office:value="68484.9">
            <text:p>68484,9</text:p>
          </table:table-cell>
          <table:table-cell office:value-type="float" office:value="73818.8">
            <text:p>73818,8</text:p>
          </table:table-cell>
          <table:table-cell office:value-type="float" office:value="65081.8">
            <text:p>65081,8</text:p>
          </table:table-cell>
          <table:table-cell office:value-type="float" office:value="68085">
            <text:p>68085</text:p>
          </table:table-cell>
          <table:table-cell office:value-type="float" office:value="80724">
            <text:p>80724</text:p>
          </table:table-cell>
          <table:table-cell office:value-type="float" office:value="82100">
            <text:p>82100</text:p>
          </table:table-cell>
          <table:table-cell office:value-type="float" office:value="79926.24">
            <text:p>79926,24</text:p>
          </table:table-cell>
          <table:table-cell office:value-type="float" office:value="81340.42">
            <text:p>81340,42</text:p>
          </table:table-cell>
          <table:table-cell office:value-type="float" office:value="78825.19">
            <text:p>78825,19</text:p>
          </table:table-cell>
          <table:table-cell office:value-type="float" office:value="81752.65">
            <text:p>81752,65</text:p>
          </table:table-cell>
          <table:table-cell office:value-type="float" office:value="84991.79">
            <text:p>84991,79</text:p>
          </table:table-cell>
          <table:table-cell office:value-type="float" office:value="82840.22">
            <text:p>82840,22</text:p>
          </table:table-cell>
          <table:table-cell office:value-type="float" office:value="97620.11">
            <text:p>97620,11</text:p>
          </table:table-cell>
          <table:table-cell office:value-type="float" office:value="103894.53">
            <text:p>103894,53</text:p>
          </table:table-cell>
          <table:table-cell office:value-type="float" office:value="87398.62">
            <text:p>87398,62</text:p>
          </table:table-cell>
          <table:table-cell office:value-type="float" office:value="93871">
            <text:p>93871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LAS RABONAS </text:p>
          </table:table-cell>
          <table:table-cell office:value-type="string">
            <text:p>Comuna</text:p>
          </table:table-cell>
          <table:table-cell office:value-type="float" office:value="25350">
            <text:p>25350</text:p>
          </table:table-cell>
          <table:table-cell office:value-type="float" office:value="29745">
            <text:p>29745</text:p>
          </table:table-cell>
          <table:table-cell office:value-type="float" office:value="26911">
            <text:p>26911</text:p>
          </table:table-cell>
          <table:table-cell office:value-type="float" office:value="28401">
            <text:p>28401</text:p>
          </table:table-cell>
          <table:table-cell office:value-type="float" office:value="30584">
            <text:p>30584</text:p>
          </table:table-cell>
          <table:table-cell office:value-type="float" office:value="32449">
            <text:p>32449</text:p>
          </table:table-cell>
          <table:table-cell office:value-type="float" office:value="31288">
            <text:p>31288</text:p>
          </table:table-cell>
          <table:table-cell office:value-type="float" office:value="30305">
            <text:p>30305</text:p>
          </table:table-cell>
          <table:table-cell office:value-type="float" office:value="30497">
            <text:p>30497</text:p>
          </table:table-cell>
          <table:table-cell office:value-type="float" office:value="32426">
            <text:p>32426</text:p>
          </table:table-cell>
          <table:table-cell office:value-type="float" office:value="31195">
            <text:p>31195</text:p>
          </table:table-cell>
          <table:table-cell office:value-type="float" office:value="33612">
            <text:p>33612</text:p>
          </table:table-cell>
          <table:table-cell office:value-type="float" office:value="33210">
            <text:p>33210</text:p>
          </table:table-cell>
          <table:table-cell office:value-type="float" office:value="36861">
            <text:p>36861</text:p>
          </table:table-cell>
          <table:table-cell office:value-type="float" office:value="35056">
            <text:p>35056</text:p>
          </table:table-cell>
          <table:table-cell office:value-type="float" office:value="35551">
            <text:p>35551</text:p>
          </table:table-cell>
          <table:table-cell office:value-type="float" office:value="42626">
            <text:p>42626</text:p>
          </table:table-cell>
          <table:table-cell office:value-type="float" office:value="44618">
            <text:p>44618</text:p>
          </table:table-cell>
          <table:table-cell office:value-type="float" office:value="41975">
            <text:p>41975</text:p>
          </table:table-cell>
          <table:table-cell office:value-type="float" office:value="40614">
            <text:p>40614</text:p>
          </table:table-cell>
          <table:table-cell office:value-type="float" office:value="42765">
            <text:p>42765</text:p>
          </table:table-cell>
          <table:table-cell office:value-type="float" office:value="40841">
            <text:p>40841</text:p>
          </table:table-cell>
          <table:table-cell office:value-type="float" office:value="43427">
            <text:p>43427</text:p>
          </table:table-cell>
          <table:table-cell office:value-type="float" office:value="37803">
            <text:p>37803</text:p>
          </table:table-cell>
          <table:table-cell office:value-type="float" office:value="48901">
            <text:p>48901</text:p>
          </table:table-cell>
          <table:table-cell office:value-type="float" office:value="48462">
            <text:p>48462</text:p>
          </table:table-cell>
          <table:table-cell office:value-type="float" office:value="55662">
            <text:p>55662</text:p>
          </table:table-cell>
          <table:table-cell office:value-type="float" office:value="49587">
            <text:p>49587</text:p>
          </table:table-cell>
          <table:table-cell office:value-type="float" office:value="61154">
            <text:p>61154</text:p>
          </table:table-cell>
          <table:table-cell office:value-type="float" office:value="61370">
            <text:p>61370</text:p>
          </table:table-cell>
          <table:table-cell office:value-type="float" office:value="30614.05">
            <text:p>30614,05</text:p>
          </table:table-cell>
          <table:table-cell office:value-type="float" office:value="31234.9">
            <text:p>31234,9</text:p>
          </table:table-cell>
          <table:table-cell office:value-type="float" office:value="31828.19">
            <text:p>31828,19</text:p>
          </table:table-cell>
          <table:table-cell office:value-type="float" office:value="58739.12">
            <text:p>58739,12</text:p>
          </table:table-cell>
          <table:table-cell office:value-type="float" office:value="65480.16">
            <text:p>65480,16</text:p>
          </table:table-cell>
          <table:table-cell office:value-type="float" office:value="63383.31">
            <text:p>63383,31</text:p>
          </table:table-cell>
          <table:table-cell office:value-type="float" office:value="71064">
            <text:p>71064</text:p>
          </table:table-cell>
          <table:table-cell office:value-type="float" office:value="61433">
            <text:p>61433</text:p>
          </table:table-cell>
          <table:table-cell office:value-type="float" office:value="60446">
            <text:p>60446</text:p>
          </table:table-cell>
          <table:table-cell office:value-type="float" office:value="57757">
            <text:p>57757</text:p>
          </table:table-cell>
          <table:table-cell office:value-type="float" office:value="75533">
            <text:p>75533</text:p>
          </table:table-cell>
          <table:table-cell office:value-type="float" office:value="74905">
            <text:p>74905</text:p>
          </table:table-cell>
          <table:table-cell office:value-type="float" office:value="69842">
            <text:p>69842</text:p>
          </table:table-cell>
          <table:table-cell office:value-type="float" office:value="74691">
            <text:p>74691</text:p>
          </table:table-cell>
          <table:table-cell office:value-type="float" office:value="72578">
            <text:p>72578</text:p>
          </table:table-cell>
          <table:table-cell office:value-type="float" office:value="78442.3">
            <text:p>78442,3</text:p>
          </table:table-cell>
          <table:table-cell office:value-type="float" office:value="80253.1">
            <text:p>80253,1</text:p>
          </table:table-cell>
          <table:table-cell office:value-type="float" office:value="78221.9">
            <text:p>78221,9</text:p>
          </table:table-cell>
          <table:table-cell office:value-type="float" office:value="86515.7">
            <text:p>86515,7</text:p>
          </table:table-cell>
          <table:table-cell office:value-type="float" office:value="93254">
            <text:p>93254</text:p>
          </table:table-cell>
          <table:table-cell office:value-type="float" office:value="82216.8">
            <text:p>82216,8</text:p>
          </table:table-cell>
          <table:table-cell office:value-type="float" office:value="86011">
            <text:p>86011</text:p>
          </table:table-cell>
          <table:table-cell office:value-type="float" office:value="101977">
            <text:p>101977</text:p>
          </table:table-cell>
          <table:table-cell office:value-type="float" office:value="103715">
            <text:p>103715</text:p>
          </table:table-cell>
          <table:table-cell office:value-type="float" office:value="100969.43">
            <text:p>100969,43</text:p>
          </table:table-cell>
          <table:table-cell office:value-type="float" office:value="102755.94">
            <text:p>102755,94</text:p>
          </table:table-cell>
          <table:table-cell office:value-type="float" office:value="99578.5">
            <text:p>99578,5</text:p>
          </table:table-cell>
          <table:table-cell office:value-type="float" office:value="103276.71">
            <text:p>103276,71</text:p>
          </table:table-cell>
          <table:table-cell office:value-type="float" office:value="107368.66">
            <text:p>107368,66</text:p>
          </table:table-cell>
          <table:table-cell office:value-type="float" office:value="104650.61">
            <text:p>104650,61</text:p>
          </table:table-cell>
          <table:table-cell office:value-type="float" office:value="123321.79">
            <text:p>123321,79</text:p>
          </table:table-cell>
          <table:table-cell office:value-type="float" office:value="131248.16">
            <text:p>131248,16</text:p>
          </table:table-cell>
          <table:table-cell office:value-type="float" office:value="110409.16">
            <text:p>110409,16</text:p>
          </table:table-cell>
          <table:table-cell office:value-type="float" office:value="118585">
            <text:p>118585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LAS SALADAS </text:p>
          </table:table-cell>
          <table:table-cell office:value-type="string">
            <text:p>Comuna</text:p>
          </table:table-cell>
          <table:table-cell office:value-type="float" office:value="13609">
            <text:p>13609</text:p>
          </table:table-cell>
          <table:table-cell office:value-type="float" office:value="15969">
            <text:p>15969</text:p>
          </table:table-cell>
          <table:table-cell office:value-type="float" office:value="14447">
            <text:p>14447</text:p>
          </table:table-cell>
          <table:table-cell office:value-type="float" office:value="15247">
            <text:p>15247</text:p>
          </table:table-cell>
          <table:table-cell office:value-type="float" office:value="16420">
            <text:p>16420</text:p>
          </table:table-cell>
          <table:table-cell office:value-type="float" office:value="17420">
            <text:p>17420</text:p>
          </table:table-cell>
          <table:table-cell office:value-type="float" office:value="16797">
            <text:p>16797</text:p>
          </table:table-cell>
          <table:table-cell office:value-type="float" office:value="16269">
            <text:p>16269</text:p>
          </table:table-cell>
          <table:table-cell office:value-type="float" office:value="16373">
            <text:p>16373</text:p>
          </table:table-cell>
          <table:table-cell office:value-type="float" office:value="17409">
            <text:p>17409</text:p>
          </table:table-cell>
          <table:table-cell office:value-type="float" office:value="16748">
            <text:p>16748</text:p>
          </table:table-cell>
          <table:table-cell office:value-type="float" office:value="18045">
            <text:p>18045</text:p>
          </table:table-cell>
          <table:table-cell office:value-type="float" office:value="17829">
            <text:p>17829</text:p>
          </table:table-cell>
          <table:table-cell office:value-type="float" office:value="19789">
            <text:p>19789</text:p>
          </table:table-cell>
          <table:table-cell office:value-type="float" office:value="18820">
            <text:p>18820</text:p>
          </table:table-cell>
          <table:table-cell office:value-type="float" office:value="19086">
            <text:p>19086</text:p>
          </table:table-cell>
          <table:table-cell office:value-type="float" office:value="22884">
            <text:p>22884</text:p>
          </table:table-cell>
          <table:table-cell office:value-type="float" office:value="23954">
            <text:p>23954</text:p>
          </table:table-cell>
          <table:table-cell office:value-type="float" office:value="22535">
            <text:p>22535</text:p>
          </table:table-cell>
          <table:table-cell office:value-type="float" office:value="21804">
            <text:p>21804</text:p>
          </table:table-cell>
          <table:table-cell office:value-type="float" office:value="22959">
            <text:p>22959</text:p>
          </table:table-cell>
          <table:table-cell office:value-type="float" office:value="21926">
            <text:p>21926</text:p>
          </table:table-cell>
          <table:table-cell office:value-type="float" office:value="23314">
            <text:p>23314</text:p>
          </table:table-cell>
          <table:table-cell office:value-type="float" office:value="20295">
            <text:p>20295</text:p>
          </table:table-cell>
          <table:table-cell office:value-type="float" office:value="26253">
            <text:p>26253</text:p>
          </table:table-cell>
          <table:table-cell office:value-type="float" office:value="26018">
            <text:p>26018</text:p>
          </table:table-cell>
          <table:table-cell office:value-type="float" office:value="27630">
            <text:p>27630</text:p>
          </table:table-cell>
          <table:table-cell office:value-type="float" office:value="25891">
            <text:p>25891</text:p>
          </table:table-cell>
          <table:table-cell office:value-type="float" office:value="31931">
            <text:p>31931</text:p>
          </table:table-cell>
          <table:table-cell office:value-type="float" office:value="32044">
            <text:p>32044</text:p>
          </table:table-cell>
          <table:table-cell office:value-type="float" office:value="25865.21">
            <text:p>25865,21</text:p>
          </table:table-cell>
          <table:table-cell office:value-type="float" office:value="26389.75">
            <text:p>26389,75</text:p>
          </table:table-cell>
          <table:table-cell office:value-type="float" office:value="26891.01">
            <text:p>26891,01</text:p>
          </table:table-cell>
          <table:table-cell office:value-type="float" office:value="30669.95">
            <text:p>30669,95</text:p>
          </table:table-cell>
          <table:table-cell office:value-type="float" office:value="34189.7">
            <text:p>34189,7</text:p>
          </table:table-cell>
          <table:table-cell office:value-type="float" office:value="33094.86">
            <text:p>33094,86</text:p>
          </table:table-cell>
          <table:table-cell office:value-type="float" office:value="37105">
            <text:p>37105</text:p>
          </table:table-cell>
          <table:table-cell office:value-type="float" office:value="32077">
            <text:p>32077</text:p>
          </table:table-cell>
          <table:table-cell office:value-type="float" office:value="31561">
            <text:p>31561</text:p>
          </table:table-cell>
          <table:table-cell office:value-type="float" office:value="30157">
            <text:p>30157</text:p>
          </table:table-cell>
          <table:table-cell office:value-type="float" office:value="39439">
            <text:p>39439</text:p>
          </table:table-cell>
          <table:table-cell office:value-type="float" office:value="39111">
            <text:p>39111</text:p>
          </table:table-cell>
          <table:table-cell office:value-type="float" office:value="36467">
            <text:p>36467</text:p>
          </table:table-cell>
          <table:table-cell office:value-type="float" office:value="38999">
            <text:p>38999</text:p>
          </table:table-cell>
          <table:table-cell office:value-type="float" office:value="37896">
            <text:p>37896</text:p>
          </table:table-cell>
          <table:table-cell table:number-columns-repeated="3" office:value-type="float" office:value="0">
            <text:p>0</text:p>
          </table:table-cell>
          <table:table-cell office:value-type="float" office:value="45173.2">
            <text:p>45173,2</text:p>
          </table:table-cell>
          <table:table-cell office:value-type="float" office:value="48691.5">
            <text:p>48691,5</text:p>
          </table:table-cell>
          <table:table-cell office:value-type="float" office:value="42928.5">
            <text:p>42928,5</text:p>
          </table:table-cell>
          <table:table-cell office:value-type="float" office:value="44910">
            <text:p>44910</text:p>
          </table:table-cell>
          <table:table-cell office:value-type="float" office:value="53246">
            <text:p>53246</text:p>
          </table:table-cell>
          <table:table-cell office:value-type="float" office:value="54154">
            <text:p>54154</text:p>
          </table:table-cell>
          <table:table-cell office:value-type="float" office:value="52720.01">
            <text:p>52720,01</text:p>
          </table:table-cell>
          <table:table-cell office:value-type="float" office:value="53652.82">
            <text:p>53652,82</text:p>
          </table:table-cell>
          <table:table-cell office:value-type="float" office:value="51993.76">
            <text:p>51993,76</text:p>
          </table:table-cell>
          <table:table-cell office:value-type="float" office:value="53924.73">
            <text:p>53924,73</text:p>
          </table:table-cell>
          <table:table-cell office:value-type="float" office:value="56061.3">
            <text:p>56061,3</text:p>
          </table:table-cell>
          <table:table-cell office:value-type="float" office:value="54642.1">
            <text:p>54642,1</text:p>
          </table:table-cell>
          <table:table-cell office:value-type="float" office:value="64391.04">
            <text:p>64391,04</text:p>
          </table:table-cell>
          <table:table-cell office:value-type="float" office:value="68529.7">
            <text:p>68529,7</text:p>
          </table:table-cell>
          <table:table-cell office:value-type="float" office:value="57648.86">
            <text:p>57648,86</text:p>
          </table:table-cell>
          <table:table-cell office:value-type="float" office:value="61918">
            <text:p>61918</text:p>
          </table:table-cell>
          <table:table-cell table:number-columns-repeated="907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LEGUIZAMON </text:p>
          </table:table-cell>
          <table:table-cell office:value-type="string">
            <text:p>Comuna</text:p>
          </table:table-cell>
          <table:table-cell office:value-type="float" office:value="11480">
            <text:p>11480</text:p>
          </table:table-cell>
          <table:table-cell office:value-type="float" office:value="13470">
            <text:p>13470</text:p>
          </table:table-cell>
          <table:table-cell office:value-type="float" office:value="12187">
            <text:p>12187</text:p>
          </table:table-cell>
          <table:table-cell office:value-type="float" office:value="12862">
            <text:p>12862</text:p>
          </table:table-cell>
          <table:table-cell office:value-type="float" office:value="13850">
            <text:p>13850</text:p>
          </table:table-cell>
          <table:table-cell office:value-type="float" office:value="14694">
            <text:p>14694</text:p>
          </table:table-cell>
          <table:table-cell office:value-type="float" office:value="14169">
            <text:p>14169</text:p>
          </table:table-cell>
          <table:table-cell office:value-type="float" office:value="13724">
            <text:p>13724</text:p>
          </table:table-cell>
          <table:table-cell office:value-type="float" office:value="13811">
            <text:p>13811</text:p>
          </table:table-cell>
          <table:table-cell office:value-type="float" office:value="14684">
            <text:p>14684</text:p>
          </table:table-cell>
          <table:table-cell office:value-type="float" office:value="14127">
            <text:p>14127</text:p>
          </table:table-cell>
          <table:table-cell office:value-type="float" office:value="15221">
            <text:p>15221</text:p>
          </table:table-cell>
          <table:table-cell office:value-type="float" office:value="15039">
            <text:p>15039</text:p>
          </table:table-cell>
          <table:table-cell office:value-type="float" office:value="16693">
            <text:p>16693</text:p>
          </table:table-cell>
          <table:table-cell office:value-type="float" office:value="15875">
            <text:p>15875</text:p>
          </table:table-cell>
          <table:table-cell office:value-type="float" office:value="16100">
            <text:p>16100</text:p>
          </table:table-cell>
          <table:table-cell office:value-type="float" office:value="19303">
            <text:p>19303</text:p>
          </table:table-cell>
          <table:table-cell office:value-type="float" office:value="20206">
            <text:p>20206</text:p>
          </table:table-cell>
          <table:table-cell office:value-type="float" office:value="19009">
            <text:p>19009</text:p>
          </table:table-cell>
          <table:table-cell office:value-type="float" office:value="18392">
            <text:p>18392</text:p>
          </table:table-cell>
          <table:table-cell office:value-type="float" office:value="19367">
            <text:p>19367</text:p>
          </table:table-cell>
          <table:table-cell office:value-type="float" office:value="18495">
            <text:p>18495</text:p>
          </table:table-cell>
          <table:table-cell office:value-type="float" office:value="19666">
            <text:p>19666</text:p>
          </table:table-cell>
          <table:table-cell office:value-type="float" office:value="17119">
            <text:p>17119</text:p>
          </table:table-cell>
          <table:table-cell office:value-type="float" office:value="22145">
            <text:p>22145</text:p>
          </table:table-cell>
          <table:table-cell office:value-type="float" office:value="21946">
            <text:p>21946</text:p>
          </table:table-cell>
          <table:table-cell office:value-type="float" office:value="23415">
            <text:p>23415</text:p>
          </table:table-cell>
          <table:table-cell office:value-type="float" office:value="21875">
            <text:p>21875</text:p>
          </table:table-cell>
          <table:table-cell office:value-type="float" office:value="26978">
            <text:p>26978</text:p>
          </table:table-cell>
          <table:table-cell office:value-type="float" office:value="27073">
            <text:p>27073</text:p>
          </table:table-cell>
          <table:table-cell office:value-type="float" office:value="73304.02">
            <text:p>73304,02</text:p>
          </table:table-cell>
          <table:table-cell office:value-type="float" office:value="74790.62">
            <text:p>74790,62</text:p>
          </table:table-cell>
          <table:table-cell office:value-type="float" office:value="76211.23">
            <text:p>76211,23</text:p>
          </table:table-cell>
          <table:table-cell office:value-type="float" office:value="25912.43">
            <text:p>25912,43</text:p>
          </table:table-cell>
          <table:table-cell office:value-type="float" office:value="28886.21">
            <text:p>28886,21</text:p>
          </table:table-cell>
          <table:table-cell office:value-type="float" office:value="27961.19">
            <text:p>27961,19</text:p>
          </table:table-cell>
          <table:table-cell office:value-type="float" office:value="31349">
            <text:p>31349</text:p>
          </table:table-cell>
          <table:table-cell office:value-type="float" office:value="27101">
            <text:p>27101</text:p>
          </table:table-cell>
          <table:table-cell office:value-type="float" office:value="26666">
            <text:p>26666</text:p>
          </table:table-cell>
          <table:table-cell office:value-type="float" office:value="25479">
            <text:p>25479</text:p>
          </table:table-cell>
          <table:table-cell office:value-type="float" office:value="33321">
            <text:p>33321</text:p>
          </table:table-cell>
          <table:table-cell office:value-type="float" office:value="33044">
            <text:p>33044</text:p>
          </table:table-cell>
          <table:table-cell office:value-type="float" office:value="30810">
            <text:p>30810</text:p>
          </table:table-cell>
          <table:table-cell office:value-type="float" office:value="32950">
            <text:p>32950</text:p>
          </table:table-cell>
          <table:table-cell office:value-type="float" office:value="32017">
            <text:p>32017</text:p>
          </table:table-cell>
          <table:table-cell office:value-type="float" office:value="34604.4">
            <text:p>34604,4</text:p>
          </table:table-cell>
          <table:table-cell office:value-type="float" office:value="35403.2">
            <text:p>35403,2</text:p>
          </table:table-cell>
          <table:table-cell office:value-type="float" office:value="34507.1">
            <text:p>34507,1</text:p>
          </table:table-cell>
          <table:table-cell office:value-type="float" office:value="38165.9">
            <text:p>38165,9</text:p>
          </table:table-cell>
          <table:table-cell office:value-type="float" office:value="41138.5">
            <text:p>41138,5</text:p>
          </table:table-cell>
          <table:table-cell office:value-type="float" office:value="36269.5">
            <text:p>36269,5</text:p>
          </table:table-cell>
          <table:table-cell office:value-type="float" office:value="37943">
            <text:p>37943</text:p>
          </table:table-cell>
          <table:table-cell office:value-type="float" office:value="44987">
            <text:p>44987</text:p>
          </table:table-cell>
          <table:table-cell office:value-type="float" office:value="45753">
            <text:p>45753</text:p>
          </table:table-cell>
          <table:table-cell office:value-type="float" office:value="44542.1">
            <text:p>44542,1</text:p>
          </table:table-cell>
          <table:table-cell office:value-type="float" office:value="45330.21">
            <text:p>45330,21</text:p>
          </table:table-cell>
          <table:table-cell office:value-type="float" office:value="43928.5">
            <text:p>43928,5</text:p>
          </table:table-cell>
          <table:table-cell office:value-type="float" office:value="45559.94">
            <text:p>45559,94</text:p>
          </table:table-cell>
          <table:table-cell office:value-type="float" office:value="47365.08">
            <text:p>47365,08</text:p>
          </table:table-cell>
          <table:table-cell office:value-type="float" office:value="46166.03">
            <text:p>46166,03</text:p>
          </table:table-cell>
          <table:table-cell office:value-type="float" office:value="54402.72">
            <text:p>54402,72</text:p>
          </table:table-cell>
          <table:table-cell office:value-type="float" office:value="57899.39">
            <text:p>57899,39</text:p>
          </table:table-cell>
          <table:table-cell office:value-type="float" office:value="48706.38">
            <text:p>48706,38</text:p>
          </table:table-cell>
          <table:table-cell office:value-type="float" office:value="52313">
            <text:p>52313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LOS CEDROS </text:p>
          </table:table-cell>
          <table:table-cell office:value-type="string">
            <text:p>Comuna</text:p>
          </table:table-cell>
          <table:table-cell office:value-type="float" office:value="32154">
            <text:p>32154</text:p>
          </table:table-cell>
          <table:table-cell office:value-type="float" office:value="37730">
            <text:p>37730</text:p>
          </table:table-cell>
          <table:table-cell office:value-type="float" office:value="34134">
            <text:p>34134</text:p>
          </table:table-cell>
          <table:table-cell office:value-type="float" office:value="36025">
            <text:p>36025</text:p>
          </table:table-cell>
          <table:table-cell office:value-type="float" office:value="38794">
            <text:p>38794</text:p>
          </table:table-cell>
          <table:table-cell office:value-type="float" office:value="41159">
            <text:p>41159</text:p>
          </table:table-cell>
          <table:table-cell office:value-type="float" office:value="39686">
            <text:p>39686</text:p>
          </table:table-cell>
          <table:table-cell office:value-type="float" office:value="38439">
            <text:p>38439</text:p>
          </table:table-cell>
          <table:table-cell office:value-type="float" office:value="38683">
            <text:p>38683</text:p>
          </table:table-cell>
          <table:table-cell office:value-type="float" office:value="41130">
            <text:p>41130</text:p>
          </table:table-cell>
          <table:table-cell office:value-type="float" office:value="39569">
            <text:p>39569</text:p>
          </table:table-cell>
          <table:table-cell office:value-type="float" office:value="42634">
            <text:p>42634</text:p>
          </table:table-cell>
          <table:table-cell office:value-type="float" office:value="42124">
            <text:p>42124</text:p>
          </table:table-cell>
          <table:table-cell office:value-type="float" office:value="46755">
            <text:p>46755</text:p>
          </table:table-cell>
          <table:table-cell office:value-type="float" office:value="44465">
            <text:p>44465</text:p>
          </table:table-cell>
          <table:table-cell office:value-type="float" office:value="45094">
            <text:p>45094</text:p>
          </table:table-cell>
          <table:table-cell office:value-type="float" office:value="54067">
            <text:p>54067</text:p>
          </table:table-cell>
          <table:table-cell office:value-type="float" office:value="56594">
            <text:p>56594</text:p>
          </table:table-cell>
          <table:table-cell office:value-type="float" office:value="53242">
            <text:p>53242</text:p>
          </table:table-cell>
          <table:table-cell office:value-type="float" office:value="51515">
            <text:p>51515</text:p>
          </table:table-cell>
          <table:table-cell office:value-type="float" office:value="54244">
            <text:p>54244</text:p>
          </table:table-cell>
          <table:table-cell office:value-type="float" office:value="51804">
            <text:p>51804</text:p>
          </table:table-cell>
          <table:table-cell office:value-type="float" office:value="55083">
            <text:p>55083</text:p>
          </table:table-cell>
          <table:table-cell office:value-type="float" office:value="47950">
            <text:p>47950</text:p>
          </table:table-cell>
          <table:table-cell office:value-type="float" office:value="62027">
            <text:p>62027</text:p>
          </table:table-cell>
          <table:table-cell office:value-type="float" office:value="61470">
            <text:p>61470</text:p>
          </table:table-cell>
          <table:table-cell office:value-type="float" office:value="67821">
            <text:p>67821</text:p>
          </table:table-cell>
          <table:table-cell office:value-type="float" office:value="61996">
            <text:p>61996</text:p>
          </table:table-cell>
          <table:table-cell office:value-type="float" office:value="76457">
            <text:p>76457</text:p>
          </table:table-cell>
          <table:table-cell office:value-type="float" office:value="76727">
            <text:p>76727</text:p>
          </table:table-cell>
          <table:table-cell office:value-type="float" office:value="34501.61">
            <text:p>34501,61</text:p>
          </table:table-cell>
          <table:table-cell office:value-type="float" office:value="35201.3">
            <text:p>35201,3</text:p>
          </table:table-cell>
          <table:table-cell office:value-type="float" office:value="35869.93">
            <text:p>35869,93</text:p>
          </table:table-cell>
          <table:table-cell office:value-type="float" office:value="73437.86">
            <text:p>73437,86</text:p>
          </table:table-cell>
          <table:table-cell office:value-type="float" office:value="81865.76">
            <text:p>81865,76</text:p>
          </table:table-cell>
          <table:table-cell office:value-type="float" office:value="79244.21">
            <text:p>79244,21</text:p>
          </table:table-cell>
          <table:table-cell office:value-type="float" office:value="88847">
            <text:p>88847</text:p>
          </table:table-cell>
          <table:table-cell office:value-type="float" office:value="76806">
            <text:p>76806</text:p>
          </table:table-cell>
          <table:table-cell office:value-type="float" office:value="75572">
            <text:p>75572</text:p>
          </table:table-cell>
          <table:table-cell office:value-type="float" office:value="72210">
            <text:p>72210</text:p>
          </table:table-cell>
          <table:table-cell office:value-type="float" office:value="94434">
            <text:p>94434</text:p>
          </table:table-cell>
          <table:table-cell office:value-type="float" office:value="93650">
            <text:p>93650</text:p>
          </table:table-cell>
          <table:table-cell office:value-type="float" office:value="87319">
            <text:p>87319</text:p>
          </table:table-cell>
          <table:table-cell office:value-type="float" office:value="93382">
            <text:p>93382</text:p>
          </table:table-cell>
          <table:table-cell office:value-type="float" office:value="90739">
            <text:p>90739</text:p>
          </table:table-cell>
          <table:table-cell office:value-type="float" office:value="98071.6">
            <text:p>98071,6</text:p>
          </table:table-cell>
          <table:table-cell office:value-type="float" office:value="100335.4">
            <text:p>100335,4</text:p>
          </table:table-cell>
          <table:table-cell office:value-type="float" office:value="97796">
            <text:p>97796</text:p>
          </table:table-cell>
          <table:table-cell office:value-type="float" office:value="108165.2">
            <text:p>108165,2</text:p>
          </table:table-cell>
          <table:table-cell office:value-type="float" office:value="116589.7">
            <text:p>116589,7</text:p>
          </table:table-cell>
          <table:table-cell office:value-type="float" office:value="102790.5">
            <text:p>102790,5</text:p>
          </table:table-cell>
          <table:table-cell office:value-type="float" office:value="107534">
            <text:p>107534</text:p>
          </table:table-cell>
          <table:table-cell office:value-type="float" office:value="127496">
            <text:p>127496</text:p>
          </table:table-cell>
          <table:table-cell office:value-type="float" office:value="129668">
            <text:p>129668</text:p>
          </table:table-cell>
          <table:table-cell office:value-type="float" office:value="126235.79">
            <text:p>126235,79</text:p>
          </table:table-cell>
          <table:table-cell office:value-type="float" office:value="128469.35">
            <text:p>128469,35</text:p>
          </table:table-cell>
          <table:table-cell office:value-type="float" office:value="124496.8">
            <text:p>124496,8</text:p>
          </table:table-cell>
          <table:table-cell office:value-type="float" office:value="129120.44">
            <text:p>129120,44</text:p>
          </table:table-cell>
          <table:table-cell office:value-type="float" office:value="134236.35">
            <text:p>134236,35</text:p>
          </table:table-cell>
          <table:table-cell office:value-type="float" office:value="130838.14">
            <text:p>130838,14</text:p>
          </table:table-cell>
          <table:table-cell office:value-type="float" office:value="154181.56">
            <text:p>154181,56</text:p>
          </table:table-cell>
          <table:table-cell office:value-type="float" office:value="164091.4">
            <text:p>164091,4</text:p>
          </table:table-cell>
          <table:table-cell office:value-type="float" office:value="138037.7">
            <text:p>138037,7</text:p>
          </table:table-cell>
          <table:table-cell office:value-type="float" office:value="148260">
            <text:p>148260</text:p>
          </table:table-cell>
          <table:table-cell table:number-columns-repeated="907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LOS CHAÑARITOS </text:p>
          </table:table-cell>
          <table:table-cell office:value-type="string">
            <text:p>Comuna</text:p>
          </table:table-cell>
          <table:table-cell office:value-type="float" office:value="15372">
            <text:p>15372</text:p>
          </table:table-cell>
          <table:table-cell office:value-type="float" office:value="18037">
            <text:p>18037</text:p>
          </table:table-cell>
          <table:table-cell office:value-type="float" office:value="16319">
            <text:p>16319</text:p>
          </table:table-cell>
          <table:table-cell office:value-type="float" office:value="17223">
            <text:p>17223</text:p>
          </table:table-cell>
          <table:table-cell office:value-type="float" office:value="18547">
            <text:p>18547</text:p>
          </table:table-cell>
          <table:table-cell office:value-type="float" office:value="19677">
            <text:p>19677</text:p>
          </table:table-cell>
          <table:table-cell office:value-type="float" office:value="18973">
            <text:p>18973</text:p>
          </table:table-cell>
          <table:table-cell office:value-type="float" office:value="18377">
            <text:p>18377</text:p>
          </table:table-cell>
          <table:table-cell office:value-type="float" office:value="18494">
            <text:p>18494</text:p>
          </table:table-cell>
          <table:table-cell office:value-type="float" office:value="19663">
            <text:p>19663</text:p>
          </table:table-cell>
          <table:table-cell office:value-type="float" office:value="18917">
            <text:p>18917</text:p>
          </table:table-cell>
          <table:table-cell office:value-type="float" office:value="20382">
            <text:p>20382</text:p>
          </table:table-cell>
          <table:table-cell office:value-type="float" office:value="20139">
            <text:p>20139</text:p>
          </table:table-cell>
          <table:table-cell office:value-type="float" office:value="22352">
            <text:p>22352</text:p>
          </table:table-cell>
          <table:table-cell office:value-type="float" office:value="21258">
            <text:p>21258</text:p>
          </table:table-cell>
          <table:table-cell office:value-type="float" office:value="21558">
            <text:p>21558</text:p>
          </table:table-cell>
          <table:table-cell office:value-type="float" office:value="25848">
            <text:p>25848</text:p>
          </table:table-cell>
          <table:table-cell office:value-type="float" office:value="27056">
            <text:p>27056</text:p>
          </table:table-cell>
          <table:table-cell office:value-type="float" office:value="25453">
            <text:p>25453</text:p>
          </table:table-cell>
          <table:table-cell office:value-type="float" office:value="24628">
            <text:p>24628</text:p>
          </table:table-cell>
          <table:table-cell office:value-type="float" office:value="25933">
            <text:p>25933</text:p>
          </table:table-cell>
          <table:table-cell office:value-type="float" office:value="24766">
            <text:p>24766</text:p>
          </table:table-cell>
          <table:table-cell office:value-type="float" office:value="26334">
            <text:p>26334</text:p>
          </table:table-cell>
          <table:table-cell office:value-type="float" office:value="22924">
            <text:p>22924</text:p>
          </table:table-cell>
          <table:table-cell office:value-type="float" office:value="29654">
            <text:p>29654</text:p>
          </table:table-cell>
          <table:table-cell office:value-type="float" office:value="29387">
            <text:p>29387</text:p>
          </table:table-cell>
          <table:table-cell office:value-type="float" office:value="31006">
            <text:p>31006</text:p>
          </table:table-cell>
          <table:table-cell office:value-type="float" office:value="29179">
            <text:p>29179</text:p>
          </table:table-cell>
          <table:table-cell office:value-type="float" office:value="35985">
            <text:p>35985</text:p>
          </table:table-cell>
          <table:table-cell office:value-type="float" office:value="36113">
            <text:p>36113</text:p>
          </table:table-cell>
          <table:table-cell office:value-type="float" office:value="54998.96">
            <text:p>54998,96</text:p>
          </table:table-cell>
          <table:table-cell office:value-type="float" office:value="56114.34">
            <text:p>56114,34</text:p>
          </table:table-cell>
          <table:table-cell office:value-type="float" office:value="57180.2">
            <text:p>57180,2</text:p>
          </table:table-cell>
          <table:table-cell office:value-type="float" office:value="34564.6">
            <text:p>34564,6</text:p>
          </table:table-cell>
          <table:table-cell office:value-type="float" office:value="38531.32">
            <text:p>38531,32</text:p>
          </table:table-cell>
          <table:table-cell office:value-type="float" office:value="37297.45">
            <text:p>37297,45</text:p>
          </table:table-cell>
          <table:table-cell office:value-type="float" office:value="41817">
            <text:p>41817</text:p>
          </table:table-cell>
          <table:table-cell office:value-type="float" office:value="36150">
            <text:p>36150</text:p>
          </table:table-cell>
          <table:table-cell office:value-type="float" office:value="35569">
            <text:p>35569</text:p>
          </table:table-cell>
          <table:table-cell office:value-type="float" office:value="33987">
            <text:p>33987</text:p>
          </table:table-cell>
          <table:table-cell office:value-type="float" office:value="44447">
            <text:p>44447</text:p>
          </table:table-cell>
          <table:table-cell office:value-type="float" office:value="44078">
            <text:p>44078</text:p>
          </table:table-cell>
          <table:table-cell office:value-type="float" office:value="41098">
            <text:p>41098</text:p>
          </table:table-cell>
          <table:table-cell office:value-type="float" office:value="43952">
            <text:p>43952</text:p>
          </table:table-cell>
          <table:table-cell office:value-type="float" office:value="42708">
            <text:p>42708</text:p>
          </table:table-cell>
          <table:table-cell office:value-type="float" office:value="46158.8">
            <text:p>46158,8</text:p>
          </table:table-cell>
          <table:table-cell office:value-type="float" office:value="47224.3">
            <text:p>47224,3</text:p>
          </table:table-cell>
          <table:table-cell office:value-type="float" office:value="46029.1">
            <text:p>46029,1</text:p>
          </table:table-cell>
          <table:table-cell office:value-type="float" office:value="50909.6">
            <text:p>50909,6</text:p>
          </table:table-cell>
          <table:table-cell office:value-type="float" office:value="54874.6">
            <text:p>54874,6</text:p>
          </table:table-cell>
          <table:table-cell office:value-type="float" office:value="48379.8">
            <text:p>48379,8</text:p>
          </table:table-cell>
          <table:table-cell office:value-type="float" office:value="50613">
            <text:p>50613</text:p>
          </table:table-cell>
          <table:table-cell office:value-type="float" office:value="60008">
            <text:p>60008</text:p>
          </table:table-cell>
          <table:table-cell office:value-type="float" office:value="61030">
            <text:p>61030</text:p>
          </table:table-cell>
          <table:table-cell office:value-type="float" office:value="59414.72">
            <text:p>59414,72</text:p>
          </table:table-cell>
          <table:table-cell office:value-type="float" office:value="60465.98">
            <text:p>60465,98</text:p>
          </table:table-cell>
          <table:table-cell office:value-type="float" office:value="58596.24">
            <text:p>58596,24</text:p>
          </table:table-cell>
          <table:table-cell office:value-type="float" office:value="60772.43">
            <text:p>60772,43</text:p>
          </table:table-cell>
          <table:table-cell office:value-type="float" office:value="63180.3">
            <text:p>63180,3</text:p>
          </table:table-cell>
          <table:table-cell office:value-type="float" office:value="61580.89">
            <text:p>61580,89</text:p>
          </table:table-cell>
          <table:table-cell office:value-type="float" office:value="72567.81">
            <text:p>72567,81</text:p>
          </table:table-cell>
          <table:table-cell office:value-type="float" office:value="77232.02">
            <text:p>77232,02</text:p>
          </table:table-cell>
          <table:table-cell office:value-type="float" office:value="64969.47">
            <text:p>64969,47</text:p>
          </table:table-cell>
          <table:table-cell office:value-type="float" office:value="69781">
            <text:p>69781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LOS CHAÑARITOS (C.D.EJE) </text:p>
          </table:table-cell>
          <table:table-cell office:value-type="string">
            <text:p>Comuna</text:p>
          </table:table-cell>
          <table:table-cell office:value-type="float" office:value="24014">
            <text:p>24014</text:p>
          </table:table-cell>
          <table:table-cell office:value-type="float" office:value="28177">
            <text:p>28177</text:p>
          </table:table-cell>
          <table:table-cell office:value-type="float" office:value="25492">
            <text:p>25492</text:p>
          </table:table-cell>
          <table:table-cell office:value-type="float" office:value="26904">
            <text:p>26904</text:p>
          </table:table-cell>
          <table:table-cell office:value-type="float" office:value="28972">
            <text:p>28972</text:p>
          </table:table-cell>
          <table:table-cell office:value-type="float" office:value="30738">
            <text:p>30738</text:p>
          </table:table-cell>
          <table:table-cell office:value-type="float" office:value="29638">
            <text:p>29638</text:p>
          </table:table-cell>
          <table:table-cell office:value-type="float" office:value="28707">
            <text:p>28707</text:p>
          </table:table-cell>
          <table:table-cell office:value-type="float" office:value="28890">
            <text:p>28890</text:p>
          </table:table-cell>
          <table:table-cell office:value-type="float" office:value="30717">
            <text:p>30717</text:p>
          </table:table-cell>
          <table:table-cell office:value-type="float" office:value="29551">
            <text:p>29551</text:p>
          </table:table-cell>
          <table:table-cell office:value-type="float" office:value="31840">
            <text:p>31840</text:p>
          </table:table-cell>
          <table:table-cell office:value-type="float" office:value="31459">
            <text:p>31459</text:p>
          </table:table-cell>
          <table:table-cell office:value-type="float" office:value="34918">
            <text:p>34918</text:p>
          </table:table-cell>
          <table:table-cell office:value-type="float" office:value="33208">
            <text:p>33208</text:p>
          </table:table-cell>
          <table:table-cell office:value-type="float" office:value="33677">
            <text:p>33677</text:p>
          </table:table-cell>
          <table:table-cell office:value-type="float" office:value="40379">
            <text:p>40379</text:p>
          </table:table-cell>
          <table:table-cell office:value-type="float" office:value="42266">
            <text:p>42266</text:p>
          </table:table-cell>
          <table:table-cell office:value-type="float" office:value="39762">
            <text:p>39762</text:p>
          </table:table-cell>
          <table:table-cell office:value-type="float" office:value="38473">
            <text:p>38473</text:p>
          </table:table-cell>
          <table:table-cell office:value-type="float" office:value="40511">
            <text:p>40511</text:p>
          </table:table-cell>
          <table:table-cell office:value-type="float" office:value="38688">
            <text:p>38688</text:p>
          </table:table-cell>
          <table:table-cell office:value-type="float" office:value="41137">
            <text:p>41137</text:p>
          </table:table-cell>
          <table:table-cell office:value-type="float" office:value="35810">
            <text:p>35810</text:p>
          </table:table-cell>
          <table:table-cell office:value-type="float" office:value="46323">
            <text:p>46323</text:p>
          </table:table-cell>
          <table:table-cell office:value-type="float" office:value="45907">
            <text:p>45907</text:p>
          </table:table-cell>
          <table:table-cell office:value-type="float" office:value="51313">
            <text:p>51313</text:p>
          </table:table-cell>
          <table:table-cell office:value-type="float" office:value="46515">
            <text:p>46515</text:p>
          </table:table-cell>
          <table:table-cell office:value-type="float" office:value="57364">
            <text:p>57364</text:p>
          </table:table-cell>
          <table:table-cell office:value-type="float" office:value="57567">
            <text:p>57567</text:p>
          </table:table-cell>
          <table:table-cell office:value-type="float" office:value="76531.55">
            <text:p>76531,55</text:p>
          </table:table-cell>
          <table:table-cell office:value-type="float" office:value="78083.61">
            <text:p>78083,61</text:p>
          </table:table-cell>
          <table:table-cell office:value-type="float" office:value="79566.76">
            <text:p>79566,76</text:p>
          </table:table-cell>
          <table:table-cell office:value-type="float" office:value="55099.38">
            <text:p>55099,38</text:p>
          </table:table-cell>
          <table:table-cell office:value-type="float" office:value="61422.71">
            <text:p>61422,71</text:p>
          </table:table-cell>
          <table:table-cell office:value-type="float" office:value="59455.8">
            <text:p>59455,8</text:p>
          </table:table-cell>
          <table:table-cell office:value-type="float" office:value="66660">
            <text:p>66660</text:p>
          </table:table-cell>
          <table:table-cell office:value-type="float" office:value="57627">
            <text:p>57627</text:p>
          </table:table-cell>
          <table:table-cell office:value-type="float" office:value="56701">
            <text:p>56701</text:p>
          </table:table-cell>
          <table:table-cell office:value-type="float" office:value="54178">
            <text:p>54178</text:p>
          </table:table-cell>
          <table:table-cell office:value-type="float" office:value="70853">
            <text:p>70853</text:p>
          </table:table-cell>
          <table:table-cell office:value-type="float" office:value="70264">
            <text:p>70264</text:p>
          </table:table-cell>
          <table:table-cell office:value-type="float" office:value="65514">
            <text:p>65514</text:p>
          </table:table-cell>
          <table:table-cell office:value-type="float" office:value="70063">
            <text:p>70063</text:p>
          </table:table-cell>
          <table:table-cell office:value-type="float" office:value="68081">
            <text:p>68081</text:p>
          </table:table-cell>
          <table:table-cell office:value-type="float" office:value="73581.7">
            <text:p>73581,7</text:p>
          </table:table-cell>
          <table:table-cell office:value-type="float" office:value="75280.2">
            <text:p>75280,2</text:p>
          </table:table-cell>
          <table:table-cell office:value-type="float" office:value="73374.9">
            <text:p>73374,9</text:p>
          </table:table-cell>
          <table:table-cell office:value-type="float" office:value="81154.8">
            <text:p>81154,8</text:p>
          </table:table-cell>
          <table:table-cell office:value-type="float" office:value="87475.5">
            <text:p>87475,5</text:p>
          </table:table-cell>
          <table:table-cell office:value-type="float" office:value="77122.2">
            <text:p>77122,2</text:p>
          </table:table-cell>
          <table:table-cell office:value-type="float" office:value="80682">
            <text:p>80682</text:p>
          </table:table-cell>
          <table:table-cell office:value-type="float" office:value="95658">
            <text:p>95658</text:p>
          </table:table-cell>
          <table:table-cell office:value-type="float" office:value="97288">
            <text:p>97288</text:p>
          </table:table-cell>
          <table:table-cell office:value-type="float" office:value="94712.91">
            <text:p>94712,91</text:p>
          </table:table-cell>
          <table:table-cell office:value-type="float" office:value="96388.72">
            <text:p>96388,72</text:p>
          </table:table-cell>
          <table:table-cell office:value-type="float" office:value="93408.17">
            <text:p>93408,17</text:p>
          </table:table-cell>
          <table:table-cell office:value-type="float" office:value="96877.22">
            <text:p>96877,22</text:p>
          </table:table-cell>
          <table:table-cell office:value-type="float" office:value="100715.61">
            <text:p>100715,61</text:p>
          </table:table-cell>
          <table:table-cell office:value-type="float" office:value="98165.99">
            <text:p>98165,99</text:p>
          </table:table-cell>
          <table:table-cell office:value-type="float" office:value="115680.22">
            <text:p>115680,22</text:p>
          </table:table-cell>
          <table:table-cell office:value-type="float" office:value="123115.43">
            <text:p>123115,43</text:p>
          </table:table-cell>
          <table:table-cell office:value-type="float" office:value="103567.71">
            <text:p>103567,71</text:p>
          </table:table-cell>
          <table:table-cell office:value-type="float" office:value="111237">
            <text:p>111237</text:p>
          </table:table-cell>
          <table:table-cell table:number-columns-repeated="907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LOS HORNILLOS </text:p>
          </table:table-cell>
          <table:table-cell office:value-type="string">
            <text:p>Comuna</text:p>
          </table:table-cell>
          <table:table-cell office:value-type="float" office:value="32833">
            <text:p>32833</text:p>
          </table:table-cell>
          <table:table-cell office:value-type="float" office:value="38525">
            <text:p>38525</text:p>
          </table:table-cell>
          <table:table-cell office:value-type="float" office:value="34855">
            <text:p>34855</text:p>
          </table:table-cell>
          <table:table-cell office:value-type="float" office:value="36785">
            <text:p>36785</text:p>
          </table:table-cell>
          <table:table-cell office:value-type="float" office:value="39613">
            <text:p>39613</text:p>
          </table:table-cell>
          <table:table-cell office:value-type="float" office:value="42028">
            <text:p>42028</text:p>
          </table:table-cell>
          <table:table-cell office:value-type="float" office:value="40523">
            <text:p>40523</text:p>
          </table:table-cell>
          <table:table-cell office:value-type="float" office:value="39250">
            <text:p>39250</text:p>
          </table:table-cell>
          <table:table-cell office:value-type="float" office:value="39500">
            <text:p>39500</text:p>
          </table:table-cell>
          <table:table-cell office:value-type="float" office:value="41998">
            <text:p>41998</text:p>
          </table:table-cell>
          <table:table-cell office:value-type="float" office:value="40404">
            <text:p>40404</text:p>
          </table:table-cell>
          <table:table-cell office:value-type="float" office:value="43534">
            <text:p>43534</text:p>
          </table:table-cell>
          <table:table-cell office:value-type="float" office:value="43013">
            <text:p>43013</text:p>
          </table:table-cell>
          <table:table-cell office:value-type="float" office:value="47741">
            <text:p>47741</text:p>
          </table:table-cell>
          <table:table-cell office:value-type="float" office:value="45403">
            <text:p>45403</text:p>
          </table:table-cell>
          <table:table-cell office:value-type="float" office:value="46045">
            <text:p>46045</text:p>
          </table:table-cell>
          <table:table-cell office:value-type="float" office:value="55208">
            <text:p>55208</text:p>
          </table:table-cell>
          <table:table-cell office:value-type="float" office:value="57789">
            <text:p>57789</text:p>
          </table:table-cell>
          <table:table-cell office:value-type="float" office:value="54365">
            <text:p>54365</text:p>
          </table:table-cell>
          <table:table-cell office:value-type="float" office:value="52602">
            <text:p>52602</text:p>
          </table:table-cell>
          <table:table-cell office:value-type="float" office:value="55389">
            <text:p>55389</text:p>
          </table:table-cell>
          <table:table-cell office:value-type="float" office:value="52897">
            <text:p>52897</text:p>
          </table:table-cell>
          <table:table-cell office:value-type="float" office:value="56245">
            <text:p>56245</text:p>
          </table:table-cell>
          <table:table-cell office:value-type="float" office:value="48962">
            <text:p>48962</text:p>
          </table:table-cell>
          <table:table-cell office:value-type="float" office:value="63336">
            <text:p>63336</text:p>
          </table:table-cell>
          <table:table-cell office:value-type="float" office:value="62767">
            <text:p>62767</text:p>
          </table:table-cell>
          <table:table-cell office:value-type="float" office:value="73639">
            <text:p>73639</text:p>
          </table:table-cell>
          <table:table-cell office:value-type="float" office:value="64726">
            <text:p>64726</text:p>
          </table:table-cell>
          <table:table-cell office:value-type="float" office:value="79823">
            <text:p>79823</text:p>
          </table:table-cell>
          <table:table-cell office:value-type="float" office:value="80105">
            <text:p>80105</text:p>
          </table:table-cell>
          <table:table-cell office:value-type="float" office:value="36560.8">
            <text:p>36560,8</text:p>
          </table:table-cell>
          <table:table-cell office:value-type="float" office:value="37302.25">
            <text:p>37302,25</text:p>
          </table:table-cell>
          <table:table-cell office:value-type="float" office:value="38010.78">
            <text:p>38010,78</text:p>
          </table:table-cell>
          <table:table-cell office:value-type="float" office:value="76671.28">
            <text:p>76671,28</text:p>
          </table:table-cell>
          <table:table-cell office:value-type="float" office:value="85470.26">
            <text:p>85470,26</text:p>
          </table:table-cell>
          <table:table-cell office:value-type="float" office:value="82733.29">
            <text:p>82733,29</text:p>
          </table:table-cell>
          <table:table-cell office:value-type="float" office:value="92758">
            <text:p>92758</text:p>
          </table:table-cell>
          <table:table-cell office:value-type="float" office:value="80188">
            <text:p>80188</text:p>
          </table:table-cell>
          <table:table-cell office:value-type="float" office:value="78900">
            <text:p>78900</text:p>
          </table:table-cell>
          <table:table-cell office:value-type="float" office:value="75389">
            <text:p>75389</text:p>
          </table:table-cell>
          <table:table-cell office:value-type="float" office:value="98592">
            <text:p>98592</text:p>
          </table:table-cell>
          <table:table-cell office:value-type="float" office:value="97774">
            <text:p>97774</text:p>
          </table:table-cell>
          <table:table-cell office:value-type="float" office:value="91163">
            <text:p>91163</text:p>
          </table:table-cell>
          <table:table-cell office:value-type="float" office:value="97494">
            <text:p>97494</text:p>
          </table:table-cell>
          <table:table-cell office:value-type="float" office:value="94735">
            <text:p>94735</text:p>
          </table:table-cell>
          <table:table-cell office:value-type="float" office:value="102389.6">
            <text:p>102389,6</text:p>
          </table:table-cell>
          <table:table-cell office:value-type="float" office:value="104753.1">
            <text:p>104753,1</text:p>
          </table:table-cell>
          <table:table-cell office:value-type="float" office:value="102102.9">
            <text:p>102102,9</text:p>
          </table:table-cell>
          <table:table-cell office:value-type="float" office:value="112927.7">
            <text:p>112927,7</text:p>
          </table:table-cell>
          <table:table-cell office:value-type="float" office:value="121723">
            <text:p>121723</text:p>
          </table:table-cell>
          <table:table-cell office:value-type="float" office:value="107316.3">
            <text:p>107316,3</text:p>
          </table:table-cell>
          <table:table-cell office:value-type="float" office:value="112269">
            <text:p>112269</text:p>
          </table:table-cell>
          <table:table-cell office:value-type="float" office:value="133110">
            <text:p>133110</text:p>
          </table:table-cell>
          <table:table-cell office:value-type="float" office:value="135378">
            <text:p>135378</text:p>
          </table:table-cell>
          <table:table-cell office:value-type="float" office:value="131793.88">
            <text:p>131793,88</text:p>
          </table:table-cell>
          <table:table-cell office:value-type="float" office:value="134125.78">
            <text:p>134125,78</text:p>
          </table:table-cell>
          <table:table-cell office:value-type="float" office:value="129978.32">
            <text:p>129978,32</text:p>
          </table:table-cell>
          <table:table-cell office:value-type="float" office:value="134805.54">
            <text:p>134805,54</text:p>
          </table:table-cell>
          <table:table-cell office:value-type="float" office:value="140146.69">
            <text:p>140146,69</text:p>
          </table:table-cell>
          <table:table-cell office:value-type="float" office:value="136598.87">
            <text:p>136598,87</text:p>
          </table:table-cell>
          <table:table-cell office:value-type="float" office:value="160970.08">
            <text:p>160970,08</text:p>
          </table:table-cell>
          <table:table-cell office:value-type="float" office:value="171316.24">
            <text:p>171316,24</text:p>
          </table:table-cell>
          <table:table-cell office:value-type="float" office:value="144115.42">
            <text:p>144115,42</text:p>
          </table:table-cell>
          <table:table-cell office:value-type="float" office:value="154788">
            <text:p>154788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LOS HOYOS </text:p>
          </table:table-cell>
          <table:table-cell office:value-type="string">
            <text:p>Comuna</text:p>
          </table:table-cell>
          <table:table-cell office:value-type="float" office:value="14945">
            <text:p>14945</text:p>
          </table:table-cell>
          <table:table-cell office:value-type="float" office:value="17535">
            <text:p>17535</text:p>
          </table:table-cell>
          <table:table-cell office:value-type="float" office:value="15865">
            <text:p>15865</text:p>
          </table:table-cell>
          <table:table-cell office:value-type="float" office:value="16744">
            <text:p>16744</text:p>
          </table:table-cell>
          <table:table-cell office:value-type="float" office:value="18031">
            <text:p>18031</text:p>
          </table:table-cell>
          <table:table-cell office:value-type="float" office:value="19129">
            <text:p>19129</text:p>
          </table:table-cell>
          <table:table-cell office:value-type="float" office:value="18445">
            <text:p>18445</text:p>
          </table:table-cell>
          <table:table-cell office:value-type="float" office:value="17865">
            <text:p>17865</text:p>
          </table:table-cell>
          <table:table-cell office:value-type="float" office:value="17979">
            <text:p>17979</text:p>
          </table:table-cell>
          <table:table-cell office:value-type="float" office:value="19116">
            <text:p>19116</text:p>
          </table:table-cell>
          <table:table-cell office:value-type="float" office:value="18391">
            <text:p>18391</text:p>
          </table:table-cell>
          <table:table-cell office:value-type="float" office:value="19815">
            <text:p>19815</text:p>
          </table:table-cell>
          <table:table-cell office:value-type="float" office:value="19578">
            <text:p>19578</text:p>
          </table:table-cell>
          <table:table-cell office:value-type="float" office:value="21731">
            <text:p>21731</text:p>
          </table:table-cell>
          <table:table-cell office:value-type="float" office:value="20666">
            <text:p>20666</text:p>
          </table:table-cell>
          <table:table-cell office:value-type="float" office:value="20958">
            <text:p>20958</text:p>
          </table:table-cell>
          <table:table-cell office:value-type="float" office:value="25129">
            <text:p>25129</text:p>
          </table:table-cell>
          <table:table-cell office:value-type="float" office:value="26304">
            <text:p>26304</text:p>
          </table:table-cell>
          <table:table-cell office:value-type="float" office:value="24745">
            <text:p>24745</text:p>
          </table:table-cell>
          <table:table-cell office:value-type="float" office:value="23943">
            <text:p>23943</text:p>
          </table:table-cell>
          <table:table-cell office:value-type="float" office:value="25211">
            <text:p>25211</text:p>
          </table:table-cell>
          <table:table-cell office:value-type="float" office:value="24077">
            <text:p>24077</text:p>
          </table:table-cell>
          <table:table-cell office:value-type="float" office:value="25601">
            <text:p>25601</text:p>
          </table:table-cell>
          <table:table-cell office:value-type="float" office:value="22286">
            <text:p>22286</text:p>
          </table:table-cell>
          <table:table-cell office:value-type="float" office:value="28829">
            <text:p>28829</text:p>
          </table:table-cell>
          <table:table-cell office:value-type="float" office:value="28570">
            <text:p>28570</text:p>
          </table:table-cell>
          <table:table-cell office:value-type="float" office:value="38023">
            <text:p>38023</text:p>
          </table:table-cell>
          <table:table-cell office:value-type="float" office:value="30921">
            <text:p>30921</text:p>
          </table:table-cell>
          <table:table-cell office:value-type="float" office:value="38133">
            <text:p>38133</text:p>
          </table:table-cell>
          <table:table-cell office:value-type="float" office:value="38268">
            <text:p>38268</text:p>
          </table:table-cell>
          <table:table-cell office:value-type="float" office:value="30753.72">
            <text:p>30753,72</text:p>
          </table:table-cell>
          <table:table-cell office:value-type="float" office:value="31377.4">
            <text:p>31377,4</text:p>
          </table:table-cell>
          <table:table-cell office:value-type="float" office:value="31973.4">
            <text:p>31973,4</text:p>
          </table:table-cell>
          <table:table-cell office:value-type="float" office:value="36627.55">
            <text:p>36627,55</text:p>
          </table:table-cell>
          <table:table-cell office:value-type="float" office:value="40831.01">
            <text:p>40831,01</text:p>
          </table:table-cell>
          <table:table-cell office:value-type="float" office:value="39523.5">
            <text:p>39523,5</text:p>
          </table:table-cell>
          <table:table-cell office:value-type="float" office:value="44313">
            <text:p>44313</text:p>
          </table:table-cell>
          <table:table-cell office:value-type="float" office:value="38308">
            <text:p>38308</text:p>
          </table:table-cell>
          <table:table-cell office:value-type="float" office:value="37692">
            <text:p>37692</text:p>
          </table:table-cell>
          <table:table-cell office:value-type="float" office:value="36015">
            <text:p>36015</text:p>
          </table:table-cell>
          <table:table-cell office:value-type="float" office:value="47100">
            <text:p>47100</text:p>
          </table:table-cell>
          <table:table-cell office:value-type="float" office:value="46708">
            <text:p>46708</text:p>
          </table:table-cell>
          <table:table-cell office:value-type="float" office:value="43551">
            <text:p>43551</text:p>
          </table:table-cell>
          <table:table-cell office:value-type="float" office:value="46575">
            <text:p>46575</text:p>
          </table:table-cell>
          <table:table-cell office:value-type="float" office:value="45257">
            <text:p>45257</text:p>
          </table:table-cell>
          <table:table-cell office:value-type="float" office:value="48913.7">
            <text:p>48913,7</text:p>
          </table:table-cell>
          <table:table-cell office:value-type="float" office:value="50042.9">
            <text:p>50042,9</text:p>
          </table:table-cell>
          <table:table-cell office:value-type="float" office:value="48776.3">
            <text:p>48776,3</text:p>
          </table:table-cell>
          <table:table-cell office:value-type="float" office:value="53948">
            <text:p>53948</text:p>
          </table:table-cell>
          <table:table-cell office:value-type="float" office:value="58149.8">
            <text:p>58149,8</text:p>
          </table:table-cell>
          <table:table-cell office:value-type="float" office:value="51267.3">
            <text:p>51267,3</text:p>
          </table:table-cell>
          <table:table-cell office:value-type="float" office:value="53633">
            <text:p>53633</text:p>
          </table:table-cell>
          <table:table-cell office:value-type="float" office:value="63589">
            <text:p>63589</text:p>
          </table:table-cell>
          <table:table-cell office:value-type="float" office:value="64673">
            <text:p>64673</text:p>
          </table:table-cell>
          <table:table-cell office:value-type="float" office:value="62960.82">
            <text:p>62960,82</text:p>
          </table:table-cell>
          <table:table-cell office:value-type="float" office:value="64074.82">
            <text:p>64074,82</text:p>
          </table:table-cell>
          <table:table-cell office:value-type="float" office:value="62093.48">
            <text:p>62093,48</text:p>
          </table:table-cell>
          <table:table-cell office:value-type="float" office:value="64399.55">
            <text:p>64399,55</text:p>
          </table:table-cell>
          <table:table-cell office:value-type="float" office:value="66951.14">
            <text:p>66951,14</text:p>
          </table:table-cell>
          <table:table-cell office:value-type="float" office:value="65256.27">
            <text:p>65256,27</text:p>
          </table:table-cell>
          <table:table-cell office:value-type="float" office:value="76898.93">
            <text:p>76898,93</text:p>
          </table:table-cell>
          <table:table-cell office:value-type="float" office:value="81841.51">
            <text:p>81841,51</text:p>
          </table:table-cell>
          <table:table-cell office:value-type="float" office:value="68847.08">
            <text:p>68847,08</text:p>
          </table:table-cell>
          <table:table-cell office:value-type="float" office:value="73945">
            <text:p>73945</text:p>
          </table:table-cell>
          <table:table-cell table:number-columns-repeated="907"/>
        </table:table-row>
        <table:table-row table:style-name="ro2">
          <table:table-cell office:value-type="string">
            <text:p>TOTORAL</text:p>
          </table:table-cell>
          <table:table-cell office:value-type="string">
            <text:p>LOS MISTOLES </text:p>
          </table:table-cell>
          <table:table-cell office:value-type="string">
            <text:p>Comuna</text:p>
          </table:table-cell>
          <table:table-cell office:value-type="float" office:value="11200">
            <text:p>11200</text:p>
          </table:table-cell>
          <table:table-cell office:value-type="float" office:value="13141">
            <text:p>13141</text:p>
          </table:table-cell>
          <table:table-cell office:value-type="float" office:value="11889">
            <text:p>11889</text:p>
          </table:table-cell>
          <table:table-cell office:value-type="float" office:value="12547">
            <text:p>12547</text:p>
          </table:table-cell>
          <table:table-cell office:value-type="float" office:value="13512">
            <text:p>13512</text:p>
          </table:table-cell>
          <table:table-cell office:value-type="float" office:value="14336">
            <text:p>14336</text:p>
          </table:table-cell>
          <table:table-cell office:value-type="float" office:value="13822">
            <text:p>13822</text:p>
          </table:table-cell>
          <table:table-cell office:value-type="float" office:value="13388">
            <text:p>13388</text:p>
          </table:table-cell>
          <table:table-cell office:value-type="float" office:value="13473">
            <text:p>13473</text:p>
          </table:table-cell>
          <table:table-cell office:value-type="float" office:value="14325">
            <text:p>14325</text:p>
          </table:table-cell>
          <table:table-cell office:value-type="float" office:value="13782">
            <text:p>13782</text:p>
          </table:table-cell>
          <table:table-cell office:value-type="float" office:value="14849">
            <text:p>14849</text:p>
          </table:table-cell>
          <table:table-cell office:value-type="float" office:value="14672">
            <text:p>14672</text:p>
          </table:table-cell>
          <table:table-cell office:value-type="float" office:value="16285">
            <text:p>16285</text:p>
          </table:table-cell>
          <table:table-cell office:value-type="float" office:value="15487">
            <text:p>15487</text:p>
          </table:table-cell>
          <table:table-cell office:value-type="float" office:value="15706">
            <text:p>15706</text:p>
          </table:table-cell>
          <table:table-cell office:value-type="float" office:value="18832">
            <text:p>18832</text:p>
          </table:table-cell>
          <table:table-cell office:value-type="float" office:value="19712">
            <text:p>19712</text:p>
          </table:table-cell>
          <table:table-cell office:value-type="float" office:value="18544">
            <text:p>18544</text:p>
          </table:table-cell>
          <table:table-cell office:value-type="float" office:value="17943">
            <text:p>17943</text:p>
          </table:table-cell>
          <table:table-cell office:value-type="float" office:value="18893">
            <text:p>18893</text:p>
          </table:table-cell>
          <table:table-cell office:value-type="float" office:value="18043">
            <text:p>18043</text:p>
          </table:table-cell>
          <table:table-cell office:value-type="float" office:value="19185">
            <text:p>19185</text:p>
          </table:table-cell>
          <table:table-cell office:value-type="float" office:value="16701">
            <text:p>16701</text:p>
          </table:table-cell>
          <table:table-cell office:value-type="float" office:value="21604">
            <text:p>21604</text:p>
          </table:table-cell>
          <table:table-cell office:value-type="float" office:value="21410">
            <text:p>21410</text:p>
          </table:table-cell>
          <table:table-cell office:value-type="float" office:value="37251">
            <text:p>37251</text:p>
          </table:table-cell>
          <table:table-cell office:value-type="float" office:value="26010">
            <text:p>26010</text:p>
          </table:table-cell>
          <table:table-cell office:value-type="float" office:value="32076">
            <text:p>32076</text:p>
          </table:table-cell>
          <table:table-cell office:value-type="float" office:value="32190">
            <text:p>32190</text:p>
          </table:table-cell>
          <table:table-cell office:value-type="float" office:value="40470.47">
            <text:p>40470,47</text:p>
          </table:table-cell>
          <table:table-cell office:value-type="float" office:value="41291.21">
            <text:p>41291,21</text:p>
          </table:table-cell>
          <table:table-cell office:value-type="float" office:value="42075.51">
            <text:p>42075,51</text:p>
          </table:table-cell>
          <table:table-cell office:value-type="float" office:value="30809.87">
            <text:p>30809,87</text:p>
          </table:table-cell>
          <table:table-cell office:value-type="float" office:value="34345.68">
            <text:p>34345,68</text:p>
          </table:table-cell>
          <table:table-cell office:value-type="float" office:value="33245.85">
            <text:p>33245,85</text:p>
          </table:table-cell>
          <table:table-cell office:value-type="float" office:value="37274">
            <text:p>37274</text:p>
          </table:table-cell>
          <table:table-cell office:value-type="float" office:value="32223">
            <text:p>32223</text:p>
          </table:table-cell>
          <table:table-cell office:value-type="float" office:value="31705">
            <text:p>31705</text:p>
          </table:table-cell>
          <table:table-cell office:value-type="float" office:value="30295">
            <text:p>30295</text:p>
          </table:table-cell>
          <table:table-cell office:value-type="float" office:value="39619">
            <text:p>39619</text:p>
          </table:table-cell>
          <table:table-cell office:value-type="float" office:value="39289">
            <text:p>39289</text:p>
          </table:table-cell>
          <table:table-cell office:value-type="float" office:value="36633">
            <text:p>36633</text:p>
          </table:table-cell>
          <table:table-cell office:value-type="float" office:value="39177">
            <text:p>39177</text:p>
          </table:table-cell>
          <table:table-cell office:value-type="float" office:value="38069">
            <text:p>38069</text:p>
          </table:table-cell>
          <table:table-cell office:value-type="float" office:value="41144.6">
            <text:p>41144,6</text:p>
          </table:table-cell>
          <table:table-cell office:value-type="float" office:value="42094.4">
            <text:p>42094,4</text:p>
          </table:table-cell>
          <table:table-cell office:value-type="float" office:value="41029">
            <text:p>41029</text:p>
          </table:table-cell>
          <table:table-cell office:value-type="float" office:value="45379.3">
            <text:p>45379,3</text:p>
          </table:table-cell>
          <table:table-cell office:value-type="float" office:value="48913.6">
            <text:p>48913,6</text:p>
          </table:table-cell>
          <table:table-cell office:value-type="float" office:value="43124.4">
            <text:p>43124,4</text:p>
          </table:table-cell>
          <table:table-cell office:value-type="float" office:value="45115">
            <text:p>45115</text:p>
          </table:table-cell>
          <table:table-cell office:value-type="float" office:value="53489">
            <text:p>53489</text:p>
          </table:table-cell>
          <table:table-cell office:value-type="float" office:value="54401">
            <text:p>54401</text:p>
          </table:table-cell>
          <table:table-cell office:value-type="float" office:value="52960.53">
            <text:p>52960,53</text:p>
          </table:table-cell>
          <table:table-cell office:value-type="float" office:value="53897.59">
            <text:p>53897,59</text:p>
          </table:table-cell>
          <table:table-cell office:value-type="float" office:value="52230.96">
            <text:p>52230,96</text:p>
          </table:table-cell>
          <table:table-cell office:value-type="float" office:value="54170.75">
            <text:p>54170,75</text:p>
          </table:table-cell>
          <table:table-cell office:value-type="float" office:value="56317.06">
            <text:p>56317,06</text:p>
          </table:table-cell>
          <table:table-cell office:value-type="float" office:value="54891.39">
            <text:p>54891,39</text:p>
          </table:table-cell>
          <table:table-cell office:value-type="float" office:value="64684.8">
            <text:p>64684,8</text:p>
          </table:table-cell>
          <table:table-cell office:value-type="float" office:value="68842.35">
            <text:p>68842,35</text:p>
          </table:table-cell>
          <table:table-cell office:value-type="float" office:value="57911.87">
            <text:p>57911,87</text:p>
          </table:table-cell>
          <table:table-cell office:value-type="float" office:value="62200">
            <text:p>62200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OS MOLINOS </text:p>
          </table:table-cell>
          <table:table-cell office:value-type="string">
            <text:p>Comuna</text:p>
          </table:table-cell>
          <table:table-cell office:value-type="float" office:value="17744">
            <text:p>17744</text:p>
          </table:table-cell>
          <table:table-cell office:value-type="float" office:value="20821">
            <text:p>20821</text:p>
          </table:table-cell>
          <table:table-cell office:value-type="float" office:value="18837">
            <text:p>18837</text:p>
          </table:table-cell>
          <table:table-cell office:value-type="float" office:value="19881">
            <text:p>19881</text:p>
          </table:table-cell>
          <table:table-cell office:value-type="float" office:value="21409">
            <text:p>21409</text:p>
          </table:table-cell>
          <table:table-cell office:value-type="float" office:value="22713">
            <text:p>22713</text:p>
          </table:table-cell>
          <table:table-cell office:value-type="float" office:value="21900">
            <text:p>21900</text:p>
          </table:table-cell>
          <table:table-cell office:value-type="float" office:value="21212">
            <text:p>21212</text:p>
          </table:table-cell>
          <table:table-cell office:value-type="float" office:value="21347">
            <text:p>21347</text:p>
          </table:table-cell>
          <table:table-cell office:value-type="float" office:value="22697">
            <text:p>22697</text:p>
          </table:table-cell>
          <table:table-cell office:value-type="float" office:value="21836">
            <text:p>21836</text:p>
          </table:table-cell>
          <table:table-cell office:value-type="float" office:value="23527">
            <text:p>23527</text:p>
          </table:table-cell>
          <table:table-cell office:value-type="float" office:value="23246">
            <text:p>23246</text:p>
          </table:table-cell>
          <table:table-cell office:value-type="float" office:value="25801">
            <text:p>25801</text:p>
          </table:table-cell>
          <table:table-cell office:value-type="float" office:value="24538">
            <text:p>24538</text:p>
          </table:table-cell>
          <table:table-cell office:value-type="float" office:value="24885">
            <text:p>24885</text:p>
          </table:table-cell>
          <table:table-cell office:value-type="float" office:value="29837">
            <text:p>29837</text:p>
          </table:table-cell>
          <table:table-cell office:value-type="float" office:value="31231">
            <text:p>31231</text:p>
          </table:table-cell>
          <table:table-cell office:value-type="float" office:value="29381">
            <text:p>29381</text:p>
          </table:table-cell>
          <table:table-cell office:value-type="float" office:value="28428">
            <text:p>28428</text:p>
          </table:table-cell>
          <table:table-cell office:value-type="float" office:value="29934">
            <text:p>29934</text:p>
          </table:table-cell>
          <table:table-cell office:value-type="float" office:value="28588">
            <text:p>28588</text:p>
          </table:table-cell>
          <table:table-cell office:value-type="float" office:value="30397">
            <text:p>30397</text:p>
          </table:table-cell>
          <table:table-cell office:value-type="float" office:value="26462">
            <text:p>26462</text:p>
          </table:table-cell>
          <table:table-cell office:value-type="float" office:value="34229">
            <text:p>34229</text:p>
          </table:table-cell>
          <table:table-cell office:value-type="float" office:value="33922">
            <text:p>33922</text:p>
          </table:table-cell>
          <table:table-cell office:value-type="float" office:value="37474">
            <text:p>37474</text:p>
          </table:table-cell>
          <table:table-cell office:value-type="float" office:value="34227">
            <text:p>34227</text:p>
          </table:table-cell>
          <table:table-cell office:value-type="float" office:value="42211">
            <text:p>42211</text:p>
          </table:table-cell>
          <table:table-cell office:value-type="float" office:value="42360">
            <text:p>42360</text:p>
          </table:table-cell>
          <table:table-cell office:value-type="float" office:value="28726.57">
            <text:p>28726,57</text:p>
          </table:table-cell>
          <table:table-cell office:value-type="float" office:value="29309.14">
            <text:p>29309,14</text:p>
          </table:table-cell>
          <table:table-cell office:value-type="float" office:value="29865.85">
            <text:p>29865,85</text:p>
          </table:table-cell>
          <table:table-cell office:value-type="float" office:value="40544.36">
            <text:p>40544,36</text:p>
          </table:table-cell>
          <table:table-cell office:value-type="float" office:value="45197.32">
            <text:p>45197,32</text:p>
          </table:table-cell>
          <table:table-cell office:value-type="float" office:value="43749.99">
            <text:p>43749,99</text:p>
          </table:table-cell>
          <table:table-cell office:value-type="float" office:value="49051">
            <text:p>49051</text:p>
          </table:table-cell>
          <table:table-cell office:value-type="float" office:value="42404">
            <text:p>42404</text:p>
          </table:table-cell>
          <table:table-cell office:value-type="float" office:value="41723">
            <text:p>41723</text:p>
          </table:table-cell>
          <table:table-cell office:value-type="float" office:value="39866">
            <text:p>39866</text:p>
          </table:table-cell>
          <table:table-cell office:value-type="float" office:value="52136">
            <text:p>52136</text:p>
          </table:table-cell>
          <table:table-cell office:value-type="float" office:value="51703">
            <text:p>51703</text:p>
          </table:table-cell>
          <table:table-cell office:value-type="float" office:value="48208">
            <text:p>48208</text:p>
          </table:table-cell>
          <table:table-cell office:value-type="float" office:value="51555">
            <text:p>51555</text:p>
          </table:table-cell>
          <table:table-cell office:value-type="float" office:value="50096">
            <text:p>50096</text:p>
          </table:table-cell>
          <table:table-cell office:value-type="float" office:value="54144.4">
            <text:p>54144,4</text:p>
          </table:table-cell>
          <table:table-cell office:value-type="float" office:value="55394.3">
            <text:p>55394,3</text:p>
          </table:table-cell>
          <table:table-cell office:value-type="float" office:value="53992.2">
            <text:p>53992,2</text:p>
          </table:table-cell>
          <table:table-cell office:value-type="float" office:value="59717">
            <text:p>59717</text:p>
          </table:table-cell>
          <table:table-cell office:value-type="float" office:value="64368.1">
            <text:p>64368,1</text:p>
          </table:table-cell>
          <table:table-cell office:value-type="float" office:value="56749.7">
            <text:p>56749,7</text:p>
          </table:table-cell>
          <table:table-cell office:value-type="float" office:value="59369">
            <text:p>59369</text:p>
          </table:table-cell>
          <table:table-cell office:value-type="float" office:value="70389">
            <text:p>70389</text:p>
          </table:table-cell>
          <table:table-cell office:value-type="float" office:value="71589">
            <text:p>71589</text:p>
          </table:table-cell>
          <table:table-cell office:value-type="float" office:value="69693.6">
            <text:p>69693,6</text:p>
          </table:table-cell>
          <table:table-cell office:value-type="float" office:value="70926.73">
            <text:p>70926,73</text:p>
          </table:table-cell>
          <table:table-cell office:value-type="float" office:value="68733.52">
            <text:p>68733,52</text:p>
          </table:table-cell>
          <table:table-cell office:value-type="float" office:value="71286.19">
            <text:p>71286,19</text:p>
          </table:table-cell>
          <table:table-cell office:value-type="float" office:value="74110.64">
            <text:p>74110,64</text:p>
          </table:table-cell>
          <table:table-cell office:value-type="float" office:value="72234.52">
            <text:p>72234,52</text:p>
          </table:table-cell>
          <table:table-cell office:value-type="float" office:value="85122.2">
            <text:p>85122,2</text:p>
          </table:table-cell>
          <table:table-cell office:value-type="float" office:value="90593.33">
            <text:p>90593,33</text:p>
          </table:table-cell>
          <table:table-cell office:value-type="float" office:value="76209.33">
            <text:p>76209,33</text:p>
          </table:table-cell>
          <table:table-cell office:value-type="float" office:value="81853">
            <text:p>81853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LOS POZOS </text:p>
          </table:table-cell>
          <table:table-cell office:value-type="string">
            <text:p>Comuna</text:p>
          </table:table-cell>
          <table:table-cell office:value-type="float" office:value="12839">
            <text:p>12839</text:p>
          </table:table-cell>
          <table:table-cell office:value-type="float" office:value="15065">
            <text:p>15065</text:p>
          </table:table-cell>
          <table:table-cell office:value-type="float" office:value="13629">
            <text:p>13629</text:p>
          </table:table-cell>
          <table:table-cell office:value-type="float" office:value="14384">
            <text:p>14384</text:p>
          </table:table-cell>
          <table:table-cell office:value-type="float" office:value="15489">
            <text:p>15489</text:p>
          </table:table-cell>
          <table:table-cell office:value-type="float" office:value="16434">
            <text:p>16434</text:p>
          </table:table-cell>
          <table:table-cell office:value-type="float" office:value="15845">
            <text:p>15845</text:p>
          </table:table-cell>
          <table:table-cell office:value-type="float" office:value="15348">
            <text:p>15348</text:p>
          </table:table-cell>
          <table:table-cell office:value-type="float" office:value="15445">
            <text:p>15445</text:p>
          </table:table-cell>
          <table:table-cell office:value-type="float" office:value="16422">
            <text:p>16422</text:p>
          </table:table-cell>
          <table:table-cell office:value-type="float" office:value="15799">
            <text:p>15799</text:p>
          </table:table-cell>
          <table:table-cell office:value-type="float" office:value="17023">
            <text:p>17023</text:p>
          </table:table-cell>
          <table:table-cell office:value-type="float" office:value="16819">
            <text:p>16819</text:p>
          </table:table-cell>
          <table:table-cell office:value-type="float" office:value="18668">
            <text:p>18668</text:p>
          </table:table-cell>
          <table:table-cell office:value-type="float" office:value="17754">
            <text:p>17754</text:p>
          </table:table-cell>
          <table:table-cell office:value-type="float" office:value="18005">
            <text:p>18005</text:p>
          </table:table-cell>
          <table:table-cell office:value-type="float" office:value="21588">
            <text:p>21588</text:p>
          </table:table-cell>
          <table:table-cell office:value-type="float" office:value="22597">
            <text:p>22597</text:p>
          </table:table-cell>
          <table:table-cell office:value-type="float" office:value="21258">
            <text:p>21258</text:p>
          </table:table-cell>
          <table:table-cell office:value-type="float" office:value="20569">
            <text:p>20569</text:p>
          </table:table-cell>
          <table:table-cell office:value-type="float" office:value="21658">
            <text:p>21658</text:p>
          </table:table-cell>
          <table:table-cell office:value-type="float" office:value="20684">
            <text:p>20684</text:p>
          </table:table-cell>
          <table:table-cell office:value-type="float" office:value="21993">
            <text:p>21993</text:p>
          </table:table-cell>
          <table:table-cell office:value-type="float" office:value="19145">
            <text:p>19145</text:p>
          </table:table-cell>
          <table:table-cell office:value-type="float" office:value="24766">
            <text:p>24766</text:p>
          </table:table-cell>
          <table:table-cell office:value-type="float" office:value="24544">
            <text:p>24544</text:p>
          </table:table-cell>
          <table:table-cell office:value-type="float" office:value="25665">
            <text:p>25665</text:p>
          </table:table-cell>
          <table:table-cell office:value-type="float" office:value="24295">
            <text:p>24295</text:p>
          </table:table-cell>
          <table:table-cell office:value-type="float" office:value="29962">
            <text:p>29962</text:p>
          </table:table-cell>
          <table:table-cell office:value-type="float" office:value="30068">
            <text:p>30068</text:p>
          </table:table-cell>
          <table:table-cell office:value-type="float" office:value="84488.01">
            <text:p>84488,01</text:p>
          </table:table-cell>
          <table:table-cell office:value-type="float" office:value="86201.42">
            <text:p>86201,42</text:p>
          </table:table-cell>
          <table:table-cell office:value-type="float" office:value="87838.77">
            <text:p>87838,77</text:p>
          </table:table-cell>
          <table:table-cell office:value-type="float" office:value="28779.02">
            <text:p>28779,02</text:p>
          </table:table-cell>
          <table:table-cell office:value-type="float" office:value="32081.77">
            <text:p>32081,77</text:p>
          </table:table-cell>
          <table:table-cell office:value-type="float" office:value="31054.43">
            <text:p>31054,43</text:p>
          </table:table-cell>
          <table:table-cell office:value-type="float" office:value="34817">
            <text:p>34817</text:p>
          </table:table-cell>
          <table:table-cell office:value-type="float" office:value="30099">
            <text:p>30099</text:p>
          </table:table-cell>
          <table:table-cell office:value-type="float" office:value="29615">
            <text:p>29615</text:p>
          </table:table-cell>
          <table:table-cell office:value-type="float" office:value="28298">
            <text:p>28298</text:p>
          </table:table-cell>
          <table:table-cell office:value-type="float" office:value="37007">
            <text:p>37007</text:p>
          </table:table-cell>
          <table:table-cell office:value-type="float" office:value="36700">
            <text:p>36700</text:p>
          </table:table-cell>
          <table:table-cell office:value-type="float" office:value="34219">
            <text:p>34219</text:p>
          </table:table-cell>
          <table:table-cell office:value-type="float" office:value="36595">
            <text:p>36595</text:p>
          </table:table-cell>
          <table:table-cell office:value-type="float" office:value="35559">
            <text:p>35559</text:p>
          </table:table-cell>
          <table:table-cell office:value-type="float" office:value="38432.5">
            <text:p>38432,5</text:p>
          </table:table-cell>
          <table:table-cell office:value-type="float" office:value="39319.7">
            <text:p>39319,7</text:p>
          </table:table-cell>
          <table:table-cell office:value-type="float" office:value="38324.5">
            <text:p>38324,5</text:p>
          </table:table-cell>
          <table:table-cell office:value-type="float" office:value="42388.1">
            <text:p>42388,1</text:p>
          </table:table-cell>
          <table:table-cell office:value-type="float" office:value="45689.5">
            <text:p>45689,5</text:p>
          </table:table-cell>
          <table:table-cell office:value-type="float" office:value="40281.8">
            <text:p>40281,8</text:p>
          </table:table-cell>
          <table:table-cell office:value-type="float" office:value="42141">
            <text:p>42141</text:p>
          </table:table-cell>
          <table:table-cell office:value-type="float" office:value="49963">
            <text:p>49963</text:p>
          </table:table-cell>
          <table:table-cell office:value-type="float" office:value="50815">
            <text:p>50815</text:p>
          </table:table-cell>
          <table:table-cell office:value-type="float" office:value="49469.61">
            <text:p>49469,61</text:p>
          </table:table-cell>
          <table:table-cell office:value-type="float" office:value="50344.9">
            <text:p>50344,9</text:p>
          </table:table-cell>
          <table:table-cell office:value-type="float" office:value="48788.13">
            <text:p>48788,13</text:p>
          </table:table-cell>
          <table:table-cell office:value-type="float" office:value="50600.05">
            <text:p>50600,05</text:p>
          </table:table-cell>
          <table:table-cell office:value-type="float" office:value="52604.89">
            <text:p>52604,89</text:p>
          </table:table-cell>
          <table:table-cell office:value-type="float" office:value="51273.19">
            <text:p>51273,19</text:p>
          </table:table-cell>
          <table:table-cell office:value-type="float" office:value="60421.07">
            <text:p>60421,07</text:p>
          </table:table-cell>
          <table:table-cell office:value-type="float" office:value="64304.56">
            <text:p>64304,56</text:p>
          </table:table-cell>
          <table:table-cell office:value-type="float" office:value="54094.57">
            <text:p>54094,57</text:p>
          </table:table-cell>
          <table:table-cell office:value-type="float" office:value="58100">
            <text:p>58100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OS REARTES </text:p>
          </table:table-cell>
          <table:table-cell office:value-type="string">
            <text:p>Comuna</text:p>
          </table:table-cell>
          <table:table-cell office:value-type="float" office:value="38802">
            <text:p>38802</text:p>
          </table:table-cell>
          <table:table-cell office:value-type="float" office:value="45529">
            <text:p>45529</text:p>
          </table:table-cell>
          <table:table-cell office:value-type="float" office:value="41191">
            <text:p>41191</text:p>
          </table:table-cell>
          <table:table-cell office:value-type="float" office:value="43472">
            <text:p>43472</text:p>
          </table:table-cell>
          <table:table-cell office:value-type="float" office:value="46814">
            <text:p>46814</text:p>
          </table:table-cell>
          <table:table-cell office:value-type="float" office:value="49667">
            <text:p>49667</text:p>
          </table:table-cell>
          <table:table-cell office:value-type="float" office:value="47889">
            <text:p>47889</text:p>
          </table:table-cell>
          <table:table-cell office:value-type="float" office:value="46385">
            <text:p>46385</text:p>
          </table:table-cell>
          <table:table-cell office:value-type="float" office:value="46680">
            <text:p>46680</text:p>
          </table:table-cell>
          <table:table-cell office:value-type="float" office:value="49632">
            <text:p>49632</text:p>
          </table:table-cell>
          <table:table-cell office:value-type="float" office:value="47748">
            <text:p>47748</text:p>
          </table:table-cell>
          <table:table-cell office:value-type="float" office:value="51448">
            <text:p>51448</text:p>
          </table:table-cell>
          <table:table-cell office:value-type="float" office:value="50832">
            <text:p>50832</text:p>
          </table:table-cell>
          <table:table-cell office:value-type="float" office:value="56420">
            <text:p>56420</text:p>
          </table:table-cell>
          <table:table-cell office:value-type="float" office:value="53657">
            <text:p>53657</text:p>
          </table:table-cell>
          <table:table-cell office:value-type="float" office:value="54415">
            <text:p>54415</text:p>
          </table:table-cell>
          <table:table-cell office:value-type="float" office:value="65244">
            <text:p>65244</text:p>
          </table:table-cell>
          <table:table-cell office:value-type="float" office:value="68293">
            <text:p>68293</text:p>
          </table:table-cell>
          <table:table-cell office:value-type="float" office:value="64247">
            <text:p>64247</text:p>
          </table:table-cell>
          <table:table-cell office:value-type="float" office:value="62164">
            <text:p>62164</text:p>
          </table:table-cell>
          <table:table-cell office:value-type="float" office:value="65457">
            <text:p>65457</text:p>
          </table:table-cell>
          <table:table-cell office:value-type="float" office:value="62512">
            <text:p>62512</text:p>
          </table:table-cell>
          <table:table-cell office:value-type="float" office:value="66470">
            <text:p>66470</text:p>
          </table:table-cell>
          <table:table-cell office:value-type="float" office:value="57862">
            <text:p>57862</text:p>
          </table:table-cell>
          <table:table-cell office:value-type="float" office:value="74849">
            <text:p>74849</text:p>
          </table:table-cell>
          <table:table-cell office:value-type="float" office:value="74177">
            <text:p>74177</text:p>
          </table:table-cell>
          <table:table-cell office:value-type="float" office:value="71482">
            <text:p>71482</text:p>
          </table:table-cell>
          <table:table-cell office:value-type="float" office:value="71455">
            <text:p>71455</text:p>
          </table:table-cell>
          <table:table-cell office:value-type="float" office:value="88122">
            <text:p>88122</text:p>
          </table:table-cell>
          <table:table-cell office:value-type="float" office:value="88434">
            <text:p>88434</text:p>
          </table:table-cell>
          <table:table-cell office:value-type="float" office:value="28826.03">
            <text:p>28826,03</text:p>
          </table:table-cell>
          <table:table-cell office:value-type="float" office:value="29410.62">
            <text:p>29410,62</text:p>
          </table:table-cell>
          <table:table-cell office:value-type="float" office:value="29969.26">
            <text:p>29969,26</text:p>
          </table:table-cell>
          <table:table-cell office:value-type="float" office:value="84642.27">
            <text:p>84642,27</text:p>
          </table:table-cell>
          <table:table-cell office:value-type="float" office:value="94356.01">
            <text:p>94356,01</text:p>
          </table:table-cell>
          <table:table-cell office:value-type="float" office:value="91335.49">
            <text:p>91335,49</text:p>
          </table:table-cell>
          <table:table-cell office:value-type="float" office:value="102402">
            <text:p>102402</text:p>
          </table:table-cell>
          <table:table-cell office:value-type="float" office:value="88526">
            <text:p>88526</text:p>
          </table:table-cell>
          <table:table-cell office:value-type="float" office:value="87104">
            <text:p>87104</text:p>
          </table:table-cell>
          <table:table-cell office:value-type="float" office:value="83227">
            <text:p>83227</text:p>
          </table:table-cell>
          <table:table-cell office:value-type="float" office:value="108843">
            <text:p>108843</text:p>
          </table:table-cell>
          <table:table-cell office:value-type="float" office:value="107939">
            <text:p>107939</text:p>
          </table:table-cell>
          <table:table-cell office:value-type="float" office:value="100641">
            <text:p>100641</text:p>
          </table:table-cell>
          <table:table-cell office:value-type="float" office:value="107629">
            <text:p>107629</text:p>
          </table:table-cell>
          <table:table-cell office:value-type="float" office:value="104584">
            <text:p>104584</text:p>
          </table:table-cell>
          <table:table-cell office:value-type="float" office:value="113034.3">
            <text:p>113034,3</text:p>
          </table:table-cell>
          <table:table-cell office:value-type="float" office:value="115644.6">
            <text:p>115644,6</text:p>
          </table:table-cell>
          <table:table-cell office:value-type="float" office:value="112718.7">
            <text:p>112718,7</text:p>
          </table:table-cell>
          <table:table-cell office:value-type="float" office:value="124668">
            <text:p>124668</text:p>
          </table:table-cell>
          <table:table-cell office:value-type="float" office:value="134377.7">
            <text:p>134377,7</text:p>
          </table:table-cell>
          <table:table-cell office:value-type="float" office:value="118473.2">
            <text:p>118473,2</text:p>
          </table:table-cell>
          <table:table-cell office:value-type="float" office:value="123941">
            <text:p>123941</text:p>
          </table:table-cell>
          <table:table-cell office:value-type="float" office:value="146948">
            <text:p>146948</text:p>
          </table:table-cell>
          <table:table-cell office:value-type="float" office:value="149453">
            <text:p>149453</text:p>
          </table:table-cell>
          <table:table-cell office:value-type="float" office:value="145495.57">
            <text:p>145495,57</text:p>
          </table:table-cell>
          <table:table-cell office:value-type="float" office:value="148069.91">
            <text:p>148069,91</text:p>
          </table:table-cell>
          <table:table-cell office:value-type="float" office:value="143491.26">
            <text:p>143491,26</text:p>
          </table:table-cell>
          <table:table-cell office:value-type="float" office:value="148820.33">
            <text:p>148820,33</text:p>
          </table:table-cell>
          <table:table-cell office:value-type="float" office:value="154716.77">
            <text:p>154716,77</text:p>
          </table:table-cell>
          <table:table-cell office:value-type="float" office:value="150801.11">
            <text:p>150801,11</text:p>
          </table:table-cell>
          <table:table-cell office:value-type="float" office:value="177705.02">
            <text:p>177705,02</text:p>
          </table:table-cell>
          <table:table-cell office:value-type="float" office:value="189126.8">
            <text:p>189126,8</text:p>
          </table:table-cell>
          <table:table-cell office:value-type="float" office:value="159099.09">
            <text:p>159099,09</text:p>
          </table:table-cell>
          <table:table-cell office:value-type="float" office:value="170880">
            <text:p>170880</text:p>
          </table:table-cell>
          <table:table-cell table:number-columns-repeated="907"/>
        </table:table-row>
        <table:table-row table:style-name="ro2">
          <table:table-cell office:value-type="string">
            <text:p>POCHO</text:p>
          </table:table-cell>
          <table:table-cell office:value-type="string">
            <text:p>LOS TALARES </text:p>
          </table:table-cell>
          <table:table-cell office:value-type="string">
            <text:p>Comuna</text:p>
          </table:table-cell>
          <table:table-cell office:value-type="float" office:value="14264">
            <text:p>14264</text:p>
          </table:table-cell>
          <table:table-cell office:value-type="float" office:value="16737">
            <text:p>16737</text:p>
          </table:table-cell>
          <table:table-cell office:value-type="float" office:value="15142">
            <text:p>15142</text:p>
          </table:table-cell>
          <table:table-cell office:value-type="float" office:value="15980">
            <text:p>15980</text:p>
          </table:table-cell>
          <table:table-cell office:value-type="float" office:value="17209">
            <text:p>17209</text:p>
          </table:table-cell>
          <table:table-cell office:value-type="float" office:value="18258">
            <text:p>18258</text:p>
          </table:table-cell>
          <table:table-cell office:value-type="float" office:value="17604">
            <text:p>17604</text:p>
          </table:table-cell>
          <table:table-cell office:value-type="float" office:value="17051">
            <text:p>17051</text:p>
          </table:table-cell>
          <table:table-cell office:value-type="float" office:value="17160">
            <text:p>17160</text:p>
          </table:table-cell>
          <table:table-cell office:value-type="float" office:value="18245">
            <text:p>18245</text:p>
          </table:table-cell>
          <table:table-cell office:value-type="float" office:value="17552">
            <text:p>17552</text:p>
          </table:table-cell>
          <table:table-cell office:value-type="float" office:value="18912">
            <text:p>18912</text:p>
          </table:table-cell>
          <table:table-cell office:value-type="float" office:value="18686">
            <text:p>18686</text:p>
          </table:table-cell>
          <table:table-cell office:value-type="float" office:value="20740">
            <text:p>20740</text:p>
          </table:table-cell>
          <table:table-cell office:value-type="float" office:value="19725">
            <text:p>19725</text:p>
          </table:table-cell>
          <table:table-cell office:value-type="float" office:value="20003">
            <text:p>20003</text:p>
          </table:table-cell>
          <table:table-cell office:value-type="float" office:value="23984">
            <text:p>23984</text:p>
          </table:table-cell>
          <table:table-cell office:value-type="float" office:value="25105">
            <text:p>25105</text:p>
          </table:table-cell>
          <table:table-cell office:value-type="float" office:value="23618">
            <text:p>23618</text:p>
          </table:table-cell>
          <table:table-cell office:value-type="float" office:value="22852">
            <text:p>22852</text:p>
          </table:table-cell>
          <table:table-cell office:value-type="float" office:value="24062">
            <text:p>24062</text:p>
          </table:table-cell>
          <table:table-cell office:value-type="float" office:value="22980">
            <text:p>22980</text:p>
          </table:table-cell>
          <table:table-cell office:value-type="float" office:value="24435">
            <text:p>24435</text:p>
          </table:table-cell>
          <table:table-cell office:value-type="float" office:value="21270">
            <text:p>21270</text:p>
          </table:table-cell>
          <table:table-cell office:value-type="float" office:value="27515">
            <text:p>27515</text:p>
          </table:table-cell>
          <table:table-cell office:value-type="float" office:value="27268">
            <text:p>27268</text:p>
          </table:table-cell>
          <table:table-cell office:value-type="float" office:value="20451">
            <text:p>20451</text:p>
          </table:table-cell>
          <table:table-cell office:value-type="float" office:value="24379">
            <text:p>24379</text:p>
          </table:table-cell>
          <table:table-cell office:value-type="float" office:value="30066">
            <text:p>30066</text:p>
          </table:table-cell>
          <table:table-cell office:value-type="float" office:value="30172">
            <text:p>30172</text:p>
          </table:table-cell>
          <table:table-cell office:value-type="float" office:value="32440.6">
            <text:p>32440,6</text:p>
          </table:table-cell>
          <table:table-cell office:value-type="float" office:value="33098.5">
            <text:p>33098,5</text:p>
          </table:table-cell>
          <table:table-cell office:value-type="float" office:value="33727.18">
            <text:p>33727,18</text:p>
          </table:table-cell>
          <table:table-cell office:value-type="float" office:value="28878.66">
            <text:p>28878,66</text:p>
          </table:table-cell>
          <table:table-cell office:value-type="float" office:value="32192.84">
            <text:p>32192,84</text:p>
          </table:table-cell>
          <table:table-cell office:value-type="float" office:value="31161.95">
            <text:p>31161,95</text:p>
          </table:table-cell>
          <table:table-cell office:value-type="float" office:value="34938">
            <text:p>34938</text:p>
          </table:table-cell>
          <table:table-cell office:value-type="float" office:value="30203">
            <text:p>30203</text:p>
          </table:table-cell>
          <table:table-cell office:value-type="float" office:value="29718">
            <text:p>29718</text:p>
          </table:table-cell>
          <table:table-cell office:value-type="float" office:value="28396">
            <text:p>28396</text:p>
          </table:table-cell>
          <table:table-cell office:value-type="float" office:value="37135">
            <text:p>37135</text:p>
          </table:table-cell>
          <table:table-cell office:value-type="float" office:value="36827">
            <text:p>36827</text:p>
          </table:table-cell>
          <table:table-cell office:value-type="float" office:value="34337">
            <text:p>34337</text:p>
          </table:table-cell>
          <table:table-cell office:value-type="float" office:value="36722">
            <text:p>36722</text:p>
          </table:table-cell>
          <table:table-cell office:value-type="float" office:value="35682">
            <text:p>35682</text:p>
          </table:table-cell>
          <table:table-cell office:value-type="float" office:value="38565.6">
            <text:p>38565,6</text:p>
          </table:table-cell>
          <table:table-cell office:value-type="float" office:value="39455.8">
            <text:p>39455,8</text:p>
          </table:table-cell>
          <table:table-cell office:value-type="float" office:value="38457.2">
            <text:p>38457,2</text:p>
          </table:table-cell>
          <table:table-cell office:value-type="float" office:value="42534.8">
            <text:p>42534,8</text:p>
          </table:table-cell>
          <table:table-cell office:value-type="float" office:value="45847.6">
            <text:p>45847,6</text:p>
          </table:table-cell>
          <table:table-cell office:value-type="float" office:value="40421.3">
            <text:p>40421,3</text:p>
          </table:table-cell>
          <table:table-cell office:value-type="float" office:value="42287">
            <text:p>42287</text:p>
          </table:table-cell>
          <table:table-cell office:value-type="float" office:value="50136">
            <text:p>50136</text:p>
          </table:table-cell>
          <table:table-cell office:value-type="float" office:value="50991">
            <text:p>50991</text:p>
          </table:table-cell>
          <table:table-cell office:value-type="float" office:value="49640.89">
            <text:p>49640,89</text:p>
          </table:table-cell>
          <table:table-cell office:value-type="float" office:value="50519.21">
            <text:p>50519,21</text:p>
          </table:table-cell>
          <table:table-cell office:value-type="float" office:value="48957.05">
            <text:p>48957,05</text:p>
          </table:table-cell>
          <table:table-cell office:value-type="float" office:value="50775.24">
            <text:p>50775,24</text:p>
          </table:table-cell>
          <table:table-cell office:value-type="float" office:value="52787.02">
            <text:p>52787,02</text:p>
          </table:table-cell>
          <table:table-cell office:value-type="float" office:value="51450.71">
            <text:p>51450,71</text:p>
          </table:table-cell>
          <table:table-cell office:value-type="float" office:value="60630.26">
            <text:p>60630,26</text:p>
          </table:table-cell>
          <table:table-cell office:value-type="float" office:value="64527.2">
            <text:p>64527,2</text:p>
          </table:table-cell>
          <table:table-cell office:value-type="float" office:value="54281.86">
            <text:p>54281,86</text:p>
          </table:table-cell>
          <table:table-cell office:value-type="float" office:value="58302">
            <text:p>58302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LUTTI </text:p>
          </table:table-cell>
          <table:table-cell office:value-type="string">
            <text:p>Comuna</text:p>
          </table:table-cell>
          <table:table-cell office:value-type="float" office:value="13282">
            <text:p>13282</text:p>
          </table:table-cell>
          <table:table-cell office:value-type="float" office:value="15586">
            <text:p>15586</text:p>
          </table:table-cell>
          <table:table-cell office:value-type="float" office:value="14100">
            <text:p>14100</text:p>
          </table:table-cell>
          <table:table-cell office:value-type="float" office:value="14882">
            <text:p>14882</text:p>
          </table:table-cell>
          <table:table-cell office:value-type="float" office:value="16026">
            <text:p>16026</text:p>
          </table:table-cell>
          <table:table-cell office:value-type="float" office:value="17002">
            <text:p>17002</text:p>
          </table:table-cell>
          <table:table-cell office:value-type="float" office:value="16394">
            <text:p>16394</text:p>
          </table:table-cell>
          <table:table-cell office:value-type="float" office:value="15879">
            <text:p>15879</text:p>
          </table:table-cell>
          <table:table-cell office:value-type="float" office:value="15980">
            <text:p>15980</text:p>
          </table:table-cell>
          <table:table-cell office:value-type="float" office:value="16990">
            <text:p>16990</text:p>
          </table:table-cell>
          <table:table-cell office:value-type="float" office:value="16345">
            <text:p>16345</text:p>
          </table:table-cell>
          <table:table-cell office:value-type="float" office:value="17612">
            <text:p>17612</text:p>
          </table:table-cell>
          <table:table-cell office:value-type="float" office:value="17401">
            <text:p>17401</text:p>
          </table:table-cell>
          <table:table-cell office:value-type="float" office:value="19314">
            <text:p>19314</text:p>
          </table:table-cell>
          <table:table-cell office:value-type="float" office:value="18368">
            <text:p>18368</text:p>
          </table:table-cell>
          <table:table-cell office:value-type="float" office:value="18628">
            <text:p>18628</text:p>
          </table:table-cell>
          <table:table-cell office:value-type="float" office:value="22335">
            <text:p>22335</text:p>
          </table:table-cell>
          <table:table-cell office:value-type="float" office:value="23379">
            <text:p>23379</text:p>
          </table:table-cell>
          <table:table-cell office:value-type="float" office:value="21994">
            <text:p>21994</text:p>
          </table:table-cell>
          <table:table-cell office:value-type="float" office:value="21280">
            <text:p>21280</text:p>
          </table:table-cell>
          <table:table-cell office:value-type="float" office:value="22408">
            <text:p>22408</text:p>
          </table:table-cell>
          <table:table-cell office:value-type="float" office:value="21400">
            <text:p>21400</text:p>
          </table:table-cell>
          <table:table-cell office:value-type="float" office:value="22754">
            <text:p>22754</text:p>
          </table:table-cell>
          <table:table-cell office:value-type="float" office:value="19807">
            <text:p>19807</text:p>
          </table:table-cell>
          <table:table-cell office:value-type="float" office:value="25623">
            <text:p>25623</text:p>
          </table:table-cell>
          <table:table-cell office:value-type="float" office:value="25393">
            <text:p>25393</text:p>
          </table:table-cell>
          <table:table-cell office:value-type="float" office:value="33652">
            <text:p>33652</text:p>
          </table:table-cell>
          <table:table-cell office:value-type="float" office:value="27436">
            <text:p>27436</text:p>
          </table:table-cell>
          <table:table-cell office:value-type="float" office:value="33836">
            <text:p>33836</text:p>
          </table:table-cell>
          <table:table-cell office:value-type="float" office:value="33956">
            <text:p>33956</text:p>
          </table:table-cell>
          <table:table-cell office:value-type="float" office:value="96968.19">
            <text:p>96968,19</text:p>
          </table:table-cell>
          <table:table-cell office:value-type="float" office:value="98934.7">
            <text:p>98934,7</text:p>
          </table:table-cell>
          <table:table-cell office:value-type="float" office:value="100813.91">
            <text:p>100813,91</text:p>
          </table:table-cell>
          <table:table-cell office:value-type="float" office:value="32499.83">
            <text:p>32499,83</text:p>
          </table:table-cell>
          <table:table-cell office:value-type="float" office:value="36229.59">
            <text:p>36229,59</text:p>
          </table:table-cell>
          <table:table-cell office:value-type="float" office:value="35069.43">
            <text:p>35069,43</text:p>
          </table:table-cell>
          <table:table-cell office:value-type="float" office:value="39319">
            <text:p>39319</text:p>
          </table:table-cell>
          <table:table-cell office:value-type="float" office:value="33991">
            <text:p>33991</text:p>
          </table:table-cell>
          <table:table-cell office:value-type="float" office:value="33444">
            <text:p>33444</text:p>
          </table:table-cell>
          <table:table-cell office:value-type="float" office:value="31956">
            <text:p>31956</text:p>
          </table:table-cell>
          <table:table-cell office:value-type="float" office:value="41792">
            <text:p>41792</text:p>
          </table:table-cell>
          <table:table-cell office:value-type="float" office:value="41445">
            <text:p>41445</text:p>
          </table:table-cell>
          <table:table-cell office:value-type="float" office:value="38643">
            <text:p>38643</text:p>
          </table:table-cell>
          <table:table-cell office:value-type="float" office:value="41326">
            <text:p>41326</text:p>
          </table:table-cell>
          <table:table-cell office:value-type="float" office:value="40157">
            <text:p>40157</text:p>
          </table:table-cell>
          <table:table-cell office:value-type="float" office:value="43401.4">
            <text:p>43401,4</text:p>
          </table:table-cell>
          <table:table-cell office:value-type="float" office:value="44403.3">
            <text:p>44403,3</text:p>
          </table:table-cell>
          <table:table-cell office:value-type="float" office:value="43279.5">
            <text:p>43279,5</text:p>
          </table:table-cell>
          <table:table-cell office:value-type="float" office:value="47868.4">
            <text:p>47868,4</text:p>
          </table:table-cell>
          <table:table-cell office:value-type="float" office:value="51596.6">
            <text:p>51596,6</text:p>
          </table:table-cell>
          <table:table-cell office:value-type="float" office:value="45489.8">
            <text:p>45489,8</text:p>
          </table:table-cell>
          <table:table-cell office:value-type="float" office:value="47589">
            <text:p>47589</text:p>
          </table:table-cell>
          <table:table-cell office:value-type="float" office:value="56423">
            <text:p>56423</text:p>
          </table:table-cell>
          <table:table-cell office:value-type="float" office:value="57385">
            <text:p>57385</text:p>
          </table:table-cell>
          <table:table-cell office:value-type="float" office:value="55865.49">
            <text:p>55865,49</text:p>
          </table:table-cell>
          <table:table-cell office:value-type="float" office:value="56853.95">
            <text:p>56853,95</text:p>
          </table:table-cell>
          <table:table-cell office:value-type="float" office:value="55095.9">
            <text:p>55095,9</text:p>
          </table:table-cell>
          <table:table-cell office:value-type="float" office:value="57142.09">
            <text:p>57142,09</text:p>
          </table:table-cell>
          <table:table-cell office:value-type="float" office:value="59406.13">
            <text:p>59406,13</text:p>
          </table:table-cell>
          <table:table-cell office:value-type="float" office:value="57902.26">
            <text:p>57902,26</text:p>
          </table:table-cell>
          <table:table-cell office:value-type="float" office:value="68232.85">
            <text:p>68232,85</text:p>
          </table:table-cell>
          <table:table-cell office:value-type="float" office:value="72618.44">
            <text:p>72618,44</text:p>
          </table:table-cell>
          <table:table-cell office:value-type="float" office:value="61088.41">
            <text:p>61088,41</text:p>
          </table:table-cell>
          <table:table-cell office:value-type="float" office:value="65612">
            <text:p>65612</text:p>
          </table:table-cell>
          <table:table-cell table:number-columns-repeated="907"/>
        </table:table-row>
        <table:table-row table:style-name="ro2">
          <table:table-cell office:value-type="string">
            <text:p>SAN JAVIER</text:p>
          </table:table-cell>
          <table:table-cell office:value-type="string">
            <text:p>LUYABA </text:p>
          </table:table-cell>
          <table:table-cell office:value-type="string">
            <text:p>Comuna</text:p>
          </table:table-cell>
          <table:table-cell office:value-type="float" office:value="42508">
            <text:p>42508</text:p>
          </table:table-cell>
          <table:table-cell office:value-type="float" office:value="49879">
            <text:p>49879</text:p>
          </table:table-cell>
          <table:table-cell office:value-type="float" office:value="45127">
            <text:p>45127</text:p>
          </table:table-cell>
          <table:table-cell office:value-type="float" office:value="47626">
            <text:p>47626</text:p>
          </table:table-cell>
          <table:table-cell office:value-type="float" office:value="51287">
            <text:p>51287</text:p>
          </table:table-cell>
          <table:table-cell office:value-type="float" office:value="54413">
            <text:p>54413</text:p>
          </table:table-cell>
          <table:table-cell office:value-type="float" office:value="52465">
            <text:p>52465</text:p>
          </table:table-cell>
          <table:table-cell office:value-type="float" office:value="50817">
            <text:p>50817</text:p>
          </table:table-cell>
          <table:table-cell office:value-type="float" office:value="51140">
            <text:p>51140</text:p>
          </table:table-cell>
          <table:table-cell office:value-type="float" office:value="54375">
            <text:p>54375</text:p>
          </table:table-cell>
          <table:table-cell office:value-type="float" office:value="52311">
            <text:p>52311</text:p>
          </table:table-cell>
          <table:table-cell office:value-type="float" office:value="56364">
            <text:p>56364</text:p>
          </table:table-cell>
          <table:table-cell office:value-type="float" office:value="55689">
            <text:p>55689</text:p>
          </table:table-cell>
          <table:table-cell office:value-type="float" office:value="61811">
            <text:p>61811</text:p>
          </table:table-cell>
          <table:table-cell office:value-type="float" office:value="58784">
            <text:p>58784</text:p>
          </table:table-cell>
          <table:table-cell office:value-type="float" office:value="59615">
            <text:p>59615</text:p>
          </table:table-cell>
          <table:table-cell office:value-type="float" office:value="71478">
            <text:p>71478</text:p>
          </table:table-cell>
          <table:table-cell office:value-type="float" office:value="74819">
            <text:p>74819</text:p>
          </table:table-cell>
          <table:table-cell office:value-type="float" office:value="70387">
            <text:p>70387</text:p>
          </table:table-cell>
          <table:table-cell office:value-type="float" office:value="68104">
            <text:p>68104</text:p>
          </table:table-cell>
          <table:table-cell office:value-type="float" office:value="71712">
            <text:p>71712</text:p>
          </table:table-cell>
          <table:table-cell office:value-type="float" office:value="68486">
            <text:p>68486</text:p>
          </table:table-cell>
          <table:table-cell office:value-type="float" office:value="72821">
            <text:p>72821</text:p>
          </table:table-cell>
          <table:table-cell office:value-type="float" office:value="63391">
            <text:p>63391</text:p>
          </table:table-cell>
          <table:table-cell office:value-type="float" office:value="82002">
            <text:p>82002</text:p>
          </table:table-cell>
          <table:table-cell office:value-type="float" office:value="81265">
            <text:p>81265</text:p>
          </table:table-cell>
          <table:table-cell office:value-type="float" office:value="89814">
            <text:p>89814</text:p>
          </table:table-cell>
          <table:table-cell office:value-type="float" office:value="82010">
            <text:p>82010</text:p>
          </table:table-cell>
          <table:table-cell office:value-type="float" office:value="101139">
            <text:p>101139</text:p>
          </table:table-cell>
          <table:table-cell office:value-type="float" office:value="101496">
            <text:p>101496</text:p>
          </table:table-cell>
          <table:table-cell office:value-type="float" office:value="36770.73">
            <text:p>36770,73</text:p>
          </table:table-cell>
          <table:table-cell office:value-type="float" office:value="37516.44">
            <text:p>37516,44</text:p>
          </table:table-cell>
          <table:table-cell office:value-type="float" office:value="38229.05">
            <text:p>38229,05</text:p>
          </table:table-cell>
          <table:table-cell office:value-type="float" office:value="97145.23">
            <text:p>97145,23</text:p>
          </table:table-cell>
          <table:table-cell office:value-type="float" office:value="108293.85">
            <text:p>108293,85</text:p>
          </table:table-cell>
          <table:table-cell office:value-type="float" office:value="104826">
            <text:p>104826</text:p>
          </table:table-cell>
          <table:table-cell office:value-type="float" office:value="117528">
            <text:p>117528</text:p>
          </table:table-cell>
          <table:table-cell office:value-type="float" office:value="101601">
            <text:p>101601</text:p>
          </table:table-cell>
          <table:table-cell office:value-type="float" office:value="99968">
            <text:p>99968</text:p>
          </table:table-cell>
          <table:table-cell office:value-type="float" office:value="95521">
            <text:p>95521</text:p>
          </table:table-cell>
          <table:table-cell office:value-type="float" office:value="124920">
            <text:p>124920</text:p>
          </table:table-cell>
          <table:table-cell office:value-type="float" office:value="123882">
            <text:p>123882</text:p>
          </table:table-cell>
          <table:table-cell office:value-type="float" office:value="115507">
            <text:p>115507</text:p>
          </table:table-cell>
          <table:table-cell office:value-type="float" office:value="123528">
            <text:p>123528</text:p>
          </table:table-cell>
          <table:table-cell office:value-type="float" office:value="120032">
            <text:p>120032</text:p>
          </table:table-cell>
          <table:table-cell office:value-type="float" office:value="129731.2">
            <text:p>129731,2</text:p>
          </table:table-cell>
          <table:table-cell office:value-type="float" office:value="132725.9">
            <text:p>132725,9</text:p>
          </table:table-cell>
          <table:table-cell office:value-type="float" office:value="129366.7">
            <text:p>129366,7</text:p>
          </table:table-cell>
          <table:table-cell office:value-type="float" office:value="143083.4">
            <text:p>143083,4</text:p>
          </table:table-cell>
          <table:table-cell office:value-type="float" office:value="154227.4">
            <text:p>154227,4</text:p>
          </table:table-cell>
          <table:table-cell office:value-type="float" office:value="135973.5">
            <text:p>135973,5</text:p>
          </table:table-cell>
          <table:table-cell office:value-type="float" office:value="142249">
            <text:p>142249</text:p>
          </table:table-cell>
          <table:table-cell office:value-type="float" office:value="168655">
            <text:p>168655</text:p>
          </table:table-cell>
          <table:table-cell office:value-type="float" office:value="171528">
            <text:p>171528</text:p>
          </table:table-cell>
          <table:table-cell office:value-type="float" office:value="166987.51">
            <text:p>166987,51</text:p>
          </table:table-cell>
          <table:table-cell office:value-type="float" office:value="169942.11">
            <text:p>169942,11</text:p>
          </table:table-cell>
          <table:table-cell office:value-type="float" office:value="164687.13">
            <text:p>164687,13</text:p>
          </table:table-cell>
          <table:table-cell office:value-type="float" office:value="170803.39">
            <text:p>170803,39</text:p>
          </table:table-cell>
          <table:table-cell office:value-type="float" office:value="177570.82">
            <text:p>177570,82</text:p>
          </table:table-cell>
          <table:table-cell office:value-type="float" office:value="173075.61">
            <text:p>173075,61</text:p>
          </table:table-cell>
          <table:table-cell office:value-type="float" office:value="203954.79">
            <text:p>203954,79</text:p>
          </table:table-cell>
          <table:table-cell office:value-type="float" office:value="217063.75">
            <text:p>217063,75</text:p>
          </table:table-cell>
          <table:table-cell office:value-type="float" office:value="182599.34">
            <text:p>182599,34</text:p>
          </table:table-cell>
          <table:table-cell office:value-type="float" office:value="196121">
            <text:p>196121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MALENA </text:p>
          </table:table-cell>
          <table:table-cell office:value-type="string">
            <text:p>Comuna</text:p>
          </table:table-cell>
          <table:table-cell office:value-type="float" office:value="16389">
            <text:p>16389</text:p>
          </table:table-cell>
          <table:table-cell office:value-type="float" office:value="19230">
            <text:p>19230</text:p>
          </table:table-cell>
          <table:table-cell office:value-type="float" office:value="17398">
            <text:p>17398</text:p>
          </table:table-cell>
          <table:table-cell office:value-type="float" office:value="18361">
            <text:p>18361</text:p>
          </table:table-cell>
          <table:table-cell office:value-type="float" office:value="19773">
            <text:p>19773</text:p>
          </table:table-cell>
          <table:table-cell office:value-type="float" office:value="20978">
            <text:p>20978</text:p>
          </table:table-cell>
          <table:table-cell office:value-type="float" office:value="20227">
            <text:p>20227</text:p>
          </table:table-cell>
          <table:table-cell office:value-type="float" office:value="19592">
            <text:p>19592</text:p>
          </table:table-cell>
          <table:table-cell office:value-type="float" office:value="19717">
            <text:p>19717</text:p>
          </table:table-cell>
          <table:table-cell office:value-type="float" office:value="20964">
            <text:p>20964</text:p>
          </table:table-cell>
          <table:table-cell office:value-type="float" office:value="20168">
            <text:p>20168</text:p>
          </table:table-cell>
          <table:table-cell office:value-type="float" office:value="21730">
            <text:p>21730</text:p>
          </table:table-cell>
          <table:table-cell office:value-type="float" office:value="21470">
            <text:p>21470</text:p>
          </table:table-cell>
          <table:table-cell office:value-type="float" office:value="23831">
            <text:p>23831</text:p>
          </table:table-cell>
          <table:table-cell office:value-type="float" office:value="22664">
            <text:p>22664</text:p>
          </table:table-cell>
          <table:table-cell office:value-type="float" office:value="22984">
            <text:p>22984</text:p>
          </table:table-cell>
          <table:table-cell office:value-type="float" office:value="27558">
            <text:p>27558</text:p>
          </table:table-cell>
          <table:table-cell office:value-type="float" office:value="28846">
            <text:p>28846</text:p>
          </table:table-cell>
          <table:table-cell office:value-type="float" office:value="27137">
            <text:p>27137</text:p>
          </table:table-cell>
          <table:table-cell office:value-type="float" office:value="26257">
            <text:p>26257</text:p>
          </table:table-cell>
          <table:table-cell office:value-type="float" office:value="27648">
            <text:p>27648</text:p>
          </table:table-cell>
          <table:table-cell office:value-type="float" office:value="26404">
            <text:p>26404</text:p>
          </table:table-cell>
          <table:table-cell office:value-type="float" office:value="28075">
            <text:p>28075</text:p>
          </table:table-cell>
          <table:table-cell office:value-type="float" office:value="24440">
            <text:p>24440</text:p>
          </table:table-cell>
          <table:table-cell office:value-type="float" office:value="31615">
            <text:p>31615</text:p>
          </table:table-cell>
          <table:table-cell office:value-type="float" office:value="31331">
            <text:p>31331</text:p>
          </table:table-cell>
          <table:table-cell office:value-type="float" office:value="33024">
            <text:p>33024</text:p>
          </table:table-cell>
          <table:table-cell office:value-type="float" office:value="31098">
            <text:p>31098</text:p>
          </table:table-cell>
          <table:table-cell office:value-type="float" office:value="38352">
            <text:p>38352</text:p>
          </table:table-cell>
          <table:table-cell office:value-type="float" office:value="38488">
            <text:p>38488</text:p>
          </table:table-cell>
          <table:table-cell office:value-type="float" office:value="29133.97">
            <text:p>29133,97</text:p>
          </table:table-cell>
          <table:table-cell office:value-type="float" office:value="29724.81">
            <text:p>29724,81</text:p>
          </table:table-cell>
          <table:table-cell office:value-type="float" office:value="30289.41">
            <text:p>30289,41</text:p>
          </table:table-cell>
          <table:table-cell office:value-type="float" office:value="36837.87">
            <text:p>36837,87</text:p>
          </table:table-cell>
          <table:table-cell office:value-type="float" office:value="41065.47">
            <text:p>41065,47</text:p>
          </table:table-cell>
          <table:table-cell office:value-type="float" office:value="39750.45">
            <text:p>39750,45</text:p>
          </table:table-cell>
          <table:table-cell office:value-type="float" office:value="44567">
            <text:p>44567</text:p>
          </table:table-cell>
          <table:table-cell office:value-type="float" office:value="38528">
            <text:p>38528</text:p>
          </table:table-cell>
          <table:table-cell office:value-type="float" office:value="37908">
            <text:p>37908</text:p>
          </table:table-cell>
          <table:table-cell office:value-type="float" office:value="36222">
            <text:p>36222</text:p>
          </table:table-cell>
          <table:table-cell office:value-type="float" office:value="47370">
            <text:p>47370</text:p>
          </table:table-cell>
          <table:table-cell office:value-type="float" office:value="46976">
            <text:p>46976</text:p>
          </table:table-cell>
          <table:table-cell office:value-type="float" office:value="43801">
            <text:p>43801</text:p>
          </table:table-cell>
          <table:table-cell office:value-type="float" office:value="46842">
            <text:p>46842</text:p>
          </table:table-cell>
          <table:table-cell office:value-type="float" office:value="45517">
            <text:p>45517</text:p>
          </table:table-cell>
          <table:table-cell office:value-type="float" office:value="49194.6">
            <text:p>49194,6</text:p>
          </table:table-cell>
          <table:table-cell office:value-type="float" office:value="50330.2">
            <text:p>50330,2</text:p>
          </table:table-cell>
          <table:table-cell office:value-type="float" office:value="49056.4">
            <text:p>49056,4</text:p>
          </table:table-cell>
          <table:table-cell office:value-type="float" office:value="54257.8">
            <text:p>54257,8</text:p>
          </table:table-cell>
          <table:table-cell office:value-type="float" office:value="58483.7">
            <text:p>58483,7</text:p>
          </table:table-cell>
          <table:table-cell office:value-type="float" office:value="51561.7">
            <text:p>51561,7</text:p>
          </table:table-cell>
          <table:table-cell office:value-type="float" office:value="53941">
            <text:p>53941</text:p>
          </table:table-cell>
          <table:table-cell office:value-type="float" office:value="63955">
            <text:p>63955</text:p>
          </table:table-cell>
          <table:table-cell office:value-type="float" office:value="65044">
            <text:p>65044</text:p>
          </table:table-cell>
          <table:table-cell office:value-type="float" office:value="63322.35">
            <text:p>63322,35</text:p>
          </table:table-cell>
          <table:table-cell office:value-type="float" office:value="64442.75">
            <text:p>64442,75</text:p>
          </table:table-cell>
          <table:table-cell office:value-type="float" office:value="62450.04">
            <text:p>62450,04</text:p>
          </table:table-cell>
          <table:table-cell office:value-type="float" office:value="64769.35">
            <text:p>64769,35</text:p>
          </table:table-cell>
          <table:table-cell office:value-type="float" office:value="67335.59">
            <text:p>67335,59</text:p>
          </table:table-cell>
          <table:table-cell office:value-type="float" office:value="65630.98">
            <text:p>65630,98</text:p>
          </table:table-cell>
          <table:table-cell office:value-type="float" office:value="77340.49">
            <text:p>77340,49</text:p>
          </table:table-cell>
          <table:table-cell office:value-type="float" office:value="82311.46">
            <text:p>82311,46</text:p>
          </table:table-cell>
          <table:table-cell office:value-type="float" office:value="69242.42">
            <text:p>69242,42</text:p>
          </table:table-cell>
          <table:table-cell office:value-type="float" office:value="74370">
            <text:p>74370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MAQUINISTA GALLINI </text:p>
          </table:table-cell>
          <table:table-cell office:value-type="string">
            <text:p>Comuna</text:p>
          </table:table-cell>
          <table:table-cell office:value-type="float" office:value="13026">
            <text:p>13026</text:p>
          </table:table-cell>
          <table:table-cell office:value-type="float" office:value="15285">
            <text:p>15285</text:p>
          </table:table-cell>
          <table:table-cell office:value-type="float" office:value="13828">
            <text:p>13828</text:p>
          </table:table-cell>
          <table:table-cell office:value-type="float" office:value="14594">
            <text:p>14594</text:p>
          </table:table-cell>
          <table:table-cell office:value-type="float" office:value="15716">
            <text:p>15716</text:p>
          </table:table-cell>
          <table:table-cell office:value-type="float" office:value="16674">
            <text:p>16674</text:p>
          </table:table-cell>
          <table:table-cell office:value-type="float" office:value="16077">
            <text:p>16077</text:p>
          </table:table-cell>
          <table:table-cell office:value-type="float" office:value="15572">
            <text:p>15572</text:p>
          </table:table-cell>
          <table:table-cell office:value-type="float" office:value="15671">
            <text:p>15671</text:p>
          </table:table-cell>
          <table:table-cell office:value-type="float" office:value="16662">
            <text:p>16662</text:p>
          </table:table-cell>
          <table:table-cell office:value-type="float" office:value="16030">
            <text:p>16030</text:p>
          </table:table-cell>
          <table:table-cell office:value-type="float" office:value="17272">
            <text:p>17272</text:p>
          </table:table-cell>
          <table:table-cell office:value-type="float" office:value="17065">
            <text:p>17065</text:p>
          </table:table-cell>
          <table:table-cell office:value-type="float" office:value="18941">
            <text:p>18941</text:p>
          </table:table-cell>
          <table:table-cell office:value-type="float" office:value="18013">
            <text:p>18013</text:p>
          </table:table-cell>
          <table:table-cell office:value-type="float" office:value="18268">
            <text:p>18268</text:p>
          </table:table-cell>
          <table:table-cell office:value-type="float" office:value="21903">
            <text:p>21903</text:p>
          </table:table-cell>
          <table:table-cell office:value-type="float" office:value="22927">
            <text:p>22927</text:p>
          </table:table-cell>
          <table:table-cell office:value-type="float" office:value="21569">
            <text:p>21569</text:p>
          </table:table-cell>
          <table:table-cell office:value-type="float" office:value="20869">
            <text:p>20869</text:p>
          </table:table-cell>
          <table:table-cell office:value-type="float" office:value="21975">
            <text:p>21975</text:p>
          </table:table-cell>
          <table:table-cell office:value-type="float" office:value="20986">
            <text:p>20986</text:p>
          </table:table-cell>
          <table:table-cell office:value-type="float" office:value="22315">
            <text:p>22315</text:p>
          </table:table-cell>
          <table:table-cell office:value-type="float" office:value="19425">
            <text:p>19425</text:p>
          </table:table-cell>
          <table:table-cell office:value-type="float" office:value="25128">
            <text:p>25128</text:p>
          </table:table-cell>
          <table:table-cell office:value-type="float" office:value="24902">
            <text:p>24902</text:p>
          </table:table-cell>
          <table:table-cell office:value-type="float" office:value="26007">
            <text:p>26007</text:p>
          </table:table-cell>
          <table:table-cell office:value-type="float" office:value="24640">
            <text:p>24640</text:p>
          </table:table-cell>
          <table:table-cell office:value-type="float" office:value="30387">
            <text:p>30387</text:p>
          </table:table-cell>
          <table:table-cell office:value-type="float" office:value="30494">
            <text:p>30494</text:p>
          </table:table-cell>
          <table:table-cell office:value-type="float" office:value="74482.36">
            <text:p>74482,36</text:p>
          </table:table-cell>
          <table:table-cell office:value-type="float" office:value="75992.87">
            <text:p>75992,87</text:p>
          </table:table-cell>
          <table:table-cell office:value-type="float" office:value="77436.31">
            <text:p>77436,31</text:p>
          </table:table-cell>
          <table:table-cell office:value-type="float" office:value="29187.16">
            <text:p>29187,16</text:p>
          </table:table-cell>
          <table:table-cell office:value-type="float" office:value="32536.75">
            <text:p>32536,75</text:p>
          </table:table-cell>
          <table:table-cell office:value-type="float" office:value="31494.84">
            <text:p>31494,84</text:p>
          </table:table-cell>
          <table:table-cell office:value-type="float" office:value="35311">
            <text:p>35311</text:p>
          </table:table-cell>
          <table:table-cell office:value-type="float" office:value="30526">
            <text:p>30526</text:p>
          </table:table-cell>
          <table:table-cell office:value-type="float" office:value="30035">
            <text:p>30035</text:p>
          </table:table-cell>
          <table:table-cell office:value-type="float" office:value="28699">
            <text:p>28699</text:p>
          </table:table-cell>
          <table:table-cell office:value-type="float" office:value="37532">
            <text:p>37532</text:p>
          </table:table-cell>
          <table:table-cell office:value-type="float" office:value="37220">
            <text:p>37220</text:p>
          </table:table-cell>
          <table:table-cell office:value-type="float" office:value="34704">
            <text:p>34704</text:p>
          </table:table-cell>
          <table:table-cell office:value-type="float" office:value="37114">
            <text:p>37114</text:p>
          </table:table-cell>
          <table:table-cell office:value-type="float" office:value="36064">
            <text:p>36064</text:p>
          </table:table-cell>
          <table:table-cell office:value-type="float" office:value="38977.6">
            <text:p>38977,6</text:p>
          </table:table-cell>
          <table:table-cell office:value-type="float" office:value="39877.3">
            <text:p>39877,3</text:p>
          </table:table-cell>
          <table:table-cell office:value-type="float" office:value="38868.1">
            <text:p>38868,1</text:p>
          </table:table-cell>
          <table:table-cell office:value-type="float" office:value="42989.2">
            <text:p>42989,2</text:p>
          </table:table-cell>
          <table:table-cell office:value-type="float" office:value="46337.4">
            <text:p>46337,4</text:p>
          </table:table-cell>
          <table:table-cell office:value-type="float" office:value="40853.1">
            <text:p>40853,1</text:p>
          </table:table-cell>
          <table:table-cell office:value-type="float" office:value="42738">
            <text:p>42738</text:p>
          </table:table-cell>
          <table:table-cell office:value-type="float" office:value="50672">
            <text:p>50672</text:p>
          </table:table-cell>
          <table:table-cell office:value-type="float" office:value="51535">
            <text:p>51535</text:p>
          </table:table-cell>
          <table:table-cell office:value-type="float" office:value="50171.19">
            <text:p>50171,19</text:p>
          </table:table-cell>
          <table:table-cell office:value-type="float" office:value="51058.89">
            <text:p>51058,89</text:p>
          </table:table-cell>
          <table:table-cell office:value-type="float" office:value="49480.04">
            <text:p>49480,04</text:p>
          </table:table-cell>
          <table:table-cell office:value-type="float" office:value="51317.66">
            <text:p>51317,66</text:p>
          </table:table-cell>
          <table:table-cell office:value-type="float" office:value="53350.93">
            <text:p>53350,93</text:p>
          </table:table-cell>
          <table:table-cell office:value-type="float" office:value="52000.35">
            <text:p>52000,35</text:p>
          </table:table-cell>
          <table:table-cell office:value-type="float" office:value="61277.96">
            <text:p>61277,96</text:p>
          </table:table-cell>
          <table:table-cell office:value-type="float" office:value="65216.53">
            <text:p>65216,53</text:p>
          </table:table-cell>
          <table:table-cell office:value-type="float" office:value="54861.74">
            <text:p>54861,74</text:p>
          </table:table-cell>
          <table:table-cell office:value-type="float" office:value="58924">
            <text:p>58924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MAYU SUMAJ </text:p>
          </table:table-cell>
          <table:table-cell office:value-type="string">
            <text:p>Comuna</text:p>
          </table:table-cell>
          <table:table-cell office:value-type="float" office:value="33363">
            <text:p>33363</text:p>
          </table:table-cell>
          <table:table-cell office:value-type="float" office:value="39149">
            <text:p>39149</text:p>
          </table:table-cell>
          <table:table-cell office:value-type="float" office:value="35419">
            <text:p>35419</text:p>
          </table:table-cell>
          <table:table-cell office:value-type="float" office:value="37380">
            <text:p>37380</text:p>
          </table:table-cell>
          <table:table-cell office:value-type="float" office:value="40253">
            <text:p>40253</text:p>
          </table:table-cell>
          <table:table-cell office:value-type="float" office:value="42707">
            <text:p>42707</text:p>
          </table:table-cell>
          <table:table-cell office:value-type="float" office:value="41179">
            <text:p>41179</text:p>
          </table:table-cell>
          <table:table-cell office:value-type="float" office:value="39885">
            <text:p>39885</text:p>
          </table:table-cell>
          <table:table-cell office:value-type="float" office:value="40139">
            <text:p>40139</text:p>
          </table:table-cell>
          <table:table-cell office:value-type="float" office:value="42677">
            <text:p>42677</text:p>
          </table:table-cell>
          <table:table-cell office:value-type="float" office:value="41057">
            <text:p>41057</text:p>
          </table:table-cell>
          <table:table-cell office:value-type="float" office:value="44239">
            <text:p>44239</text:p>
          </table:table-cell>
          <table:table-cell office:value-type="float" office:value="43709">
            <text:p>43709</text:p>
          </table:table-cell>
          <table:table-cell office:value-type="float" office:value="48514">
            <text:p>48514</text:p>
          </table:table-cell>
          <table:table-cell office:value-type="float" office:value="46138">
            <text:p>46138</text:p>
          </table:table-cell>
          <table:table-cell office:value-type="float" office:value="46790">
            <text:p>46790</text:p>
          </table:table-cell>
          <table:table-cell office:value-type="float" office:value="56101">
            <text:p>56101</text:p>
          </table:table-cell>
          <table:table-cell office:value-type="float" office:value="58724">
            <text:p>58724</text:p>
          </table:table-cell>
          <table:table-cell office:value-type="float" office:value="55245">
            <text:p>55245</text:p>
          </table:table-cell>
          <table:table-cell office:value-type="float" office:value="53453">
            <text:p>53453</text:p>
          </table:table-cell>
          <table:table-cell office:value-type="float" office:value="56285">
            <text:p>56285</text:p>
          </table:table-cell>
          <table:table-cell office:value-type="float" office:value="53752">
            <text:p>53752</text:p>
          </table:table-cell>
          <table:table-cell office:value-type="float" office:value="57155">
            <text:p>57155</text:p>
          </table:table-cell>
          <table:table-cell office:value-type="float" office:value="49755">
            <text:p>49755</text:p>
          </table:table-cell>
          <table:table-cell office:value-type="float" office:value="64361">
            <text:p>64361</text:p>
          </table:table-cell>
          <table:table-cell office:value-type="float" office:value="63783">
            <text:p>63783</text:p>
          </table:table-cell>
          <table:table-cell office:value-type="float" office:value="66251">
            <text:p>66251</text:p>
          </table:table-cell>
          <table:table-cell office:value-type="float" office:value="62993">
            <text:p>62993</text:p>
          </table:table-cell>
          <table:table-cell office:value-type="float" office:value="77686">
            <text:p>77686</text:p>
          </table:table-cell>
          <table:table-cell office:value-type="float" office:value="77961">
            <text:p>77961</text:p>
          </table:table-cell>
          <table:table-cell office:value-type="float" office:value="75385.1">
            <text:p>75385,1</text:p>
          </table:table-cell>
          <table:table-cell office:value-type="float" office:value="76913.9">
            <text:p>76913,9</text:p>
          </table:table-cell>
          <table:table-cell office:value-type="float" office:value="78374.84">
            <text:p>78374,84</text:p>
          </table:table-cell>
          <table:table-cell office:value-type="float" office:value="74618.36">
            <text:p>74618,36</text:p>
          </table:table-cell>
          <table:table-cell office:value-type="float" office:value="83181.74">
            <text:p>83181,74</text:p>
          </table:table-cell>
          <table:table-cell office:value-type="float" office:value="80518.04">
            <text:p>80518,04</text:p>
          </table:table-cell>
          <table:table-cell office:value-type="float" office:value="90275">
            <text:p>90275</text:p>
          </table:table-cell>
          <table:table-cell office:value-type="float" office:value="78041">
            <text:p>78041</text:p>
          </table:table-cell>
          <table:table-cell office:value-type="float" office:value="76787">
            <text:p>76787</text:p>
          </table:table-cell>
          <table:table-cell office:value-type="float" office:value="73371">
            <text:p>73371</text:p>
          </table:table-cell>
          <table:table-cell office:value-type="float" office:value="95952">
            <text:p>95952</text:p>
          </table:table-cell>
          <table:table-cell office:value-type="float" office:value="95155">
            <text:p>95155</text:p>
          </table:table-cell>
          <table:table-cell office:value-type="float" office:value="88722">
            <text:p>88722</text:p>
          </table:table-cell>
          <table:table-cell office:value-type="float" office:value="94883">
            <text:p>94883</text:p>
          </table:table-cell>
          <table:table-cell office:value-type="float" office:value="92198">
            <text:p>92198</text:p>
          </table:table-cell>
          <table:table-cell office:value-type="float" office:value="99648">
            <text:p>99648</text:p>
          </table:table-cell>
          <table:table-cell office:value-type="float" office:value="101948.3">
            <text:p>101948,3</text:p>
          </table:table-cell>
          <table:table-cell office:value-type="float" office:value="99368">
            <text:p>99368</text:p>
          </table:table-cell>
          <table:table-cell office:value-type="float" office:value="109904">
            <text:p>109904</text:p>
          </table:table-cell>
          <table:table-cell office:value-type="float" office:value="118463.8">
            <text:p>118463,8</text:p>
          </table:table-cell>
          <table:table-cell office:value-type="float" office:value="104442.8">
            <text:p>104442,8</text:p>
          </table:table-cell>
          <table:table-cell office:value-type="float" office:value="109263">
            <text:p>109263</text:p>
          </table:table-cell>
          <table:table-cell office:value-type="float" office:value="129546">
            <text:p>129546</text:p>
          </table:table-cell>
          <table:table-cell office:value-type="float" office:value="131753">
            <text:p>131753</text:p>
          </table:table-cell>
          <table:table-cell office:value-type="float" office:value="128265">
            <text:p>128265</text:p>
          </table:table-cell>
          <table:table-cell office:value-type="float" office:value="130534.47">
            <text:p>130534,47</text:p>
          </table:table-cell>
          <table:table-cell office:value-type="float" office:value="126498.06">
            <text:p>126498,06</text:p>
          </table:table-cell>
          <table:table-cell office:value-type="float" office:value="131196.02">
            <text:p>131196,02</text:p>
          </table:table-cell>
          <table:table-cell office:value-type="float" office:value="136394.17">
            <text:p>136394,17</text:p>
          </table:table-cell>
          <table:table-cell office:value-type="float" office:value="132941.34">
            <text:p>132941,34</text:p>
          </table:table-cell>
          <table:table-cell office:value-type="float" office:value="156659.99">
            <text:p>156659,99</text:p>
          </table:table-cell>
          <table:table-cell office:value-type="float" office:value="166729.13">
            <text:p>166729,13</text:p>
          </table:table-cell>
          <table:table-cell office:value-type="float" office:value="140256.62">
            <text:p>140256,62</text:p>
          </table:table-cell>
          <table:table-cell office:value-type="float" office:value="150643">
            <text:p>150643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MEDIA NARANJA </text:p>
          </table:table-cell>
          <table:table-cell office:value-type="string">
            <text:p>Comuna</text:p>
          </table:table-cell>
          <table:table-cell office:value-type="float" office:value="32912">
            <text:p>32912</text:p>
          </table:table-cell>
          <table:table-cell office:value-type="float" office:value="38619">
            <text:p>38619</text:p>
          </table:table-cell>
          <table:table-cell office:value-type="float" office:value="34939">
            <text:p>34939</text:p>
          </table:table-cell>
          <table:table-cell office:value-type="float" office:value="36874">
            <text:p>36874</text:p>
          </table:table-cell>
          <table:table-cell office:value-type="float" office:value="39708">
            <text:p>39708</text:p>
          </table:table-cell>
          <table:table-cell office:value-type="float" office:value="42128">
            <text:p>42128</text:p>
          </table:table-cell>
          <table:table-cell office:value-type="float" office:value="40621">
            <text:p>40621</text:p>
          </table:table-cell>
          <table:table-cell office:value-type="float" office:value="39344">
            <text:p>39344</text:p>
          </table:table-cell>
          <table:table-cell office:value-type="float" office:value="39595">
            <text:p>39595</text:p>
          </table:table-cell>
          <table:table-cell office:value-type="float" office:value="42099">
            <text:p>42099</text:p>
          </table:table-cell>
          <table:table-cell office:value-type="float" office:value="40501">
            <text:p>40501</text:p>
          </table:table-cell>
          <table:table-cell office:value-type="float" office:value="43639">
            <text:p>43639</text:p>
          </table:table-cell>
          <table:table-cell office:value-type="float" office:value="43117">
            <text:p>43117</text:p>
          </table:table-cell>
          <table:table-cell office:value-type="float" office:value="47857">
            <text:p>47857</text:p>
          </table:table-cell>
          <table:table-cell office:value-type="float" office:value="45513">
            <text:p>45513</text:p>
          </table:table-cell>
          <table:table-cell office:value-type="float" office:value="46156">
            <text:p>46156</text:p>
          </table:table-cell>
          <table:table-cell office:value-type="float" office:value="55341">
            <text:p>55341</text:p>
          </table:table-cell>
          <table:table-cell office:value-type="float" office:value="57928">
            <text:p>57928</text:p>
          </table:table-cell>
          <table:table-cell office:value-type="float" office:value="54496">
            <text:p>54496</text:p>
          </table:table-cell>
          <table:table-cell office:value-type="float" office:value="52729">
            <text:p>52729</text:p>
          </table:table-cell>
          <table:table-cell office:value-type="float" office:value="55522">
            <text:p>55522</text:p>
          </table:table-cell>
          <table:table-cell office:value-type="float" office:value="53024">
            <text:p>53024</text:p>
          </table:table-cell>
          <table:table-cell office:value-type="float" office:value="56381">
            <text:p>56381</text:p>
          </table:table-cell>
          <table:table-cell office:value-type="float" office:value="49079">
            <text:p>49079</text:p>
          </table:table-cell>
          <table:table-cell office:value-type="float" office:value="63489">
            <text:p>63489</text:p>
          </table:table-cell>
          <table:table-cell office:value-type="float" office:value="62919">
            <text:p>62919</text:p>
          </table:table-cell>
          <table:table-cell office:value-type="float" office:value="70343">
            <text:p>70343</text:p>
          </table:table-cell>
          <table:table-cell office:value-type="float" office:value="63756">
            <text:p>63756</text:p>
          </table:table-cell>
          <table:table-cell office:value-type="float" office:value="78627">
            <text:p>78627</text:p>
          </table:table-cell>
          <table:table-cell office:value-type="float" office:value="78905">
            <text:p>78905</text:p>
          </table:table-cell>
          <table:table-cell office:value-type="float" office:value="79403.42">
            <text:p>79403,42</text:p>
          </table:table-cell>
          <table:table-cell office:value-type="float" office:value="81013.72">
            <text:p>81013,72</text:p>
          </table:table-cell>
          <table:table-cell office:value-type="float" office:value="82552.53">
            <text:p>82552,53</text:p>
          </table:table-cell>
          <table:table-cell office:value-type="float" office:value="75522.74">
            <text:p>75522,74</text:p>
          </table:table-cell>
          <table:table-cell office:value-type="float" office:value="84189.9">
            <text:p>84189,9</text:p>
          </table:table-cell>
          <table:table-cell office:value-type="float" office:value="81493.93">
            <text:p>81493,93</text:p>
          </table:table-cell>
          <table:table-cell office:value-type="float" office:value="91369">
            <text:p>91369</text:p>
          </table:table-cell>
          <table:table-cell office:value-type="float" office:value="78987">
            <text:p>78987</text:p>
          </table:table-cell>
          <table:table-cell office:value-type="float" office:value="77718">
            <text:p>77718</text:p>
          </table:table-cell>
          <table:table-cell office:value-type="float" office:value="74260">
            <text:p>74260</text:p>
          </table:table-cell>
          <table:table-cell office:value-type="float" office:value="97115">
            <text:p>97115</text:p>
          </table:table-cell>
          <table:table-cell office:value-type="float" office:value="96308">
            <text:p>96308</text:p>
          </table:table-cell>
          <table:table-cell office:value-type="float" office:value="89798">
            <text:p>89798</text:p>
          </table:table-cell>
          <table:table-cell office:value-type="float" office:value="96033">
            <text:p>96033</text:p>
          </table:table-cell>
          <table:table-cell office:value-type="float" office:value="93316">
            <text:p>93316</text:p>
          </table:table-cell>
          <table:table-cell office:value-type="float" office:value="100855.8">
            <text:p>100855,8</text:p>
          </table:table-cell>
          <table:table-cell office:value-type="float" office:value="103183.9">
            <text:p>103183,9</text:p>
          </table:table-cell>
          <table:table-cell office:value-type="float" office:value="100572.4">
            <text:p>100572,4</text:p>
          </table:table-cell>
          <table:table-cell office:value-type="float" office:value="111236">
            <text:p>111236</text:p>
          </table:table-cell>
          <table:table-cell office:value-type="float" office:value="119899.6">
            <text:p>119899,6</text:p>
          </table:table-cell>
          <table:table-cell office:value-type="float" office:value="105708.7">
            <text:p>105708,7</text:p>
          </table:table-cell>
          <table:table-cell office:value-type="float" office:value="110587">
            <text:p>110587</text:p>
          </table:table-cell>
          <table:table-cell office:value-type="float" office:value="131116">
            <text:p>131116</text:p>
          </table:table-cell>
          <table:table-cell office:value-type="float" office:value="133350">
            <text:p>133350</text:p>
          </table:table-cell>
          <table:table-cell office:value-type="float" office:value="129819.58">
            <text:p>129819,58</text:p>
          </table:table-cell>
          <table:table-cell office:value-type="float" office:value="132116.55">
            <text:p>132116,55</text:p>
          </table:table-cell>
          <table:table-cell office:value-type="float" office:value="128031.22">
            <text:p>128031,22</text:p>
          </table:table-cell>
          <table:table-cell office:value-type="float" office:value="132786.13">
            <text:p>132786,13</text:p>
          </table:table-cell>
          <table:table-cell office:value-type="float" office:value="138047.27">
            <text:p>138047,27</text:p>
          </table:table-cell>
          <table:table-cell office:value-type="float" office:value="134552.59">
            <text:p>134552,59</text:p>
          </table:table-cell>
          <table:table-cell office:value-type="float" office:value="158558.72">
            <text:p>158558,72</text:p>
          </table:table-cell>
          <table:table-cell office:value-type="float" office:value="168749.9">
            <text:p>168749,9</text:p>
          </table:table-cell>
          <table:table-cell office:value-type="float" office:value="141956.54">
            <text:p>141956,54</text:p>
          </table:table-cell>
          <table:table-cell office:value-type="float" office:value="152469">
            <text:p>152469</text:p>
          </table:table-cell>
          <table:table-cell table:number-columns-repeated="907"/>
        </table:table-row>
        <table:table-row table:style-name="ro2">
          <table:table-cell office:value-type="string">
            <text:p>COLON</text:p>
          </table:table-cell>
          <table:table-cell office:value-type="string">
            <text:p>MI GRANJA </text:p>
          </table:table-cell>
          <table:table-cell office:value-type="string">
            <text:p>Comuna</text:p>
          </table:table-cell>
          <table:table-cell office:value-type="float" office:value="36235">
            <text:p>36235</text:p>
          </table:table-cell>
          <table:table-cell office:value-type="float" office:value="42519">
            <text:p>42519</text:p>
          </table:table-cell>
          <table:table-cell office:value-type="float" office:value="38468">
            <text:p>38468</text:p>
          </table:table-cell>
          <table:table-cell office:value-type="float" office:value="40598">
            <text:p>40598</text:p>
          </table:table-cell>
          <table:table-cell office:value-type="float" office:value="43719">
            <text:p>43719</text:p>
          </table:table-cell>
          <table:table-cell office:value-type="float" office:value="46384">
            <text:p>46384</text:p>
          </table:table-cell>
          <table:table-cell office:value-type="float" office:value="44723">
            <text:p>44723</text:p>
          </table:table-cell>
          <table:table-cell office:value-type="float" office:value="43318">
            <text:p>43318</text:p>
          </table:table-cell>
          <table:table-cell office:value-type="float" office:value="43594">
            <text:p>43594</text:p>
          </table:table-cell>
          <table:table-cell office:value-type="float" office:value="46351">
            <text:p>46351</text:p>
          </table:table-cell>
          <table:table-cell office:value-type="float" office:value="44592">
            <text:p>44592</text:p>
          </table:table-cell>
          <table:table-cell office:value-type="float" office:value="48046">
            <text:p>48046</text:p>
          </table:table-cell>
          <table:table-cell office:value-type="float" office:value="47472">
            <text:p>47472</text:p>
          </table:table-cell>
          <table:table-cell office:value-type="float" office:value="52690">
            <text:p>52690</text:p>
          </table:table-cell>
          <table:table-cell office:value-type="float" office:value="50110">
            <text:p>50110</text:p>
          </table:table-cell>
          <table:table-cell office:value-type="float" office:value="50818">
            <text:p>50818</text:p>
          </table:table-cell>
          <table:table-cell office:value-type="float" office:value="60931">
            <text:p>60931</text:p>
          </table:table-cell>
          <table:table-cell office:value-type="float" office:value="63779">
            <text:p>63779</text:p>
          </table:table-cell>
          <table:table-cell office:value-type="float" office:value="60000">
            <text:p>60000</text:p>
          </table:table-cell>
          <table:table-cell office:value-type="float" office:value="58054">
            <text:p>58054</text:p>
          </table:table-cell>
          <table:table-cell office:value-type="float" office:value="61130">
            <text:p>61130</text:p>
          </table:table-cell>
          <table:table-cell office:value-type="float" office:value="58380">
            <text:p>58380</text:p>
          </table:table-cell>
          <table:table-cell office:value-type="float" office:value="62075">
            <text:p>62075</text:p>
          </table:table-cell>
          <table:table-cell office:value-type="float" office:value="54036">
            <text:p>54036</text:p>
          </table:table-cell>
          <table:table-cell office:value-type="float" office:value="69901">
            <text:p>69901</text:p>
          </table:table-cell>
          <table:table-cell office:value-type="float" office:value="69274">
            <text:p>69274</text:p>
          </table:table-cell>
          <table:table-cell office:value-type="float" office:value="68064">
            <text:p>68064</text:p>
          </table:table-cell>
          <table:table-cell office:value-type="float" office:value="67154">
            <text:p>67154</text:p>
          </table:table-cell>
          <table:table-cell office:value-type="float" office:value="82818">
            <text:p>82818</text:p>
          </table:table-cell>
          <table:table-cell office:value-type="float" office:value="83111">
            <text:p>83111</text:p>
          </table:table-cell>
          <table:table-cell office:value-type="float" office:value="33938.71">
            <text:p>33938,71</text:p>
          </table:table-cell>
          <table:table-cell office:value-type="float" office:value="34626.98">
            <text:p>34626,98</text:p>
          </table:table-cell>
          <table:table-cell office:value-type="float" office:value="35284.7">
            <text:p>35284,7</text:p>
          </table:table-cell>
          <table:table-cell office:value-type="float" office:value="79548.4">
            <text:p>79548,4</text:p>
          </table:table-cell>
          <table:table-cell office:value-type="float" office:value="88677.56">
            <text:p>88677,56</text:p>
          </table:table-cell>
          <table:table-cell office:value-type="float" office:value="85837.88">
            <text:p>85837,88</text:p>
          </table:table-cell>
          <table:table-cell office:value-type="float" office:value="96239">
            <text:p>96239</text:p>
          </table:table-cell>
          <table:table-cell office:value-type="float" office:value="83197">
            <text:p>83197</text:p>
          </table:table-cell>
          <table:table-cell office:value-type="float" office:value="81860">
            <text:p>81860</text:p>
          </table:table-cell>
          <table:table-cell office:value-type="float" office:value="78218">
            <text:p>78218</text:p>
          </table:table-cell>
          <table:table-cell office:value-type="float" office:value="102292">
            <text:p>102292</text:p>
          </table:table-cell>
          <table:table-cell office:value-type="float" office:value="101442">
            <text:p>101442</text:p>
          </table:table-cell>
          <table:table-cell office:value-type="float" office:value="94584">
            <text:p>94584</text:p>
          </table:table-cell>
          <table:table-cell office:value-type="float" office:value="101152">
            <text:p>101152</text:p>
          </table:table-cell>
          <table:table-cell office:value-type="float" office:value="98290">
            <text:p>98290</text:p>
          </table:table-cell>
          <table:table-cell office:value-type="float" office:value="106231.8">
            <text:p>106231,8</text:p>
          </table:table-cell>
          <table:table-cell office:value-type="float" office:value="108684">
            <text:p>108684</text:p>
          </table:table-cell>
          <table:table-cell office:value-type="float" office:value="105933.3">
            <text:p>105933,3</text:p>
          </table:table-cell>
          <table:table-cell office:value-type="float" office:value="117165.3">
            <text:p>117165,3</text:p>
          </table:table-cell>
          <table:table-cell office:value-type="float" office:value="126290.7">
            <text:p>126290,7</text:p>
          </table:table-cell>
          <table:table-cell office:value-type="float" office:value="111343.4">
            <text:p>111343,4</text:p>
          </table:table-cell>
          <table:table-cell office:value-type="float" office:value="116482">
            <text:p>116482</text:p>
          </table:table-cell>
          <table:table-cell office:value-type="float" office:value="138105">
            <text:p>138105</text:p>
          </table:table-cell>
          <table:table-cell office:value-type="float" office:value="140458">
            <text:p>140458</text:p>
          </table:table-cell>
          <table:table-cell office:value-type="float" office:value="136739.48">
            <text:p>136739,48</text:p>
          </table:table-cell>
          <table:table-cell office:value-type="float" office:value="139158.89">
            <text:p>139158,89</text:p>
          </table:table-cell>
          <table:table-cell office:value-type="float" office:value="134855.79">
            <text:p>134855,79</text:p>
          </table:table-cell>
          <table:table-cell office:value-type="float" office:value="139864.15">
            <text:p>139864,15</text:p>
          </table:table-cell>
          <table:table-cell office:value-type="float" office:value="145405.74">
            <text:p>145405,74</text:p>
          </table:table-cell>
          <table:table-cell office:value-type="float" office:value="141724.78">
            <text:p>141724,78</text:p>
          </table:table-cell>
          <table:table-cell office:value-type="float" office:value="167010.53">
            <text:p>167010,53</text:p>
          </table:table-cell>
          <table:table-cell office:value-type="float" office:value="177744.94">
            <text:p>177744,94</text:p>
          </table:table-cell>
          <table:table-cell office:value-type="float" office:value="149523.39">
            <text:p>149523,39</text:p>
          </table:table-cell>
          <table:table-cell office:value-type="float" office:value="160596">
            <text:p>160596</text:p>
          </table:table-cell>
          <table:table-cell table:number-columns-repeated="907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NICOLAS BRUZZONE </text:p>
          </table:table-cell>
          <table:table-cell office:value-type="string">
            <text:p>Comuna</text:p>
          </table:table-cell>
          <table:table-cell office:value-type="float" office:value="15119">
            <text:p>15119</text:p>
          </table:table-cell>
          <table:table-cell office:value-type="float" office:value="17741">
            <text:p>17741</text:p>
          </table:table-cell>
          <table:table-cell office:value-type="float" office:value="16050">
            <text:p>16050</text:p>
          </table:table-cell>
          <table:table-cell office:value-type="float" office:value="16939">
            <text:p>16939</text:p>
          </table:table-cell>
          <table:table-cell office:value-type="float" office:value="18242">
            <text:p>18242</text:p>
          </table:table-cell>
          <table:table-cell office:value-type="float" office:value="19353">
            <text:p>19353</text:p>
          </table:table-cell>
          <table:table-cell office:value-type="float" office:value="18660">
            <text:p>18660</text:p>
          </table:table-cell>
          <table:table-cell office:value-type="float" office:value="18074">
            <text:p>18074</text:p>
          </table:table-cell>
          <table:table-cell office:value-type="float" office:value="18189">
            <text:p>18189</text:p>
          </table:table-cell>
          <table:table-cell office:value-type="float" office:value="19339">
            <text:p>19339</text:p>
          </table:table-cell>
          <table:table-cell office:value-type="float" office:value="18605">
            <text:p>18605</text:p>
          </table:table-cell>
          <table:table-cell office:value-type="float" office:value="20047">
            <text:p>20047</text:p>
          </table:table-cell>
          <table:table-cell office:value-type="float" office:value="19807">
            <text:p>19807</text:p>
          </table:table-cell>
          <table:table-cell office:value-type="float" office:value="21984">
            <text:p>21984</text:p>
          </table:table-cell>
          <table:table-cell office:value-type="float" office:value="20908">
            <text:p>20908</text:p>
          </table:table-cell>
          <table:table-cell office:value-type="float" office:value="21203">
            <text:p>21203</text:p>
          </table:table-cell>
          <table:table-cell office:value-type="float" office:value="25422">
            <text:p>25422</text:p>
          </table:table-cell>
          <table:table-cell office:value-type="float" office:value="26611">
            <text:p>26611</text:p>
          </table:table-cell>
          <table:table-cell office:value-type="float" office:value="25034">
            <text:p>25034</text:p>
          </table:table-cell>
          <table:table-cell office:value-type="float" office:value="24222">
            <text:p>24222</text:p>
          </table:table-cell>
          <table:table-cell office:value-type="float" office:value="25506">
            <text:p>25506</text:p>
          </table:table-cell>
          <table:table-cell office:value-type="float" office:value="24358">
            <text:p>24358</text:p>
          </table:table-cell>
          <table:table-cell office:value-type="float" office:value="25900">
            <text:p>25900</text:p>
          </table:table-cell>
          <table:table-cell office:value-type="float" office:value="22547">
            <text:p>22547</text:p>
          </table:table-cell>
          <table:table-cell office:value-type="float" office:value="29165">
            <text:p>29165</text:p>
          </table:table-cell>
          <table:table-cell office:value-type="float" office:value="28903">
            <text:p>28903</text:p>
          </table:table-cell>
          <table:table-cell office:value-type="float" office:value="30509">
            <text:p>30509</text:p>
          </table:table-cell>
          <table:table-cell office:value-type="float" office:value="28703">
            <text:p>28703</text:p>
          </table:table-cell>
          <table:table-cell office:value-type="float" office:value="35398">
            <text:p>35398</text:p>
          </table:table-cell>
          <table:table-cell office:value-type="float" office:value="35524">
            <text:p>35524</text:p>
          </table:table-cell>
          <table:table-cell office:value-type="float" office:value="60437.89">
            <text:p>60437,89</text:p>
          </table:table-cell>
          <table:table-cell office:value-type="float" office:value="61663.57">
            <text:p>61663,57</text:p>
          </table:table-cell>
          <table:table-cell office:value-type="float" office:value="62834.84">
            <text:p>62834,84</text:p>
          </table:table-cell>
          <table:table-cell office:value-type="float" office:value="34000.67">
            <text:p>34000,67</text:p>
          </table:table-cell>
          <table:table-cell office:value-type="float" office:value="37902.67">
            <text:p>37902,67</text:p>
          </table:table-cell>
          <table:table-cell office:value-type="float" office:value="36688.93">
            <text:p>36688,93</text:p>
          </table:table-cell>
          <table:table-cell office:value-type="float" office:value="41135">
            <text:p>41135</text:p>
          </table:table-cell>
          <table:table-cell office:value-type="float" office:value="35560">
            <text:p>35560</text:p>
          </table:table-cell>
          <table:table-cell office:value-type="float" office:value="34989">
            <text:p>34989</text:p>
          </table:table-cell>
          <table:table-cell office:value-type="float" office:value="33432">
            <text:p>33432</text:p>
          </table:table-cell>
          <table:table-cell office:value-type="float" office:value="43722">
            <text:p>43722</text:p>
          </table:table-cell>
          <table:table-cell office:value-type="float" office:value="43359">
            <text:p>43359</text:p>
          </table:table-cell>
          <table:table-cell office:value-type="float" office:value="40427">
            <text:p>40427</text:p>
          </table:table-cell>
          <table:table-cell office:value-type="float" office:value="43235">
            <text:p>43235</text:p>
          </table:table-cell>
          <table:table-cell office:value-type="float" office:value="42011">
            <text:p>42011</text:p>
          </table:table-cell>
          <table:table-cell office:value-type="float" office:value="45405.7">
            <text:p>45405,7</text:p>
          </table:table-cell>
          <table:table-cell office:value-type="float" office:value="46453.9">
            <text:p>46453,9</text:p>
          </table:table-cell>
          <table:table-cell office:value-type="float" office:value="45279.1">
            <text:p>45279,1</text:p>
          </table:table-cell>
          <table:table-cell office:value-type="float" office:value="50079">
            <text:p>50079</text:p>
          </table:table-cell>
          <table:table-cell office:value-type="float" office:value="53979.3">
            <text:p>53979,3</text:p>
          </table:table-cell>
          <table:table-cell office:value-type="float" office:value="47590.5">
            <text:p>47590,5</text:p>
          </table:table-cell>
          <table:table-cell office:value-type="float" office:value="49787">
            <text:p>49787</text:p>
          </table:table-cell>
          <table:table-cell office:value-type="float" office:value="59029">
            <text:p>59029</text:p>
          </table:table-cell>
          <table:table-cell office:value-type="float" office:value="60035">
            <text:p>60035</text:p>
          </table:table-cell>
          <table:table-cell office:value-type="float" office:value="58445.36">
            <text:p>58445,36</text:p>
          </table:table-cell>
          <table:table-cell office:value-type="float" office:value="59479.47">
            <text:p>59479,47</text:p>
          </table:table-cell>
          <table:table-cell office:value-type="float" office:value="57640.23">
            <text:p>57640,23</text:p>
          </table:table-cell>
          <table:table-cell office:value-type="float" office:value="59780.91">
            <text:p>59780,91</text:p>
          </table:table-cell>
          <table:table-cell office:value-type="float" office:value="62149.5">
            <text:p>62149,5</text:p>
          </table:table-cell>
          <table:table-cell office:value-type="float" office:value="60577.18">
            <text:p>60577,18</text:p>
          </table:table-cell>
          <table:table-cell office:value-type="float" office:value="71383.85">
            <text:p>71383,85</text:p>
          </table:table-cell>
          <table:table-cell office:value-type="float" office:value="75971.96">
            <text:p>75971,96</text:p>
          </table:table-cell>
          <table:table-cell office:value-type="float" office:value="63909.47">
            <text:p>63909,47</text:p>
          </table:table-cell>
          <table:table-cell office:value-type="float" office:value="68642">
            <text:p>68642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OLIVARES DE SAN NICOLAS </text:p>
          </table:table-cell>
          <table:table-cell office:value-type="string">
            <text:p>Comuna</text:p>
          </table:table-cell>
          <table:table-cell office:value-type="float" office:value="26792">
            <text:p>26792</text:p>
          </table:table-cell>
          <table:table-cell office:value-type="float" office:value="31437">
            <text:p>31437</text:p>
          </table:table-cell>
          <table:table-cell office:value-type="float" office:value="28442">
            <text:p>28442</text:p>
          </table:table-cell>
          <table:table-cell office:value-type="float" office:value="30017">
            <text:p>30017</text:p>
          </table:table-cell>
          <table:table-cell office:value-type="float" office:value="32324">
            <text:p>32324</text:p>
          </table:table-cell>
          <table:table-cell office:value-type="float" office:value="34294">
            <text:p>34294</text:p>
          </table:table-cell>
          <table:table-cell office:value-type="float" office:value="33067">
            <text:p>33067</text:p>
          </table:table-cell>
          <table:table-cell office:value-type="float" office:value="32028">
            <text:p>32028</text:p>
          </table:table-cell>
          <table:table-cell office:value-type="float" office:value="32232">
            <text:p>32232</text:p>
          </table:table-cell>
          <table:table-cell office:value-type="float" office:value="34270">
            <text:p>34270</text:p>
          </table:table-cell>
          <table:table-cell office:value-type="float" office:value="32969">
            <text:p>32969</text:p>
          </table:table-cell>
          <table:table-cell office:value-type="float" office:value="35524">
            <text:p>35524</text:p>
          </table:table-cell>
          <table:table-cell office:value-type="float" office:value="35099">
            <text:p>35099</text:p>
          </table:table-cell>
          <table:table-cell office:value-type="float" office:value="38957">
            <text:p>38957</text:p>
          </table:table-cell>
          <table:table-cell office:value-type="float" office:value="37049">
            <text:p>37049</text:p>
          </table:table-cell>
          <table:table-cell office:value-type="float" office:value="37573">
            <text:p>37573</text:p>
          </table:table-cell>
          <table:table-cell office:value-type="float" office:value="45050">
            <text:p>45050</text:p>
          </table:table-cell>
          <table:table-cell office:value-type="float" office:value="47155">
            <text:p>47155</text:p>
          </table:table-cell>
          <table:table-cell office:value-type="float" office:value="44362">
            <text:p>44362</text:p>
          </table:table-cell>
          <table:table-cell office:value-type="float" office:value="42923">
            <text:p>42923</text:p>
          </table:table-cell>
          <table:table-cell office:value-type="float" office:value="45197">
            <text:p>45197</text:p>
          </table:table-cell>
          <table:table-cell office:value-type="float" office:value="43164">
            <text:p>43164</text:p>
          </table:table-cell>
          <table:table-cell office:value-type="float" office:value="45896">
            <text:p>45896</text:p>
          </table:table-cell>
          <table:table-cell office:value-type="float" office:value="39952">
            <text:p>39952</text:p>
          </table:table-cell>
          <table:table-cell office:value-type="float" office:value="51682">
            <text:p>51682</text:p>
          </table:table-cell>
          <table:table-cell office:value-type="float" office:value="51218">
            <text:p>51218</text:p>
          </table:table-cell>
          <table:table-cell office:value-type="float" office:value="54839">
            <text:p>54839</text:p>
          </table:table-cell>
          <table:table-cell office:value-type="float" office:value="51115">
            <text:p>51115</text:p>
          </table:table-cell>
          <table:table-cell office:value-type="float" office:value="63037">
            <text:p>63037</text:p>
          </table:table-cell>
          <table:table-cell office:value-type="float" office:value="63260">
            <text:p>63260</text:p>
          </table:table-cell>
          <table:table-cell office:value-type="float" office:value="26575.44">
            <text:p>26575,44</text:p>
          </table:table-cell>
          <table:table-cell office:value-type="float" office:value="27114.39">
            <text:p>27114,39</text:p>
          </table:table-cell>
          <table:table-cell office:value-type="float" office:value="27629.41">
            <text:p>27629,41</text:p>
          </table:table-cell>
          <table:table-cell office:value-type="float" office:value="60548.24">
            <text:p>60548,24</text:p>
          </table:table-cell>
          <table:table-cell office:value-type="float" office:value="67496.9">
            <text:p>67496,9</text:p>
          </table:table-cell>
          <table:table-cell office:value-type="float" office:value="65335.48">
            <text:p>65335,48</text:p>
          </table:table-cell>
          <table:table-cell office:value-type="float" office:value="73252">
            <text:p>73252</text:p>
          </table:table-cell>
          <table:table-cell office:value-type="float" office:value="63326">
            <text:p>63326</text:p>
          </table:table-cell>
          <table:table-cell office:value-type="float" office:value="62308">
            <text:p>62308</text:p>
          </table:table-cell>
          <table:table-cell office:value-type="float" office:value="59536">
            <text:p>59536</text:p>
          </table:table-cell>
          <table:table-cell office:value-type="float" office:value="77860">
            <text:p>77860</text:p>
          </table:table-cell>
          <table:table-cell office:value-type="float" office:value="77213">
            <text:p>77213</text:p>
          </table:table-cell>
          <table:table-cell office:value-type="float" office:value="71993">
            <text:p>71993</text:p>
          </table:table-cell>
          <table:table-cell office:value-type="float" office:value="76992">
            <text:p>76992</text:p>
          </table:table-cell>
          <table:table-cell office:value-type="float" office:value="74813">
            <text:p>74813</text:p>
          </table:table-cell>
          <table:table-cell office:value-type="float" office:value="80858.3">
            <text:p>80858,3</text:p>
          </table:table-cell>
          <table:table-cell office:value-type="float" office:value="82724.8">
            <text:p>82724,8</text:p>
          </table:table-cell>
          <table:table-cell office:value-type="float" office:value="80631.1">
            <text:p>80631,1</text:p>
          </table:table-cell>
          <table:table-cell office:value-type="float" office:value="89180.4">
            <text:p>89180,4</text:p>
          </table:table-cell>
          <table:table-cell office:value-type="float" office:value="96126.1">
            <text:p>96126,1</text:p>
          </table:table-cell>
          <table:table-cell office:value-type="float" office:value="84749">
            <text:p>84749</text:p>
          </table:table-cell>
          <table:table-cell office:value-type="float" office:value="88660">
            <text:p>88660</text:p>
          </table:table-cell>
          <table:table-cell office:value-type="float" office:value="105118">
            <text:p>105118</text:p>
          </table:table-cell>
          <table:table-cell office:value-type="float" office:value="106909">
            <text:p>106909</text:p>
          </table:table-cell>
          <table:table-cell office:value-type="float" office:value="104079.22">
            <text:p>104079,22</text:p>
          </table:table-cell>
          <table:table-cell office:value-type="float" office:value="105920.75">
            <text:p>105920,75</text:p>
          </table:table-cell>
          <table:table-cell office:value-type="float" office:value="102645.45">
            <text:p>102645,45</text:p>
          </table:table-cell>
          <table:table-cell office:value-type="float" office:value="106457.56">
            <text:p>106457,56</text:p>
          </table:table-cell>
          <table:table-cell office:value-type="float" office:value="110675.54">
            <text:p>110675,54</text:p>
          </table:table-cell>
          <table:table-cell office:value-type="float" office:value="107873.78">
            <text:p>107873,78</text:p>
          </table:table-cell>
          <table:table-cell office:value-type="float" office:value="127120.02">
            <text:p>127120,02</text:p>
          </table:table-cell>
          <table:table-cell office:value-type="float" office:value="135290.51">
            <text:p>135290,51</text:p>
          </table:table-cell>
          <table:table-cell office:value-type="float" office:value="113809.69">
            <text:p>113809,69</text:p>
          </table:table-cell>
          <table:table-cell office:value-type="float" office:value="122238">
            <text:p>122238</text:p>
          </table:table-cell>
          <table:table-cell table:number-columns-repeated="907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ONAGOITY </text:p>
          </table:table-cell>
          <table:table-cell office:value-type="string">
            <text:p>Comuna</text:p>
          </table:table-cell>
          <table:table-cell office:value-type="float" office:value="11966">
            <text:p>11966</text:p>
          </table:table-cell>
          <table:table-cell office:value-type="float" office:value="14041">
            <text:p>14041</text:p>
          </table:table-cell>
          <table:table-cell office:value-type="float" office:value="12703">
            <text:p>12703</text:p>
          </table:table-cell>
          <table:table-cell office:value-type="float" office:value="13407">
            <text:p>13407</text:p>
          </table:table-cell>
          <table:table-cell office:value-type="float" office:value="14438">
            <text:p>14438</text:p>
          </table:table-cell>
          <table:table-cell office:value-type="float" office:value="15317">
            <text:p>15317</text:p>
          </table:table-cell>
          <table:table-cell office:value-type="float" office:value="14769">
            <text:p>14769</text:p>
          </table:table-cell>
          <table:table-cell office:value-type="float" office:value="14305">
            <text:p>14305</text:p>
          </table:table-cell>
          <table:table-cell office:value-type="float" office:value="14396">
            <text:p>14396</text:p>
          </table:table-cell>
          <table:table-cell office:value-type="float" office:value="15306">
            <text:p>15306</text:p>
          </table:table-cell>
          <table:table-cell office:value-type="float" office:value="14726">
            <text:p>14726</text:p>
          </table:table-cell>
          <table:table-cell office:value-type="float" office:value="15866">
            <text:p>15866</text:p>
          </table:table-cell>
          <table:table-cell office:value-type="float" office:value="15677">
            <text:p>15677</text:p>
          </table:table-cell>
          <table:table-cell office:value-type="float" office:value="17400">
            <text:p>17400</text:p>
          </table:table-cell>
          <table:table-cell office:value-type="float" office:value="16548">
            <text:p>16548</text:p>
          </table:table-cell>
          <table:table-cell office:value-type="float" office:value="16782">
            <text:p>16782</text:p>
          </table:table-cell>
          <table:table-cell office:value-type="float" office:value="20121">
            <text:p>20121</text:p>
          </table:table-cell>
          <table:table-cell office:value-type="float" office:value="21062">
            <text:p>21062</text:p>
          </table:table-cell>
          <table:table-cell office:value-type="float" office:value="19814">
            <text:p>19814</text:p>
          </table:table-cell>
          <table:table-cell office:value-type="float" office:value="19171">
            <text:p>19171</text:p>
          </table:table-cell>
          <table:table-cell office:value-type="float" office:value="20187">
            <text:p>20187</text:p>
          </table:table-cell>
          <table:table-cell office:value-type="float" office:value="19279">
            <text:p>19279</text:p>
          </table:table-cell>
          <table:table-cell office:value-type="float" office:value="20499">
            <text:p>20499</text:p>
          </table:table-cell>
          <table:table-cell office:value-type="float" office:value="17844">
            <text:p>17844</text:p>
          </table:table-cell>
          <table:table-cell office:value-type="float" office:value="23083">
            <text:p>23083</text:p>
          </table:table-cell>
          <table:table-cell office:value-type="float" office:value="22876">
            <text:p>22876</text:p>
          </table:table-cell>
          <table:table-cell office:value-type="float" office:value="23401">
            <text:p>23401</text:p>
          </table:table-cell>
          <table:table-cell office:value-type="float" office:value="22476">
            <text:p>22476</text:p>
          </table:table-cell>
          <table:table-cell office:value-type="float" office:value="27718">
            <text:p>27718</text:p>
          </table:table-cell>
          <table:table-cell office:value-type="float" office:value="27816">
            <text:p>27816</text:p>
          </table:table-cell>
          <table:table-cell office:value-type="float" office:value="25326.31">
            <text:p>25326,31</text:p>
          </table:table-cell>
          <table:table-cell office:value-type="float" office:value="25839.93">
            <text:p>25839,93</text:p>
          </table:table-cell>
          <table:table-cell office:value-type="float" office:value="26330.74">
            <text:p>26330,74</text:p>
          </table:table-cell>
          <table:table-cell office:value-type="float" office:value="26623.96">
            <text:p>26623,96</text:p>
          </table:table-cell>
          <table:table-cell office:value-type="float" office:value="29679.39">
            <text:p>29679,39</text:p>
          </table:table-cell>
          <table:table-cell office:value-type="float" office:value="28728.98">
            <text:p>28728,98</text:p>
          </table:table-cell>
          <table:table-cell office:value-type="float" office:value="32210">
            <text:p>32210</text:p>
          </table:table-cell>
          <table:table-cell office:value-type="float" office:value="27845">
            <text:p>27845</text:p>
          </table:table-cell>
          <table:table-cell office:value-type="float" office:value="27398">
            <text:p>27398</text:p>
          </table:table-cell>
          <table:table-cell office:value-type="float" office:value="26179">
            <text:p>26179</text:p>
          </table:table-cell>
          <table:table-cell office:value-type="float" office:value="34236">
            <text:p>34236</text:p>
          </table:table-cell>
          <table:table-cell office:value-type="float" office:value="33951">
            <text:p>33951</text:p>
          </table:table-cell>
          <table:table-cell office:value-type="float" office:value="31656">
            <text:p>31656</text:p>
          </table:table-cell>
          <table:table-cell office:value-type="float" office:value="33855">
            <text:p>33855</text:p>
          </table:table-cell>
          <table:table-cell office:value-type="float" office:value="32896">
            <text:p>32896</text:p>
          </table:table-cell>
          <table:table-cell office:value-type="float" office:value="35554.6">
            <text:p>35554,6</text:p>
          </table:table-cell>
          <table:table-cell office:value-type="float" office:value="36375.3">
            <text:p>36375,3</text:p>
          </table:table-cell>
          <table:table-cell office:value-type="float" office:value="35455.7">
            <text:p>35455,7</text:p>
          </table:table-cell>
          <table:table-cell office:value-type="float" office:value="39213.9">
            <text:p>39213,9</text:p>
          </table:table-cell>
          <table:table-cell office:value-type="float" office:value="42268.1">
            <text:p>42268,1</text:p>
          </table:table-cell>
          <table:table-cell office:value-type="float" office:value="37265.4">
            <text:p>37265,4</text:p>
          </table:table-cell>
          <table:table-cell office:value-type="float" office:value="38985">
            <text:p>38985</text:p>
          </table:table-cell>
          <table:table-cell office:value-type="float" office:value="46222">
            <text:p>46222</text:p>
          </table:table-cell>
          <table:table-cell office:value-type="float" office:value="47010">
            <text:p>47010</text:p>
          </table:table-cell>
          <table:table-cell office:value-type="float" office:value="45765.18">
            <text:p>45765,18</text:p>
          </table:table-cell>
          <table:table-cell office:value-type="float" office:value="46574.93">
            <text:p>46574,93</text:p>
          </table:table-cell>
          <table:table-cell office:value-type="float" office:value="45134.73">
            <text:p>45134,73</text:p>
          </table:table-cell>
          <table:table-cell office:value-type="float" office:value="46810.97">
            <text:p>46810,97</text:p>
          </table:table-cell>
          <table:table-cell office:value-type="float" office:value="48665.68">
            <text:p>48665,68</text:p>
          </table:table-cell>
          <table:table-cell office:value-type="float" office:value="47433.71">
            <text:p>47433,71</text:p>
          </table:table-cell>
          <table:table-cell office:value-type="float" office:value="55896.56">
            <text:p>55896,56</text:p>
          </table:table-cell>
          <table:table-cell office:value-type="float" office:value="59489.25">
            <text:p>59489,25</text:p>
          </table:table-cell>
          <table:table-cell office:value-type="float" office:value="50043.81">
            <text:p>50043,81</text:p>
          </table:table-cell>
          <table:table-cell office:value-type="float" office:value="53750">
            <text:p>53750</text:p>
          </table:table-cell>
          <table:table-cell table:number-columns-repeated="907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PACHECO DE MELO </text:p>
          </table:table-cell>
          <table:table-cell office:value-type="string">
            <text:p>Comuna</text:p>
          </table:table-cell>
          <table:table-cell office:value-type="float" office:value="11244">
            <text:p>11244</text:p>
          </table:table-cell>
          <table:table-cell office:value-type="float" office:value="13194">
            <text:p>13194</text:p>
          </table:table-cell>
          <table:table-cell office:value-type="float" office:value="11936">
            <text:p>11936</text:p>
          </table:table-cell>
          <table:table-cell office:value-type="float" office:value="12597">
            <text:p>12597</text:p>
          </table:table-cell>
          <table:table-cell office:value-type="float" office:value="13565">
            <text:p>13565</text:p>
          </table:table-cell>
          <table:table-cell office:value-type="float" office:value="14393">
            <text:p>14393</text:p>
          </table:table-cell>
          <table:table-cell office:value-type="float" office:value="13878">
            <text:p>13878</text:p>
          </table:table-cell>
          <table:table-cell office:value-type="float" office:value="13442">
            <text:p>13442</text:p>
          </table:table-cell>
          <table:table-cell office:value-type="float" office:value="13527">
            <text:p>13527</text:p>
          </table:table-cell>
          <table:table-cell office:value-type="float" office:value="14383">
            <text:p>14383</text:p>
          </table:table-cell>
          <table:table-cell office:value-type="float" office:value="13837">
            <text:p>13837</text:p>
          </table:table-cell>
          <table:table-cell office:value-type="float" office:value="14909">
            <text:p>14909</text:p>
          </table:table-cell>
          <table:table-cell office:value-type="float" office:value="14730">
            <text:p>14730</text:p>
          </table:table-cell>
          <table:table-cell office:value-type="float" office:value="16350">
            <text:p>16350</text:p>
          </table:table-cell>
          <table:table-cell office:value-type="float" office:value="15549">
            <text:p>15549</text:p>
          </table:table-cell>
          <table:table-cell office:value-type="float" office:value="15769">
            <text:p>15769</text:p>
          </table:table-cell>
          <table:table-cell office:value-type="float" office:value="18907">
            <text:p>18907</text:p>
          </table:table-cell>
          <table:table-cell office:value-type="float" office:value="19790">
            <text:p>19790</text:p>
          </table:table-cell>
          <table:table-cell office:value-type="float" office:value="18618">
            <text:p>18618</text:p>
          </table:table-cell>
          <table:table-cell office:value-type="float" office:value="18014">
            <text:p>18014</text:p>
          </table:table-cell>
          <table:table-cell office:value-type="float" office:value="18969">
            <text:p>18969</text:p>
          </table:table-cell>
          <table:table-cell office:value-type="float" office:value="18115">
            <text:p>18115</text:p>
          </table:table-cell>
          <table:table-cell office:value-type="float" office:value="19262">
            <text:p>19262</text:p>
          </table:table-cell>
          <table:table-cell office:value-type="float" office:value="16767">
            <text:p>16767</text:p>
          </table:table-cell>
          <table:table-cell office:value-type="float" office:value="21690">
            <text:p>21690</text:p>
          </table:table-cell>
          <table:table-cell office:value-type="float" office:value="21495">
            <text:p>21495</text:p>
          </table:table-cell>
          <table:table-cell office:value-type="float" office:value="22914">
            <text:p>22914</text:p>
          </table:table-cell>
          <table:table-cell office:value-type="float" office:value="21419">
            <text:p>21419</text:p>
          </table:table-cell>
          <table:table-cell office:value-type="float" office:value="26416">
            <text:p>26416</text:p>
          </table:table-cell>
          <table:table-cell office:value-type="float" office:value="26509">
            <text:p>26509</text:p>
          </table:table-cell>
          <table:table-cell office:value-type="float" office:value="26309.31">
            <text:p>26309,31</text:p>
          </table:table-cell>
          <table:table-cell office:value-type="float" office:value="26842.87">
            <text:p>26842,87</text:p>
          </table:table-cell>
          <table:table-cell office:value-type="float" office:value="27352.73">
            <text:p>27352,73</text:p>
          </table:table-cell>
          <table:table-cell office:value-type="float" office:value="25372.55">
            <text:p>25372,55</text:p>
          </table:table-cell>
          <table:table-cell office:value-type="float" office:value="28284.37">
            <text:p>28284,37</text:p>
          </table:table-cell>
          <table:table-cell office:value-type="float" office:value="27378.63">
            <text:p>27378,63</text:p>
          </table:table-cell>
          <table:table-cell office:value-type="float" office:value="30696">
            <text:p>30696</text:p>
          </table:table-cell>
          <table:table-cell office:value-type="float" office:value="26536">
            <text:p>26536</text:p>
          </table:table-cell>
          <table:table-cell office:value-type="float" office:value="26110">
            <text:p>26110</text:p>
          </table:table-cell>
          <table:table-cell office:value-type="float" office:value="24948">
            <text:p>24948</text:p>
          </table:table-cell>
          <table:table-cell office:value-type="float" office:value="32627">
            <text:p>32627</text:p>
          </table:table-cell>
          <table:table-cell office:value-type="float" office:value="32356">
            <text:p>32356</text:p>
          </table:table-cell>
          <table:table-cell office:value-type="float" office:value="30168">
            <text:p>30168</text:p>
          </table:table-cell>
          <table:table-cell office:value-type="float" office:value="32263">
            <text:p>32263</text:p>
          </table:table-cell>
          <table:table-cell office:value-type="float" office:value="31350">
            <text:p>31350</text:p>
          </table:table-cell>
          <table:table-cell office:value-type="float" office:value="33883.4">
            <text:p>33883,4</text:p>
          </table:table-cell>
          <table:table-cell office:value-type="float" office:value="34665.6">
            <text:p>34665,6</text:p>
          </table:table-cell>
          <table:table-cell office:value-type="float" office:value="33788.2">
            <text:p>33788,2</text:p>
          </table:table-cell>
          <table:table-cell office:value-type="float" office:value="37370.8">
            <text:p>37370,8</text:p>
          </table:table-cell>
          <table:table-cell office:value-type="float" office:value="40281.4">
            <text:p>40281,4</text:p>
          </table:table-cell>
          <table:table-cell office:value-type="float" office:value="35513.8">
            <text:p>35513,8</text:p>
          </table:table-cell>
          <table:table-cell office:value-type="float" office:value="37153">
            <text:p>37153</text:p>
          </table:table-cell>
          <table:table-cell office:value-type="float" office:value="44049">
            <text:p>44049</text:p>
          </table:table-cell>
          <table:table-cell office:value-type="float" office:value="44800">
            <text:p>44800</text:p>
          </table:table-cell>
          <table:table-cell office:value-type="float" office:value="43614.08">
            <text:p>43614,08</text:p>
          </table:table-cell>
          <table:table-cell office:value-type="float" office:value="44385.77">
            <text:p>44385,77</text:p>
          </table:table-cell>
          <table:table-cell office:value-type="float" office:value="43013.26">
            <text:p>43013,26</text:p>
          </table:table-cell>
          <table:table-cell office:value-type="float" office:value="44610.71">
            <text:p>44610,71</text:p>
          </table:table-cell>
          <table:table-cell office:value-type="float" office:value="46378.24">
            <text:p>46378,24</text:p>
          </table:table-cell>
          <table:table-cell office:value-type="float" office:value="45204.18">
            <text:p>45204,18</text:p>
          </table:table-cell>
          <table:table-cell office:value-type="float" office:value="53269.25">
            <text:p>53269,25</text:p>
          </table:table-cell>
          <table:table-cell office:value-type="float" office:value="56693.07">
            <text:p>56693,07</text:p>
          </table:table-cell>
          <table:table-cell office:value-type="float" office:value="47691.6">
            <text:p>47691,6</text:p>
          </table:table-cell>
          <table:table-cell office:value-type="float" office:value="51223">
            <text:p>51223</text:p>
          </table:table-cell>
          <table:table-cell table:number-columns-repeated="907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PAMPAYASTA NORTE </text:p>
          </table:table-cell>
          <table:table-cell office:value-type="string">
            <text:p>Comuna</text:p>
          </table:table-cell>
          <table:table-cell office:value-type="float" office:value="11892">
            <text:p>11892</text:p>
          </table:table-cell>
          <table:table-cell office:value-type="float" office:value="13955">
            <text:p>13955</text:p>
          </table:table-cell>
          <table:table-cell office:value-type="float" office:value="12624">
            <text:p>12624</text:p>
          </table:table-cell>
          <table:table-cell office:value-type="float" office:value="13324">
            <text:p>13324</text:p>
          </table:table-cell>
          <table:table-cell office:value-type="float" office:value="14349">
            <text:p>14349</text:p>
          </table:table-cell>
          <table:table-cell office:value-type="float" office:value="15223">
            <text:p>15223</text:p>
          </table:table-cell>
          <table:table-cell office:value-type="float" office:value="14678">
            <text:p>14678</text:p>
          </table:table-cell>
          <table:table-cell office:value-type="float" office:value="14217">
            <text:p>14217</text:p>
          </table:table-cell>
          <table:table-cell office:value-type="float" office:value="14307">
            <text:p>14307</text:p>
          </table:table-cell>
          <table:table-cell office:value-type="float" office:value="15212">
            <text:p>15212</text:p>
          </table:table-cell>
          <table:table-cell office:value-type="float" office:value="14635">
            <text:p>14635</text:p>
          </table:table-cell>
          <table:table-cell office:value-type="float" office:value="15768">
            <text:p>15768</text:p>
          </table:table-cell>
          <table:table-cell office:value-type="float" office:value="15580">
            <text:p>15580</text:p>
          </table:table-cell>
          <table:table-cell office:value-type="float" office:value="17292">
            <text:p>17292</text:p>
          </table:table-cell>
          <table:table-cell office:value-type="float" office:value="16446">
            <text:p>16446</text:p>
          </table:table-cell>
          <table:table-cell office:value-type="float" office:value="16678">
            <text:p>16678</text:p>
          </table:table-cell>
          <table:table-cell office:value-type="float" office:value="19997">
            <text:p>19997</text:p>
          </table:table-cell>
          <table:table-cell office:value-type="float" office:value="20932">
            <text:p>20932</text:p>
          </table:table-cell>
          <table:table-cell office:value-type="float" office:value="19691">
            <text:p>19691</text:p>
          </table:table-cell>
          <table:table-cell office:value-type="float" office:value="19053">
            <text:p>19053</text:p>
          </table:table-cell>
          <table:table-cell office:value-type="float" office:value="20062">
            <text:p>20062</text:p>
          </table:table-cell>
          <table:table-cell office:value-type="float" office:value="19160">
            <text:p>19160</text:p>
          </table:table-cell>
          <table:table-cell office:value-type="float" office:value="20373">
            <text:p>20373</text:p>
          </table:table-cell>
          <table:table-cell office:value-type="float" office:value="17735">
            <text:p>17735</text:p>
          </table:table-cell>
          <table:table-cell office:value-type="float" office:value="22941">
            <text:p>22941</text:p>
          </table:table-cell>
          <table:table-cell office:value-type="float" office:value="22735">
            <text:p>22735</text:p>
          </table:table-cell>
          <table:table-cell office:value-type="float" office:value="22990">
            <text:p>22990</text:p>
          </table:table-cell>
          <table:table-cell office:value-type="float" office:value="22251">
            <text:p>22251</text:p>
          </table:table-cell>
          <table:table-cell office:value-type="float" office:value="27441">
            <text:p>27441</text:p>
          </table:table-cell>
          <table:table-cell office:value-type="float" office:value="27538">
            <text:p>27538</text:p>
          </table:table-cell>
          <table:table-cell office:value-type="float" office:value="52875.27">
            <text:p>52875,27</text:p>
          </table:table-cell>
          <table:table-cell office:value-type="float" office:value="53947.58">
            <text:p>53947,58</text:p>
          </table:table-cell>
          <table:table-cell office:value-type="float" office:value="54972.28">
            <text:p>54972,28</text:p>
          </table:table-cell>
          <table:table-cell office:value-type="float" office:value="26357.35">
            <text:p>26357,35</text:p>
          </table:table-cell>
          <table:table-cell office:value-type="float" office:value="29382.18">
            <text:p>29382,18</text:p>
          </table:table-cell>
          <table:table-cell office:value-type="float" office:value="28441.29">
            <text:p>28441,29</text:p>
          </table:table-cell>
          <table:table-cell office:value-type="float" office:value="31888">
            <text:p>31888</text:p>
          </table:table-cell>
          <table:table-cell office:value-type="float" office:value="27566">
            <text:p>27566</text:p>
          </table:table-cell>
          <table:table-cell office:value-type="float" office:value="27123">
            <text:p>27123</text:p>
          </table:table-cell>
          <table:table-cell office:value-type="float" office:value="25917">
            <text:p>25917</text:p>
          </table:table-cell>
          <table:table-cell office:value-type="float" office:value="33893">
            <text:p>33893</text:p>
          </table:table-cell>
          <table:table-cell office:value-type="float" office:value="33611">
            <text:p>33611</text:p>
          </table:table-cell>
          <table:table-cell office:value-type="float" office:value="31339">
            <text:p>31339</text:p>
          </table:table-cell>
          <table:table-cell office:value-type="float" office:value="33515">
            <text:p>33515</text:p>
          </table:table-cell>
          <table:table-cell office:value-type="float" office:value="32567">
            <text:p>32567</text:p>
          </table:table-cell>
          <table:table-cell office:value-type="float" office:value="35198.5">
            <text:p>35198,5</text:p>
          </table:table-cell>
          <table:table-cell office:value-type="float" office:value="36011.1">
            <text:p>36011,1</text:p>
          </table:table-cell>
          <table:table-cell office:value-type="float" office:value="35100.6">
            <text:p>35100,6</text:p>
          </table:table-cell>
          <table:table-cell office:value-type="float" office:value="38821.2">
            <text:p>38821,2</text:p>
          </table:table-cell>
          <table:table-cell office:value-type="float" office:value="41844.8">
            <text:p>41844,8</text:p>
          </table:table-cell>
          <table:table-cell office:value-type="float" office:value="36892.2">
            <text:p>36892,2</text:p>
          </table:table-cell>
          <table:table-cell office:value-type="float" office:value="38595">
            <text:p>38595</text:p>
          </table:table-cell>
          <table:table-cell office:value-type="float" office:value="45759">
            <text:p>45759</text:p>
          </table:table-cell>
          <table:table-cell office:value-type="float" office:value="46539">
            <text:p>46539</text:p>
          </table:table-cell>
          <table:table-cell office:value-type="float" office:value="45306.89">
            <text:p>45306,89</text:p>
          </table:table-cell>
          <table:table-cell office:value-type="float" office:value="46108.53">
            <text:p>46108,53</text:p>
          </table:table-cell>
          <table:table-cell office:value-type="float" office:value="44682.75">
            <text:p>44682,75</text:p>
          </table:table-cell>
          <table:table-cell office:value-type="float" office:value="46342.21">
            <text:p>46342,21</text:p>
          </table:table-cell>
          <table:table-cell office:value-type="float" office:value="48178.34">
            <text:p>48178,34</text:p>
          </table:table-cell>
          <table:table-cell office:value-type="float" office:value="46958.7">
            <text:p>46958,7</text:p>
          </table:table-cell>
          <table:table-cell office:value-type="float" office:value="55336.81">
            <text:p>55336,81</text:p>
          </table:table-cell>
          <table:table-cell office:value-type="float" office:value="58893.52">
            <text:p>58893,52</text:p>
          </table:table-cell>
          <table:table-cell office:value-type="float" office:value="49542.67">
            <text:p>49542,67</text:p>
          </table:table-cell>
          <table:table-cell office:value-type="float" office:value="53211">
            <text:p>53211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PANAHOLMA </text:p>
          </table:table-cell>
          <table:table-cell office:value-type="string">
            <text:p>Comuna</text:p>
          </table:table-cell>
          <table:table-cell office:value-type="float" office:value="22779">
            <text:p>22779</text:p>
          </table:table-cell>
          <table:table-cell office:value-type="float" office:value="26730">
            <text:p>26730</text:p>
          </table:table-cell>
          <table:table-cell office:value-type="float" office:value="24183">
            <text:p>24183</text:p>
          </table:table-cell>
          <table:table-cell office:value-type="float" office:value="25522">
            <text:p>25522</text:p>
          </table:table-cell>
          <table:table-cell office:value-type="float" office:value="27484">
            <text:p>27484</text:p>
          </table:table-cell>
          <table:table-cell office:value-type="float" office:value="29160">
            <text:p>29160</text:p>
          </table:table-cell>
          <table:table-cell office:value-type="float" office:value="28116">
            <text:p>28116</text:p>
          </table:table-cell>
          <table:table-cell office:value-type="float" office:value="27232">
            <text:p>27232</text:p>
          </table:table-cell>
          <table:table-cell office:value-type="float" office:value="27406">
            <text:p>27406</text:p>
          </table:table-cell>
          <table:table-cell office:value-type="float" office:value="29139">
            <text:p>29139</text:p>
          </table:table-cell>
          <table:table-cell office:value-type="float" office:value="28033">
            <text:p>28033</text:p>
          </table:table-cell>
          <table:table-cell office:value-type="float" office:value="30205">
            <text:p>30205</text:p>
          </table:table-cell>
          <table:table-cell office:value-type="float" office:value="29844">
            <text:p>29844</text:p>
          </table:table-cell>
          <table:table-cell office:value-type="float" office:value="33124">
            <text:p>33124</text:p>
          </table:table-cell>
          <table:table-cell office:value-type="float" office:value="31502">
            <text:p>31502</text:p>
          </table:table-cell>
          <table:table-cell office:value-type="float" office:value="31947">
            <text:p>31947</text:p>
          </table:table-cell>
          <table:table-cell office:value-type="float" office:value="38305">
            <text:p>38305</text:p>
          </table:table-cell>
          <table:table-cell office:value-type="float" office:value="40095">
            <text:p>40095</text:p>
          </table:table-cell>
          <table:table-cell office:value-type="float" office:value="37720">
            <text:p>37720</text:p>
          </table:table-cell>
          <table:table-cell office:value-type="float" office:value="36496">
            <text:p>36496</text:p>
          </table:table-cell>
          <table:table-cell office:value-type="float" office:value="38430">
            <text:p>38430</text:p>
          </table:table-cell>
          <table:table-cell office:value-type="float" office:value="36701">
            <text:p>36701</text:p>
          </table:table-cell>
          <table:table-cell office:value-type="float" office:value="39024">
            <text:p>39024</text:p>
          </table:table-cell>
          <table:table-cell office:value-type="float" office:value="33970">
            <text:p>33970</text:p>
          </table:table-cell>
          <table:table-cell office:value-type="float" office:value="43944">
            <text:p>43944</text:p>
          </table:table-cell>
          <table:table-cell office:value-type="float" office:value="43549">
            <text:p>43549</text:p>
          </table:table-cell>
          <table:table-cell office:value-type="float" office:value="50508">
            <text:p>50508</text:p>
          </table:table-cell>
          <table:table-cell office:value-type="float" office:value="44719">
            <text:p>44719</text:p>
          </table:table-cell>
          <table:table-cell office:value-type="float" office:value="55149">
            <text:p>55149</text:p>
          </table:table-cell>
          <table:table-cell office:value-type="float" office:value="55344">
            <text:p>55344</text:p>
          </table:table-cell>
          <table:table-cell office:value-type="float" office:value="29838.87">
            <text:p>29838,87</text:p>
          </table:table-cell>
          <table:table-cell office:value-type="float" office:value="30444.01">
            <text:p>30444,01</text:p>
          </table:table-cell>
          <table:table-cell office:value-type="float" office:value="31022.27">
            <text:p>31022,27</text:p>
          </table:table-cell>
          <table:table-cell office:value-type="float" office:value="52971.81">
            <text:p>52971,81</text:p>
          </table:table-cell>
          <table:table-cell office:value-type="float" office:value="59050.98">
            <text:p>59050,98</text:p>
          </table:table-cell>
          <table:table-cell office:value-type="float" office:value="57160.01">
            <text:p>57160,01</text:p>
          </table:table-cell>
          <table:table-cell office:value-type="float" office:value="64086">
            <text:p>64086</text:p>
          </table:table-cell>
          <table:table-cell office:value-type="float" office:value="55402">
            <text:p>55402</text:p>
          </table:table-cell>
          <table:table-cell office:value-type="float" office:value="54511">
            <text:p>54511</text:p>
          </table:table-cell>
          <table:table-cell office:value-type="float" office:value="52086">
            <text:p>52086</text:p>
          </table:table-cell>
          <table:table-cell office:value-type="float" office:value="68117">
            <text:p>68117</text:p>
          </table:table-cell>
          <table:table-cell office:value-type="float" office:value="67551">
            <text:p>67551</text:p>
          </table:table-cell>
          <table:table-cell office:value-type="float" office:value="62984">
            <text:p>62984</text:p>
          </table:table-cell>
          <table:table-cell office:value-type="float" office:value="67358">
            <text:p>67358</text:p>
          </table:table-cell>
          <table:table-cell office:value-type="float" office:value="65452">
            <text:p>65452</text:p>
          </table:table-cell>
          <table:table-cell office:value-type="float" office:value="70740.5">
            <text:p>70740,5</text:p>
          </table:table-cell>
          <table:table-cell office:value-type="float" office:value="72373.4">
            <text:p>72373,4</text:p>
          </table:table-cell>
          <table:table-cell office:value-type="float" office:value="70541.7">
            <text:p>70541,7</text:p>
          </table:table-cell>
          <table:table-cell office:value-type="float" office:value="78021.2">
            <text:p>78021,2</text:p>
          </table:table-cell>
          <table:table-cell office:value-type="float" office:value="84097.8">
            <text:p>84097,8</text:p>
          </table:table-cell>
          <table:table-cell office:value-type="float" office:value="74144.3">
            <text:p>74144,3</text:p>
          </table:table-cell>
          <table:table-cell office:value-type="float" office:value="77566">
            <text:p>77566</text:p>
          </table:table-cell>
          <table:table-cell office:value-type="float" office:value="91965">
            <text:p>91965</text:p>
          </table:table-cell>
          <table:table-cell office:value-type="float" office:value="93532">
            <text:p>93532</text:p>
          </table:table-cell>
          <table:table-cell office:value-type="float" office:value="91055.73">
            <text:p>91055,73</text:p>
          </table:table-cell>
          <table:table-cell office:value-type="float" office:value="92666.83">
            <text:p>92666,83</text:p>
          </table:table-cell>
          <table:table-cell office:value-type="float" office:value="89801.37">
            <text:p>89801,37</text:p>
          </table:table-cell>
          <table:table-cell office:value-type="float" office:value="93136.47">
            <text:p>93136,47</text:p>
          </table:table-cell>
          <table:table-cell office:value-type="float" office:value="96826.65">
            <text:p>96826,65</text:p>
          </table:table-cell>
          <table:table-cell office:value-type="float" office:value="94375.48">
            <text:p>94375,48</text:p>
          </table:table-cell>
          <table:table-cell office:value-type="float" office:value="111213.42">
            <text:p>111213,42</text:p>
          </table:table-cell>
          <table:table-cell office:value-type="float" office:value="118361.54">
            <text:p>118361,54</text:p>
          </table:table-cell>
          <table:table-cell office:value-type="float" office:value="99568.62">
            <text:p>99568,62</text:p>
          </table:table-cell>
          <table:table-cell office:value-type="float" office:value="106942">
            <text:p>106942</text:p>
          </table:table-cell>
          <table:table-cell table:number-columns-repeated="907"/>
        </table:table-row>
        <table:table-row table:style-name="ro2">
          <table:table-cell office:value-type="string">
            <text:p>JUAREZ CELMAN</text:p>
          </table:table-cell>
          <table:table-cell office:value-type="string">
            <text:p>PASO DEL DURAZNO </text:p>
          </table:table-cell>
          <table:table-cell office:value-type="string">
            <text:p>Comuna</text:p>
          </table:table-cell>
          <table:table-cell office:value-type="float" office:value="13275">
            <text:p>13275</text:p>
          </table:table-cell>
          <table:table-cell office:value-type="float" office:value="15576">
            <text:p>15576</text:p>
          </table:table-cell>
          <table:table-cell office:value-type="float" office:value="14092">
            <text:p>14092</text:p>
          </table:table-cell>
          <table:table-cell office:value-type="float" office:value="14872">
            <text:p>14872</text:p>
          </table:table-cell>
          <table:table-cell office:value-type="float" office:value="16016">
            <text:p>16016</text:p>
          </table:table-cell>
          <table:table-cell office:value-type="float" office:value="16991">
            <text:p>16991</text:p>
          </table:table-cell>
          <table:table-cell office:value-type="float" office:value="16384">
            <text:p>16384</text:p>
          </table:table-cell>
          <table:table-cell office:value-type="float" office:value="15869">
            <text:p>15869</text:p>
          </table:table-cell>
          <table:table-cell office:value-type="float" office:value="15970">
            <text:p>15970</text:p>
          </table:table-cell>
          <table:table-cell office:value-type="float" office:value="16980">
            <text:p>16980</text:p>
          </table:table-cell>
          <table:table-cell office:value-type="float" office:value="16336">
            <text:p>16336</text:p>
          </table:table-cell>
          <table:table-cell office:value-type="float" office:value="17601">
            <text:p>17601</text:p>
          </table:table-cell>
          <table:table-cell office:value-type="float" office:value="17391">
            <text:p>17391</text:p>
          </table:table-cell>
          <table:table-cell office:value-type="float" office:value="19302">
            <text:p>19302</text:p>
          </table:table-cell>
          <table:table-cell office:value-type="float" office:value="18357">
            <text:p>18357</text:p>
          </table:table-cell>
          <table:table-cell office:value-type="float" office:value="18616">
            <text:p>18616</text:p>
          </table:table-cell>
          <table:table-cell office:value-type="float" office:value="22321">
            <text:p>22321</text:p>
          </table:table-cell>
          <table:table-cell office:value-type="float" office:value="23364">
            <text:p>23364</text:p>
          </table:table-cell>
          <table:table-cell office:value-type="float" office:value="21980">
            <text:p>21980</text:p>
          </table:table-cell>
          <table:table-cell office:value-type="float" office:value="21267">
            <text:p>21267</text:p>
          </table:table-cell>
          <table:table-cell office:value-type="float" office:value="22394">
            <text:p>22394</text:p>
          </table:table-cell>
          <table:table-cell office:value-type="float" office:value="21387">
            <text:p>21387</text:p>
          </table:table-cell>
          <table:table-cell office:value-type="float" office:value="22741">
            <text:p>22741</text:p>
          </table:table-cell>
          <table:table-cell office:value-type="float" office:value="19796">
            <text:p>19796</text:p>
          </table:table-cell>
          <table:table-cell office:value-type="float" office:value="25607">
            <text:p>25607</text:p>
          </table:table-cell>
          <table:table-cell office:value-type="float" office:value="25377">
            <text:p>25377</text:p>
          </table:table-cell>
          <table:table-cell office:value-type="float" office:value="26893">
            <text:p>26893</text:p>
          </table:table-cell>
          <table:table-cell office:value-type="float" office:value="25236">
            <text:p>25236</text:p>
          </table:table-cell>
          <table:table-cell office:value-type="float" office:value="31122">
            <text:p>31122</text:p>
          </table:table-cell>
          <table:table-cell office:value-type="float" office:value="31232">
            <text:p>31232</text:p>
          </table:table-cell>
          <table:table-cell office:value-type="float" office:value="82482.46">
            <text:p>82482,46</text:p>
          </table:table-cell>
          <table:table-cell office:value-type="float" office:value="84155.2">
            <text:p>84155,2</text:p>
          </table:table-cell>
          <table:table-cell office:value-type="float" office:value="85753.68">
            <text:p>85753,68</text:p>
          </table:table-cell>
          <table:table-cell office:value-type="float" office:value="29893.35">
            <text:p>29893,35</text:p>
          </table:table-cell>
          <table:table-cell office:value-type="float" office:value="33323.99">
            <text:p>33323,99</text:p>
          </table:table-cell>
          <table:table-cell office:value-type="float" office:value="32256.87">
            <text:p>32256,87</text:p>
          </table:table-cell>
          <table:table-cell office:value-type="float" office:value="36166">
            <text:p>36166</text:p>
          </table:table-cell>
          <table:table-cell office:value-type="float" office:value="31265">
            <text:p>31265</text:p>
          </table:table-cell>
          <table:table-cell office:value-type="float" office:value="30762">
            <text:p>30762</text:p>
          </table:table-cell>
          <table:table-cell office:value-type="float" office:value="29393">
            <text:p>29393</text:p>
          </table:table-cell>
          <table:table-cell office:value-type="float" office:value="38440">
            <text:p>38440</text:p>
          </table:table-cell>
          <table:table-cell office:value-type="float" office:value="38121">
            <text:p>38121</text:p>
          </table:table-cell>
          <table:table-cell office:value-type="float" office:value="35544">
            <text:p>35544</text:p>
          </table:table-cell>
          <table:table-cell office:value-type="float" office:value="38012">
            <text:p>38012</text:p>
          </table:table-cell>
          <table:table-cell office:value-type="float" office:value="36936">
            <text:p>36936</text:p>
          </table:table-cell>
          <table:table-cell office:value-type="float" office:value="39920.7">
            <text:p>39920,7</text:p>
          </table:table-cell>
          <table:table-cell office:value-type="float" office:value="40842.2">
            <text:p>40842,2</text:p>
          </table:table-cell>
          <table:table-cell office:value-type="float" office:value="39808.5">
            <text:p>39808,5</text:p>
          </table:table-cell>
          <table:table-cell office:value-type="float" office:value="44029.4">
            <text:p>44029,4</text:p>
          </table:table-cell>
          <table:table-cell office:value-type="float" office:value="47458.6">
            <text:p>47458,6</text:p>
          </table:table-cell>
          <table:table-cell office:value-type="float" office:value="41841.5">
            <text:p>41841,5</text:p>
          </table:table-cell>
          <table:table-cell office:value-type="float" office:value="43773">
            <text:p>43773</text:p>
          </table:table-cell>
          <table:table-cell office:value-type="float" office:value="51898">
            <text:p>51898</text:p>
          </table:table-cell>
          <table:table-cell office:value-type="float" office:value="52782">
            <text:p>52782</text:p>
          </table:table-cell>
          <table:table-cell office:value-type="float" office:value="51385.09">
            <text:p>51385,09</text:p>
          </table:table-cell>
          <table:table-cell office:value-type="float" office:value="52294.28">
            <text:p>52294,28</text:p>
          </table:table-cell>
          <table:table-cell office:value-type="float" office:value="50677.23">
            <text:p>50677,23</text:p>
          </table:table-cell>
          <table:table-cell office:value-type="float" office:value="52559.31">
            <text:p>52559,31</text:p>
          </table:table-cell>
          <table:table-cell office:value-type="float" office:value="54641.77">
            <text:p>54641,77</text:p>
          </table:table-cell>
          <table:table-cell office:value-type="float" office:value="53258.51">
            <text:p>53258,51</text:p>
          </table:table-cell>
          <table:table-cell office:value-type="float" office:value="62760.6">
            <text:p>62760,6</text:p>
          </table:table-cell>
          <table:table-cell office:value-type="float" office:value="66794.46">
            <text:p>66794,46</text:p>
          </table:table-cell>
          <table:table-cell office:value-type="float" office:value="56189.14">
            <text:p>56189,14</text:p>
          </table:table-cell>
          <table:table-cell office:value-type="float" office:value="60350">
            <text:p>60350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PASO VIEJO </text:p>
          </table:table-cell>
          <table:table-cell office:value-type="string">
            <text:p>Comuna</text:p>
          </table:table-cell>
          <table:table-cell office:value-type="float" office:value="35948">
            <text:p>35948</text:p>
          </table:table-cell>
          <table:table-cell office:value-type="float" office:value="42181">
            <text:p>42181</text:p>
          </table:table-cell>
          <table:table-cell office:value-type="float" office:value="38162">
            <text:p>38162</text:p>
          </table:table-cell>
          <table:table-cell office:value-type="float" office:value="40275">
            <text:p>40275</text:p>
          </table:table-cell>
          <table:table-cell office:value-type="float" office:value="43372">
            <text:p>43372</text:p>
          </table:table-cell>
          <table:table-cell office:value-type="float" office:value="46015">
            <text:p>46015</text:p>
          </table:table-cell>
          <table:table-cell office:value-type="float" office:value="44368">
            <text:p>44368</text:p>
          </table:table-cell>
          <table:table-cell office:value-type="float" office:value="42974">
            <text:p>42974</text:p>
          </table:table-cell>
          <table:table-cell office:value-type="float" office:value="43248">
            <text:p>43248</text:p>
          </table:table-cell>
          <table:table-cell office:value-type="float" office:value="45983">
            <text:p>45983</text:p>
          </table:table-cell>
          <table:table-cell office:value-type="float" office:value="44238">
            <text:p>44238</text:p>
          </table:table-cell>
          <table:table-cell office:value-type="float" office:value="47665">
            <text:p>47665</text:p>
          </table:table-cell>
          <table:table-cell office:value-type="float" office:value="47095">
            <text:p>47095</text:p>
          </table:table-cell>
          <table:table-cell office:value-type="float" office:value="52272">
            <text:p>52272</text:p>
          </table:table-cell>
          <table:table-cell office:value-type="float" office:value="49712">
            <text:p>49712</text:p>
          </table:table-cell>
          <table:table-cell office:value-type="float" office:value="50415">
            <text:p>50415</text:p>
          </table:table-cell>
          <table:table-cell office:value-type="float" office:value="60447">
            <text:p>60447</text:p>
          </table:table-cell>
          <table:table-cell office:value-type="float" office:value="63272">
            <text:p>63272</text:p>
          </table:table-cell>
          <table:table-cell office:value-type="float" office:value="59524">
            <text:p>59524</text:p>
          </table:table-cell>
          <table:table-cell office:value-type="float" office:value="57594">
            <text:p>57594</text:p>
          </table:table-cell>
          <table:table-cell office:value-type="float" office:value="60645">
            <text:p>60645</text:p>
          </table:table-cell>
          <table:table-cell office:value-type="float" office:value="57916">
            <text:p>57916</text:p>
          </table:table-cell>
          <table:table-cell office:value-type="float" office:value="61583">
            <text:p>61583</text:p>
          </table:table-cell>
          <table:table-cell office:value-type="float" office:value="53607">
            <text:p>53607</text:p>
          </table:table-cell>
          <table:table-cell office:value-type="float" office:value="69346">
            <text:p>69346</text:p>
          </table:table-cell>
          <table:table-cell office:value-type="float" office:value="68724">
            <text:p>68724</text:p>
          </table:table-cell>
          <table:table-cell office:value-type="float" office:value="77204">
            <text:p>77204</text:p>
          </table:table-cell>
          <table:table-cell office:value-type="float" office:value="69759">
            <text:p>69759</text:p>
          </table:table-cell>
          <table:table-cell office:value-type="float" office:value="86030">
            <text:p>86030</text:p>
          </table:table-cell>
          <table:table-cell office:value-type="float" office:value="86334">
            <text:p>86334</text:p>
          </table:table-cell>
          <table:table-cell office:value-type="float" office:value="38898.66">
            <text:p>38898,66</text:p>
          </table:table-cell>
          <table:table-cell office:value-type="float" office:value="39687.52">
            <text:p>39687,52</text:p>
          </table:table-cell>
          <table:table-cell office:value-type="float" office:value="40441.36">
            <text:p>40441,36</text:p>
          </table:table-cell>
          <table:table-cell office:value-type="float" office:value="82633.05">
            <text:p>82633,05</text:p>
          </table:table-cell>
          <table:table-cell office:value-type="float" office:value="92116.22">
            <text:p>92116,22</text:p>
          </table:table-cell>
          <table:table-cell office:value-type="float" office:value="89166.42">
            <text:p>89166,42</text:p>
          </table:table-cell>
          <table:table-cell office:value-type="float" office:value="99971">
            <text:p>99971</text:p>
          </table:table-cell>
          <table:table-cell office:value-type="float" office:value="86423">
            <text:p>86423</text:p>
          </table:table-cell>
          <table:table-cell office:value-type="float" office:value="85035">
            <text:p>85035</text:p>
          </table:table-cell>
          <table:table-cell office:value-type="float" office:value="81251">
            <text:p>81251</text:p>
          </table:table-cell>
          <table:table-cell office:value-type="float" office:value="106259">
            <text:p>106259</text:p>
          </table:table-cell>
          <table:table-cell office:value-type="float" office:value="105376">
            <text:p>105376</text:p>
          </table:table-cell>
          <table:table-cell office:value-type="float" office:value="98252">
            <text:p>98252</text:p>
          </table:table-cell>
          <table:table-cell office:value-type="float" office:value="105075">
            <text:p>105075</text:p>
          </table:table-cell>
          <table:table-cell office:value-type="float" office:value="102101">
            <text:p>102101</text:p>
          </table:table-cell>
          <table:table-cell office:value-type="float" office:value="110351.1">
            <text:p>110351,1</text:p>
          </table:table-cell>
          <table:table-cell office:value-type="float" office:value="112898.5">
            <text:p>112898,5</text:p>
          </table:table-cell>
          <table:table-cell office:value-type="float" office:value="110041">
            <text:p>110041</text:p>
          </table:table-cell>
          <table:table-cell office:value-type="float" office:value="121708.7">
            <text:p>121708,7</text:p>
          </table:table-cell>
          <table:table-cell office:value-type="float" office:value="131187.9">
            <text:p>131187,9</text:p>
          </table:table-cell>
          <table:table-cell office:value-type="float" office:value="115660.9">
            <text:p>115660,9</text:p>
          </table:table-cell>
          <table:table-cell office:value-type="float" office:value="120999">
            <text:p>120999</text:p>
          </table:table-cell>
          <table:table-cell office:value-type="float" office:value="143460">
            <text:p>143460</text:p>
          </table:table-cell>
          <table:table-cell office:value-type="float" office:value="145904">
            <text:p>145904</text:p>
          </table:table-cell>
          <table:table-cell office:value-type="float" office:value="142041.84">
            <text:p>142041,84</text:p>
          </table:table-cell>
          <table:table-cell office:value-type="float" office:value="144555.07">
            <text:p>144555,07</text:p>
          </table:table-cell>
          <table:table-cell office:value-type="float" office:value="140085.11">
            <text:p>140085,11</text:p>
          </table:table-cell>
          <table:table-cell office:value-type="float" office:value="145287.68">
            <text:p>145287,68</text:p>
          </table:table-cell>
          <table:table-cell office:value-type="float" office:value="151044.15">
            <text:p>151044,15</text:p>
          </table:table-cell>
          <table:table-cell office:value-type="float" office:value="147220.46">
            <text:p>147220,46</text:p>
          </table:table-cell>
          <table:table-cell office:value-type="float" office:value="173486.71">
            <text:p>173486,71</text:p>
          </table:table-cell>
          <table:table-cell office:value-type="float" office:value="184637.37">
            <text:p>184637,37</text:p>
          </table:table-cell>
          <table:table-cell office:value-type="float" office:value="155321.47">
            <text:p>155321,47</text:p>
          </table:table-cell>
          <table:table-cell office:value-type="float" office:value="166824">
            <text:p>166824</text:p>
          </table:table-cell>
          <table:table-cell table:number-columns-repeated="907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PINCEN </text:p>
          </table:table-cell>
          <table:table-cell office:value-type="string">
            <text:p>Comuna</text:p>
          </table:table-cell>
          <table:table-cell office:value-type="float" office:value="17235">
            <text:p>17235</text:p>
          </table:table-cell>
          <table:table-cell office:value-type="float" office:value="20225">
            <text:p>20225</text:p>
          </table:table-cell>
          <table:table-cell office:value-type="float" office:value="18298">
            <text:p>18298</text:p>
          </table:table-cell>
          <table:table-cell office:value-type="float" office:value="19310">
            <text:p>19310</text:p>
          </table:table-cell>
          <table:table-cell office:value-type="float" office:value="20795">
            <text:p>20795</text:p>
          </table:table-cell>
          <table:table-cell office:value-type="float" office:value="22063">
            <text:p>22063</text:p>
          </table:table-cell>
          <table:table-cell office:value-type="float" office:value="21273">
            <text:p>21273</text:p>
          </table:table-cell>
          <table:table-cell office:value-type="float" office:value="20605">
            <text:p>20605</text:p>
          </table:table-cell>
          <table:table-cell office:value-type="float" office:value="20736">
            <text:p>20736</text:p>
          </table:table-cell>
          <table:table-cell office:value-type="float" office:value="22047">
            <text:p>22047</text:p>
          </table:table-cell>
          <table:table-cell office:value-type="float" office:value="21210">
            <text:p>21210</text:p>
          </table:table-cell>
          <table:table-cell office:value-type="float" office:value="22854">
            <text:p>22854</text:p>
          </table:table-cell>
          <table:table-cell office:value-type="float" office:value="22580">
            <text:p>22580</text:p>
          </table:table-cell>
          <table:table-cell office:value-type="float" office:value="25062">
            <text:p>25062</text:p>
          </table:table-cell>
          <table:table-cell office:value-type="float" office:value="23835">
            <text:p>23835</text:p>
          </table:table-cell>
          <table:table-cell office:value-type="float" office:value="24172">
            <text:p>24172</text:p>
          </table:table-cell>
          <table:table-cell office:value-type="float" office:value="28982">
            <text:p>28982</text:p>
          </table:table-cell>
          <table:table-cell office:value-type="float" office:value="30337">
            <text:p>30337</text:p>
          </table:table-cell>
          <table:table-cell office:value-type="float" office:value="28540">
            <text:p>28540</text:p>
          </table:table-cell>
          <table:table-cell office:value-type="float" office:value="27614">
            <text:p>27614</text:p>
          </table:table-cell>
          <table:table-cell office:value-type="float" office:value="29077">
            <text:p>29077</text:p>
          </table:table-cell>
          <table:table-cell office:value-type="float" office:value="27769">
            <text:p>27769</text:p>
          </table:table-cell>
          <table:table-cell office:value-type="float" office:value="29527">
            <text:p>29527</text:p>
          </table:table-cell>
          <table:table-cell office:value-type="float" office:value="25703">
            <text:p>25703</text:p>
          </table:table-cell>
          <table:table-cell office:value-type="float" office:value="33249">
            <text:p>33249</text:p>
          </table:table-cell>
          <table:table-cell office:value-type="float" office:value="32950">
            <text:p>32950</text:p>
          </table:table-cell>
          <table:table-cell office:value-type="float" office:value="35324">
            <text:p>35324</text:p>
          </table:table-cell>
          <table:table-cell office:value-type="float" office:value="32898">
            <text:p>32898</text:p>
          </table:table-cell>
          <table:table-cell office:value-type="float" office:value="40572">
            <text:p>40572</text:p>
          </table:table-cell>
          <table:table-cell office:value-type="float" office:value="40715">
            <text:p>40715</text:p>
          </table:table-cell>
          <table:table-cell office:value-type="float" office:value="26516.33">
            <text:p>26516,33</text:p>
          </table:table-cell>
          <table:table-cell office:value-type="float" office:value="27054.08">
            <text:p>27054,08</text:p>
          </table:table-cell>
          <table:table-cell office:value-type="float" office:value="27567.96">
            <text:p>27567,96</text:p>
          </table:table-cell>
          <table:table-cell office:value-type="float" office:value="38969.68">
            <text:p>38969,68</text:p>
          </table:table-cell>
          <table:table-cell office:value-type="float" office:value="43441.93">
            <text:p>43441,93</text:p>
          </table:table-cell>
          <table:table-cell office:value-type="float" office:value="42050.81">
            <text:p>42050,81</text:p>
          </table:table-cell>
          <table:table-cell office:value-type="float" office:value="47146">
            <text:p>47146</text:p>
          </table:table-cell>
          <table:table-cell office:value-type="float" office:value="40757">
            <text:p>40757</text:p>
          </table:table-cell>
          <table:table-cell office:value-type="float" office:value="40102">
            <text:p>40102</text:p>
          </table:table-cell>
          <table:table-cell office:value-type="float" office:value="38318">
            <text:p>38318</text:p>
          </table:table-cell>
          <table:table-cell office:value-type="float" office:value="50111">
            <text:p>50111</text:p>
          </table:table-cell>
          <table:table-cell office:value-type="float" office:value="49695">
            <text:p>49695</text:p>
          </table:table-cell>
          <table:table-cell office:value-type="float" office:value="46336">
            <text:p>46336</text:p>
          </table:table-cell>
          <table:table-cell office:value-type="float" office:value="49553">
            <text:p>49553</text:p>
          </table:table-cell>
          <table:table-cell office:value-type="float" office:value="48151">
            <text:p>48151</text:p>
          </table:table-cell>
          <table:table-cell office:value-type="float" office:value="52041.5">
            <text:p>52041,5</text:p>
          </table:table-cell>
          <table:table-cell office:value-type="float" office:value="53242.8">
            <text:p>53242,8</text:p>
          </table:table-cell>
          <table:table-cell office:value-type="float" office:value="51895.3">
            <text:p>51895,3</text:p>
          </table:table-cell>
          <table:table-cell office:value-type="float" office:value="57397.7">
            <text:p>57397,7</text:p>
          </table:table-cell>
          <table:table-cell office:value-type="float" office:value="61868.1">
            <text:p>61868,1</text:p>
          </table:table-cell>
          <table:table-cell office:value-type="float" office:value="54545.6">
            <text:p>54545,6</text:p>
          </table:table-cell>
          <table:table-cell office:value-type="float" office:value="57063">
            <text:p>57063</text:p>
          </table:table-cell>
          <table:table-cell office:value-type="float" office:value="67656">
            <text:p>67656</text:p>
          </table:table-cell>
          <table:table-cell office:value-type="float" office:value="68808">
            <text:p>68808</text:p>
          </table:table-cell>
          <table:table-cell office:value-type="float" office:value="66986.82">
            <text:p>66986,82</text:p>
          </table:table-cell>
          <table:table-cell office:value-type="float" office:value="68172.05">
            <text:p>68172,05</text:p>
          </table:table-cell>
          <table:table-cell office:value-type="float" office:value="66064.02">
            <text:p>66064,02</text:p>
          </table:table-cell>
          <table:table-cell office:value-type="float" office:value="68517.55">
            <text:p>68517,55</text:p>
          </table:table-cell>
          <table:table-cell office:value-type="float" office:value="71232.3">
            <text:p>71232,3</text:p>
          </table:table-cell>
          <table:table-cell office:value-type="float" office:value="69429.05">
            <text:p>69429,05</text:p>
          </table:table-cell>
          <table:table-cell office:value-type="float" office:value="81816.19">
            <text:p>81816,19</text:p>
          </table:table-cell>
          <table:table-cell office:value-type="float" office:value="87074.83">
            <text:p>87074,83</text:p>
          </table:table-cell>
          <table:table-cell office:value-type="float" office:value="73249.48">
            <text:p>73249,48</text:p>
          </table:table-cell>
          <table:table-cell office:value-type="float" office:value="78674">
            <text:p>78674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PLAZA DE MERCEDES </text:p>
          </table:table-cell>
          <table:table-cell office:value-type="string">
            <text:p>Comuna</text:p>
          </table:table-cell>
          <table:table-cell office:value-type="float" office:value="11836">
            <text:p>11836</text:p>
          </table:table-cell>
          <table:table-cell office:value-type="float" office:value="13888">
            <text:p>13888</text:p>
          </table:table-cell>
          <table:table-cell office:value-type="float" office:value="12565">
            <text:p>12565</text:p>
          </table:table-cell>
          <table:table-cell office:value-type="float" office:value="13261">
            <text:p>13261</text:p>
          </table:table-cell>
          <table:table-cell office:value-type="float" office:value="14280">
            <text:p>14280</text:p>
          </table:table-cell>
          <table:table-cell office:value-type="float" office:value="15151">
            <text:p>15151</text:p>
          </table:table-cell>
          <table:table-cell office:value-type="float" office:value="14608">
            <text:p>14608</text:p>
          </table:table-cell>
          <table:table-cell office:value-type="float" office:value="14149">
            <text:p>14149</text:p>
          </table:table-cell>
          <table:table-cell office:value-type="float" office:value="14239">
            <text:p>14239</text:p>
          </table:table-cell>
          <table:table-cell office:value-type="float" office:value="15140">
            <text:p>15140</text:p>
          </table:table-cell>
          <table:table-cell office:value-type="float" office:value="14565">
            <text:p>14565</text:p>
          </table:table-cell>
          <table:table-cell office:value-type="float" office:value="15694">
            <text:p>15694</text:p>
          </table:table-cell>
          <table:table-cell office:value-type="float" office:value="15506">
            <text:p>15506</text:p>
          </table:table-cell>
          <table:table-cell office:value-type="float" office:value="17211">
            <text:p>17211</text:p>
          </table:table-cell>
          <table:table-cell office:value-type="float" office:value="16368">
            <text:p>16368</text:p>
          </table:table-cell>
          <table:table-cell office:value-type="float" office:value="16599">
            <text:p>16599</text:p>
          </table:table-cell>
          <table:table-cell office:value-type="float" office:value="19902">
            <text:p>19902</text:p>
          </table:table-cell>
          <table:table-cell office:value-type="float" office:value="20832">
            <text:p>20832</text:p>
          </table:table-cell>
          <table:table-cell office:value-type="float" office:value="19598">
            <text:p>19598</text:p>
          </table:table-cell>
          <table:table-cell office:value-type="float" office:value="18963">
            <text:p>18963</text:p>
          </table:table-cell>
          <table:table-cell office:value-type="float" office:value="19967">
            <text:p>19967</text:p>
          </table:table-cell>
          <table:table-cell office:value-type="float" office:value="19069">
            <text:p>19069</text:p>
          </table:table-cell>
          <table:table-cell office:value-type="float" office:value="20276">
            <text:p>20276</text:p>
          </table:table-cell>
          <table:table-cell office:value-type="float" office:value="17650">
            <text:p>17650</text:p>
          </table:table-cell>
          <table:table-cell office:value-type="float" office:value="22832">
            <text:p>22832</text:p>
          </table:table-cell>
          <table:table-cell office:value-type="float" office:value="22627">
            <text:p>22627</text:p>
          </table:table-cell>
          <table:table-cell office:value-type="float" office:value="23746">
            <text:p>23746</text:p>
          </table:table-cell>
          <table:table-cell office:value-type="float" office:value="22426">
            <text:p>22426</text:p>
          </table:table-cell>
          <table:table-cell office:value-type="float" office:value="27657">
            <text:p>27657</text:p>
          </table:table-cell>
          <table:table-cell office:value-type="float" office:value="27755">
            <text:p>27755</text:p>
          </table:table-cell>
          <table:table-cell office:value-type="float" office:value="32751.68">
            <text:p>32751,68</text:p>
          </table:table-cell>
          <table:table-cell office:value-type="float" office:value="33415.88">
            <text:p>33415,88</text:p>
          </table:table-cell>
          <table:table-cell office:value-type="float" office:value="34050.6">
            <text:p>34050,6</text:p>
          </table:table-cell>
          <table:table-cell office:value-type="float" office:value="26564.75">
            <text:p>26564,75</text:p>
          </table:table-cell>
          <table:table-cell office:value-type="float" office:value="29613.38">
            <text:p>29613,38</text:p>
          </table:table-cell>
          <table:table-cell office:value-type="float" office:value="28665.08">
            <text:p>28665,08</text:p>
          </table:table-cell>
          <table:table-cell office:value-type="float" office:value="32139">
            <text:p>32139</text:p>
          </table:table-cell>
          <table:table-cell office:value-type="float" office:value="27783">
            <text:p>27783</text:p>
          </table:table-cell>
          <table:table-cell office:value-type="float" office:value="27337">
            <text:p>27337</text:p>
          </table:table-cell>
          <table:table-cell office:value-type="float" office:value="26121">
            <text:p>26121</text:p>
          </table:table-cell>
          <table:table-cell office:value-type="float" office:value="34160">
            <text:p>34160</text:p>
          </table:table-cell>
          <table:table-cell office:value-type="float" office:value="33876">
            <text:p>33876</text:p>
          </table:table-cell>
          <table:table-cell office:value-type="float" office:value="31586">
            <text:p>31586</text:p>
          </table:table-cell>
          <table:table-cell office:value-type="float" office:value="33779">
            <text:p>33779</text:p>
          </table:table-cell>
          <table:table-cell office:value-type="float" office:value="32823">
            <text:p>32823</text:p>
          </table:table-cell>
          <table:table-cell office:value-type="float" office:value="35475.5">
            <text:p>35475,5</text:p>
          </table:table-cell>
          <table:table-cell office:value-type="float" office:value="36294.4">
            <text:p>36294,4</text:p>
          </table:table-cell>
          <table:table-cell office:value-type="float" office:value="35375.8">
            <text:p>35375,8</text:p>
          </table:table-cell>
          <table:table-cell office:value-type="float" office:value="39126.7">
            <text:p>39126,7</text:p>
          </table:table-cell>
          <table:table-cell office:value-type="float" office:value="42174.1">
            <text:p>42174,1</text:p>
          </table:table-cell>
          <table:table-cell office:value-type="float" office:value="37182.5">
            <text:p>37182,5</text:p>
          </table:table-cell>
          <table:table-cell office:value-type="float" office:value="38899">
            <text:p>38899</text:p>
          </table:table-cell>
          <table:table-cell office:value-type="float" office:value="46119">
            <text:p>46119</text:p>
          </table:table-cell>
          <table:table-cell office:value-type="float" office:value="46905">
            <text:p>46905</text:p>
          </table:table-cell>
          <table:table-cell office:value-type="float" office:value="45663.39">
            <text:p>45663,39</text:p>
          </table:table-cell>
          <table:table-cell office:value-type="float" office:value="46471.34">
            <text:p>46471,34</text:p>
          </table:table-cell>
          <table:table-cell office:value-type="float" office:value="45034.35">
            <text:p>45034,35</text:p>
          </table:table-cell>
          <table:table-cell office:value-type="float" office:value="46706.86">
            <text:p>46706,86</text:p>
          </table:table-cell>
          <table:table-cell office:value-type="float" office:value="48557.44">
            <text:p>48557,44</text:p>
          </table:table-cell>
          <table:table-cell office:value-type="float" office:value="47328.21">
            <text:p>47328,21</text:p>
          </table:table-cell>
          <table:table-cell office:value-type="float" office:value="55772.24">
            <text:p>55772,24</text:p>
          </table:table-cell>
          <table:table-cell office:value-type="float" office:value="59356.94">
            <text:p>59356,94</text:p>
          </table:table-cell>
          <table:table-cell office:value-type="float" office:value="49932.51">
            <text:p>49932,51</text:p>
          </table:table-cell>
          <table:table-cell office:value-type="float" office:value="53630">
            <text:p>53630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PLAZA LUXARDO </text:p>
          </table:table-cell>
          <table:table-cell office:value-type="string">
            <text:p>Comuna</text:p>
          </table:table-cell>
          <table:table-cell office:value-type="float" office:value="14568">
            <text:p>14568</text:p>
          </table:table-cell>
          <table:table-cell office:value-type="float" office:value="17094">
            <text:p>17094</text:p>
          </table:table-cell>
          <table:table-cell office:value-type="float" office:value="15466">
            <text:p>15466</text:p>
          </table:table-cell>
          <table:table-cell office:value-type="float" office:value="16322">
            <text:p>16322</text:p>
          </table:table-cell>
          <table:table-cell office:value-type="float" office:value="17576">
            <text:p>17576</text:p>
          </table:table-cell>
          <table:table-cell office:value-type="float" office:value="18648">
            <text:p>18648</text:p>
          </table:table-cell>
          <table:table-cell office:value-type="float" office:value="17980">
            <text:p>17980</text:p>
          </table:table-cell>
          <table:table-cell office:value-type="float" office:value="17415">
            <text:p>17415</text:p>
          </table:table-cell>
          <table:table-cell office:value-type="float" office:value="17526">
            <text:p>17526</text:p>
          </table:table-cell>
          <table:table-cell office:value-type="float" office:value="18635">
            <text:p>18635</text:p>
          </table:table-cell>
          <table:table-cell office:value-type="float" office:value="17927">
            <text:p>17927</text:p>
          </table:table-cell>
          <table:table-cell office:value-type="float" office:value="19316">
            <text:p>19316</text:p>
          </table:table-cell>
          <table:table-cell office:value-type="float" office:value="19085">
            <text:p>19085</text:p>
          </table:table-cell>
          <table:table-cell office:value-type="float" office:value="21183">
            <text:p>21183</text:p>
          </table:table-cell>
          <table:table-cell office:value-type="float" office:value="20146">
            <text:p>20146</text:p>
          </table:table-cell>
          <table:table-cell office:value-type="float" office:value="20431">
            <text:p>20431</text:p>
          </table:table-cell>
          <table:table-cell office:value-type="float" office:value="24496">
            <text:p>24496</text:p>
          </table:table-cell>
          <table:table-cell office:value-type="float" office:value="25641">
            <text:p>25641</text:p>
          </table:table-cell>
          <table:table-cell office:value-type="float" office:value="24122">
            <text:p>24122</text:p>
          </table:table-cell>
          <table:table-cell office:value-type="float" office:value="23340">
            <text:p>23340</text:p>
          </table:table-cell>
          <table:table-cell office:value-type="float" office:value="24576">
            <text:p>24576</text:p>
          </table:table-cell>
          <table:table-cell office:value-type="float" office:value="23471">
            <text:p>23471</text:p>
          </table:table-cell>
          <table:table-cell office:value-type="float" office:value="24957">
            <text:p>24957</text:p>
          </table:table-cell>
          <table:table-cell office:value-type="float" office:value="21725">
            <text:p>21725</text:p>
          </table:table-cell>
          <table:table-cell office:value-type="float" office:value="28103">
            <text:p>28103</text:p>
          </table:table-cell>
          <table:table-cell office:value-type="float" office:value="27850">
            <text:p>27850</text:p>
          </table:table-cell>
          <table:table-cell office:value-type="float" office:value="29527">
            <text:p>29527</text:p>
          </table:table-cell>
          <table:table-cell office:value-type="float" office:value="27699">
            <text:p>27699</text:p>
          </table:table-cell>
          <table:table-cell office:value-type="float" office:value="34160">
            <text:p>34160</text:p>
          </table:table-cell>
          <table:table-cell office:value-type="float" office:value="34281">
            <text:p>34281</text:p>
          </table:table-cell>
          <table:table-cell office:value-type="float" office:value="69358.89">
            <text:p>69358,89</text:p>
          </table:table-cell>
          <table:table-cell office:value-type="float" office:value="70765.48">
            <text:p>70765,48</text:p>
          </table:table-cell>
          <table:table-cell office:value-type="float" office:value="72109.63">
            <text:p>72109,63</text:p>
          </table:table-cell>
          <table:table-cell office:value-type="float" office:value="32811.48">
            <text:p>32811,48</text:p>
          </table:table-cell>
          <table:table-cell office:value-type="float" office:value="36577">
            <text:p>36577</text:p>
          </table:table-cell>
          <table:table-cell office:value-type="float" office:value="35405.71">
            <text:p>35405,71</text:p>
          </table:table-cell>
          <table:table-cell office:value-type="float" office:value="39696">
            <text:p>39696</text:p>
          </table:table-cell>
          <table:table-cell office:value-type="float" office:value="34316">
            <text:p>34316</text:p>
          </table:table-cell>
          <table:table-cell office:value-type="float" office:value="33765">
            <text:p>33765</text:p>
          </table:table-cell>
          <table:table-cell office:value-type="float" office:value="32263">
            <text:p>32263</text:p>
          </table:table-cell>
          <table:table-cell office:value-type="float" office:value="42193">
            <text:p>42193</text:p>
          </table:table-cell>
          <table:table-cell office:value-type="float" office:value="41842">
            <text:p>41842</text:p>
          </table:table-cell>
          <table:table-cell office:value-type="float" office:value="39013">
            <text:p>39013</text:p>
          </table:table-cell>
          <table:table-cell office:value-type="float" office:value="41722">
            <text:p>41722</text:p>
          </table:table-cell>
          <table:table-cell office:value-type="float" office:value="40542">
            <text:p>40542</text:p>
          </table:table-cell>
          <table:table-cell office:value-type="float" office:value="43817.6">
            <text:p>43817,6</text:p>
          </table:table-cell>
          <table:table-cell office:value-type="float" office:value="44829.1">
            <text:p>44829,1</text:p>
          </table:table-cell>
          <table:table-cell office:value-type="float" office:value="43694.5">
            <text:p>43694,5</text:p>
          </table:table-cell>
          <table:table-cell office:value-type="float" office:value="48327.4">
            <text:p>48327,4</text:p>
          </table:table-cell>
          <table:table-cell office:value-type="float" office:value="52091.4">
            <text:p>52091,4</text:p>
          </table:table-cell>
          <table:table-cell office:value-type="float" office:value="45926">
            <text:p>45926</text:p>
          </table:table-cell>
          <table:table-cell office:value-type="float" office:value="48046">
            <text:p>48046</text:p>
          </table:table-cell>
          <table:table-cell office:value-type="float" office:value="56964">
            <text:p>56964</text:p>
          </table:table-cell>
          <table:table-cell office:value-type="float" office:value="57935">
            <text:p>57935</text:p>
          </table:table-cell>
          <table:table-cell office:value-type="float" office:value="56401.19">
            <text:p>56401,19</text:p>
          </table:table-cell>
          <table:table-cell office:value-type="float" office:value="57399.13">
            <text:p>57399,13</text:p>
          </table:table-cell>
          <table:table-cell office:value-type="float" office:value="55624.23">
            <text:p>55624,23</text:p>
          </table:table-cell>
          <table:table-cell office:value-type="float" office:value="57690.03">
            <text:p>57690,03</text:p>
          </table:table-cell>
          <table:table-cell office:value-type="float" office:value="59975.78">
            <text:p>59975,78</text:p>
          </table:table-cell>
          <table:table-cell office:value-type="float" office:value="58457.49">
            <text:p>58457,49</text:p>
          </table:table-cell>
          <table:table-cell office:value-type="float" office:value="68887.15">
            <text:p>68887,15</text:p>
          </table:table-cell>
          <table:table-cell office:value-type="float" office:value="73314.79">
            <text:p>73314,79</text:p>
          </table:table-cell>
          <table:table-cell office:value-type="float" office:value="61674.2">
            <text:p>61674,2</text:p>
          </table:table-cell>
          <table:table-cell office:value-type="float" office:value="66241">
            <text:p>66241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POTRERO DE GARAY </text:p>
          </table:table-cell>
          <table:table-cell office:value-type="string">
            <text:p>Comuna</text:p>
          </table:table-cell>
          <table:table-cell office:value-type="float" office:value="31463">
            <text:p>31463</text:p>
          </table:table-cell>
          <table:table-cell office:value-type="float" office:value="36919">
            <text:p>36919</text:p>
          </table:table-cell>
          <table:table-cell office:value-type="float" office:value="33402">
            <text:p>33402</text:p>
          </table:table-cell>
          <table:table-cell office:value-type="float" office:value="35251">
            <text:p>35251</text:p>
          </table:table-cell>
          <table:table-cell office:value-type="float" office:value="37962">
            <text:p>37962</text:p>
          </table:table-cell>
          <table:table-cell office:value-type="float" office:value="40275">
            <text:p>40275</text:p>
          </table:table-cell>
          <table:table-cell office:value-type="float" office:value="38834">
            <text:p>38834</text:p>
          </table:table-cell>
          <table:table-cell office:value-type="float" office:value="37613">
            <text:p>37613</text:p>
          </table:table-cell>
          <table:table-cell office:value-type="float" office:value="37853">
            <text:p>37853</text:p>
          </table:table-cell>
          <table:table-cell office:value-type="float" office:value="40247">
            <text:p>40247</text:p>
          </table:table-cell>
          <table:table-cell office:value-type="float" office:value="38719">
            <text:p>38719</text:p>
          </table:table-cell>
          <table:table-cell office:value-type="float" office:value="41719">
            <text:p>41719</text:p>
          </table:table-cell>
          <table:table-cell office:value-type="float" office:value="41220">
            <text:p>41220</text:p>
          </table:table-cell>
          <table:table-cell office:value-type="float" office:value="45751">
            <text:p>45751</text:p>
          </table:table-cell>
          <table:table-cell office:value-type="float" office:value="43510">
            <text:p>43510</text:p>
          </table:table-cell>
          <table:table-cell office:value-type="float" office:value="44125">
            <text:p>44125</text:p>
          </table:table-cell>
          <table:table-cell office:value-type="float" office:value="52906">
            <text:p>52906</text:p>
          </table:table-cell>
          <table:table-cell office:value-type="float" office:value="55379">
            <text:p>55379</text:p>
          </table:table-cell>
          <table:table-cell office:value-type="float" office:value="52098">
            <text:p>52098</text:p>
          </table:table-cell>
          <table:table-cell office:value-type="float" office:value="50409">
            <text:p>50409</text:p>
          </table:table-cell>
          <table:table-cell office:value-type="float" office:value="53080">
            <text:p>53080</text:p>
          </table:table-cell>
          <table:table-cell office:value-type="float" office:value="50691">
            <text:p>50691</text:p>
          </table:table-cell>
          <table:table-cell office:value-type="float" office:value="53900">
            <text:p>53900</text:p>
          </table:table-cell>
          <table:table-cell office:value-type="float" office:value="46921">
            <text:p>46921</text:p>
          </table:table-cell>
          <table:table-cell office:value-type="float" office:value="60696">
            <text:p>60696</text:p>
          </table:table-cell>
          <table:table-cell office:value-type="float" office:value="60151">
            <text:p>60151</text:p>
          </table:table-cell>
          <table:table-cell office:value-type="float" office:value="60177">
            <text:p>60177</text:p>
          </table:table-cell>
          <table:table-cell office:value-type="float" office:value="58659">
            <text:p>58659</text:p>
          </table:table-cell>
          <table:table-cell office:value-type="float" office:value="72342">
            <text:p>72342</text:p>
          </table:table-cell>
          <table:table-cell office:value-type="float" office:value="72598">
            <text:p>72598</text:p>
          </table:table-cell>
          <table:table-cell office:value-type="float" office:value="55299.02">
            <text:p>55299,02</text:p>
          </table:table-cell>
          <table:table-cell office:value-type="float" office:value="56420.48">
            <text:p>56420,48</text:p>
          </table:table-cell>
          <table:table-cell office:value-type="float" office:value="57492.15">
            <text:p>57492,15</text:p>
          </table:table-cell>
          <table:table-cell office:value-type="float" office:value="69485.52">
            <text:p>69485,52</text:p>
          </table:table-cell>
          <table:table-cell office:value-type="float" office:value="77459.85">
            <text:p>77459,85</text:p>
          </table:table-cell>
          <table:table-cell office:value-type="float" office:value="74979.38">
            <text:p>74979,38</text:p>
          </table:table-cell>
          <table:table-cell office:value-type="float" office:value="84065">
            <text:p>84065</text:p>
          </table:table-cell>
          <table:table-cell office:value-type="float" office:value="72673">
            <text:p>72673</text:p>
          </table:table-cell>
          <table:table-cell office:value-type="float" office:value="71505">
            <text:p>71505</text:p>
          </table:table-cell>
          <table:table-cell office:value-type="float" office:value="68324">
            <text:p>68324</text:p>
          </table:table-cell>
          <table:table-cell office:value-type="float" office:value="89352">
            <text:p>89352</text:p>
          </table:table-cell>
          <table:table-cell office:value-type="float" office:value="88610">
            <text:p>88610</text:p>
          </table:table-cell>
          <table:table-cell office:value-type="float" office:value="82619">
            <text:p>82619</text:p>
          </table:table-cell>
          <table:table-cell office:value-type="float" office:value="88356">
            <text:p>88356</text:p>
          </table:table-cell>
          <table:table-cell office:value-type="float" office:value="85856">
            <text:p>85856</text:p>
          </table:table-cell>
          <table:table-cell office:value-type="float" office:value="92793.5">
            <text:p>92793,5</text:p>
          </table:table-cell>
          <table:table-cell office:value-type="float" office:value="94935.5">
            <text:p>94935,5</text:p>
          </table:table-cell>
          <table:table-cell office:value-type="float" office:value="92532.7">
            <text:p>92532,7</text:p>
          </table:table-cell>
          <table:table-cell office:value-type="float" office:value="102343.9">
            <text:p>102343,9</text:p>
          </table:table-cell>
          <table:table-cell office:value-type="float" office:value="110314.9">
            <text:p>110314,9</text:p>
          </table:table-cell>
          <table:table-cell office:value-type="float" office:value="97258.4">
            <text:p>97258,4</text:p>
          </table:table-cell>
          <table:table-cell office:value-type="float" office:value="101747">
            <text:p>101747</text:p>
          </table:table-cell>
          <table:table-cell office:value-type="float" office:value="120634">
            <text:p>120634</text:p>
          </table:table-cell>
          <table:table-cell office:value-type="float" office:value="122690">
            <text:p>122690</text:p>
          </table:table-cell>
          <table:table-cell office:value-type="float" office:value="119441.93">
            <text:p>119441,93</text:p>
          </table:table-cell>
          <table:table-cell office:value-type="float" office:value="121555.29">
            <text:p>121555,29</text:p>
          </table:table-cell>
          <table:table-cell office:value-type="float" office:value="117796.53">
            <text:p>117796,53</text:p>
          </table:table-cell>
          <table:table-cell office:value-type="float" office:value="122171.33">
            <text:p>122171,33</text:p>
          </table:table-cell>
          <table:table-cell office:value-type="float" office:value="127011.91">
            <text:p>127011,91</text:p>
          </table:table-cell>
          <table:table-cell office:value-type="float" office:value="123796.59">
            <text:p>123796,59</text:p>
          </table:table-cell>
          <table:table-cell office:value-type="float" office:value="145883.69">
            <text:p>145883,69</text:p>
          </table:table-cell>
          <table:table-cell office:value-type="float" office:value="155260.19">
            <text:p>155260,19</text:p>
          </table:table-cell>
          <table:table-cell office:value-type="float" office:value="130608.68">
            <text:p>130608,68</text:p>
          </table:table-cell>
          <table:table-cell office:value-type="float" office:value="140281">
            <text:p>140281</text:p>
          </table:table-cell>
          <table:table-cell table:number-columns-repeated="907"/>
        </table:table-row>
        <table:table-row table:style-name="ro2">
          <table:table-cell office:value-type="string">
            <text:p>SOBREMONTE</text:p>
          </table:table-cell>
          <table:table-cell office:value-type="string">
            <text:p>POZO NUEVO </text:p>
          </table:table-cell>
          <table:table-cell office:value-type="string">
            <text:p>Comuna</text:p>
          </table:table-cell>
          <table:table-cell office:value-type="float" office:value="24425">
            <text:p>24425</text:p>
          </table:table-cell>
          <table:table-cell office:value-type="float" office:value="28660">
            <text:p>28660</text:p>
          </table:table-cell>
          <table:table-cell office:value-type="float" office:value="25929">
            <text:p>25929</text:p>
          </table:table-cell>
          <table:table-cell office:value-type="float" office:value="27366">
            <text:p>27366</text:p>
          </table:table-cell>
          <table:table-cell office:value-type="float" office:value="29469">
            <text:p>29469</text:p>
          </table:table-cell>
          <table:table-cell office:value-type="float" office:value="31265">
            <text:p>31265</text:p>
          </table:table-cell>
          <table:table-cell office:value-type="float" office:value="30146">
            <text:p>30146</text:p>
          </table:table-cell>
          <table:table-cell office:value-type="float" office:value="29199">
            <text:p>29199</text:p>
          </table:table-cell>
          <table:table-cell office:value-type="float" office:value="29385">
            <text:p>29385</text:p>
          </table:table-cell>
          <table:table-cell office:value-type="float" office:value="31243">
            <text:p>31243</text:p>
          </table:table-cell>
          <table:table-cell office:value-type="float" office:value="30057">
            <text:p>30057</text:p>
          </table:table-cell>
          <table:table-cell office:value-type="float" office:value="32386">
            <text:p>32386</text:p>
          </table:table-cell>
          <table:table-cell office:value-type="float" office:value="31998">
            <text:p>31998</text:p>
          </table:table-cell>
          <table:table-cell office:value-type="float" office:value="35516">
            <text:p>35516</text:p>
          </table:table-cell>
          <table:table-cell office:value-type="float" office:value="33777">
            <text:p>33777</text:p>
          </table:table-cell>
          <table:table-cell office:value-type="float" office:value="34254">
            <text:p>34254</text:p>
          </table:table-cell>
          <table:table-cell office:value-type="float" office:value="41070">
            <text:p>41070</text:p>
          </table:table-cell>
          <table:table-cell office:value-type="float" office:value="42990">
            <text:p>42990</text:p>
          </table:table-cell>
          <table:table-cell office:value-type="float" office:value="40443">
            <text:p>40443</text:p>
          </table:table-cell>
          <table:table-cell office:value-type="float" office:value="39132">
            <text:p>39132</text:p>
          </table:table-cell>
          <table:table-cell office:value-type="float" office:value="41205">
            <text:p>41205</text:p>
          </table:table-cell>
          <table:table-cell office:value-type="float" office:value="39351">
            <text:p>39351</text:p>
          </table:table-cell>
          <table:table-cell office:value-type="float" office:value="41842">
            <text:p>41842</text:p>
          </table:table-cell>
          <table:table-cell office:value-type="float" office:value="36423">
            <text:p>36423</text:p>
          </table:table-cell>
          <table:table-cell office:value-type="float" office:value="47117">
            <text:p>47117</text:p>
          </table:table-cell>
          <table:table-cell office:value-type="float" office:value="46694">
            <text:p>46694</text:p>
          </table:table-cell>
          <table:table-cell office:value-type="float" office:value="50516">
            <text:p>50516</text:p>
          </table:table-cell>
          <table:table-cell office:value-type="float" office:value="46768">
            <text:p>46768</text:p>
          </table:table-cell>
          <table:table-cell office:value-type="float" office:value="57677">
            <text:p>57677</text:p>
          </table:table-cell>
          <table:table-cell office:value-type="float" office:value="57881">
            <text:p>57881</text:p>
          </table:table-cell>
          <table:table-cell office:value-type="float" office:value="28320.92">
            <text:p>28320,92</text:p>
          </table:table-cell>
          <table:table-cell office:value-type="float" office:value="28895.27">
            <text:p>28895,27</text:p>
          </table:table-cell>
          <table:table-cell office:value-type="float" office:value="29444.12">
            <text:p>29444,12</text:p>
          </table:table-cell>
          <table:table-cell office:value-type="float" office:value="55399.98">
            <text:p>55399,98</text:p>
          </table:table-cell>
          <table:table-cell office:value-type="float" office:value="61757.82">
            <text:p>61757,82</text:p>
          </table:table-cell>
          <table:table-cell office:value-type="float" office:value="59780.17">
            <text:p>59780,17</text:p>
          </table:table-cell>
          <table:table-cell office:value-type="float" office:value="67024">
            <text:p>67024</text:p>
          </table:table-cell>
          <table:table-cell office:value-type="float" office:value="57941">
            <text:p>57941</text:p>
          </table:table-cell>
          <table:table-cell office:value-type="float" office:value="57010">
            <text:p>57010</text:p>
          </table:table-cell>
          <table:table-cell office:value-type="float" office:value="54474">
            <text:p>54474</text:p>
          </table:table-cell>
          <table:table-cell office:value-type="float" office:value="71239">
            <text:p>71239</text:p>
          </table:table-cell>
          <table:table-cell office:value-type="float" office:value="70647">
            <text:p>70647</text:p>
          </table:table-cell>
          <table:table-cell office:value-type="float" office:value="65871">
            <text:p>65871</text:p>
          </table:table-cell>
          <table:table-cell office:value-type="float" office:value="70446">
            <text:p>70446</text:p>
          </table:table-cell>
          <table:table-cell office:value-type="float" office:value="68452">
            <text:p>68452</text:p>
          </table:table-cell>
          <table:table-cell office:value-type="float" office:value="73983.1">
            <text:p>73983,1</text:p>
          </table:table-cell>
          <table:table-cell office:value-type="float" office:value="75691">
            <text:p>75691</text:p>
          </table:table-cell>
          <table:table-cell office:value-type="float" office:value="73775.2">
            <text:p>73775,2</text:p>
          </table:table-cell>
          <table:table-cell office:value-type="float" office:value="81597.6">
            <text:p>81597,6</text:p>
          </table:table-cell>
          <table:table-cell office:value-type="float" office:value="87952.8">
            <text:p>87952,8</text:p>
          </table:table-cell>
          <table:table-cell office:value-type="float" office:value="77543">
            <text:p>77543</text:p>
          </table:table-cell>
          <table:table-cell office:value-type="float" office:value="81122">
            <text:p>81122</text:p>
          </table:table-cell>
          <table:table-cell office:value-type="float" office:value="96180">
            <text:p>96180</text:p>
          </table:table-cell>
          <table:table-cell office:value-type="float" office:value="97819">
            <text:p>97819</text:p>
          </table:table-cell>
          <table:table-cell office:value-type="float" office:value="95229.64">
            <text:p>95229,64</text:p>
          </table:table-cell>
          <table:table-cell office:value-type="float" office:value="96914.59">
            <text:p>96914,59</text:p>
          </table:table-cell>
          <table:table-cell office:value-type="float" office:value="93917.78">
            <text:p>93917,78</text:p>
          </table:table-cell>
          <table:table-cell office:value-type="float" office:value="97405.75">
            <text:p>97405,75</text:p>
          </table:table-cell>
          <table:table-cell office:value-type="float" office:value="101265.09">
            <text:p>101265,09</text:p>
          </table:table-cell>
          <table:table-cell office:value-type="float" office:value="98701.56">
            <text:p>98701,56</text:p>
          </table:table-cell>
          <table:table-cell office:value-type="float" office:value="116311">
            <text:p>116311</text:p>
          </table:table-cell>
          <table:table-cell office:value-type="float" office:value="123787">
            <text:p>123787</text:p>
          </table:table-cell>
          <table:table-cell office:value-type="float" office:value="104132">
            <text:p>104132</text:p>
          </table:table-cell>
          <table:table-cell office:value-type="float" office:value="111844">
            <text:p>111844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PUESTO DE CASTRO </text:p>
          </table:table-cell>
          <table:table-cell office:value-type="string">
            <text:p>Comuna</text:p>
          </table:table-cell>
          <table:table-cell office:value-type="float" office:value="12532">
            <text:p>12532</text:p>
          </table:table-cell>
          <table:table-cell office:value-type="float" office:value="14706">
            <text:p>14706</text:p>
          </table:table-cell>
          <table:table-cell office:value-type="float" office:value="13305">
            <text:p>13305</text:p>
          </table:table-cell>
          <table:table-cell office:value-type="float" office:value="14041">
            <text:p>14041</text:p>
          </table:table-cell>
          <table:table-cell office:value-type="float" office:value="15121">
            <text:p>15121</text:p>
          </table:table-cell>
          <table:table-cell office:value-type="float" office:value="16042">
            <text:p>16042</text:p>
          </table:table-cell>
          <table:table-cell office:value-type="float" office:value="15468">
            <text:p>15468</text:p>
          </table:table-cell>
          <table:table-cell office:value-type="float" office:value="14982">
            <text:p>14982</text:p>
          </table:table-cell>
          <table:table-cell office:value-type="float" office:value="15078">
            <text:p>15078</text:p>
          </table:table-cell>
          <table:table-cell office:value-type="float" office:value="16031">
            <text:p>16031</text:p>
          </table:table-cell>
          <table:table-cell office:value-type="float" office:value="15423">
            <text:p>15423</text:p>
          </table:table-cell>
          <table:table-cell office:value-type="float" office:value="16618">
            <text:p>16618</text:p>
          </table:table-cell>
          <table:table-cell office:value-type="float" office:value="16419">
            <text:p>16419</text:p>
          </table:table-cell>
          <table:table-cell office:value-type="float" office:value="18224">
            <text:p>18224</text:p>
          </table:table-cell>
          <table:table-cell office:value-type="float" office:value="17331">
            <text:p>17331</text:p>
          </table:table-cell>
          <table:table-cell office:value-type="float" office:value="17576">
            <text:p>17576</text:p>
          </table:table-cell>
          <table:table-cell office:value-type="float" office:value="21074">
            <text:p>21074</text:p>
          </table:table-cell>
          <table:table-cell office:value-type="float" office:value="22059">
            <text:p>22059</text:p>
          </table:table-cell>
          <table:table-cell office:value-type="float" office:value="20752">
            <text:p>20752</text:p>
          </table:table-cell>
          <table:table-cell office:value-type="float" office:value="20079">
            <text:p>20079</text:p>
          </table:table-cell>
          <table:table-cell office:value-type="float" office:value="21143">
            <text:p>21143</text:p>
          </table:table-cell>
          <table:table-cell office:value-type="float" office:value="20191">
            <text:p>20191</text:p>
          </table:table-cell>
          <table:table-cell office:value-type="float" office:value="21470">
            <text:p>21470</text:p>
          </table:table-cell>
          <table:table-cell office:value-type="float" office:value="18689">
            <text:p>18689</text:p>
          </table:table-cell>
          <table:table-cell office:value-type="float" office:value="24176">
            <text:p>24176</text:p>
          </table:table-cell>
          <table:table-cell office:value-type="float" office:value="23959">
            <text:p>23959</text:p>
          </table:table-cell>
          <table:table-cell office:value-type="float" office:value="25780">
            <text:p>25780</text:p>
          </table:table-cell>
          <table:table-cell office:value-type="float" office:value="23952">
            <text:p>23952</text:p>
          </table:table-cell>
          <table:table-cell office:value-type="float" office:value="29539">
            <text:p>29539</text:p>
          </table:table-cell>
          <table:table-cell office:value-type="float" office:value="29643">
            <text:p>29643</text:p>
          </table:table-cell>
          <table:table-cell office:value-type="float" office:value="29837.56">
            <text:p>29837,56</text:p>
          </table:table-cell>
          <table:table-cell office:value-type="float" office:value="30442.67">
            <text:p>30442,67</text:p>
          </table:table-cell>
          <table:table-cell office:value-type="float" office:value="31020.91">
            <text:p>31020,91</text:p>
          </table:table-cell>
          <table:table-cell office:value-type="float" office:value="28372.63">
            <text:p>28372,63</text:p>
          </table:table-cell>
          <table:table-cell office:value-type="float" office:value="31628.74">
            <text:p>31628,74</text:p>
          </table:table-cell>
          <table:table-cell office:value-type="float" office:value="30615.91">
            <text:p>30615,91</text:p>
          </table:table-cell>
          <table:table-cell office:value-type="float" office:value="34326">
            <text:p>34326</text:p>
          </table:table-cell>
          <table:table-cell office:value-type="float" office:value="29674">
            <text:p>29674</text:p>
          </table:table-cell>
          <table:table-cell office:value-type="float" office:value="29197">
            <text:p>29197</text:p>
          </table:table-cell>
          <table:table-cell office:value-type="float" office:value="27898">
            <text:p>27898</text:p>
          </table:table-cell>
          <table:table-cell office:value-type="float" office:value="36485">
            <text:p>36485</text:p>
          </table:table-cell>
          <table:table-cell office:value-type="float" office:value="36181">
            <text:p>36181</text:p>
          </table:table-cell>
          <table:table-cell office:value-type="float" office:value="33735">
            <text:p>33735</text:p>
          </table:table-cell>
          <table:table-cell office:value-type="float" office:value="36078">
            <text:p>36078</text:p>
          </table:table-cell>
          <table:table-cell office:value-type="float" office:value="35057">
            <text:p>35057</text:p>
          </table:table-cell>
          <table:table-cell office:value-type="float" office:value="37889.8">
            <text:p>37889,8</text:p>
          </table:table-cell>
          <table:table-cell office:value-type="float" office:value="38764.5">
            <text:p>38764,5</text:p>
          </table:table-cell>
          <table:table-cell office:value-type="float" office:value="37783.4">
            <text:p>37783,4</text:p>
          </table:table-cell>
          <table:table-cell office:value-type="float" office:value="41789.5">
            <text:p>41789,5</text:p>
          </table:table-cell>
          <table:table-cell office:value-type="float" office:value="45044.3">
            <text:p>45044,3</text:p>
          </table:table-cell>
          <table:table-cell office:value-type="float" office:value="39713">
            <text:p>39713</text:p>
          </table:table-cell>
          <table:table-cell office:value-type="float" office:value="41546">
            <text:p>41546</text:p>
          </table:table-cell>
          <table:table-cell office:value-type="float" office:value="49258">
            <text:p>49258</text:p>
          </table:table-cell>
          <table:table-cell office:value-type="float" office:value="50097">
            <text:p>50097</text:p>
          </table:table-cell>
          <table:table-cell office:value-type="float" office:value="48771.05">
            <text:p>48771,05</text:p>
          </table:table-cell>
          <table:table-cell office:value-type="float" office:value="49633.98">
            <text:p>49633,98</text:p>
          </table:table-cell>
          <table:table-cell office:value-type="float" office:value="48099.19">
            <text:p>48099,19</text:p>
          </table:table-cell>
          <table:table-cell office:value-type="float" office:value="49885.53">
            <text:p>49885,53</text:p>
          </table:table-cell>
          <table:table-cell office:value-type="float" office:value="51862.05">
            <text:p>51862,05</text:p>
          </table:table-cell>
          <table:table-cell office:value-type="float" office:value="50549.16">
            <text:p>50549,16</text:p>
          </table:table-cell>
          <table:table-cell office:value-type="float" office:value="59567.86">
            <text:p>59567,86</text:p>
          </table:table-cell>
          <table:table-cell office:value-type="float" office:value="63396.51">
            <text:p>63396,51</text:p>
          </table:table-cell>
          <table:table-cell office:value-type="float" office:value="53330.7">
            <text:p>53330,7</text:p>
          </table:table-cell>
          <table:table-cell office:value-type="float" office:value="57280">
            <text:p>57280</text:p>
          </table:table-cell>
          <table:table-cell table:number-columns-repeated="907"/>
        </table:table-row>
        <table:table-row table:style-name="ro2">
          <table:table-cell office:value-type="string">
            <text:p>TERCERO ARRIBA</text:p>
          </table:table-cell>
          <table:table-cell office:value-type="string">
            <text:p>PUNTA DEL AGUA </text:p>
          </table:table-cell>
          <table:table-cell office:value-type="string">
            <text:p>Comuna</text:p>
          </table:table-cell>
          <table:table-cell office:value-type="float" office:value="13582">
            <text:p>13582</text:p>
          </table:table-cell>
          <table:table-cell office:value-type="float" office:value="15937">
            <text:p>15937</text:p>
          </table:table-cell>
          <table:table-cell office:value-type="float" office:value="14419">
            <text:p>14419</text:p>
          </table:table-cell>
          <table:table-cell office:value-type="float" office:value="15216">
            <text:p>15216</text:p>
          </table:table-cell>
          <table:table-cell office:value-type="float" office:value="16386">
            <text:p>16386</text:p>
          </table:table-cell>
          <table:table-cell office:value-type="float" office:value="17385">
            <text:p>17385</text:p>
          </table:table-cell>
          <table:table-cell office:value-type="float" office:value="16763">
            <text:p>16763</text:p>
          </table:table-cell>
          <table:table-cell office:value-type="float" office:value="16236">
            <text:p>16236</text:p>
          </table:table-cell>
          <table:table-cell office:value-type="float" office:value="16340">
            <text:p>16340</text:p>
          </table:table-cell>
          <table:table-cell office:value-type="float" office:value="17373">
            <text:p>17373</text:p>
          </table:table-cell>
          <table:table-cell office:value-type="float" office:value="16714">
            <text:p>16714</text:p>
          </table:table-cell>
          <table:table-cell office:value-type="float" office:value="18009">
            <text:p>18009</text:p>
          </table:table-cell>
          <table:table-cell office:value-type="float" office:value="17793">
            <text:p>17793</text:p>
          </table:table-cell>
          <table:table-cell office:value-type="float" office:value="19749">
            <text:p>19749</text:p>
          </table:table-cell>
          <table:table-cell office:value-type="float" office:value="18782">
            <text:p>18782</text:p>
          </table:table-cell>
          <table:table-cell office:value-type="float" office:value="19047">
            <text:p>19047</text:p>
          </table:table-cell>
          <table:table-cell office:value-type="float" office:value="22838">
            <text:p>22838</text:p>
          </table:table-cell>
          <table:table-cell office:value-type="float" office:value="23905">
            <text:p>23905</text:p>
          </table:table-cell>
          <table:table-cell office:value-type="float" office:value="22489">
            <text:p>22489</text:p>
          </table:table-cell>
          <table:table-cell office:value-type="float" office:value="21760">
            <text:p>21760</text:p>
          </table:table-cell>
          <table:table-cell office:value-type="float" office:value="22913">
            <text:p>22913</text:p>
          </table:table-cell>
          <table:table-cell office:value-type="float" office:value="21882">
            <text:p>21882</text:p>
          </table:table-cell>
          <table:table-cell office:value-type="float" office:value="23267">
            <text:p>23267</text:p>
          </table:table-cell>
          <table:table-cell office:value-type="float" office:value="20254">
            <text:p>20254</text:p>
          </table:table-cell>
          <table:table-cell office:value-type="float" office:value="26200">
            <text:p>26200</text:p>
          </table:table-cell>
          <table:table-cell office:value-type="float" office:value="25965">
            <text:p>25965</text:p>
          </table:table-cell>
          <table:table-cell office:value-type="float" office:value="25709">
            <text:p>25709</text:p>
          </table:table-cell>
          <table:table-cell office:value-type="float" office:value="25235">
            <text:p>25235</text:p>
          </table:table-cell>
          <table:table-cell office:value-type="float" office:value="31121">
            <text:p>31121</text:p>
          </table:table-cell>
          <table:table-cell office:value-type="float" office:value="31231">
            <text:p>31231</text:p>
          </table:table-cell>
          <table:table-cell office:value-type="float" office:value="47935.31">
            <text:p>47935,31</text:p>
          </table:table-cell>
          <table:table-cell office:value-type="float" office:value="48907.44">
            <text:p>48907,44</text:p>
          </table:table-cell>
          <table:table-cell office:value-type="float" office:value="49836.41">
            <text:p>49836,41</text:p>
          </table:table-cell>
          <table:table-cell office:value-type="float" office:value="29892.04">
            <text:p>29892,04</text:p>
          </table:table-cell>
          <table:table-cell office:value-type="float" office:value="33322.52">
            <text:p>33322,52</text:p>
          </table:table-cell>
          <table:table-cell office:value-type="float" office:value="32255.45">
            <text:p>32255,45</text:p>
          </table:table-cell>
          <table:table-cell office:value-type="float" office:value="36164">
            <text:p>36164</text:p>
          </table:table-cell>
          <table:table-cell office:value-type="float" office:value="31263">
            <text:p>31263</text:p>
          </table:table-cell>
          <table:table-cell office:value-type="float" office:value="30761">
            <text:p>30761</text:p>
          </table:table-cell>
          <table:table-cell office:value-type="float" office:value="29392">
            <text:p>29392</text:p>
          </table:table-cell>
          <table:table-cell office:value-type="float" office:value="38438">
            <text:p>38438</text:p>
          </table:table-cell>
          <table:table-cell office:value-type="float" office:value="38119">
            <text:p>38119</text:p>
          </table:table-cell>
          <table:table-cell office:value-type="float" office:value="35542">
            <text:p>35542</text:p>
          </table:table-cell>
          <table:table-cell office:value-type="float" office:value="38010">
            <text:p>38010</text:p>
          </table:table-cell>
          <table:table-cell office:value-type="float" office:value="36934">
            <text:p>36934</text:p>
          </table:table-cell>
          <table:table-cell office:value-type="float" office:value="39918.9">
            <text:p>39918,9</text:p>
          </table:table-cell>
          <table:table-cell office:value-type="float" office:value="40840.4">
            <text:p>40840,4</text:p>
          </table:table-cell>
          <table:table-cell office:value-type="float" office:value="39806.7">
            <text:p>39806,7</text:p>
          </table:table-cell>
          <table:table-cell office:value-type="float" office:value="44027.4">
            <text:p>44027,4</text:p>
          </table:table-cell>
          <table:table-cell office:value-type="float" office:value="47456.5">
            <text:p>47456,5</text:p>
          </table:table-cell>
          <table:table-cell office:value-type="float" office:value="41839.7">
            <text:p>41839,7</text:p>
          </table:table-cell>
          <table:table-cell office:value-type="float" office:value="43771">
            <text:p>43771</text:p>
          </table:table-cell>
          <table:table-cell office:value-type="float" office:value="51896">
            <text:p>51896</text:p>
          </table:table-cell>
          <table:table-cell office:value-type="float" office:value="52780">
            <text:p>52780</text:p>
          </table:table-cell>
          <table:table-cell office:value-type="float" office:value="51382.83">
            <text:p>51382,83</text:p>
          </table:table-cell>
          <table:table-cell office:value-type="float" office:value="52291.98">
            <text:p>52291,98</text:p>
          </table:table-cell>
          <table:table-cell office:value-type="float" office:value="50674.99">
            <text:p>50674,99</text:p>
          </table:table-cell>
          <table:table-cell office:value-type="float" office:value="52556.99">
            <text:p>52556,99</text:p>
          </table:table-cell>
          <table:table-cell office:value-type="float" office:value="54639.37">
            <text:p>54639,37</text:p>
          </table:table-cell>
          <table:table-cell office:value-type="float" office:value="53256.17">
            <text:p>53256,17</text:p>
          </table:table-cell>
          <table:table-cell office:value-type="float" office:value="62757.83">
            <text:p>62757,83</text:p>
          </table:table-cell>
          <table:table-cell office:value-type="float" office:value="66791.52">
            <text:p>66791,52</text:p>
          </table:table-cell>
          <table:table-cell office:value-type="float" office:value="56186.66">
            <text:p>56186,66</text:p>
          </table:table-cell>
          <table:table-cell office:value-type="float" office:value="60347">
            <text:p>60347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RAFAEL GARCIA </text:p>
          </table:table-cell>
          <table:table-cell office:value-type="string">
            <text:p>Comuna</text:p>
          </table:table-cell>
          <table:table-cell office:value-type="float" office:value="21064">
            <text:p>21064</text:p>
          </table:table-cell>
          <table:table-cell office:value-type="float" office:value="24717">
            <text:p>24717</text:p>
          </table:table-cell>
          <table:table-cell office:value-type="float" office:value="22362">
            <text:p>22362</text:p>
          </table:table-cell>
          <table:table-cell office:value-type="float" office:value="23601">
            <text:p>23601</text:p>
          </table:table-cell>
          <table:table-cell office:value-type="float" office:value="25415">
            <text:p>25415</text:p>
          </table:table-cell>
          <table:table-cell office:value-type="float" office:value="26964">
            <text:p>26964</text:p>
          </table:table-cell>
          <table:table-cell office:value-type="float" office:value="25999">
            <text:p>25999</text:p>
          </table:table-cell>
          <table:table-cell office:value-type="float" office:value="25182">
            <text:p>25182</text:p>
          </table:table-cell>
          <table:table-cell office:value-type="float" office:value="25342">
            <text:p>25342</text:p>
          </table:table-cell>
          <table:table-cell office:value-type="float" office:value="26945">
            <text:p>26945</text:p>
          </table:table-cell>
          <table:table-cell office:value-type="float" office:value="25922">
            <text:p>25922</text:p>
          </table:table-cell>
          <table:table-cell office:value-type="float" office:value="27930">
            <text:p>27930</text:p>
          </table:table-cell>
          <table:table-cell office:value-type="float" office:value="27596">
            <text:p>27596</text:p>
          </table:table-cell>
          <table:table-cell office:value-type="float" office:value="30630">
            <text:p>30630</text:p>
          </table:table-cell>
          <table:table-cell office:value-type="float" office:value="29130">
            <text:p>29130</text:p>
          </table:table-cell>
          <table:table-cell office:value-type="float" office:value="29541">
            <text:p>29541</text:p>
          </table:table-cell>
          <table:table-cell office:value-type="float" office:value="35420">
            <text:p>35420</text:p>
          </table:table-cell>
          <table:table-cell office:value-type="float" office:value="37076">
            <text:p>37076</text:p>
          </table:table-cell>
          <table:table-cell office:value-type="float" office:value="34879">
            <text:p>34879</text:p>
          </table:table-cell>
          <table:table-cell office:value-type="float" office:value="33748">
            <text:p>33748</text:p>
          </table:table-cell>
          <table:table-cell office:value-type="float" office:value="35536">
            <text:p>35536</text:p>
          </table:table-cell>
          <table:table-cell office:value-type="float" office:value="33937">
            <text:p>33937</text:p>
          </table:table-cell>
          <table:table-cell office:value-type="float" office:value="36086">
            <text:p>36086</text:p>
          </table:table-cell>
          <table:table-cell office:value-type="float" office:value="31412">
            <text:p>31412</text:p>
          </table:table-cell>
          <table:table-cell office:value-type="float" office:value="40635">
            <text:p>40635</text:p>
          </table:table-cell>
          <table:table-cell office:value-type="float" office:value="40270">
            <text:p>40270</text:p>
          </table:table-cell>
          <table:table-cell office:value-type="float" office:value="44204">
            <text:p>44204</text:p>
          </table:table-cell>
          <table:table-cell office:value-type="float" office:value="40541">
            <text:p>40541</text:p>
          </table:table-cell>
          <table:table-cell office:value-type="float" office:value="49997">
            <text:p>49997</text:p>
          </table:table-cell>
          <table:table-cell office:value-type="float" office:value="50174">
            <text:p>50174</text:p>
          </table:table-cell>
          <table:table-cell office:value-type="float" office:value="25348.2">
            <text:p>25348,2</text:p>
          </table:table-cell>
          <table:table-cell office:value-type="float" office:value="25862.27">
            <text:p>25862,27</text:p>
          </table:table-cell>
          <table:table-cell office:value-type="float" office:value="26353.5">
            <text:p>26353,5</text:p>
          </table:table-cell>
          <table:table-cell office:value-type="float" office:value="48022.83">
            <text:p>48022,83</text:p>
          </table:table-cell>
          <table:table-cell office:value-type="float" office:value="53534.05">
            <text:p>53534,05</text:p>
          </table:table-cell>
          <table:table-cell office:value-type="float" office:value="51819.75">
            <text:p>51819,75</text:p>
          </table:table-cell>
          <table:table-cell office:value-type="float" office:value="58099">
            <text:p>58099</text:p>
          </table:table-cell>
          <table:table-cell office:value-type="float" office:value="50226">
            <text:p>50226</text:p>
          </table:table-cell>
          <table:table-cell office:value-type="float" office:value="49418">
            <text:p>49418</text:p>
          </table:table-cell>
          <table:table-cell office:value-type="float" office:value="47220">
            <text:p>47220</text:p>
          </table:table-cell>
          <table:table-cell office:value-type="float" office:value="61753">
            <text:p>61753</text:p>
          </table:table-cell>
          <table:table-cell office:value-type="float" office:value="61240">
            <text:p>61240</text:p>
          </table:table-cell>
          <table:table-cell office:value-type="float" office:value="57100">
            <text:p>57100</text:p>
          </table:table-cell>
          <table:table-cell office:value-type="float" office:value="61065">
            <text:p>61065</text:p>
          </table:table-cell>
          <table:table-cell office:value-type="float" office:value="59337">
            <text:p>59337</text:p>
          </table:table-cell>
          <table:table-cell office:value-type="float" office:value="64131.4">
            <text:p>64131,4</text:p>
          </table:table-cell>
          <table:table-cell office:value-type="float" office:value="65611.8">
            <text:p>65611,8</text:p>
          </table:table-cell>
          <table:table-cell office:value-type="float" office:value="63951.2">
            <text:p>63951,2</text:p>
          </table:table-cell>
          <table:table-cell office:value-type="float" office:value="70731.9">
            <text:p>70731,9</text:p>
          </table:table-cell>
          <table:table-cell office:value-type="float" office:value="76240.9">
            <text:p>76240,9</text:p>
          </table:table-cell>
          <table:table-cell office:value-type="float" office:value="67217.2">
            <text:p>67217,2</text:p>
          </table:table-cell>
          <table:table-cell office:value-type="float" office:value="70319">
            <text:p>70319</text:p>
          </table:table-cell>
          <table:table-cell office:value-type="float" office:value="83373">
            <text:p>83373</text:p>
          </table:table-cell>
          <table:table-cell office:value-type="float" office:value="84793">
            <text:p>84793</text:p>
          </table:table-cell>
          <table:table-cell office:value-type="float" office:value="82548.7">
            <text:p>82548,7</text:p>
          </table:table-cell>
          <table:table-cell office:value-type="float" office:value="84009.29">
            <text:p>84009,29</text:p>
          </table:table-cell>
          <table:table-cell office:value-type="float" office:value="81411.54">
            <text:p>81411,54</text:p>
          </table:table-cell>
          <table:table-cell office:value-type="float" office:value="84435.05">
            <text:p>84435,05</text:p>
          </table:table-cell>
          <table:table-cell office:value-type="float" office:value="87780.47">
            <text:p>87780,47</text:p>
          </table:table-cell>
          <table:table-cell office:value-type="float" office:value="85558.3">
            <text:p>85558,3</text:p>
          </table:table-cell>
          <table:table-cell office:value-type="float" office:value="100823.13">
            <text:p>100823,13</text:p>
          </table:table-cell>
          <table:table-cell office:value-type="float" office:value="107303.42">
            <text:p>107303,42</text:p>
          </table:table-cell>
          <table:table-cell office:value-type="float" office:value="90266.26">
            <text:p>90266,26</text:p>
          </table:table-cell>
          <table:table-cell office:value-type="float" office:value="96951">
            <text:p>96951</text:p>
          </table:table-cell>
          <table:table-cell table:number-columns-repeated="907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RANQUELES </text:p>
          </table:table-cell>
          <table:table-cell office:value-type="string">
            <text:p>Comuna</text:p>
          </table:table-cell>
          <table:table-cell office:value-type="float" office:value="11335">
            <text:p>11335</text:p>
          </table:table-cell>
          <table:table-cell office:value-type="float" office:value="13301">
            <text:p>13301</text:p>
          </table:table-cell>
          <table:table-cell office:value-type="float" office:value="12034">
            <text:p>12034</text:p>
          </table:table-cell>
          <table:table-cell office:value-type="float" office:value="12701">
            <text:p>12701</text:p>
          </table:table-cell>
          <table:table-cell office:value-type="float" office:value="13677">
            <text:p>13677</text:p>
          </table:table-cell>
          <table:table-cell office:value-type="float" office:value="14510">
            <text:p>14510</text:p>
          </table:table-cell>
          <table:table-cell office:value-type="float" office:value="13991">
            <text:p>13991</text:p>
          </table:table-cell>
          <table:table-cell office:value-type="float" office:value="13551">
            <text:p>13551</text:p>
          </table:table-cell>
          <table:table-cell office:value-type="float" office:value="13637">
            <text:p>13637</text:p>
          </table:table-cell>
          <table:table-cell office:value-type="float" office:value="14500">
            <text:p>14500</text:p>
          </table:table-cell>
          <table:table-cell office:value-type="float" office:value="13950">
            <text:p>13950</text:p>
          </table:table-cell>
          <table:table-cell office:value-type="float" office:value="15030">
            <text:p>15030</text:p>
          </table:table-cell>
          <table:table-cell office:value-type="float" office:value="14850">
            <text:p>14850</text:p>
          </table:table-cell>
          <table:table-cell office:value-type="float" office:value="16483">
            <text:p>16483</text:p>
          </table:table-cell>
          <table:table-cell office:value-type="float" office:value="15676">
            <text:p>15676</text:p>
          </table:table-cell>
          <table:table-cell office:value-type="float" office:value="15897">
            <text:p>15897</text:p>
          </table:table-cell>
          <table:table-cell office:value-type="float" office:value="19061">
            <text:p>19061</text:p>
          </table:table-cell>
          <table:table-cell office:value-type="float" office:value="19952">
            <text:p>19952</text:p>
          </table:table-cell>
          <table:table-cell office:value-type="float" office:value="18770">
            <text:p>18770</text:p>
          </table:table-cell>
          <table:table-cell office:value-type="float" office:value="18161">
            <text:p>18161</text:p>
          </table:table-cell>
          <table:table-cell office:value-type="float" office:value="19123">
            <text:p>19123</text:p>
          </table:table-cell>
          <table:table-cell office:value-type="float" office:value="18263">
            <text:p>18263</text:p>
          </table:table-cell>
          <table:table-cell office:value-type="float" office:value="19419">
            <text:p>19419</text:p>
          </table:table-cell>
          <table:table-cell office:value-type="float" office:value="16904">
            <text:p>16904</text:p>
          </table:table-cell>
          <table:table-cell office:value-type="float" office:value="21867">
            <text:p>21867</text:p>
          </table:table-cell>
          <table:table-cell office:value-type="float" office:value="21671">
            <text:p>21671</text:p>
          </table:table-cell>
          <table:table-cell office:value-type="float" office:value="22620">
            <text:p>22620</text:p>
          </table:table-cell>
          <table:table-cell office:value-type="float" office:value="21438">
            <text:p>21438</text:p>
          </table:table-cell>
          <table:table-cell office:value-type="float" office:value="26438">
            <text:p>26438</text:p>
          </table:table-cell>
          <table:table-cell office:value-type="float" office:value="26532">
            <text:p>26532</text:p>
          </table:table-cell>
          <table:table-cell office:value-type="float" office:value="60603.25">
            <text:p>60603,25</text:p>
          </table:table-cell>
          <table:table-cell office:value-type="float" office:value="61832.28">
            <text:p>61832,28</text:p>
          </table:table-cell>
          <table:table-cell office:value-type="float" office:value="63006.75">
            <text:p>63006,75</text:p>
          </table:table-cell>
          <table:table-cell office:value-type="float" office:value="25394.49">
            <text:p>25394,49</text:p>
          </table:table-cell>
          <table:table-cell office:value-type="float" office:value="28308.82">
            <text:p>28308,82</text:p>
          </table:table-cell>
          <table:table-cell office:value-type="float" office:value="27402.3">
            <text:p>27402,3</text:p>
          </table:table-cell>
          <table:table-cell office:value-type="float" office:value="30723">
            <text:p>30723</text:p>
          </table:table-cell>
          <table:table-cell office:value-type="float" office:value="26559">
            <text:p>26559</text:p>
          </table:table-cell>
          <table:table-cell office:value-type="float" office:value="26133">
            <text:p>26133</text:p>
          </table:table-cell>
          <table:table-cell office:value-type="float" office:value="24970">
            <text:p>24970</text:p>
          </table:table-cell>
          <table:table-cell office:value-type="float" office:value="32655">
            <text:p>32655</text:p>
          </table:table-cell>
          <table:table-cell office:value-type="float" office:value="32384">
            <text:p>32384</text:p>
          </table:table-cell>
          <table:table-cell office:value-type="float" office:value="30194">
            <text:p>30194</text:p>
          </table:table-cell>
          <table:table-cell office:value-type="float" office:value="32291">
            <text:p>32291</text:p>
          </table:table-cell>
          <table:table-cell office:value-type="float" office:value="31377">
            <text:p>31377</text:p>
          </table:table-cell>
          <table:table-cell office:value-type="float" office:value="33912.7">
            <text:p>33912,7</text:p>
          </table:table-cell>
          <table:table-cell office:value-type="float" office:value="34695.5">
            <text:p>34695,5</text:p>
          </table:table-cell>
          <table:table-cell office:value-type="float" office:value="33817.4">
            <text:p>33817,4</text:p>
          </table:table-cell>
          <table:table-cell office:value-type="float" office:value="37403.1">
            <text:p>37403,1</text:p>
          </table:table-cell>
          <table:table-cell office:value-type="float" office:value="40316.2">
            <text:p>40316,2</text:p>
          </table:table-cell>
          <table:table-cell office:value-type="float" office:value="35544.5">
            <text:p>35544,5</text:p>
          </table:table-cell>
          <table:table-cell office:value-type="float" office:value="37185">
            <text:p>37185</text:p>
          </table:table-cell>
          <table:table-cell office:value-type="float" office:value="44088">
            <text:p>44088</text:p>
          </table:table-cell>
          <table:table-cell office:value-type="float" office:value="44839">
            <text:p>44839</text:p>
          </table:table-cell>
          <table:table-cell office:value-type="float" office:value="43651.78">
            <text:p>43651,78</text:p>
          </table:table-cell>
          <table:table-cell office:value-type="float" office:value="44424.13">
            <text:p>44424,13</text:p>
          </table:table-cell>
          <table:table-cell office:value-type="float" office:value="43050.44">
            <text:p>43050,44</text:p>
          </table:table-cell>
          <table:table-cell office:value-type="float" office:value="44649.27">
            <text:p>44649,27</text:p>
          </table:table-cell>
          <table:table-cell office:value-type="float" office:value="46418.33">
            <text:p>46418,33</text:p>
          </table:table-cell>
          <table:table-cell office:value-type="float" office:value="45243.25">
            <text:p>45243,25</text:p>
          </table:table-cell>
          <table:table-cell office:value-type="float" office:value="53315.3">
            <text:p>53315,3</text:p>
          </table:table-cell>
          <table:table-cell office:value-type="float" office:value="56742.08">
            <text:p>56742,08</text:p>
          </table:table-cell>
          <table:table-cell office:value-type="float" office:value="47732.82">
            <text:p>47732,82</text:p>
          </table:table-cell>
          <table:table-cell office:value-type="float" office:value="51268">
            <text:p>51268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RAYO CORTADO </text:p>
          </table:table-cell>
          <table:table-cell office:value-type="string">
            <text:p>Comuna</text:p>
          </table:table-cell>
          <table:table-cell office:value-type="float" office:value="26328">
            <text:p>26328</text:p>
          </table:table-cell>
          <table:table-cell office:value-type="float" office:value="30893">
            <text:p>30893</text:p>
          </table:table-cell>
          <table:table-cell office:value-type="float" office:value="27950">
            <text:p>27950</text:p>
          </table:table-cell>
          <table:table-cell office:value-type="float" office:value="29497">
            <text:p>29497</text:p>
          </table:table-cell>
          <table:table-cell office:value-type="float" office:value="31765">
            <text:p>31765</text:p>
          </table:table-cell>
          <table:table-cell office:value-type="float" office:value="33701">
            <text:p>33701</text:p>
          </table:table-cell>
          <table:table-cell office:value-type="float" office:value="32495">
            <text:p>32495</text:p>
          </table:table-cell>
          <table:table-cell office:value-type="float" office:value="31474">
            <text:p>31474</text:p>
          </table:table-cell>
          <table:table-cell office:value-type="float" office:value="31674">
            <text:p>31674</text:p>
          </table:table-cell>
          <table:table-cell office:value-type="float" office:value="33677">
            <text:p>33677</text:p>
          </table:table-cell>
          <table:table-cell office:value-type="float" office:value="32399">
            <text:p>32399</text:p>
          </table:table-cell>
          <table:table-cell office:value-type="float" office:value="34909">
            <text:p>34909</text:p>
          </table:table-cell>
          <table:table-cell office:value-type="float" office:value="34492">
            <text:p>34492</text:p>
          </table:table-cell>
          <table:table-cell office:value-type="float" office:value="38283">
            <text:p>38283</text:p>
          </table:table-cell>
          <table:table-cell office:value-type="float" office:value="36408">
            <text:p>36408</text:p>
          </table:table-cell>
          <table:table-cell office:value-type="float" office:value="36923">
            <text:p>36923</text:p>
          </table:table-cell>
          <table:table-cell office:value-type="float" office:value="44270">
            <text:p>44270</text:p>
          </table:table-cell>
          <table:table-cell office:value-type="float" office:value="46340">
            <text:p>46340</text:p>
          </table:table-cell>
          <table:table-cell office:value-type="float" office:value="43594">
            <text:p>43594</text:p>
          </table:table-cell>
          <table:table-cell office:value-type="float" office:value="42181">
            <text:p>42181</text:p>
          </table:table-cell>
          <table:table-cell office:value-type="float" office:value="44415">
            <text:p>44415</text:p>
          </table:table-cell>
          <table:table-cell office:value-type="float" office:value="42417">
            <text:p>42417</text:p>
          </table:table-cell>
          <table:table-cell office:value-type="float" office:value="45102">
            <text:p>45102</text:p>
          </table:table-cell>
          <table:table-cell office:value-type="float" office:value="39261">
            <text:p>39261</text:p>
          </table:table-cell>
          <table:table-cell office:value-type="float" office:value="50788">
            <text:p>50788</text:p>
          </table:table-cell>
          <table:table-cell office:value-type="float" office:value="50332">
            <text:p>50332</text:p>
          </table:table-cell>
          <table:table-cell office:value-type="float" office:value="57051">
            <text:p>57051</text:p>
          </table:table-cell>
          <table:table-cell office:value-type="float" office:value="51254">
            <text:p>51254</text:p>
          </table:table-cell>
          <table:table-cell office:value-type="float" office:value="63210">
            <text:p>63210</text:p>
          </table:table-cell>
          <table:table-cell office:value-type="float" office:value="63433">
            <text:p>63433</text:p>
          </table:table-cell>
          <table:table-cell office:value-type="float" office:value="51203.85">
            <text:p>51203,85</text:p>
          </table:table-cell>
          <table:table-cell office:value-type="float" office:value="52242.27">
            <text:p>52242,27</text:p>
          </table:table-cell>
          <table:table-cell office:value-type="float" office:value="53234.58">
            <text:p>53234,58</text:p>
          </table:table-cell>
          <table:table-cell office:value-type="float" office:value="60713.9">
            <text:p>60713,9</text:p>
          </table:table-cell>
          <table:table-cell office:value-type="float" office:value="67681.57">
            <text:p>67681,57</text:p>
          </table:table-cell>
          <table:table-cell office:value-type="float" office:value="65514.23">
            <text:p>65514,23</text:p>
          </table:table-cell>
          <table:table-cell office:value-type="float" office:value="73453">
            <text:p>73453</text:p>
          </table:table-cell>
          <table:table-cell office:value-type="float" office:value="63499">
            <text:p>63499</text:p>
          </table:table-cell>
          <table:table-cell office:value-type="float" office:value="62478">
            <text:p>62478</text:p>
          </table:table-cell>
          <table:table-cell office:value-type="float" office:value="59699">
            <text:p>59699</text:p>
          </table:table-cell>
          <table:table-cell office:value-type="float" office:value="78073">
            <text:p>78073</text:p>
          </table:table-cell>
          <table:table-cell office:value-type="float" office:value="77424">
            <text:p>77424</text:p>
          </table:table-cell>
          <table:table-cell office:value-type="float" office:value="72190">
            <text:p>72190</text:p>
          </table:table-cell>
          <table:table-cell office:value-type="float" office:value="77203">
            <text:p>77203</text:p>
          </table:table-cell>
          <table:table-cell office:value-type="float" office:value="75018">
            <text:p>75018</text:p>
          </table:table-cell>
          <table:table-cell office:value-type="float" office:value="81079.5">
            <text:p>81079,5</text:p>
          </table:table-cell>
          <table:table-cell office:value-type="float" office:value="82951.2">
            <text:p>82951,2</text:p>
          </table:table-cell>
          <table:table-cell office:value-type="float" office:value="80851.7">
            <text:p>80851,7</text:p>
          </table:table-cell>
          <table:table-cell office:value-type="float" office:value="89424.4">
            <text:p>89424,4</text:p>
          </table:table-cell>
          <table:table-cell office:value-type="float" office:value="96389.1">
            <text:p>96389,1</text:p>
          </table:table-cell>
          <table:table-cell office:value-type="float" office:value="84980.8">
            <text:p>84980,8</text:p>
          </table:table-cell>
          <table:table-cell office:value-type="float" office:value="88903">
            <text:p>88903</text:p>
          </table:table-cell>
          <table:table-cell office:value-type="float" office:value="105406">
            <text:p>105406</text:p>
          </table:table-cell>
          <table:table-cell office:value-type="float" office:value="107202">
            <text:p>107202</text:p>
          </table:table-cell>
          <table:table-cell office:value-type="float" office:value="104363.97">
            <text:p>104363,97</text:p>
          </table:table-cell>
          <table:table-cell office:value-type="float" office:value="106210.54">
            <text:p>106210,54</text:p>
          </table:table-cell>
          <table:table-cell office:value-type="float" office:value="102926.28">
            <text:p>102926,28</text:p>
          </table:table-cell>
          <table:table-cell office:value-type="float" office:value="106748.82">
            <text:p>106748,82</text:p>
          </table:table-cell>
          <table:table-cell office:value-type="float" office:value="110978.34">
            <text:p>110978,34</text:p>
          </table:table-cell>
          <table:table-cell office:value-type="float" office:value="108168.92">
            <text:p>108168,92</text:p>
          </table:table-cell>
          <table:table-cell office:value-type="float" office:value="127467.81">
            <text:p>127467,81</text:p>
          </table:table-cell>
          <table:table-cell office:value-type="float" office:value="135660.66">
            <text:p>135660,66</text:p>
          </table:table-cell>
          <table:table-cell office:value-type="float" office:value="114121.06">
            <text:p>114121,06</text:p>
          </table:table-cell>
          <table:table-cell office:value-type="float" office:value="122572">
            <text:p>122572</text:p>
          </table:table-cell>
          <table:table-cell table:number-columns-repeated="907"/>
        </table:table-row>
        <table:table-row table:style-name="ro2">
          <table:table-cell office:value-type="string">
            <text:p>RIO SEGUNDO</text:p>
          </table:table-cell>
          <table:table-cell office:value-type="string">
            <text:p>RINCON </text:p>
          </table:table-cell>
          <table:table-cell office:value-type="string">
            <text:p>Comuna</text:p>
          </table:table-cell>
          <table:table-cell office:value-type="float" office:value="22735">
            <text:p>22735</text:p>
          </table:table-cell>
          <table:table-cell office:value-type="float" office:value="26677">
            <text:p>26677</text:p>
          </table:table-cell>
          <table:table-cell office:value-type="float" office:value="24136">
            <text:p>24136</text:p>
          </table:table-cell>
          <table:table-cell office:value-type="float" office:value="25472">
            <text:p>25472</text:p>
          </table:table-cell>
          <table:table-cell office:value-type="float" office:value="27430">
            <text:p>27430</text:p>
          </table:table-cell>
          <table:table-cell office:value-type="float" office:value="29102">
            <text:p>29102</text:p>
          </table:table-cell>
          <table:table-cell office:value-type="float" office:value="28060">
            <text:p>28060</text:p>
          </table:table-cell>
          <table:table-cell office:value-type="float" office:value="27178">
            <text:p>27178</text:p>
          </table:table-cell>
          <table:table-cell office:value-type="float" office:value="27351">
            <text:p>27351</text:p>
          </table:table-cell>
          <table:table-cell office:value-type="float" office:value="29081">
            <text:p>29081</text:p>
          </table:table-cell>
          <table:table-cell office:value-type="float" office:value="27977">
            <text:p>27977</text:p>
          </table:table-cell>
          <table:table-cell office:value-type="float" office:value="30145">
            <text:p>30145</text:p>
          </table:table-cell>
          <table:table-cell office:value-type="float" office:value="29784">
            <text:p>29784</text:p>
          </table:table-cell>
          <table:table-cell office:value-type="float" office:value="33058">
            <text:p>33058</text:p>
          </table:table-cell>
          <table:table-cell office:value-type="float" office:value="31440">
            <text:p>31440</text:p>
          </table:table-cell>
          <table:table-cell office:value-type="float" office:value="31884">
            <text:p>31884</text:p>
          </table:table-cell>
          <table:table-cell office:value-type="float" office:value="38229">
            <text:p>38229</text:p>
          </table:table-cell>
          <table:table-cell office:value-type="float" office:value="40016">
            <text:p>40016</text:p>
          </table:table-cell>
          <table:table-cell office:value-type="float" office:value="37645">
            <text:p>37645</text:p>
          </table:table-cell>
          <table:table-cell office:value-type="float" office:value="36424">
            <text:p>36424</text:p>
          </table:table-cell>
          <table:table-cell office:value-type="float" office:value="38354">
            <text:p>38354</text:p>
          </table:table-cell>
          <table:table-cell office:value-type="float" office:value="36628">
            <text:p>36628</text:p>
          </table:table-cell>
          <table:table-cell office:value-type="float" office:value="38947">
            <text:p>38947</text:p>
          </table:table-cell>
          <table:table-cell office:value-type="float" office:value="33903">
            <text:p>33903</text:p>
          </table:table-cell>
          <table:table-cell office:value-type="float" office:value="43857">
            <text:p>43857</text:p>
          </table:table-cell>
          <table:table-cell office:value-type="float" office:value="43463">
            <text:p>43463</text:p>
          </table:table-cell>
          <table:table-cell office:value-type="float" office:value="46319">
            <text:p>46319</text:p>
          </table:table-cell>
          <table:table-cell office:value-type="float" office:value="43305">
            <text:p>43305</text:p>
          </table:table-cell>
          <table:table-cell office:value-type="float" office:value="53406">
            <text:p>53406</text:p>
          </table:table-cell>
          <table:table-cell office:value-type="float" office:value="53595">
            <text:p>53595</text:p>
          </table:table-cell>
          <table:table-cell office:value-type="float" office:value="28425.41">
            <text:p>28425,41</text:p>
          </table:table-cell>
          <table:table-cell office:value-type="float" office:value="29001.88">
            <text:p>29001,88</text:p>
          </table:table-cell>
          <table:table-cell office:value-type="float" office:value="29552.76">
            <text:p>29552,76</text:p>
          </table:table-cell>
          <table:table-cell office:value-type="float" office:value="51297.34">
            <text:p>51297,34</text:p>
          </table:table-cell>
          <table:table-cell office:value-type="float" office:value="57184.35">
            <text:p>57184,35</text:p>
          </table:table-cell>
          <table:table-cell office:value-type="float" office:value="55353.16">
            <text:p>55353,16</text:p>
          </table:table-cell>
          <table:table-cell office:value-type="float" office:value="62060">
            <text:p>62060</text:p>
          </table:table-cell>
          <table:table-cell office:value-type="float" office:value="53650">
            <text:p>53650</text:p>
          </table:table-cell>
          <table:table-cell office:value-type="float" office:value="52788">
            <text:p>52788</text:p>
          </table:table-cell>
          <table:table-cell office:value-type="float" office:value="50440">
            <text:p>50440</text:p>
          </table:table-cell>
          <table:table-cell office:value-type="float" office:value="65964">
            <text:p>65964</text:p>
          </table:table-cell>
          <table:table-cell office:value-type="float" office:value="65416">
            <text:p>65416</text:p>
          </table:table-cell>
          <table:table-cell office:value-type="float" office:value="60993">
            <text:p>60993</text:p>
          </table:table-cell>
          <table:table-cell office:value-type="float" office:value="65229">
            <text:p>65229</text:p>
          </table:table-cell>
          <table:table-cell office:value-type="float" office:value="63383">
            <text:p>63383</text:p>
          </table:table-cell>
          <table:table-cell office:value-type="float" office:value="68504.3">
            <text:p>68504,3</text:p>
          </table:table-cell>
          <table:table-cell office:value-type="float" office:value="70085.7">
            <text:p>70085,7</text:p>
          </table:table-cell>
          <table:table-cell office:value-type="float" office:value="68311.8">
            <text:p>68311,8</text:p>
          </table:table-cell>
          <table:table-cell office:value-type="float" office:value="75554.9">
            <text:p>75554,9</text:p>
          </table:table-cell>
          <table:table-cell office:value-type="float" office:value="81439.5">
            <text:p>81439,5</text:p>
          </table:table-cell>
          <table:table-cell office:value-type="float" office:value="71800.6">
            <text:p>71800,6</text:p>
          </table:table-cell>
          <table:table-cell office:value-type="float" office:value="75114">
            <text:p>75114</text:p>
          </table:table-cell>
          <table:table-cell office:value-type="float" office:value="89058">
            <text:p>89058</text:p>
          </table:table-cell>
          <table:table-cell office:value-type="float" office:value="90575">
            <text:p>90575</text:p>
          </table:table-cell>
          <table:table-cell office:value-type="float" office:value="88177.41">
            <text:p>88177,41</text:p>
          </table:table-cell>
          <table:table-cell office:value-type="float" office:value="89737.59">
            <text:p>89737,59</text:p>
          </table:table-cell>
          <table:table-cell office:value-type="float" office:value="86962.7">
            <text:p>86962,7</text:p>
          </table:table-cell>
          <table:table-cell office:value-type="float" office:value="90192.38">
            <text:p>90192,38</text:p>
          </table:table-cell>
          <table:table-cell office:value-type="float" office:value="93765.91">
            <text:p>93765,91</text:p>
          </table:table-cell>
          <table:table-cell office:value-type="float" office:value="91392.22">
            <text:p>91392,22</text:p>
          </table:table-cell>
          <table:table-cell office:value-type="float" office:value="107697.91">
            <text:p>107697,91</text:p>
          </table:table-cell>
          <table:table-cell office:value-type="float" office:value="114620.07">
            <text:p>114620,07</text:p>
          </table:table-cell>
          <table:table-cell office:value-type="float" office:value="96421.21">
            <text:p>96421,21</text:p>
          </table:table-cell>
          <table:table-cell office:value-type="float" office:value="103562">
            <text:p>103562</text:p>
          </table:table-cell>
          <table:table-cell table:number-columns-repeated="907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RIO BAMBA </text:p>
          </table:table-cell>
          <table:table-cell office:value-type="string">
            <text:p>Comuna</text:p>
          </table:table-cell>
          <table:table-cell office:value-type="float" office:value="12687">
            <text:p>12687</text:p>
          </table:table-cell>
          <table:table-cell office:value-type="float" office:value="14886">
            <text:p>14886</text:p>
          </table:table-cell>
          <table:table-cell office:value-type="float" office:value="13468">
            <text:p>13468</text:p>
          </table:table-cell>
          <table:table-cell office:value-type="float" office:value="14213">
            <text:p>14213</text:p>
          </table:table-cell>
          <table:table-cell office:value-type="float" office:value="15306">
            <text:p>15306</text:p>
          </table:table-cell>
          <table:table-cell office:value-type="float" office:value="16240">
            <text:p>16240</text:p>
          </table:table-cell>
          <table:table-cell office:value-type="float" office:value="15658">
            <text:p>15658</text:p>
          </table:table-cell>
          <table:table-cell office:value-type="float" office:value="15166">
            <text:p>15166</text:p>
          </table:table-cell>
          <table:table-cell office:value-type="float" office:value="15263">
            <text:p>15263</text:p>
          </table:table-cell>
          <table:table-cell office:value-type="float" office:value="16228">
            <text:p>16228</text:p>
          </table:table-cell>
          <table:table-cell office:value-type="float" office:value="15612">
            <text:p>15612</text:p>
          </table:table-cell>
          <table:table-cell office:value-type="float" office:value="16821">
            <text:p>16821</text:p>
          </table:table-cell>
          <table:table-cell office:value-type="float" office:value="16620">
            <text:p>16620</text:p>
          </table:table-cell>
          <table:table-cell office:value-type="float" office:value="18447">
            <text:p>18447</text:p>
          </table:table-cell>
          <table:table-cell office:value-type="float" office:value="17544">
            <text:p>17544</text:p>
          </table:table-cell>
          <table:table-cell office:value-type="float" office:value="17792">
            <text:p>17792</text:p>
          </table:table-cell>
          <table:table-cell office:value-type="float" office:value="21332">
            <text:p>21332</text:p>
          </table:table-cell>
          <table:table-cell office:value-type="float" office:value="22329">
            <text:p>22329</text:p>
          </table:table-cell>
          <table:table-cell office:value-type="float" office:value="21007">
            <text:p>21007</text:p>
          </table:table-cell>
          <table:table-cell office:value-type="float" office:value="20325">
            <text:p>20325</text:p>
          </table:table-cell>
          <table:table-cell office:value-type="float" office:value="21402">
            <text:p>21402</text:p>
          </table:table-cell>
          <table:table-cell office:value-type="float" office:value="20439">
            <text:p>20439</text:p>
          </table:table-cell>
          <table:table-cell office:value-type="float" office:value="21733">
            <text:p>21733</text:p>
          </table:table-cell>
          <table:table-cell office:value-type="float" office:value="18919">
            <text:p>18919</text:p>
          </table:table-cell>
          <table:table-cell office:value-type="float" office:value="24473">
            <text:p>24473</text:p>
          </table:table-cell>
          <table:table-cell office:value-type="float" office:value="24253">
            <text:p>24253</text:p>
          </table:table-cell>
          <table:table-cell office:value-type="float" office:value="25462">
            <text:p>25462</text:p>
          </table:table-cell>
          <table:table-cell office:value-type="float" office:value="24040">
            <text:p>24040</text:p>
          </table:table-cell>
          <table:table-cell office:value-type="float" office:value="29648">
            <text:p>29648</text:p>
          </table:table-cell>
          <table:table-cell office:value-type="float" office:value="29753">
            <text:p>29753</text:p>
          </table:table-cell>
          <table:table-cell office:value-type="float" office:value="39635.6">
            <text:p>39635,6</text:p>
          </table:table-cell>
          <table:table-cell office:value-type="float" office:value="40439.41">
            <text:p>40439,41</text:p>
          </table:table-cell>
          <table:table-cell office:value-type="float" office:value="41207.53">
            <text:p>41207,53</text:p>
          </table:table-cell>
          <table:table-cell office:value-type="float" office:value="28477.31">
            <text:p>28477,31</text:p>
          </table:table-cell>
          <table:table-cell office:value-type="float" office:value="31745.44">
            <text:p>31745,44</text:p>
          </table:table-cell>
          <table:table-cell office:value-type="float" office:value="30728.87">
            <text:p>30728,87</text:p>
          </table:table-cell>
          <table:table-cell office:value-type="float" office:value="34452">
            <text:p>34452</text:p>
          </table:table-cell>
          <table:table-cell office:value-type="float" office:value="29784">
            <text:p>29784</text:p>
          </table:table-cell>
          <table:table-cell office:value-type="float" office:value="29305">
            <text:p>29305</text:p>
          </table:table-cell>
          <table:table-cell office:value-type="float" office:value="28001">
            <text:p>28001</text:p>
          </table:table-cell>
          <table:table-cell office:value-type="float" office:value="36619">
            <text:p>36619</text:p>
          </table:table-cell>
          <table:table-cell office:value-type="float" office:value="36315">
            <text:p>36315</text:p>
          </table:table-cell>
          <table:table-cell office:value-type="float" office:value="33860">
            <text:p>33860</text:p>
          </table:table-cell>
          <table:table-cell office:value-type="float" office:value="36211">
            <text:p>36211</text:p>
          </table:table-cell>
          <table:table-cell office:value-type="float" office:value="35186">
            <text:p>35186</text:p>
          </table:table-cell>
          <table:table-cell office:value-type="float" office:value="38029.6">
            <text:p>38029,6</text:p>
          </table:table-cell>
          <table:table-cell office:value-type="float" office:value="38907.5">
            <text:p>38907,5</text:p>
          </table:table-cell>
          <table:table-cell office:value-type="float" office:value="37922.8">
            <text:p>37922,8</text:p>
          </table:table-cell>
          <table:table-cell office:value-type="float" office:value="41943.7">
            <text:p>41943,7</text:p>
          </table:table-cell>
          <table:table-cell office:value-type="float" office:value="45210.5">
            <text:p>45210,5</text:p>
          </table:table-cell>
          <table:table-cell office:value-type="float" office:value="39859.5">
            <text:p>39859,5</text:p>
          </table:table-cell>
          <table:table-cell office:value-type="float" office:value="41699">
            <text:p>41699</text:p>
          </table:table-cell>
          <table:table-cell office:value-type="float" office:value="49440">
            <text:p>49440</text:p>
          </table:table-cell>
          <table:table-cell office:value-type="float" office:value="50282">
            <text:p>50282</text:p>
          </table:table-cell>
          <table:table-cell office:value-type="float" office:value="48951">
            <text:p>48951</text:p>
          </table:table-cell>
          <table:table-cell office:value-type="float" office:value="49817.11">
            <text:p>49817,11</text:p>
          </table:table-cell>
          <table:table-cell office:value-type="float" office:value="48276.66">
            <text:p>48276,66</text:p>
          </table:table-cell>
          <table:table-cell office:value-type="float" office:value="50069.59">
            <text:p>50069,59</text:p>
          </table:table-cell>
          <table:table-cell office:value-type="float" office:value="52053.41">
            <text:p>52053,41</text:p>
          </table:table-cell>
          <table:table-cell office:value-type="float" office:value="50735.67">
            <text:p>50735,67</text:p>
          </table:table-cell>
          <table:table-cell office:value-type="float" office:value="59787.65">
            <text:p>59787,65</text:p>
          </table:table-cell>
          <table:table-cell office:value-type="float" office:value="63630.43">
            <text:p>63630,43</text:p>
          </table:table-cell>
          <table:table-cell office:value-type="float" office:value="53527.47">
            <text:p>53527,47</text:p>
          </table:table-cell>
          <table:table-cell office:value-type="float" office:value="57491">
            <text:p>57491</text:p>
          </table:table-cell>
          <table:table-cell table:number-columns-repeated="907"/>
        </table:table-row>
        <table:table-row table:style-name="ro2">
          <table:table-cell office:value-type="string">
            <text:p>TULUMBA</text:p>
          </table:table-cell>
          <table:table-cell office:value-type="string">
            <text:p>ROSARIO DEL SALADILLO </text:p>
          </table:table-cell>
          <table:table-cell office:value-type="string">
            <text:p>Comuna</text:p>
          </table:table-cell>
          <table:table-cell office:value-type="float" office:value="19881">
            <text:p>19881</text:p>
          </table:table-cell>
          <table:table-cell office:value-type="float" office:value="23328">
            <text:p>23328</text:p>
          </table:table-cell>
          <table:table-cell office:value-type="float" office:value="21106">
            <text:p>21106</text:p>
          </table:table-cell>
          <table:table-cell office:value-type="float" office:value="22275">
            <text:p>22275</text:p>
          </table:table-cell>
          <table:table-cell office:value-type="float" office:value="23987">
            <text:p>23987</text:p>
          </table:table-cell>
          <table:table-cell office:value-type="float" office:value="25449">
            <text:p>25449</text:p>
          </table:table-cell>
          <table:table-cell office:value-type="float" office:value="24538">
            <text:p>24538</text:p>
          </table:table-cell>
          <table:table-cell office:value-type="float" office:value="23767">
            <text:p>23767</text:p>
          </table:table-cell>
          <table:table-cell office:value-type="float" office:value="23919">
            <text:p>23919</text:p>
          </table:table-cell>
          <table:table-cell office:value-type="float" office:value="25431">
            <text:p>25431</text:p>
          </table:table-cell>
          <table:table-cell office:value-type="float" office:value="24466">
            <text:p>24466</text:p>
          </table:table-cell>
          <table:table-cell office:value-type="float" office:value="26361">
            <text:p>26361</text:p>
          </table:table-cell>
          <table:table-cell office:value-type="float" office:value="26046">
            <text:p>26046</text:p>
          </table:table-cell>
          <table:table-cell office:value-type="float" office:value="28909">
            <text:p>28909</text:p>
          </table:table-cell>
          <table:table-cell office:value-type="float" office:value="27493">
            <text:p>27493</text:p>
          </table:table-cell>
          <table:table-cell office:value-type="float" office:value="27882">
            <text:p>27882</text:p>
          </table:table-cell>
          <table:table-cell office:value-type="float" office:value="33431">
            <text:p>33431</text:p>
          </table:table-cell>
          <table:table-cell office:value-type="float" office:value="34993">
            <text:p>34993</text:p>
          </table:table-cell>
          <table:table-cell office:value-type="float" office:value="32920">
            <text:p>32920</text:p>
          </table:table-cell>
          <table:table-cell office:value-type="float" office:value="31853">
            <text:p>31853</text:p>
          </table:table-cell>
          <table:table-cell office:value-type="float" office:value="33540">
            <text:p>33540</text:p>
          </table:table-cell>
          <table:table-cell office:value-type="float" office:value="32031">
            <text:p>32031</text:p>
          </table:table-cell>
          <table:table-cell office:value-type="float" office:value="34059">
            <text:p>34059</text:p>
          </table:table-cell>
          <table:table-cell office:value-type="float" office:value="29648">
            <text:p>29648</text:p>
          </table:table-cell>
          <table:table-cell office:value-type="float" office:value="38352">
            <text:p>38352</text:p>
          </table:table-cell>
          <table:table-cell office:value-type="float" office:value="38008">
            <text:p>38008</text:p>
          </table:table-cell>
          <table:table-cell office:value-type="float" office:value="27086">
            <text:p>27086</text:p>
          </table:table-cell>
          <table:table-cell office:value-type="float" office:value="33521">
            <text:p>33521</text:p>
          </table:table-cell>
          <table:table-cell office:value-type="float" office:value="41340">
            <text:p>41340</text:p>
          </table:table-cell>
          <table:table-cell office:value-type="float" office:value="41486">
            <text:p>41486</text:p>
          </table:table-cell>
          <table:table-cell office:value-type="float" office:value="25869.37">
            <text:p>25869,37</text:p>
          </table:table-cell>
          <table:table-cell office:value-type="float" office:value="26394">
            <text:p>26394</text:p>
          </table:table-cell>
          <table:table-cell office:value-type="float" office:value="26895.34">
            <text:p>26895,34</text:p>
          </table:table-cell>
          <table:table-cell office:value-type="float" office:value="39707.97">
            <text:p>39707,97</text:p>
          </table:table-cell>
          <table:table-cell office:value-type="float" office:value="44264.95">
            <text:p>44264,95</text:p>
          </table:table-cell>
          <table:table-cell office:value-type="float" office:value="42847.47">
            <text:p>42847,47</text:p>
          </table:table-cell>
          <table:table-cell office:value-type="float" office:value="48039">
            <text:p>48039</text:p>
          </table:table-cell>
          <table:table-cell office:value-type="float" office:value="41529">
            <text:p>41529</text:p>
          </table:table-cell>
          <table:table-cell office:value-type="float" office:value="40862">
            <text:p>40862</text:p>
          </table:table-cell>
          <table:table-cell office:value-type="float" office:value="39044">
            <text:p>39044</text:p>
          </table:table-cell>
          <table:table-cell office:value-type="float" office:value="51061">
            <text:p>51061</text:p>
          </table:table-cell>
          <table:table-cell office:value-type="float" office:value="50637">
            <text:p>50637</text:p>
          </table:table-cell>
          <table:table-cell office:value-type="float" office:value="47213">
            <text:p>47213</text:p>
          </table:table-cell>
          <table:table-cell office:value-type="float" office:value="50492">
            <text:p>50492</text:p>
          </table:table-cell>
          <table:table-cell office:value-type="float" office:value="49063">
            <text:p>49063</text:p>
          </table:table-cell>
          <table:table-cell office:value-type="float" office:value="53027.4">
            <text:p>53027,4</text:p>
          </table:table-cell>
          <table:table-cell office:value-type="float" office:value="54251.5">
            <text:p>54251,5</text:p>
          </table:table-cell>
          <table:table-cell office:value-type="float" office:value="52878.4">
            <text:p>52878,4</text:p>
          </table:table-cell>
          <table:table-cell office:value-type="float" office:value="58485.1">
            <text:p>58485,1</text:p>
          </table:table-cell>
          <table:table-cell office:value-type="float" office:value="63040.2">
            <text:p>63040,2</text:p>
          </table:table-cell>
          <table:table-cell office:value-type="float" office:value="55580">
            <text:p>55580</text:p>
          </table:table-cell>
          <table:table-cell office:value-type="float" office:value="58145">
            <text:p>58145</text:p>
          </table:table-cell>
          <table:table-cell office:value-type="float" office:value="68938">
            <text:p>68938</text:p>
          </table:table-cell>
          <table:table-cell office:value-type="float" office:value="70112">
            <text:p>70112</text:p>
          </table:table-cell>
          <table:table-cell office:value-type="float" office:value="68256.89">
            <text:p>68256,89</text:p>
          </table:table-cell>
          <table:table-cell office:value-type="float" office:value="69463.58">
            <text:p>69463,58</text:p>
          </table:table-cell>
          <table:table-cell office:value-type="float" office:value="67315.61">
            <text:p>67315,61</text:p>
          </table:table-cell>
          <table:table-cell office:value-type="float" office:value="69815.62">
            <text:p>69815,62</text:p>
          </table:table-cell>
          <table:table-cell office:value-type="float" office:value="72581.8">
            <text:p>72581,8</text:p>
          </table:table-cell>
          <table:table-cell office:value-type="float" office:value="70744.39">
            <text:p>70744,39</text:p>
          </table:table-cell>
          <table:table-cell office:value-type="float" office:value="83366.21">
            <text:p>83366,21</text:p>
          </table:table-cell>
          <table:table-cell office:value-type="float" office:value="88724.48">
            <text:p>88724,48</text:p>
          </table:table-cell>
          <table:table-cell office:value-type="float" office:value="74637.2">
            <text:p>74637,2</text:p>
          </table:table-cell>
          <table:table-cell office:value-type="float" office:value="80164">
            <text:p>80164</text:p>
          </table:table-cell>
          <table:table-cell table:number-columns-repeated="907"/>
        </table:table-row>
        <table:table-row table:style-name="ro2">
          <table:table-cell office:value-type="string">
            <text:p>RIO PRIMERO</text:p>
          </table:table-cell>
          <table:table-cell office:value-type="string">
            <text:p>SAGRADA FAMILIA </text:p>
          </table:table-cell>
          <table:table-cell office:value-type="string">
            <text:p>Comuna</text:p>
          </table:table-cell>
          <table:table-cell office:value-type="float" office:value="11556">
            <text:p>11556</text:p>
          </table:table-cell>
          <table:table-cell office:value-type="float" office:value="13560">
            <text:p>13560</text:p>
          </table:table-cell>
          <table:table-cell office:value-type="float" office:value="12268">
            <text:p>12268</text:p>
          </table:table-cell>
          <table:table-cell office:value-type="float" office:value="12947">
            <text:p>12947</text:p>
          </table:table-cell>
          <table:table-cell office:value-type="float" office:value="13942">
            <text:p>13942</text:p>
          </table:table-cell>
          <table:table-cell office:value-type="float" office:value="14793">
            <text:p>14793</text:p>
          </table:table-cell>
          <table:table-cell office:value-type="float" office:value="14263">
            <text:p>14263</text:p>
          </table:table-cell>
          <table:table-cell office:value-type="float" office:value="13815">
            <text:p>13815</text:p>
          </table:table-cell>
          <table:table-cell office:value-type="float" office:value="13903">
            <text:p>13903</text:p>
          </table:table-cell>
          <table:table-cell office:value-type="float" office:value="14782">
            <text:p>14782</text:p>
          </table:table-cell>
          <table:table-cell office:value-type="float" office:value="14221">
            <text:p>14221</text:p>
          </table:table-cell>
          <table:table-cell office:value-type="float" office:value="15322">
            <text:p>15322</text:p>
          </table:table-cell>
          <table:table-cell office:value-type="float" office:value="15139">
            <text:p>15139</text:p>
          </table:table-cell>
          <table:table-cell office:value-type="float" office:value="16803">
            <text:p>16803</text:p>
          </table:table-cell>
          <table:table-cell office:value-type="float" office:value="15980">
            <text:p>15980</text:p>
          </table:table-cell>
          <table:table-cell office:value-type="float" office:value="16206">
            <text:p>16206</text:p>
          </table:table-cell>
          <table:table-cell office:value-type="float" office:value="19431">
            <text:p>19431</text:p>
          </table:table-cell>
          <table:table-cell office:value-type="float" office:value="20340">
            <text:p>20340</text:p>
          </table:table-cell>
          <table:table-cell office:value-type="float" office:value="19135">
            <text:p>19135</text:p>
          </table:table-cell>
          <table:table-cell office:value-type="float" office:value="18514">
            <text:p>18514</text:p>
          </table:table-cell>
          <table:table-cell office:value-type="float" office:value="19495">
            <text:p>19495</text:p>
          </table:table-cell>
          <table:table-cell office:value-type="float" office:value="18618">
            <text:p>18618</text:p>
          </table:table-cell>
          <table:table-cell office:value-type="float" office:value="19796">
            <text:p>19796</text:p>
          </table:table-cell>
          <table:table-cell office:value-type="float" office:value="17234">
            <text:p>17234</text:p>
          </table:table-cell>
          <table:table-cell office:value-type="float" office:value="22292">
            <text:p>22292</text:p>
          </table:table-cell>
          <table:table-cell office:value-type="float" office:value="22092">
            <text:p>22092</text:p>
          </table:table-cell>
          <table:table-cell office:value-type="float" office:value="23133">
            <text:p>23133</text:p>
          </table:table-cell>
          <table:table-cell office:value-type="float" office:value="21879">
            <text:p>21879</text:p>
          </table:table-cell>
          <table:table-cell office:value-type="float" office:value="26982">
            <text:p>26982</text:p>
          </table:table-cell>
          <table:table-cell office:value-type="float" office:value="27077">
            <text:p>27077</text:p>
          </table:table-cell>
          <table:table-cell office:value-type="float" office:value="30846.03">
            <text:p>30846,03</text:p>
          </table:table-cell>
          <table:table-cell office:value-type="float" office:value="31471.58">
            <text:p>31471,58</text:p>
          </table:table-cell>
          <table:table-cell office:value-type="float" office:value="32069.37">
            <text:p>32069,37</text:p>
          </table:table-cell>
          <table:table-cell office:value-type="float" office:value="25916.6">
            <text:p>25916,6</text:p>
          </table:table-cell>
          <table:table-cell office:value-type="float" office:value="28890.85">
            <text:p>28890,85</text:p>
          </table:table-cell>
          <table:table-cell office:value-type="float" office:value="27965.69">
            <text:p>27965,69</text:p>
          </table:table-cell>
          <table:table-cell office:value-type="float" office:value="31354">
            <text:p>31354</text:p>
          </table:table-cell>
          <table:table-cell office:value-type="float" office:value="27105">
            <text:p>27105</text:p>
          </table:table-cell>
          <table:table-cell office:value-type="float" office:value="26670">
            <text:p>26670</text:p>
          </table:table-cell>
          <table:table-cell office:value-type="float" office:value="25483">
            <text:p>25483</text:p>
          </table:table-cell>
          <table:table-cell office:value-type="float" office:value="33326">
            <text:p>33326</text:p>
          </table:table-cell>
          <table:table-cell office:value-type="float" office:value="33049">
            <text:p>33049</text:p>
          </table:table-cell>
          <table:table-cell office:value-type="float" office:value="30815">
            <text:p>30815</text:p>
          </table:table-cell>
          <table:table-cell office:value-type="float" office:value="32955">
            <text:p>32955</text:p>
          </table:table-cell>
          <table:table-cell office:value-type="float" office:value="32022">
            <text:p>32022</text:p>
          </table:table-cell>
          <table:table-cell office:value-type="float" office:value="34610">
            <text:p>34610</text:p>
          </table:table-cell>
          <table:table-cell office:value-type="float" office:value="35408.9">
            <text:p>35408,9</text:p>
          </table:table-cell>
          <table:table-cell office:value-type="float" office:value="34512.7">
            <text:p>34512,7</text:p>
          </table:table-cell>
          <table:table-cell office:value-type="float" office:value="38172.1">
            <text:p>38172,1</text:p>
          </table:table-cell>
          <table:table-cell office:value-type="float" office:value="41145.1">
            <text:p>41145,1</text:p>
          </table:table-cell>
          <table:table-cell office:value-type="float" office:value="36275.3">
            <text:p>36275,3</text:p>
          </table:table-cell>
          <table:table-cell office:value-type="float" office:value="37949">
            <text:p>37949</text:p>
          </table:table-cell>
          <table:table-cell office:value-type="float" office:value="44994">
            <text:p>44994</text:p>
          </table:table-cell>
          <table:table-cell office:value-type="float" office:value="45761">
            <text:p>45761</text:p>
          </table:table-cell>
          <table:table-cell office:value-type="float" office:value="44549.26">
            <text:p>44549,26</text:p>
          </table:table-cell>
          <table:table-cell office:value-type="float" office:value="45337.5">
            <text:p>45337,5</text:p>
          </table:table-cell>
          <table:table-cell office:value-type="float" office:value="43935.56">
            <text:p>43935,56</text:p>
          </table:table-cell>
          <table:table-cell office:value-type="float" office:value="45567.27">
            <text:p>45567,27</text:p>
          </table:table-cell>
          <table:table-cell office:value-type="float" office:value="47372.7">
            <text:p>47372,7</text:p>
          </table:table-cell>
          <table:table-cell office:value-type="float" office:value="46173.46">
            <text:p>46173,46</text:p>
          </table:table-cell>
          <table:table-cell office:value-type="float" office:value="54411.47">
            <text:p>54411,47</text:p>
          </table:table-cell>
          <table:table-cell office:value-type="float" office:value="57908.7">
            <text:p>57908,7</text:p>
          </table:table-cell>
          <table:table-cell office:value-type="float" office:value="48714.22">
            <text:p>48714,22</text:p>
          </table:table-cell>
          <table:table-cell office:value-type="float" office:value="52322">
            <text:p>52322</text:p>
          </table:table-cell>
          <table:table-cell table:number-columns-repeated="907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SALADILLO </text:p>
          </table:table-cell>
          <table:table-cell office:value-type="string">
            <text:p>Comuna</text:p>
          </table:table-cell>
          <table:table-cell office:value-type="float" office:value="13761">
            <text:p>13761</text:p>
          </table:table-cell>
          <table:table-cell office:value-type="float" office:value="16148">
            <text:p>16148</text:p>
          </table:table-cell>
          <table:table-cell office:value-type="float" office:value="14609">
            <text:p>14609</text:p>
          </table:table-cell>
          <table:table-cell office:value-type="float" office:value="15418">
            <text:p>15418</text:p>
          </table:table-cell>
          <table:table-cell office:value-type="float" office:value="16604">
            <text:p>16604</text:p>
          </table:table-cell>
          <table:table-cell office:value-type="float" office:value="17616">
            <text:p>17616</text:p>
          </table:table-cell>
          <table:table-cell office:value-type="float" office:value="16985">
            <text:p>16985</text:p>
          </table:table-cell>
          <table:table-cell office:value-type="float" office:value="16452">
            <text:p>16452</text:p>
          </table:table-cell>
          <table:table-cell office:value-type="float" office:value="16556">
            <text:p>16556</text:p>
          </table:table-cell>
          <table:table-cell office:value-type="float" office:value="17603">
            <text:p>17603</text:p>
          </table:table-cell>
          <table:table-cell office:value-type="float" office:value="16935">
            <text:p>16935</text:p>
          </table:table-cell>
          <table:table-cell office:value-type="float" office:value="18247">
            <text:p>18247</text:p>
          </table:table-cell>
          <table:table-cell office:value-type="float" office:value="18029">
            <text:p>18029</text:p>
          </table:table-cell>
          <table:table-cell office:value-type="float" office:value="20011">
            <text:p>20011</text:p>
          </table:table-cell>
          <table:table-cell office:value-type="float" office:value="19031">
            <text:p>19031</text:p>
          </table:table-cell>
          <table:table-cell office:value-type="float" office:value="19300">
            <text:p>19300</text:p>
          </table:table-cell>
          <table:table-cell office:value-type="float" office:value="23140">
            <text:p>23140</text:p>
          </table:table-cell>
          <table:table-cell office:value-type="float" office:value="24222">
            <text:p>24222</text:p>
          </table:table-cell>
          <table:table-cell office:value-type="float" office:value="22787">
            <text:p>22787</text:p>
          </table:table-cell>
          <table:table-cell office:value-type="float" office:value="22048">
            <text:p>22048</text:p>
          </table:table-cell>
          <table:table-cell office:value-type="float" office:value="23216">
            <text:p>23216</text:p>
          </table:table-cell>
          <table:table-cell office:value-type="float" office:value="22172">
            <text:p>22172</text:p>
          </table:table-cell>
          <table:table-cell office:value-type="float" office:value="23575">
            <text:p>23575</text:p>
          </table:table-cell>
          <table:table-cell office:value-type="float" office:value="20523">
            <text:p>20523</text:p>
          </table:table-cell>
          <table:table-cell office:value-type="float" office:value="26547">
            <text:p>26547</text:p>
          </table:table-cell>
          <table:table-cell office:value-type="float" office:value="26309">
            <text:p>26309</text:p>
          </table:table-cell>
          <table:table-cell office:value-type="float" office:value="27650">
            <text:p>27650</text:p>
          </table:table-cell>
          <table:table-cell office:value-type="float" office:value="26088">
            <text:p>26088</text:p>
          </table:table-cell>
          <table:table-cell office:value-type="float" office:value="32173">
            <text:p>32173</text:p>
          </table:table-cell>
          <table:table-cell office:value-type="float" office:value="32286">
            <text:p>32286</text:p>
          </table:table-cell>
          <table:table-cell office:value-type="float" office:value="29957.53">
            <text:p>29957,53</text:p>
          </table:table-cell>
          <table:table-cell office:value-type="float" office:value="30565.06">
            <text:p>30565,06</text:p>
          </table:table-cell>
          <table:table-cell office:value-type="float" office:value="31145.63">
            <text:p>31145,63</text:p>
          </table:table-cell>
          <table:table-cell office:value-type="float" office:value="30902.35">
            <text:p>30902,35</text:p>
          </table:table-cell>
          <table:table-cell office:value-type="float" office:value="34448.77">
            <text:p>34448,77</text:p>
          </table:table-cell>
          <table:table-cell office:value-type="float" office:value="33345.64">
            <text:p>33345,64</text:p>
          </table:table-cell>
          <table:table-cell office:value-type="float" office:value="37386">
            <text:p>37386</text:p>
          </table:table-cell>
          <table:table-cell office:value-type="float" office:value="32320">
            <text:p>32320</text:p>
          </table:table-cell>
          <table:table-cell office:value-type="float" office:value="31800">
            <text:p>31800</text:p>
          </table:table-cell>
          <table:table-cell office:value-type="float" office:value="30386">
            <text:p>30386</text:p>
          </table:table-cell>
          <table:table-cell office:value-type="float" office:value="39738">
            <text:p>39738</text:p>
          </table:table-cell>
          <table:table-cell office:value-type="float" office:value="39407">
            <text:p>39407</text:p>
          </table:table-cell>
          <table:table-cell office:value-type="float" office:value="36743">
            <text:p>36743</text:p>
          </table:table-cell>
          <table:table-cell office:value-type="float" office:value="39295">
            <text:p>39295</text:p>
          </table:table-cell>
          <table:table-cell office:value-type="float" office:value="38183">
            <text:p>38183</text:p>
          </table:table-cell>
          <table:table-cell office:value-type="float" office:value="41268.1">
            <text:p>41268,1</text:p>
          </table:table-cell>
          <table:table-cell office:value-type="float" office:value="42220.7">
            <text:p>42220,7</text:p>
          </table:table-cell>
          <table:table-cell office:value-type="float" office:value="41152.1">
            <text:p>41152,1</text:p>
          </table:table-cell>
          <table:table-cell office:value-type="float" office:value="45516.5">
            <text:p>45516,5</text:p>
          </table:table-cell>
          <table:table-cell office:value-type="float" office:value="49060.4">
            <text:p>49060,4</text:p>
          </table:table-cell>
          <table:table-cell office:value-type="float" office:value="43253.8">
            <text:p>43253,8</text:p>
          </table:table-cell>
          <table:table-cell office:value-type="float" office:value="45250">
            <text:p>45250</text:p>
          </table:table-cell>
          <table:table-cell office:value-type="float" office:value="53650">
            <text:p>53650</text:p>
          </table:table-cell>
          <table:table-cell office:value-type="float" office:value="54564">
            <text:p>54564</text:p>
          </table:table-cell>
          <table:table-cell office:value-type="float" office:value="53119.5">
            <text:p>53119,5</text:p>
          </table:table-cell>
          <table:table-cell office:value-type="float" office:value="54059.37">
            <text:p>54059,37</text:p>
          </table:table-cell>
          <table:table-cell office:value-type="float" office:value="52387.74">
            <text:p>52387,74</text:p>
          </table:table-cell>
          <table:table-cell office:value-type="float" office:value="54333.35">
            <text:p>54333,35</text:p>
          </table:table-cell>
          <table:table-cell office:value-type="float" office:value="56486.1">
            <text:p>56486,1</text:p>
          </table:table-cell>
          <table:table-cell office:value-type="float" office:value="55056.15">
            <text:p>55056,15</text:p>
          </table:table-cell>
          <table:table-cell office:value-type="float" office:value="64878.96">
            <text:p>64878,96</text:p>
          </table:table-cell>
          <table:table-cell office:value-type="float" office:value="69048.98">
            <text:p>69048,98</text:p>
          </table:table-cell>
          <table:table-cell office:value-type="float" office:value="58085.69">
            <text:p>58085,69</text:p>
          </table:table-cell>
          <table:table-cell office:value-type="float" office:value="62387">
            <text:p>62387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SAN CLEMENTE </text:p>
          </table:table-cell>
          <table:table-cell office:value-type="string">
            <text:p>Comuna</text:p>
          </table:table-cell>
          <table:table-cell office:value-type="float" office:value="13125">
            <text:p>13125</text:p>
          </table:table-cell>
          <table:table-cell office:value-type="float" office:value="15400">
            <text:p>15400</text:p>
          </table:table-cell>
          <table:table-cell office:value-type="float" office:value="13933">
            <text:p>13933</text:p>
          </table:table-cell>
          <table:table-cell office:value-type="float" office:value="14704">
            <text:p>14704</text:p>
          </table:table-cell>
          <table:table-cell office:value-type="float" office:value="15836">
            <text:p>15836</text:p>
          </table:table-cell>
          <table:table-cell office:value-type="float" office:value="16801">
            <text:p>16801</text:p>
          </table:table-cell>
          <table:table-cell office:value-type="float" office:value="16199">
            <text:p>16199</text:p>
          </table:table-cell>
          <table:table-cell office:value-type="float" office:value="15690">
            <text:p>15690</text:p>
          </table:table-cell>
          <table:table-cell office:value-type="float" office:value="15790">
            <text:p>15790</text:p>
          </table:table-cell>
          <table:table-cell office:value-type="float" office:value="16789">
            <text:p>16789</text:p>
          </table:table-cell>
          <table:table-cell office:value-type="float" office:value="16151">
            <text:p>16151</text:p>
          </table:table-cell>
          <table:table-cell office:value-type="float" office:value="17403">
            <text:p>17403</text:p>
          </table:table-cell>
          <table:table-cell office:value-type="float" office:value="17195">
            <text:p>17195</text:p>
          </table:table-cell>
          <table:table-cell office:value-type="float" office:value="19085">
            <text:p>19085</text:p>
          </table:table-cell>
          <table:table-cell office:value-type="float" office:value="18150">
            <text:p>18150</text:p>
          </table:table-cell>
          <table:table-cell office:value-type="float" office:value="18407">
            <text:p>18407</text:p>
          </table:table-cell>
          <table:table-cell office:value-type="float" office:value="22070">
            <text:p>22070</text:p>
          </table:table-cell>
          <table:table-cell office:value-type="float" office:value="23101">
            <text:p>23101</text:p>
          </table:table-cell>
          <table:table-cell office:value-type="float" office:value="21733">
            <text:p>21733</text:p>
          </table:table-cell>
          <table:table-cell office:value-type="float" office:value="21028">
            <text:p>21028</text:p>
          </table:table-cell>
          <table:table-cell office:value-type="float" office:value="22142">
            <text:p>22142</text:p>
          </table:table-cell>
          <table:table-cell office:value-type="float" office:value="21146">
            <text:p>21146</text:p>
          </table:table-cell>
          <table:table-cell office:value-type="float" office:value="22484">
            <text:p>22484</text:p>
          </table:table-cell>
          <table:table-cell office:value-type="float" office:value="19572">
            <text:p>19572</text:p>
          </table:table-cell>
          <table:table-cell office:value-type="float" office:value="25319">
            <text:p>25319</text:p>
          </table:table-cell>
          <table:table-cell office:value-type="float" office:value="25091">
            <text:p>25091</text:p>
          </table:table-cell>
          <table:table-cell office:value-type="float" office:value="27777">
            <text:p>27777</text:p>
          </table:table-cell>
          <table:table-cell office:value-type="float" office:value="25336">
            <text:p>25336</text:p>
          </table:table-cell>
          <table:table-cell office:value-type="float" office:value="31246">
            <text:p>31246</text:p>
          </table:table-cell>
          <table:table-cell office:value-type="float" office:value="31356">
            <text:p>31356</text:p>
          </table:table-cell>
          <table:table-cell office:value-type="float" office:value="49894.23">
            <text:p>49894,23</text:p>
          </table:table-cell>
          <table:table-cell office:value-type="float" office:value="50906.09">
            <text:p>50906,09</text:p>
          </table:table-cell>
          <table:table-cell office:value-type="float" office:value="51873.02">
            <text:p>51873,02</text:p>
          </table:table-cell>
          <table:table-cell office:value-type="float" office:value="30012.22">
            <text:p>30012,22</text:p>
          </table:table-cell>
          <table:table-cell office:value-type="float" office:value="33456.5">
            <text:p>33456,5</text:p>
          </table:table-cell>
          <table:table-cell office:value-type="float" office:value="32385.13">
            <text:p>32385,13</text:p>
          </table:table-cell>
          <table:table-cell office:value-type="float" office:value="36309">
            <text:p>36309</text:p>
          </table:table-cell>
          <table:table-cell office:value-type="float" office:value="31389">
            <text:p>31389</text:p>
          </table:table-cell>
          <table:table-cell office:value-type="float" office:value="30884">
            <text:p>30884</text:p>
          </table:table-cell>
          <table:table-cell office:value-type="float" office:value="29510">
            <text:p>29510</text:p>
          </table:table-cell>
          <table:table-cell office:value-type="float" office:value="38593">
            <text:p>38593</text:p>
          </table:table-cell>
          <table:table-cell office:value-type="float" office:value="38272">
            <text:p>38272</text:p>
          </table:table-cell>
          <table:table-cell office:value-type="float" office:value="35685">
            <text:p>35685</text:p>
          </table:table-cell>
          <table:table-cell office:value-type="float" office:value="38163">
            <text:p>38163</text:p>
          </table:table-cell>
          <table:table-cell office:value-type="float" office:value="37083">
            <text:p>37083</text:p>
          </table:table-cell>
          <table:table-cell office:value-type="float" office:value="40079.4">
            <text:p>40079,4</text:p>
          </table:table-cell>
          <table:table-cell office:value-type="float" office:value="41004.6">
            <text:p>41004,6</text:p>
          </table:table-cell>
          <table:table-cell office:value-type="float" office:value="39966.8">
            <text:p>39966,8</text:p>
          </table:table-cell>
          <table:table-cell office:value-type="float" office:value="44204.4">
            <text:p>44204,4</text:p>
          </table:table-cell>
          <table:table-cell office:value-type="float" office:value="47647.3">
            <text:p>47647,3</text:p>
          </table:table-cell>
          <table:table-cell office:value-type="float" office:value="42007.9">
            <text:p>42007,9</text:p>
          </table:table-cell>
          <table:table-cell office:value-type="float" office:value="43947">
            <text:p>43947</text:p>
          </table:table-cell>
          <table:table-cell office:value-type="float" office:value="52104">
            <text:p>52104</text:p>
          </table:table-cell>
          <table:table-cell office:value-type="float" office:value="52992">
            <text:p>52992</text:p>
          </table:table-cell>
          <table:table-cell office:value-type="float" office:value="51589.42">
            <text:p>51589,42</text:p>
          </table:table-cell>
          <table:table-cell office:value-type="float" office:value="52502.22">
            <text:p>52502,22</text:p>
          </table:table-cell>
          <table:table-cell office:value-type="float" office:value="50878.74">
            <text:p>50878,74</text:p>
          </table:table-cell>
          <table:table-cell office:value-type="float" office:value="52768.31">
            <text:p>52768,31</text:p>
          </table:table-cell>
          <table:table-cell office:value-type="float" office:value="54859.05">
            <text:p>54859,05</text:p>
          </table:table-cell>
          <table:table-cell office:value-type="float" office:value="53470.29">
            <text:p>53470,29</text:p>
          </table:table-cell>
          <table:table-cell office:value-type="float" office:value="63010.16">
            <text:p>63010,16</text:p>
          </table:table-cell>
          <table:table-cell office:value-type="float" office:value="67060.06">
            <text:p>67060,06</text:p>
          </table:table-cell>
          <table:table-cell office:value-type="float" office:value="56412.57">
            <text:p>56412,57</text:p>
          </table:table-cell>
          <table:table-cell office:value-type="float" office:value="60590">
            <text:p>60590</text:p>
          </table:table-cell>
          <table:table-cell table:number-columns-repeated="907"/>
        </table:table-row>
        <table:table-row table:style-name="ro2">
          <table:table-cell office:value-type="string">
            <text:p>POCHO</text:p>
          </table:table-cell>
          <table:table-cell office:value-type="string">
            <text:p>SAN GERONIMO </text:p>
          </table:table-cell>
          <table:table-cell office:value-type="string">
            <text:p>Comuna</text:p>
          </table:table-cell>
          <table:table-cell office:value-type="float" office:value="21699">
            <text:p>21699</text:p>
          </table:table-cell>
          <table:table-cell office:value-type="float" office:value="25461">
            <text:p>25461</text:p>
          </table:table-cell>
          <table:table-cell office:value-type="float" office:value="23036">
            <text:p>23036</text:p>
          </table:table-cell>
          <table:table-cell office:value-type="float" office:value="24312">
            <text:p>24312</text:p>
          </table:table-cell>
          <table:table-cell office:value-type="float" office:value="26180">
            <text:p>26180</text:p>
          </table:table-cell>
          <table:table-cell office:value-type="float" office:value="27776">
            <text:p>27776</text:p>
          </table:table-cell>
          <table:table-cell office:value-type="float" office:value="26782">
            <text:p>26782</text:p>
          </table:table-cell>
          <table:table-cell office:value-type="float" office:value="25940">
            <text:p>25940</text:p>
          </table:table-cell>
          <table:table-cell office:value-type="float" office:value="26106">
            <text:p>26106</text:p>
          </table:table-cell>
          <table:table-cell office:value-type="float" office:value="27757">
            <text:p>27757</text:p>
          </table:table-cell>
          <table:table-cell office:value-type="float" office:value="26703">
            <text:p>26703</text:p>
          </table:table-cell>
          <table:table-cell office:value-type="float" office:value="28772">
            <text:p>28772</text:p>
          </table:table-cell>
          <table:table-cell office:value-type="float" office:value="28428">
            <text:p>28428</text:p>
          </table:table-cell>
          <table:table-cell office:value-type="float" office:value="31553">
            <text:p>31553</text:p>
          </table:table-cell>
          <table:table-cell office:value-type="float" office:value="30007">
            <text:p>30007</text:p>
          </table:table-cell>
          <table:table-cell office:value-type="float" office:value="30432">
            <text:p>30432</text:p>
          </table:table-cell>
          <table:table-cell office:value-type="float" office:value="36487">
            <text:p>36487</text:p>
          </table:table-cell>
          <table:table-cell office:value-type="float" office:value="38193">
            <text:p>38193</text:p>
          </table:table-cell>
          <table:table-cell office:value-type="float" office:value="35930">
            <text:p>35930</text:p>
          </table:table-cell>
          <table:table-cell office:value-type="float" office:value="34765">
            <text:p>34765</text:p>
          </table:table-cell>
          <table:table-cell office:value-type="float" office:value="36607">
            <text:p>36607</text:p>
          </table:table-cell>
          <table:table-cell office:value-type="float" office:value="34960">
            <text:p>34960</text:p>
          </table:table-cell>
          <table:table-cell office:value-type="float" office:value="37173">
            <text:p>37173</text:p>
          </table:table-cell>
          <table:table-cell office:value-type="float" office:value="32359">
            <text:p>32359</text:p>
          </table:table-cell>
          <table:table-cell office:value-type="float" office:value="41859">
            <text:p>41859</text:p>
          </table:table-cell>
          <table:table-cell office:value-type="float" office:value="41483">
            <text:p>41483</text:p>
          </table:table-cell>
          <table:table-cell office:value-type="float" office:value="46878">
            <text:p>46878</text:p>
          </table:table-cell>
          <table:table-cell office:value-type="float" office:value="42197">
            <text:p>42197</text:p>
          </table:table-cell>
          <table:table-cell office:value-type="float" office:value="52040">
            <text:p>52040</text:p>
          </table:table-cell>
          <table:table-cell office:value-type="float" office:value="52224">
            <text:p>52224</text:p>
          </table:table-cell>
          <table:table-cell office:value-type="float" office:value="36357.57">
            <text:p>36357,57</text:p>
          </table:table-cell>
          <table:table-cell office:value-type="float" office:value="37094.9">
            <text:p>37094,9</text:p>
          </table:table-cell>
          <table:table-cell office:value-type="float" office:value="37799.5">
            <text:p>37799,5</text:p>
          </table:table-cell>
          <table:table-cell office:value-type="float" office:value="49985.33">
            <text:p>49985,33</text:p>
          </table:table-cell>
          <table:table-cell office:value-type="float" office:value="55721.77">
            <text:p>55721,77</text:p>
          </table:table-cell>
          <table:table-cell office:value-type="float" office:value="53937.41">
            <text:p>53937,41</text:p>
          </table:table-cell>
          <table:table-cell office:value-type="float" office:value="60473">
            <text:p>60473</text:p>
          </table:table-cell>
          <table:table-cell office:value-type="float" office:value="52278">
            <text:p>52278</text:p>
          </table:table-cell>
          <table:table-cell office:value-type="float" office:value="51438">
            <text:p>51438</text:p>
          </table:table-cell>
          <table:table-cell office:value-type="float" office:value="49149">
            <text:p>49149</text:p>
          </table:table-cell>
          <table:table-cell office:value-type="float" office:value="64277">
            <text:p>64277</text:p>
          </table:table-cell>
          <table:table-cell office:value-type="float" office:value="63742">
            <text:p>63742</text:p>
          </table:table-cell>
          <table:table-cell office:value-type="float" office:value="59433">
            <text:p>59433</text:p>
          </table:table-cell>
          <table:table-cell office:value-type="float" office:value="63560">
            <text:p>63560</text:p>
          </table:table-cell>
          <table:table-cell office:value-type="float" office:value="61762">
            <text:p>61762</text:p>
          </table:table-cell>
          <table:table-cell office:value-type="float" office:value="66752.2">
            <text:p>66752,2</text:p>
          </table:table-cell>
          <table:table-cell office:value-type="float" office:value="68293.1">
            <text:p>68293,1</text:p>
          </table:table-cell>
          <table:table-cell office:value-type="float" office:value="66564.6">
            <text:p>66564,6</text:p>
          </table:table-cell>
          <table:table-cell office:value-type="float" office:value="73622.5">
            <text:p>73622,5</text:p>
          </table:table-cell>
          <table:table-cell office:value-type="float" office:value="79356.5">
            <text:p>79356,5</text:p>
          </table:table-cell>
          <table:table-cell office:value-type="float" office:value="69964.1">
            <text:p>69964,1</text:p>
          </table:table-cell>
          <table:table-cell office:value-type="float" office:value="73193">
            <text:p>73193</text:p>
          </table:table-cell>
          <table:table-cell office:value-type="float" office:value="86780">
            <text:p>86780</text:p>
          </table:table-cell>
          <table:table-cell office:value-type="float" office:value="88258">
            <text:p>88258</text:p>
          </table:table-cell>
          <table:table-cell office:value-type="float" office:value="85922.13">
            <text:p>85922,13</text:p>
          </table:table-cell>
          <table:table-cell office:value-type="float" office:value="87442.4">
            <text:p>87442,4</text:p>
          </table:table-cell>
          <table:table-cell office:value-type="float" office:value="84738.49">
            <text:p>84738,49</text:p>
          </table:table-cell>
          <table:table-cell office:value-type="float" office:value="87885.57">
            <text:p>87885,57</text:p>
          </table:table-cell>
          <table:table-cell office:value-type="float" office:value="91367.7">
            <text:p>91367,7</text:p>
          </table:table-cell>
          <table:table-cell office:value-type="float" office:value="89054.72">
            <text:p>89054,72</text:p>
          </table:table-cell>
          <table:table-cell office:value-type="float" office:value="104943.36">
            <text:p>104943,36</text:p>
          </table:table-cell>
          <table:table-cell office:value-type="float" office:value="111688.48">
            <text:p>111688,48</text:p>
          </table:table-cell>
          <table:table-cell office:value-type="float" office:value="93955.08">
            <text:p>93955,08</text:p>
          </table:table-cell>
          <table:table-cell office:value-type="float" office:value="100913">
            <text:p>100913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SAN IGNACIO </text:p>
          </table:table-cell>
          <table:table-cell office:value-type="string">
            <text:p>Comuna</text:p>
          </table:table-cell>
          <table:table-cell office:value-type="float" office:value="16451">
            <text:p>16451</text:p>
          </table:table-cell>
          <table:table-cell office:value-type="float" office:value="19305">
            <text:p>19305</text:p>
          </table:table-cell>
          <table:table-cell office:value-type="float" office:value="17465">
            <text:p>17465</text:p>
          </table:table-cell>
          <table:table-cell office:value-type="float" office:value="18432">
            <text:p>18432</text:p>
          </table:table-cell>
          <table:table-cell office:value-type="float" office:value="19849">
            <text:p>19849</text:p>
          </table:table-cell>
          <table:table-cell office:value-type="float" office:value="21058">
            <text:p>21058</text:p>
          </table:table-cell>
          <table:table-cell office:value-type="float" office:value="20305">
            <text:p>20305</text:p>
          </table:table-cell>
          <table:table-cell office:value-type="float" office:value="19667">
            <text:p>19667</text:p>
          </table:table-cell>
          <table:table-cell office:value-type="float" office:value="19792">
            <text:p>19792</text:p>
          </table:table-cell>
          <table:table-cell office:value-type="float" office:value="21044">
            <text:p>21044</text:p>
          </table:table-cell>
          <table:table-cell office:value-type="float" office:value="20245">
            <text:p>20245</text:p>
          </table:table-cell>
          <table:table-cell office:value-type="float" office:value="21814">
            <text:p>21814</text:p>
          </table:table-cell>
          <table:table-cell office:value-type="float" office:value="21553">
            <text:p>21553</text:p>
          </table:table-cell>
          <table:table-cell office:value-type="float" office:value="23922">
            <text:p>23922</text:p>
          </table:table-cell>
          <table:table-cell office:value-type="float" office:value="22750">
            <text:p>22750</text:p>
          </table:table-cell>
          <table:table-cell office:value-type="float" office:value="23072">
            <text:p>23072</text:p>
          </table:table-cell>
          <table:table-cell office:value-type="float" office:value="27663">
            <text:p>27663</text:p>
          </table:table-cell>
          <table:table-cell office:value-type="float" office:value="28956">
            <text:p>28956</text:p>
          </table:table-cell>
          <table:table-cell office:value-type="float" office:value="27241">
            <text:p>27241</text:p>
          </table:table-cell>
          <table:table-cell office:value-type="float" office:value="26357">
            <text:p>26357</text:p>
          </table:table-cell>
          <table:table-cell office:value-type="float" office:value="27754">
            <text:p>27754</text:p>
          </table:table-cell>
          <table:table-cell office:value-type="float" office:value="26505">
            <text:p>26505</text:p>
          </table:table-cell>
          <table:table-cell office:value-type="float" office:value="28183">
            <text:p>28183</text:p>
          </table:table-cell>
          <table:table-cell office:value-type="float" office:value="24533">
            <text:p>24533</text:p>
          </table:table-cell>
          <table:table-cell office:value-type="float" office:value="31736">
            <text:p>31736</text:p>
          </table:table-cell>
          <table:table-cell office:value-type="float" office:value="31451">
            <text:p>31451</text:p>
          </table:table-cell>
          <table:table-cell office:value-type="float" office:value="31704">
            <text:p>31704</text:p>
          </table:table-cell>
          <table:table-cell office:value-type="float" office:value="30749">
            <text:p>30749</text:p>
          </table:table-cell>
          <table:table-cell office:value-type="float" office:value="37921">
            <text:p>37921</text:p>
          </table:table-cell>
          <table:table-cell office:value-type="float" office:value="38055">
            <text:p>38055</text:p>
          </table:table-cell>
          <table:table-cell office:value-type="float" office:value="28527.87">
            <text:p>28527,87</text:p>
          </table:table-cell>
          <table:table-cell office:value-type="float" office:value="29106.41">
            <text:p>29106,41</text:p>
          </table:table-cell>
          <table:table-cell office:value-type="float" office:value="29659.27">
            <text:p>29659,27</text:p>
          </table:table-cell>
          <table:table-cell office:value-type="float" office:value="36423.95">
            <text:p>36423,95</text:p>
          </table:table-cell>
          <table:table-cell office:value-type="float" office:value="40604.05">
            <text:p>40604,05</text:p>
          </table:table-cell>
          <table:table-cell office:value-type="float" office:value="39303.81">
            <text:p>39303,81</text:p>
          </table:table-cell>
          <table:table-cell office:value-type="float" office:value="44066">
            <text:p>44066</text:p>
          </table:table-cell>
          <table:table-cell office:value-type="float" office:value="38095">
            <text:p>38095</text:p>
          </table:table-cell>
          <table:table-cell office:value-type="float" office:value="37483">
            <text:p>37483</text:p>
          </table:table-cell>
          <table:table-cell office:value-type="float" office:value="35815">
            <text:p>35815</text:p>
          </table:table-cell>
          <table:table-cell office:value-type="float" office:value="46838">
            <text:p>46838</text:p>
          </table:table-cell>
          <table:table-cell office:value-type="float" office:value="46449">
            <text:p>46449</text:p>
          </table:table-cell>
          <table:table-cell office:value-type="float" office:value="43309">
            <text:p>43309</text:p>
          </table:table-cell>
          <table:table-cell office:value-type="float" office:value="46316">
            <text:p>46316</text:p>
          </table:table-cell>
          <table:table-cell office:value-type="float" office:value="45005">
            <text:p>45005</text:p>
          </table:table-cell>
          <table:table-cell office:value-type="float" office:value="48641.9">
            <text:p>48641,9</text:p>
          </table:table-cell>
          <table:table-cell office:value-type="float" office:value="49764.7">
            <text:p>49764,7</text:p>
          </table:table-cell>
          <table:table-cell office:value-type="float" office:value="48505.2">
            <text:p>48505,2</text:p>
          </table:table-cell>
          <table:table-cell office:value-type="float" office:value="53648.2">
            <text:p>53648,2</text:p>
          </table:table-cell>
          <table:table-cell office:value-type="float" office:value="57826.5">
            <text:p>57826,5</text:p>
          </table:table-cell>
          <table:table-cell office:value-type="float" office:value="50982.4">
            <text:p>50982,4</text:p>
          </table:table-cell>
          <table:table-cell office:value-type="float" office:value="53335">
            <text:p>53335</text:p>
          </table:table-cell>
          <table:table-cell office:value-type="float" office:value="63236">
            <text:p>63236</text:p>
          </table:table-cell>
          <table:table-cell office:value-type="float" office:value="64313">
            <text:p>64313</text:p>
          </table:table-cell>
          <table:table-cell office:value-type="float" office:value="62610.84">
            <text:p>62610,84</text:p>
          </table:table-cell>
          <table:table-cell office:value-type="float" office:value="63718.65">
            <text:p>63718,65</text:p>
          </table:table-cell>
          <table:table-cell office:value-type="float" office:value="61748.33">
            <text:p>61748,33</text:p>
          </table:table-cell>
          <table:table-cell office:value-type="float" office:value="64041.58">
            <text:p>64041,58</text:p>
          </table:table-cell>
          <table:table-cell office:value-type="float" office:value="66578.99">
            <text:p>66578,99</text:p>
          </table:table-cell>
          <table:table-cell office:value-type="float" office:value="64893.53">
            <text:p>64893,53</text:p>
          </table:table-cell>
          <table:table-cell office:value-type="float" office:value="76471.48">
            <text:p>76471,48</text:p>
          </table:table-cell>
          <table:table-cell office:value-type="float" office:value="81386.59">
            <text:p>81386,59</text:p>
          </table:table-cell>
          <table:table-cell office:value-type="float" office:value="68464.39">
            <text:p>68464,39</text:p>
          </table:table-cell>
          <table:table-cell office:value-type="float" office:value="73534">
            <text:p>73534</text:p>
          </table:table-cell>
          <table:table-cell table:number-columns-repeated="907"/>
        </table:table-row>
        <table:table-row table:style-name="ro2">
          <table:table-cell office:value-type="string">
            <text:p>PTE.ROQUE SAENZ PEÑA</text:p>
          </table:table-cell>
          <table:table-cell office:value-type="string">
            <text:p>SAN JOAQUIN </text:p>
          </table:table-cell>
          <table:table-cell office:value-type="string">
            <text:p>Comuna</text:p>
          </table:table-cell>
          <table:table-cell office:value-type="float" office:value="12775">
            <text:p>12775</text:p>
          </table:table-cell>
          <table:table-cell office:value-type="float" office:value="14991">
            <text:p>14991</text:p>
          </table:table-cell>
          <table:table-cell office:value-type="float" office:value="13563">
            <text:p>13563</text:p>
          </table:table-cell>
          <table:table-cell office:value-type="float" office:value="14314">
            <text:p>14314</text:p>
          </table:table-cell>
          <table:table-cell office:value-type="float" office:value="15414">
            <text:p>15414</text:p>
          </table:table-cell>
          <table:table-cell office:value-type="float" office:value="16353">
            <text:p>16353</text:p>
          </table:table-cell>
          <table:table-cell office:value-type="float" office:value="15768">
            <text:p>15768</text:p>
          </table:table-cell>
          <table:table-cell office:value-type="float" office:value="15273">
            <text:p>15273</text:p>
          </table:table-cell>
          <table:table-cell office:value-type="float" office:value="15370">
            <text:p>15370</text:p>
          </table:table-cell>
          <table:table-cell office:value-type="float" office:value="16342">
            <text:p>16342</text:p>
          </table:table-cell>
          <table:table-cell office:value-type="float" office:value="15722">
            <text:p>15722</text:p>
          </table:table-cell>
          <table:table-cell office:value-type="float" office:value="16940">
            <text:p>16940</text:p>
          </table:table-cell>
          <table:table-cell office:value-type="float" office:value="16737">
            <text:p>16737</text:p>
          </table:table-cell>
          <table:table-cell office:value-type="float" office:value="18577">
            <text:p>18577</text:p>
          </table:table-cell>
          <table:table-cell office:value-type="float" office:value="17667">
            <text:p>17667</text:p>
          </table:table-cell>
          <table:table-cell office:value-type="float" office:value="17917">
            <text:p>17917</text:p>
          </table:table-cell>
          <table:table-cell office:value-type="float" office:value="21483">
            <text:p>21483</text:p>
          </table:table-cell>
          <table:table-cell office:value-type="float" office:value="22487">
            <text:p>22487</text:p>
          </table:table-cell>
          <table:table-cell office:value-type="float" office:value="21155">
            <text:p>21155</text:p>
          </table:table-cell>
          <table:table-cell office:value-type="float" office:value="20469">
            <text:p>20469</text:p>
          </table:table-cell>
          <table:table-cell office:value-type="float" office:value="21553">
            <text:p>21553</text:p>
          </table:table-cell>
          <table:table-cell office:value-type="float" office:value="20583">
            <text:p>20583</text:p>
          </table:table-cell>
          <table:table-cell office:value-type="float" office:value="21886">
            <text:p>21886</text:p>
          </table:table-cell>
          <table:table-cell office:value-type="float" office:value="19052">
            <text:p>19052</text:p>
          </table:table-cell>
          <table:table-cell office:value-type="float" office:value="24645">
            <text:p>24645</text:p>
          </table:table-cell>
          <table:table-cell office:value-type="float" office:value="24424">
            <text:p>24424</text:p>
          </table:table-cell>
          <table:table-cell office:value-type="float" office:value="25386">
            <text:p>25386</text:p>
          </table:table-cell>
          <table:table-cell office:value-type="float" office:value="24127">
            <text:p>24127</text:p>
          </table:table-cell>
          <table:table-cell office:value-type="float" office:value="29755">
            <text:p>29755</text:p>
          </table:table-cell>
          <table:table-cell office:value-type="float" office:value="29860">
            <text:p>29860</text:p>
          </table:table-cell>
          <table:table-cell office:value-type="float" office:value="73680.55">
            <text:p>73680,55</text:p>
          </table:table-cell>
          <table:table-cell office:value-type="float" office:value="75174.79">
            <text:p>75174,79</text:p>
          </table:table-cell>
          <table:table-cell office:value-type="float" office:value="76602.7">
            <text:p>76602,7</text:p>
          </table:table-cell>
          <table:table-cell office:value-type="float" office:value="28579.95">
            <text:p>28579,95</text:p>
          </table:table-cell>
          <table:table-cell office:value-type="float" office:value="31859.86">
            <text:p>31859,86</text:p>
          </table:table-cell>
          <table:table-cell office:value-type="float" office:value="30839.62">
            <text:p>30839,62</text:p>
          </table:table-cell>
          <table:table-cell office:value-type="float" office:value="34577">
            <text:p>34577</text:p>
          </table:table-cell>
          <table:table-cell office:value-type="float" office:value="29891">
            <text:p>29891</text:p>
          </table:table-cell>
          <table:table-cell office:value-type="float" office:value="29411">
            <text:p>29411</text:p>
          </table:table-cell>
          <table:table-cell office:value-type="float" office:value="28102">
            <text:p>28102</text:p>
          </table:table-cell>
          <table:table-cell office:value-type="float" office:value="36751">
            <text:p>36751</text:p>
          </table:table-cell>
          <table:table-cell office:value-type="float" office:value="36446">
            <text:p>36446</text:p>
          </table:table-cell>
          <table:table-cell office:value-type="float" office:value="33982">
            <text:p>33982</text:p>
          </table:table-cell>
          <table:table-cell office:value-type="float" office:value="36342">
            <text:p>36342</text:p>
          </table:table-cell>
          <table:table-cell office:value-type="float" office:value="35313">
            <text:p>35313</text:p>
          </table:table-cell>
          <table:table-cell office:value-type="float" office:value="38166.7">
            <text:p>38166,7</text:p>
          </table:table-cell>
          <table:table-cell office:value-type="float" office:value="39047.7">
            <text:p>39047,7</text:p>
          </table:table-cell>
          <table:table-cell office:value-type="float" office:value="38060.4">
            <text:p>38060,4</text:p>
          </table:table-cell>
          <table:table-cell office:value-type="float" office:value="42094.9">
            <text:p>42094,9</text:p>
          </table:table-cell>
          <table:table-cell office:value-type="float" office:value="45373.4">
            <text:p>45373,4</text:p>
          </table:table-cell>
          <table:table-cell office:value-type="float" office:value="40003.2">
            <text:p>40003,2</text:p>
          </table:table-cell>
          <table:table-cell office:value-type="float" office:value="41849">
            <text:p>41849</text:p>
          </table:table-cell>
          <table:table-cell office:value-type="float" office:value="49618">
            <text:p>49618</text:p>
          </table:table-cell>
          <table:table-cell office:value-type="float" office:value="50463">
            <text:p>50463</text:p>
          </table:table-cell>
          <table:table-cell office:value-type="float" office:value="49127.43">
            <text:p>49127,43</text:p>
          </table:table-cell>
          <table:table-cell office:value-type="float" office:value="49996.67">
            <text:p>49996,67</text:p>
          </table:table-cell>
          <table:table-cell office:value-type="float" office:value="48450.66">
            <text:p>48450,66</text:p>
          </table:table-cell>
          <table:table-cell office:value-type="float" office:value="50250.05">
            <text:p>50250,05</text:p>
          </table:table-cell>
          <table:table-cell office:value-type="float" office:value="52241.02">
            <text:p>52241,02</text:p>
          </table:table-cell>
          <table:table-cell office:value-type="float" office:value="50918.53">
            <text:p>50918,53</text:p>
          </table:table-cell>
          <table:table-cell office:value-type="float" office:value="60003.13">
            <text:p>60003,13</text:p>
          </table:table-cell>
          <table:table-cell office:value-type="float" office:value="63859.77">
            <text:p>63859,77</text:p>
          </table:table-cell>
          <table:table-cell office:value-type="float" office:value="53720.4">
            <text:p>53720,4</text:p>
          </table:table-cell>
          <table:table-cell office:value-type="float" office:value="57699">
            <text:p>57699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SAN LORENZO </text:p>
          </table:table-cell>
          <table:table-cell office:value-type="string">
            <text:p>Comuna</text:p>
          </table:table-cell>
          <table:table-cell office:value-type="float" office:value="31582">
            <text:p>31582</text:p>
          </table:table-cell>
          <table:table-cell office:value-type="float" office:value="37058">
            <text:p>37058</text:p>
          </table:table-cell>
          <table:table-cell office:value-type="float" office:value="33527">
            <text:p>33527</text:p>
          </table:table-cell>
          <table:table-cell office:value-type="float" office:value="35384">
            <text:p>35384</text:p>
          </table:table-cell>
          <table:table-cell office:value-type="float" office:value="38104">
            <text:p>38104</text:p>
          </table:table-cell>
          <table:table-cell office:value-type="float" office:value="40426">
            <text:p>40426</text:p>
          </table:table-cell>
          <table:table-cell office:value-type="float" office:value="38979">
            <text:p>38979</text:p>
          </table:table-cell>
          <table:table-cell office:value-type="float" office:value="37755">
            <text:p>37755</text:p>
          </table:table-cell>
          <table:table-cell office:value-type="float" office:value="37995">
            <text:p>37995</text:p>
          </table:table-cell>
          <table:table-cell office:value-type="float" office:value="40398">
            <text:p>40398</text:p>
          </table:table-cell>
          <table:table-cell office:value-type="float" office:value="38865">
            <text:p>38865</text:p>
          </table:table-cell>
          <table:table-cell office:value-type="float" office:value="41875">
            <text:p>41875</text:p>
          </table:table-cell>
          <table:table-cell office:value-type="float" office:value="41375">
            <text:p>41375</text:p>
          </table:table-cell>
          <table:table-cell office:value-type="float" office:value="45923">
            <text:p>45923</text:p>
          </table:table-cell>
          <table:table-cell office:value-type="float" office:value="43674">
            <text:p>43674</text:p>
          </table:table-cell>
          <table:table-cell office:value-type="float" office:value="44291">
            <text:p>44291</text:p>
          </table:table-cell>
          <table:table-cell office:value-type="float" office:value="53105">
            <text:p>53105</text:p>
          </table:table-cell>
          <table:table-cell office:value-type="float" office:value="55587">
            <text:p>55587</text:p>
          </table:table-cell>
          <table:table-cell office:value-type="float" office:value="52294">
            <text:p>52294</text:p>
          </table:table-cell>
          <table:table-cell office:value-type="float" office:value="50598">
            <text:p>50598</text:p>
          </table:table-cell>
          <table:table-cell office:value-type="float" office:value="53279">
            <text:p>53279</text:p>
          </table:table-cell>
          <table:table-cell office:value-type="float" office:value="50882">
            <text:p>50882</text:p>
          </table:table-cell>
          <table:table-cell office:value-type="float" office:value="54103">
            <text:p>54103</text:p>
          </table:table-cell>
          <table:table-cell office:value-type="float" office:value="47096">
            <text:p>47096</text:p>
          </table:table-cell>
          <table:table-cell office:value-type="float" office:value="60923">
            <text:p>60923</text:p>
          </table:table-cell>
          <table:table-cell office:value-type="float" office:value="60376">
            <text:p>60376</text:p>
          </table:table-cell>
          <table:table-cell office:value-type="float" office:value="71002">
            <text:p>71002</text:p>
          </table:table-cell>
          <table:table-cell office:value-type="float" office:value="62314">
            <text:p>62314</text:p>
          </table:table-cell>
          <table:table-cell office:value-type="float" office:value="76849">
            <text:p>76849</text:p>
          </table:table-cell>
          <table:table-cell office:value-type="float" office:value="77121">
            <text:p>77121</text:p>
          </table:table-cell>
          <table:table-cell office:value-type="float" office:value="69325.23">
            <text:p>69325,23</text:p>
          </table:table-cell>
          <table:table-cell office:value-type="float" office:value="70731.11">
            <text:p>70731,11</text:p>
          </table:table-cell>
          <table:table-cell office:value-type="float" office:value="72073.6">
            <text:p>72073,6</text:p>
          </table:table-cell>
          <table:table-cell office:value-type="float" office:value="73815.08">
            <text:p>73815,08</text:p>
          </table:table-cell>
          <table:table-cell office:value-type="float" office:value="82286.27">
            <text:p>82286,27</text:p>
          </table:table-cell>
          <table:table-cell office:value-type="float" office:value="79651.26">
            <text:p>79651,26</text:p>
          </table:table-cell>
          <table:table-cell office:value-type="float" office:value="89303">
            <text:p>89303</text:p>
          </table:table-cell>
          <table:table-cell office:value-type="float" office:value="77201">
            <text:p>77201</text:p>
          </table:table-cell>
          <table:table-cell office:value-type="float" office:value="75960">
            <text:p>75960</text:p>
          </table:table-cell>
          <table:table-cell office:value-type="float" office:value="72581">
            <text:p>72581</text:p>
          </table:table-cell>
          <table:table-cell office:value-type="float" office:value="94920">
            <text:p>94920</text:p>
          </table:table-cell>
          <table:table-cell office:value-type="float" office:value="94131">
            <text:p>94131</text:p>
          </table:table-cell>
          <table:table-cell office:value-type="float" office:value="87767">
            <text:p>87767</text:p>
          </table:table-cell>
          <table:table-cell office:value-type="float" office:value="93862">
            <text:p>93862</text:p>
          </table:table-cell>
          <table:table-cell office:value-type="float" office:value="91206">
            <text:p>91206</text:p>
          </table:table-cell>
          <table:table-cell office:value-type="float" office:value="98575.3">
            <text:p>98575,3</text:p>
          </table:table-cell>
          <table:table-cell office:value-type="float" office:value="100850.8">
            <text:p>100850,8</text:p>
          </table:table-cell>
          <table:table-cell office:value-type="float" office:value="98298.3">
            <text:p>98298,3</text:p>
          </table:table-cell>
          <table:table-cell office:value-type="float" office:value="108720.8">
            <text:p>108720,8</text:p>
          </table:table-cell>
          <table:table-cell office:value-type="float" office:value="117188.5">
            <text:p>117188,5</text:p>
          </table:table-cell>
          <table:table-cell office:value-type="float" office:value="103318.5">
            <text:p>103318,5</text:p>
          </table:table-cell>
          <table:table-cell office:value-type="float" office:value="108087">
            <text:p>108087</text:p>
          </table:table-cell>
          <table:table-cell office:value-type="float" office:value="128151">
            <text:p>128151</text:p>
          </table:table-cell>
          <table:table-cell office:value-type="float" office:value="130334">
            <text:p>130334</text:p>
          </table:table-cell>
          <table:table-cell office:value-type="float" office:value="126884.21">
            <text:p>126884,21</text:p>
          </table:table-cell>
          <table:table-cell office:value-type="float" office:value="129129.25">
            <text:p>129129,25</text:p>
          </table:table-cell>
          <table:table-cell office:value-type="float" office:value="125136.29">
            <text:p>125136,29</text:p>
          </table:table-cell>
          <table:table-cell office:value-type="float" office:value="129783.68">
            <text:p>129783,68</text:p>
          </table:table-cell>
          <table:table-cell office:value-type="float" office:value="134925.87">
            <text:p>134925,87</text:p>
          </table:table-cell>
          <table:table-cell office:value-type="float" office:value="131510.21">
            <text:p>131510,21</text:p>
          </table:table-cell>
          <table:table-cell office:value-type="float" office:value="154973.53">
            <text:p>154973,53</text:p>
          </table:table-cell>
          <table:table-cell office:value-type="float" office:value="164934.27">
            <text:p>164934,27</text:p>
          </table:table-cell>
          <table:table-cell office:value-type="float" office:value="138746.74">
            <text:p>138746,74</text:p>
          </table:table-cell>
          <table:table-cell office:value-type="float" office:value="149021">
            <text:p>149021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SAN ROQUE </text:p>
          </table:table-cell>
          <table:table-cell office:value-type="string">
            <text:p>Comuna</text:p>
          </table:table-cell>
          <table:table-cell office:value-type="float" office:value="31503">
            <text:p>31503</text:p>
          </table:table-cell>
          <table:table-cell office:value-type="float" office:value="36966">
            <text:p>36966</text:p>
          </table:table-cell>
          <table:table-cell office:value-type="float" office:value="33444">
            <text:p>33444</text:p>
          </table:table-cell>
          <table:table-cell office:value-type="float" office:value="35296">
            <text:p>35296</text:p>
          </table:table-cell>
          <table:table-cell office:value-type="float" office:value="38010">
            <text:p>38010</text:p>
          </table:table-cell>
          <table:table-cell office:value-type="float" office:value="40326">
            <text:p>40326</text:p>
          </table:table-cell>
          <table:table-cell office:value-type="float" office:value="38883">
            <text:p>38883</text:p>
          </table:table-cell>
          <table:table-cell office:value-type="float" office:value="37661">
            <text:p>37661</text:p>
          </table:table-cell>
          <table:table-cell office:value-type="float" office:value="37901">
            <text:p>37901</text:p>
          </table:table-cell>
          <table:table-cell office:value-type="float" office:value="40298">
            <text:p>40298</text:p>
          </table:table-cell>
          <table:table-cell office:value-type="float" office:value="38768">
            <text:p>38768</text:p>
          </table:table-cell>
          <table:table-cell office:value-type="float" office:value="41772">
            <text:p>41772</text:p>
          </table:table-cell>
          <table:table-cell office:value-type="float" office:value="41272">
            <text:p>41272</text:p>
          </table:table-cell>
          <table:table-cell office:value-type="float" office:value="45809">
            <text:p>45809</text:p>
          </table:table-cell>
          <table:table-cell office:value-type="float" office:value="43566">
            <text:p>43566</text:p>
          </table:table-cell>
          <table:table-cell office:value-type="float" office:value="44181">
            <text:p>44181</text:p>
          </table:table-cell>
          <table:table-cell office:value-type="float" office:value="52973">
            <text:p>52973</text:p>
          </table:table-cell>
          <table:table-cell office:value-type="float" office:value="55449">
            <text:p>55449</text:p>
          </table:table-cell>
          <table:table-cell office:value-type="float" office:value="52164">
            <text:p>52164</text:p>
          </table:table-cell>
          <table:table-cell office:value-type="float" office:value="50473">
            <text:p>50473</text:p>
          </table:table-cell>
          <table:table-cell office:value-type="float" office:value="53147">
            <text:p>53147</text:p>
          </table:table-cell>
          <table:table-cell office:value-type="float" office:value="50755">
            <text:p>50755</text:p>
          </table:table-cell>
          <table:table-cell office:value-type="float" office:value="53969">
            <text:p>53969</text:p>
          </table:table-cell>
          <table:table-cell office:value-type="float" office:value="46980">
            <text:p>46980</text:p>
          </table:table-cell>
          <table:table-cell office:value-type="float" office:value="60772">
            <text:p>60772</text:p>
          </table:table-cell>
          <table:table-cell office:value-type="float" office:value="60227">
            <text:p>60227</text:p>
          </table:table-cell>
          <table:table-cell office:value-type="float" office:value="59933">
            <text:p>59933</text:p>
          </table:table-cell>
          <table:table-cell office:value-type="float" office:value="58630">
            <text:p>58630</text:p>
          </table:table-cell>
          <table:table-cell office:value-type="float" office:value="72306">
            <text:p>72306</text:p>
          </table:table-cell>
          <table:table-cell office:value-type="float" office:value="72562">
            <text:p>72562</text:p>
          </table:table-cell>
          <table:table-cell office:value-type="float" office:value="108726.46">
            <text:p>108726,46</text:p>
          </table:table-cell>
          <table:table-cell office:value-type="float" office:value="110931.43">
            <text:p>110931,43</text:p>
          </table:table-cell>
          <table:table-cell office:value-type="float" office:value="113038.51">
            <text:p>113038,51</text:p>
          </table:table-cell>
          <table:table-cell office:value-type="float" office:value="69451.79">
            <text:p>69451,79</text:p>
          </table:table-cell>
          <table:table-cell office:value-type="float" office:value="77422.14">
            <text:p>77422,14</text:p>
          </table:table-cell>
          <table:table-cell office:value-type="float" office:value="74941.91">
            <text:p>74941,91</text:p>
          </table:table-cell>
          <table:table-cell office:value-type="float" office:value="84023">
            <text:p>84023</text:p>
          </table:table-cell>
          <table:table-cell office:value-type="float" office:value="72636">
            <text:p>72636</text:p>
          </table:table-cell>
          <table:table-cell office:value-type="float" office:value="71469">
            <text:p>71469</text:p>
          </table:table-cell>
          <table:table-cell office:value-type="float" office:value="68291">
            <text:p>68291</text:p>
          </table:table-cell>
          <table:table-cell office:value-type="float" office:value="89309">
            <text:p>89309</text:p>
          </table:table-cell>
          <table:table-cell office:value-type="float" office:value="88565">
            <text:p>88565</text:p>
          </table:table-cell>
          <table:table-cell office:value-type="float" office:value="82579">
            <text:p>82579</text:p>
          </table:table-cell>
          <table:table-cell office:value-type="float" office:value="88313">
            <text:p>88313</text:p>
          </table:table-cell>
          <table:table-cell office:value-type="float" office:value="85814">
            <text:p>85814</text:p>
          </table:table-cell>
          <table:table-cell office:value-type="float" office:value="92747.1">
            <text:p>92747,1</text:p>
          </table:table-cell>
          <table:table-cell office:value-type="float" office:value="94888.1">
            <text:p>94888,1</text:p>
          </table:table-cell>
          <table:table-cell office:value-type="float" office:value="92487.5">
            <text:p>92487,5</text:p>
          </table:table-cell>
          <table:table-cell office:value-type="float" office:value="102292.8">
            <text:p>102292,8</text:p>
          </table:table-cell>
          <table:table-cell office:value-type="float" office:value="110259.8">
            <text:p>110259,8</text:p>
          </table:table-cell>
          <table:table-cell office:value-type="float" office:value="97211.8">
            <text:p>97211,8</text:p>
          </table:table-cell>
          <table:table-cell office:value-type="float" office:value="101697">
            <text:p>101697</text:p>
          </table:table-cell>
          <table:table-cell office:value-type="float" office:value="120575">
            <text:p>120575</text:p>
          </table:table-cell>
          <table:table-cell office:value-type="float" office:value="122628">
            <text:p>122628</text:p>
          </table:table-cell>
          <table:table-cell office:value-type="float" office:value="119382.24">
            <text:p>119382,24</text:p>
          </table:table-cell>
          <table:table-cell office:value-type="float" office:value="121495.54">
            <text:p>121495,54</text:p>
          </table:table-cell>
          <table:table-cell office:value-type="float" office:value="117737.66">
            <text:p>117737,66</text:p>
          </table:table-cell>
          <table:table-cell office:value-type="float" office:value="122110.28">
            <text:p>122110,28</text:p>
          </table:table-cell>
          <table:table-cell office:value-type="float" office:value="126948.44">
            <text:p>126948,44</text:p>
          </table:table-cell>
          <table:table-cell office:value-type="float" office:value="123734.73">
            <text:p>123734,73</text:p>
          </table:table-cell>
          <table:table-cell office:value-type="float" office:value="145810.79">
            <text:p>145810,79</text:p>
          </table:table-cell>
          <table:table-cell office:value-type="float" office:value="155182.61">
            <text:p>155182,61</text:p>
          </table:table-cell>
          <table:table-cell office:value-type="float" office:value="130543.4">
            <text:p>130543,4</text:p>
          </table:table-cell>
          <table:table-cell office:value-type="float" office:value="140211">
            <text:p>140211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SAN VICENTE </text:p>
          </table:table-cell>
          <table:table-cell office:value-type="string">
            <text:p>Comuna</text:p>
          </table:table-cell>
          <table:table-cell office:value-type="float" office:value="46594">
            <text:p>46594</text:p>
          </table:table-cell>
          <table:table-cell office:value-type="float" office:value="54674">
            <text:p>54674</text:p>
          </table:table-cell>
          <table:table-cell office:value-type="float" office:value="49465">
            <text:p>49465</text:p>
          </table:table-cell>
          <table:table-cell office:value-type="float" office:value="52204">
            <text:p>52204</text:p>
          </table:table-cell>
          <table:table-cell office:value-type="float" office:value="56217">
            <text:p>56217</text:p>
          </table:table-cell>
          <table:table-cell office:value-type="float" office:value="59643">
            <text:p>59643</text:p>
          </table:table-cell>
          <table:table-cell office:value-type="float" office:value="57508">
            <text:p>57508</text:p>
          </table:table-cell>
          <table:table-cell office:value-type="float" office:value="55701">
            <text:p>55701</text:p>
          </table:table-cell>
          <table:table-cell office:value-type="float" office:value="56056">
            <text:p>56056</text:p>
          </table:table-cell>
          <table:table-cell office:value-type="float" office:value="59601">
            <text:p>59601</text:p>
          </table:table-cell>
          <table:table-cell office:value-type="float" office:value="57339">
            <text:p>57339</text:p>
          </table:table-cell>
          <table:table-cell office:value-type="float" office:value="61781">
            <text:p>61781</text:p>
          </table:table-cell>
          <table:table-cell office:value-type="float" office:value="61042">
            <text:p>61042</text:p>
          </table:table-cell>
          <table:table-cell office:value-type="float" office:value="67752">
            <text:p>67752</text:p>
          </table:table-cell>
          <table:table-cell office:value-type="float" office:value="64434">
            <text:p>64434</text:p>
          </table:table-cell>
          <table:table-cell office:value-type="float" office:value="65345">
            <text:p>65345</text:p>
          </table:table-cell>
          <table:table-cell office:value-type="float" office:value="78348">
            <text:p>78348</text:p>
          </table:table-cell>
          <table:table-cell office:value-type="float" office:value="82011">
            <text:p>82011</text:p>
          </table:table-cell>
          <table:table-cell office:value-type="float" office:value="77152">
            <text:p>77152</text:p>
          </table:table-cell>
          <table:table-cell office:value-type="float" office:value="74650">
            <text:p>74650</text:p>
          </table:table-cell>
          <table:table-cell office:value-type="float" office:value="78605">
            <text:p>78605</text:p>
          </table:table-cell>
          <table:table-cell office:value-type="float" office:value="75068">
            <text:p>75068</text:p>
          </table:table-cell>
          <table:table-cell office:value-type="float" office:value="79821">
            <text:p>79821</text:p>
          </table:table-cell>
          <table:table-cell office:value-type="float" office:value="69483">
            <text:p>69483</text:p>
          </table:table-cell>
          <table:table-cell office:value-type="float" office:value="89883">
            <text:p>89883</text:p>
          </table:table-cell>
          <table:table-cell office:value-type="float" office:value="89076">
            <text:p>89076</text:p>
          </table:table-cell>
          <table:table-cell office:value-type="float" office:value="104810">
            <text:p>104810</text:p>
          </table:table-cell>
          <table:table-cell office:value-type="float" office:value="91954">
            <text:p>91954</text:p>
          </table:table-cell>
          <table:table-cell office:value-type="float" office:value="113402">
            <text:p>113402</text:p>
          </table:table-cell>
          <table:table-cell office:value-type="float" office:value="113804">
            <text:p>113804</text:p>
          </table:table-cell>
          <table:table-cell office:value-type="float" office:value="38705.43">
            <text:p>38705,43</text:p>
          </table:table-cell>
          <table:table-cell office:value-type="float" office:value="39490.38">
            <text:p>39490,38</text:p>
          </table:table-cell>
          <table:table-cell office:value-type="float" office:value="40240.47">
            <text:p>40240,47</text:p>
          </table:table-cell>
          <table:table-cell office:value-type="float" office:value="108924.97">
            <text:p>108924,97</text:p>
          </table:table-cell>
          <table:table-cell office:value-type="float" office:value="121425.46">
            <text:p>121425,46</text:p>
          </table:table-cell>
          <table:table-cell office:value-type="float" office:value="117537.11">
            <text:p>117537,11</text:p>
          </table:table-cell>
          <table:table-cell office:value-type="float" office:value="131779">
            <text:p>131779</text:p>
          </table:table-cell>
          <table:table-cell office:value-type="float" office:value="113921">
            <text:p>113921</text:p>
          </table:table-cell>
          <table:table-cell office:value-type="float" office:value="112091">
            <text:p>112091</text:p>
          </table:table-cell>
          <table:table-cell office:value-type="float" office:value="107104">
            <text:p>107104</text:p>
          </table:table-cell>
          <table:table-cell office:value-type="float" office:value="140068">
            <text:p>140068</text:p>
          </table:table-cell>
          <table:table-cell office:value-type="float" office:value="138904">
            <text:p>138904</text:p>
          </table:table-cell>
          <table:table-cell office:value-type="float" office:value="129513">
            <text:p>129513</text:p>
          </table:table-cell>
          <table:table-cell office:value-type="float" office:value="138507">
            <text:p>138507</text:p>
          </table:table-cell>
          <table:table-cell office:value-type="float" office:value="134587">
            <text:p>134587</text:p>
          </table:table-cell>
          <table:table-cell office:value-type="float" office:value="145462.3">
            <text:p>145462,3</text:p>
          </table:table-cell>
          <table:table-cell office:value-type="float" office:value="148820.2">
            <text:p>148820,2</text:p>
          </table:table-cell>
          <table:table-cell office:value-type="float" office:value="145053.5">
            <text:p>145053,5</text:p>
          </table:table-cell>
          <table:table-cell office:value-type="float" office:value="160433.5">
            <text:p>160433,5</text:p>
          </table:table-cell>
          <table:table-cell office:value-type="float" office:value="172928.9">
            <text:p>172928,9</text:p>
          </table:table-cell>
          <table:table-cell office:value-type="float" office:value="152461.6">
            <text:p>152461,6</text:p>
          </table:table-cell>
          <table:table-cell office:value-type="float" office:value="159498">
            <text:p>159498</text:p>
          </table:table-cell>
          <table:table-cell office:value-type="float" office:value="189106">
            <text:p>189106</text:p>
          </table:table-cell>
          <table:table-cell office:value-type="float" office:value="192327">
            <text:p>192327</text:p>
          </table:table-cell>
          <table:table-cell office:value-type="float" office:value="187236.26">
            <text:p>187236,26</text:p>
          </table:table-cell>
          <table:table-cell office:value-type="float" office:value="190549.14">
            <text:p>190549,14</text:p>
          </table:table-cell>
          <table:table-cell office:value-type="float" office:value="184656.94">
            <text:p>184656,94</text:p>
          </table:table-cell>
          <table:table-cell office:value-type="float" office:value="191514.85">
            <text:p>191514,85</text:p>
          </table:table-cell>
          <table:table-cell office:value-type="float" office:value="199102.9">
            <text:p>199102,9</text:p>
          </table:table-cell>
          <table:table-cell office:value-type="float" office:value="194062.59">
            <text:p>194062,59</text:p>
          </table:table-cell>
          <table:table-cell office:value-type="float" office:value="228686.16">
            <text:p>228686,16</text:p>
          </table:table-cell>
          <table:table-cell office:value-type="float" office:value="243384.7">
            <text:p>243384,7</text:p>
          </table:table-cell>
          <table:table-cell office:value-type="float" office:value="204741.16">
            <text:p>204741,16</text:p>
          </table:table-cell>
          <table:table-cell office:value-type="float" office:value="219903">
            <text:p>219903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SANTA ELENA </text:p>
          </table:table-cell>
          <table:table-cell office:value-type="string">
            <text:p>Comuna</text:p>
          </table:table-cell>
          <table:table-cell office:value-type="float" office:value="17067">
            <text:p>17067</text:p>
          </table:table-cell>
          <table:table-cell office:value-type="float" office:value="20027">
            <text:p>20027</text:p>
          </table:table-cell>
          <table:table-cell office:value-type="float" office:value="18118">
            <text:p>18118</text:p>
          </table:table-cell>
          <table:table-cell office:value-type="float" office:value="19121">
            <text:p>19121</text:p>
          </table:table-cell>
          <table:table-cell office:value-type="float" office:value="20591">
            <text:p>20591</text:p>
          </table:table-cell>
          <table:table-cell office:value-type="float" office:value="21846">
            <text:p>21846</text:p>
          </table:table-cell>
          <table:table-cell office:value-type="float" office:value="21064">
            <text:p>21064</text:p>
          </table:table-cell>
          <table:table-cell office:value-type="float" office:value="20403">
            <text:p>20403</text:p>
          </table:table-cell>
          <table:table-cell office:value-type="float" office:value="20532">
            <text:p>20532</text:p>
          </table:table-cell>
          <table:table-cell office:value-type="float" office:value="21831">
            <text:p>21831</text:p>
          </table:table-cell>
          <table:table-cell office:value-type="float" office:value="21002">
            <text:p>21002</text:p>
          </table:table-cell>
          <table:table-cell office:value-type="float" office:value="22629">
            <text:p>22629</text:p>
          </table:table-cell>
          <table:table-cell office:value-type="float" office:value="22359">
            <text:p>22359</text:p>
          </table:table-cell>
          <table:table-cell office:value-type="float" office:value="24817">
            <text:p>24817</text:p>
          </table:table-cell>
          <table:table-cell office:value-type="float" office:value="23601">
            <text:p>23601</text:p>
          </table:table-cell>
          <table:table-cell office:value-type="float" office:value="23935">
            <text:p>23935</text:p>
          </table:table-cell>
          <table:table-cell office:value-type="float" office:value="28698">
            <text:p>28698</text:p>
          </table:table-cell>
          <table:table-cell office:value-type="float" office:value="30039">
            <text:p>30039</text:p>
          </table:table-cell>
          <table:table-cell office:value-type="float" office:value="28260">
            <text:p>28260</text:p>
          </table:table-cell>
          <table:table-cell office:value-type="float" office:value="27343">
            <text:p>27343</text:p>
          </table:table-cell>
          <table:table-cell office:value-type="float" office:value="28792">
            <text:p>28792</text:p>
          </table:table-cell>
          <table:table-cell office:value-type="float" office:value="27496">
            <text:p>27496</text:p>
          </table:table-cell>
          <table:table-cell office:value-type="float" office:value="29237">
            <text:p>29237</text:p>
          </table:table-cell>
          <table:table-cell office:value-type="float" office:value="25451">
            <text:p>25451</text:p>
          </table:table-cell>
          <table:table-cell office:value-type="float" office:value="32923">
            <text:p>32923</text:p>
          </table:table-cell>
          <table:table-cell office:value-type="float" office:value="32627">
            <text:p>32627</text:p>
          </table:table-cell>
          <table:table-cell office:value-type="float" office:value="35469">
            <text:p>35469</text:p>
          </table:table-cell>
          <table:table-cell office:value-type="float" office:value="32735">
            <text:p>32735</text:p>
          </table:table-cell>
          <table:table-cell office:value-type="float" office:value="40370">
            <text:p>40370</text:p>
          </table:table-cell>
          <table:table-cell office:value-type="float" office:value="40513">
            <text:p>40513</text:p>
          </table:table-cell>
          <table:table-cell office:value-type="float" office:value="63681.92">
            <text:p>63681,92</text:p>
          </table:table-cell>
          <table:table-cell office:value-type="float" office:value="64973.38">
            <text:p>64973,38</text:p>
          </table:table-cell>
          <table:table-cell office:value-type="float" office:value="66207.52">
            <text:p>66207,52</text:p>
          </table:table-cell>
          <table:table-cell office:value-type="float" office:value="38776.1">
            <text:p>38776,1</text:p>
          </table:table-cell>
          <table:table-cell office:value-type="float" office:value="43226.14">
            <text:p>43226,14</text:p>
          </table:table-cell>
          <table:table-cell office:value-type="float" office:value="41841.92">
            <text:p>41841,92</text:p>
          </table:table-cell>
          <table:table-cell office:value-type="float" office:value="46912">
            <text:p>46912</text:p>
          </table:table-cell>
          <table:table-cell office:value-type="float" office:value="40555">
            <text:p>40555</text:p>
          </table:table-cell>
          <table:table-cell office:value-type="float" office:value="39903">
            <text:p>39903</text:p>
          </table:table-cell>
          <table:table-cell office:value-type="float" office:value="38128">
            <text:p>38128</text:p>
          </table:table-cell>
          <table:table-cell office:value-type="float" office:value="49863">
            <text:p>49863</text:p>
          </table:table-cell>
          <table:table-cell office:value-type="float" office:value="49448">
            <text:p>49448</text:p>
          </table:table-cell>
          <table:table-cell office:value-type="float" office:value="46105">
            <text:p>46105</text:p>
          </table:table-cell>
          <table:table-cell office:value-type="float" office:value="49307">
            <text:p>49307</text:p>
          </table:table-cell>
          <table:table-cell office:value-type="float" office:value="47912">
            <text:p>47912</text:p>
          </table:table-cell>
          <table:table-cell office:value-type="float" office:value="51783">
            <text:p>51783</text:p>
          </table:table-cell>
          <table:table-cell office:value-type="float" office:value="52978.4">
            <text:p>52978,4</text:p>
          </table:table-cell>
          <table:table-cell office:value-type="float" office:value="51637.5">
            <text:p>51637,5</text:p>
          </table:table-cell>
          <table:table-cell office:value-type="float" office:value="57112.6">
            <text:p>57112,6</text:p>
          </table:table-cell>
          <table:table-cell office:value-type="float" office:value="61560.8">
            <text:p>61560,8</text:p>
          </table:table-cell>
          <table:table-cell office:value-type="float" office:value="54274.6">
            <text:p>54274,6</text:p>
          </table:table-cell>
          <table:table-cell office:value-type="float" office:value="56779">
            <text:p>56779</text:p>
          </table:table-cell>
          <table:table-cell office:value-type="float" office:value="67320">
            <text:p>67320</text:p>
          </table:table-cell>
          <table:table-cell office:value-type="float" office:value="68466">
            <text:p>68466</text:p>
          </table:table-cell>
          <table:table-cell office:value-type="float" office:value="66654.06">
            <text:p>66654,06</text:p>
          </table:table-cell>
          <table:table-cell office:value-type="float" office:value="67833.41">
            <text:p>67833,41</text:p>
          </table:table-cell>
          <table:table-cell office:value-type="float" office:value="65735.85">
            <text:p>65735,85</text:p>
          </table:table-cell>
          <table:table-cell office:value-type="float" office:value="68177.19">
            <text:p>68177,19</text:p>
          </table:table-cell>
          <table:table-cell office:value-type="float" office:value="70878.45">
            <text:p>70878,45</text:p>
          </table:table-cell>
          <table:table-cell office:value-type="float" office:value="69084.16">
            <text:p>69084,16</text:p>
          </table:table-cell>
          <table:table-cell office:value-type="float" office:value="81409.77">
            <text:p>81409,77</text:p>
          </table:table-cell>
          <table:table-cell office:value-type="float" office:value="86642.29">
            <text:p>86642,29</text:p>
          </table:table-cell>
          <table:table-cell office:value-type="float" office:value="72885.61">
            <text:p>72885,61</text:p>
          </table:table-cell>
          <table:table-cell office:value-type="float" office:value="78283">
            <text:p>78283</text:p>
          </table:table-cell>
          <table:table-cell table:number-columns-repeated="907"/>
        </table:table-row>
        <table:table-row table:style-name="ro2">
          <table:table-cell office:value-type="string">
            <text:p>SAN ALBERTO</text:p>
          </table:table-cell>
          <table:table-cell office:value-type="string">
            <text:p>SAUCE ARRIBA </text:p>
          </table:table-cell>
          <table:table-cell office:value-type="string">
            <text:p>Comuna</text:p>
          </table:table-cell>
          <table:table-cell office:value-type="float" office:value="27492">
            <text:p>27492</text:p>
          </table:table-cell>
          <table:table-cell office:value-type="float" office:value="32258">
            <text:p>32258</text:p>
          </table:table-cell>
          <table:table-cell office:value-type="float" office:value="29185">
            <text:p>29185</text:p>
          </table:table-cell>
          <table:table-cell office:value-type="float" office:value="30801">
            <text:p>30801</text:p>
          </table:table-cell>
          <table:table-cell office:value-type="float" office:value="33169">
            <text:p>33169</text:p>
          </table:table-cell>
          <table:table-cell office:value-type="float" office:value="35191">
            <text:p>35191</text:p>
          </table:table-cell>
          <table:table-cell office:value-type="float" office:value="33931">
            <text:p>33931</text:p>
          </table:table-cell>
          <table:table-cell office:value-type="float" office:value="32865">
            <text:p>32865</text:p>
          </table:table-cell>
          <table:table-cell office:value-type="float" office:value="33074">
            <text:p>33074</text:p>
          </table:table-cell>
          <table:table-cell office:value-type="float" office:value="35166">
            <text:p>35166</text:p>
          </table:table-cell>
          <table:table-cell office:value-type="float" office:value="33831">
            <text:p>33831</text:p>
          </table:table-cell>
          <table:table-cell office:value-type="float" office:value="36452">
            <text:p>36452</text:p>
          </table:table-cell>
          <table:table-cell office:value-type="float" office:value="36016">
            <text:p>36016</text:p>
          </table:table-cell>
          <table:table-cell office:value-type="float" office:value="39975">
            <text:p>39975</text:p>
          </table:table-cell>
          <table:table-cell office:value-type="float" office:value="38017">
            <text:p>38017</text:p>
          </table:table-cell>
          <table:table-cell office:value-type="float" office:value="38555">
            <text:p>38555</text:p>
          </table:table-cell>
          <table:table-cell office:value-type="float" office:value="46227">
            <text:p>46227</text:p>
          </table:table-cell>
          <table:table-cell office:value-type="float" office:value="48388">
            <text:p>48388</text:p>
          </table:table-cell>
          <table:table-cell office:value-type="float" office:value="45521">
            <text:p>45521</text:p>
          </table:table-cell>
          <table:table-cell office:value-type="float" office:value="44045">
            <text:p>44045</text:p>
          </table:table-cell>
          <table:table-cell office:value-type="float" office:value="46378">
            <text:p>46378</text:p>
          </table:table-cell>
          <table:table-cell office:value-type="float" office:value="44292">
            <text:p>44292</text:p>
          </table:table-cell>
          <table:table-cell office:value-type="float" office:value="47096">
            <text:p>47096</text:p>
          </table:table-cell>
          <table:table-cell office:value-type="float" office:value="40996">
            <text:p>40996</text:p>
          </table:table-cell>
          <table:table-cell office:value-type="float" office:value="53033">
            <text:p>53033</text:p>
          </table:table-cell>
          <table:table-cell office:value-type="float" office:value="52557">
            <text:p>52557</text:p>
          </table:table-cell>
          <table:table-cell office:value-type="float" office:value="60617">
            <text:p>60617</text:p>
          </table:table-cell>
          <table:table-cell office:value-type="float" office:value="53858">
            <text:p>53858</text:p>
          </table:table-cell>
          <table:table-cell office:value-type="float" office:value="66421">
            <text:p>66421</text:p>
          </table:table-cell>
          <table:table-cell office:value-type="float" office:value="66656">
            <text:p>66656</text:p>
          </table:table-cell>
          <table:table-cell office:value-type="float" office:value="27446.36">
            <text:p>27446,36</text:p>
          </table:table-cell>
          <table:table-cell office:value-type="float" office:value="28002.97">
            <text:p>28002,97</text:p>
          </table:table-cell>
          <table:table-cell office:value-type="float" office:value="28534.87">
            <text:p>28534,87</text:p>
          </table:table-cell>
          <table:table-cell office:value-type="float" office:value="63798.19">
            <text:p>63798,19</text:p>
          </table:table-cell>
          <table:table-cell office:value-type="float" office:value="71119.82">
            <text:p>71119,82</text:p>
          </table:table-cell>
          <table:table-cell office:value-type="float" office:value="68842.38">
            <text:p>68842,38</text:p>
          </table:table-cell>
          <table:table-cell office:value-type="float" office:value="77184">
            <text:p>77184</text:p>
          </table:table-cell>
          <table:table-cell office:value-type="float" office:value="66725">
            <text:p>66725</text:p>
          </table:table-cell>
          <table:table-cell office:value-type="float" office:value="65652">
            <text:p>65652</text:p>
          </table:table-cell>
          <table:table-cell office:value-type="float" office:value="62731">
            <text:p>62731</text:p>
          </table:table-cell>
          <table:table-cell office:value-type="float" office:value="82039">
            <text:p>82039</text:p>
          </table:table-cell>
          <table:table-cell office:value-type="float" office:value="81357">
            <text:p>81357</text:p>
          </table:table-cell>
          <table:table-cell office:value-type="float" office:value="75857">
            <text:p>75857</text:p>
          </table:table-cell>
          <table:table-cell office:value-type="float" office:value="81125">
            <text:p>81125</text:p>
          </table:table-cell>
          <table:table-cell office:value-type="float" office:value="78829">
            <text:p>78829</text:p>
          </table:table-cell>
          <table:table-cell office:value-type="float" office:value="85198.4">
            <text:p>85198,4</text:p>
          </table:table-cell>
          <table:table-cell office:value-type="float" office:value="87165.1">
            <text:p>87165,1</text:p>
          </table:table-cell>
          <table:table-cell office:value-type="float" office:value="84959">
            <text:p>84959</text:p>
          </table:table-cell>
          <table:table-cell office:value-type="float" office:value="93967.1">
            <text:p>93967,1</text:p>
          </table:table-cell>
          <table:table-cell office:value-type="float" office:value="101285.7">
            <text:p>101285,7</text:p>
          </table:table-cell>
          <table:table-cell office:value-type="float" office:value="89297.9">
            <text:p>89297,9</text:p>
          </table:table-cell>
          <table:table-cell office:value-type="float" office:value="93419">
            <text:p>93419</text:p>
          </table:table-cell>
          <table:table-cell office:value-type="float" office:value="110761">
            <text:p>110761</text:p>
          </table:table-cell>
          <table:table-cell office:value-type="float" office:value="112648">
            <text:p>112648</text:p>
          </table:table-cell>
          <table:table-cell office:value-type="float" office:value="109665.71">
            <text:p>109665,71</text:p>
          </table:table-cell>
          <table:table-cell office:value-type="float" office:value="111606.08">
            <text:p>111606,08</text:p>
          </table:table-cell>
          <table:table-cell office:value-type="float" office:value="108154.98">
            <text:p>108154,98</text:p>
          </table:table-cell>
          <table:table-cell office:value-type="float" office:value="112171.71">
            <text:p>112171,71</text:p>
          </table:table-cell>
          <table:table-cell office:value-type="float" office:value="116616.09">
            <text:p>116616,09</text:p>
          </table:table-cell>
          <table:table-cell office:value-type="float" office:value="113663.94">
            <text:p>113663,94</text:p>
          </table:table-cell>
          <table:table-cell office:value-type="float" office:value="133943.23">
            <text:p>133943,23</text:p>
          </table:table-cell>
          <table:table-cell office:value-type="float" office:value="142552.27">
            <text:p>142552,27</text:p>
          </table:table-cell>
          <table:table-cell office:value-type="float" office:value="119918.46">
            <text:p>119918,46</text:p>
          </table:table-cell>
          <table:table-cell office:value-type="float" office:value="128799">
            <text:p>128799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SEGUNDA USINA </text:p>
          </table:table-cell>
          <table:table-cell office:value-type="string">
            <text:p>Comuna</text:p>
          </table:table-cell>
          <table:table-cell office:value-type="float" office:value="12157">
            <text:p>12157</text:p>
          </table:table-cell>
          <table:table-cell office:value-type="float" office:value="14265">
            <text:p>14265</text:p>
          </table:table-cell>
          <table:table-cell office:value-type="float" office:value="12906">
            <text:p>12906</text:p>
          </table:table-cell>
          <table:table-cell office:value-type="float" office:value="13620">
            <text:p>13620</text:p>
          </table:table-cell>
          <table:table-cell office:value-type="float" office:value="14668">
            <text:p>14668</text:p>
          </table:table-cell>
          <table:table-cell office:value-type="float" office:value="15561">
            <text:p>15561</text:p>
          </table:table-cell>
          <table:table-cell office:value-type="float" office:value="15004">
            <text:p>15004</text:p>
          </table:table-cell>
          <table:table-cell office:value-type="float" office:value="14533">
            <text:p>14533</text:p>
          </table:table-cell>
          <table:table-cell office:value-type="float" office:value="14625">
            <text:p>14625</text:p>
          </table:table-cell>
          <table:table-cell office:value-type="float" office:value="15550">
            <text:p>15550</text:p>
          </table:table-cell>
          <table:table-cell office:value-type="float" office:value="14960">
            <text:p>14960</text:p>
          </table:table-cell>
          <table:table-cell office:value-type="float" office:value="16119">
            <text:p>16119</text:p>
          </table:table-cell>
          <table:table-cell office:value-type="float" office:value="15926">
            <text:p>15926</text:p>
          </table:table-cell>
          <table:table-cell office:value-type="float" office:value="17677">
            <text:p>17677</text:p>
          </table:table-cell>
          <table:table-cell office:value-type="float" office:value="16811">
            <text:p>16811</text:p>
          </table:table-cell>
          <table:table-cell office:value-type="float" office:value="17049">
            <text:p>17049</text:p>
          </table:table-cell>
          <table:table-cell office:value-type="float" office:value="20442">
            <text:p>20442</text:p>
          </table:table-cell>
          <table:table-cell office:value-type="float" office:value="21397">
            <text:p>21397</text:p>
          </table:table-cell>
          <table:table-cell office:value-type="float" office:value="20129">
            <text:p>20129</text:p>
          </table:table-cell>
          <table:table-cell office:value-type="float" office:value="19477">
            <text:p>19477</text:p>
          </table:table-cell>
          <table:table-cell office:value-type="float" office:value="20508">
            <text:p>20508</text:p>
          </table:table-cell>
          <table:table-cell office:value-type="float" office:value="19586">
            <text:p>19586</text:p>
          </table:table-cell>
          <table:table-cell office:value-type="float" office:value="20826">
            <text:p>20826</text:p>
          </table:table-cell>
          <table:table-cell office:value-type="float" office:value="18130">
            <text:p>18130</text:p>
          </table:table-cell>
          <table:table-cell office:value-type="float" office:value="23451">
            <text:p>23451</text:p>
          </table:table-cell>
          <table:table-cell office:value-type="float" office:value="23241">
            <text:p>23241</text:p>
          </table:table-cell>
          <table:table-cell office:value-type="float" office:value="24942">
            <text:p>24942</text:p>
          </table:table-cell>
          <table:table-cell office:value-type="float" office:value="23212">
            <text:p>23212</text:p>
          </table:table-cell>
          <table:table-cell office:value-type="float" office:value="28627">
            <text:p>28627</text:p>
          </table:table-cell>
          <table:table-cell office:value-type="float" office:value="28728">
            <text:p>28728</text:p>
          </table:table-cell>
          <table:table-cell office:value-type="float" office:value="41838.54">
            <text:p>41838,54</text:p>
          </table:table-cell>
          <table:table-cell office:value-type="float" office:value="42687.02">
            <text:p>42687,02</text:p>
          </table:table-cell>
          <table:table-cell office:value-type="float" office:value="43497.84">
            <text:p>43497,84</text:p>
          </table:table-cell>
          <table:table-cell office:value-type="float" office:value="27496.47">
            <text:p>27496,47</text:p>
          </table:table-cell>
          <table:table-cell office:value-type="float" office:value="30652.03">
            <text:p>30652,03</text:p>
          </table:table-cell>
          <table:table-cell office:value-type="float" office:value="29670.47">
            <text:p>29670,47</text:p>
          </table:table-cell>
          <table:table-cell office:value-type="float" office:value="33266">
            <text:p>33266</text:p>
          </table:table-cell>
          <table:table-cell office:value-type="float" office:value="28758">
            <text:p>28758</text:p>
          </table:table-cell>
          <table:table-cell office:value-type="float" office:value="28296">
            <text:p>28296</text:p>
          </table:table-cell>
          <table:table-cell office:value-type="float" office:value="27037">
            <text:p>27037</text:p>
          </table:table-cell>
          <table:table-cell office:value-type="float" office:value="35358">
            <text:p>35358</text:p>
          </table:table-cell>
          <table:table-cell office:value-type="float" office:value="35064">
            <text:p>35064</text:p>
          </table:table-cell>
          <table:table-cell office:value-type="float" office:value="32694">
            <text:p>32694</text:p>
          </table:table-cell>
          <table:table-cell office:value-type="float" office:value="34964">
            <text:p>34964</text:p>
          </table:table-cell>
          <table:table-cell office:value-type="float" office:value="33975">
            <text:p>33975</text:p>
          </table:table-cell>
          <table:table-cell office:value-type="float" office:value="36719.8">
            <text:p>36719,8</text:p>
          </table:table-cell>
          <table:table-cell office:value-type="float" office:value="37567.4">
            <text:p>37567,4</text:p>
          </table:table-cell>
          <table:table-cell office:value-type="float" office:value="36616.6">
            <text:p>36616,6</text:p>
          </table:table-cell>
          <table:table-cell office:value-type="float" office:value="40499">
            <text:p>40499</text:p>
          </table:table-cell>
          <table:table-cell office:value-type="float" office:value="43654.3">
            <text:p>43654,3</text:p>
          </table:table-cell>
          <table:table-cell office:value-type="float" office:value="38486.6">
            <text:p>38486,6</text:p>
          </table:table-cell>
          <table:table-cell office:value-type="float" office:value="40263">
            <text:p>40263</text:p>
          </table:table-cell>
          <table:table-cell office:value-type="float" office:value="47737">
            <text:p>47737</text:p>
          </table:table-cell>
          <table:table-cell office:value-type="float" office:value="48550">
            <text:p>48550</text:p>
          </table:table-cell>
          <table:table-cell office:value-type="float" office:value="47264.97">
            <text:p>47264,97</text:p>
          </table:table-cell>
          <table:table-cell office:value-type="float" office:value="48101.26">
            <text:p>48101,26</text:p>
          </table:table-cell>
          <table:table-cell office:value-type="float" office:value="46613.86">
            <text:p>46613,86</text:p>
          </table:table-cell>
          <table:table-cell office:value-type="float" office:value="48345.04">
            <text:p>48345,04</text:p>
          </table:table-cell>
          <table:table-cell office:value-type="float" office:value="50260.53">
            <text:p>50260,53</text:p>
          </table:table-cell>
          <table:table-cell office:value-type="float" office:value="48988.18">
            <text:p>48988,18</text:p>
          </table:table-cell>
          <table:table-cell office:value-type="float" office:value="57728.37">
            <text:p>57728,37</text:p>
          </table:table-cell>
          <table:table-cell office:value-type="float" office:value="61438.8">
            <text:p>61438,8</text:p>
          </table:table-cell>
          <table:table-cell office:value-type="float" office:value="51683.82">
            <text:p>51683,82</text:p>
          </table:table-cell>
          <table:table-cell office:value-type="float" office:value="55511">
            <text:p>55511</text:p>
          </table:table-cell>
          <table:table-cell table:number-columns-repeated="907"/>
        </table:table-row>
        <table:table-row table:style-name="ro2">
          <table:table-cell office:value-type="string">
            <text:p>TOTORAL</text:p>
          </table:table-cell>
          <table:table-cell office:value-type="string">
            <text:p>SIMBOLAR </text:p>
          </table:table-cell>
          <table:table-cell office:value-type="string">
            <text:p>Comuna</text:p>
          </table:table-cell>
          <table:table-cell office:value-type="float" office:value="18655">
            <text:p>18655</text:p>
          </table:table-cell>
          <table:table-cell office:value-type="float" office:value="21890">
            <text:p>21890</text:p>
          </table:table-cell>
          <table:table-cell office:value-type="float" office:value="19804">
            <text:p>19804</text:p>
          </table:table-cell>
          <table:table-cell office:value-type="float" office:value="20901">
            <text:p>20901</text:p>
          </table:table-cell>
          <table:table-cell office:value-type="float" office:value="22507">
            <text:p>22507</text:p>
          </table:table-cell>
          <table:table-cell office:value-type="float" office:value="23879">
            <text:p>23879</text:p>
          </table:table-cell>
          <table:table-cell office:value-type="float" office:value="23025">
            <text:p>23025</text:p>
          </table:table-cell>
          <table:table-cell office:value-type="float" office:value="22301">
            <text:p>22301</text:p>
          </table:table-cell>
          <table:table-cell office:value-type="float" office:value="22443">
            <text:p>22443</text:p>
          </table:table-cell>
          <table:table-cell office:value-type="float" office:value="23862">
            <text:p>23862</text:p>
          </table:table-cell>
          <table:table-cell office:value-type="float" office:value="22957">
            <text:p>22957</text:p>
          </table:table-cell>
          <table:table-cell office:value-type="float" office:value="24735">
            <text:p>24735</text:p>
          </table:table-cell>
          <table:table-cell office:value-type="float" office:value="24439">
            <text:p>24439</text:p>
          </table:table-cell>
          <table:table-cell office:value-type="float" office:value="27126">
            <text:p>27126</text:p>
          </table:table-cell>
          <table:table-cell office:value-type="float" office:value="25797">
            <text:p>25797</text:p>
          </table:table-cell>
          <table:table-cell office:value-type="float" office:value="26162">
            <text:p>26162</text:p>
          </table:table-cell>
          <table:table-cell office:value-type="float" office:value="31368">
            <text:p>31368</text:p>
          </table:table-cell>
          <table:table-cell office:value-type="float" office:value="32835">
            <text:p>32835</text:p>
          </table:table-cell>
          <table:table-cell office:value-type="float" office:value="30889">
            <text:p>30889</text:p>
          </table:table-cell>
          <table:table-cell office:value-type="float" office:value="29888">
            <text:p>29888</text:p>
          </table:table-cell>
          <table:table-cell office:value-type="float" office:value="31471">
            <text:p>31471</text:p>
          </table:table-cell>
          <table:table-cell office:value-type="float" office:value="30055">
            <text:p>30055</text:p>
          </table:table-cell>
          <table:table-cell office:value-type="float" office:value="31958">
            <text:p>31958</text:p>
          </table:table-cell>
          <table:table-cell office:value-type="float" office:value="27819">
            <text:p>27819</text:p>
          </table:table-cell>
          <table:table-cell office:value-type="float" office:value="35987">
            <text:p>35987</text:p>
          </table:table-cell>
          <table:table-cell office:value-type="float" office:value="35663">
            <text:p>35663</text:p>
          </table:table-cell>
          <table:table-cell office:value-type="float" office:value="37546">
            <text:p>37546</text:p>
          </table:table-cell>
          <table:table-cell office:value-type="float" office:value="35384">
            <text:p>35384</text:p>
          </table:table-cell>
          <table:table-cell office:value-type="float" office:value="43638">
            <text:p>43638</text:p>
          </table:table-cell>
          <table:table-cell office:value-type="float" office:value="43792">
            <text:p>43792</text:p>
          </table:table-cell>
          <table:table-cell office:value-type="float" office:value="36819.55">
            <text:p>36819,55</text:p>
          </table:table-cell>
          <table:table-cell office:value-type="float" office:value="37566.25">
            <text:p>37566,25</text:p>
          </table:table-cell>
          <table:table-cell office:value-type="float" office:value="38279.8">
            <text:p>38279,8</text:p>
          </table:table-cell>
          <table:table-cell office:value-type="float" office:value="41914.93">
            <text:p>41914,93</text:p>
          </table:table-cell>
          <table:table-cell office:value-type="float" office:value="46725.18">
            <text:p>46725,18</text:p>
          </table:table-cell>
          <table:table-cell office:value-type="float" office:value="45228.92">
            <text:p>45228,92</text:p>
          </table:table-cell>
          <table:table-cell office:value-type="float" office:value="50709">
            <text:p>50709</text:p>
          </table:table-cell>
          <table:table-cell office:value-type="float" office:value="43838">
            <text:p>43838</text:p>
          </table:table-cell>
          <table:table-cell office:value-type="float" office:value="43133">
            <text:p>43133</text:p>
          </table:table-cell>
          <table:table-cell office:value-type="float" office:value="41214">
            <text:p>41214</text:p>
          </table:table-cell>
          <table:table-cell office:value-type="float" office:value="53899">
            <text:p>53899</text:p>
          </table:table-cell>
          <table:table-cell office:value-type="float" office:value="53451">
            <text:p>53451</text:p>
          </table:table-cell>
          <table:table-cell office:value-type="float" office:value="49837">
            <text:p>49837</text:p>
          </table:table-cell>
          <table:table-cell office:value-type="float" office:value="53298">
            <text:p>53298</text:p>
          </table:table-cell>
          <table:table-cell office:value-type="float" office:value="51790">
            <text:p>51790</text:p>
          </table:table-cell>
          <table:table-cell office:value-type="float" office:value="55974.7">
            <text:p>55974,7</text:p>
          </table:table-cell>
          <table:table-cell office:value-type="float" office:value="57266.8">
            <text:p>57266,8</text:p>
          </table:table-cell>
          <table:table-cell office:value-type="float" office:value="55817.4">
            <text:p>55817,4</text:p>
          </table:table-cell>
          <table:table-cell office:value-type="float" office:value="61735.7">
            <text:p>61735,7</text:p>
          </table:table-cell>
          <table:table-cell office:value-type="float" office:value="66544">
            <text:p>66544</text:p>
          </table:table-cell>
          <table:table-cell office:value-type="float" office:value="58668">
            <text:p>58668</text:p>
          </table:table-cell>
          <table:table-cell office:value-type="float" office:value="61376">
            <text:p>61376</text:p>
          </table:table-cell>
          <table:table-cell office:value-type="float" office:value="72769">
            <text:p>72769</text:p>
          </table:table-cell>
          <table:table-cell office:value-type="float" office:value="74009">
            <text:p>74009</text:p>
          </table:table-cell>
          <table:table-cell office:value-type="float" office:value="72049.54">
            <text:p>72049,54</text:p>
          </table:table-cell>
          <table:table-cell office:value-type="float" office:value="73324.35">
            <text:p>73324,35</text:p>
          </table:table-cell>
          <table:table-cell office:value-type="float" office:value="71057">
            <text:p>71057</text:p>
          </table:table-cell>
          <table:table-cell office:value-type="float" office:value="73695.96">
            <text:p>73695,96</text:p>
          </table:table-cell>
          <table:table-cell office:value-type="float" office:value="76615.88">
            <text:p>76615,88</text:p>
          </table:table-cell>
          <table:table-cell office:value-type="float" office:value="74676.35">
            <text:p>74676,35</text:p>
          </table:table-cell>
          <table:table-cell office:value-type="float" office:value="87999.69">
            <text:p>87999,69</text:p>
          </table:table-cell>
          <table:table-cell office:value-type="float" office:value="93655.76">
            <text:p>93655,76</text:p>
          </table:table-cell>
          <table:table-cell office:value-type="float" office:value="78785.52">
            <text:p>78785,52</text:p>
          </table:table-cell>
          <table:table-cell office:value-type="float" office:value="84620">
            <text:p>84620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SUCO </text:p>
          </table:table-cell>
          <table:table-cell office:value-type="string">
            <text:p>Comuna</text:p>
          </table:table-cell>
          <table:table-cell office:value-type="float" office:value="16410">
            <text:p>16410</text:p>
          </table:table-cell>
          <table:table-cell office:value-type="float" office:value="19255">
            <text:p>19255</text:p>
          </table:table-cell>
          <table:table-cell office:value-type="float" office:value="17421">
            <text:p>17421</text:p>
          </table:table-cell>
          <table:table-cell office:value-type="float" office:value="18385">
            <text:p>18385</text:p>
          </table:table-cell>
          <table:table-cell office:value-type="float" office:value="19799">
            <text:p>19799</text:p>
          </table:table-cell>
          <table:table-cell office:value-type="float" office:value="21005">
            <text:p>21005</text:p>
          </table:table-cell>
          <table:table-cell office:value-type="float" office:value="20254">
            <text:p>20254</text:p>
          </table:table-cell>
          <table:table-cell office:value-type="float" office:value="19618">
            <text:p>19618</text:p>
          </table:table-cell>
          <table:table-cell office:value-type="float" office:value="19743">
            <text:p>19743</text:p>
          </table:table-cell>
          <table:table-cell office:value-type="float" office:value="20991">
            <text:p>20991</text:p>
          </table:table-cell>
          <table:table-cell office:value-type="float" office:value="20194">
            <text:p>20194</text:p>
          </table:table-cell>
          <table:table-cell office:value-type="float" office:value="21759">
            <text:p>21759</text:p>
          </table:table-cell>
          <table:table-cell office:value-type="float" office:value="21499">
            <text:p>21499</text:p>
          </table:table-cell>
          <table:table-cell office:value-type="float" office:value="23862">
            <text:p>23862</text:p>
          </table:table-cell>
          <table:table-cell office:value-type="float" office:value="22693">
            <text:p>22693</text:p>
          </table:table-cell>
          <table:table-cell office:value-type="float" office:value="23014">
            <text:p>23014</text:p>
          </table:table-cell>
          <table:table-cell office:value-type="float" office:value="27594">
            <text:p>27594</text:p>
          </table:table-cell>
          <table:table-cell office:value-type="float" office:value="28884">
            <text:p>28884</text:p>
          </table:table-cell>
          <table:table-cell office:value-type="float" office:value="27172">
            <text:p>27172</text:p>
          </table:table-cell>
          <table:table-cell office:value-type="float" office:value="26291">
            <text:p>26291</text:p>
          </table:table-cell>
          <table:table-cell office:value-type="float" office:value="27684">
            <text:p>27684</text:p>
          </table:table-cell>
          <table:table-cell office:value-type="float" office:value="26439">
            <text:p>26439</text:p>
          </table:table-cell>
          <table:table-cell office:value-type="float" office:value="28112">
            <text:p>28112</text:p>
          </table:table-cell>
          <table:table-cell office:value-type="float" office:value="24473">
            <text:p>24473</text:p>
          </table:table-cell>
          <table:table-cell office:value-type="float" office:value="31656">
            <text:p>31656</text:p>
          </table:table-cell>
          <table:table-cell office:value-type="float" office:value="31372">
            <text:p>31372</text:p>
          </table:table-cell>
          <table:table-cell office:value-type="float" office:value="33068">
            <text:p>33068</text:p>
          </table:table-cell>
          <table:table-cell office:value-type="float" office:value="31140">
            <text:p>31140</text:p>
          </table:table-cell>
          <table:table-cell office:value-type="float" office:value="38403">
            <text:p>38403</text:p>
          </table:table-cell>
          <table:table-cell office:value-type="float" office:value="38539">
            <text:p>38539</text:p>
          </table:table-cell>
          <table:table-cell office:value-type="float" office:value="47858.69">
            <text:p>47858,69</text:p>
          </table:table-cell>
          <table:table-cell office:value-type="float" office:value="48829.26">
            <text:p>48829,26</text:p>
          </table:table-cell>
          <table:table-cell office:value-type="float" office:value="49756.75">
            <text:p>49756,75</text:p>
          </table:table-cell>
          <table:table-cell office:value-type="float" office:value="36886.78">
            <text:p>36886,78</text:p>
          </table:table-cell>
          <table:table-cell office:value-type="float" office:value="41119.99">
            <text:p>41119,99</text:p>
          </table:table-cell>
          <table:table-cell office:value-type="float" office:value="39803.22">
            <text:p>39803,22</text:p>
          </table:table-cell>
          <table:table-cell office:value-type="float" office:value="44626">
            <text:p>44626</text:p>
          </table:table-cell>
          <table:table-cell office:value-type="float" office:value="38579">
            <text:p>38579</text:p>
          </table:table-cell>
          <table:table-cell office:value-type="float" office:value="37959">
            <text:p>37959</text:p>
          </table:table-cell>
          <table:table-cell office:value-type="float" office:value="36270">
            <text:p>36270</text:p>
          </table:table-cell>
          <table:table-cell office:value-type="float" office:value="47433">
            <text:p>47433</text:p>
          </table:table-cell>
          <table:table-cell office:value-type="float" office:value="47039">
            <text:p>47039</text:p>
          </table:table-cell>
          <table:table-cell office:value-type="float" office:value="43859">
            <text:p>43859</text:p>
          </table:table-cell>
          <table:table-cell office:value-type="float" office:value="46904">
            <text:p>46904</text:p>
          </table:table-cell>
          <table:table-cell office:value-type="float" office:value="45577">
            <text:p>45577</text:p>
          </table:table-cell>
          <table:table-cell office:value-type="float" office:value="49259.9">
            <text:p>49259,9</text:p>
          </table:table-cell>
          <table:table-cell office:value-type="float" office:value="50397">
            <text:p>50397</text:p>
          </table:table-cell>
          <table:table-cell office:value-type="float" office:value="49122.5">
            <text:p>49122,5</text:p>
          </table:table-cell>
          <table:table-cell office:value-type="float" office:value="54329.8">
            <text:p>54329,8</text:p>
          </table:table-cell>
          <table:table-cell office:value-type="float" office:value="58561.3">
            <text:p>58561,3</text:p>
          </table:table-cell>
          <table:table-cell office:value-type="float" office:value="51630.2">
            <text:p>51630,2</text:p>
          </table:table-cell>
          <table:table-cell office:value-type="float" office:value="54013">
            <text:p>54013</text:p>
          </table:table-cell>
          <table:table-cell office:value-type="float" office:value="64039">
            <text:p>64039</text:p>
          </table:table-cell>
          <table:table-cell office:value-type="float" office:value="65131">
            <text:p>65131</text:p>
          </table:table-cell>
          <table:table-cell office:value-type="float" office:value="63406.42">
            <text:p>63406,42</text:p>
          </table:table-cell>
          <table:table-cell office:value-type="float" office:value="64528.3">
            <text:p>64528,3</text:p>
          </table:table-cell>
          <table:table-cell office:value-type="float" office:value="62532.95">
            <text:p>62532,95</text:p>
          </table:table-cell>
          <table:table-cell office:value-type="float" office:value="64855.34">
            <text:p>64855,34</text:p>
          </table:table-cell>
          <table:table-cell office:value-type="float" office:value="67424.98">
            <text:p>67424,98</text:p>
          </table:table-cell>
          <table:table-cell office:value-type="float" office:value="65718.11">
            <text:p>65718,11</text:p>
          </table:table-cell>
          <table:table-cell office:value-type="float" office:value="77443.17">
            <text:p>77443,17</text:p>
          </table:table-cell>
          <table:table-cell office:value-type="float" office:value="82420.74">
            <text:p>82420,74</text:p>
          </table:table-cell>
          <table:table-cell office:value-type="float" office:value="69334.35">
            <text:p>69334,35</text:p>
          </table:table-cell>
          <table:table-cell office:value-type="float" office:value="74469">
            <text:p>74469</text:p>
          </table:table-cell>
          <table:table-cell table:number-columns-repeated="907"/>
        </table:table-row>
        <table:table-row table:style-name="ro2">
          <table:table-cell office:value-type="string">
            <text:p>POCHO</text:p>
          </table:table-cell>
          <table:table-cell office:value-type="string">
            <text:p>TALA CAÑADA </text:p>
          </table:table-cell>
          <table:table-cell office:value-type="string">
            <text:p>Comuna</text:p>
          </table:table-cell>
          <table:table-cell office:value-type="float" office:value="21459">
            <text:p>21459</text:p>
          </table:table-cell>
          <table:table-cell office:value-type="float" office:value="25180">
            <text:p>25180</text:p>
          </table:table-cell>
          <table:table-cell office:value-type="float" office:value="22781">
            <text:p>22781</text:p>
          </table:table-cell>
          <table:table-cell office:value-type="float" office:value="24043">
            <text:p>24043</text:p>
          </table:table-cell>
          <table:table-cell office:value-type="float" office:value="25891">
            <text:p>25891</text:p>
          </table:table-cell>
          <table:table-cell office:value-type="float" office:value="27469">
            <text:p>27469</text:p>
          </table:table-cell>
          <table:table-cell office:value-type="float" office:value="26486">
            <text:p>26486</text:p>
          </table:table-cell>
          <table:table-cell office:value-type="float" office:value="25654">
            <text:p>25654</text:p>
          </table:table-cell>
          <table:table-cell office:value-type="float" office:value="25817">
            <text:p>25817</text:p>
          </table:table-cell>
          <table:table-cell office:value-type="float" office:value="27450">
            <text:p>27450</text:p>
          </table:table-cell>
          <table:table-cell office:value-type="float" office:value="26408">
            <text:p>26408</text:p>
          </table:table-cell>
          <table:table-cell office:value-type="float" office:value="28454">
            <text:p>28454</text:p>
          </table:table-cell>
          <table:table-cell office:value-type="float" office:value="28113">
            <text:p>28113</text:p>
          </table:table-cell>
          <table:table-cell office:value-type="float" office:value="31204">
            <text:p>31204</text:p>
          </table:table-cell>
          <table:table-cell office:value-type="float" office:value="29676">
            <text:p>29676</text:p>
          </table:table-cell>
          <table:table-cell office:value-type="float" office:value="30095">
            <text:p>30095</text:p>
          </table:table-cell>
          <table:table-cell office:value-type="float" office:value="36084">
            <text:p>36084</text:p>
          </table:table-cell>
          <table:table-cell office:value-type="float" office:value="37771">
            <text:p>37771</text:p>
          </table:table-cell>
          <table:table-cell office:value-type="float" office:value="35533">
            <text:p>35533</text:p>
          </table:table-cell>
          <table:table-cell office:value-type="float" office:value="34381">
            <text:p>34381</text:p>
          </table:table-cell>
          <table:table-cell office:value-type="float" office:value="36202">
            <text:p>36202</text:p>
          </table:table-cell>
          <table:table-cell office:value-type="float" office:value="34573">
            <text:p>34573</text:p>
          </table:table-cell>
          <table:table-cell office:value-type="float" office:value="36762">
            <text:p>36762</text:p>
          </table:table-cell>
          <table:table-cell office:value-type="float" office:value="32001">
            <text:p>32001</text:p>
          </table:table-cell>
          <table:table-cell office:value-type="float" office:value="41397">
            <text:p>41397</text:p>
          </table:table-cell>
          <table:table-cell office:value-type="float" office:value="41025">
            <text:p>41025</text:p>
          </table:table-cell>
          <table:table-cell office:value-type="float" office:value="42487">
            <text:p>42487</text:p>
          </table:table-cell>
          <table:table-cell office:value-type="float" office:value="40476">
            <text:p>40476</text:p>
          </table:table-cell>
          <table:table-cell office:value-type="float" office:value="49917">
            <text:p>49917</text:p>
          </table:table-cell>
          <table:table-cell office:value-type="float" office:value="50094">
            <text:p>50094</text:p>
          </table:table-cell>
          <table:table-cell office:value-type="float" office:value="28153.6">
            <text:p>28153,6</text:p>
          </table:table-cell>
          <table:table-cell office:value-type="float" office:value="28724.55">
            <text:p>28724,55</text:p>
          </table:table-cell>
          <table:table-cell office:value-type="float" office:value="29270.16">
            <text:p>29270,16</text:p>
          </table:table-cell>
          <table:table-cell office:value-type="float" office:value="47946.07">
            <text:p>47946,07</text:p>
          </table:table-cell>
          <table:table-cell office:value-type="float" office:value="53448.48">
            <text:p>53448,48</text:p>
          </table:table-cell>
          <table:table-cell office:value-type="float" office:value="51736.92">
            <text:p>51736,92</text:p>
          </table:table-cell>
          <table:table-cell office:value-type="float" office:value="58006">
            <text:p>58006</text:p>
          </table:table-cell>
          <table:table-cell office:value-type="float" office:value="50145">
            <text:p>50145</text:p>
          </table:table-cell>
          <table:table-cell office:value-type="float" office:value="49339">
            <text:p>49339</text:p>
          </table:table-cell>
          <table:table-cell office:value-type="float" office:value="47144">
            <text:p>47144</text:p>
          </table:table-cell>
          <table:table-cell office:value-type="float" office:value="61654">
            <text:p>61654</text:p>
          </table:table-cell>
          <table:table-cell office:value-type="float" office:value="61142">
            <text:p>61142</text:p>
          </table:table-cell>
          <table:table-cell office:value-type="float" office:value="57009">
            <text:p>57009</text:p>
          </table:table-cell>
          <table:table-cell office:value-type="float" office:value="60967">
            <text:p>60967</text:p>
          </table:table-cell>
          <table:table-cell office:value-type="float" office:value="59242">
            <text:p>59242</text:p>
          </table:table-cell>
          <table:table-cell office:value-type="float" office:value="64028.9">
            <text:p>64028,9</text:p>
          </table:table-cell>
          <table:table-cell office:value-type="float" office:value="65506.9">
            <text:p>65506,9</text:p>
          </table:table-cell>
          <table:table-cell office:value-type="float" office:value="63849">
            <text:p>63849</text:p>
          </table:table-cell>
          <table:table-cell office:value-type="float" office:value="70618.9">
            <text:p>70618,9</text:p>
          </table:table-cell>
          <table:table-cell office:value-type="float" office:value="76119">
            <text:p>76119</text:p>
          </table:table-cell>
          <table:table-cell office:value-type="float" office:value="67109.8">
            <text:p>67109,8</text:p>
          </table:table-cell>
          <table:table-cell office:value-type="float" office:value="70207">
            <text:p>70207</text:p>
          </table:table-cell>
          <table:table-cell office:value-type="float" office:value="83240">
            <text:p>83240</text:p>
          </table:table-cell>
          <table:table-cell office:value-type="float" office:value="84658">
            <text:p>84658</text:p>
          </table:table-cell>
          <table:table-cell office:value-type="float" office:value="82416.76">
            <text:p>82416,76</text:p>
          </table:table-cell>
          <table:table-cell office:value-type="float" office:value="83875">
            <text:p>83875</text:p>
          </table:table-cell>
          <table:table-cell office:value-type="float" office:value="81281.41">
            <text:p>81281,41</text:p>
          </table:table-cell>
          <table:table-cell office:value-type="float" office:value="84300.09">
            <text:p>84300,09</text:p>
          </table:table-cell>
          <table:table-cell office:value-type="float" office:value="87640.16">
            <text:p>87640,16</text:p>
          </table:table-cell>
          <table:table-cell office:value-type="float" office:value="85421.54">
            <text:p>85421,54</text:p>
          </table:table-cell>
          <table:table-cell office:value-type="float" office:value="100661.97">
            <text:p>100661,97</text:p>
          </table:table-cell>
          <table:table-cell office:value-type="float" office:value="107131.91">
            <text:p>107131,91</text:p>
          </table:table-cell>
          <table:table-cell office:value-type="float" office:value="90121.98">
            <text:p>90121,98</text:p>
          </table:table-cell>
          <table:table-cell office:value-type="float" office:value="96796">
            <text:p>96796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TALA HUASI </text:p>
          </table:table-cell>
          <table:table-cell office:value-type="string">
            <text:p>Comuna</text:p>
          </table:table-cell>
          <table:table-cell office:value-type="float" office:value="12550">
            <text:p>12550</text:p>
          </table:table-cell>
          <table:table-cell office:value-type="float" office:value="14725">
            <text:p>14725</text:p>
          </table:table-cell>
          <table:table-cell office:value-type="float" office:value="13322">
            <text:p>13322</text:p>
          </table:table-cell>
          <table:table-cell office:value-type="float" office:value="14061">
            <text:p>14061</text:p>
          </table:table-cell>
          <table:table-cell office:value-type="float" office:value="15141">
            <text:p>15141</text:p>
          </table:table-cell>
          <table:table-cell office:value-type="float" office:value="16064">
            <text:p>16064</text:p>
          </table:table-cell>
          <table:table-cell office:value-type="float" office:value="15489">
            <text:p>15489</text:p>
          </table:table-cell>
          <table:table-cell office:value-type="float" office:value="15002">
            <text:p>15002</text:p>
          </table:table-cell>
          <table:table-cell office:value-type="float" office:value="15098">
            <text:p>15098</text:p>
          </table:table-cell>
          <table:table-cell office:value-type="float" office:value="16053">
            <text:p>16053</text:p>
          </table:table-cell>
          <table:table-cell office:value-type="float" office:value="15443">
            <text:p>15443</text:p>
          </table:table-cell>
          <table:table-cell office:value-type="float" office:value="16640">
            <text:p>16640</text:p>
          </table:table-cell>
          <table:table-cell office:value-type="float" office:value="16441">
            <text:p>16441</text:p>
          </table:table-cell>
          <table:table-cell office:value-type="float" office:value="18248">
            <text:p>18248</text:p>
          </table:table-cell>
          <table:table-cell office:value-type="float" office:value="17355">
            <text:p>17355</text:p>
          </table:table-cell>
          <table:table-cell office:value-type="float" office:value="17600">
            <text:p>17600</text:p>
          </table:table-cell>
          <table:table-cell office:value-type="float" office:value="21102">
            <text:p>21102</text:p>
          </table:table-cell>
          <table:table-cell office:value-type="float" office:value="22088">
            <text:p>22088</text:p>
          </table:table-cell>
          <table:table-cell office:value-type="float" office:value="20780">
            <text:p>20780</text:p>
          </table:table-cell>
          <table:table-cell office:value-type="float" office:value="20106">
            <text:p>20106</text:p>
          </table:table-cell>
          <table:table-cell office:value-type="float" office:value="21171">
            <text:p>21171</text:p>
          </table:table-cell>
          <table:table-cell office:value-type="float" office:value="20219">
            <text:p>20219</text:p>
          </table:table-cell>
          <table:table-cell office:value-type="float" office:value="21499">
            <text:p>21499</text:p>
          </table:table-cell>
          <table:table-cell office:value-type="float" office:value="18715">
            <text:p>18715</text:p>
          </table:table-cell>
          <table:table-cell office:value-type="float" office:value="24209">
            <text:p>24209</text:p>
          </table:table-cell>
          <table:table-cell office:value-type="float" office:value="23992">
            <text:p>23992</text:p>
          </table:table-cell>
          <table:table-cell office:value-type="float" office:value="25279">
            <text:p>25279</text:p>
          </table:table-cell>
          <table:table-cell office:value-type="float" office:value="23811">
            <text:p>23811</text:p>
          </table:table-cell>
          <table:table-cell office:value-type="float" office:value="29364">
            <text:p>29364</text:p>
          </table:table-cell>
          <table:table-cell office:value-type="float" office:value="29468">
            <text:p>29468</text:p>
          </table:table-cell>
          <table:table-cell office:value-type="float" office:value="33942.5">
            <text:p>33942,5</text:p>
          </table:table-cell>
          <table:table-cell office:value-type="float" office:value="34630.86">
            <text:p>34630,86</text:p>
          </table:table-cell>
          <table:table-cell office:value-type="float" office:value="35288.65">
            <text:p>35288,65</text:p>
          </table:table-cell>
          <table:table-cell office:value-type="float" office:value="28205">
            <text:p>28205</text:p>
          </table:table-cell>
          <table:table-cell office:value-type="float" office:value="31441.87">
            <text:p>31441,87</text:p>
          </table:table-cell>
          <table:table-cell office:value-type="float" office:value="30436.02">
            <text:p>30436,02</text:p>
          </table:table-cell>
          <table:table-cell office:value-type="float" office:value="34123">
            <text:p>34123</text:p>
          </table:table-cell>
          <table:table-cell office:value-type="float" office:value="29499">
            <text:p>29499</text:p>
          </table:table-cell>
          <table:table-cell office:value-type="float" office:value="29025">
            <text:p>29025</text:p>
          </table:table-cell>
          <table:table-cell office:value-type="float" office:value="27733">
            <text:p>27733</text:p>
          </table:table-cell>
          <table:table-cell office:value-type="float" office:value="36269">
            <text:p>36269</text:p>
          </table:table-cell>
          <table:table-cell office:value-type="float" office:value="35969">
            <text:p>35969</text:p>
          </table:table-cell>
          <table:table-cell office:value-type="float" office:value="33536">
            <text:p>33536</text:p>
          </table:table-cell>
          <table:table-cell office:value-type="float" office:value="35865">
            <text:p>35865</text:p>
          </table:table-cell>
          <table:table-cell office:value-type="float" office:value="34850">
            <text:p>34850</text:p>
          </table:table-cell>
          <table:table-cell office:value-type="float" office:value="37666">
            <text:p>37666</text:p>
          </table:table-cell>
          <table:table-cell office:value-type="float" office:value="38535.4">
            <text:p>38535,4</text:p>
          </table:table-cell>
          <table:table-cell office:value-type="float" office:value="37562.1">
            <text:p>37562,1</text:p>
          </table:table-cell>
          <table:table-cell office:value-type="float" office:value="41542.6">
            <text:p>41542,6</text:p>
          </table:table-cell>
          <table:table-cell office:value-type="float" office:value="44778.1">
            <text:p>44778,1</text:p>
          </table:table-cell>
          <table:table-cell office:value-type="float" office:value="39479.4">
            <text:p>39479,4</text:p>
          </table:table-cell>
          <table:table-cell office:value-type="float" office:value="41300">
            <text:p>41300</text:p>
          </table:table-cell>
          <table:table-cell office:value-type="float" office:value="48967">
            <text:p>48967</text:p>
          </table:table-cell>
          <table:table-cell office:value-type="float" office:value="49802">
            <text:p>49802</text:p>
          </table:table-cell>
          <table:table-cell office:value-type="float" office:value="48482.9">
            <text:p>48482,9</text:p>
          </table:table-cell>
          <table:table-cell office:value-type="float" office:value="49340.74">
            <text:p>49340,74</text:p>
          </table:table-cell>
          <table:table-cell office:value-type="float" office:value="47815.01">
            <text:p>47815,01</text:p>
          </table:table-cell>
          <table:table-cell office:value-type="float" office:value="49590.8">
            <text:p>49590,8</text:p>
          </table:table-cell>
          <table:table-cell office:value-type="float" office:value="51555.64">
            <text:p>51555,64</text:p>
          </table:table-cell>
          <table:table-cell office:value-type="float" office:value="50251.51">
            <text:p>50251,51</text:p>
          </table:table-cell>
          <table:table-cell office:value-type="float" office:value="59215.92">
            <text:p>59215,92</text:p>
          </table:table-cell>
          <table:table-cell office:value-type="float" office:value="63021.96">
            <text:p>63021,96</text:p>
          </table:table-cell>
          <table:table-cell office:value-type="float" office:value="53015.61">
            <text:p>53015,61</text:p>
          </table:table-cell>
          <table:table-cell office:value-type="float" office:value="56942">
            <text:p>56942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TALAINI </text:p>
          </table:table-cell>
          <table:table-cell office:value-type="string">
            <text:p>Comuna</text:p>
          </table:table-cell>
          <table:table-cell office:value-type="float" office:value="13946">
            <text:p>13946</text:p>
          </table:table-cell>
          <table:table-cell office:value-type="float" office:value="16364">
            <text:p>16364</text:p>
          </table:table-cell>
          <table:table-cell office:value-type="float" office:value="14805">
            <text:p>14805</text:p>
          </table:table-cell>
          <table:table-cell office:value-type="float" office:value="15625">
            <text:p>15625</text:p>
          </table:table-cell>
          <table:table-cell office:value-type="float" office:value="16825">
            <text:p>16825</text:p>
          </table:table-cell>
          <table:table-cell office:value-type="float" office:value="17852">
            <text:p>17852</text:p>
          </table:table-cell>
          <table:table-cell office:value-type="float" office:value="17212">
            <text:p>17212</text:p>
          </table:table-cell>
          <table:table-cell office:value-type="float" office:value="16672">
            <text:p>16672</text:p>
          </table:table-cell>
          <table:table-cell office:value-type="float" office:value="16778">
            <text:p>16778</text:p>
          </table:table-cell>
          <table:table-cell office:value-type="float" office:value="17839">
            <text:p>17839</text:p>
          </table:table-cell>
          <table:table-cell office:value-type="float" office:value="17162">
            <text:p>17162</text:p>
          </table:table-cell>
          <table:table-cell office:value-type="float" office:value="18491">
            <text:p>18491</text:p>
          </table:table-cell>
          <table:table-cell office:value-type="float" office:value="18270">
            <text:p>18270</text:p>
          </table:table-cell>
          <table:table-cell office:value-type="float" office:value="20278">
            <text:p>20278</text:p>
          </table:table-cell>
          <table:table-cell office:value-type="float" office:value="19285">
            <text:p>19285</text:p>
          </table:table-cell>
          <table:table-cell office:value-type="float" office:value="19558">
            <text:p>19558</text:p>
          </table:table-cell>
          <table:table-cell office:value-type="float" office:value="23450">
            <text:p>23450</text:p>
          </table:table-cell>
          <table:table-cell office:value-type="float" office:value="24546">
            <text:p>24546</text:p>
          </table:table-cell>
          <table:table-cell office:value-type="float" office:value="23092">
            <text:p>23092</text:p>
          </table:table-cell>
          <table:table-cell office:value-type="float" office:value="22343">
            <text:p>22343</text:p>
          </table:table-cell>
          <table:table-cell office:value-type="float" office:value="23527">
            <text:p>23527</text:p>
          </table:table-cell>
          <table:table-cell office:value-type="float" office:value="22468">
            <text:p>22468</text:p>
          </table:table-cell>
          <table:table-cell office:value-type="float" office:value="23891">
            <text:p>23891</text:p>
          </table:table-cell>
          <table:table-cell office:value-type="float" office:value="20797">
            <text:p>20797</text:p>
          </table:table-cell>
          <table:table-cell office:value-type="float" office:value="26902">
            <text:p>26902</text:p>
          </table:table-cell>
          <table:table-cell office:value-type="float" office:value="26661">
            <text:p>26661</text:p>
          </table:table-cell>
          <table:table-cell office:value-type="float" office:value="35025">
            <text:p>35025</text:p>
          </table:table-cell>
          <table:table-cell office:value-type="float" office:value="28706">
            <text:p>28706</text:p>
          </table:table-cell>
          <table:table-cell office:value-type="float" office:value="35402">
            <text:p>35402</text:p>
          </table:table-cell>
          <table:table-cell office:value-type="float" office:value="35528">
            <text:p>35528</text:p>
          </table:table-cell>
          <table:table-cell office:value-type="float" office:value="44209.6">
            <text:p>44209,6</text:p>
          </table:table-cell>
          <table:table-cell office:value-type="float" office:value="45106.17">
            <text:p>45106,17</text:p>
          </table:table-cell>
          <table:table-cell office:value-type="float" office:value="45962.94">
            <text:p>45962,94</text:p>
          </table:table-cell>
          <table:table-cell office:value-type="float" office:value="34004.48">
            <text:p>34004,48</text:p>
          </table:table-cell>
          <table:table-cell office:value-type="float" office:value="37906.91">
            <text:p>37906,91</text:p>
          </table:table-cell>
          <table:table-cell office:value-type="float" office:value="36693.03">
            <text:p>36693,03</text:p>
          </table:table-cell>
          <table:table-cell office:value-type="float" office:value="41139">
            <text:p>41139</text:p>
          </table:table-cell>
          <table:table-cell office:value-type="float" office:value="35564">
            <text:p>35564</text:p>
          </table:table-cell>
          <table:table-cell office:value-type="float" office:value="34993">
            <text:p>34993</text:p>
          </table:table-cell>
          <table:table-cell office:value-type="float" office:value="33436">
            <text:p>33436</text:p>
          </table:table-cell>
          <table:table-cell office:value-type="float" office:value="43727">
            <text:p>43727</text:p>
          </table:table-cell>
          <table:table-cell office:value-type="float" office:value="43363">
            <text:p>43363</text:p>
          </table:table-cell>
          <table:table-cell office:value-type="float" office:value="40432">
            <text:p>40432</text:p>
          </table:table-cell>
          <table:table-cell office:value-type="float" office:value="43239">
            <text:p>43239</text:p>
          </table:table-cell>
          <table:table-cell office:value-type="float" office:value="42016">
            <text:p>42016</text:p>
          </table:table-cell>
          <table:table-cell office:value-type="float" office:value="45410.8">
            <text:p>45410,8</text:p>
          </table:table-cell>
          <table:table-cell office:value-type="float" office:value="46459.1">
            <text:p>46459,1</text:p>
          </table:table-cell>
          <table:table-cell office:value-type="float" office:value="45283.2">
            <text:p>45283,2</text:p>
          </table:table-cell>
          <table:table-cell office:value-type="float" office:value="50084.6">
            <text:p>50084,6</text:p>
          </table:table-cell>
          <table:table-cell office:value-type="float" office:value="53985.4">
            <text:p>53985,4</text:p>
          </table:table-cell>
          <table:table-cell office:value-type="float" office:value="47595.8">
            <text:p>47595,8</text:p>
          </table:table-cell>
          <table:table-cell office:value-type="float" office:value="49792">
            <text:p>49792</text:p>
          </table:table-cell>
          <table:table-cell office:value-type="float" office:value="59035">
            <text:p>59035</text:p>
          </table:table-cell>
          <table:table-cell office:value-type="float" office:value="60041">
            <text:p>60041</text:p>
          </table:table-cell>
          <table:table-cell office:value-type="float" office:value="58451.89">
            <text:p>58451,89</text:p>
          </table:table-cell>
          <table:table-cell office:value-type="float" office:value="59486.12">
            <text:p>59486,12</text:p>
          </table:table-cell>
          <table:table-cell office:value-type="float" office:value="57646.67">
            <text:p>57646,67</text:p>
          </table:table-cell>
          <table:table-cell office:value-type="float" office:value="59787.59">
            <text:p>59787,59</text:p>
          </table:table-cell>
          <table:table-cell office:value-type="float" office:value="62156.45">
            <text:p>62156,45</text:p>
          </table:table-cell>
          <table:table-cell office:value-type="float" office:value="60582.95">
            <text:p>60582,95</text:p>
          </table:table-cell>
          <table:table-cell office:value-type="float" office:value="71391.83">
            <text:p>71391,83</text:p>
          </table:table-cell>
          <table:table-cell office:value-type="float" office:value="75980.45">
            <text:p>75980,45</text:p>
          </table:table-cell>
          <table:table-cell office:value-type="float" office:value="63916.62">
            <text:p>63916,62</text:p>
          </table:table-cell>
          <table:table-cell office:value-type="float" office:value="68650">
            <text:p>68650</text:p>
          </table:table-cell>
          <table:table-cell table:number-columns-repeated="907"/>
        </table:table-row>
        <table:table-row table:style-name="ro2">
          <table:table-cell office:value-type="string">
            <text:p>COLON</text:p>
          </table:table-cell>
          <table:table-cell office:value-type="string">
            <text:p>TINOCO </text:p>
          </table:table-cell>
          <table:table-cell office:value-type="string">
            <text:p>Comuna</text:p>
          </table:table-cell>
          <table:table-cell office:value-type="float" office:value="19215">
            <text:p>19215</text:p>
          </table:table-cell>
          <table:table-cell office:value-type="float" office:value="22547">
            <text:p>22547</text:p>
          </table:table-cell>
          <table:table-cell office:value-type="float" office:value="20399">
            <text:p>20399</text:p>
          </table:table-cell>
          <table:table-cell office:value-type="float" office:value="21529">
            <text:p>21529</text:p>
          </table:table-cell>
          <table:table-cell office:value-type="float" office:value="23183">
            <text:p>23183</text:p>
          </table:table-cell>
          <table:table-cell office:value-type="float" office:value="24596">
            <text:p>24596</text:p>
          </table:table-cell>
          <table:table-cell office:value-type="float" office:value="23716">
            <text:p>23716</text:p>
          </table:table-cell>
          <table:table-cell office:value-type="float" office:value="22971">
            <text:p>22971</text:p>
          </table:table-cell>
          <table:table-cell office:value-type="float" office:value="23117">
            <text:p>23117</text:p>
          </table:table-cell>
          <table:table-cell office:value-type="float" office:value="24579">
            <text:p>24579</text:p>
          </table:table-cell>
          <table:table-cell office:value-type="float" office:value="23646">
            <text:p>23646</text:p>
          </table:table-cell>
          <table:table-cell office:value-type="float" office:value="25478">
            <text:p>25478</text:p>
          </table:table-cell>
          <table:table-cell office:value-type="float" office:value="25173">
            <text:p>25173</text:p>
          </table:table-cell>
          <table:table-cell office:value-type="float" office:value="27940">
            <text:p>27940</text:p>
          </table:table-cell>
          <table:table-cell office:value-type="float" office:value="26572">
            <text:p>26572</text:p>
          </table:table-cell>
          <table:table-cell office:value-type="float" office:value="26948">
            <text:p>26948</text:p>
          </table:table-cell>
          <table:table-cell office:value-type="float" office:value="32310">
            <text:p>32310</text:p>
          </table:table-cell>
          <table:table-cell office:value-type="float" office:value="33821">
            <text:p>33821</text:p>
          </table:table-cell>
          <table:table-cell office:value-type="float" office:value="31817">
            <text:p>31817</text:p>
          </table:table-cell>
          <table:table-cell office:value-type="float" office:value="30785">
            <text:p>30785</text:p>
          </table:table-cell>
          <table:table-cell office:value-type="float" office:value="32416">
            <text:p>32416</text:p>
          </table:table-cell>
          <table:table-cell office:value-type="float" office:value="30958">
            <text:p>30958</text:p>
          </table:table-cell>
          <table:table-cell office:value-type="float" office:value="32917">
            <text:p>32917</text:p>
          </table:table-cell>
          <table:table-cell office:value-type="float" office:value="28654">
            <text:p>28654</text:p>
          </table:table-cell>
          <table:table-cell office:value-type="float" office:value="37067">
            <text:p>37067</text:p>
          </table:table-cell>
          <table:table-cell office:value-type="float" office:value="36734">
            <text:p>36734</text:p>
          </table:table-cell>
          <table:table-cell office:value-type="float" office:value="41583">
            <text:p>41583</text:p>
          </table:table-cell>
          <table:table-cell office:value-type="float" office:value="37390">
            <text:p>37390</text:p>
          </table:table-cell>
          <table:table-cell office:value-type="float" office:value="46111">
            <text:p>46111</text:p>
          </table:table-cell>
          <table:table-cell office:value-type="float" office:value="46274">
            <text:p>46274</text:p>
          </table:table-cell>
          <table:table-cell office:value-type="float" office:value="38369.83">
            <text:p>38369,83</text:p>
          </table:table-cell>
          <table:table-cell office:value-type="float" office:value="39147.97">
            <text:p>39147,97</text:p>
          </table:table-cell>
          <table:table-cell office:value-type="float" office:value="39891.57">
            <text:p>39891,57</text:p>
          </table:table-cell>
          <table:table-cell office:value-type="float" office:value="44290.32">
            <text:p>44290,32</text:p>
          </table:table-cell>
          <table:table-cell office:value-type="float" office:value="49373.18">
            <text:p>49373,18</text:p>
          </table:table-cell>
          <table:table-cell office:value-type="float" office:value="47792.13">
            <text:p>47792,13</text:p>
          </table:table-cell>
          <table:table-cell office:value-type="float" office:value="53583">
            <text:p>53583</text:p>
          </table:table-cell>
          <table:table-cell office:value-type="float" office:value="46322">
            <text:p>46322</text:p>
          </table:table-cell>
          <table:table-cell office:value-type="float" office:value="45577">
            <text:p>45577</text:p>
          </table:table-cell>
          <table:table-cell office:value-type="float" office:value="43550">
            <text:p>43550</text:p>
          </table:table-cell>
          <table:table-cell office:value-type="float" office:value="56953">
            <text:p>56953</text:p>
          </table:table-cell>
          <table:table-cell office:value-type="float" office:value="56480">
            <text:p>56480</text:p>
          </table:table-cell>
          <table:table-cell office:value-type="float" office:value="52662">
            <text:p>52662</text:p>
          </table:table-cell>
          <table:table-cell office:value-type="float" office:value="56319">
            <text:p>56319</text:p>
          </table:table-cell>
          <table:table-cell office:value-type="float" office:value="54725">
            <text:p>54725</text:p>
          </table:table-cell>
          <table:table-cell office:value-type="float" office:value="59146.9">
            <text:p>59146,9</text:p>
          </table:table-cell>
          <table:table-cell office:value-type="float" office:value="60512.2">
            <text:p>60512,2</text:p>
          </table:table-cell>
          <table:table-cell office:value-type="float" office:value="58980.7">
            <text:p>58980,7</text:p>
          </table:table-cell>
          <table:table-cell office:value-type="float" office:value="65234.4">
            <text:p>65234,4</text:p>
          </table:table-cell>
          <table:table-cell office:value-type="float" office:value="70315.1">
            <text:p>70315,1</text:p>
          </table:table-cell>
          <table:table-cell office:value-type="float" office:value="61992.9">
            <text:p>61992,9</text:p>
          </table:table-cell>
          <table:table-cell office:value-type="float" office:value="64854">
            <text:p>64854</text:p>
          </table:table-cell>
          <table:table-cell office:value-type="float" office:value="76893">
            <text:p>76893</text:p>
          </table:table-cell>
          <table:table-cell office:value-type="float" office:value="78203">
            <text:p>78203</text:p>
          </table:table-cell>
          <table:table-cell office:value-type="float" office:value="76132.71">
            <text:p>76132,71</text:p>
          </table:table-cell>
          <table:table-cell office:value-type="float" office:value="77479.77">
            <text:p>77479,77</text:p>
          </table:table-cell>
          <table:table-cell office:value-type="float" office:value="75083.93">
            <text:p>75083,93</text:p>
          </table:table-cell>
          <table:table-cell office:value-type="float" office:value="77872.44">
            <text:p>77872,44</text:p>
          </table:table-cell>
          <table:table-cell office:value-type="float" office:value="80957.84">
            <text:p>80957,84</text:p>
          </table:table-cell>
          <table:table-cell office:value-type="float" office:value="78908.39">
            <text:p>78908,39</text:p>
          </table:table-cell>
          <table:table-cell office:value-type="float" office:value="92986.79">
            <text:p>92986,79</text:p>
          </table:table-cell>
          <table:table-cell office:value-type="float" office:value="98963.4">
            <text:p>98963,4</text:p>
          </table:table-cell>
          <table:table-cell office:value-type="float" office:value="83250.44">
            <text:p>83250,44</text:p>
          </table:table-cell>
          <table:table-cell office:value-type="float" office:value="89415">
            <text:p>89415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TORO PUJIO </text:p>
          </table:table-cell>
          <table:table-cell office:value-type="string">
            <text:p>Comuna</text:p>
          </table:table-cell>
          <table:table-cell office:value-type="float" office:value="17017">
            <text:p>17017</text:p>
          </table:table-cell>
          <table:table-cell office:value-type="float" office:value="19967">
            <text:p>19967</text:p>
          </table:table-cell>
          <table:table-cell office:value-type="float" office:value="18065">
            <text:p>18065</text:p>
          </table:table-cell>
          <table:table-cell office:value-type="float" office:value="19065">
            <text:p>19065</text:p>
          </table:table-cell>
          <table:table-cell office:value-type="float" office:value="20531">
            <text:p>20531</text:p>
          </table:table-cell>
          <table:table-cell office:value-type="float" office:value="21782">
            <text:p>21782</text:p>
          </table:table-cell>
          <table:table-cell office:value-type="float" office:value="21003">
            <text:p>21003</text:p>
          </table:table-cell>
          <table:table-cell office:value-type="float" office:value="20343">
            <text:p>20343</text:p>
          </table:table-cell>
          <table:table-cell office:value-type="float" office:value="20472">
            <text:p>20472</text:p>
          </table:table-cell>
          <table:table-cell office:value-type="float" office:value="21767">
            <text:p>21767</text:p>
          </table:table-cell>
          <table:table-cell office:value-type="float" office:value="20941">
            <text:p>20941</text:p>
          </table:table-cell>
          <table:table-cell office:value-type="float" office:value="22563">
            <text:p>22563</text:p>
          </table:table-cell>
          <table:table-cell office:value-type="float" office:value="22293">
            <text:p>22293</text:p>
          </table:table-cell>
          <table:table-cell office:value-type="float" office:value="24744">
            <text:p>24744</text:p>
          </table:table-cell>
          <table:table-cell office:value-type="float" office:value="23532">
            <text:p>23532</text:p>
          </table:table-cell>
          <table:table-cell office:value-type="float" office:value="23865">
            <text:p>23865</text:p>
          </table:table-cell>
          <table:table-cell office:value-type="float" office:value="28614">
            <text:p>28614</text:p>
          </table:table-cell>
          <table:table-cell office:value-type="float" office:value="29951">
            <text:p>29951</text:p>
          </table:table-cell>
          <table:table-cell office:value-type="float" office:value="28177">
            <text:p>28177</text:p>
          </table:table-cell>
          <table:table-cell office:value-type="float" office:value="27263">
            <text:p>27263</text:p>
          </table:table-cell>
          <table:table-cell office:value-type="float" office:value="28707">
            <text:p>28707</text:p>
          </table:table-cell>
          <table:table-cell office:value-type="float" office:value="27416">
            <text:p>27416</text:p>
          </table:table-cell>
          <table:table-cell office:value-type="float" office:value="29151">
            <text:p>29151</text:p>
          </table:table-cell>
          <table:table-cell office:value-type="float" office:value="25376">
            <text:p>25376</text:p>
          </table:table-cell>
          <table:table-cell office:value-type="float" office:value="32826">
            <text:p>32826</text:p>
          </table:table-cell>
          <table:table-cell office:value-type="float" office:value="32531">
            <text:p>32531</text:p>
          </table:table-cell>
          <table:table-cell office:value-type="float" office:value="34785">
            <text:p>34785</text:p>
          </table:table-cell>
          <table:table-cell office:value-type="float" office:value="32451">
            <text:p>32451</text:p>
          </table:table-cell>
          <table:table-cell office:value-type="float" office:value="40020">
            <text:p>40020</text:p>
          </table:table-cell>
          <table:table-cell office:value-type="float" office:value="40162">
            <text:p>40162</text:p>
          </table:table-cell>
          <table:table-cell office:value-type="float" office:value="37044.96">
            <text:p>37044,96</text:p>
          </table:table-cell>
          <table:table-cell office:value-type="float" office:value="37796.23">
            <text:p>37796,23</text:p>
          </table:table-cell>
          <table:table-cell office:value-type="float" office:value="38514.15">
            <text:p>38514,15</text:p>
          </table:table-cell>
          <table:table-cell office:value-type="float" office:value="38439.89">
            <text:p>38439,89</text:p>
          </table:table-cell>
          <table:table-cell office:value-type="float" office:value="42851.34">
            <text:p>42851,34</text:p>
          </table:table-cell>
          <table:table-cell office:value-type="float" office:value="41479.13">
            <text:p>41479,13</text:p>
          </table:table-cell>
          <table:table-cell office:value-type="float" office:value="46505">
            <text:p>46505</text:p>
          </table:table-cell>
          <table:table-cell office:value-type="float" office:value="40203">
            <text:p>40203</text:p>
          </table:table-cell>
          <table:table-cell office:value-type="float" office:value="39557">
            <text:p>39557</text:p>
          </table:table-cell>
          <table:table-cell office:value-type="float" office:value="37797">
            <text:p>37797</text:p>
          </table:table-cell>
          <table:table-cell office:value-type="float" office:value="49430">
            <text:p>49430</text:p>
          </table:table-cell>
          <table:table-cell office:value-type="float" office:value="49019">
            <text:p>49019</text:p>
          </table:table-cell>
          <table:table-cell office:value-type="float" office:value="45706">
            <text:p>45706</text:p>
          </table:table-cell>
          <table:table-cell office:value-type="float" office:value="48879">
            <text:p>48879</text:p>
          </table:table-cell>
          <table:table-cell office:value-type="float" office:value="47496">
            <text:p>47496</text:p>
          </table:table-cell>
          <table:table-cell office:value-type="float" office:value="51334">
            <text:p>51334</text:p>
          </table:table-cell>
          <table:table-cell office:value-type="float" office:value="52519">
            <text:p>52519</text:p>
          </table:table-cell>
          <table:table-cell office:value-type="float" office:value="51189.8">
            <text:p>51189,8</text:p>
          </table:table-cell>
          <table:table-cell office:value-type="float" office:value="56617.4">
            <text:p>56617,4</text:p>
          </table:table-cell>
          <table:table-cell office:value-type="float" office:value="61027">
            <text:p>61027</text:p>
          </table:table-cell>
          <table:table-cell office:value-type="float" office:value="53804.1">
            <text:p>53804,1</text:p>
          </table:table-cell>
          <table:table-cell office:value-type="float" office:value="56287">
            <text:p>56287</text:p>
          </table:table-cell>
          <table:table-cell office:value-type="float" office:value="66736">
            <text:p>66736</text:p>
          </table:table-cell>
          <table:table-cell office:value-type="float" office:value="67873">
            <text:p>67873</text:p>
          </table:table-cell>
          <table:table-cell office:value-type="float" office:value="66076.13">
            <text:p>66076,13</text:p>
          </table:table-cell>
          <table:table-cell office:value-type="float" office:value="67245.26">
            <text:p>67245,26</text:p>
          </table:table-cell>
          <table:table-cell office:value-type="float" office:value="65165.89">
            <text:p>65165,89</text:p>
          </table:table-cell>
          <table:table-cell office:value-type="float" office:value="67586.06">
            <text:p>67586,06</text:p>
          </table:table-cell>
          <table:table-cell office:value-type="float" office:value="70263.9">
            <text:p>70263,9</text:p>
          </table:table-cell>
          <table:table-cell office:value-type="float" office:value="68485.16">
            <text:p>68485,16</text:p>
          </table:table-cell>
          <table:table-cell office:value-type="float" office:value="80703.9">
            <text:p>80703,9</text:p>
          </table:table-cell>
          <table:table-cell office:value-type="float" office:value="85891.05">
            <text:p>85891,05</text:p>
          </table:table-cell>
          <table:table-cell office:value-type="float" office:value="72253.66">
            <text:p>72253,66</text:p>
          </table:table-cell>
          <table:table-cell office:value-type="float" office:value="77604">
            <text:p>77604</text:p>
          </table:table-cell>
          <table:table-cell table:number-columns-repeated="907"/>
        </table:table-row>
        <table:table-row table:style-name="ro2">
          <table:table-cell office:value-type="string">
            <text:p>MINAS</text:p>
          </table:table-cell>
          <table:table-cell office:value-type="string">
            <text:p>TOSNO </text:p>
          </table:table-cell>
          <table:table-cell office:value-type="string">
            <text:p>Comuna</text:p>
          </table:table-cell>
          <table:table-cell office:value-type="float" office:value="15857">
            <text:p>15857</text:p>
          </table:table-cell>
          <table:table-cell office:value-type="float" office:value="18606">
            <text:p>18606</text:p>
          </table:table-cell>
          <table:table-cell office:value-type="float" office:value="16833">
            <text:p>16833</text:p>
          </table:table-cell>
          <table:table-cell office:value-type="float" office:value="17765">
            <text:p>17765</text:p>
          </table:table-cell>
          <table:table-cell office:value-type="float" office:value="19132">
            <text:p>19132</text:p>
          </table:table-cell>
          <table:table-cell office:value-type="float" office:value="20298">
            <text:p>20298</text:p>
          </table:table-cell>
          <table:table-cell office:value-type="float" office:value="19571">
            <text:p>19571</text:p>
          </table:table-cell>
          <table:table-cell office:value-type="float" office:value="18956">
            <text:p>18956</text:p>
          </table:table-cell>
          <table:table-cell office:value-type="float" office:value="19077">
            <text:p>19077</text:p>
          </table:table-cell>
          <table:table-cell office:value-type="float" office:value="20283">
            <text:p>20283</text:p>
          </table:table-cell>
          <table:table-cell office:value-type="float" office:value="19513">
            <text:p>19513</text:p>
          </table:table-cell>
          <table:table-cell office:value-type="float" office:value="21025">
            <text:p>21025</text:p>
          </table:table-cell>
          <table:table-cell office:value-type="float" office:value="20773">
            <text:p>20773</text:p>
          </table:table-cell>
          <table:table-cell office:value-type="float" office:value="23057">
            <text:p>23057</text:p>
          </table:table-cell>
          <table:table-cell office:value-type="float" office:value="21928">
            <text:p>21928</text:p>
          </table:table-cell>
          <table:table-cell office:value-type="float" office:value="22238">
            <text:p>22238</text:p>
          </table:table-cell>
          <table:table-cell office:value-type="float" office:value="26663">
            <text:p>26663</text:p>
          </table:table-cell>
          <table:table-cell office:value-type="float" office:value="27909">
            <text:p>27909</text:p>
          </table:table-cell>
          <table:table-cell office:value-type="float" office:value="26256">
            <text:p>26256</text:p>
          </table:table-cell>
          <table:table-cell office:value-type="float" office:value="25404">
            <text:p>25404</text:p>
          </table:table-cell>
          <table:table-cell office:value-type="float" office:value="26750">
            <text:p>26750</text:p>
          </table:table-cell>
          <table:table-cell office:value-type="float" office:value="25547">
            <text:p>25547</text:p>
          </table:table-cell>
          <table:table-cell office:value-type="float" office:value="27164">
            <text:p>27164</text:p>
          </table:table-cell>
          <table:table-cell office:value-type="float" office:value="23646">
            <text:p>23646</text:p>
          </table:table-cell>
          <table:table-cell office:value-type="float" office:value="30588">
            <text:p>30588</text:p>
          </table:table-cell>
          <table:table-cell office:value-type="float" office:value="30314">
            <text:p>30314</text:p>
          </table:table-cell>
          <table:table-cell office:value-type="float" office:value="35783">
            <text:p>35783</text:p>
          </table:table-cell>
          <table:table-cell office:value-type="float" office:value="31330">
            <text:p>31330</text:p>
          </table:table-cell>
          <table:table-cell office:value-type="float" office:value="38638">
            <text:p>38638</text:p>
          </table:table-cell>
          <table:table-cell office:value-type="float" office:value="38775">
            <text:p>38775</text:p>
          </table:table-cell>
          <table:table-cell office:value-type="float" office:value="59587.31">
            <text:p>59587,31</text:p>
          </table:table-cell>
          <table:table-cell office:value-type="float" office:value="60796.72">
            <text:p>60796,72</text:p>
          </table:table-cell>
          <table:table-cell office:value-type="float" office:value="61949.49">
            <text:p>61949,49</text:p>
          </table:table-cell>
          <table:table-cell office:value-type="float" office:value="37112.6">
            <text:p>37112,6</text:p>
          </table:table-cell>
          <table:table-cell office:value-type="float" office:value="41371.73">
            <text:p>41371,73</text:p>
          </table:table-cell>
          <table:table-cell office:value-type="float" office:value="40046.9">
            <text:p>40046,9</text:p>
          </table:table-cell>
          <table:table-cell office:value-type="float" office:value="44900">
            <text:p>44900</text:p>
          </table:table-cell>
          <table:table-cell office:value-type="float" office:value="38815">
            <text:p>38815</text:p>
          </table:table-cell>
          <table:table-cell office:value-type="float" office:value="38191">
            <text:p>38191</text:p>
          </table:table-cell>
          <table:table-cell office:value-type="float" office:value="36492">
            <text:p>36492</text:p>
          </table:table-cell>
          <table:table-cell office:value-type="float" office:value="47723">
            <text:p>47723</text:p>
          </table:table-cell>
          <table:table-cell office:value-type="float" office:value="47327">
            <text:p>47327</text:p>
          </table:table-cell>
          <table:table-cell office:value-type="float" office:value="44127">
            <text:p>44127</text:p>
          </table:table-cell>
          <table:table-cell office:value-type="float" office:value="47192">
            <text:p>47192</text:p>
          </table:table-cell>
          <table:table-cell office:value-type="float" office:value="45856">
            <text:p>45856</text:p>
          </table:table-cell>
          <table:table-cell office:value-type="float" office:value="49561.5">
            <text:p>49561,5</text:p>
          </table:table-cell>
          <table:table-cell office:value-type="float" office:value="50705.6">
            <text:p>50705,6</text:p>
          </table:table-cell>
          <table:table-cell office:value-type="float" office:value="49422.2">
            <text:p>49422,2</text:p>
          </table:table-cell>
          <table:table-cell office:value-type="float" office:value="54662.4">
            <text:p>54662,4</text:p>
          </table:table-cell>
          <table:table-cell office:value-type="float" office:value="58919.8">
            <text:p>58919,8</text:p>
          </table:table-cell>
          <table:table-cell office:value-type="float" office:value="51946.3">
            <text:p>51946,3</text:p>
          </table:table-cell>
          <table:table-cell office:value-type="float" office:value="54344">
            <text:p>54344</text:p>
          </table:table-cell>
          <table:table-cell office:value-type="float" office:value="64431">
            <text:p>64431</text:p>
          </table:table-cell>
          <table:table-cell office:value-type="float" office:value="65529">
            <text:p>65529</text:p>
          </table:table-cell>
          <table:table-cell office:value-type="float" office:value="63794.59">
            <text:p>63794,59</text:p>
          </table:table-cell>
          <table:table-cell office:value-type="float" office:value="64923.35">
            <text:p>64923,35</text:p>
          </table:table-cell>
          <table:table-cell office:value-type="float" office:value="62915.77">
            <text:p>62915,77</text:p>
          </table:table-cell>
          <table:table-cell office:value-type="float" office:value="65252.38">
            <text:p>65252,38</text:p>
          </table:table-cell>
          <table:table-cell office:value-type="float" office:value="67837.76">
            <text:p>67837,76</text:p>
          </table:table-cell>
          <table:table-cell office:value-type="float" office:value="66120.44">
            <text:p>66120,44</text:p>
          </table:table-cell>
          <table:table-cell office:value-type="float" office:value="77917.28">
            <text:p>77917,28</text:p>
          </table:table-cell>
          <table:table-cell office:value-type="float" office:value="82925.32">
            <text:p>82925,32</text:p>
          </table:table-cell>
          <table:table-cell office:value-type="float" office:value="69758.81">
            <text:p>69758,81</text:p>
          </table:table-cell>
          <table:table-cell office:value-type="float" office:value="74925">
            <text:p>74925</text:p>
          </table:table-cell>
          <table:table-cell table:number-columns-repeated="907"/>
        </table:table-row>
        <table:table-row table:style-name="ro2">
          <table:table-cell office:value-type="string">
            <text:p>CRUZ DEL EJE</text:p>
          </table:table-cell>
          <table:table-cell office:value-type="string">
            <text:p>TUCLAME </text:p>
          </table:table-cell>
          <table:table-cell office:value-type="string">
            <text:p>Comuna</text:p>
          </table:table-cell>
          <table:table-cell office:value-type="float" office:value="26122">
            <text:p>26122</text:p>
          </table:table-cell>
          <table:table-cell office:value-type="float" office:value="30651">
            <text:p>30651</text:p>
          </table:table-cell>
          <table:table-cell office:value-type="float" office:value="27731">
            <text:p>27731</text:p>
          </table:table-cell>
          <table:table-cell office:value-type="float" office:value="29267">
            <text:p>29267</text:p>
          </table:table-cell>
          <table:table-cell office:value-type="float" office:value="31517">
            <text:p>31517</text:p>
          </table:table-cell>
          <table:table-cell office:value-type="float" office:value="33437">
            <text:p>33437</text:p>
          </table:table-cell>
          <table:table-cell office:value-type="float" office:value="32241">
            <text:p>32241</text:p>
          </table:table-cell>
          <table:table-cell office:value-type="float" office:value="31228">
            <text:p>31228</text:p>
          </table:table-cell>
          <table:table-cell office:value-type="float" office:value="31426">
            <text:p>31426</text:p>
          </table:table-cell>
          <table:table-cell office:value-type="float" office:value="33414">
            <text:p>33414</text:p>
          </table:table-cell>
          <table:table-cell office:value-type="float" office:value="32146">
            <text:p>32146</text:p>
          </table:table-cell>
          <table:table-cell office:value-type="float" office:value="34636">
            <text:p>34636</text:p>
          </table:table-cell>
          <table:table-cell office:value-type="float" office:value="34222">
            <text:p>34222</text:p>
          </table:table-cell>
          <table:table-cell office:value-type="float" office:value="37984">
            <text:p>37984</text:p>
          </table:table-cell>
          <table:table-cell office:value-type="float" office:value="36124">
            <text:p>36124</text:p>
          </table:table-cell>
          <table:table-cell office:value-type="float" office:value="36634">
            <text:p>36634</text:p>
          </table:table-cell>
          <table:table-cell office:value-type="float" office:value="43924">
            <text:p>43924</text:p>
          </table:table-cell>
          <table:table-cell office:value-type="float" office:value="45977">
            <text:p>45977</text:p>
          </table:table-cell>
          <table:table-cell office:value-type="float" office:value="43254">
            <text:p>43254</text:p>
          </table:table-cell>
          <table:table-cell office:value-type="float" office:value="41851">
            <text:p>41851</text:p>
          </table:table-cell>
          <table:table-cell office:value-type="float" office:value="44068">
            <text:p>44068</text:p>
          </table:table-cell>
          <table:table-cell office:value-type="float" office:value="42085">
            <text:p>42085</text:p>
          </table:table-cell>
          <table:table-cell office:value-type="float" office:value="44750">
            <text:p>44750</text:p>
          </table:table-cell>
          <table:table-cell office:value-type="float" office:value="38954">
            <text:p>38954</text:p>
          </table:table-cell>
          <table:table-cell office:value-type="float" office:value="50391">
            <text:p>50391</text:p>
          </table:table-cell>
          <table:table-cell office:value-type="float" office:value="49939">
            <text:p>49939</text:p>
          </table:table-cell>
          <table:table-cell office:value-type="float" office:value="55187">
            <text:p>55187</text:p>
          </table:table-cell>
          <table:table-cell office:value-type="float" office:value="50394">
            <text:p>50394</text:p>
          </table:table-cell>
          <table:table-cell office:value-type="float" office:value="62149">
            <text:p>62149</text:p>
          </table:table-cell>
          <table:table-cell office:value-type="float" office:value="62369">
            <text:p>62369</text:p>
          </table:table-cell>
          <table:table-cell office:value-type="float" office:value="39845.32">
            <text:p>39845,32</text:p>
          </table:table-cell>
          <table:table-cell office:value-type="float" office:value="40653.38">
            <text:p>40653,38</text:p>
          </table:table-cell>
          <table:table-cell office:value-type="float" office:value="41425.57">
            <text:p>41425,57</text:p>
          </table:table-cell>
          <table:table-cell office:value-type="float" office:value="59695.11">
            <text:p>59695,11</text:p>
          </table:table-cell>
          <table:table-cell office:value-type="float" office:value="66545.86">
            <text:p>66545,86</text:p>
          </table:table-cell>
          <table:table-cell office:value-type="float" office:value="64414.89">
            <text:p>64414,89</text:p>
          </table:table-cell>
          <table:table-cell office:value-type="float" office:value="72220">
            <text:p>72220</text:p>
          </table:table-cell>
          <table:table-cell office:value-type="float" office:value="62433">
            <text:p>62433</text:p>
          </table:table-cell>
          <table:table-cell office:value-type="float" office:value="61432">
            <text:p>61432</text:p>
          </table:table-cell>
          <table:table-cell office:value-type="float" office:value="58698">
            <text:p>58698</text:p>
          </table:table-cell>
          <table:table-cell office:value-type="float" office:value="76763">
            <text:p>76763</text:p>
          </table:table-cell>
          <table:table-cell office:value-type="float" office:value="76125">
            <text:p>76125</text:p>
          </table:table-cell>
          <table:table-cell office:value-type="float" office:value="70978">
            <text:p>70978</text:p>
          </table:table-cell>
          <table:table-cell office:value-type="float" office:value="75907">
            <text:p>75907</text:p>
          </table:table-cell>
          <table:table-cell office:value-type="float" office:value="73759">
            <text:p>73759</text:p>
          </table:table-cell>
          <table:table-cell office:value-type="float" office:value="79719">
            <text:p>79719</text:p>
          </table:table-cell>
          <table:table-cell office:value-type="float" office:value="81559.2">
            <text:p>81559,2</text:p>
          </table:table-cell>
          <table:table-cell office:value-type="float" office:value="79495">
            <text:p>79495</text:p>
          </table:table-cell>
          <table:table-cell office:value-type="float" office:value="87923.8">
            <text:p>87923,8</text:p>
          </table:table-cell>
          <table:table-cell office:value-type="float" office:value="94771.7">
            <text:p>94771,7</text:p>
          </table:table-cell>
          <table:table-cell office:value-type="float" office:value="83554.9">
            <text:p>83554,9</text:p>
          </table:table-cell>
          <table:table-cell office:value-type="float" office:value="87411">
            <text:p>87411</text:p>
          </table:table-cell>
          <table:table-cell office:value-type="float" office:value="103637">
            <text:p>103637</text:p>
          </table:table-cell>
          <table:table-cell office:value-type="float" office:value="105403">
            <text:p>105403</text:p>
          </table:table-cell>
          <table:table-cell office:value-type="float" office:value="102612.73">
            <text:p>102612,73</text:p>
          </table:table-cell>
          <table:table-cell office:value-type="float" office:value="104428.32">
            <text:p>104428,32</text:p>
          </table:table-cell>
          <table:table-cell office:value-type="float" office:value="101199.16">
            <text:p>101199,16</text:p>
          </table:table-cell>
          <table:table-cell office:value-type="float" office:value="104957.56">
            <text:p>104957,56</text:p>
          </table:table-cell>
          <table:table-cell office:value-type="float" office:value="109116.11">
            <text:p>109116,11</text:p>
          </table:table-cell>
          <table:table-cell office:value-type="float" office:value="106353.83">
            <text:p>106353,83</text:p>
          </table:table-cell>
          <table:table-cell office:value-type="float" office:value="125328.88">
            <text:p>125328,88</text:p>
          </table:table-cell>
          <table:table-cell office:value-type="float" office:value="133384.25">
            <text:p>133384,25</text:p>
          </table:table-cell>
          <table:table-cell office:value-type="float" office:value="112206.09">
            <text:p>112206,09</text:p>
          </table:table-cell>
          <table:table-cell office:value-type="float" office:value="120515">
            <text:p>120515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ALLE DE ANISACATE </text:p>
          </table:table-cell>
          <table:table-cell office:value-type="string">
            <text:p>Comuna</text:p>
          </table:table-cell>
          <table:table-cell office:value-type="float" office:value="17527">
            <text:p>17527</text:p>
          </table:table-cell>
          <table:table-cell office:value-type="float" office:value="20565">
            <text:p>20565</text:p>
          </table:table-cell>
          <table:table-cell office:value-type="float" office:value="18606">
            <text:p>18606</text:p>
          </table:table-cell>
          <table:table-cell office:value-type="float" office:value="19636">
            <text:p>19636</text:p>
          </table:table-cell>
          <table:table-cell office:value-type="float" office:value="21145">
            <text:p>21145</text:p>
          </table:table-cell>
          <table:table-cell office:value-type="float" office:value="22434">
            <text:p>22434</text:p>
          </table:table-cell>
          <table:table-cell office:value-type="float" office:value="21631">
            <text:p>21631</text:p>
          </table:table-cell>
          <table:table-cell office:value-type="float" office:value="20952">
            <text:p>20952</text:p>
          </table:table-cell>
          <table:table-cell office:value-type="float" office:value="21085">
            <text:p>21085</text:p>
          </table:table-cell>
          <table:table-cell office:value-type="float" office:value="22419">
            <text:p>22419</text:p>
          </table:table-cell>
          <table:table-cell office:value-type="float" office:value="21568">
            <text:p>21568</text:p>
          </table:table-cell>
          <table:table-cell office:value-type="float" office:value="23239">
            <text:p>23239</text:p>
          </table:table-cell>
          <table:table-cell office:value-type="float" office:value="22961">
            <text:p>22961</text:p>
          </table:table-cell>
          <table:table-cell office:value-type="float" office:value="25485">
            <text:p>25485</text:p>
          </table:table-cell>
          <table:table-cell office:value-type="float" office:value="24237">
            <text:p>24237</text:p>
          </table:table-cell>
          <table:table-cell office:value-type="float" office:value="24579">
            <text:p>24579</text:p>
          </table:table-cell>
          <table:table-cell office:value-type="float" office:value="29470">
            <text:p>29470</text:p>
          </table:table-cell>
          <table:table-cell office:value-type="float" office:value="30848">
            <text:p>30848</text:p>
          </table:table-cell>
          <table:table-cell office:value-type="float" office:value="29020">
            <text:p>29020</text:p>
          </table:table-cell>
          <table:table-cell office:value-type="float" office:value="28079">
            <text:p>28079</text:p>
          </table:table-cell>
          <table:table-cell office:value-type="float" office:value="29567">
            <text:p>29567</text:p>
          </table:table-cell>
          <table:table-cell office:value-type="float" office:value="28237">
            <text:p>28237</text:p>
          </table:table-cell>
          <table:table-cell office:value-type="float" office:value="30024">
            <text:p>30024</text:p>
          </table:table-cell>
          <table:table-cell office:value-type="float" office:value="26137">
            <text:p>26137</text:p>
          </table:table-cell>
          <table:table-cell office:value-type="float" office:value="33809">
            <text:p>33809</text:p>
          </table:table-cell>
          <table:table-cell office:value-type="float" office:value="33506">
            <text:p>33506</text:p>
          </table:table-cell>
          <table:table-cell office:value-type="float" office:value="36679">
            <text:p>36679</text:p>
          </table:table-cell>
          <table:table-cell office:value-type="float" office:value="33699">
            <text:p>33699</text:p>
          </table:table-cell>
          <table:table-cell office:value-type="float" office:value="41559">
            <text:p>41559</text:p>
          </table:table-cell>
          <table:table-cell office:value-type="float" office:value="41706">
            <text:p>41706</text:p>
          </table:table-cell>
          <table:table-cell office:value-type="float" office:value="45170.93">
            <text:p>45170,93</text:p>
          </table:table-cell>
          <table:table-cell office:value-type="float" office:value="46086.99">
            <text:p>46086,99</text:p>
          </table:table-cell>
          <table:table-cell office:value-type="float" office:value="46962.39">
            <text:p>46962,39</text:p>
          </table:table-cell>
          <table:table-cell office:value-type="float" office:value="39918.07">
            <text:p>39918,07</text:p>
          </table:table-cell>
          <table:table-cell office:value-type="float" office:value="44499.16">
            <text:p>44499,16</text:p>
          </table:table-cell>
          <table:table-cell office:value-type="float" office:value="43074.18">
            <text:p>43074,18</text:p>
          </table:table-cell>
          <table:table-cell office:value-type="float" office:value="48294">
            <text:p>48294</text:p>
          </table:table-cell>
          <table:table-cell office:value-type="float" office:value="41749">
            <text:p>41749</text:p>
          </table:table-cell>
          <table:table-cell office:value-type="float" office:value="41078">
            <text:p>41078</text:p>
          </table:table-cell>
          <table:table-cell office:value-type="float" office:value="39251">
            <text:p>39251</text:p>
          </table:table-cell>
          <table:table-cell office:value-type="float" office:value="51331">
            <text:p>51331</text:p>
          </table:table-cell>
          <table:table-cell office:value-type="float" office:value="50904">
            <text:p>50904</text:p>
          </table:table-cell>
          <table:table-cell office:value-type="float" office:value="47463">
            <text:p>47463</text:p>
          </table:table-cell>
          <table:table-cell office:value-type="float" office:value="50759">
            <text:p>50759</text:p>
          </table:table-cell>
          <table:table-cell office:value-type="float" office:value="49323">
            <text:p>49323</text:p>
          </table:table-cell>
          <table:table-cell office:value-type="float" office:value="53308">
            <text:p>53308</text:p>
          </table:table-cell>
          <table:table-cell office:value-type="float" office:value="54538.6">
            <text:p>54538,6</text:p>
          </table:table-cell>
          <table:table-cell office:value-type="float" office:value="53158.2">
            <text:p>53158,2</text:p>
          </table:table-cell>
          <table:table-cell office:value-type="float" office:value="58794.6">
            <text:p>58794,6</text:p>
          </table:table-cell>
          <table:table-cell office:value-type="float" office:value="63373.8">
            <text:p>63373,8</text:p>
          </table:table-cell>
          <table:table-cell office:value-type="float" office:value="55873.1">
            <text:p>55873,1</text:p>
          </table:table-cell>
          <table:table-cell office:value-type="float" office:value="58452">
            <text:p>58452</text:p>
          </table:table-cell>
          <table:table-cell office:value-type="float" office:value="69302">
            <text:p>69302</text:p>
          </table:table-cell>
          <table:table-cell office:value-type="float" office:value="70483">
            <text:p>70483</text:p>
          </table:table-cell>
          <table:table-cell office:value-type="float" office:value="68617.05">
            <text:p>68617,05</text:p>
          </table:table-cell>
          <table:table-cell office:value-type="float" office:value="69831.13">
            <text:p>69831,13</text:p>
          </table:table-cell>
          <table:table-cell office:value-type="float" office:value="67671.8">
            <text:p>67671,8</text:p>
          </table:table-cell>
          <table:table-cell office:value-type="float" office:value="70185.03">
            <text:p>70185,03</text:p>
          </table:table-cell>
          <table:table-cell office:value-type="float" office:value="72965.85">
            <text:p>72965,85</text:p>
          </table:table-cell>
          <table:table-cell office:value-type="float" office:value="71118.71">
            <text:p>71118,71</text:p>
          </table:table-cell>
          <table:table-cell office:value-type="float" office:value="83807.32">
            <text:p>83807,32</text:p>
          </table:table-cell>
          <table:table-cell office:value-type="float" office:value="89193.93">
            <text:p>89193,93</text:p>
          </table:table-cell>
          <table:table-cell office:value-type="float" office:value="75032.12">
            <text:p>75032,12</text:p>
          </table:table-cell>
          <table:table-cell office:value-type="float" office:value="80588">
            <text:p>80588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AMANCAY </text:p>
          </table:table-cell>
          <table:table-cell office:value-type="string">
            <text:p>Comuna</text:p>
          </table:table-cell>
          <table:table-cell office:value-type="float" office:value="20767">
            <text:p>20767</text:p>
          </table:table-cell>
          <table:table-cell office:value-type="float" office:value="24368">
            <text:p>24368</text:p>
          </table:table-cell>
          <table:table-cell office:value-type="float" office:value="22046">
            <text:p>22046</text:p>
          </table:table-cell>
          <table:table-cell office:value-type="float" office:value="23267">
            <text:p>23267</text:p>
          </table:table-cell>
          <table:table-cell office:value-type="float" office:value="25055">
            <text:p>25055</text:p>
          </table:table-cell>
          <table:table-cell office:value-type="float" office:value="26583">
            <text:p>26583</text:p>
          </table:table-cell>
          <table:table-cell office:value-type="float" office:value="25631">
            <text:p>25631</text:p>
          </table:table-cell>
          <table:table-cell office:value-type="float" office:value="24826">
            <text:p>24826</text:p>
          </table:table-cell>
          <table:table-cell office:value-type="float" office:value="24984">
            <text:p>24984</text:p>
          </table:table-cell>
          <table:table-cell office:value-type="float" office:value="26564">
            <text:p>26564</text:p>
          </table:table-cell>
          <table:table-cell office:value-type="float" office:value="25556">
            <text:p>25556</text:p>
          </table:table-cell>
          <table:table-cell office:value-type="float" office:value="27536">
            <text:p>27536</text:p>
          </table:table-cell>
          <table:table-cell office:value-type="float" office:value="27206">
            <text:p>27206</text:p>
          </table:table-cell>
          <table:table-cell office:value-type="float" office:value="30197">
            <text:p>30197</text:p>
          </table:table-cell>
          <table:table-cell office:value-type="float" office:value="28718">
            <text:p>28718</text:p>
          </table:table-cell>
          <table:table-cell office:value-type="float" office:value="29124">
            <text:p>29124</text:p>
          </table:table-cell>
          <table:table-cell office:value-type="float" office:value="34920">
            <text:p>34920</text:p>
          </table:table-cell>
          <table:table-cell office:value-type="float" office:value="36552">
            <text:p>36552</text:p>
          </table:table-cell>
          <table:table-cell office:value-type="float" office:value="34387">
            <text:p>34387</text:p>
          </table:table-cell>
          <table:table-cell office:value-type="float" office:value="33272">
            <text:p>33272</text:p>
          </table:table-cell>
          <table:table-cell office:value-type="float" office:value="35034">
            <text:p>35034</text:p>
          </table:table-cell>
          <table:table-cell office:value-type="float" office:value="33458">
            <text:p>33458</text:p>
          </table:table-cell>
          <table:table-cell office:value-type="float" office:value="35576">
            <text:p>35576</text:p>
          </table:table-cell>
          <table:table-cell office:value-type="float" office:value="30969">
            <text:p>30969</text:p>
          </table:table-cell>
          <table:table-cell office:value-type="float" office:value="40061">
            <text:p>40061</text:p>
          </table:table-cell>
          <table:table-cell office:value-type="float" office:value="39701">
            <text:p>39701</text:p>
          </table:table-cell>
          <table:table-cell office:value-type="float" office:value="38131">
            <text:p>38131</text:p>
          </table:table-cell>
          <table:table-cell office:value-type="float" office:value="38203">
            <text:p>38203</text:p>
          </table:table-cell>
          <table:table-cell office:value-type="float" office:value="47114">
            <text:p>47114</text:p>
          </table:table-cell>
          <table:table-cell office:value-type="float" office:value="47280">
            <text:p>47280</text:p>
          </table:table-cell>
          <table:table-cell office:value-type="float" office:value="62846.47">
            <text:p>62846,47</text:p>
          </table:table-cell>
          <table:table-cell office:value-type="float" office:value="64120.99">
            <text:p>64120,99</text:p>
          </table:table-cell>
          <table:table-cell office:value-type="float" office:value="65338.93">
            <text:p>65338,93</text:p>
          </table:table-cell>
          <table:table-cell office:value-type="float" office:value="45253.4">
            <text:p>45253,4</text:p>
          </table:table-cell>
          <table:table-cell office:value-type="float" office:value="50446.79">
            <text:p>50446,79</text:p>
          </table:table-cell>
          <table:table-cell office:value-type="float" office:value="48831.35">
            <text:p>48831,35</text:p>
          </table:table-cell>
          <table:table-cell office:value-type="float" office:value="54748">
            <text:p>54748</text:p>
          </table:table-cell>
          <table:table-cell office:value-type="float" office:value="47329">
            <text:p>47329</text:p>
          </table:table-cell>
          <table:table-cell office:value-type="float" office:value="46569">
            <text:p>46569</text:p>
          </table:table-cell>
          <table:table-cell office:value-type="float" office:value="44497">
            <text:p>44497</text:p>
          </table:table-cell>
          <table:table-cell office:value-type="float" office:value="58192">
            <text:p>58192</text:p>
          </table:table-cell>
          <table:table-cell office:value-type="float" office:value="57708">
            <text:p>57708</text:p>
          </table:table-cell>
          <table:table-cell office:value-type="float" office:value="53807">
            <text:p>53807</text:p>
          </table:table-cell>
          <table:table-cell office:value-type="float" office:value="57543">
            <text:p>57543</text:p>
          </table:table-cell>
          <table:table-cell office:value-type="float" office:value="55915">
            <text:p>55915</text:p>
          </table:table-cell>
          <table:table-cell office:value-type="float" office:value="60433">
            <text:p>60433</text:p>
          </table:table-cell>
          <table:table-cell office:value-type="float" office:value="61828.1">
            <text:p>61828,1</text:p>
          </table:table-cell>
          <table:table-cell office:value-type="float" office:value="60263.2">
            <text:p>60263,2</text:p>
          </table:table-cell>
          <table:table-cell office:value-type="float" office:value="66652.9">
            <text:p>66652,9</text:p>
          </table:table-cell>
          <table:table-cell office:value-type="float" office:value="71844.1">
            <text:p>71844,1</text:p>
          </table:table-cell>
          <table:table-cell office:value-type="float" office:value="63340.9">
            <text:p>63340,9</text:p>
          </table:table-cell>
          <table:table-cell office:value-type="float" office:value="66264">
            <text:p>66264</text:p>
          </table:table-cell>
          <table:table-cell office:value-type="float" office:value="78565">
            <text:p>78565</text:p>
          </table:table-cell>
          <table:table-cell office:value-type="float" office:value="79903">
            <text:p>79903</text:p>
          </table:table-cell>
          <table:table-cell office:value-type="float" office:value="77788.2">
            <text:p>77788,2</text:p>
          </table:table-cell>
          <table:table-cell office:value-type="float" office:value="79164.55">
            <text:p>79164,55</text:p>
          </table:table-cell>
          <table:table-cell office:value-type="float" office:value="76716.61">
            <text:p>76716,61</text:p>
          </table:table-cell>
          <table:table-cell office:value-type="float" office:value="79565.76">
            <text:p>79565,76</text:p>
          </table:table-cell>
          <table:table-cell office:value-type="float" office:value="82718.25">
            <text:p>82718,25</text:p>
          </table:table-cell>
          <table:table-cell office:value-type="float" office:value="80624.24">
            <text:p>80624,24</text:p>
          </table:table-cell>
          <table:table-cell office:value-type="float" office:value="95008.76">
            <text:p>95008,76</text:p>
          </table:table-cell>
          <table:table-cell office:value-type="float" office:value="101115.34">
            <text:p>101115,34</text:p>
          </table:table-cell>
          <table:table-cell office:value-type="float" office:value="85060.7">
            <text:p>85060,7</text:p>
          </table:table-cell>
          <table:table-cell office:value-type="float" office:value="91360">
            <text:p>91360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C.PAR. LOS REARTES </text:p>
          </table:table-cell>
          <table:table-cell office:value-type="string">
            <text:p>Comuna</text:p>
          </table:table-cell>
          <table:table-cell office:value-type="float" office:value="26938">
            <text:p>26938</text:p>
          </table:table-cell>
          <table:table-cell office:value-type="float" office:value="31609">
            <text:p>31609</text:p>
          </table:table-cell>
          <table:table-cell office:value-type="float" office:value="28598">
            <text:p>28598</text:p>
          </table:table-cell>
          <table:table-cell office:value-type="float" office:value="30181">
            <text:p>30181</text:p>
          </table:table-cell>
          <table:table-cell office:value-type="float" office:value="32501">
            <text:p>32501</text:p>
          </table:table-cell>
          <table:table-cell office:value-type="float" office:value="34482">
            <text:p>34482</text:p>
          </table:table-cell>
          <table:table-cell office:value-type="float" office:value="33248">
            <text:p>33248</text:p>
          </table:table-cell>
          <table:table-cell office:value-type="float" office:value="32203">
            <text:p>32203</text:p>
          </table:table-cell>
          <table:table-cell office:value-type="float" office:value="32408">
            <text:p>32408</text:p>
          </table:table-cell>
          <table:table-cell office:value-type="float" office:value="34458">
            <text:p>34458</text:p>
          </table:table-cell>
          <table:table-cell office:value-type="float" office:value="33150">
            <text:p>33150</text:p>
          </table:table-cell>
          <table:table-cell office:value-type="float" office:value="35718">
            <text:p>35718</text:p>
          </table:table-cell>
          <table:table-cell office:value-type="float" office:value="35291">
            <text:p>35291</text:p>
          </table:table-cell>
          <table:table-cell office:value-type="float" office:value="39170">
            <text:p>39170</text:p>
          </table:table-cell>
          <table:table-cell office:value-type="float" office:value="37252">
            <text:p>37252</text:p>
          </table:table-cell>
          <table:table-cell office:value-type="float" office:value="37779">
            <text:p>37779</text:p>
          </table:table-cell>
          <table:table-cell office:value-type="float" office:value="45297">
            <text:p>45297</text:p>
          </table:table-cell>
          <table:table-cell office:value-type="float" office:value="47414">
            <text:p>47414</text:p>
          </table:table-cell>
          <table:table-cell office:value-type="float" office:value="44605">
            <text:p>44605</text:p>
          </table:table-cell>
          <table:table-cell office:value-type="float" office:value="43158">
            <text:p>43158</text:p>
          </table:table-cell>
          <table:table-cell office:value-type="float" office:value="45445">
            <text:p>45445</text:p>
          </table:table-cell>
          <table:table-cell office:value-type="float" office:value="43400">
            <text:p>43400</text:p>
          </table:table-cell>
          <table:table-cell office:value-type="float" office:value="46148">
            <text:p>46148</text:p>
          </table:table-cell>
          <table:table-cell office:value-type="float" office:value="40172">
            <text:p>40172</text:p>
          </table:table-cell>
          <table:table-cell office:value-type="float" office:value="51965">
            <text:p>51965</text:p>
          </table:table-cell>
          <table:table-cell office:value-type="float" office:value="51499">
            <text:p>51499</text:p>
          </table:table-cell>
          <table:table-cell office:value-type="float" office:value="60561">
            <text:p>60561</text:p>
          </table:table-cell>
          <table:table-cell office:value-type="float" office:value="53152">
            <text:p>53152</text:p>
          </table:table-cell>
          <table:table-cell office:value-type="float" office:value="65549">
            <text:p>65549</text:p>
          </table:table-cell>
          <table:table-cell office:value-type="float" office:value="65781">
            <text:p>65781</text:p>
          </table:table-cell>
          <table:table-cell office:value-type="float" office:value="55241.66">
            <text:p>55241,66</text:p>
          </table:table-cell>
          <table:table-cell office:value-type="float" office:value="56361.96">
            <text:p>56361,96</text:p>
          </table:table-cell>
          <table:table-cell office:value-type="float" office:value="57432.52">
            <text:p>57432,52</text:p>
          </table:table-cell>
          <table:table-cell office:value-type="float" office:value="62961.21">
            <text:p>62961,21</text:p>
          </table:table-cell>
          <table:table-cell office:value-type="float" office:value="70186.79">
            <text:p>70186,79</text:p>
          </table:table-cell>
          <table:table-cell office:value-type="float" office:value="67939.23">
            <text:p>67939,23</text:p>
          </table:table-cell>
          <table:table-cell office:value-type="float" office:value="76172">
            <text:p>76172</text:p>
          </table:table-cell>
          <table:table-cell office:value-type="float" office:value="65849">
            <text:p>65849</text:p>
          </table:table-cell>
          <table:table-cell office:value-type="float" office:value="64791">
            <text:p>64791</text:p>
          </table:table-cell>
          <table:table-cell office:value-type="float" office:value="61908">
            <text:p>61908</text:p>
          </table:table-cell>
          <table:table-cell office:value-type="float" office:value="80962">
            <text:p>80962</text:p>
          </table:table-cell>
          <table:table-cell office:value-type="float" office:value="80290">
            <text:p>80290</text:p>
          </table:table-cell>
          <table:table-cell office:value-type="float" office:value="74862">
            <text:p>74862</text:p>
          </table:table-cell>
          <table:table-cell office:value-type="float" office:value="80060">
            <text:p>80060</text:p>
          </table:table-cell>
          <table:table-cell office:value-type="float" office:value="77795">
            <text:p>77795</text:p>
          </table:table-cell>
          <table:table-cell office:value-type="float" office:value="84080.7">
            <text:p>84080,7</text:p>
          </table:table-cell>
          <table:table-cell office:value-type="float" office:value="86021.6">
            <text:p>86021,6</text:p>
          </table:table-cell>
          <table:table-cell office:value-type="float" office:value="83845.4">
            <text:p>83845,4</text:p>
          </table:table-cell>
          <table:table-cell office:value-type="float" office:value="92734.4">
            <text:p>92734,4</text:p>
          </table:table-cell>
          <table:table-cell office:value-type="float" office:value="99957">
            <text:p>99957</text:p>
          </table:table-cell>
          <table:table-cell office:value-type="float" office:value="88126.4">
            <text:p>88126,4</text:p>
          </table:table-cell>
          <table:table-cell office:value-type="float" office:value="92194">
            <text:p>92194</text:p>
          </table:table-cell>
          <table:table-cell office:value-type="float" office:value="109307">
            <text:p>109307</text:p>
          </table:table-cell>
          <table:table-cell office:value-type="float" office:value="111170">
            <text:p>111170</text:p>
          </table:table-cell>
          <table:table-cell office:value-type="float" office:value="108226.99">
            <text:p>108226,99</text:p>
          </table:table-cell>
          <table:table-cell office:value-type="float" office:value="110141.91">
            <text:p>110141,91</text:p>
          </table:table-cell>
          <table:table-cell office:value-type="float" office:value="106736.08">
            <text:p>106736,08</text:p>
          </table:table-cell>
          <table:table-cell office:value-type="float" office:value="110700.11">
            <text:p>110700,11</text:p>
          </table:table-cell>
          <table:table-cell office:value-type="float" office:value="115086.18">
            <text:p>115086,18</text:p>
          </table:table-cell>
          <table:table-cell office:value-type="float" office:value="112173.77">
            <text:p>112173,77</text:p>
          </table:table-cell>
          <table:table-cell office:value-type="float" office:value="132186.01">
            <text:p>132186,01</text:p>
          </table:table-cell>
          <table:table-cell office:value-type="float" office:value="140682.11">
            <text:p>140682,11</text:p>
          </table:table-cell>
          <table:table-cell office:value-type="float" office:value="118345.23">
            <text:p>118345,23</text:p>
          </table:table-cell>
          <table:table-cell office:value-type="float" office:value="127109">
            <text:p>127109</text:p>
          </table:table-cell>
          <table:table-cell table:number-columns-repeated="907"/>
        </table:table-row>
        <table:table-row table:style-name="ro2">
          <table:table-cell office:value-type="string">
            <text:p>RIO SECO</text:p>
          </table:table-cell>
          <table:table-cell office:value-type="string">
            <text:p>VILLA CANDELARIA NORTE </text:p>
          </table:table-cell>
          <table:table-cell office:value-type="string">
            <text:p>Comuna</text:p>
          </table:table-cell>
          <table:table-cell office:value-type="float" office:value="23940">
            <text:p>23940</text:p>
          </table:table-cell>
          <table:table-cell office:value-type="float" office:value="28092">
            <text:p>28092</text:p>
          </table:table-cell>
          <table:table-cell office:value-type="float" office:value="25415">
            <text:p>25415</text:p>
          </table:table-cell>
          <table:table-cell office:value-type="float" office:value="26822">
            <text:p>26822</text:p>
          </table:table-cell>
          <table:table-cell office:value-type="float" office:value="28884">
            <text:p>28884</text:p>
          </table:table-cell>
          <table:table-cell office:value-type="float" office:value="30645">
            <text:p>30645</text:p>
          </table:table-cell>
          <table:table-cell office:value-type="float" office:value="29548">
            <text:p>29548</text:p>
          </table:table-cell>
          <table:table-cell office:value-type="float" office:value="28619">
            <text:p>28619</text:p>
          </table:table-cell>
          <table:table-cell office:value-type="float" office:value="28802">
            <text:p>28802</text:p>
          </table:table-cell>
          <table:table-cell office:value-type="float" office:value="30623">
            <text:p>30623</text:p>
          </table:table-cell>
          <table:table-cell office:value-type="float" office:value="29461">
            <text:p>29461</text:p>
          </table:table-cell>
          <table:table-cell office:value-type="float" office:value="31743">
            <text:p>31743</text:p>
          </table:table-cell>
          <table:table-cell office:value-type="float" office:value="31364">
            <text:p>31364</text:p>
          </table:table-cell>
          <table:table-cell office:value-type="float" office:value="34811">
            <text:p>34811</text:p>
          </table:table-cell>
          <table:table-cell office:value-type="float" office:value="33106">
            <text:p>33106</text:p>
          </table:table-cell>
          <table:table-cell office:value-type="float" office:value="33574">
            <text:p>33574</text:p>
          </table:table-cell>
          <table:table-cell office:value-type="float" office:value="40256">
            <text:p>40256</text:p>
          </table:table-cell>
          <table:table-cell office:value-type="float" office:value="42137">
            <text:p>42137</text:p>
          </table:table-cell>
          <table:table-cell office:value-type="float" office:value="39641">
            <text:p>39641</text:p>
          </table:table-cell>
          <table:table-cell office:value-type="float" office:value="38355">
            <text:p>38355</text:p>
          </table:table-cell>
          <table:table-cell office:value-type="float" office:value="40387">
            <text:p>40387</text:p>
          </table:table-cell>
          <table:table-cell office:value-type="float" office:value="38570">
            <text:p>38570</text:p>
          </table:table-cell>
          <table:table-cell office:value-type="float" office:value="41012">
            <text:p>41012</text:p>
          </table:table-cell>
          <table:table-cell office:value-type="float" office:value="35701">
            <text:p>35701</text:p>
          </table:table-cell>
          <table:table-cell office:value-type="float" office:value="46182">
            <text:p>46182</text:p>
          </table:table-cell>
          <table:table-cell office:value-type="float" office:value="45768">
            <text:p>45768</text:p>
          </table:table-cell>
          <table:table-cell office:value-type="float" office:value="52228">
            <text:p>52228</text:p>
          </table:table-cell>
          <table:table-cell office:value-type="float" office:value="46720">
            <text:p>46720</text:p>
          </table:table-cell>
          <table:table-cell office:value-type="float" office:value="57617">
            <text:p>57617</text:p>
          </table:table-cell>
          <table:table-cell office:value-type="float" office:value="57821">
            <text:p>57821</text:p>
          </table:table-cell>
          <table:table-cell office:value-type="float" office:value="32188.7">
            <text:p>32188,7</text:p>
          </table:table-cell>
          <table:table-cell office:value-type="float" office:value="32841.49">
            <text:p>32841,49</text:p>
          </table:table-cell>
          <table:table-cell office:value-type="float" office:value="33465.3">
            <text:p>33465,3</text:p>
          </table:table-cell>
          <table:table-cell office:value-type="float" office:value="55342.52">
            <text:p>55342,52</text:p>
          </table:table-cell>
          <table:table-cell office:value-type="float" office:value="61693.76">
            <text:p>61693,76</text:p>
          </table:table-cell>
          <table:table-cell office:value-type="float" office:value="59718.17">
            <text:p>59718,17</text:p>
          </table:table-cell>
          <table:table-cell office:value-type="float" office:value="66954">
            <text:p>66954</text:p>
          </table:table-cell>
          <table:table-cell office:value-type="float" office:value="57881">
            <text:p>57881</text:p>
          </table:table-cell>
          <table:table-cell office:value-type="float" office:value="56951">
            <text:p>56951</text:p>
          </table:table-cell>
          <table:table-cell office:value-type="float" office:value="54417">
            <text:p>54417</text:p>
          </table:table-cell>
          <table:table-cell office:value-type="float" office:value="71165">
            <text:p>71165</text:p>
          </table:table-cell>
          <table:table-cell office:value-type="float" office:value="70574">
            <text:p>70574</text:p>
          </table:table-cell>
          <table:table-cell office:value-type="float" office:value="65803">
            <text:p>65803</text:p>
          </table:table-cell>
          <table:table-cell office:value-type="float" office:value="70372">
            <text:p>70372</text:p>
          </table:table-cell>
          <table:table-cell office:value-type="float" office:value="68381">
            <text:p>68381</text:p>
          </table:table-cell>
          <table:table-cell office:value-type="float" office:value="73906.4">
            <text:p>73906,4</text:p>
          </table:table-cell>
          <table:table-cell office:value-type="float" office:value="75612.4">
            <text:p>75612,4</text:p>
          </table:table-cell>
          <table:table-cell office:value-type="float" office:value="73698.7">
            <text:p>73698,7</text:p>
          </table:table-cell>
          <table:table-cell office:value-type="float" office:value="81513">
            <text:p>81513</text:p>
          </table:table-cell>
          <table:table-cell office:value-type="float" office:value="87861.6">
            <text:p>87861,6</text:p>
          </table:table-cell>
          <table:table-cell office:value-type="float" office:value="77462.6">
            <text:p>77462,6</text:p>
          </table:table-cell>
          <table:table-cell office:value-type="float" office:value="81038">
            <text:p>81038</text:p>
          </table:table-cell>
          <table:table-cell office:value-type="float" office:value="96081">
            <text:p>96081</text:p>
          </table:table-cell>
          <table:table-cell office:value-type="float" office:value="97718">
            <text:p>97718</text:p>
          </table:table-cell>
          <table:table-cell office:value-type="float" office:value="95130.86">
            <text:p>95130,86</text:p>
          </table:table-cell>
          <table:table-cell office:value-type="float" office:value="96814.07">
            <text:p>96814,07</text:p>
          </table:table-cell>
          <table:table-cell office:value-type="float" office:value="93820.37">
            <text:p>93820,37</text:p>
          </table:table-cell>
          <table:table-cell office:value-type="float" office:value="97304.73">
            <text:p>97304,73</text:p>
          </table:table-cell>
          <table:table-cell office:value-type="float" office:value="101160.06">
            <text:p>101160,06</text:p>
          </table:table-cell>
          <table:table-cell office:value-type="float" office:value="98599.18">
            <text:p>98599,18</text:p>
          </table:table-cell>
          <table:table-cell office:value-type="float" office:value="116190.7">
            <text:p>116190,7</text:p>
          </table:table-cell>
          <table:table-cell office:value-type="float" office:value="123658.72">
            <text:p>123658,72</text:p>
          </table:table-cell>
          <table:table-cell office:value-type="float" office:value="104024.74">
            <text:p>104024,74</text:p>
          </table:table-cell>
          <table:table-cell office:value-type="float" office:value="111728">
            <text:p>111728</text:p>
          </table:table-cell>
          <table:table-cell table:number-columns-repeated="907"/>
        </table:table-row>
        <table:table-row table:style-name="ro2">
          <table:table-cell office:value-type="string">
            <text:p>COLON</text:p>
          </table:table-cell>
          <table:table-cell office:value-type="string">
            <text:p>VILLA CERRO AZUL </text:p>
          </table:table-cell>
          <table:table-cell office:value-type="string">
            <text:p>Comuna</text:p>
          </table:table-cell>
          <table:table-cell office:value-type="float" office:value="14529">
            <text:p>14529</text:p>
          </table:table-cell>
          <table:table-cell office:value-type="float" office:value="17047">
            <text:p>17047</text:p>
          </table:table-cell>
          <table:table-cell office:value-type="float" office:value="15423">
            <text:p>15423</text:p>
          </table:table-cell>
          <table:table-cell office:value-type="float" office:value="16277">
            <text:p>16277</text:p>
          </table:table-cell>
          <table:table-cell office:value-type="float" office:value="17528">
            <text:p>17528</text:p>
          </table:table-cell>
          <table:table-cell office:value-type="float" office:value="18597">
            <text:p>18597</text:p>
          </table:table-cell>
          <table:table-cell office:value-type="float" office:value="17931">
            <text:p>17931</text:p>
          </table:table-cell>
          <table:table-cell office:value-type="float" office:value="17368">
            <text:p>17368</text:p>
          </table:table-cell>
          <table:table-cell office:value-type="float" office:value="17478">
            <text:p>17478</text:p>
          </table:table-cell>
          <table:table-cell office:value-type="float" office:value="18584">
            <text:p>18584</text:p>
          </table:table-cell>
          <table:table-cell office:value-type="float" office:value="17878">
            <text:p>17878</text:p>
          </table:table-cell>
          <table:table-cell office:value-type="float" office:value="19264">
            <text:p>19264</text:p>
          </table:table-cell>
          <table:table-cell office:value-type="float" office:value="19033">
            <text:p>19033</text:p>
          </table:table-cell>
          <table:table-cell office:value-type="float" office:value="21125">
            <text:p>21125</text:p>
          </table:table-cell>
          <table:table-cell office:value-type="float" office:value="20091">
            <text:p>20091</text:p>
          </table:table-cell>
          <table:table-cell office:value-type="float" office:value="20375">
            <text:p>20375</text:p>
          </table:table-cell>
          <table:table-cell office:value-type="float" office:value="24429">
            <text:p>24429</text:p>
          </table:table-cell>
          <table:table-cell office:value-type="float" office:value="25571">
            <text:p>25571</text:p>
          </table:table-cell>
          <table:table-cell office:value-type="float" office:value="24056">
            <text:p>24056</text:p>
          </table:table-cell>
          <table:table-cell office:value-type="float" office:value="23276">
            <text:p>23276</text:p>
          </table:table-cell>
          <table:table-cell office:value-type="float" office:value="24509">
            <text:p>24509</text:p>
          </table:table-cell>
          <table:table-cell office:value-type="float" office:value="23407">
            <text:p>23407</text:p>
          </table:table-cell>
          <table:table-cell office:value-type="float" office:value="24888">
            <text:p>24888</text:p>
          </table:table-cell>
          <table:table-cell office:value-type="float" office:value="21665">
            <text:p>21665</text:p>
          </table:table-cell>
          <table:table-cell office:value-type="float" office:value="28026">
            <text:p>28026</text:p>
          </table:table-cell>
          <table:table-cell office:value-type="float" office:value="27774">
            <text:p>27774</text:p>
          </table:table-cell>
          <table:table-cell office:value-type="float" office:value="28210">
            <text:p>28210</text:p>
          </table:table-cell>
          <table:table-cell office:value-type="float" office:value="27223">
            <text:p>27223</text:p>
          </table:table-cell>
          <table:table-cell office:value-type="float" office:value="33573">
            <text:p>33573</text:p>
          </table:table-cell>
          <table:table-cell office:value-type="float" office:value="33692">
            <text:p>33692</text:p>
          </table:table-cell>
          <table:table-cell office:value-type="float" office:value="61119.08">
            <text:p>61119,08</text:p>
          </table:table-cell>
          <table:table-cell office:value-type="float" office:value="62358.58">
            <text:p>62358,58</text:p>
          </table:table-cell>
          <table:table-cell office:value-type="float" office:value="63543.04">
            <text:p>63543,04</text:p>
          </table:table-cell>
          <table:table-cell office:value-type="float" office:value="32247.48">
            <text:p>32247,48</text:p>
          </table:table-cell>
          <table:table-cell office:value-type="float" office:value="35948.27">
            <text:p>35948,27</text:p>
          </table:table-cell>
          <table:table-cell office:value-type="float" office:value="34797.12">
            <text:p>34797,12</text:p>
          </table:table-cell>
          <table:table-cell office:value-type="float" office:value="39014">
            <text:p>39014</text:p>
          </table:table-cell>
          <table:table-cell office:value-type="float" office:value="33727">
            <text:p>33727</text:p>
          </table:table-cell>
          <table:table-cell office:value-type="float" office:value="33185">
            <text:p>33185</text:p>
          </table:table-cell>
          <table:table-cell office:value-type="float" office:value="31708">
            <text:p>31708</text:p>
          </table:table-cell>
          <table:table-cell office:value-type="float" office:value="41467">
            <text:p>41467</text:p>
          </table:table-cell>
          <table:table-cell office:value-type="float" office:value="41123">
            <text:p>41123</text:p>
          </table:table-cell>
          <table:table-cell office:value-type="float" office:value="38343">
            <text:p>38343</text:p>
          </table:table-cell>
          <table:table-cell office:value-type="float" office:value="41005">
            <text:p>41005</text:p>
          </table:table-cell>
          <table:table-cell office:value-type="float" office:value="39845">
            <text:p>39845</text:p>
          </table:table-cell>
          <table:table-cell office:value-type="float" office:value="43064.4">
            <text:p>43064,4</text:p>
          </table:table-cell>
          <table:table-cell office:value-type="float" office:value="44058.5">
            <text:p>44058,5</text:p>
          </table:table-cell>
          <table:table-cell office:value-type="float" office:value="42943.4">
            <text:p>42943,4</text:p>
          </table:table-cell>
          <table:table-cell office:value-type="float" office:value="47496.7">
            <text:p>47496,7</text:p>
          </table:table-cell>
          <table:table-cell office:value-type="float" office:value="51196">
            <text:p>51196</text:p>
          </table:table-cell>
          <table:table-cell office:value-type="float" office:value="45136.6">
            <text:p>45136,6</text:p>
          </table:table-cell>
          <table:table-cell office:value-type="float" office:value="47220">
            <text:p>47220</text:p>
          </table:table-cell>
          <table:table-cell office:value-type="float" office:value="55985">
            <text:p>55985</text:p>
          </table:table-cell>
          <table:table-cell office:value-type="float" office:value="56939">
            <text:p>56939</text:p>
          </table:table-cell>
          <table:table-cell office:value-type="float" office:value="55431.7">
            <text:p>55431,7</text:p>
          </table:table-cell>
          <table:table-cell office:value-type="float" office:value="56412.49">
            <text:p>56412,49</text:p>
          </table:table-cell>
          <table:table-cell office:value-type="float" office:value="54668.09">
            <text:p>54668,09</text:p>
          </table:table-cell>
          <table:table-cell office:value-type="float" office:value="56698.39">
            <text:p>56698,39</text:p>
          </table:table-cell>
          <table:table-cell office:value-type="float" office:value="58944.85">
            <text:p>58944,85</text:p>
          </table:table-cell>
          <table:table-cell office:value-type="float" office:value="57452.65">
            <text:p>57452,65</text:p>
          </table:table-cell>
          <table:table-cell office:value-type="float" office:value="67703.03">
            <text:p>67703,03</text:p>
          </table:table-cell>
          <table:table-cell office:value-type="float" office:value="72054.57">
            <text:p>72054,57</text:p>
          </table:table-cell>
          <table:table-cell office:value-type="float" office:value="60614.07">
            <text:p>60614,07</text:p>
          </table:table-cell>
          <table:table-cell office:value-type="float" office:value="65103">
            <text:p>65103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ILLA CIUDAD DE AMERICA </text:p>
          </table:table-cell>
          <table:table-cell office:value-type="string">
            <text:p>Comuna</text:p>
          </table:table-cell>
          <table:table-cell office:value-type="float" office:value="26480">
            <text:p>26480</text:p>
          </table:table-cell>
          <table:table-cell office:value-type="float" office:value="31072">
            <text:p>31072</text:p>
          </table:table-cell>
          <table:table-cell office:value-type="float" office:value="28111">
            <text:p>28111</text:p>
          </table:table-cell>
          <table:table-cell office:value-type="float" office:value="29667">
            <text:p>29667</text:p>
          </table:table-cell>
          <table:table-cell office:value-type="float" office:value="31948">
            <text:p>31948</text:p>
          </table:table-cell>
          <table:table-cell office:value-type="float" office:value="33895">
            <text:p>33895</text:p>
          </table:table-cell>
          <table:table-cell office:value-type="float" office:value="32682">
            <text:p>32682</text:p>
          </table:table-cell>
          <table:table-cell office:value-type="float" office:value="31655">
            <text:p>31655</text:p>
          </table:table-cell>
          <table:table-cell office:value-type="float" office:value="31857">
            <text:p>31857</text:p>
          </table:table-cell>
          <table:table-cell office:value-type="float" office:value="33872">
            <text:p>33872</text:p>
          </table:table-cell>
          <table:table-cell office:value-type="float" office:value="32586">
            <text:p>32586</text:p>
          </table:table-cell>
          <table:table-cell office:value-type="float" office:value="35111">
            <text:p>35111</text:p>
          </table:table-cell>
          <table:table-cell office:value-type="float" office:value="34691">
            <text:p>34691</text:p>
          </table:table-cell>
          <table:table-cell office:value-type="float" office:value="38504">
            <text:p>38504</text:p>
          </table:table-cell>
          <table:table-cell office:value-type="float" office:value="36618">
            <text:p>36618</text:p>
          </table:table-cell>
          <table:table-cell office:value-type="float" office:value="37136">
            <text:p>37136</text:p>
          </table:table-cell>
          <table:table-cell office:value-type="float" office:value="44526">
            <text:p>44526</text:p>
          </table:table-cell>
          <table:table-cell office:value-type="float" office:value="46607">
            <text:p>46607</text:p>
          </table:table-cell>
          <table:table-cell office:value-type="float" office:value="43846">
            <text:p>43846</text:p>
          </table:table-cell>
          <table:table-cell office:value-type="float" office:value="42424">
            <text:p>42424</text:p>
          </table:table-cell>
          <table:table-cell office:value-type="float" office:value="44672">
            <text:p>44672</text:p>
          </table:table-cell>
          <table:table-cell office:value-type="float" office:value="42662">
            <text:p>42662</text:p>
          </table:table-cell>
          <table:table-cell office:value-type="float" office:value="45363">
            <text:p>45363</text:p>
          </table:table-cell>
          <table:table-cell office:value-type="float" office:value="39488">
            <text:p>39488</text:p>
          </table:table-cell>
          <table:table-cell office:value-type="float" office:value="51081">
            <text:p>51081</text:p>
          </table:table-cell>
          <table:table-cell office:value-type="float" office:value="50623">
            <text:p>50623</text:p>
          </table:table-cell>
          <table:table-cell office:value-type="float" office:value="57813">
            <text:p>57813</text:p>
          </table:table-cell>
          <table:table-cell office:value-type="float" office:value="51691">
            <text:p>51691</text:p>
          </table:table-cell>
          <table:table-cell office:value-type="float" office:value="63748">
            <text:p>63748</text:p>
          </table:table-cell>
          <table:table-cell office:value-type="float" office:value="63973">
            <text:p>63973</text:p>
          </table:table-cell>
          <table:table-cell office:value-type="float" office:value="42989.23">
            <text:p>42989,23</text:p>
          </table:table-cell>
          <table:table-cell office:value-type="float" office:value="43861.05">
            <text:p>43861,05</text:p>
          </table:table-cell>
          <table:table-cell office:value-type="float" office:value="44694.16">
            <text:p>44694,16</text:p>
          </table:table-cell>
          <table:table-cell office:value-type="float" office:value="61230.68">
            <text:p>61230,68</text:p>
          </table:table-cell>
          <table:table-cell office:value-type="float" office:value="68257.65">
            <text:p>68257,65</text:p>
          </table:table-cell>
          <table:table-cell office:value-type="float" office:value="66071.87">
            <text:p>66071,87</text:p>
          </table:table-cell>
          <table:table-cell office:value-type="float" office:value="74078">
            <text:p>74078</text:p>
          </table:table-cell>
          <table:table-cell office:value-type="float" office:value="64039">
            <text:p>64039</text:p>
          </table:table-cell>
          <table:table-cell office:value-type="float" office:value="63010">
            <text:p>63010</text:p>
          </table:table-cell>
          <table:table-cell office:value-type="float" office:value="60207">
            <text:p>60207</text:p>
          </table:table-cell>
          <table:table-cell office:value-type="float" office:value="78737">
            <text:p>78737</text:p>
          </table:table-cell>
          <table:table-cell office:value-type="float" office:value="78083">
            <text:p>78083</text:p>
          </table:table-cell>
          <table:table-cell office:value-type="float" office:value="72804">
            <text:p>72804</text:p>
          </table:table-cell>
          <table:table-cell office:value-type="float" office:value="77860">
            <text:p>77860</text:p>
          </table:table-cell>
          <table:table-cell office:value-type="float" office:value="75656">
            <text:p>75656</text:p>
          </table:table-cell>
          <table:table-cell office:value-type="float" office:value="81769.6">
            <text:p>81769,6</text:p>
          </table:table-cell>
          <table:table-cell office:value-type="float" office:value="83657.2">
            <text:p>83657,2</text:p>
          </table:table-cell>
          <table:table-cell office:value-type="float" office:value="81539.9">
            <text:p>81539,9</text:p>
          </table:table-cell>
          <table:table-cell office:value-type="float" office:value="90185.5">
            <text:p>90185,5</text:p>
          </table:table-cell>
          <table:table-cell office:value-type="float" office:value="97209.6">
            <text:p>97209,6</text:p>
          </table:table-cell>
          <table:table-cell office:value-type="float" office:value="85704.2">
            <text:p>85704,2</text:p>
          </table:table-cell>
          <table:table-cell office:value-type="float" office:value="89660">
            <text:p>89660</text:p>
          </table:table-cell>
          <table:table-cell office:value-type="float" office:value="106303">
            <text:p>106303</text:p>
          </table:table-cell>
          <table:table-cell office:value-type="float" office:value="108114">
            <text:p>108114</text:p>
          </table:table-cell>
          <table:table-cell office:value-type="float" office:value="105252.29">
            <text:p>105252,29</text:p>
          </table:table-cell>
          <table:table-cell office:value-type="float" office:value="107114.58">
            <text:p>107114,58</text:p>
          </table:table-cell>
          <table:table-cell office:value-type="float" office:value="103802.36">
            <text:p>103802,36</text:p>
          </table:table-cell>
          <table:table-cell office:value-type="float" office:value="107657.44">
            <text:p>107657,44</text:p>
          </table:table-cell>
          <table:table-cell office:value-type="float" office:value="111922.95">
            <text:p>111922,95</text:p>
          </table:table-cell>
          <table:table-cell office:value-type="float" office:value="109089.62">
            <text:p>109089,62</text:p>
          </table:table-cell>
          <table:table-cell office:value-type="float" office:value="128552.78">
            <text:p>128552,78</text:p>
          </table:table-cell>
          <table:table-cell office:value-type="float" office:value="136815.36">
            <text:p>136815,36</text:p>
          </table:table-cell>
          <table:table-cell office:value-type="float" office:value="115092.43">
            <text:p>115092,43</text:p>
          </table:table-cell>
          <table:table-cell office:value-type="float" office:value="123615">
            <text:p>123615</text:p>
          </table:table-cell>
          <table:table-cell table:number-columns-repeated="907"/>
        </table:table-row>
        <table:table-row table:style-name="ro2">
          <table:table-cell office:value-type="string">
            <text:p>POCHO</text:p>
          </table:table-cell>
          <table:table-cell office:value-type="string">
            <text:p>VILLA DE POCHO </text:p>
          </table:table-cell>
          <table:table-cell office:value-type="string">
            <text:p>Comuna</text:p>
          </table:table-cell>
          <table:table-cell office:value-type="float" office:value="19141">
            <text:p>19141</text:p>
          </table:table-cell>
          <table:table-cell office:value-type="float" office:value="22459">
            <text:p>22459</text:p>
          </table:table-cell>
          <table:table-cell office:value-type="float" office:value="20320">
            <text:p>20320</text:p>
          </table:table-cell>
          <table:table-cell office:value-type="float" office:value="21445">
            <text:p>21445</text:p>
          </table:table-cell>
          <table:table-cell office:value-type="float" office:value="23093">
            <text:p>23093</text:p>
          </table:table-cell>
          <table:table-cell office:value-type="float" office:value="24501">
            <text:p>24501</text:p>
          </table:table-cell>
          <table:table-cell office:value-type="float" office:value="23624">
            <text:p>23624</text:p>
          </table:table-cell>
          <table:table-cell office:value-type="float" office:value="22882">
            <text:p>22882</text:p>
          </table:table-cell>
          <table:table-cell office:value-type="float" office:value="23027">
            <text:p>23027</text:p>
          </table:table-cell>
          <table:table-cell office:value-type="float" office:value="24484">
            <text:p>24484</text:p>
          </table:table-cell>
          <table:table-cell office:value-type="float" office:value="23554">
            <text:p>23554</text:p>
          </table:table-cell>
          <table:table-cell office:value-type="float" office:value="25379">
            <text:p>25379</text:p>
          </table:table-cell>
          <table:table-cell office:value-type="float" office:value="25076">
            <text:p>25076</text:p>
          </table:table-cell>
          <table:table-cell office:value-type="float" office:value="27832">
            <text:p>27832</text:p>
          </table:table-cell>
          <table:table-cell office:value-type="float" office:value="26469">
            <text:p>26469</text:p>
          </table:table-cell>
          <table:table-cell office:value-type="float" office:value="26843">
            <text:p>26843</text:p>
          </table:table-cell>
          <table:table-cell office:value-type="float" office:value="32185">
            <text:p>32185</text:p>
          </table:table-cell>
          <table:table-cell office:value-type="float" office:value="33690">
            <text:p>33690</text:p>
          </table:table-cell>
          <table:table-cell office:value-type="float" office:value="31694">
            <text:p>31694</text:p>
          </table:table-cell>
          <table:table-cell office:value-type="float" office:value="30666">
            <text:p>30666</text:p>
          </table:table-cell>
          <table:table-cell office:value-type="float" office:value="32290">
            <text:p>32290</text:p>
          </table:table-cell>
          <table:table-cell office:value-type="float" office:value="30838">
            <text:p>30838</text:p>
          </table:table-cell>
          <table:table-cell office:value-type="float" office:value="32790">
            <text:p>32790</text:p>
          </table:table-cell>
          <table:table-cell office:value-type="float" office:value="28543">
            <text:p>28543</text:p>
          </table:table-cell>
          <table:table-cell office:value-type="float" office:value="36924">
            <text:p>36924</text:p>
          </table:table-cell>
          <table:table-cell office:value-type="float" office:value="36592">
            <text:p>36592</text:p>
          </table:table-cell>
          <table:table-cell office:value-type="float" office:value="38684">
            <text:p>38684</text:p>
          </table:table-cell>
          <table:table-cell office:value-type="float" office:value="36358">
            <text:p>36358</text:p>
          </table:table-cell>
          <table:table-cell office:value-type="float" office:value="44838">
            <text:p>44838</text:p>
          </table:table-cell>
          <table:table-cell office:value-type="float" office:value="44997">
            <text:p>44997</text:p>
          </table:table-cell>
          <table:table-cell office:value-type="float" office:value="89334.19">
            <text:p>89334,19</text:p>
          </table:table-cell>
          <table:table-cell office:value-type="float" office:value="91145.89">
            <text:p>91145,89</text:p>
          </table:table-cell>
          <table:table-cell office:value-type="float" office:value="92877.15">
            <text:p>92877,15</text:p>
          </table:table-cell>
          <table:table-cell office:value-type="float" office:value="43067.72">
            <text:p>43067,72</text:p>
          </table:table-cell>
          <table:table-cell office:value-type="float" office:value="48010.27">
            <text:p>48010,27</text:p>
          </table:table-cell>
          <table:table-cell office:value-type="float" office:value="46472.86">
            <text:p>46472,86</text:p>
          </table:table-cell>
          <table:table-cell office:value-type="float" office:value="52104">
            <text:p>52104</text:p>
          </table:table-cell>
          <table:table-cell office:value-type="float" office:value="45043">
            <text:p>45043</text:p>
          </table:table-cell>
          <table:table-cell office:value-type="float" office:value="44319">
            <text:p>44319</text:p>
          </table:table-cell>
          <table:table-cell office:value-type="float" office:value="42348">
            <text:p>42348</text:p>
          </table:table-cell>
          <table:table-cell office:value-type="float" office:value="55381">
            <text:p>55381</text:p>
          </table:table-cell>
          <table:table-cell office:value-type="float" office:value="54921">
            <text:p>54921</text:p>
          </table:table-cell>
          <table:table-cell office:value-type="float" office:value="51208">
            <text:p>51208</text:p>
          </table:table-cell>
          <table:table-cell office:value-type="float" office:value="54764">
            <text:p>54764</text:p>
          </table:table-cell>
          <table:table-cell office:value-type="float" office:value="53214">
            <text:p>53214</text:p>
          </table:table-cell>
          <table:table-cell office:value-type="float" office:value="57514.2">
            <text:p>57514,2</text:p>
          </table:table-cell>
          <table:table-cell office:value-type="float" office:value="58841.8">
            <text:p>58841,8</text:p>
          </table:table-cell>
          <table:table-cell office:value-type="float" office:value="57352.5">
            <text:p>57352,5</text:p>
          </table:table-cell>
          <table:table-cell office:value-type="float" office:value="63433.6">
            <text:p>63433,6</text:p>
          </table:table-cell>
          <table:table-cell office:value-type="float" office:value="68374.1">
            <text:p>68374,1</text:p>
          </table:table-cell>
          <table:table-cell office:value-type="float" office:value="60281.6">
            <text:p>60281,6</text:p>
          </table:table-cell>
          <table:table-cell office:value-type="float" office:value="63064">
            <text:p>63064</text:p>
          </table:table-cell>
          <table:table-cell office:value-type="float" office:value="74770">
            <text:p>74770</text:p>
          </table:table-cell>
          <table:table-cell office:value-type="float" office:value="76044">
            <text:p>76044</text:p>
          </table:table-cell>
          <table:table-cell office:value-type="float" office:value="74031.12">
            <text:p>74031,12</text:p>
          </table:table-cell>
          <table:table-cell office:value-type="float" office:value="75341">
            <text:p>75341</text:p>
          </table:table-cell>
          <table:table-cell office:value-type="float" office:value="73011.29">
            <text:p>73011,29</text:p>
          </table:table-cell>
          <table:table-cell office:value-type="float" office:value="75722.83">
            <text:p>75722,83</text:p>
          </table:table-cell>
          <table:table-cell office:value-type="float" office:value="78723.06">
            <text:p>78723,06</text:p>
          </table:table-cell>
          <table:table-cell office:value-type="float" office:value="76730.18">
            <text:p>76730,18</text:p>
          </table:table-cell>
          <table:table-cell office:value-type="float" office:value="90419.95">
            <text:p>90419,95</text:p>
          </table:table-cell>
          <table:table-cell office:value-type="float" office:value="96231.59">
            <text:p>96231,59</text:p>
          </table:table-cell>
          <table:table-cell office:value-type="float" office:value="80952.36">
            <text:p>80952,36</text:p>
          </table:table-cell>
          <table:table-cell office:value-type="float" office:value="86947">
            <text:p>86947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ILLA DEL PRADO </text:p>
          </table:table-cell>
          <table:table-cell office:value-type="string">
            <text:p>Comuna</text:p>
          </table:table-cell>
          <table:table-cell office:value-type="float" office:value="38950">
            <text:p>38950</text:p>
          </table:table-cell>
          <table:table-cell office:value-type="float" office:value="45704">
            <text:p>45704</text:p>
          </table:table-cell>
          <table:table-cell office:value-type="float" office:value="41349">
            <text:p>41349</text:p>
          </table:table-cell>
          <table:table-cell office:value-type="float" office:value="43640">
            <text:p>43640</text:p>
          </table:table-cell>
          <table:table-cell office:value-type="float" office:value="46994">
            <text:p>46994</text:p>
          </table:table-cell>
          <table:table-cell office:value-type="float" office:value="49858">
            <text:p>49858</text:p>
          </table:table-cell>
          <table:table-cell office:value-type="float" office:value="48074">
            <text:p>48074</text:p>
          </table:table-cell>
          <table:table-cell office:value-type="float" office:value="46563">
            <text:p>46563</text:p>
          </table:table-cell>
          <table:table-cell office:value-type="float" office:value="46860">
            <text:p>46860</text:p>
          </table:table-cell>
          <table:table-cell office:value-type="float" office:value="49823">
            <text:p>49823</text:p>
          </table:table-cell>
          <table:table-cell office:value-type="float" office:value="47932">
            <text:p>47932</text:p>
          </table:table-cell>
          <table:table-cell office:value-type="float" office:value="51646">
            <text:p>51646</text:p>
          </table:table-cell>
          <table:table-cell office:value-type="float" office:value="51028">
            <text:p>51028</text:p>
          </table:table-cell>
          <table:table-cell office:value-type="float" office:value="56637">
            <text:p>56637</text:p>
          </table:table-cell>
          <table:table-cell office:value-type="float" office:value="53864">
            <text:p>53864</text:p>
          </table:table-cell>
          <table:table-cell office:value-type="float" office:value="54625">
            <text:p>54625</text:p>
          </table:table-cell>
          <table:table-cell office:value-type="float" office:value="65495">
            <text:p>65495</text:p>
          </table:table-cell>
          <table:table-cell office:value-type="float" office:value="68556">
            <text:p>68556</text:p>
          </table:table-cell>
          <table:table-cell office:value-type="float" office:value="64495">
            <text:p>64495</text:p>
          </table:table-cell>
          <table:table-cell office:value-type="float" office:value="62403">
            <text:p>62403</text:p>
          </table:table-cell>
          <table:table-cell office:value-type="float" office:value="65709">
            <text:p>65709</text:p>
          </table:table-cell>
          <table:table-cell office:value-type="float" office:value="62753">
            <text:p>62753</text:p>
          </table:table-cell>
          <table:table-cell office:value-type="float" office:value="66726">
            <text:p>66726</text:p>
          </table:table-cell>
          <table:table-cell office:value-type="float" office:value="58084">
            <text:p>58084</text:p>
          </table:table-cell>
          <table:table-cell office:value-type="float" office:value="75138">
            <text:p>75138</text:p>
          </table:table-cell>
          <table:table-cell office:value-type="float" office:value="74463">
            <text:p>74463</text:p>
          </table:table-cell>
          <table:table-cell office:value-type="float" office:value="83556">
            <text:p>83556</text:p>
          </table:table-cell>
          <table:table-cell office:value-type="float" office:value="75553">
            <text:p>75553</text:p>
          </table:table-cell>
          <table:table-cell office:value-type="float" office:value="93176">
            <text:p>93176</text:p>
          </table:table-cell>
          <table:table-cell office:value-type="float" office:value="93506">
            <text:p>93506</text:p>
          </table:table-cell>
          <table:table-cell office:value-type="float" office:value="30563.77">
            <text:p>30563,77</text:p>
          </table:table-cell>
          <table:table-cell office:value-type="float" office:value="31183.61">
            <text:p>31183,61</text:p>
          </table:table-cell>
          <table:table-cell office:value-type="float" office:value="31775.92">
            <text:p>31775,92</text:p>
          </table:table-cell>
          <table:table-cell office:value-type="float" office:value="89497.3">
            <text:p>89497,3</text:p>
          </table:table-cell>
          <table:table-cell office:value-type="float" office:value="99768.22">
            <text:p>99768,22</text:p>
          </table:table-cell>
          <table:table-cell office:value-type="float" office:value="96573.39">
            <text:p>96573,39</text:p>
          </table:table-cell>
          <table:table-cell office:value-type="float" office:value="108276">
            <text:p>108276</text:p>
          </table:table-cell>
          <table:table-cell office:value-type="float" office:value="93602">
            <text:p>93602</text:p>
          </table:table-cell>
          <table:table-cell office:value-type="float" office:value="92098">
            <text:p>92098</text:p>
          </table:table-cell>
          <table:table-cell office:value-type="float" office:value="88001">
            <text:p>88001</text:p>
          </table:table-cell>
          <table:table-cell office:value-type="float" office:value="115085">
            <text:p>115085</text:p>
          </table:table-cell>
          <table:table-cell office:value-type="float" office:value="114129">
            <text:p>114129</text:p>
          </table:table-cell>
          <table:table-cell office:value-type="float" office:value="106414">
            <text:p>106414</text:p>
          </table:table-cell>
          <table:table-cell office:value-type="float" office:value="113803">
            <text:p>113803</text:p>
          </table:table-cell>
          <table:table-cell office:value-type="float" office:value="110582">
            <text:p>110582</text:p>
          </table:table-cell>
          <table:table-cell office:value-type="float" office:value="119517.9">
            <text:p>119517,9</text:p>
          </table:table-cell>
          <table:table-cell office:value-type="float" office:value="122276.9">
            <text:p>122276,9</text:p>
          </table:table-cell>
          <table:table-cell office:value-type="float" office:value="119182">
            <text:p>119182</text:p>
          </table:table-cell>
          <table:table-cell office:value-type="float" office:value="131818.9">
            <text:p>131818,9</text:p>
          </table:table-cell>
          <table:table-cell office:value-type="float" office:value="142085.6">
            <text:p>142085,6</text:p>
          </table:table-cell>
          <table:table-cell office:value-type="float" office:value="125268.8">
            <text:p>125268,8</text:p>
          </table:table-cell>
          <table:table-cell office:value-type="float" office:value="131050">
            <text:p>131050</text:p>
          </table:table-cell>
          <table:table-cell office:value-type="float" office:value="155377">
            <text:p>155377</text:p>
          </table:table-cell>
          <table:table-cell office:value-type="float" office:value="158024">
            <text:p>158024</text:p>
          </table:table-cell>
          <table:table-cell office:value-type="float" office:value="153841.12">
            <text:p>153841,12</text:p>
          </table:table-cell>
          <table:table-cell office:value-type="float" office:value="156563.12">
            <text:p>156563,12</text:p>
          </table:table-cell>
          <table:table-cell office:value-type="float" office:value="151721.85">
            <text:p>151721,85</text:p>
          </table:table-cell>
          <table:table-cell office:value-type="float" office:value="157356.59">
            <text:p>157356,59</text:p>
          </table:table-cell>
          <table:table-cell office:value-type="float" office:value="163591.24">
            <text:p>163591,24</text:p>
          </table:table-cell>
          <table:table-cell office:value-type="float" office:value="159449.92">
            <text:p>159449,92</text:p>
          </table:table-cell>
          <table:table-cell office:value-type="float" office:value="187898.09">
            <text:p>187898,09</text:p>
          </table:table-cell>
          <table:table-cell office:value-type="float" office:value="199975.02">
            <text:p>199975,02</text:p>
          </table:table-cell>
          <table:table-cell office:value-type="float" office:value="168223.88">
            <text:p>168223,88</text:p>
          </table:table-cell>
          <table:table-cell office:value-type="float" office:value="180681">
            <text:p>180681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VILLA EL CHACAY </text:p>
          </table:table-cell>
          <table:table-cell office:value-type="string">
            <text:p>Comuna</text:p>
          </table:table-cell>
          <table:table-cell office:value-type="float" office:value="13612">
            <text:p>13612</text:p>
          </table:table-cell>
          <table:table-cell office:value-type="float" office:value="15972">
            <text:p>15972</text:p>
          </table:table-cell>
          <table:table-cell office:value-type="float" office:value="14450">
            <text:p>14450</text:p>
          </table:table-cell>
          <table:table-cell office:value-type="float" office:value="15251">
            <text:p>15251</text:p>
          </table:table-cell>
          <table:table-cell office:value-type="float" office:value="16424">
            <text:p>16424</text:p>
          </table:table-cell>
          <table:table-cell office:value-type="float" office:value="17424">
            <text:p>17424</text:p>
          </table:table-cell>
          <table:table-cell office:value-type="float" office:value="16800">
            <text:p>16800</text:p>
          </table:table-cell>
          <table:table-cell office:value-type="float" office:value="16273">
            <text:p>16273</text:p>
          </table:table-cell>
          <table:table-cell office:value-type="float" office:value="16376">
            <text:p>16376</text:p>
          </table:table-cell>
          <table:table-cell office:value-type="float" office:value="17412">
            <text:p>17412</text:p>
          </table:table-cell>
          <table:table-cell office:value-type="float" office:value="16751">
            <text:p>16751</text:p>
          </table:table-cell>
          <table:table-cell office:value-type="float" office:value="18049">
            <text:p>18049</text:p>
          </table:table-cell>
          <table:table-cell office:value-type="float" office:value="17833">
            <text:p>17833</text:p>
          </table:table-cell>
          <table:table-cell office:value-type="float" office:value="19793">
            <text:p>19793</text:p>
          </table:table-cell>
          <table:table-cell office:value-type="float" office:value="18824">
            <text:p>18824</text:p>
          </table:table-cell>
          <table:table-cell office:value-type="float" office:value="19090">
            <text:p>19090</text:p>
          </table:table-cell>
          <table:table-cell office:value-type="float" office:value="22889">
            <text:p>22889</text:p>
          </table:table-cell>
          <table:table-cell office:value-type="float" office:value="23959">
            <text:p>23959</text:p>
          </table:table-cell>
          <table:table-cell office:value-type="float" office:value="22539">
            <text:p>22539</text:p>
          </table:table-cell>
          <table:table-cell office:value-type="float" office:value="21808">
            <text:p>21808</text:p>
          </table:table-cell>
          <table:table-cell office:value-type="float" office:value="22964">
            <text:p>22964</text:p>
          </table:table-cell>
          <table:table-cell office:value-type="float" office:value="21930">
            <text:p>21930</text:p>
          </table:table-cell>
          <table:table-cell office:value-type="float" office:value="23319">
            <text:p>23319</text:p>
          </table:table-cell>
          <table:table-cell office:value-type="float" office:value="20299">
            <text:p>20299</text:p>
          </table:table-cell>
          <table:table-cell office:value-type="float" office:value="26259">
            <text:p>26259</text:p>
          </table:table-cell>
          <table:table-cell office:value-type="float" office:value="26023">
            <text:p>26023</text:p>
          </table:table-cell>
          <table:table-cell office:value-type="float" office:value="27488">
            <text:p>27488</text:p>
          </table:table-cell>
          <table:table-cell office:value-type="float" office:value="25849">
            <text:p>25849</text:p>
          </table:table-cell>
          <table:table-cell office:value-type="float" office:value="31878">
            <text:p>31878</text:p>
          </table:table-cell>
          <table:table-cell office:value-type="float" office:value="31991">
            <text:p>31991</text:p>
          </table:table-cell>
          <table:table-cell office:value-type="float" office:value="22993.7">
            <text:p>22993,7</text:p>
          </table:table-cell>
          <table:table-cell office:value-type="float" office:value="23460.02">
            <text:p>23460,02</text:p>
          </table:table-cell>
          <table:table-cell office:value-type="float" office:value="23905.63">
            <text:p>23905,63</text:p>
          </table:table-cell>
          <table:table-cell office:value-type="float" office:value="30619.58">
            <text:p>30619,58</text:p>
          </table:table-cell>
          <table:table-cell office:value-type="float" office:value="34133.55">
            <text:p>34133,55</text:p>
          </table:table-cell>
          <table:table-cell office:value-type="float" office:value="33040.51">
            <text:p>33040,51</text:p>
          </table:table-cell>
          <table:table-cell office:value-type="float" office:value="37044">
            <text:p>37044</text:p>
          </table:table-cell>
          <table:table-cell office:value-type="float" office:value="32024">
            <text:p>32024</text:p>
          </table:table-cell>
          <table:table-cell office:value-type="float" office:value="31509">
            <text:p>31509</text:p>
          </table:table-cell>
          <table:table-cell office:value-type="float" office:value="30108">
            <text:p>30108</text:p>
          </table:table-cell>
          <table:table-cell office:value-type="float" office:value="39374">
            <text:p>39374</text:p>
          </table:table-cell>
          <table:table-cell office:value-type="float" office:value="39047">
            <text:p>39047</text:p>
          </table:table-cell>
          <table:table-cell office:value-type="float" office:value="36407">
            <text:p>36407</text:p>
          </table:table-cell>
          <table:table-cell office:value-type="float" office:value="38935">
            <text:p>38935</text:p>
          </table:table-cell>
          <table:table-cell office:value-type="float" office:value="37833">
            <text:p>37833</text:p>
          </table:table-cell>
          <table:table-cell office:value-type="float" office:value="40890.5">
            <text:p>40890,5</text:p>
          </table:table-cell>
          <table:table-cell office:value-type="float" office:value="41834.4">
            <text:p>41834,4</text:p>
          </table:table-cell>
          <table:table-cell office:value-type="float" office:value="40775.6">
            <text:p>40775,6</text:p>
          </table:table-cell>
          <table:table-cell office:value-type="float" office:value="45099">
            <text:p>45099</text:p>
          </table:table-cell>
          <table:table-cell office:value-type="float" office:value="48611.5">
            <text:p>48611,5</text:p>
          </table:table-cell>
          <table:table-cell office:value-type="float" office:value="42858">
            <text:p>42858</text:p>
          </table:table-cell>
          <table:table-cell office:value-type="float" office:value="44836">
            <text:p>44836</text:p>
          </table:table-cell>
          <table:table-cell office:value-type="float" office:value="53159">
            <text:p>53159</text:p>
          </table:table-cell>
          <table:table-cell office:value-type="float" office:value="54065">
            <text:p>54065</text:p>
          </table:table-cell>
          <table:table-cell office:value-type="float" office:value="52633.43">
            <text:p>52633,43</text:p>
          </table:table-cell>
          <table:table-cell office:value-type="float" office:value="53564.71">
            <text:p>53564,71</text:p>
          </table:table-cell>
          <table:table-cell office:value-type="float" office:value="51908.37">
            <text:p>51908,37</text:p>
          </table:table-cell>
          <table:table-cell office:value-type="float" office:value="53836.17">
            <text:p>53836,17</text:p>
          </table:table-cell>
          <table:table-cell office:value-type="float" office:value="55969.23">
            <text:p>55969,23</text:p>
          </table:table-cell>
          <table:table-cell office:value-type="float" office:value="54552.36">
            <text:p>54552,36</text:p>
          </table:table-cell>
          <table:table-cell office:value-type="float" office:value="64285.29">
            <text:p>64285,29</text:p>
          </table:table-cell>
          <table:table-cell office:value-type="float" office:value="68417.15">
            <text:p>68417,15</text:p>
          </table:table-cell>
          <table:table-cell office:value-type="float" office:value="57554.18">
            <text:p>57554,18</text:p>
          </table:table-cell>
          <table:table-cell office:value-type="float" office:value="61816">
            <text:p>61816</text:p>
          </table:table-cell>
          <table:table-cell table:number-columns-repeated="907"/>
        </table:table-row>
        <table:table-row table:style-name="ro2">
          <table:table-cell office:value-type="string">
            <text:p>MARCOS JUAREZ</text:p>
          </table:table-cell>
          <table:table-cell office:value-type="string">
            <text:p>VILLA ELISA </text:p>
          </table:table-cell>
          <table:table-cell office:value-type="string">
            <text:p>Comuna</text:p>
          </table:table-cell>
          <table:table-cell office:value-type="float" office:value="10384">
            <text:p>10384</text:p>
          </table:table-cell>
          <table:table-cell office:value-type="float" office:value="12183">
            <text:p>12183</text:p>
          </table:table-cell>
          <table:table-cell office:value-type="float" office:value="11023">
            <text:p>11023</text:p>
          </table:table-cell>
          <table:table-cell office:value-type="float" office:value="11633">
            <text:p>11633</text:p>
          </table:table-cell>
          <table:table-cell office:value-type="float" office:value="12528">
            <text:p>12528</text:p>
          </table:table-cell>
          <table:table-cell office:value-type="float" office:value="13291">
            <text:p>13291</text:p>
          </table:table-cell>
          <table:table-cell office:value-type="float" office:value="12815">
            <text:p>12815</text:p>
          </table:table-cell>
          <table:table-cell office:value-type="float" office:value="12413">
            <text:p>12413</text:p>
          </table:table-cell>
          <table:table-cell office:value-type="float" office:value="12492">
            <text:p>12492</text:p>
          </table:table-cell>
          <table:table-cell office:value-type="float" office:value="13282">
            <text:p>13282</text:p>
          </table:table-cell>
          <table:table-cell office:value-type="float" office:value="12778">
            <text:p>12778</text:p>
          </table:table-cell>
          <table:table-cell office:value-type="float" office:value="13767">
            <text:p>13767</text:p>
          </table:table-cell>
          <table:table-cell office:value-type="float" office:value="13603">
            <text:p>13603</text:p>
          </table:table-cell>
          <table:table-cell office:value-type="float" office:value="15098">
            <text:p>15098</text:p>
          </table:table-cell>
          <table:table-cell office:value-type="float" office:value="14359">
            <text:p>14359</text:p>
          </table:table-cell>
          <table:table-cell office:value-type="float" office:value="14562">
            <text:p>14562</text:p>
          </table:table-cell>
          <table:table-cell office:value-type="float" office:value="17459">
            <text:p>17459</text:p>
          </table:table-cell>
          <table:table-cell office:value-type="float" office:value="18276">
            <text:p>18276</text:p>
          </table:table-cell>
          <table:table-cell office:value-type="float" office:value="17193">
            <text:p>17193</text:p>
          </table:table-cell>
          <table:table-cell office:value-type="float" office:value="16635">
            <text:p>16635</text:p>
          </table:table-cell>
          <table:table-cell office:value-type="float" office:value="17517">
            <text:p>17517</text:p>
          </table:table-cell>
          <table:table-cell office:value-type="float" office:value="16728">
            <text:p>16728</text:p>
          </table:table-cell>
          <table:table-cell office:value-type="float" office:value="17787">
            <text:p>17787</text:p>
          </table:table-cell>
          <table:table-cell office:value-type="float" office:value="15484">
            <text:p>15484</text:p>
          </table:table-cell>
          <table:table-cell office:value-type="float" office:value="20030">
            <text:p>20030</text:p>
          </table:table-cell>
          <table:table-cell office:value-type="float" office:value="19850">
            <text:p>19850</text:p>
          </table:table-cell>
          <table:table-cell office:value-type="float" office:value="20132">
            <text:p>20132</text:p>
          </table:table-cell>
          <table:table-cell office:value-type="float" office:value="19447">
            <text:p>19447</text:p>
          </table:table-cell>
          <table:table-cell office:value-type="float" office:value="23983">
            <text:p>23983</text:p>
          </table:table-cell>
          <table:table-cell office:value-type="float" office:value="24067">
            <text:p>24067</text:p>
          </table:table-cell>
          <table:table-cell office:value-type="float" office:value="38921.21">
            <text:p>38921,21</text:p>
          </table:table-cell>
          <table:table-cell office:value-type="float" office:value="39710.53">
            <text:p>39710,53</text:p>
          </table:table-cell>
          <table:table-cell office:value-type="float" office:value="40464.81">
            <text:p>40464,81</text:p>
          </table:table-cell>
          <table:table-cell office:value-type="float" office:value="23035.69">
            <text:p>23035,69</text:p>
          </table:table-cell>
          <table:table-cell office:value-type="float" office:value="25679.32">
            <text:p>25679,32</text:p>
          </table:table-cell>
          <table:table-cell office:value-type="float" office:value="24857">
            <text:p>24857</text:p>
          </table:table-cell>
          <table:table-cell office:value-type="float" office:value="27869">
            <text:p>27869</text:p>
          </table:table-cell>
          <table:table-cell office:value-type="float" office:value="24092">
            <text:p>24092</text:p>
          </table:table-cell>
          <table:table-cell office:value-type="float" office:value="23705">
            <text:p>23705</text:p>
          </table:table-cell>
          <table:table-cell office:value-type="float" office:value="22650">
            <text:p>22650</text:p>
          </table:table-cell>
          <table:table-cell office:value-type="float" office:value="29622">
            <text:p>29622</text:p>
          </table:table-cell>
          <table:table-cell office:value-type="float" office:value="29376">
            <text:p>29376</text:p>
          </table:table-cell>
          <table:table-cell office:value-type="float" office:value="27390">
            <text:p>27390</text:p>
          </table:table-cell>
          <table:table-cell office:value-type="float" office:value="29292">
            <text:p>29292</text:p>
          </table:table-cell>
          <table:table-cell office:value-type="float" office:value="28463">
            <text:p>28463</text:p>
          </table:table-cell>
          <table:table-cell office:value-type="float" office:value="30762.7">
            <text:p>30762,7</text:p>
          </table:table-cell>
          <table:table-cell office:value-type="float" office:value="31472.8">
            <text:p>31472,8</text:p>
          </table:table-cell>
          <table:table-cell office:value-type="float" office:value="30676.2">
            <text:p>30676,2</text:p>
          </table:table-cell>
          <table:table-cell office:value-type="float" office:value="33928.8">
            <text:p>33928,8</text:p>
          </table:table-cell>
          <table:table-cell office:value-type="float" office:value="36571.4">
            <text:p>36571,4</text:p>
          </table:table-cell>
          <table:table-cell office:value-type="float" office:value="32242.9">
            <text:p>32242,9</text:p>
          </table:table-cell>
          <table:table-cell office:value-type="float" office:value="33731">
            <text:p>33731</text:p>
          </table:table-cell>
          <table:table-cell office:value-type="float" office:value="39992">
            <text:p>39992</text:p>
          </table:table-cell>
          <table:table-cell office:value-type="float" office:value="40674">
            <text:p>40674</text:p>
          </table:table-cell>
          <table:table-cell office:value-type="float" office:value="39597.12">
            <text:p>39597,12</text:p>
          </table:table-cell>
          <table:table-cell office:value-type="float" office:value="40297.74">
            <text:p>40297,74</text:p>
          </table:table-cell>
          <table:table-cell office:value-type="float" office:value="39051.64">
            <text:p>39051,64</text:p>
          </table:table-cell>
          <table:table-cell office:value-type="float" office:value="40501.97">
            <text:p>40501,97</text:p>
          </table:table-cell>
          <table:table-cell office:value-type="float" office:value="42106.71">
            <text:p>42106,71</text:p>
          </table:table-cell>
          <table:table-cell office:value-type="float" office:value="41040.77">
            <text:p>41040,77</text:p>
          </table:table-cell>
          <table:table-cell office:value-type="float" office:value="48363.04">
            <text:p>48363,04</text:p>
          </table:table-cell>
          <table:table-cell office:value-type="float" office:value="51471.52">
            <text:p>51471,52</text:p>
          </table:table-cell>
          <table:table-cell office:value-type="float" office:value="43299.1">
            <text:p>43299,1</text:p>
          </table:table-cell>
          <table:table-cell office:value-type="float" office:value="46506">
            <text:p>46506</text:p>
          </table:table-cell>
          <table:table-cell table:number-columns-repeated="907"/>
        </table:table-row>
        <table:table-row table:style-name="ro2">
          <table:table-cell office:value-type="string">
            <text:p>ISCHILIN</text:p>
          </table:table-cell>
          <table:table-cell office:value-type="string">
            <text:p>VILLA GUTIERREZ </text:p>
          </table:table-cell>
          <table:table-cell office:value-type="string">
            <text:p>Comuna</text:p>
          </table:table-cell>
          <table:table-cell office:value-type="float" office:value="17296">
            <text:p>17296</text:p>
          </table:table-cell>
          <table:table-cell office:value-type="float" office:value="20295">
            <text:p>20295</text:p>
          </table:table-cell>
          <table:table-cell office:value-type="float" office:value="18361">
            <text:p>18361</text:p>
          </table:table-cell>
          <table:table-cell office:value-type="float" office:value="19377">
            <text:p>19377</text:p>
          </table:table-cell>
          <table:table-cell office:value-type="float" office:value="20867">
            <text:p>20867</text:p>
          </table:table-cell>
          <table:table-cell office:value-type="float" office:value="22139">
            <text:p>22139</text:p>
          </table:table-cell>
          <table:table-cell office:value-type="float" office:value="21347">
            <text:p>21347</text:p>
          </table:table-cell>
          <table:table-cell office:value-type="float" office:value="20676">
            <text:p>20676</text:p>
          </table:table-cell>
          <table:table-cell office:value-type="float" office:value="20808">
            <text:p>20808</text:p>
          </table:table-cell>
          <table:table-cell office:value-type="float" office:value="22124">
            <text:p>22124</text:p>
          </table:table-cell>
          <table:table-cell office:value-type="float" office:value="21284">
            <text:p>21284</text:p>
          </table:table-cell>
          <table:table-cell office:value-type="float" office:value="22933">
            <text:p>22933</text:p>
          </table:table-cell>
          <table:table-cell office:value-type="float" office:value="22658">
            <text:p>22658</text:p>
          </table:table-cell>
          <table:table-cell office:value-type="float" office:value="25149">
            <text:p>25149</text:p>
          </table:table-cell>
          <table:table-cell office:value-type="float" office:value="23918">
            <text:p>23918</text:p>
          </table:table-cell>
          <table:table-cell office:value-type="float" office:value="24256">
            <text:p>24256</text:p>
          </table:table-cell>
          <table:table-cell office:value-type="float" office:value="29082">
            <text:p>29082</text:p>
          </table:table-cell>
          <table:table-cell office:value-type="float" office:value="30442">
            <text:p>30442</text:p>
          </table:table-cell>
          <table:table-cell office:value-type="float" office:value="28638">
            <text:p>28638</text:p>
          </table:table-cell>
          <table:table-cell office:value-type="float" office:value="27710">
            <text:p>27710</text:p>
          </table:table-cell>
          <table:table-cell office:value-type="float" office:value="29178">
            <text:p>29178</text:p>
          </table:table-cell>
          <table:table-cell office:value-type="float" office:value="27865">
            <text:p>27865</text:p>
          </table:table-cell>
          <table:table-cell office:value-type="float" office:value="29629">
            <text:p>29629</text:p>
          </table:table-cell>
          <table:table-cell office:value-type="float" office:value="25792">
            <text:p>25792</text:p>
          </table:table-cell>
          <table:table-cell office:value-type="float" office:value="33364">
            <text:p>33364</text:p>
          </table:table-cell>
          <table:table-cell office:value-type="float" office:value="33065">
            <text:p>33065</text:p>
          </table:table-cell>
          <table:table-cell office:value-type="float" office:value="35153">
            <text:p>35153</text:p>
          </table:table-cell>
          <table:table-cell office:value-type="float" office:value="32917">
            <text:p>32917</text:p>
          </table:table-cell>
          <table:table-cell office:value-type="float" office:value="40595">
            <text:p>40595</text:p>
          </table:table-cell>
          <table:table-cell office:value-type="float" office:value="40739">
            <text:p>40739</text:p>
          </table:table-cell>
          <table:table-cell office:value-type="float" office:value="63466.14">
            <text:p>63466,14</text:p>
          </table:table-cell>
          <table:table-cell office:value-type="float" office:value="64753.23">
            <text:p>64753,23</text:p>
          </table:table-cell>
          <table:table-cell office:value-type="float" office:value="65983.18">
            <text:p>65983,18</text:p>
          </table:table-cell>
          <table:table-cell office:value-type="float" office:value="38992.27">
            <text:p>38992,27</text:p>
          </table:table-cell>
          <table:table-cell office:value-type="float" office:value="43467.12">
            <text:p>43467,12</text:p>
          </table:table-cell>
          <table:table-cell office:value-type="float" office:value="42075.19">
            <text:p>42075,19</text:p>
          </table:table-cell>
          <table:table-cell office:value-type="float" office:value="47174">
            <text:p>47174</text:p>
          </table:table-cell>
          <table:table-cell office:value-type="float" office:value="40781">
            <text:p>40781</text:p>
          </table:table-cell>
          <table:table-cell office:value-type="float" office:value="40125">
            <text:p>40125</text:p>
          </table:table-cell>
          <table:table-cell office:value-type="float" office:value="38340">
            <text:p>38340</text:p>
          </table:table-cell>
          <table:table-cell office:value-type="float" office:value="50141">
            <text:p>50141</text:p>
          </table:table-cell>
          <table:table-cell office:value-type="float" office:value="49724">
            <text:p>49724</text:p>
          </table:table-cell>
          <table:table-cell office:value-type="float" office:value="46362">
            <text:p>46362</text:p>
          </table:table-cell>
          <table:table-cell office:value-type="float" office:value="49582">
            <text:p>49582</text:p>
          </table:table-cell>
          <table:table-cell office:value-type="float" office:value="48179">
            <text:p>48179</text:p>
          </table:table-cell>
          <table:table-cell office:value-type="float" office:value="52071.7">
            <text:p>52071,7</text:p>
          </table:table-cell>
          <table:table-cell office:value-type="float" office:value="53273.7">
            <text:p>53273,7</text:p>
          </table:table-cell>
          <table:table-cell office:value-type="float" office:value="51925.3">
            <text:p>51925,3</text:p>
          </table:table-cell>
          <table:table-cell office:value-type="float" office:value="57431">
            <text:p>57431</text:p>
          </table:table-cell>
          <table:table-cell office:value-type="float" office:value="61904">
            <text:p>61904</text:p>
          </table:table-cell>
          <table:table-cell office:value-type="float" office:value="54577.2">
            <text:p>54577,2</text:p>
          </table:table-cell>
          <table:table-cell office:value-type="float" office:value="57096">
            <text:p>57096</text:p>
          </table:table-cell>
          <table:table-cell office:value-type="float" office:value="67695">
            <text:p>67695</text:p>
          </table:table-cell>
          <table:table-cell office:value-type="float" office:value="68848">
            <text:p>68848</text:p>
          </table:table-cell>
          <table:table-cell office:value-type="float" office:value="67025.65">
            <text:p>67025,65</text:p>
          </table:table-cell>
          <table:table-cell office:value-type="float" office:value="68211.57">
            <text:p>68211,57</text:p>
          </table:table-cell>
          <table:table-cell office:value-type="float" office:value="66102.32">
            <text:p>66102,32</text:p>
          </table:table-cell>
          <table:table-cell office:value-type="float" office:value="68557.27">
            <text:p>68557,27</text:p>
          </table:table-cell>
          <table:table-cell office:value-type="float" office:value="71273.59">
            <text:p>71273,59</text:p>
          </table:table-cell>
          <table:table-cell office:value-type="float" office:value="69469.29">
            <text:p>69469,29</text:p>
          </table:table-cell>
          <table:table-cell office:value-type="float" office:value="81863.62">
            <text:p>81863,62</text:p>
          </table:table-cell>
          <table:table-cell office:value-type="float" office:value="87125.31">
            <text:p>87125,31</text:p>
          </table:table-cell>
          <table:table-cell office:value-type="float" office:value="73291.94">
            <text:p>73291,94</text:p>
          </table:table-cell>
          <table:table-cell office:value-type="float" office:value="78719">
            <text:p>78719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ILLA LA BOLSA </text:p>
          </table:table-cell>
          <table:table-cell office:value-type="string">
            <text:p>Comuna</text:p>
          </table:table-cell>
          <table:table-cell office:value-type="float" office:value="27688">
            <text:p>27688</text:p>
          </table:table-cell>
          <table:table-cell office:value-type="float" office:value="32489">
            <text:p>32489</text:p>
          </table:table-cell>
          <table:table-cell office:value-type="float" office:value="29394">
            <text:p>29394</text:p>
          </table:table-cell>
          <table:table-cell office:value-type="float" office:value="31022">
            <text:p>31022</text:p>
          </table:table-cell>
          <table:table-cell office:value-type="float" office:value="33406">
            <text:p>33406</text:p>
          </table:table-cell>
          <table:table-cell office:value-type="float" office:value="35441">
            <text:p>35441</text:p>
          </table:table-cell>
          <table:table-cell office:value-type="float" office:value="34174">
            <text:p>34174</text:p>
          </table:table-cell>
          <table:table-cell office:value-type="float" office:value="33100">
            <text:p>33100</text:p>
          </table:table-cell>
          <table:table-cell office:value-type="float" office:value="33311">
            <text:p>33311</text:p>
          </table:table-cell>
          <table:table-cell office:value-type="float" office:value="35417">
            <text:p>35417</text:p>
          </table:table-cell>
          <table:table-cell office:value-type="float" office:value="34073">
            <text:p>34073</text:p>
          </table:table-cell>
          <table:table-cell office:value-type="float" office:value="36713">
            <text:p>36713</text:p>
          </table:table-cell>
          <table:table-cell office:value-type="float" office:value="36274">
            <text:p>36274</text:p>
          </table:table-cell>
          <table:table-cell office:value-type="float" office:value="40261">
            <text:p>40261</text:p>
          </table:table-cell>
          <table:table-cell office:value-type="float" office:value="38289">
            <text:p>38289</text:p>
          </table:table-cell>
          <table:table-cell office:value-type="float" office:value="38830">
            <text:p>38830</text:p>
          </table:table-cell>
          <table:table-cell office:value-type="float" office:value="46558">
            <text:p>46558</text:p>
          </table:table-cell>
          <table:table-cell office:value-type="float" office:value="48734">
            <text:p>48734</text:p>
          </table:table-cell>
          <table:table-cell office:value-type="float" office:value="45847">
            <text:p>45847</text:p>
          </table:table-cell>
          <table:table-cell office:value-type="float" office:value="44360">
            <text:p>44360</text:p>
          </table:table-cell>
          <table:table-cell office:value-type="float" office:value="46710">
            <text:p>46710</text:p>
          </table:table-cell>
          <table:table-cell office:value-type="float" office:value="44608">
            <text:p>44608</text:p>
          </table:table-cell>
          <table:table-cell office:value-type="float" office:value="47432">
            <text:p>47432</text:p>
          </table:table-cell>
          <table:table-cell office:value-type="float" office:value="41291">
            <text:p>41291</text:p>
          </table:table-cell>
          <table:table-cell office:value-type="float" office:value="53412">
            <text:p>53412</text:p>
          </table:table-cell>
          <table:table-cell office:value-type="float" office:value="52932">
            <text:p>52932</text:p>
          </table:table-cell>
          <table:table-cell office:value-type="float" office:value="59298">
            <text:p>59298</text:p>
          </table:table-cell>
          <table:table-cell office:value-type="float" office:value="53676">
            <text:p>53676</text:p>
          </table:table-cell>
          <table:table-cell office:value-type="float" office:value="66196">
            <text:p>66196</text:p>
          </table:table-cell>
          <table:table-cell office:value-type="float" office:value="66430">
            <text:p>66430</text:p>
          </table:table-cell>
          <table:table-cell office:value-type="float" office:value="62167.76">
            <text:p>62167,76</text:p>
          </table:table-cell>
          <table:table-cell office:value-type="float" office:value="63428.52">
            <text:p>63428,52</text:p>
          </table:table-cell>
          <table:table-cell office:value-type="float" office:value="64633.31">
            <text:p>64633,31</text:p>
          </table:table-cell>
          <table:table-cell office:value-type="float" office:value="63582.02">
            <text:p>63582,02</text:p>
          </table:table-cell>
          <table:table-cell office:value-type="float" office:value="70878.84">
            <text:p>70878,84</text:p>
          </table:table-cell>
          <table:table-cell office:value-type="float" office:value="68609.12">
            <text:p>68609,12</text:p>
          </table:table-cell>
          <table:table-cell office:value-type="float" office:value="76923">
            <text:p>76923</text:p>
          </table:table-cell>
          <table:table-cell office:value-type="float" office:value="66498">
            <text:p>66498</text:p>
          </table:table-cell>
          <table:table-cell office:value-type="float" office:value="65430">
            <text:p>65430</text:p>
          </table:table-cell>
          <table:table-cell office:value-type="float" office:value="62519">
            <text:p>62519</text:p>
          </table:table-cell>
          <table:table-cell office:value-type="float" office:value="81761">
            <text:p>81761</text:p>
          </table:table-cell>
          <table:table-cell office:value-type="float" office:value="81081">
            <text:p>81081</text:p>
          </table:table-cell>
          <table:table-cell office:value-type="float" office:value="75600">
            <text:p>75600</text:p>
          </table:table-cell>
          <table:table-cell office:value-type="float" office:value="80850">
            <text:p>80850</text:p>
          </table:table-cell>
          <table:table-cell office:value-type="float" office:value="78562">
            <text:p>78562</text:p>
          </table:table-cell>
          <table:table-cell office:value-type="float" office:value="84909.7">
            <text:p>84909,7</text:p>
          </table:table-cell>
          <table:table-cell office:value-type="float" office:value="86869.8">
            <text:p>86869,8</text:p>
          </table:table-cell>
          <table:table-cell office:value-type="float" office:value="84672.1">
            <text:p>84672,1</text:p>
          </table:table-cell>
          <table:table-cell office:value-type="float" office:value="93648.8">
            <text:p>93648,8</text:p>
          </table:table-cell>
          <table:table-cell office:value-type="float" office:value="100942.6">
            <text:p>100942,6</text:p>
          </table:table-cell>
          <table:table-cell office:value-type="float" office:value="88995.3">
            <text:p>88995,3</text:p>
          </table:table-cell>
          <table:table-cell office:value-type="float" office:value="93103">
            <text:p>93103</text:p>
          </table:table-cell>
          <table:table-cell office:value-type="float" office:value="110385">
            <text:p>110385</text:p>
          </table:table-cell>
          <table:table-cell office:value-type="float" office:value="112266">
            <text:p>112266</text:p>
          </table:table-cell>
          <table:table-cell office:value-type="float" office:value="109294.12">
            <text:p>109294,12</text:p>
          </table:table-cell>
          <table:table-cell office:value-type="float" office:value="111227.92">
            <text:p>111227,92</text:p>
          </table:table-cell>
          <table:table-cell office:value-type="float" office:value="107788.51">
            <text:p>107788,51</text:p>
          </table:table-cell>
          <table:table-cell office:value-type="float" office:value="111791.63">
            <text:p>111791,63</text:p>
          </table:table-cell>
          <table:table-cell office:value-type="float" office:value="116220.95">
            <text:p>116220,95</text:p>
          </table:table-cell>
          <table:table-cell office:value-type="float" office:value="113278.81">
            <text:p>113278,81</text:p>
          </table:table-cell>
          <table:table-cell office:value-type="float" office:value="133489.38">
            <text:p>133489,38</text:p>
          </table:table-cell>
          <table:table-cell office:value-type="float" office:value="142069.26">
            <text:p>142069,26</text:p>
          </table:table-cell>
          <table:table-cell office:value-type="float" office:value="119512.13">
            <text:p>119512,13</text:p>
          </table:table-cell>
          <table:table-cell office:value-type="float" office:value="128362">
            <text:p>128362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ILLA LOS AROMOS </text:p>
          </table:table-cell>
          <table:table-cell office:value-type="string">
            <text:p>Comuna</text:p>
          </table:table-cell>
          <table:table-cell office:value-type="float" office:value="27558">
            <text:p>27558</text:p>
          </table:table-cell>
          <table:table-cell office:value-type="float" office:value="32337">
            <text:p>32337</text:p>
          </table:table-cell>
          <table:table-cell office:value-type="float" office:value="29256">
            <text:p>29256</text:p>
          </table:table-cell>
          <table:table-cell office:value-type="float" office:value="30876">
            <text:p>30876</text:p>
          </table:table-cell>
          <table:table-cell office:value-type="float" office:value="33249">
            <text:p>33249</text:p>
          </table:table-cell>
          <table:table-cell office:value-type="float" office:value="35276">
            <text:p>35276</text:p>
          </table:table-cell>
          <table:table-cell office:value-type="float" office:value="34014">
            <text:p>34014</text:p>
          </table:table-cell>
          <table:table-cell office:value-type="float" office:value="32945">
            <text:p>32945</text:p>
          </table:table-cell>
          <table:table-cell office:value-type="float" office:value="33155">
            <text:p>33155</text:p>
          </table:table-cell>
          <table:table-cell office:value-type="float" office:value="35252">
            <text:p>35252</text:p>
          </table:table-cell>
          <table:table-cell office:value-type="float" office:value="33914">
            <text:p>33914</text:p>
          </table:table-cell>
          <table:table-cell office:value-type="float" office:value="36541">
            <text:p>36541</text:p>
          </table:table-cell>
          <table:table-cell office:value-type="float" office:value="36104">
            <text:p>36104</text:p>
          </table:table-cell>
          <table:table-cell office:value-type="float" office:value="40073">
            <text:p>40073</text:p>
          </table:table-cell>
          <table:table-cell office:value-type="float" office:value="38110">
            <text:p>38110</text:p>
          </table:table-cell>
          <table:table-cell office:value-type="float" office:value="38649">
            <text:p>38649</text:p>
          </table:table-cell>
          <table:table-cell office:value-type="float" office:value="46340">
            <text:p>46340</text:p>
          </table:table-cell>
          <table:table-cell office:value-type="float" office:value="48506">
            <text:p>48506</text:p>
          </table:table-cell>
          <table:table-cell office:value-type="float" office:value="45632">
            <text:p>45632</text:p>
          </table:table-cell>
          <table:table-cell office:value-type="float" office:value="44152">
            <text:p>44152</text:p>
          </table:table-cell>
          <table:table-cell office:value-type="float" office:value="46492">
            <text:p>46492</text:p>
          </table:table-cell>
          <table:table-cell office:value-type="float" office:value="44400">
            <text:p>44400</text:p>
          </table:table-cell>
          <table:table-cell office:value-type="float" office:value="47211">
            <text:p>47211</text:p>
          </table:table-cell>
          <table:table-cell office:value-type="float" office:value="41098">
            <text:p>41098</text:p>
          </table:table-cell>
          <table:table-cell office:value-type="float" office:value="53162">
            <text:p>53162</text:p>
          </table:table-cell>
          <table:table-cell office:value-type="float" office:value="52685">
            <text:p>52685</text:p>
          </table:table-cell>
          <table:table-cell office:value-type="float" office:value="56407">
            <text:p>56407</text:p>
          </table:table-cell>
          <table:table-cell office:value-type="float" office:value="52578">
            <text:p>52578</text:p>
          </table:table-cell>
          <table:table-cell office:value-type="float" office:value="64841">
            <text:p>64841</text:p>
          </table:table-cell>
          <table:table-cell office:value-type="float" office:value="65071">
            <text:p>65071</text:p>
          </table:table-cell>
          <table:table-cell office:value-type="float" office:value="22518.44">
            <text:p>22518,44</text:p>
          </table:table-cell>
          <table:table-cell office:value-type="float" office:value="22975.11">
            <text:p>22975,11</text:p>
          </table:table-cell>
          <table:table-cell office:value-type="float" office:value="23411.51">
            <text:p>23411,51</text:p>
          </table:table-cell>
          <table:table-cell office:value-type="float" office:value="62281.26">
            <text:p>62281,26</text:p>
          </table:table-cell>
          <table:table-cell office:value-type="float" office:value="69428.81">
            <text:p>69428,81</text:p>
          </table:table-cell>
          <table:table-cell office:value-type="float" office:value="67205.52">
            <text:p>67205,52</text:p>
          </table:table-cell>
          <table:table-cell office:value-type="float" office:value="75349">
            <text:p>75349</text:p>
          </table:table-cell>
          <table:table-cell office:value-type="float" office:value="65138">
            <text:p>65138</text:p>
          </table:table-cell>
          <table:table-cell office:value-type="float" office:value="64091">
            <text:p>64091</text:p>
          </table:table-cell>
          <table:table-cell office:value-type="float" office:value="61241">
            <text:p>61241</text:p>
          </table:table-cell>
          <table:table-cell office:value-type="float" office:value="80088">
            <text:p>80088</text:p>
          </table:table-cell>
          <table:table-cell office:value-type="float" office:value="79423">
            <text:p>79423</text:p>
          </table:table-cell>
          <table:table-cell office:value-type="float" office:value="74053">
            <text:p>74053</text:p>
          </table:table-cell>
          <table:table-cell office:value-type="float" office:value="79196">
            <text:p>79196</text:p>
          </table:table-cell>
          <table:table-cell office:value-type="float" office:value="76954">
            <text:p>76954</text:p>
          </table:table-cell>
          <table:table-cell office:value-type="float" office:value="83172.6">
            <text:p>83172,6</text:p>
          </table:table-cell>
          <table:table-cell office:value-type="float" office:value="85092.6">
            <text:p>85092,6</text:p>
          </table:table-cell>
          <table:table-cell office:value-type="float" office:value="82938.9">
            <text:p>82938,9</text:p>
          </table:table-cell>
          <table:table-cell office:value-type="float" office:value="91732.9">
            <text:p>91732,9</text:p>
          </table:table-cell>
          <table:table-cell office:value-type="float" office:value="98877.5">
            <text:p>98877,5</text:p>
          </table:table-cell>
          <table:table-cell office:value-type="float" office:value="87174.7">
            <text:p>87174,7</text:p>
          </table:table-cell>
          <table:table-cell office:value-type="float" office:value="91198">
            <text:p>91198</text:p>
          </table:table-cell>
          <table:table-cell office:value-type="float" office:value="108127">
            <text:p>108127</text:p>
          </table:table-cell>
          <table:table-cell office:value-type="float" office:value="109970">
            <text:p>109970</text:p>
          </table:table-cell>
          <table:table-cell office:value-type="float" office:value="107058.19">
            <text:p>107058,19</text:p>
          </table:table-cell>
          <table:table-cell office:value-type="float" office:value="108952.44">
            <text:p>108952,44</text:p>
          </table:table-cell>
          <table:table-cell office:value-type="float" office:value="105583.39">
            <text:p>105583,39</text:p>
          </table:table-cell>
          <table:table-cell office:value-type="float" office:value="109504.61">
            <text:p>109504,61</text:p>
          </table:table-cell>
          <table:table-cell office:value-type="float" office:value="113843.31">
            <text:p>113843,31</text:p>
          </table:table-cell>
          <table:table-cell office:value-type="float" office:value="110962.36">
            <text:p>110962,36</text:p>
          </table:table-cell>
          <table:table-cell office:value-type="float" office:value="130758.47">
            <text:p>130758,47</text:p>
          </table:table-cell>
          <table:table-cell office:value-type="float" office:value="139162.82">
            <text:p>139162,82</text:p>
          </table:table-cell>
          <table:table-cell office:value-type="float" office:value="117068.17">
            <text:p>117068,17</text:p>
          </table:table-cell>
          <table:table-cell office:value-type="float" office:value="125736">
            <text:p>125736</text:p>
          </table:table-cell>
          <table:table-cell table:number-columns-repeated="907"/>
        </table:table-row>
        <table:table-row table:style-name="ro2">
          <table:table-cell office:value-type="string">
            <text:p>UNION</text:p>
          </table:table-cell>
          <table:table-cell office:value-type="string">
            <text:p>VILLA LOS PATOS </text:p>
          </table:table-cell>
          <table:table-cell office:value-type="string">
            <text:p>Comuna</text:p>
          </table:table-cell>
          <table:table-cell office:value-type="float" office:value="10106">
            <text:p>10106</text:p>
          </table:table-cell>
          <table:table-cell office:value-type="float" office:value="11859">
            <text:p>11859</text:p>
          </table:table-cell>
          <table:table-cell office:value-type="float" office:value="10729">
            <text:p>10729</text:p>
          </table:table-cell>
          <table:table-cell office:value-type="float" office:value="11323">
            <text:p>11323</text:p>
          </table:table-cell>
          <table:table-cell office:value-type="float" office:value="12193">
            <text:p>12193</text:p>
          </table:table-cell>
          <table:table-cell office:value-type="float" office:value="12936">
            <text:p>12936</text:p>
          </table:table-cell>
          <table:table-cell office:value-type="float" office:value="12473">
            <text:p>12473</text:p>
          </table:table-cell>
          <table:table-cell office:value-type="float" office:value="12081">
            <text:p>12081</text:p>
          </table:table-cell>
          <table:table-cell office:value-type="float" office:value="12158">
            <text:p>12158</text:p>
          </table:table-cell>
          <table:table-cell office:value-type="float" office:value="12927">
            <text:p>12927</text:p>
          </table:table-cell>
          <table:table-cell office:value-type="float" office:value="12437">
            <text:p>12437</text:p>
          </table:table-cell>
          <table:table-cell office:value-type="float" office:value="13400">
            <text:p>13400</text:p>
          </table:table-cell>
          <table:table-cell office:value-type="float" office:value="13240">
            <text:p>13240</text:p>
          </table:table-cell>
          <table:table-cell office:value-type="float" office:value="14695">
            <text:p>14695</text:p>
          </table:table-cell>
          <table:table-cell office:value-type="float" office:value="13975">
            <text:p>13975</text:p>
          </table:table-cell>
          <table:table-cell office:value-type="float" office:value="14173">
            <text:p>14173</text:p>
          </table:table-cell>
          <table:table-cell office:value-type="float" office:value="16993">
            <text:p>16993</text:p>
          </table:table-cell>
          <table:table-cell office:value-type="float" office:value="17788">
            <text:p>17788</text:p>
          </table:table-cell>
          <table:table-cell office:value-type="float" office:value="16734">
            <text:p>16734</text:p>
          </table:table-cell>
          <table:table-cell office:value-type="float" office:value="16191">
            <text:p>16191</text:p>
          </table:table-cell>
          <table:table-cell office:value-type="float" office:value="17049">
            <text:p>17049</text:p>
          </table:table-cell>
          <table:table-cell office:value-type="float" office:value="16282">
            <text:p>16282</text:p>
          </table:table-cell>
          <table:table-cell office:value-type="float" office:value="17313">
            <text:p>17313</text:p>
          </table:table-cell>
          <table:table-cell office:value-type="float" office:value="15071">
            <text:p>15071</text:p>
          </table:table-cell>
          <table:table-cell office:value-type="float" office:value="19495">
            <text:p>19495</text:p>
          </table:table-cell>
          <table:table-cell office:value-type="float" office:value="19320">
            <text:p>19320</text:p>
          </table:table-cell>
          <table:table-cell office:value-type="float" office:value="19956">
            <text:p>19956</text:p>
          </table:table-cell>
          <table:table-cell office:value-type="float" office:value="19045">
            <text:p>19045</text:p>
          </table:table-cell>
          <table:table-cell office:value-type="float" office:value="23487">
            <text:p>23487</text:p>
          </table:table-cell>
          <table:table-cell office:value-type="float" office:value="23570">
            <text:p>23570</text:p>
          </table:table-cell>
          <table:table-cell office:value-type="float" office:value="83378.98">
            <text:p>83378,98</text:p>
          </table:table-cell>
          <table:table-cell office:value-type="float" office:value="85069.91">
            <text:p>85069,91</text:p>
          </table:table-cell>
          <table:table-cell office:value-type="float" office:value="86685.76">
            <text:p>86685,76</text:p>
          </table:table-cell>
          <table:table-cell office:value-type="float" office:value="22559.55">
            <text:p>22559,55</text:p>
          </table:table-cell>
          <table:table-cell office:value-type="float" office:value="25148.54">
            <text:p>25148,54</text:p>
          </table:table-cell>
          <table:table-cell office:value-type="float" office:value="24343.22">
            <text:p>24343,22</text:p>
          </table:table-cell>
          <table:table-cell office:value-type="float" office:value="27293">
            <text:p>27293</text:p>
          </table:table-cell>
          <table:table-cell office:value-type="float" office:value="23594">
            <text:p>23594</text:p>
          </table:table-cell>
          <table:table-cell office:value-type="float" office:value="23215">
            <text:p>23215</text:p>
          </table:table-cell>
          <table:table-cell office:value-type="float" office:value="22182">
            <text:p>22182</text:p>
          </table:table-cell>
          <table:table-cell office:value-type="float" office:value="29010">
            <text:p>29010</text:p>
          </table:table-cell>
          <table:table-cell office:value-type="float" office:value="28768">
            <text:p>28768</text:p>
          </table:table-cell>
          <table:table-cell office:value-type="float" office:value="26824">
            <text:p>26824</text:p>
          </table:table-cell>
          <table:table-cell office:value-type="float" office:value="28686">
            <text:p>28686</text:p>
          </table:table-cell>
          <table:table-cell office:value-type="float" office:value="27874">
            <text:p>27874</text:p>
          </table:table-cell>
          <table:table-cell office:value-type="float" office:value="30126.8">
            <text:p>30126,8</text:p>
          </table:table-cell>
          <table:table-cell office:value-type="float" office:value="30822.3">
            <text:p>30822,3</text:p>
          </table:table-cell>
          <table:table-cell office:value-type="float" office:value="30042.2">
            <text:p>30042,2</text:p>
          </table:table-cell>
          <table:table-cell office:value-type="float" office:value="33227.5">
            <text:p>33227,5</text:p>
          </table:table-cell>
          <table:table-cell office:value-type="float" office:value="35815.5">
            <text:p>35815,5</text:p>
          </table:table-cell>
          <table:table-cell office:value-type="float" office:value="31576.5">
            <text:p>31576,5</text:p>
          </table:table-cell>
          <table:table-cell office:value-type="float" office:value="33034">
            <text:p>33034</text:p>
          </table:table-cell>
          <table:table-cell office:value-type="float" office:value="39166">
            <text:p>39166</text:p>
          </table:table-cell>
          <table:table-cell office:value-type="float" office:value="39833">
            <text:p>39833</text:p>
          </table:table-cell>
          <table:table-cell office:value-type="float" office:value="38778.68">
            <text:p>38778,68</text:p>
          </table:table-cell>
          <table:table-cell office:value-type="float" office:value="39464.81">
            <text:p>39464,81</text:p>
          </table:table-cell>
          <table:table-cell office:value-type="float" office:value="38244.47">
            <text:p>38244,47</text:p>
          </table:table-cell>
          <table:table-cell office:value-type="float" office:value="39664.82">
            <text:p>39664,82</text:p>
          </table:table-cell>
          <table:table-cell office:value-type="float" office:value="41236.39">
            <text:p>41236,39</text:p>
          </table:table-cell>
          <table:table-cell office:value-type="float" office:value="40192.49">
            <text:p>40192,49</text:p>
          </table:table-cell>
          <table:table-cell office:value-type="float" office:value="47363.41">
            <text:p>47363,41</text:p>
          </table:table-cell>
          <table:table-cell office:value-type="float" office:value="50407.64">
            <text:p>50407,64</text:p>
          </table:table-cell>
          <table:table-cell office:value-type="float" office:value="42404.14">
            <text:p>42404,14</text:p>
          </table:table-cell>
          <table:table-cell office:value-type="float" office:value="45544">
            <text:p>45544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VILLA PARQUE SIQUIMAN </text:p>
          </table:table-cell>
          <table:table-cell office:value-type="string">
            <text:p>Comuna</text:p>
          </table:table-cell>
          <table:table-cell office:value-type="float" office:value="36568">
            <text:p>36568</text:p>
          </table:table-cell>
          <table:table-cell office:value-type="float" office:value="42909">
            <text:p>42909</text:p>
          </table:table-cell>
          <table:table-cell office:value-type="float" office:value="38820">
            <text:p>38820</text:p>
          </table:table-cell>
          <table:table-cell office:value-type="float" office:value="40969">
            <text:p>40969</text:p>
          </table:table-cell>
          <table:table-cell office:value-type="float" office:value="44119">
            <text:p>44119</text:p>
          </table:table-cell>
          <table:table-cell office:value-type="float" office:value="46808">
            <text:p>46808</text:p>
          </table:table-cell>
          <table:table-cell office:value-type="float" office:value="45133">
            <text:p>45133</text:p>
          </table:table-cell>
          <table:table-cell office:value-type="float" office:value="43715">
            <text:p>43715</text:p>
          </table:table-cell>
          <table:table-cell office:value-type="float" office:value="43993">
            <text:p>43993</text:p>
          </table:table-cell>
          <table:table-cell office:value-type="float" office:value="46775">
            <text:p>46775</text:p>
          </table:table-cell>
          <table:table-cell office:value-type="float" office:value="45000">
            <text:p>45000</text:p>
          </table:table-cell>
          <table:table-cell office:value-type="float" office:value="48486">
            <text:p>48486</text:p>
          </table:table-cell>
          <table:table-cell office:value-type="float" office:value="47906">
            <text:p>47906</text:p>
          </table:table-cell>
          <table:table-cell office:value-type="float" office:value="53172">
            <text:p>53172</text:p>
          </table:table-cell>
          <table:table-cell office:value-type="float" office:value="50568">
            <text:p>50568</text:p>
          </table:table-cell>
          <table:table-cell office:value-type="float" office:value="51283">
            <text:p>51283</text:p>
          </table:table-cell>
          <table:table-cell office:value-type="float" office:value="61488">
            <text:p>61488</text:p>
          </table:table-cell>
          <table:table-cell office:value-type="float" office:value="64363">
            <text:p>64363</text:p>
          </table:table-cell>
          <table:table-cell office:value-type="float" office:value="60549">
            <text:p>60549</text:p>
          </table:table-cell>
          <table:table-cell office:value-type="float" office:value="58586">
            <text:p>58586</text:p>
          </table:table-cell>
          <table:table-cell office:value-type="float" office:value="61690">
            <text:p>61690</text:p>
          </table:table-cell>
          <table:table-cell office:value-type="float" office:value="58914">
            <text:p>58914</text:p>
          </table:table-cell>
          <table:table-cell office:value-type="float" office:value="62644">
            <text:p>62644</text:p>
          </table:table-cell>
          <table:table-cell office:value-type="float" office:value="54532">
            <text:p>54532</text:p>
          </table:table-cell>
          <table:table-cell office:value-type="float" office:value="70541">
            <text:p>70541</text:p>
          </table:table-cell>
          <table:table-cell office:value-type="float" office:value="69908">
            <text:p>69908</text:p>
          </table:table-cell>
          <table:table-cell office:value-type="float" office:value="77165">
            <text:p>77165</text:p>
          </table:table-cell>
          <table:table-cell office:value-type="float" office:value="70517">
            <text:p>70517</text:p>
          </table:table-cell>
          <table:table-cell office:value-type="float" office:value="86965">
            <text:p>86965</text:p>
          </table:table-cell>
          <table:table-cell office:value-type="float" office:value="87273">
            <text:p>87273</text:p>
          </table:table-cell>
          <table:table-cell office:value-type="float" office:value="26320.26">
            <text:p>26320,26</text:p>
          </table:table-cell>
          <table:table-cell office:value-type="float" office:value="26854.03">
            <text:p>26854,03</text:p>
          </table:table-cell>
          <table:table-cell office:value-type="float" office:value="27364.11">
            <text:p>27364,11</text:p>
          </table:table-cell>
          <table:table-cell office:value-type="float" office:value="83531.22">
            <text:p>83531,22</text:p>
          </table:table-cell>
          <table:table-cell office:value-type="float" office:value="93117.46">
            <text:p>93117,46</text:p>
          </table:table-cell>
          <table:table-cell office:value-type="float" office:value="90135.6">
            <text:p>90135,6</text:p>
          </table:table-cell>
          <table:table-cell office:value-type="float" office:value="101058">
            <text:p>101058</text:p>
          </table:table-cell>
          <table:table-cell office:value-type="float" office:value="87363">
            <text:p>87363</text:p>
          </table:table-cell>
          <table:table-cell office:value-type="float" office:value="85959">
            <text:p>85959</text:p>
          </table:table-cell>
          <table:table-cell office:value-type="float" office:value="82134">
            <text:p>82134</text:p>
          </table:table-cell>
          <table:table-cell office:value-type="float" office:value="107414">
            <text:p>107414</text:p>
          </table:table-cell>
          <table:table-cell office:value-type="float" office:value="106521">
            <text:p>106521</text:p>
          </table:table-cell>
          <table:table-cell office:value-type="float" office:value="99320">
            <text:p>99320</text:p>
          </table:table-cell>
          <table:table-cell office:value-type="float" office:value="106217">
            <text:p>106217</text:p>
          </table:table-cell>
          <table:table-cell office:value-type="float" office:value="103211">
            <text:p>103211</text:p>
          </table:table-cell>
          <table:table-cell office:value-type="float" office:value="111550.6">
            <text:p>111550,6</text:p>
          </table:table-cell>
          <table:table-cell office:value-type="float" office:value="114125.6">
            <text:p>114125,6</text:p>
          </table:table-cell>
          <table:table-cell office:value-type="float" office:value="111237.1">
            <text:p>111237,1</text:p>
          </table:table-cell>
          <table:table-cell office:value-type="float" office:value="123031.6">
            <text:p>123031,6</text:p>
          </table:table-cell>
          <table:table-cell office:value-type="float" office:value="132613.8">
            <text:p>132613,8</text:p>
          </table:table-cell>
          <table:table-cell office:value-type="float" office:value="116918.1">
            <text:p>116918,1</text:p>
          </table:table-cell>
          <table:table-cell office:value-type="float" office:value="122314">
            <text:p>122314</text:p>
          </table:table-cell>
          <table:table-cell office:value-type="float" office:value="145019">
            <text:p>145019</text:p>
          </table:table-cell>
          <table:table-cell office:value-type="float" office:value="147490">
            <text:p>147490</text:p>
          </table:table-cell>
          <table:table-cell office:value-type="float" office:value="143585.74">
            <text:p>143585,74</text:p>
          </table:table-cell>
          <table:table-cell office:value-type="float" office:value="146126.29">
            <text:p>146126,29</text:p>
          </table:table-cell>
          <table:table-cell office:value-type="float" office:value="141607.74">
            <text:p>141607,74</text:p>
          </table:table-cell>
          <table:table-cell office:value-type="float" office:value="146866.86">
            <text:p>146866,86</text:p>
          </table:table-cell>
          <table:table-cell office:value-type="float" office:value="152685.9">
            <text:p>152685,9</text:p>
          </table:table-cell>
          <table:table-cell office:value-type="float" office:value="148820.65">
            <text:p>148820,65</text:p>
          </table:table-cell>
          <table:table-cell office:value-type="float" office:value="175372.4">
            <text:p>175372,4</text:p>
          </table:table-cell>
          <table:table-cell office:value-type="float" office:value="186644.25">
            <text:p>186644,25</text:p>
          </table:table-cell>
          <table:table-cell office:value-type="float" office:value="157009.71">
            <text:p>157009,71</text:p>
          </table:table-cell>
          <table:table-cell office:value-type="float" office:value="168637">
            <text:p>168637</text:p>
          </table:table-cell>
          <table:table-cell table:number-columns-repeated="907"/>
        </table:table-row>
        <table:table-row table:style-name="ro2">
          <table:table-cell office:value-type="string">
            <text:p>CALAMUCHITA</text:p>
          </table:table-cell>
          <table:table-cell office:value-type="string">
            <text:p>VILLA QUILLINZO </text:p>
          </table:table-cell>
          <table:table-cell office:value-type="string">
            <text:p>Comuna</text:p>
          </table:table-cell>
          <table:table-cell office:value-type="float" office:value="11698">
            <text:p>11698</text:p>
          </table:table-cell>
          <table:table-cell office:value-type="float" office:value="13727">
            <text:p>13727</text:p>
          </table:table-cell>
          <table:table-cell office:value-type="float" office:value="12418">
            <text:p>12418</text:p>
          </table:table-cell>
          <table:table-cell office:value-type="float" office:value="13106">
            <text:p>13106</text:p>
          </table:table-cell>
          <table:table-cell office:value-type="float" office:value="14114">
            <text:p>14114</text:p>
          </table:table-cell>
          <table:table-cell office:value-type="float" office:value="14974">
            <text:p>14974</text:p>
          </table:table-cell>
          <table:table-cell office:value-type="float" office:value="14438">
            <text:p>14438</text:p>
          </table:table-cell>
          <table:table-cell office:value-type="float" office:value="13984">
            <text:p>13984</text:p>
          </table:table-cell>
          <table:table-cell office:value-type="float" office:value="14074">
            <text:p>14074</text:p>
          </table:table-cell>
          <table:table-cell office:value-type="float" office:value="14964">
            <text:p>14964</text:p>
          </table:table-cell>
          <table:table-cell office:value-type="float" office:value="14396">
            <text:p>14396</text:p>
          </table:table-cell>
          <table:table-cell office:value-type="float" office:value="15511">
            <text:p>15511</text:p>
          </table:table-cell>
          <table:table-cell office:value-type="float" office:value="15325">
            <text:p>15325</text:p>
          </table:table-cell>
          <table:table-cell office:value-type="float" office:value="17010">
            <text:p>17010</text:p>
          </table:table-cell>
          <table:table-cell office:value-type="float" office:value="16177">
            <text:p>16177</text:p>
          </table:table-cell>
          <table:table-cell office:value-type="float" office:value="16406">
            <text:p>16406</text:p>
          </table:table-cell>
          <table:table-cell office:value-type="float" office:value="19670">
            <text:p>19670</text:p>
          </table:table-cell>
          <table:table-cell office:value-type="float" office:value="20590">
            <text:p>20590</text:p>
          </table:table-cell>
          <table:table-cell office:value-type="float" office:value="19370">
            <text:p>19370</text:p>
          </table:table-cell>
          <table:table-cell office:value-type="float" office:value="18742">
            <text:p>18742</text:p>
          </table:table-cell>
          <table:table-cell office:value-type="float" office:value="19735">
            <text:p>19735</text:p>
          </table:table-cell>
          <table:table-cell office:value-type="float" office:value="18847">
            <text:p>18847</text:p>
          </table:table-cell>
          <table:table-cell office:value-type="float" office:value="20040">
            <text:p>20040</text:p>
          </table:table-cell>
          <table:table-cell office:value-type="float" office:value="17445">
            <text:p>17445</text:p>
          </table:table-cell>
          <table:table-cell office:value-type="float" office:value="22566">
            <text:p>22566</text:p>
          </table:table-cell>
          <table:table-cell office:value-type="float" office:value="22364">
            <text:p>22364</text:p>
          </table:table-cell>
          <table:table-cell office:value-type="float" office:value="23764">
            <text:p>23764</text:p>
          </table:table-cell>
          <table:table-cell office:value-type="float" office:value="22260">
            <text:p>22260</text:p>
          </table:table-cell>
          <table:table-cell office:value-type="float" office:value="27452">
            <text:p>27452</text:p>
          </table:table-cell>
          <table:table-cell office:value-type="float" office:value="27549">
            <text:p>27549</text:p>
          </table:table-cell>
          <table:table-cell office:value-type="float" office:value="25311.35">
            <text:p>25311,35</text:p>
          </table:table-cell>
          <table:table-cell office:value-type="float" office:value="25824.67">
            <text:p>25824,67</text:p>
          </table:table-cell>
          <table:table-cell office:value-type="float" office:value="26315.19">
            <text:p>26315,19</text:p>
          </table:table-cell>
          <table:table-cell office:value-type="float" office:value="26368.31">
            <text:p>26368,31</text:p>
          </table:table-cell>
          <table:table-cell office:value-type="float" office:value="29394.4">
            <text:p>29394,4</text:p>
          </table:table-cell>
          <table:table-cell office:value-type="float" office:value="28453.12">
            <text:p>28453,12</text:p>
          </table:table-cell>
          <table:table-cell office:value-type="float" office:value="31901">
            <text:p>31901</text:p>
          </table:table-cell>
          <table:table-cell office:value-type="float" office:value="27578">
            <text:p>27578</text:p>
          </table:table-cell>
          <table:table-cell office:value-type="float" office:value="27135">
            <text:p>27135</text:p>
          </table:table-cell>
          <table:table-cell office:value-type="float" office:value="25927">
            <text:p>25927</text:p>
          </table:table-cell>
          <table:table-cell office:value-type="float" office:value="33907">
            <text:p>33907</text:p>
          </table:table-cell>
          <table:table-cell office:value-type="float" office:value="33625">
            <text:p>33625</text:p>
          </table:table-cell>
          <table:table-cell office:value-type="float" office:value="31352">
            <text:p>31352</text:p>
          </table:table-cell>
          <table:table-cell office:value-type="float" office:value="33529">
            <text:p>33529</text:p>
          </table:table-cell>
          <table:table-cell office:value-type="float" office:value="32581">
            <text:p>32581</text:p>
          </table:table-cell>
          <table:table-cell office:value-type="float" office:value="35213.2">
            <text:p>35213,2</text:p>
          </table:table-cell>
          <table:table-cell office:value-type="float" office:value="36026.1">
            <text:p>36026,1</text:p>
          </table:table-cell>
          <table:table-cell office:value-type="float" office:value="35114.2">
            <text:p>35114,2</text:p>
          </table:table-cell>
          <table:table-cell office:value-type="float" office:value="38837.4">
            <text:p>38837,4</text:p>
          </table:table-cell>
          <table:table-cell office:value-type="float" office:value="41862.2">
            <text:p>41862,2</text:p>
          </table:table-cell>
          <table:table-cell office:value-type="float" office:value="36907.6">
            <text:p>36907,6</text:p>
          </table:table-cell>
          <table:table-cell office:value-type="float" office:value="38611">
            <text:p>38611</text:p>
          </table:table-cell>
          <table:table-cell office:value-type="float" office:value="45778">
            <text:p>45778</text:p>
          </table:table-cell>
          <table:table-cell office:value-type="float" office:value="46558">
            <text:p>46558</text:p>
          </table:table-cell>
          <table:table-cell office:value-type="float" office:value="45325.74">
            <text:p>45325,74</text:p>
          </table:table-cell>
          <table:table-cell office:value-type="float" office:value="46127.71">
            <text:p>46127,71</text:p>
          </table:table-cell>
          <table:table-cell office:value-type="float" office:value="44701.34">
            <text:p>44701,34</text:p>
          </table:table-cell>
          <table:table-cell office:value-type="float" office:value="46361.49">
            <text:p>46361,49</text:p>
          </table:table-cell>
          <table:table-cell office:value-type="float" office:value="48198.38">
            <text:p>48198,38</text:p>
          </table:table-cell>
          <table:table-cell office:value-type="float" office:value="46978.24">
            <text:p>46978,24</text:p>
          </table:table-cell>
          <table:table-cell office:value-type="float" office:value="55359.83">
            <text:p>55359,83</text:p>
          </table:table-cell>
          <table:table-cell office:value-type="float" office:value="58918.02">
            <text:p>58918,02</text:p>
          </table:table-cell>
          <table:table-cell office:value-type="float" office:value="49563.28">
            <text:p>49563,28</text:p>
          </table:table-cell>
          <table:table-cell office:value-type="float" office:value="53234">
            <text:p>53234</text:p>
          </table:table-cell>
          <table:table-cell table:number-columns-repeated="907"/>
        </table:table-row>
        <table:table-row table:style-name="ro2">
          <table:table-cell office:value-type="string">
            <text:p>SAN JUSTO</text:p>
          </table:table-cell>
          <table:table-cell office:value-type="string">
            <text:p>VILLA SAN ESTEBAN </text:p>
          </table:table-cell>
          <table:table-cell office:value-type="string">
            <text:p>Comuna</text:p>
          </table:table-cell>
          <table:table-cell office:value-type="float" office:value="11237">
            <text:p>11237</text:p>
          </table:table-cell>
          <table:table-cell office:value-type="float" office:value="13186">
            <text:p>13186</text:p>
          </table:table-cell>
          <table:table-cell office:value-type="float" office:value="11930">
            <text:p>11930</text:p>
          </table:table-cell>
          <table:table-cell office:value-type="float" office:value="12590">
            <text:p>12590</text:p>
          </table:table-cell>
          <table:table-cell office:value-type="float" office:value="13558">
            <text:p>13558</text:p>
          </table:table-cell>
          <table:table-cell office:value-type="float" office:value="14384">
            <text:p>14384</text:p>
          </table:table-cell>
          <table:table-cell office:value-type="float" office:value="13869">
            <text:p>13869</text:p>
          </table:table-cell>
          <table:table-cell office:value-type="float" office:value="13433">
            <text:p>13433</text:p>
          </table:table-cell>
          <table:table-cell office:value-type="float" office:value="13519">
            <text:p>13519</text:p>
          </table:table-cell>
          <table:table-cell office:value-type="float" office:value="14374">
            <text:p>14374</text:p>
          </table:table-cell>
          <table:table-cell office:value-type="float" office:value="13828">
            <text:p>13828</text:p>
          </table:table-cell>
          <table:table-cell office:value-type="float" office:value="14900">
            <text:p>14900</text:p>
          </table:table-cell>
          <table:table-cell office:value-type="float" office:value="14722">
            <text:p>14722</text:p>
          </table:table-cell>
          <table:table-cell office:value-type="float" office:value="16340">
            <text:p>16340</text:p>
          </table:table-cell>
          <table:table-cell office:value-type="float" office:value="15540">
            <text:p>15540</text:p>
          </table:table-cell>
          <table:table-cell office:value-type="float" office:value="15759">
            <text:p>15759</text:p>
          </table:table-cell>
          <table:table-cell office:value-type="float" office:value="18895">
            <text:p>18895</text:p>
          </table:table-cell>
          <table:table-cell office:value-type="float" office:value="19779">
            <text:p>19779</text:p>
          </table:table-cell>
          <table:table-cell office:value-type="float" office:value="18607">
            <text:p>18607</text:p>
          </table:table-cell>
          <table:table-cell office:value-type="float" office:value="18003">
            <text:p>18003</text:p>
          </table:table-cell>
          <table:table-cell office:value-type="float" office:value="18957">
            <text:p>18957</text:p>
          </table:table-cell>
          <table:table-cell office:value-type="float" office:value="18104">
            <text:p>18104</text:p>
          </table:table-cell>
          <table:table-cell office:value-type="float" office:value="19250">
            <text:p>19250</text:p>
          </table:table-cell>
          <table:table-cell office:value-type="float" office:value="16757">
            <text:p>16757</text:p>
          </table:table-cell>
          <table:table-cell office:value-type="float" office:value="21677">
            <text:p>21677</text:p>
          </table:table-cell>
          <table:table-cell office:value-type="float" office:value="21483">
            <text:p>21483</text:p>
          </table:table-cell>
          <table:table-cell office:value-type="float" office:value="22901">
            <text:p>22901</text:p>
          </table:table-cell>
          <table:table-cell office:value-type="float" office:value="21407">
            <text:p>21407</text:p>
          </table:table-cell>
          <table:table-cell office:value-type="float" office:value="26400">
            <text:p>26400</text:p>
          </table:table-cell>
          <table:table-cell office:value-type="float" office:value="26493">
            <text:p>26493</text:p>
          </table:table-cell>
          <table:table-cell office:value-type="float" office:value="76799.65">
            <text:p>76799,65</text:p>
          </table:table-cell>
          <table:table-cell office:value-type="float" office:value="78357.15">
            <text:p>78357,15</text:p>
          </table:table-cell>
          <table:table-cell office:value-type="float" office:value="79845.49">
            <text:p>79845,49</text:p>
          </table:table-cell>
          <table:table-cell office:value-type="float" office:value="25357.57">
            <text:p>25357,57</text:p>
          </table:table-cell>
          <table:table-cell office:value-type="float" office:value="28267.66">
            <text:p>28267,66</text:p>
          </table:table-cell>
          <table:table-cell office:value-type="float" office:value="27362.46">
            <text:p>27362,46</text:p>
          </table:table-cell>
          <table:table-cell office:value-type="float" office:value="30678">
            <text:p>30678</text:p>
          </table:table-cell>
          <table:table-cell office:value-type="float" office:value="26521">
            <text:p>26521</text:p>
          </table:table-cell>
          <table:table-cell office:value-type="float" office:value="26095">
            <text:p>26095</text:p>
          </table:table-cell>
          <table:table-cell office:value-type="float" office:value="24934">
            <text:p>24934</text:p>
          </table:table-cell>
          <table:table-cell office:value-type="float" office:value="32608">
            <text:p>32608</text:p>
          </table:table-cell>
          <table:table-cell office:value-type="float" office:value="32337">
            <text:p>32337</text:p>
          </table:table-cell>
          <table:table-cell office:value-type="float" office:value="30151">
            <text:p>30151</text:p>
          </table:table-cell>
          <table:table-cell office:value-type="float" office:value="32244">
            <text:p>32244</text:p>
          </table:table-cell>
          <table:table-cell office:value-type="float" office:value="31332">
            <text:p>31332</text:p>
          </table:table-cell>
          <table:table-cell office:value-type="float" office:value="33863.4">
            <text:p>33863,4</text:p>
          </table:table-cell>
          <table:table-cell office:value-type="float" office:value="34645.1">
            <text:p>34645,1</text:p>
          </table:table-cell>
          <table:table-cell office:value-type="float" office:value="33768.2">
            <text:p>33768,2</text:p>
          </table:table-cell>
          <table:table-cell office:value-type="float" office:value="37348.7">
            <text:p>37348,7</text:p>
          </table:table-cell>
          <table:table-cell office:value-type="float" office:value="40257.6">
            <text:p>40257,6</text:p>
          </table:table-cell>
          <table:table-cell office:value-type="float" office:value="35492.8">
            <text:p>35492,8</text:p>
          </table:table-cell>
          <table:table-cell office:value-type="float" office:value="37131">
            <text:p>37131</text:p>
          </table:table-cell>
          <table:table-cell office:value-type="float" office:value="44023">
            <text:p>44023</text:p>
          </table:table-cell>
          <table:table-cell office:value-type="float" office:value="44774">
            <text:p>44774</text:p>
          </table:table-cell>
          <table:table-cell office:value-type="float" office:value="43588.32">
            <text:p>43588,32</text:p>
          </table:table-cell>
          <table:table-cell office:value-type="float" office:value="44359.55">
            <text:p>44359,55</text:p>
          </table:table-cell>
          <table:table-cell office:value-type="float" office:value="42987.85">
            <text:p>42987,85</text:p>
          </table:table-cell>
          <table:table-cell office:value-type="float" office:value="44584.36">
            <text:p>44584,36</text:p>
          </table:table-cell>
          <table:table-cell office:value-type="float" office:value="46350.85">
            <text:p>46350,85</text:p>
          </table:table-cell>
          <table:table-cell office:value-type="float" office:value="45177.48">
            <text:p>45177,48</text:p>
          </table:table-cell>
          <table:table-cell office:value-type="float" office:value="53237.79">
            <text:p>53237,79</text:p>
          </table:table-cell>
          <table:table-cell office:value-type="float" office:value="56659.59">
            <text:p>56659,59</text:p>
          </table:table-cell>
          <table:table-cell office:value-type="float" office:value="47663.43">
            <text:p>47663,43</text:p>
          </table:table-cell>
          <table:table-cell office:value-type="float" office:value="51193">
            <text:p>51193</text:p>
          </table:table-cell>
          <table:table-cell table:number-columns-repeated="907"/>
        </table:table-row>
        <table:table-row table:style-name="ro2">
          <table:table-cell office:value-type="string">
            <text:p>SANTA MARIA</text:p>
          </table:table-cell>
          <table:table-cell office:value-type="string">
            <text:p>VILLA SAN ISIDRO </text:p>
          </table:table-cell>
          <table:table-cell office:value-type="string">
            <text:p>Comuna</text:p>
          </table:table-cell>
          <table:table-cell office:value-type="float" office:value="33794">
            <text:p>33794</text:p>
          </table:table-cell>
          <table:table-cell office:value-type="float" office:value="39653">
            <text:p>39653</text:p>
          </table:table-cell>
          <table:table-cell office:value-type="float" office:value="35875">
            <text:p>35875</text:p>
          </table:table-cell>
          <table:table-cell office:value-type="float" office:value="37862">
            <text:p>37862</text:p>
          </table:table-cell>
          <table:table-cell office:value-type="float" office:value="40773">
            <text:p>40773</text:p>
          </table:table-cell>
          <table:table-cell office:value-type="float" office:value="43258">
            <text:p>43258</text:p>
          </table:table-cell>
          <table:table-cell office:value-type="float" office:value="41709">
            <text:p>41709</text:p>
          </table:table-cell>
          <table:table-cell office:value-type="float" office:value="40399">
            <text:p>40399</text:p>
          </table:table-cell>
          <table:table-cell office:value-type="float" office:value="40656">
            <text:p>40656</text:p>
          </table:table-cell>
          <table:table-cell office:value-type="float" office:value="43227">
            <text:p>43227</text:p>
          </table:table-cell>
          <table:table-cell office:value-type="float" office:value="41587">
            <text:p>41587</text:p>
          </table:table-cell>
          <table:table-cell office:value-type="float" office:value="44808">
            <text:p>44808</text:p>
          </table:table-cell>
          <table:table-cell office:value-type="float" office:value="44273">
            <text:p>44273</text:p>
          </table:table-cell>
          <table:table-cell office:value-type="float" office:value="49139">
            <text:p>49139</text:p>
          </table:table-cell>
          <table:table-cell office:value-type="float" office:value="46733">
            <text:p>46733</text:p>
          </table:table-cell>
          <table:table-cell office:value-type="float" office:value="47393">
            <text:p>47393</text:p>
          </table:table-cell>
          <table:table-cell office:value-type="float" office:value="56824">
            <text:p>56824</text:p>
          </table:table-cell>
          <table:table-cell office:value-type="float" office:value="59481">
            <text:p>59481</text:p>
          </table:table-cell>
          <table:table-cell office:value-type="float" office:value="55957">
            <text:p>55957</text:p>
          </table:table-cell>
          <table:table-cell office:value-type="float" office:value="54142">
            <text:p>54142</text:p>
          </table:table-cell>
          <table:table-cell office:value-type="float" office:value="57010">
            <text:p>57010</text:p>
          </table:table-cell>
          <table:table-cell office:value-type="float" office:value="54445">
            <text:p>54445</text:p>
          </table:table-cell>
          <table:table-cell office:value-type="float" office:value="57892">
            <text:p>57892</text:p>
          </table:table-cell>
          <table:table-cell office:value-type="float" office:value="50395">
            <text:p>50395</text:p>
          </table:table-cell>
          <table:table-cell office:value-type="float" office:value="65190">
            <text:p>65190</text:p>
          </table:table-cell>
          <table:table-cell office:value-type="float" office:value="64605">
            <text:p>64605</text:p>
          </table:table-cell>
          <table:table-cell office:value-type="float" office:value="70647">
            <text:p>70647</text:p>
          </table:table-cell>
          <table:table-cell office:value-type="float" office:value="64952">
            <text:p>64952</text:p>
          </table:table-cell>
          <table:table-cell office:value-type="float" office:value="80103">
            <text:p>80103</text:p>
          </table:table-cell>
          <table:table-cell office:value-type="float" office:value="80386">
            <text:p>80386</text:p>
          </table:table-cell>
          <table:table-cell office:value-type="float" office:value="42529.14">
            <text:p>42529,14</text:p>
          </table:table-cell>
          <table:table-cell office:value-type="float" office:value="43391.63">
            <text:p>43391,63</text:p>
          </table:table-cell>
          <table:table-cell office:value-type="float" office:value="44215.83">
            <text:p>44215,83</text:p>
          </table:table-cell>
          <table:table-cell office:value-type="float" office:value="76939.87">
            <text:p>76939,87</text:p>
          </table:table-cell>
          <table:table-cell office:value-type="float" office:value="85769.67">
            <text:p>85769,67</text:p>
          </table:table-cell>
          <table:table-cell office:value-type="float" office:value="83023.11">
            <text:p>83023,11</text:p>
          </table:table-cell>
          <table:table-cell office:value-type="float" office:value="93083">
            <text:p>93083</text:p>
          </table:table-cell>
          <table:table-cell office:value-type="float" office:value="80469">
            <text:p>80469</text:p>
          </table:table-cell>
          <table:table-cell office:value-type="float" office:value="79176">
            <text:p>79176</text:p>
          </table:table-cell>
          <table:table-cell office:value-type="float" office:value="75653">
            <text:p>75653</text:p>
          </table:table-cell>
          <table:table-cell office:value-type="float" office:value="98938">
            <text:p>98938</text:p>
          </table:table-cell>
          <table:table-cell office:value-type="float" office:value="98115">
            <text:p>98115</text:p>
          </table:table-cell>
          <table:table-cell office:value-type="float" office:value="91483">
            <text:p>91483</text:p>
          </table:table-cell>
          <table:table-cell office:value-type="float" office:value="97835">
            <text:p>97835</text:p>
          </table:table-cell>
          <table:table-cell office:value-type="float" office:value="95067">
            <text:p>95067</text:p>
          </table:table-cell>
          <table:table-cell office:value-type="float" office:value="102748.3">
            <text:p>102748,3</text:p>
          </table:table-cell>
          <table:table-cell office:value-type="float" office:value="105120.1">
            <text:p>105120,1</text:p>
          </table:table-cell>
          <table:table-cell office:value-type="float" office:value="102459.5">
            <text:p>102459,5</text:p>
          </table:table-cell>
          <table:table-cell office:value-type="float" office:value="113323.3">
            <text:p>113323,3</text:p>
          </table:table-cell>
          <table:table-cell office:value-type="float" office:value="122149.4">
            <text:p>122149,4</text:p>
          </table:table-cell>
          <table:table-cell office:value-type="float" office:value="107692.2">
            <text:p>107692,2</text:p>
          </table:table-cell>
          <table:table-cell office:value-type="float" office:value="112662">
            <text:p>112662</text:p>
          </table:table-cell>
          <table:table-cell office:value-type="float" office:value="133576">
            <text:p>133576</text:p>
          </table:table-cell>
          <table:table-cell office:value-type="float" office:value="135852">
            <text:p>135852</text:p>
          </table:table-cell>
          <table:table-cell office:value-type="float" office:value="132255.56">
            <text:p>132255,56</text:p>
          </table:table-cell>
          <table:table-cell office:value-type="float" office:value="134595.64">
            <text:p>134595,64</text:p>
          </table:table-cell>
          <table:table-cell office:value-type="float" office:value="130433.65">
            <text:p>130433,65</text:p>
          </table:table-cell>
          <table:table-cell office:value-type="float" office:value="135277.77">
            <text:p>135277,77</text:p>
          </table:table-cell>
          <table:table-cell office:value-type="float" office:value="140637.64">
            <text:p>140637,64</text:p>
          </table:table-cell>
          <table:table-cell office:value-type="float" office:value="137077.39">
            <text:p>137077,39</text:p>
          </table:table-cell>
          <table:table-cell office:value-type="float" office:value="161533.97">
            <text:p>161533,97</text:p>
          </table:table-cell>
          <table:table-cell office:value-type="float" office:value="171916.38">
            <text:p>171916,38</text:p>
          </table:table-cell>
          <table:table-cell office:value-type="float" office:value="144620.27">
            <text:p>144620,27</text:p>
          </table:table-cell>
          <table:table-cell office:value-type="float" office:value="155330">
            <text:p>155330</text:p>
          </table:table-cell>
          <table:table-cell table:number-columns-repeated="907"/>
        </table:table-row>
        <table:table-row table:style-name="ro2">
          <table:table-cell office:value-type="string">
            <text:p>GENERAL ROCA</text:p>
          </table:table-cell>
          <table:table-cell office:value-type="string">
            <text:p>VILLA SARMIENTO </text:p>
          </table:table-cell>
          <table:table-cell office:value-type="string">
            <text:p>Comuna</text:p>
          </table:table-cell>
          <table:table-cell office:value-type="float" office:value="18767">
            <text:p>18767</text:p>
          </table:table-cell>
          <table:table-cell office:value-type="float" office:value="22021">
            <text:p>22021</text:p>
          </table:table-cell>
          <table:table-cell office:value-type="float" office:value="19923">
            <text:p>19923</text:p>
          </table:table-cell>
          <table:table-cell office:value-type="float" office:value="21027">
            <text:p>21027</text:p>
          </table:table-cell>
          <table:table-cell office:value-type="float" office:value="22643">
            <text:p>22643</text:p>
          </table:table-cell>
          <table:table-cell office:value-type="float" office:value="24023">
            <text:p>24023</text:p>
          </table:table-cell>
          <table:table-cell office:value-type="float" office:value="23163">
            <text:p>23163</text:p>
          </table:table-cell>
          <table:table-cell office:value-type="float" office:value="22435">
            <text:p>22435</text:p>
          </table:table-cell>
          <table:table-cell office:value-type="float" office:value="22578">
            <text:p>22578</text:p>
          </table:table-cell>
          <table:table-cell office:value-type="float" office:value="24006">
            <text:p>24006</text:p>
          </table:table-cell>
          <table:table-cell office:value-type="float" office:value="23095">
            <text:p>23095</text:p>
          </table:table-cell>
          <table:table-cell office:value-type="float" office:value="24884">
            <text:p>24884</text:p>
          </table:table-cell>
          <table:table-cell office:value-type="float" office:value="24586">
            <text:p>24586</text:p>
          </table:table-cell>
          <table:table-cell office:value-type="float" office:value="27289">
            <text:p>27289</text:p>
          </table:table-cell>
          <table:table-cell office:value-type="float" office:value="25953">
            <text:p>25953</text:p>
          </table:table-cell>
          <table:table-cell office:value-type="float" office:value="26320">
            <text:p>26320</text:p>
          </table:table-cell>
          <table:table-cell office:value-type="float" office:value="31557">
            <text:p>31557</text:p>
          </table:table-cell>
          <table:table-cell office:value-type="float" office:value="33032">
            <text:p>33032</text:p>
          </table:table-cell>
          <table:table-cell office:value-type="float" office:value="31075">
            <text:p>31075</text:p>
          </table:table-cell>
          <table:table-cell office:value-type="float" office:value="30067">
            <text:p>30067</text:p>
          </table:table-cell>
          <table:table-cell office:value-type="float" office:value="31660">
            <text:p>31660</text:p>
          </table:table-cell>
          <table:table-cell office:value-type="float" office:value="30236">
            <text:p>30236</text:p>
          </table:table-cell>
          <table:table-cell office:value-type="float" office:value="32150">
            <text:p>32150</text:p>
          </table:table-cell>
          <table:table-cell office:value-type="float" office:value="27986">
            <text:p>27986</text:p>
          </table:table-cell>
          <table:table-cell office:value-type="float" office:value="36203">
            <text:p>36203</text:p>
          </table:table-cell>
          <table:table-cell office:value-type="float" office:value="35878">
            <text:p>35878</text:p>
          </table:table-cell>
          <table:table-cell office:value-type="float" office:value="38918">
            <text:p>38918</text:p>
          </table:table-cell>
          <table:table-cell office:value-type="float" office:value="35969">
            <text:p>35969</text:p>
          </table:table-cell>
          <table:table-cell office:value-type="float" office:value="44358">
            <text:p>44358</text:p>
          </table:table-cell>
          <table:table-cell office:value-type="float" office:value="44515">
            <text:p>44515</text:p>
          </table:table-cell>
          <table:table-cell office:value-type="float" office:value="48646.93">
            <text:p>48646,93</text:p>
          </table:table-cell>
          <table:table-cell office:value-type="float" office:value="49633.49">
            <text:p>49633,49</text:p>
          </table:table-cell>
          <table:table-cell office:value-type="float" office:value="50576.25">
            <text:p>50576,25</text:p>
          </table:table-cell>
          <table:table-cell office:value-type="float" office:value="42606.79">
            <text:p>42606,79</text:p>
          </table:table-cell>
          <table:table-cell office:value-type="float" office:value="47496.45">
            <text:p>47496,45</text:p>
          </table:table-cell>
          <table:table-cell office:value-type="float" office:value="45975.49">
            <text:p>45975,49</text:p>
          </table:table-cell>
          <table:table-cell office:value-type="float" office:value="51546">
            <text:p>51546</text:p>
          </table:table-cell>
          <table:table-cell office:value-type="float" office:value="44561">
            <text:p>44561</text:p>
          </table:table-cell>
          <table:table-cell office:value-type="float" office:value="43845">
            <text:p>43845</text:p>
          </table:table-cell>
          <table:table-cell office:value-type="float" office:value="41894">
            <text:p>41894</text:p>
          </table:table-cell>
          <table:table-cell office:value-type="float" office:value="54788">
            <text:p>54788</text:p>
          </table:table-cell>
          <table:table-cell office:value-type="float" office:value="54333">
            <text:p>54333</text:p>
          </table:table-cell>
          <table:table-cell office:value-type="float" office:value="50660">
            <text:p>50660</text:p>
          </table:table-cell>
          <table:table-cell office:value-type="float" office:value="54178">
            <text:p>54178</text:p>
          </table:table-cell>
          <table:table-cell office:value-type="float" office:value="52645">
            <text:p>52645</text:p>
          </table:table-cell>
          <table:table-cell office:value-type="float" office:value="56898.6">
            <text:p>56898,6</text:p>
          </table:table-cell>
          <table:table-cell office:value-type="float" office:value="58212.1">
            <text:p>58212,1</text:p>
          </table:table-cell>
          <table:table-cell office:value-type="float" office:value="56738.7">
            <text:p>56738,7</text:p>
          </table:table-cell>
          <table:table-cell office:value-type="float" office:value="62754.7">
            <text:p>62754,7</text:p>
          </table:table-cell>
          <table:table-cell office:value-type="float" office:value="67642.4">
            <text:p>67642,4</text:p>
          </table:table-cell>
          <table:table-cell office:value-type="float" office:value="59636.4">
            <text:p>59636,4</text:p>
          </table:table-cell>
          <table:table-cell office:value-type="float" office:value="62389">
            <text:p>62389</text:p>
          </table:table-cell>
          <table:table-cell office:value-type="float" office:value="73970">
            <text:p>73970</text:p>
          </table:table-cell>
          <table:table-cell office:value-type="float" office:value="75230">
            <text:p>75230</text:p>
          </table:table-cell>
          <table:table-cell office:value-type="float" office:value="73238.81">
            <text:p>73238,81</text:p>
          </table:table-cell>
          <table:table-cell office:value-type="float" office:value="74534.67">
            <text:p>74534,67</text:p>
          </table:table-cell>
          <table:table-cell office:value-type="float" office:value="72229.9">
            <text:p>72229,9</text:p>
          </table:table-cell>
          <table:table-cell office:value-type="float" office:value="74912.42">
            <text:p>74912,42</text:p>
          </table:table-cell>
          <table:table-cell office:value-type="float" office:value="77880.54">
            <text:p>77880,54</text:p>
          </table:table-cell>
          <table:table-cell office:value-type="float" office:value="75908.98">
            <text:p>75908,98</text:p>
          </table:table-cell>
          <table:table-cell office:value-type="float" office:value="89452.24">
            <text:p>89452,24</text:p>
          </table:table-cell>
          <table:table-cell office:value-type="float" office:value="95201.68">
            <text:p>95201,68</text:p>
          </table:table-cell>
          <table:table-cell office:value-type="float" office:value="80086.99">
            <text:p>80086,99</text:p>
          </table:table-cell>
          <table:table-cell office:value-type="float" office:value="86018">
            <text:p>86018</text:p>
          </table:table-cell>
          <table:table-cell table:number-columns-repeated="907"/>
        </table:table-row>
        <table:table-row table:style-name="ro2">
          <table:table-cell office:value-type="string">
            <text:p>RIO CUARTO</text:p>
          </table:table-cell>
          <table:table-cell office:value-type="string">
            <text:p>WASHINGTON </text:p>
          </table:table-cell>
          <table:table-cell office:value-type="string">
            <text:p>Comuna</text:p>
          </table:table-cell>
          <table:table-cell office:value-type="float" office:value="21597">
            <text:p>21597</text:p>
          </table:table-cell>
          <table:table-cell office:value-type="float" office:value="25343">
            <text:p>25343</text:p>
          </table:table-cell>
          <table:table-cell office:value-type="float" office:value="22928">
            <text:p>22928</text:p>
          </table:table-cell>
          <table:table-cell office:value-type="float" office:value="24197">
            <text:p>24197</text:p>
          </table:table-cell>
          <table:table-cell office:value-type="float" office:value="26058">
            <text:p>26058</text:p>
          </table:table-cell>
          <table:table-cell office:value-type="float" office:value="27646">
            <text:p>27646</text:p>
          </table:table-cell>
          <table:table-cell office:value-type="float" office:value="26656">
            <text:p>26656</text:p>
          </table:table-cell>
          <table:table-cell office:value-type="float" office:value="25819">
            <text:p>25819</text:p>
          </table:table-cell>
          <table:table-cell office:value-type="float" office:value="25983">
            <text:p>25983</text:p>
          </table:table-cell>
          <table:table-cell office:value-type="float" office:value="27627">
            <text:p>27627</text:p>
          </table:table-cell>
          <table:table-cell office:value-type="float" office:value="26578">
            <text:p>26578</text:p>
          </table:table-cell>
          <table:table-cell office:value-type="float" office:value="28637">
            <text:p>28637</text:p>
          </table:table-cell>
          <table:table-cell office:value-type="float" office:value="28295">
            <text:p>28295</text:p>
          </table:table-cell>
          <table:table-cell office:value-type="float" office:value="31405">
            <text:p>31405</text:p>
          </table:table-cell>
          <table:table-cell office:value-type="float" office:value="29867">
            <text:p>29867</text:p>
          </table:table-cell>
          <table:table-cell office:value-type="float" office:value="30289">
            <text:p>30289</text:p>
          </table:table-cell>
          <table:table-cell office:value-type="float" office:value="36316">
            <text:p>36316</text:p>
          </table:table-cell>
          <table:table-cell office:value-type="float" office:value="38014">
            <text:p>38014</text:p>
          </table:table-cell>
          <table:table-cell office:value-type="float" office:value="35762">
            <text:p>35762</text:p>
          </table:table-cell>
          <table:table-cell office:value-type="float" office:value="34602">
            <text:p>34602</text:p>
          </table:table-cell>
          <table:table-cell office:value-type="float" office:value="36435">
            <text:p>36435</text:p>
          </table:table-cell>
          <table:table-cell office:value-type="float" office:value="34796">
            <text:p>34796</text:p>
          </table:table-cell>
          <table:table-cell office:value-type="float" office:value="36999">
            <text:p>36999</text:p>
          </table:table-cell>
          <table:table-cell office:value-type="float" office:value="32207">
            <text:p>32207</text:p>
          </table:table-cell>
          <table:table-cell office:value-type="float" office:value="41663">
            <text:p>41663</text:p>
          </table:table-cell>
          <table:table-cell office:value-type="float" office:value="41289">
            <text:p>41289</text:p>
          </table:table-cell>
          <table:table-cell office:value-type="float" office:value="44013">
            <text:p>44013</text:p>
          </table:table-cell>
          <table:table-cell office:value-type="float" office:value="41143">
            <text:p>41143</text:p>
          </table:table-cell>
          <table:table-cell office:value-type="float" office:value="50739">
            <text:p>50739</text:p>
          </table:table-cell>
          <table:table-cell office:value-type="float" office:value="50919">
            <text:p>50919</text:p>
          </table:table-cell>
          <table:table-cell table:number-columns-repeated="3" office:value-type="float" office:value="0">
            <text:p>0</text:p>
          </table:table-cell>
          <table:table-cell office:value-type="float" office:value="48735.75">
            <text:p>48735,75</text:p>
          </table:table-cell>
          <table:table-cell office:value-type="float" office:value="54328.78">
            <text:p>54328,78</text:p>
          </table:table-cell>
          <table:table-cell office:value-type="float" office:value="52589.03">
            <text:p>52589,03</text:p>
          </table:table-cell>
          <table:table-cell office:value-type="float" office:value="58961">
            <text:p>58961</text:p>
          </table:table-cell>
          <table:table-cell office:value-type="float" office:value="50971">
            <text:p>50971</text:p>
          </table:table-cell>
          <table:table-cell office:value-type="float" office:value="50152">
            <text:p>50152</text:p>
          </table:table-cell>
          <table:table-cell office:value-type="float" office:value="47921">
            <text:p>47921</text:p>
          </table:table-cell>
          <table:table-cell office:value-type="float" office:value="62670">
            <text:p>62670</text:p>
          </table:table-cell>
          <table:table-cell office:value-type="float" office:value="62149">
            <text:p>62149</text:p>
          </table:table-cell>
          <table:table-cell office:value-type="float" office:value="57948">
            <text:p>57948</text:p>
          </table:table-cell>
          <table:table-cell office:value-type="float" office:value="61971">
            <text:p>61971</text:p>
          </table:table-cell>
          <table:table-cell office:value-type="float" office:value="60218">
            <text:p>60218</text:p>
          </table:table-cell>
          <table:table-cell office:value-type="float" office:value="65083.5">
            <text:p>65083,5</text:p>
          </table:table-cell>
          <table:table-cell office:value-type="float" office:value="66585.9">
            <text:p>66585,9</text:p>
          </table:table-cell>
          <table:table-cell office:value-type="float" office:value="64900.6">
            <text:p>64900,6</text:p>
          </table:table-cell>
          <table:table-cell office:value-type="float" office:value="71782">
            <text:p>71782</text:p>
          </table:table-cell>
          <table:table-cell office:value-type="float" office:value="77372.7">
            <text:p>77372,7</text:p>
          </table:table-cell>
          <table:table-cell office:value-type="float" office:value="68215.1">
            <text:p>68215,1</text:p>
          </table:table-cell>
          <table:table-cell office:value-type="float" office:value="71363">
            <text:p>71363</text:p>
          </table:table-cell>
          <table:table-cell office:value-type="float" office:value="84611">
            <text:p>84611</text:p>
          </table:table-cell>
          <table:table-cell office:value-type="float" office:value="86052">
            <text:p>86052</text:p>
          </table:table-cell>
          <table:table-cell office:value-type="float" office:value="83774.17">
            <text:p>83774,17</text:p>
          </table:table-cell>
          <table:table-cell office:value-type="float" office:value="85256.44">
            <text:p>85256,44</text:p>
          </table:table-cell>
          <table:table-cell office:value-type="float" office:value="82620.12">
            <text:p>82620,12</text:p>
          </table:table-cell>
          <table:table-cell office:value-type="float" office:value="85688.52">
            <text:p>85688,52</text:p>
          </table:table-cell>
          <table:table-cell office:value-type="float" office:value="89083.6">
            <text:p>89083,6</text:p>
          </table:table-cell>
          <table:table-cell office:value-type="float" office:value="86828.44">
            <text:p>86828,44</text:p>
          </table:table-cell>
          <table:table-cell office:value-type="float" office:value="102319.89">
            <text:p>102319,89</text:p>
          </table:table-cell>
          <table:table-cell office:value-type="float" office:value="108896.38">
            <text:p>108896,38</text:p>
          </table:table-cell>
          <table:table-cell office:value-type="float" office:value="91606.3">
            <text:p>91606,3</text:p>
          </table:table-cell>
          <table:table-cell office:value-type="float" office:value="98390">
            <text:p>98390</text:p>
          </table:table-cell>
          <table:table-cell table:number-columns-repeated="907"/>
        </table:table-row>
        <table:table-row table:style-name="ro2">
          <table:table-cell office:value-type="string">
            <text:p>PUNILLA</text:p>
          </table:table-cell>
          <table:table-cell office:value-type="string">
            <text:p>YCHO CRUZ </text:p>
          </table:table-cell>
          <table:table-cell office:value-type="string">
            <text:p>Comuna</text:p>
          </table:table-cell>
          <table:table-cell office:value-type="float" office:value="49031">
            <text:p>49031</text:p>
          </table:table-cell>
          <table:table-cell office:value-type="float" office:value="57533">
            <text:p>57533</text:p>
          </table:table-cell>
          <table:table-cell office:value-type="float" office:value="52051">
            <text:p>52051</text:p>
          </table:table-cell>
          <table:table-cell office:value-type="float" office:value="54934">
            <text:p>54934</text:p>
          </table:table-cell>
          <table:table-cell office:value-type="float" office:value="59157">
            <text:p>59157</text:p>
          </table:table-cell>
          <table:table-cell office:value-type="float" office:value="62762">
            <text:p>62762</text:p>
          </table:table-cell>
          <table:table-cell office:value-type="float" office:value="60516">
            <text:p>60516</text:p>
          </table:table-cell>
          <table:table-cell office:value-type="float" office:value="58615">
            <text:p>58615</text:p>
          </table:table-cell>
          <table:table-cell office:value-type="float" office:value="58988">
            <text:p>58988</text:p>
          </table:table-cell>
          <table:table-cell office:value-type="float" office:value="62718">
            <text:p>62718</text:p>
          </table:table-cell>
          <table:table-cell office:value-type="float" office:value="60338">
            <text:p>60338</text:p>
          </table:table-cell>
          <table:table-cell office:value-type="float" office:value="65012">
            <text:p>65012</text:p>
          </table:table-cell>
          <table:table-cell office:value-type="float" office:value="64235">
            <text:p>64235</text:p>
          </table:table-cell>
          <table:table-cell office:value-type="float" office:value="71296">
            <text:p>71296</text:p>
          </table:table-cell>
          <table:table-cell office:value-type="float" office:value="67804">
            <text:p>67804</text:p>
          </table:table-cell>
          <table:table-cell office:value-type="float" office:value="68763">
            <text:p>68763</text:p>
          </table:table-cell>
          <table:table-cell office:value-type="float" office:value="82446">
            <text:p>82446</text:p>
          </table:table-cell>
          <table:table-cell office:value-type="float" office:value="86300">
            <text:p>86300</text:p>
          </table:table-cell>
          <table:table-cell office:value-type="float" office:value="81187">
            <text:p>81187</text:p>
          </table:table-cell>
          <table:table-cell office:value-type="float" office:value="78554">
            <text:p>78554</text:p>
          </table:table-cell>
          <table:table-cell office:value-type="float" office:value="82716">
            <text:p>82716</text:p>
          </table:table-cell>
          <table:table-cell office:value-type="float" office:value="78994">
            <text:p>78994</text:p>
          </table:table-cell>
          <table:table-cell office:value-type="float" office:value="83995">
            <text:p>83995</text:p>
          </table:table-cell>
          <table:table-cell office:value-type="float" office:value="73119">
            <text:p>73119</text:p>
          </table:table-cell>
          <table:table-cell table:number-columns-repeated="24" office:value-type="float" office:value="0">
            <text:p>0</text:p>
          </table:table-cell>
          <table:table-cell table:number-columns-repeated="3"/>
          <table:table-cell table:number-columns-repeated="13" office:value-type="float" office:value="0">
            <text:p>0</text:p>
          </table:table-cell>
          <table:table-cell table:number-columns-repeated="907"/>
        </table:table-row>
        <table:table-row table:style-name="ro2" table:number-rows-repeated="1048404">
          <table:table-cell table:number-columns-repeated="974"/>
        </table:table-row>
        <table:table-row table:style-name="ro2">
          <table:table-cell table:number-columns-repeated="974"/>
        </table:table-row>
      </table:table>
      <table:named-expressions/>
      <table:database-ranges>
        <table:database-range table:name="__Anonymous_Sheet_DB__0" table:target-range-address="Sheet1.A1:Sheet1.I1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4T07:29:26</dc:date>
    <dc:creator>junar </dc:creator>
    <meta:generator>LibreOffice/3.5$Linux_X86_64 LibreOffice_project/350m1$Build-2</meta:generator>
    <meta:editing-duration>PT5H30M44S</meta:editing-duration>
    <meta:editing-cycles>34</meta:editing-cycles>
    <meta:document-statistic meta:table-count="1" meta:cell-count="11451" meta:object-count="0"/>
  </office:meta>
</office:document-meta>
</file>